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CE" svg:font-family="&quot;Arial CE&quot;"/>
  </office:font-face-decls>
  <office:automatic-styles>
    <style:style style:name="ce1" style:family="table-cell" style:parent-style-name="Default" style:data-style-name="N0"/>
    <style:style style:name="ce2" style:family="table-cell" style:parent-style-name="Comma" style:data-style-name="N2">
      <style:table-cell-properties fo:border="thin solid #000000"/>
    </style:style>
    <style:style style:name="ce3" style:family="table-cell" style:parent-style-name="Default" style:data-style-name="N1">
      <style:table-cell-properties fo:border="thin solid #000000"/>
    </style:style>
    <style:style style:name="ce4" style:family="table-cell" style:parent-style-name="Default" style:data-style-name="N30">
      <style:table-cell-properties fo:border="thin solid #000000"/>
    </style:style>
    <style:style style:name="ce5" style:family="table-cell" style:parent-style-name="Comma" style:data-style-name="N36">
      <style:table-cell-properties fo:border-top="2pt solid #000000" fo:border-bottom="thin solid #000000" fo:border-left="2pt solid #000000" fo:border-right="2pt solid #000000" style:vertical-align="middle" fo:wrap-option="wrap" fo:background-color="#C9C9C9" style:repeat-content="false"/>
      <style:paragraph-properties fo:text-align="center"/>
      <style:text-properties fo:color="#000000"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1">
      <style:table-cell-properties fo:border-top="2pt solid #000000" fo:border-bottom="none" fo:border-left="2pt solid #000000" fo:border-right="2pt solid #000000" style:vertical-align="middle" fo:wrap-option="wrap" fo:background-color="#C9C9C9" style:repeat-content="false"/>
      <style:paragraph-properties fo:text-align="center"/>
      <style:text-properties fo:color="#000000"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2pt solid #000000" fo:border-bottom="none" fo:border-left="2pt solid #000000" fo:border-right="2pt solid #000000" style:vertical-align="middle" fo:background-color="#C9C9C9" style:repeat-content="false"/>
      <style:paragraph-properties fo:text-align="center"/>
      <style:text-properties fo:color="#000000"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1">
      <style:table-cell-properties fo:border-top="2pt solid #000000" fo:border-bottom="none" fo:border-left="2pt solid #000000" fo:border-right="2pt solid #000000" style:vertical-align="middle" fo:background-color="#C9C9C9" style:repeat-content="false"/>
      <style:paragraph-properties fo:text-align="center"/>
      <style:text-properties fo:color="#000000"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63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8">
            <text:p>Šifra OE</text:p>
          </table:table-cell>
          <table:table-cell office:value-type="string" table:style-name="ce7">
            <text:p>Naziv območne enote oz. izpostave</text:p>
          </table:table-cell>
          <table:table-cell office:value-type="string" table:style-name="ce6">
            <text:p>Šifra izvajalca</text:p>
          </table:table-cell>
          <table:table-cell office:value-type="string" table:style-name="ce7">
            <text:p>Naziv izvajalca</text:p>
          </table:table-cell>
          <table:table-cell office:value-type="string" table:style-name="ce7">
            <text:p>Naslov izvajalca - prvi del</text:p>
          </table:table-cell>
          <table:table-cell office:value-type="string" table:style-name="ce7">
            <text:p>Naslov izvajalca - drugi del</text:p>
          </table:table-cell>
          <table:table-cell office:value-type="string" table:style-name="ce6">
            <text:p>Šifra zdravnika</text:p>
          </table:table-cell>
          <table:table-cell office:value-type="string" table:style-name="ce7">
            <text:p>Priimek in ime zdravnika</text:p>
          </table:table-cell>
          <table:table-cell office:value-type="string" table:style-name="ce6">
            <text:p>ZZZS dejavnost</text:p>
          </table:table-cell>
          <table:table-cell office:value-type="string" table:style-name="ce5">
            <text:p>Doseganje povprečja</text:p>
          </table:table-cell>
          <table:table-cell table:number-columns-repeated="16373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2131" table:style-name="ce3">
            <text:p>2131</text:p>
          </table:table-cell>
          <table:table-cell office:value-type="string" table:style-name="ce4">
            <text:p>ZDRAVSTVENI DOM CELJE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7257" table:style-name="ce3">
            <text:p>7257</text:p>
          </table:table-cell>
          <table:table-cell office:value-type="string" table:style-name="ce4">
            <text:p>KOVAČ <text:s/>JERICA</text:p>
          </table:table-cell>
          <table:table-cell office:value-type="float" office:value="404101" table:style-name="ce3">
            <text:p>404101</text:p>
          </table:table-cell>
          <table:table-cell office:value-type="float" office:value="82.33" table:style-name="ce2">
            <text:p>82,33</text:p>
          </table:table-cell>
          <table:table-cell table:number-columns-repeated="16373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2131" table:style-name="ce3">
            <text:p>2131</text:p>
          </table:table-cell>
          <table:table-cell office:value-type="string" table:style-name="ce4">
            <text:p>ZDRAVSTVENI DOM CELJE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10180" table:style-name="ce3">
            <text:p>10180</text:p>
          </table:table-cell>
          <table:table-cell office:value-type="string" table:style-name="ce4">
            <text:p>URBANČIČ HASAJ MOJCA</text:p>
          </table:table-cell>
          <table:table-cell office:value-type="float" office:value="404101" table:style-name="ce3">
            <text:p>404101</text:p>
          </table:table-cell>
          <table:table-cell office:value-type="float" office:value="101.07" table:style-name="ce2">
            <text:p>101,07</text:p>
          </table:table-cell>
          <table:table-cell table:number-columns-repeated="16373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2131" table:style-name="ce3">
            <text:p>2131</text:p>
          </table:table-cell>
          <table:table-cell office:value-type="string" table:style-name="ce4">
            <text:p>ZDRAVSTVENI DOM CELJE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11635" table:style-name="ce3">
            <text:p>11635</text:p>
          </table:table-cell>
          <table:table-cell office:value-type="string" table:style-name="ce4">
            <text:p>VODOPIVC <text:s/>MONIKA</text:p>
          </table:table-cell>
          <table:table-cell office:value-type="float" office:value="404101" table:style-name="ce3">
            <text:p>404101</text:p>
          </table:table-cell>
          <table:table-cell office:value-type="float" office:value="95.38" table:style-name="ce2">
            <text:p>95,38</text:p>
          </table:table-cell>
          <table:table-cell table:number-columns-repeated="16373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2131" table:style-name="ce3">
            <text:p>2131</text:p>
          </table:table-cell>
          <table:table-cell office:value-type="string" table:style-name="ce4">
            <text:p>ZDRAVSTVENI DOM CELJE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11620" table:style-name="ce3">
            <text:p>11620</text:p>
          </table:table-cell>
          <table:table-cell office:value-type="string" table:style-name="ce4">
            <text:p>PRELOG <text:s/>POLONA</text:p>
          </table:table-cell>
          <table:table-cell office:value-type="float" office:value="404101" table:style-name="ce3">
            <text:p>404101</text:p>
          </table:table-cell>
          <table:table-cell office:value-type="float" office:value="100.42" table:style-name="ce2">
            <text:p>100,42</text:p>
          </table:table-cell>
          <table:table-cell table:number-columns-repeated="16373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2131" table:style-name="ce3">
            <text:p>2131</text:p>
          </table:table-cell>
          <table:table-cell office:value-type="string" table:style-name="ce4">
            <text:p>ZDRAVSTVENI DOM CELJE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13384" table:style-name="ce3">
            <text:p>13384</text:p>
          </table:table-cell>
          <table:table-cell office:value-type="string" table:style-name="ce4">
            <text:p>PLANKL <text:s/>ALJA</text:p>
          </table:table-cell>
          <table:table-cell office:value-type="float" office:value="404101" table:style-name="ce3">
            <text:p>404101</text:p>
          </table:table-cell>
          <table:table-cell office:value-type="float" office:value="15.3" table:style-name="ce2">
            <text:p>15,30</text:p>
          </table:table-cell>
          <table:table-cell table:number-columns-repeated="16373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2131" table:style-name="ce3">
            <text:p>2131</text:p>
          </table:table-cell>
          <table:table-cell office:value-type="string" table:style-name="ce4">
            <text:p>ZDRAVSTVENI DOM CELJE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13089" table:style-name="ce3">
            <text:p>13089</text:p>
          </table:table-cell>
          <table:table-cell office:value-type="string" table:style-name="ce4">
            <text:p>SEŠEL <text:s/>TJAŠA</text:p>
          </table:table-cell>
          <table:table-cell office:value-type="float" office:value="404101" table:style-name="ce3">
            <text:p>404101</text:p>
          </table:table-cell>
          <table:table-cell office:value-type="float" office:value="42.05" table:style-name="ce2">
            <text:p>42,05</text:p>
          </table:table-cell>
          <table:table-cell table:number-columns-repeated="16373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2131" table:style-name="ce3">
            <text:p>2131</text:p>
          </table:table-cell>
          <table:table-cell office:value-type="string" table:style-name="ce4">
            <text:p>ZDRAVSTVENI DOM CELJE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9890" table:style-name="ce3">
            <text:p>9890</text:p>
          </table:table-cell>
          <table:table-cell office:value-type="string" table:style-name="ce4">
            <text:p>GALIĆ <text:s/>ANITA</text:p>
          </table:table-cell>
          <table:table-cell office:value-type="float" office:value="404101" table:style-name="ce3">
            <text:p>404101</text:p>
          </table:table-cell>
          <table:table-cell office:value-type="float" office:value="82.22" table:style-name="ce2">
            <text:p>82,22</text:p>
          </table:table-cell>
          <table:table-cell table:number-columns-repeated="16373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19365" table:style-name="ce3">
            <text:p>19365</text:p>
          </table:table-cell>
          <table:table-cell office:value-type="string" table:style-name="ce4">
            <text:p>DRENIK IRENA - ZASEBNA ZOBNA AMBULANTA</text:p>
          </table:table-cell>
          <table:table-cell office:value-type="string" table:style-name="ce4">
            <text:p>NAZORJEVA ULICA 14</text:p>
          </table:table-cell>
          <table:table-cell office:value-type="string" table:style-name="ce4">
            <text:p>3000 CELJE</text:p>
          </table:table-cell>
          <table:table-cell office:value-type="float" office:value="7113" table:style-name="ce3">
            <text:p>7113</text:p>
          </table:table-cell>
          <table:table-cell office:value-type="string" table:style-name="ce4">
            <text:p>DRENIK <text:s/>IRENA</text:p>
          </table:table-cell>
          <table:table-cell office:value-type="float" office:value="404101" table:style-name="ce3">
            <text:p>404101</text:p>
          </table:table-cell>
          <table:table-cell office:value-type="float" office:value="100.16" table:style-name="ce2">
            <text:p>100,16</text:p>
          </table:table-cell>
          <table:table-cell table:number-columns-repeated="16373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19375" table:style-name="ce3">
            <text:p>19375</text:p>
          </table:table-cell>
          <table:table-cell office:value-type="string" table:style-name="ce4">
            <text:p>KNEZ-ZUPAN BERNARDA - ZASEBNA ZOBNA AMBULANTA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4810" table:style-name="ce3">
            <text:p>4810</text:p>
          </table:table-cell>
          <table:table-cell office:value-type="string" table:style-name="ce4">
            <text:p>KNEZ ZUPAN BERNARDA</text:p>
          </table:table-cell>
          <table:table-cell office:value-type="float" office:value="404101" table:style-name="ce3">
            <text:p>404101</text:p>
          </table:table-cell>
          <table:table-cell office:value-type="float" office:value="102.25" table:style-name="ce2">
            <text:p>102,25</text:p>
          </table:table-cell>
          <table:table-cell table:number-columns-repeated="16373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19478" table:style-name="ce3">
            <text:p>19478</text:p>
          </table:table-cell>
          <table:table-cell office:value-type="string" table:style-name="ce4">
            <text:p>STRNIŠA ZORAN - DOKTOR STOMATOLOGIJE</text:p>
          </table:table-cell>
          <table:table-cell office:value-type="string" table:style-name="ce4">
            <text:p>LJUBLJANSKA CESTA 14</text:p>
          </table:table-cell>
          <table:table-cell office:value-type="string" table:style-name="ce4">
            <text:p>3000 CELJE</text:p>
          </table:table-cell>
          <table:table-cell office:value-type="float" office:value="6881" table:style-name="ce3">
            <text:p>6881</text:p>
          </table:table-cell>
          <table:table-cell office:value-type="string" table:style-name="ce4">
            <text:p>STRNIŠA <text:s/>ZORAN</text:p>
          </table:table-cell>
          <table:table-cell office:value-type="float" office:value="404101" table:style-name="ce3">
            <text:p>404101</text:p>
          </table:table-cell>
          <table:table-cell office:value-type="float" office:value="118.09" table:style-name="ce2">
            <text:p>118,09</text:p>
          </table:table-cell>
          <table:table-cell table:number-columns-repeated="16373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19480" table:style-name="ce3">
            <text:p>19480</text:p>
          </table:table-cell>
          <table:table-cell office:value-type="string" table:style-name="ce4">
            <text:p>ZAGOŽEN-LUDVIG GABRIJELA - ZASEBNA ZOBNA AMBULANTA</text:p>
          </table:table-cell>
          <table:table-cell office:value-type="string" table:style-name="ce4">
            <text:p>MARIBORSKA CESTA 76</text:p>
          </table:table-cell>
          <table:table-cell office:value-type="string" table:style-name="ce4">
            <text:p>3000 CELJE</text:p>
          </table:table-cell>
          <table:table-cell office:value-type="float" office:value="6874" table:style-name="ce3">
            <text:p>6874</text:p>
          </table:table-cell>
          <table:table-cell office:value-type="string" table:style-name="ce4">
            <text:p>ZAGOŽEN LUDVIG GABRIJELA</text:p>
          </table:table-cell>
          <table:table-cell office:value-type="float" office:value="404101" table:style-name="ce3">
            <text:p>404101</text:p>
          </table:table-cell>
          <table:table-cell office:value-type="float" office:value="114.39" table:style-name="ce2">
            <text:p>114,39</text:p>
          </table:table-cell>
          <table:table-cell table:number-columns-repeated="16373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31022" table:style-name="ce3">
            <text:p>31022</text:p>
          </table:table-cell>
          <table:table-cell office:value-type="string" table:style-name="ce4">
            <text:p>TESTEN ALEKSANDER - ZASEBNA ZOBNA AMBULANTA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2373" table:style-name="ce3">
            <text:p>2373</text:p>
          </table:table-cell>
          <table:table-cell office:value-type="string" table:style-name="ce4">
            <text:p>TESTEN <text:s/>ALEKSANDER</text:p>
          </table:table-cell>
          <table:table-cell office:value-type="float" office:value="404101" table:style-name="ce3">
            <text:p>404101</text:p>
          </table:table-cell>
          <table:table-cell office:value-type="float" office:value="123.25" table:style-name="ce2">
            <text:p>123,25</text:p>
          </table:table-cell>
          <table:table-cell table:number-columns-repeated="16373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31068" table:style-name="ce3">
            <text:p>31068</text:p>
          </table:table-cell>
          <table:table-cell office:value-type="string" table:style-name="ce4">
            <text:p>ZASEBNA ZOBNA AMBULANTA DANICA AUŽNER ŠKORJANC, DR.DENT.MED.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7925" table:style-name="ce3">
            <text:p>7925</text:p>
          </table:table-cell>
          <table:table-cell office:value-type="string" table:style-name="ce4">
            <text:p>AUŽNER ŠKORJANC DANICA</text:p>
          </table:table-cell>
          <table:table-cell office:value-type="float" office:value="404101" table:style-name="ce3">
            <text:p>404101</text:p>
          </table:table-cell>
          <table:table-cell office:value-type="float" office:value="107.67" table:style-name="ce2">
            <text:p>107,67</text:p>
          </table:table-cell>
          <table:table-cell table:number-columns-repeated="16373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31153" table:style-name="ce3">
            <text:p>31153</text:p>
          </table:table-cell>
          <table:table-cell office:value-type="string" table:style-name="ce4">
            <text:p>MALINGER MARTIN LUKA DR.STOM. - STOMATOLOŠKA ORDINACIJA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8664" table:style-name="ce3">
            <text:p>8664</text:p>
          </table:table-cell>
          <table:table-cell office:value-type="string" table:style-name="ce4">
            <text:p>MALINGER <text:s/>MARTIN LUKA</text:p>
          </table:table-cell>
          <table:table-cell office:value-type="float" office:value="404101" table:style-name="ce3">
            <text:p>404101</text:p>
          </table:table-cell>
          <table:table-cell office:value-type="float" office:value="111.81" table:style-name="ce2">
            <text:p>111,81</text:p>
          </table:table-cell>
          <table:table-cell table:number-columns-repeated="16373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31154" table:style-name="ce3">
            <text:p>31154</text:p>
          </table:table-cell>
          <table:table-cell office:value-type="string" table:style-name="ce4">
            <text:p>ŠMIGOC MOJCA DR.DENT.MED. - ZASEBNA ZOBNA ORDINACIJA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8404" table:style-name="ce3">
            <text:p>8404</text:p>
          </table:table-cell>
          <table:table-cell office:value-type="string" table:style-name="ce4">
            <text:p>ŠMIGOC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111.97" table:style-name="ce2">
            <text:p>111,97</text:p>
          </table:table-cell>
          <table:table-cell table:number-columns-repeated="16373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31177" table:style-name="ce3">
            <text:p>31177</text:p>
          </table:table-cell>
          <table:table-cell office:value-type="string" table:style-name="ce4">
            <text:p>PETRA PRODAN ŠUMNIK, DR.DENT.MED. ZOBNA AMBULANTA</text:p>
          </table:table-cell>
          <table:table-cell office:value-type="string" table:style-name="ce4">
            <text:p>GUBČEVA ULICA 10</text:p>
          </table:table-cell>
          <table:table-cell office:value-type="string" table:style-name="ce4">
            <text:p>3000 CELJE</text:p>
          </table:table-cell>
          <table:table-cell office:value-type="float" office:value="9693" table:style-name="ce3">
            <text:p>9693</text:p>
          </table:table-cell>
          <table:table-cell office:value-type="string" table:style-name="ce4">
            <text:p>PRODAN ŠUMNIK PETRA</text:p>
          </table:table-cell>
          <table:table-cell office:value-type="float" office:value="404101" table:style-name="ce3">
            <text:p>404101</text:p>
          </table:table-cell>
          <table:table-cell office:value-type="float" office:value="97.42" table:style-name="ce2">
            <text:p>97,42</text:p>
          </table:table-cell>
          <table:table-cell table:number-columns-repeated="16373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31216" table:style-name="ce3">
            <text:p>31216</text:p>
          </table:table-cell>
          <table:table-cell office:value-type="string" table:style-name="ce4">
            <text:p>ZASEBNA ZOBNA AMBULANTA ALENKA MANDIĆ, DR.DENT.MED.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8869" table:style-name="ce3">
            <text:p>8869</text:p>
          </table:table-cell>
          <table:table-cell office:value-type="string" table:style-name="ce4">
            <text:p>MANDIĆ <text:s/>ALENKA</text:p>
          </table:table-cell>
          <table:table-cell office:value-type="float" office:value="404101" table:style-name="ce3">
            <text:p>404101</text:p>
          </table:table-cell>
          <table:table-cell office:value-type="float" office:value="102.09" table:style-name="ce2">
            <text:p>102,09</text:p>
          </table:table-cell>
          <table:table-cell table:number-columns-repeated="16373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31220" table:style-name="ce3">
            <text:p>31220</text:p>
          </table:table-cell>
          <table:table-cell office:value-type="string" table:style-name="ce4">
            <text:p>ZASEBNA ZOBOZDRAVSTVENA AMBULANTA IRENA LONČARIČ VITEZ, DR.DENT.MED.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4864" table:style-name="ce3">
            <text:p>4864</text:p>
          </table:table-cell>
          <table:table-cell office:value-type="string" table:style-name="ce4">
            <text:p>LONČARIČ VITEZ IRENA</text:p>
          </table:table-cell>
          <table:table-cell office:value-type="float" office:value="404101" table:style-name="ce3">
            <text:p>404101</text:p>
          </table:table-cell>
          <table:table-cell office:value-type="float" office:value="98.06" table:style-name="ce2">
            <text:p>98,06</text:p>
          </table:table-cell>
          <table:table-cell table:number-columns-repeated="16373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31235" table:style-name="ce3">
            <text:p>31235</text:p>
          </table:table-cell>
          <table:table-cell office:value-type="string" table:style-name="ce4">
            <text:p>ZASEBNA ZOBOZDRAVSTVENA AMBULANTA JUDITA KIŠ ZUPANC, DR.DENT.MED.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8781" table:style-name="ce3">
            <text:p>8781</text:p>
          </table:table-cell>
          <table:table-cell office:value-type="string" table:style-name="ce4">
            <text:p>KIŠ ZUPANC JUDITA</text:p>
          </table:table-cell>
          <table:table-cell office:value-type="float" office:value="404101" table:style-name="ce3">
            <text:p>404101</text:p>
          </table:table-cell>
          <table:table-cell office:value-type="float" office:value="104.83" table:style-name="ce2">
            <text:p>104,83</text:p>
          </table:table-cell>
          <table:table-cell table:number-columns-repeated="16373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31242" table:style-name="ce3">
            <text:p>31242</text:p>
          </table:table-cell>
          <table:table-cell office:value-type="string" table:style-name="ce4">
            <text:p>ZOBNA ORDINACIJA FABJAN - TINA FABJAN, DR. DENT. MED.</text:p>
          </table:table-cell>
          <table:table-cell office:value-type="string" table:style-name="ce4">
            <text:p>AŠKERČEVA ULICA 14</text:p>
          </table:table-cell>
          <table:table-cell office:value-type="string" table:style-name="ce4">
            <text:p>3000 CELJE</text:p>
          </table:table-cell>
          <table:table-cell office:value-type="float" office:value="10360" table:style-name="ce3">
            <text:p>10360</text:p>
          </table:table-cell>
          <table:table-cell office:value-type="string" table:style-name="ce4">
            <text:p>FABJAN <text:s/>TINA</text:p>
          </table:table-cell>
          <table:table-cell office:value-type="float" office:value="404101" table:style-name="ce3">
            <text:p>404101</text:p>
          </table:table-cell>
          <table:table-cell office:value-type="float" office:value="50" table:style-name="ce2">
            <text:p>50,00</text:p>
          </table:table-cell>
          <table:table-cell table:number-columns-repeated="16373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31273" table:style-name="ce3">
            <text:p>31273</text:p>
          </table:table-cell>
          <table:table-cell office:value-type="string" table:style-name="ce4">
            <text:p>ZOBNA VILA, DENTALNI STUDIO, D.O.O.</text:p>
          </table:table-cell>
          <table:table-cell office:value-type="string" table:style-name="ce4">
            <text:p>TRUBARJEVA ULICA 11</text:p>
          </table:table-cell>
          <table:table-cell office:value-type="string" table:style-name="ce4">
            <text:p>3000 CELJE</text:p>
          </table:table-cell>
          <table:table-cell office:value-type="float" office:value="9332" table:style-name="ce3">
            <text:p>9332</text:p>
          </table:table-cell>
          <table:table-cell office:value-type="string" table:style-name="ce4">
            <text:p>KOSI <text:s/>SAŠA</text:p>
          </table:table-cell>
          <table:table-cell office:value-type="float" office:value="404101" table:style-name="ce3">
            <text:p>404101</text:p>
          </table:table-cell>
          <table:table-cell office:value-type="float" office:value="93.55" table:style-name="ce2">
            <text:p>93,55</text:p>
          </table:table-cell>
          <table:table-cell table:number-columns-repeated="16373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31263" table:style-name="ce3">
            <text:p>31263</text:p>
          </table:table-cell>
          <table:table-cell office:value-type="string" table:style-name="ce4">
            <text:p>GOR.COM ZOBOZDRAVSTVO, PROIZVODNJA, POSREDNIŠTVO IN STORITVE D.O.O.</text:p>
          </table:table-cell>
          <table:table-cell office:value-type="string" table:style-name="ce4">
            <text:p>GORICA PRI ŠMARTNEM 13</text:p>
          </table:table-cell>
          <table:table-cell office:value-type="string" table:style-name="ce4">
            <text:p>3201 ŠMARTNO V ROŽNI DOLINI</text:p>
          </table:table-cell>
          <table:table-cell office:value-type="float" office:value="8233" table:style-name="ce3">
            <text:p>8233</text:p>
          </table:table-cell>
          <table:table-cell office:value-type="string" table:style-name="ce4">
            <text:p>GORNIK <text:s/>BARBARA</text:p>
          </table:table-cell>
          <table:table-cell office:value-type="float" office:value="404101" table:style-name="ce3">
            <text:p>404101</text:p>
          </table:table-cell>
          <table:table-cell office:value-type="float" office:value="89.47" table:style-name="ce2">
            <text:p>89,47</text:p>
          </table:table-cell>
          <table:table-cell table:number-columns-repeated="16373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31241" table:style-name="ce3">
            <text:p>31241</text:p>
          </table:table-cell>
          <table:table-cell office:value-type="string" table:style-name="ce4">
            <text:p>VRANKIČ ZOBOZDRAVSTVO IN HIPNOTERAPIJA D.O.O.</text:p>
          </table:table-cell>
          <table:table-cell office:value-type="string" table:style-name="ce4">
            <text:p>KERŠOVA ULICA 1</text:p>
          </table:table-cell>
          <table:table-cell office:value-type="string" table:style-name="ce4">
            <text:p>3212 VOJNIK</text:p>
          </table:table-cell>
          <table:table-cell office:value-type="float" office:value="4162" table:style-name="ce3">
            <text:p>4162</text:p>
          </table:table-cell>
          <table:table-cell office:value-type="string" table:style-name="ce4">
            <text:p>VRANKIĆ <text:s/>ŽELJKO</text:p>
          </table:table-cell>
          <table:table-cell office:value-type="float" office:value="404101" table:style-name="ce3">
            <text:p>404101</text:p>
          </table:table-cell>
          <table:table-cell office:value-type="float" office:value="142.37" table:style-name="ce2">
            <text:p>142,37</text:p>
          </table:table-cell>
          <table:table-cell table:number-columns-repeated="16373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31342" table:style-name="ce3">
            <text:p>31342</text:p>
          </table:table-cell>
          <table:table-cell office:value-type="string" table:style-name="ce4">
            <text:p>WAHIBI ZDRAVSTVENE STORITVE, TRGOVINA D.O.O.</text:p>
          </table:table-cell>
          <table:table-cell office:value-type="string" table:style-name="ce4">
            <text:p>CELJSKA CESTA 26</text:p>
          </table:table-cell>
          <table:table-cell office:value-type="string" table:style-name="ce4">
            <text:p>3212 VOJNIK</text:p>
          </table:table-cell>
          <table:table-cell office:value-type="float" office:value="8411" table:style-name="ce3">
            <text:p>8411</text:p>
          </table:table-cell>
          <table:table-cell office:value-type="string" table:style-name="ce4">
            <text:p>WAHIBI <text:s/>RAID</text:p>
          </table:table-cell>
          <table:table-cell office:value-type="float" office:value="404101" table:style-name="ce3">
            <text:p>404101</text:p>
          </table:table-cell>
          <table:table-cell office:value-type="float" office:value="130.29" table:style-name="ce2">
            <text:p>130,29</text:p>
          </table:table-cell>
          <table:table-cell table:number-columns-repeated="16373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2131" table:style-name="ce3">
            <text:p>2131</text:p>
          </table:table-cell>
          <table:table-cell office:value-type="string" table:style-name="ce4">
            <text:p>ZDRAVSTVENI DOM CELJE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9855" table:style-name="ce3">
            <text:p>9855</text:p>
          </table:table-cell>
          <table:table-cell office:value-type="string" table:style-name="ce4">
            <text:p>VIZJAK <text:s/>DAVID</text:p>
          </table:table-cell>
          <table:table-cell office:value-type="float" office:value="404103" table:style-name="ce3">
            <text:p>404103</text:p>
          </table:table-cell>
          <table:table-cell office:value-type="float" office:value="112.24" table:style-name="ce2">
            <text:p>112,24</text:p>
          </table:table-cell>
          <table:table-cell table:number-columns-repeated="16373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2131" table:style-name="ce3">
            <text:p>2131</text:p>
          </table:table-cell>
          <table:table-cell office:value-type="string" table:style-name="ce4">
            <text:p>ZDRAVSTVENI DOM CELJE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11635" table:style-name="ce3">
            <text:p>11635</text:p>
          </table:table-cell>
          <table:table-cell office:value-type="string" table:style-name="ce4">
            <text:p>VODOPIVC <text:s/>MONIKA</text:p>
          </table:table-cell>
          <table:table-cell office:value-type="float" office:value="404103" table:style-name="ce3">
            <text:p>404103</text:p>
          </table:table-cell>
          <table:table-cell office:value-type="float" office:value="53.84" table:style-name="ce2">
            <text:p>53,84</text:p>
          </table:table-cell>
          <table:table-cell table:number-columns-repeated="16373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2131" table:style-name="ce3">
            <text:p>2131</text:p>
          </table:table-cell>
          <table:table-cell office:value-type="string" table:style-name="ce4">
            <text:p>ZDRAVSTVENI DOM CELJE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13603" table:style-name="ce3">
            <text:p>13603</text:p>
          </table:table-cell>
          <table:table-cell office:value-type="string" table:style-name="ce4">
            <text:p>SETNIKAR LESJAK ANINA</text:p>
          </table:table-cell>
          <table:table-cell office:value-type="float" office:value="404103" table:style-name="ce3">
            <text:p>404103</text:p>
          </table:table-cell>
          <table:table-cell office:value-type="float" office:value="7.84" table:style-name="ce2">
            <text:p>7,84</text:p>
          </table:table-cell>
          <table:table-cell table:number-columns-repeated="16373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2131" table:style-name="ce3">
            <text:p>2131</text:p>
          </table:table-cell>
          <table:table-cell office:value-type="string" table:style-name="ce4">
            <text:p>ZDRAVSTVENI DOM CELJE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10633" table:style-name="ce3">
            <text:p>10633</text:p>
          </table:table-cell>
          <table:table-cell office:value-type="string" table:style-name="ce4">
            <text:p>BRODEJ <text:s/>MATEVŽ</text:p>
          </table:table-cell>
          <table:table-cell office:value-type="float" office:value="404103" table:style-name="ce3">
            <text:p>404103</text:p>
          </table:table-cell>
          <table:table-cell office:value-type="float" office:value="112.08" table:style-name="ce2">
            <text:p>112,08</text:p>
          </table:table-cell>
          <table:table-cell table:number-columns-repeated="16373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2131" table:style-name="ce3">
            <text:p>2131</text:p>
          </table:table-cell>
          <table:table-cell office:value-type="string" table:style-name="ce4">
            <text:p>ZDRAVSTVENI DOM CELJE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12960" table:style-name="ce3">
            <text:p>12960</text:p>
          </table:table-cell>
          <table:table-cell office:value-type="string" table:style-name="ce4">
            <text:p>NONAR STEBLE POLONA</text:p>
          </table:table-cell>
          <table:table-cell office:value-type="float" office:value="404103" table:style-name="ce3">
            <text:p>404103</text:p>
          </table:table-cell>
          <table:table-cell office:value-type="float" office:value="49.2" table:style-name="ce2">
            <text:p>49,20</text:p>
          </table:table-cell>
          <table:table-cell table:number-columns-repeated="16373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2131" table:style-name="ce3">
            <text:p>2131</text:p>
          </table:table-cell>
          <table:table-cell office:value-type="string" table:style-name="ce4">
            <text:p>ZDRAVSTVENI DOM CELJE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12399" table:style-name="ce3">
            <text:p>12399</text:p>
          </table:table-cell>
          <table:table-cell office:value-type="string" table:style-name="ce4">
            <text:p>KOSANOVIĆ <text:s/>PETRA</text:p>
          </table:table-cell>
          <table:table-cell office:value-type="float" office:value="404103" table:style-name="ce3">
            <text:p>404103</text:p>
          </table:table-cell>
          <table:table-cell office:value-type="float" office:value="68.319999999999993" table:style-name="ce2">
            <text:p>68,32</text:p>
          </table:table-cell>
          <table:table-cell table:number-columns-repeated="16373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2131" table:style-name="ce3">
            <text:p>2131</text:p>
          </table:table-cell>
          <table:table-cell office:value-type="string" table:style-name="ce4">
            <text:p>ZDRAVSTVENI DOM CELJE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13232" table:style-name="ce3">
            <text:p>13232</text:p>
          </table:table-cell>
          <table:table-cell office:value-type="string" table:style-name="ce4">
            <text:p>NOVAK KMETIČ MONIKA</text:p>
          </table:table-cell>
          <table:table-cell office:value-type="float" office:value="404103" table:style-name="ce3">
            <text:p>404103</text:p>
          </table:table-cell>
          <table:table-cell office:value-type="float" office:value="39.36" table:style-name="ce2">
            <text:p>39,36</text:p>
          </table:table-cell>
          <table:table-cell table:number-columns-repeated="16373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19390" table:style-name="ce3">
            <text:p>19390</text:p>
          </table:table-cell>
          <table:table-cell office:value-type="string" table:style-name="ce4">
            <text:p>TEŠNJAK DUŠANKA - ZASEBNA ZOBNA ORDINACIJA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5220" table:style-name="ce3">
            <text:p>5220</text:p>
          </table:table-cell>
          <table:table-cell office:value-type="string" table:style-name="ce4">
            <text:p>TEŠNJAK <text:s/>DUŠANKA</text:p>
          </table:table-cell>
          <table:table-cell office:value-type="float" office:value="404103" table:style-name="ce3">
            <text:p>404103</text:p>
          </table:table-cell>
          <table:table-cell office:value-type="float" office:value="103.44" table:style-name="ce2">
            <text:p>103,44</text:p>
          </table:table-cell>
          <table:table-cell table:number-columns-repeated="16373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19437" table:style-name="ce3">
            <text:p>19437</text:p>
          </table:table-cell>
          <table:table-cell office:value-type="string" table:style-name="ce4">
            <text:p>ANDROMEDA, RAČUNALNIŠKI INŽENIRING IN TRGOVINA, D.O.O.</text:p>
          </table:table-cell>
          <table:table-cell office:value-type="string" table:style-name="ce4">
            <text:p>CESTA V ZADOBROVO 12</text:p>
          </table:table-cell>
          <table:table-cell office:value-type="string" table:style-name="ce4">
            <text:p>3000 CELJE</text:p>
          </table:table-cell>
          <table:table-cell office:value-type="float" office:value="6290" table:style-name="ce3">
            <text:p>6290</text:p>
          </table:table-cell>
          <table:table-cell office:value-type="string" table:style-name="ce4">
            <text:p>ZAVODNIK <text:s/>IRENA</text:p>
          </table:table-cell>
          <table:table-cell office:value-type="float" office:value="404103" table:style-name="ce3">
            <text:p>404103</text:p>
          </table:table-cell>
          <table:table-cell office:value-type="float" office:value="104.96" table:style-name="ce2">
            <text:p>104,96</text:p>
          </table:table-cell>
          <table:table-cell table:number-columns-repeated="16373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31020" table:style-name="ce3">
            <text:p>31020</text:p>
          </table:table-cell>
          <table:table-cell office:value-type="string" table:style-name="ce4">
            <text:p>OCEPEK-VEBER MOJCA - ZASEBNA ZOBNA AMBULANTA</text:p>
          </table:table-cell>
          <table:table-cell office:value-type="string" table:style-name="ce4">
            <text:p>CESTA NA DOBROVO 114</text:p>
          </table:table-cell>
          <table:table-cell office:value-type="string" table:style-name="ce4">
            <text:p>3000 CELJE</text:p>
          </table:table-cell>
          <table:table-cell office:value-type="float" office:value="5469" table:style-name="ce3">
            <text:p>5469</text:p>
          </table:table-cell>
          <table:table-cell office:value-type="string" table:style-name="ce4">
            <text:p>OCEPEK VEBER MOJCA</text:p>
          </table:table-cell>
          <table:table-cell office:value-type="float" office:value="404103" table:style-name="ce3">
            <text:p>404103</text:p>
          </table:table-cell>
          <table:table-cell office:value-type="float" office:value="130.80000000000001" table:style-name="ce2">
            <text:p>130,80</text:p>
          </table:table-cell>
          <table:table-cell table:number-columns-repeated="16373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31227" table:style-name="ce3">
            <text:p>31227</text:p>
          </table:table-cell>
          <table:table-cell office:value-type="string" table:style-name="ce4">
            <text:p>ZASEBNA ZOBNA AMBULANTA ALEKSANDRA FABJAN, DR.DENT.MED.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9955" table:style-name="ce3">
            <text:p>9955</text:p>
          </table:table-cell>
          <table:table-cell office:value-type="string" table:style-name="ce4">
            <text:p>FABJAN IVAČIČ ALEKSANDRA</text:p>
          </table:table-cell>
          <table:table-cell office:value-type="float" office:value="404103" table:style-name="ce3">
            <text:p>404103</text:p>
          </table:table-cell>
          <table:table-cell office:value-type="float" office:value="105.68" table:style-name="ce2">
            <text:p>105,68</text:p>
          </table:table-cell>
          <table:table-cell table:number-columns-repeated="16373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31228" table:style-name="ce3">
            <text:p>31228</text:p>
          </table:table-cell>
          <table:table-cell office:value-type="string" table:style-name="ce4">
            <text:p>ZASEBNA ZOBNA AMBULANTA ZA OTROKE IN MLADINO MOJCA DREV, DR.DENT.MED.</text:p>
          </table:table-cell>
          <table:table-cell office:value-type="string" table:style-name="ce4">
            <text:p>GREGORČIČEVA ULICA 5</text:p>
          </table:table-cell>
          <table:table-cell office:value-type="string" table:style-name="ce4">
            <text:p>3000 CELJE</text:p>
          </table:table-cell>
          <table:table-cell office:value-type="float" office:value="8405" table:style-name="ce3">
            <text:p>8405</text:p>
          </table:table-cell>
          <table:table-cell office:value-type="string" table:style-name="ce4">
            <text:p>DREV <text:s/>MOJCA</text:p>
          </table:table-cell>
          <table:table-cell office:value-type="float" office:value="404103" table:style-name="ce3">
            <text:p>404103</text:p>
          </table:table-cell>
          <table:table-cell office:value-type="float" office:value="134.72" table:style-name="ce2">
            <text:p>134,72</text:p>
          </table:table-cell>
          <table:table-cell table:number-columns-repeated="16373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210000" table:style-name="ce3">
            <text:p>210000</text:p>
          </table:table-cell>
          <table:table-cell office:value-type="string" table:style-name="ce4">
            <text:p>OE CELJE</text:p>
          </table:table-cell>
          <table:table-cell office:value-type="float" office:value="31321" table:style-name="ce3">
            <text:p>31321</text:p>
          </table:table-cell>
          <table:table-cell office:value-type="string" table:style-name="ce4">
            <text:p>ZORIDENT, ZOBOZDRAVSTVO, D.O.O.</text:p>
          </table:table-cell>
          <table:table-cell office:value-type="string" table:style-name="ce4">
            <text:p>KERŠOVA ULICA 1</text:p>
          </table:table-cell>
          <table:table-cell office:value-type="string" table:style-name="ce4">
            <text:p>3212 VOJNIK</text:p>
          </table:table-cell>
          <table:table-cell office:value-type="float" office:value="12285" table:style-name="ce3">
            <text:p>12285</text:p>
          </table:table-cell>
          <table:table-cell office:value-type="string" table:style-name="ce4">
            <text:p>LJUBOJEVIĆ <text:s/>ZORICA</text:p>
          </table:table-cell>
          <table:table-cell office:value-type="float" office:value="404103" table:style-name="ce3">
            <text:p>404103</text:p>
          </table:table-cell>
          <table:table-cell office:value-type="float" office:value="79.84" table:style-name="ce2">
            <text:p>79,84</text:p>
          </table:table-cell>
          <table:table-cell table:number-columns-repeated="16373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210100" table:style-name="ce3">
            <text:p>210100</text:p>
          </table:table-cell>
          <table:table-cell office:value-type="string" table:style-name="ce4">
            <text:p>IZPOSTAVA LAŠKO</text:p>
          </table:table-cell>
          <table:table-cell office:value-type="float" office:value="2968" table:style-name="ce3">
            <text:p>2968</text:p>
          </table:table-cell>
          <table:table-cell office:value-type="string" table:style-name="ce4">
            <text:p>ZDRAVSTVENI DOM RADEČE</text:p>
          </table:table-cell>
          <table:table-cell office:value-type="string" table:style-name="ce4">
            <text:p>ULICA OF 8</text:p>
          </table:table-cell>
          <table:table-cell office:value-type="string" table:style-name="ce4">
            <text:p>1433 RADEČE</text:p>
          </table:table-cell>
          <table:table-cell office:value-type="float" office:value="8896" table:style-name="ce3">
            <text:p>8896</text:p>
          </table:table-cell>
          <table:table-cell office:value-type="string" table:style-name="ce4">
            <text:p>TRIČKOVIĆ <text:s/>VLADAN</text:p>
          </table:table-cell>
          <table:table-cell office:value-type="float" office:value="404101" table:style-name="ce3">
            <text:p>404101</text:p>
          </table:table-cell>
          <table:table-cell office:value-type="float" office:value="101.12" table:style-name="ce2">
            <text:p>101,12</text:p>
          </table:table-cell>
          <table:table-cell table:number-columns-repeated="16373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210100" table:style-name="ce3">
            <text:p>210100</text:p>
          </table:table-cell>
          <table:table-cell office:value-type="string" table:style-name="ce4">
            <text:p>IZPOSTAVA LAŠKO</text:p>
          </table:table-cell>
          <table:table-cell office:value-type="float" office:value="31302" table:style-name="ce3">
            <text:p>31302</text:p>
          </table:table-cell>
          <table:table-cell office:value-type="string" table:style-name="ce4">
            <text:p>DOMEN GROS - ZASEBNI ZOBOZDRAVNIK</text:p>
          </table:table-cell>
          <table:table-cell office:value-type="string" table:style-name="ce4">
            <text:p>ULICA OF 8</text:p>
          </table:table-cell>
          <table:table-cell office:value-type="string" table:style-name="ce4">
            <text:p>1433 RADEČE</text:p>
          </table:table-cell>
          <table:table-cell office:value-type="float" office:value="10951" table:style-name="ce3">
            <text:p>10951</text:p>
          </table:table-cell>
          <table:table-cell office:value-type="string" table:style-name="ce4">
            <text:p>GROS <text:s/>DOMEN</text:p>
          </table:table-cell>
          <table:table-cell office:value-type="float" office:value="404101" table:style-name="ce3">
            <text:p>404101</text:p>
          </table:table-cell>
          <table:table-cell office:value-type="float" office:value="100.59" table:style-name="ce2">
            <text:p>100,59</text:p>
          </table:table-cell>
          <table:table-cell table:number-columns-repeated="16373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210100" table:style-name="ce3">
            <text:p>210100</text:p>
          </table:table-cell>
          <table:table-cell office:value-type="string" table:style-name="ce4">
            <text:p>IZPOSTAVA LAŠKO</text:p>
          </table:table-cell>
          <table:table-cell office:value-type="float" office:value="2326" table:style-name="ce3">
            <text:p>2326</text:p>
          </table:table-cell>
          <table:table-cell office:value-type="string" table:style-name="ce4">
            <text:p>ZDRAVSTVENI DOM LAŠKO</text:p>
          </table:table-cell>
          <table:table-cell office:value-type="string" table:style-name="ce4">
            <text:p>KIDRIČEVA ULICA 5 B</text:p>
          </table:table-cell>
          <table:table-cell office:value-type="string" table:style-name="ce4">
            <text:p>3270 LAŠKO</text:p>
          </table:table-cell>
          <table:table-cell office:value-type="float" office:value="11025" table:style-name="ce3">
            <text:p>11025</text:p>
          </table:table-cell>
          <table:table-cell office:value-type="string" table:style-name="ce4">
            <text:p>JALOVEC PIRNAT EDITKA</text:p>
          </table:table-cell>
          <table:table-cell office:value-type="float" office:value="404101" table:style-name="ce3">
            <text:p>404101</text:p>
          </table:table-cell>
          <table:table-cell office:value-type="float" office:value="99.83" table:style-name="ce2">
            <text:p>99,83</text:p>
          </table:table-cell>
          <table:table-cell table:number-columns-repeated="16373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210100" table:style-name="ce3">
            <text:p>210100</text:p>
          </table:table-cell>
          <table:table-cell office:value-type="string" table:style-name="ce4">
            <text:p>IZPOSTAVA LAŠKO</text:p>
          </table:table-cell>
          <table:table-cell office:value-type="float" office:value="2326" table:style-name="ce3">
            <text:p>2326</text:p>
          </table:table-cell>
          <table:table-cell office:value-type="string" table:style-name="ce4">
            <text:p>ZDRAVSTVENI DOM LAŠKO</text:p>
          </table:table-cell>
          <table:table-cell office:value-type="string" table:style-name="ce4">
            <text:p>KIDRIČEVA ULICA 5 B</text:p>
          </table:table-cell>
          <table:table-cell office:value-type="string" table:style-name="ce4">
            <text:p>3270 LAŠKO</text:p>
          </table:table-cell>
          <table:table-cell office:value-type="float" office:value="10377" table:style-name="ce3">
            <text:p>10377</text:p>
          </table:table-cell>
          <table:table-cell office:value-type="string" table:style-name="ce4">
            <text:p>KOCJAN <text:s/>MARTIN</text:p>
          </table:table-cell>
          <table:table-cell office:value-type="float" office:value="404101" table:style-name="ce3">
            <text:p>404101</text:p>
          </table:table-cell>
          <table:table-cell office:value-type="float" office:value="19.97" table:style-name="ce2">
            <text:p>19,97</text:p>
          </table:table-cell>
          <table:table-cell table:number-columns-repeated="16373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210100" table:style-name="ce3">
            <text:p>210100</text:p>
          </table:table-cell>
          <table:table-cell office:value-type="string" table:style-name="ce4">
            <text:p>IZPOSTAVA LAŠKO</text:p>
          </table:table-cell>
          <table:table-cell office:value-type="float" office:value="2326" table:style-name="ce3">
            <text:p>2326</text:p>
          </table:table-cell>
          <table:table-cell office:value-type="string" table:style-name="ce4">
            <text:p>ZDRAVSTVENI DOM LAŠKO</text:p>
          </table:table-cell>
          <table:table-cell office:value-type="string" table:style-name="ce4">
            <text:p>KIDRIČEVA ULICA 5 B</text:p>
          </table:table-cell>
          <table:table-cell office:value-type="string" table:style-name="ce4">
            <text:p>3270 LAŠKO</text:p>
          </table:table-cell>
          <table:table-cell office:value-type="float" office:value="10654" table:style-name="ce3">
            <text:p>10654</text:p>
          </table:table-cell>
          <table:table-cell office:value-type="string" table:style-name="ce4">
            <text:p>ZUPANC <text:s/>URŠKA</text:p>
          </table:table-cell>
          <table:table-cell office:value-type="float" office:value="404101" table:style-name="ce3">
            <text:p>404101</text:p>
          </table:table-cell>
          <table:table-cell office:value-type="float" office:value="29.59" table:style-name="ce2">
            <text:p>29,59</text:p>
          </table:table-cell>
          <table:table-cell table:number-columns-repeated="16373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210100" table:style-name="ce3">
            <text:p>210100</text:p>
          </table:table-cell>
          <table:table-cell office:value-type="string" table:style-name="ce4">
            <text:p>IZPOSTAVA LAŠKO</text:p>
          </table:table-cell>
          <table:table-cell office:value-type="float" office:value="31296" table:style-name="ce3">
            <text:p>31296</text:p>
          </table:table-cell>
          <table:table-cell office:value-type="string" table:style-name="ce4">
            <text:p>ZOBOZDRAVSTVO BENEDEK, D.O.O.</text:p>
          </table:table-cell>
          <table:table-cell office:value-type="string" table:style-name="ce4">
            <text:p>MESTNA ULICA 7</text:p>
          </table:table-cell>
          <table:table-cell office:value-type="string" table:style-name="ce4">
            <text:p>3270 LAŠKO</text:p>
          </table:table-cell>
          <table:table-cell office:value-type="float" office:value="9747" table:style-name="ce3">
            <text:p>9747</text:p>
          </table:table-cell>
          <table:table-cell office:value-type="string" table:style-name="ce4">
            <text:p>BENEDEK <text:s/>JANEZ</text:p>
          </table:table-cell>
          <table:table-cell office:value-type="float" office:value="404101" table:style-name="ce3">
            <text:p>404101</text:p>
          </table:table-cell>
          <table:table-cell office:value-type="float" office:value="104.56" table:style-name="ce2">
            <text:p>104,56</text:p>
          </table:table-cell>
          <table:table-cell table:number-columns-repeated="16373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210100" table:style-name="ce3">
            <text:p>210100</text:p>
          </table:table-cell>
          <table:table-cell office:value-type="string" table:style-name="ce4">
            <text:p>IZPOSTAVA LAŠKO</text:p>
          </table:table-cell>
          <table:table-cell office:value-type="float" office:value="25308" table:style-name="ce3">
            <text:p>25308</text:p>
          </table:table-cell>
          <table:table-cell office:value-type="string" table:style-name="ce4">
            <text:p>ZDRAVSTVENI ZAVOD D.D.M. KOPER</text:p>
          </table:table-cell>
          <table:table-cell office:value-type="string" table:style-name="ce4">
            <text:p>OBRTNIŠKA ULICA 30</text:p>
          </table:table-cell>
          <table:table-cell office:value-type="string" table:style-name="ce4">
            <text:p>6000 KOPER - CAPODISTRIA</text:p>
          </table:table-cell>
          <table:table-cell office:value-type="float" office:value="6382" table:style-name="ce3">
            <text:p>6382</text:p>
          </table:table-cell>
          <table:table-cell office:value-type="string" table:style-name="ce4">
            <text:p>LELJAK <text:s/>BORIS</text:p>
          </table:table-cell>
          <table:table-cell office:value-type="float" office:value="404101" table:style-name="ce3">
            <text:p>404101</text:p>
          </table:table-cell>
          <table:table-cell office:value-type="float" office:value="261.11" table:style-name="ce2">
            <text:p>261,11</text:p>
          </table:table-cell>
          <table:table-cell table:number-columns-repeated="16373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210100" table:style-name="ce3">
            <text:p>210100</text:p>
          </table:table-cell>
          <table:table-cell office:value-type="string" table:style-name="ce4">
            <text:p>IZPOSTAVA LAŠKO</text:p>
          </table:table-cell>
          <table:table-cell office:value-type="float" office:value="25308" table:style-name="ce3">
            <text:p>25308</text:p>
          </table:table-cell>
          <table:table-cell office:value-type="string" table:style-name="ce4">
            <text:p>ZDRAVSTVENI ZAVOD D.D.M. KOPER</text:p>
          </table:table-cell>
          <table:table-cell office:value-type="string" table:style-name="ce4">
            <text:p>OBRTNIŠKA ULICA 30</text:p>
          </table:table-cell>
          <table:table-cell office:value-type="string" table:style-name="ce4">
            <text:p>6000 KOPER - CAPODISTRIA</text:p>
          </table:table-cell>
          <table:table-cell office:value-type="float" office:value="11759" table:style-name="ce3">
            <text:p>11759</text:p>
          </table:table-cell>
          <table:table-cell office:value-type="string" table:style-name="ce4">
            <text:p>MAKSIMOVIĆ <text:s/>SOFIJA</text:p>
          </table:table-cell>
          <table:table-cell office:value-type="float" office:value="404101" table:style-name="ce3">
            <text:p>404101</text:p>
          </table:table-cell>
          <table:table-cell office:value-type="float" office:value="91.19" table:style-name="ce2">
            <text:p>91,19</text:p>
          </table:table-cell>
          <table:table-cell table:number-columns-repeated="16373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210100" table:style-name="ce3">
            <text:p>210100</text:p>
          </table:table-cell>
          <table:table-cell office:value-type="string" table:style-name="ce4">
            <text:p>IZPOSTAVA LAŠKO</text:p>
          </table:table-cell>
          <table:table-cell office:value-type="float" office:value="2968" table:style-name="ce3">
            <text:p>2968</text:p>
          </table:table-cell>
          <table:table-cell office:value-type="string" table:style-name="ce4">
            <text:p>ZDRAVSTVENI DOM RADEČE</text:p>
          </table:table-cell>
          <table:table-cell office:value-type="string" table:style-name="ce4">
            <text:p>ULICA OF 8</text:p>
          </table:table-cell>
          <table:table-cell office:value-type="string" table:style-name="ce4">
            <text:p>1433 RADEČE</text:p>
          </table:table-cell>
          <table:table-cell office:value-type="float" office:value="11305" table:style-name="ce3">
            <text:p>11305</text:p>
          </table:table-cell>
          <table:table-cell office:value-type="string" table:style-name="ce4">
            <text:p>MUŠINOVIĆ <text:s/>SONJA</text:p>
          </table:table-cell>
          <table:table-cell office:value-type="float" office:value="404103" table:style-name="ce3">
            <text:p>404103</text:p>
          </table:table-cell>
          <table:table-cell office:value-type="float" office:value="81.040000000000006" table:style-name="ce2">
            <text:p>81,04</text:p>
          </table:table-cell>
          <table:table-cell table:number-columns-repeated="16373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210100" table:style-name="ce3">
            <text:p>210100</text:p>
          </table:table-cell>
          <table:table-cell office:value-type="string" table:style-name="ce4">
            <text:p>IZPOSTAVA LAŠKO</text:p>
          </table:table-cell>
          <table:table-cell office:value-type="float" office:value="2326" table:style-name="ce3">
            <text:p>2326</text:p>
          </table:table-cell>
          <table:table-cell office:value-type="string" table:style-name="ce4">
            <text:p>ZDRAVSTVENI DOM LAŠKO</text:p>
          </table:table-cell>
          <table:table-cell office:value-type="string" table:style-name="ce4">
            <text:p>KIDRIČEVA ULICA 5 B</text:p>
          </table:table-cell>
          <table:table-cell office:value-type="string" table:style-name="ce4">
            <text:p>3270 LAŠKO</text:p>
          </table:table-cell>
          <table:table-cell office:value-type="float" office:value="10654" table:style-name="ce3">
            <text:p>10654</text:p>
          </table:table-cell>
          <table:table-cell office:value-type="string" table:style-name="ce4">
            <text:p>ZUPANC <text:s/>URŠKA</text:p>
          </table:table-cell>
          <table:table-cell office:value-type="float" office:value="404103" table:style-name="ce3">
            <text:p>404103</text:p>
          </table:table-cell>
          <table:table-cell office:value-type="float" office:value="350.16" table:style-name="ce2">
            <text:p>350,16</text:p>
          </table:table-cell>
          <table:table-cell table:number-columns-repeated="16373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210200" table:style-name="ce3">
            <text:p>210200</text:p>
          </table:table-cell>
          <table:table-cell office:value-type="string" table:style-name="ce4">
            <text:p>IZPOSTAVA SLOVENSKE KONJICE</text:p>
          </table:table-cell>
          <table:table-cell office:value-type="float" office:value="19412" table:style-name="ce3">
            <text:p>19412</text:p>
          </table:table-cell>
          <table:table-cell office:value-type="string" table:style-name="ce4">
            <text:p>BERANIČ STANISLAV - DOKTOR STOMATOLOGIJE</text:p>
          </table:table-cell>
          <table:table-cell office:value-type="string" table:style-name="ce4">
            <text:p>NA VASI 11</text:p>
          </table:table-cell>
          <table:table-cell office:value-type="string" table:style-name="ce4">
            <text:p>3205 VITANJE</text:p>
          </table:table-cell>
          <table:table-cell office:value-type="float" office:value="3335" table:style-name="ce3">
            <text:p>3335</text:p>
          </table:table-cell>
          <table:table-cell office:value-type="string" table:style-name="ce4">
            <text:p>BERANIČ <text:s/>STANISLAV</text:p>
          </table:table-cell>
          <table:table-cell office:value-type="float" office:value="404101" table:style-name="ce3">
            <text:p>404101</text:p>
          </table:table-cell>
          <table:table-cell office:value-type="float" office:value="141.72" table:style-name="ce2">
            <text:p>141,72</text:p>
          </table:table-cell>
          <table:table-cell table:number-columns-repeated="16373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210200" table:style-name="ce3">
            <text:p>210200</text:p>
          </table:table-cell>
          <table:table-cell office:value-type="string" table:style-name="ce4">
            <text:p>IZPOSTAVA SLOVENSKE KONJICE</text:p>
          </table:table-cell>
          <table:table-cell office:value-type="float" office:value="2416" table:style-name="ce3">
            <text:p>2416</text:p>
          </table:table-cell>
          <table:table-cell office:value-type="string" table:style-name="ce4">
            <text:p>ZDRAVSTVENI DOM SLOVENSKE KONJICE</text:p>
          </table:table-cell>
          <table:table-cell office:value-type="string" table:style-name="ce4">
            <text:p>MESTNI TRG 17</text:p>
          </table:table-cell>
          <table:table-cell office:value-type="string" table:style-name="ce4">
            <text:p>3210 SLOVENSKE KONJICE</text:p>
          </table:table-cell>
          <table:table-cell office:value-type="float" office:value="11695" table:style-name="ce3">
            <text:p>11695</text:p>
          </table:table-cell>
          <table:table-cell office:value-type="string" table:style-name="ce4">
            <text:p>KOSI ŠOLAJIĆ MARZENKA</text:p>
          </table:table-cell>
          <table:table-cell office:value-type="float" office:value="404101" table:style-name="ce3">
            <text:p>404101</text:p>
          </table:table-cell>
          <table:table-cell office:value-type="float" office:value="65.349999999999994" table:style-name="ce2">
            <text:p>65,35</text:p>
          </table:table-cell>
          <table:table-cell table:number-columns-repeated="16373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210200" table:style-name="ce3">
            <text:p>210200</text:p>
          </table:table-cell>
          <table:table-cell office:value-type="string" table:style-name="ce4">
            <text:p>IZPOSTAVA SLOVENSKE KONJICE</text:p>
          </table:table-cell>
          <table:table-cell office:value-type="float" office:value="2416" table:style-name="ce3">
            <text:p>2416</text:p>
          </table:table-cell>
          <table:table-cell office:value-type="string" table:style-name="ce4">
            <text:p>ZDRAVSTVENI DOM SLOVENSKE KONJICE</text:p>
          </table:table-cell>
          <table:table-cell office:value-type="string" table:style-name="ce4">
            <text:p>MESTNI TRG 17</text:p>
          </table:table-cell>
          <table:table-cell office:value-type="string" table:style-name="ce4">
            <text:p>3210 SLOVENSKE KONJICE</text:p>
          </table:table-cell>
          <table:table-cell office:value-type="float" office:value="10830" table:style-name="ce3">
            <text:p>10830</text:p>
          </table:table-cell>
          <table:table-cell office:value-type="string" table:style-name="ce4">
            <text:p>JERŠE LUŽNIK TINA</text:p>
          </table:table-cell>
          <table:table-cell office:value-type="float" office:value="404101" table:style-name="ce3">
            <text:p>404101</text:p>
          </table:table-cell>
          <table:table-cell office:value-type="float" office:value="95.32" table:style-name="ce2">
            <text:p>95,32</text:p>
          </table:table-cell>
          <table:table-cell table:number-columns-repeated="16373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210200" table:style-name="ce3">
            <text:p>210200</text:p>
          </table:table-cell>
          <table:table-cell office:value-type="string" table:style-name="ce4">
            <text:p>IZPOSTAVA SLOVENSKE KONJICE</text:p>
          </table:table-cell>
          <table:table-cell office:value-type="float" office:value="2416" table:style-name="ce3">
            <text:p>2416</text:p>
          </table:table-cell>
          <table:table-cell office:value-type="string" table:style-name="ce4">
            <text:p>ZDRAVSTVENI DOM SLOVENSKE KONJICE</text:p>
          </table:table-cell>
          <table:table-cell office:value-type="string" table:style-name="ce4">
            <text:p>MESTNI TRG 17</text:p>
          </table:table-cell>
          <table:table-cell office:value-type="string" table:style-name="ce4">
            <text:p>3210 SLOVENSKE KONJICE</text:p>
          </table:table-cell>
          <table:table-cell office:value-type="float" office:value="10221" table:style-name="ce3">
            <text:p>10221</text:p>
          </table:table-cell>
          <table:table-cell office:value-type="string" table:style-name="ce4">
            <text:p>GACHEVSKI <text:s/>EMILIJA</text:p>
          </table:table-cell>
          <table:table-cell office:value-type="float" office:value="404101" table:style-name="ce3">
            <text:p>404101</text:p>
          </table:table-cell>
          <table:table-cell office:value-type="float" office:value="100.32" table:style-name="ce2">
            <text:p>100,32</text:p>
          </table:table-cell>
          <table:table-cell table:number-columns-repeated="16373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210200" table:style-name="ce3">
            <text:p>210200</text:p>
          </table:table-cell>
          <table:table-cell office:value-type="string" table:style-name="ce4">
            <text:p>IZPOSTAVA SLOVENSKE KONJICE</text:p>
          </table:table-cell>
          <table:table-cell office:value-type="float" office:value="31027" table:style-name="ce3">
            <text:p>31027</text:p>
          </table:table-cell>
          <table:table-cell office:value-type="string" table:style-name="ce4">
            <text:p>REPNIK NADA - ZASEBNA ZOBNA AMBULANTA</text:p>
          </table:table-cell>
          <table:table-cell office:value-type="string" table:style-name="ce4">
            <text:p>MESTNI TRG 17</text:p>
          </table:table-cell>
          <table:table-cell office:value-type="string" table:style-name="ce4">
            <text:p>3210 SLOVENSKE KONJICE</text:p>
          </table:table-cell>
          <table:table-cell office:value-type="float" office:value="6240" table:style-name="ce3">
            <text:p>6240</text:p>
          </table:table-cell>
          <table:table-cell office:value-type="string" table:style-name="ce4">
            <text:p>REPNIK <text:s/>NADA</text:p>
          </table:table-cell>
          <table:table-cell office:value-type="float" office:value="404101" table:style-name="ce3">
            <text:p>404101</text:p>
          </table:table-cell>
          <table:table-cell office:value-type="float" office:value="169.28" table:style-name="ce2">
            <text:p>169,28</text:p>
          </table:table-cell>
          <table:table-cell table:number-columns-repeated="16373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210200" table:style-name="ce3">
            <text:p>210200</text:p>
          </table:table-cell>
          <table:table-cell office:value-type="string" table:style-name="ce4">
            <text:p>IZPOSTAVA SLOVENSKE KONJICE</text:p>
          </table:table-cell>
          <table:table-cell office:value-type="float" office:value="31126" table:style-name="ce3">
            <text:p>31126</text:p>
          </table:table-cell>
          <table:table-cell office:value-type="string" table:style-name="ce4">
            <text:p>ZASEBNA ZOBNA AMBULANTA - DARINKA JUHART</text:p>
          </table:table-cell>
          <table:table-cell office:value-type="string" table:style-name="ce4">
            <text:p>MESTNI TRG 17</text:p>
          </table:table-cell>
          <table:table-cell office:value-type="string" table:style-name="ce4">
            <text:p>3210 SLOVENSKE KONJICE</text:p>
          </table:table-cell>
          <table:table-cell office:value-type="float" office:value="7517" table:style-name="ce3">
            <text:p>7517</text:p>
          </table:table-cell>
          <table:table-cell office:value-type="string" table:style-name="ce4">
            <text:p>JUHART <text:s/>DARINKA</text:p>
          </table:table-cell>
          <table:table-cell office:value-type="float" office:value="404101" table:style-name="ce3">
            <text:p>404101</text:p>
          </table:table-cell>
          <table:table-cell office:value-type="float" office:value="106.76" table:style-name="ce2">
            <text:p>106,76</text:p>
          </table:table-cell>
          <table:table-cell table:number-columns-repeated="16373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210200" table:style-name="ce3">
            <text:p>210200</text:p>
          </table:table-cell>
          <table:table-cell office:value-type="string" table:style-name="ce4">
            <text:p>IZPOSTAVA SLOVENSKE KONJICE</text:p>
          </table:table-cell>
          <table:table-cell office:value-type="float" office:value="31182" table:style-name="ce3">
            <text:p>31182</text:p>
          </table:table-cell>
          <table:table-cell office:value-type="string" table:style-name="ce4">
            <text:p>ZOBOZDRAVSTVENI ZAVOD VERTAČNIK</text:p>
          </table:table-cell>
          <table:table-cell office:value-type="string" table:style-name="ce4">
            <text:p>DOBRAVA PRI KONJICAH 3 B</text:p>
          </table:table-cell>
          <table:table-cell office:value-type="string" table:style-name="ce4">
            <text:p>3210 SLOVENSKE KONJICE</text:p>
          </table:table-cell>
          <table:table-cell office:value-type="float" office:value="3731" table:style-name="ce3">
            <text:p>3731</text:p>
          </table:table-cell>
          <table:table-cell office:value-type="string" table:style-name="ce4">
            <text:p>VERTAČNIK <text:s/>JOŽEF</text:p>
          </table:table-cell>
          <table:table-cell office:value-type="float" office:value="404101" table:style-name="ce3">
            <text:p>404101</text:p>
          </table:table-cell>
          <table:table-cell office:value-type="float" office:value="134.9" table:style-name="ce2">
            <text:p>134,90</text:p>
          </table:table-cell>
          <table:table-cell table:number-columns-repeated="16373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210200" table:style-name="ce3">
            <text:p>210200</text:p>
          </table:table-cell>
          <table:table-cell office:value-type="string" table:style-name="ce4">
            <text:p>IZPOSTAVA SLOVENSKE KONJICE</text:p>
          </table:table-cell>
          <table:table-cell office:value-type="float" office:value="31182" table:style-name="ce3">
            <text:p>31182</text:p>
          </table:table-cell>
          <table:table-cell office:value-type="string" table:style-name="ce4">
            <text:p>ZOBOZDRAVSTVENI ZAVOD VERTAČNIK</text:p>
          </table:table-cell>
          <table:table-cell office:value-type="string" table:style-name="ce4">
            <text:p>DOBRAVA PRI KONJICAH 3 B</text:p>
          </table:table-cell>
          <table:table-cell office:value-type="string" table:style-name="ce4">
            <text:p>3210 SLOVENSKE KONJICE</text:p>
          </table:table-cell>
          <table:table-cell office:value-type="float" office:value="12536" table:style-name="ce3">
            <text:p>12536</text:p>
          </table:table-cell>
          <table:table-cell office:value-type="string" table:style-name="ce4">
            <text:p>VERTAČNIK <text:s/>DARKO</text:p>
          </table:table-cell>
          <table:table-cell office:value-type="float" office:value="404101" table:style-name="ce3">
            <text:p>404101</text:p>
          </table:table-cell>
          <table:table-cell office:value-type="float" office:value="50.32" table:style-name="ce2">
            <text:p>50,32</text:p>
          </table:table-cell>
          <table:table-cell table:number-columns-repeated="16373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210200" table:style-name="ce3">
            <text:p>210200</text:p>
          </table:table-cell>
          <table:table-cell office:value-type="string" table:style-name="ce4">
            <text:p>IZPOSTAVA SLOVENSKE KONJICE</text:p>
          </table:table-cell>
          <table:table-cell office:value-type="float" office:value="31082" table:style-name="ce3">
            <text:p>31082</text:p>
          </table:table-cell>
          <table:table-cell office:value-type="string" table:style-name="ce4">
            <text:p>SANIDENT STORITVENO PODJETJE, D.O.O.</text:p>
          </table:table-cell>
          <table:table-cell office:value-type="string" table:style-name="ce4">
            <text:p>KOVAŠKA CESTA 25 B</text:p>
          </table:table-cell>
          <table:table-cell office:value-type="string" table:style-name="ce4">
            <text:p>3214 ZREČE</text:p>
          </table:table-cell>
          <table:table-cell office:value-type="float" office:value="12426" table:style-name="ce3">
            <text:p>12426</text:p>
          </table:table-cell>
          <table:table-cell office:value-type="string" table:style-name="ce4">
            <text:p>ĐORĐEVIĆ <text:s/>IVA</text:p>
          </table:table-cell>
          <table:table-cell office:value-type="float" office:value="404101" table:style-name="ce3">
            <text:p>404101</text:p>
          </table:table-cell>
          <table:table-cell office:value-type="float" office:value="73.73" table:style-name="ce2">
            <text:p>73,73</text:p>
          </table:table-cell>
          <table:table-cell table:number-columns-repeated="16373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210200" table:style-name="ce3">
            <text:p>210200</text:p>
          </table:table-cell>
          <table:table-cell office:value-type="string" table:style-name="ce4">
            <text:p>IZPOSTAVA SLOVENSKE KONJICE</text:p>
          </table:table-cell>
          <table:table-cell office:value-type="float" office:value="31082" table:style-name="ce3">
            <text:p>31082</text:p>
          </table:table-cell>
          <table:table-cell office:value-type="string" table:style-name="ce4">
            <text:p>SANIDENT STORITVENO PODJETJE, D.O.O.</text:p>
          </table:table-cell>
          <table:table-cell office:value-type="string" table:style-name="ce4">
            <text:p>KOVAŠKA CESTA 25 B</text:p>
          </table:table-cell>
          <table:table-cell office:value-type="string" table:style-name="ce4">
            <text:p>3214 ZREČE</text:p>
          </table:table-cell>
          <table:table-cell office:value-type="float" office:value="10456" table:style-name="ce3">
            <text:p>10456</text:p>
          </table:table-cell>
          <table:table-cell office:value-type="string" table:style-name="ce4">
            <text:p>EFTIMOVSKA <text:s/>VERKA</text:p>
          </table:table-cell>
          <table:table-cell office:value-type="float" office:value="404101" table:style-name="ce3">
            <text:p>404101</text:p>
          </table:table-cell>
          <table:table-cell office:value-type="float" office:value="112.03" table:style-name="ce2">
            <text:p>112,03</text:p>
          </table:table-cell>
          <table:table-cell table:number-columns-repeated="16373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210200" table:style-name="ce3">
            <text:p>210200</text:p>
          </table:table-cell>
          <table:table-cell office:value-type="string" table:style-name="ce4">
            <text:p>IZPOSTAVA SLOVENSKE KONJICE</text:p>
          </table:table-cell>
          <table:table-cell office:value-type="float" office:value="2416" table:style-name="ce3">
            <text:p>2416</text:p>
          </table:table-cell>
          <table:table-cell office:value-type="string" table:style-name="ce4">
            <text:p>ZDRAVSTVENI DOM SLOVENSKE KONJICE</text:p>
          </table:table-cell>
          <table:table-cell office:value-type="string" table:style-name="ce4">
            <text:p>MESTNI TRG 17</text:p>
          </table:table-cell>
          <table:table-cell office:value-type="string" table:style-name="ce4">
            <text:p>3210 SLOVENSKE KONJICE</text:p>
          </table:table-cell>
          <table:table-cell office:value-type="float" office:value="8123" table:style-name="ce3">
            <text:p>8123</text:p>
          </table:table-cell>
          <table:table-cell office:value-type="string" table:style-name="ce4">
            <text:p>JAN LEDL ALEKSANDRA</text:p>
          </table:table-cell>
          <table:table-cell office:value-type="float" office:value="404103" table:style-name="ce3">
            <text:p>404103</text:p>
          </table:table-cell>
          <table:table-cell office:value-type="float" office:value="148.16" table:style-name="ce2">
            <text:p>148,16</text:p>
          </table:table-cell>
          <table:table-cell table:number-columns-repeated="16373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float" office:value="210200" table:style-name="ce3">
            <text:p>210200</text:p>
          </table:table-cell>
          <table:table-cell office:value-type="string" table:style-name="ce4">
            <text:p>IZPOSTAVA SLOVENSKE KONJICE</text:p>
          </table:table-cell>
          <table:table-cell office:value-type="float" office:value="31027" table:style-name="ce3">
            <text:p>31027</text:p>
          </table:table-cell>
          <table:table-cell office:value-type="string" table:style-name="ce4">
            <text:p>REPNIK NADA - ZASEBNA ZOBNA AMBULANTA</text:p>
          </table:table-cell>
          <table:table-cell office:value-type="string" table:style-name="ce4">
            <text:p>MESTNI TRG 17</text:p>
          </table:table-cell>
          <table:table-cell office:value-type="string" table:style-name="ce4">
            <text:p>3210 SLOVENSKE KONJICE</text:p>
          </table:table-cell>
          <table:table-cell office:value-type="float" office:value="6240" table:style-name="ce3">
            <text:p>6240</text:p>
          </table:table-cell>
          <table:table-cell office:value-type="string" table:style-name="ce4">
            <text:p>REPNIK <text:s/>NADA</text:p>
          </table:table-cell>
          <table:table-cell office:value-type="float" office:value="404103" table:style-name="ce3">
            <text:p>404103</text:p>
          </table:table-cell>
          <table:table-cell office:value-type="float" office:value="124" table:style-name="ce2">
            <text:p>124,00</text:p>
          </table:table-cell>
          <table:table-cell table:number-columns-repeated="16373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210200" table:style-name="ce3">
            <text:p>210200</text:p>
          </table:table-cell>
          <table:table-cell office:value-type="string" table:style-name="ce4">
            <text:p>IZPOSTAVA SLOVENSKE KONJICE</text:p>
          </table:table-cell>
          <table:table-cell office:value-type="float" office:value="31082" table:style-name="ce3">
            <text:p>31082</text:p>
          </table:table-cell>
          <table:table-cell office:value-type="string" table:style-name="ce4">
            <text:p>SANIDENT STORITVENO PODJETJE, D.O.O.</text:p>
          </table:table-cell>
          <table:table-cell office:value-type="string" table:style-name="ce4">
            <text:p>KOVAŠKA CESTA 25 B</text:p>
          </table:table-cell>
          <table:table-cell office:value-type="string" table:style-name="ce4">
            <text:p>3214 ZREČE</text:p>
          </table:table-cell>
          <table:table-cell office:value-type="float" office:value="13012" table:style-name="ce3">
            <text:p>13012</text:p>
          </table:table-cell>
          <table:table-cell office:value-type="string" table:style-name="ce4">
            <text:p>SCHMID HLIŠ NASTJA</text:p>
          </table:table-cell>
          <table:table-cell office:value-type="float" office:value="404103" table:style-name="ce3">
            <text:p>404103</text:p>
          </table:table-cell>
          <table:table-cell office:value-type="float" office:value="61.92" table:style-name="ce2">
            <text:p>61,92</text:p>
          </table:table-cell>
          <table:table-cell table:number-columns-repeated="16373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210300" table:style-name="ce3">
            <text:p>210300</text:p>
          </table:table-cell>
          <table:table-cell office:value-type="string" table:style-name="ce4">
            <text:p>IZPOSTAVA ŠENTJUR PRI CELJU</text:p>
          </table:table-cell>
          <table:table-cell office:value-type="float" office:value="2486" table:style-name="ce3">
            <text:p>2486</text:p>
          </table:table-cell>
          <table:table-cell office:value-type="string" table:style-name="ce4">
            <text:p>ZDRAVSTVENI DOM ŠENTJUR</text:p>
          </table:table-cell>
          <table:table-cell office:value-type="string" table:style-name="ce4">
            <text:p>CESTA LEONA DOBROTINŠKA 3 B</text:p>
          </table:table-cell>
          <table:table-cell office:value-type="string" table:style-name="ce4">
            <text:p>3230 ŠENTJUR</text:p>
          </table:table-cell>
          <table:table-cell office:value-type="float" office:value="9106" table:style-name="ce3">
            <text:p>9106</text:p>
          </table:table-cell>
          <table:table-cell office:value-type="string" table:style-name="ce4">
            <text:p>TACER <text:s/>SLAVICA</text:p>
          </table:table-cell>
          <table:table-cell office:value-type="float" office:value="404101" table:style-name="ce3">
            <text:p>404101</text:p>
          </table:table-cell>
          <table:table-cell office:value-type="float" office:value="89.9" table:style-name="ce2">
            <text:p>89,90</text:p>
          </table:table-cell>
          <table:table-cell table:number-columns-repeated="16373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210300" table:style-name="ce3">
            <text:p>210300</text:p>
          </table:table-cell>
          <table:table-cell office:value-type="string" table:style-name="ce4">
            <text:p>IZPOSTAVA ŠENTJUR PRI CELJU</text:p>
          </table:table-cell>
          <table:table-cell office:value-type="float" office:value="31178" table:style-name="ce3">
            <text:p>31178</text:p>
          </table:table-cell>
          <table:table-cell office:value-type="string" table:style-name="ce4">
            <text:p>ANJA TROBEC, DR.DENT.MED. - ZASEBNA ZOBNA AMBULANTA</text:p>
          </table:table-cell>
          <table:table-cell office:value-type="string" table:style-name="ce4">
            <text:p>CESTA LEONA DOBROTINŠKA 5</text:p>
          </table:table-cell>
          <table:table-cell office:value-type="string" table:style-name="ce4">
            <text:p>3230 ŠENTJUR</text:p>
          </table:table-cell>
          <table:table-cell office:value-type="float" office:value="8700" table:style-name="ce3">
            <text:p>8700</text:p>
          </table:table-cell>
          <table:table-cell office:value-type="string" table:style-name="ce4">
            <text:p>TROBEC <text:s/>ANJA</text:p>
          </table:table-cell>
          <table:table-cell office:value-type="float" office:value="404101" table:style-name="ce3">
            <text:p>404101</text:p>
          </table:table-cell>
          <table:table-cell office:value-type="float" office:value="98.6" table:style-name="ce2">
            <text:p>98,60</text:p>
          </table:table-cell>
          <table:table-cell table:number-columns-repeated="16373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210300" table:style-name="ce3">
            <text:p>210300</text:p>
          </table:table-cell>
          <table:table-cell office:value-type="string" table:style-name="ce4">
            <text:p>IZPOSTAVA ŠENTJUR PRI CELJU</text:p>
          </table:table-cell>
          <table:table-cell office:value-type="float" office:value="31337" table:style-name="ce3">
            <text:p>31337</text:p>
          </table:table-cell>
          <table:table-cell office:value-type="string" table:style-name="ce4">
            <text:p>ZOBOZDRAVSTVO PERHOČ, ZOBOZDRAVSTVENA DEJAVNOST, D.O.O.</text:p>
          </table:table-cell>
          <table:table-cell office:value-type="string" table:style-name="ce4">
            <text:p>CESTA LEONA DOBROTINŠKA 3 B</text:p>
          </table:table-cell>
          <table:table-cell office:value-type="string" table:style-name="ce4">
            <text:p>3230 ŠENTJUR</text:p>
          </table:table-cell>
          <table:table-cell office:value-type="float" office:value="4287" table:style-name="ce3">
            <text:p>4287</text:p>
          </table:table-cell>
          <table:table-cell office:value-type="string" table:style-name="ce4">
            <text:p>UGRIN PERHOČ GORDANA</text:p>
          </table:table-cell>
          <table:table-cell office:value-type="float" office:value="404101" table:style-name="ce3">
            <text:p>404101</text:p>
          </table:table-cell>
          <table:table-cell office:value-type="float" office:value="184.74" table:style-name="ce2">
            <text:p>184,74</text:p>
          </table:table-cell>
          <table:table-cell table:number-columns-repeated="16373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210300" table:style-name="ce3">
            <text:p>210300</text:p>
          </table:table-cell>
          <table:table-cell office:value-type="string" table:style-name="ce4">
            <text:p>IZPOSTAVA ŠENTJUR PRI CELJU</text:p>
          </table:table-cell>
          <table:table-cell office:value-type="float" office:value="31337" table:style-name="ce3">
            <text:p>31337</text:p>
          </table:table-cell>
          <table:table-cell office:value-type="string" table:style-name="ce4">
            <text:p>ZOBOZDRAVSTVO PERHOČ, ZOBOZDRAVSTVENA DEJAVNOST, D.O.O.</text:p>
          </table:table-cell>
          <table:table-cell office:value-type="string" table:style-name="ce4">
            <text:p>CESTA LEONA DOBROTINŠKA 3 B</text:p>
          </table:table-cell>
          <table:table-cell office:value-type="string" table:style-name="ce4">
            <text:p>3230 ŠENTJUR</text:p>
          </table:table-cell>
          <table:table-cell office:value-type="float" office:value="4383" table:style-name="ce3">
            <text:p>4383</text:p>
          </table:table-cell>
          <table:table-cell office:value-type="string" table:style-name="ce4">
            <text:p>PERHOČ <text:s/>MILAN</text:p>
          </table:table-cell>
          <table:table-cell office:value-type="float" office:value="404101" table:style-name="ce3">
            <text:p>404101</text:p>
          </table:table-cell>
          <table:table-cell office:value-type="float" office:value="103.32" table:style-name="ce2">
            <text:p>103,32</text:p>
          </table:table-cell>
          <table:table-cell table:number-columns-repeated="16373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210300" table:style-name="ce3">
            <text:p>210300</text:p>
          </table:table-cell>
          <table:table-cell office:value-type="string" table:style-name="ce4">
            <text:p>IZPOSTAVA ŠENTJUR PRI CELJU</text:p>
          </table:table-cell>
          <table:table-cell office:value-type="float" office:value="2486" table:style-name="ce3">
            <text:p>2486</text:p>
          </table:table-cell>
          <table:table-cell office:value-type="string" table:style-name="ce4">
            <text:p>ZDRAVSTVENI DOM ŠENTJUR</text:p>
          </table:table-cell>
          <table:table-cell office:value-type="string" table:style-name="ce4">
            <text:p>CESTA LEONA DOBROTINŠKA 3 B</text:p>
          </table:table-cell>
          <table:table-cell office:value-type="string" table:style-name="ce4">
            <text:p>3230 ŠENTJUR</text:p>
          </table:table-cell>
          <table:table-cell office:value-type="float" office:value="9106" table:style-name="ce3">
            <text:p>9106</text:p>
          </table:table-cell>
          <table:table-cell office:value-type="string" table:style-name="ce4">
            <text:p>TACER <text:s/>SLAVICA</text:p>
          </table:table-cell>
          <table:table-cell office:value-type="float" office:value="404103" table:style-name="ce3">
            <text:p>404103</text:p>
          </table:table-cell>
          <table:table-cell office:value-type="float" office:value="151.36000000000001" table:style-name="ce2">
            <text:p>151,36</text:p>
          </table:table-cell>
          <table:table-cell table:number-columns-repeated="16373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210300" table:style-name="ce3">
            <text:p>210300</text:p>
          </table:table-cell>
          <table:table-cell office:value-type="string" table:style-name="ce4">
            <text:p>IZPOSTAVA ŠENTJUR PRI CELJU</text:p>
          </table:table-cell>
          <table:table-cell office:value-type="float" office:value="31284" table:style-name="ce3">
            <text:p>31284</text:p>
          </table:table-cell>
          <table:table-cell office:value-type="string" table:style-name="ce4">
            <text:p>FERDENT, ZOBOZDRAVSTVENE STORITVE, D.O.O.</text:p>
          </table:table-cell>
          <table:table-cell office:value-type="string" table:style-name="ce4">
            <text:p>CESTA LEONA DOBROTINŠKA 6 A</text:p>
          </table:table-cell>
          <table:table-cell office:value-type="string" table:style-name="ce4">
            <text:p>3230 ŠENTJUR</text:p>
          </table:table-cell>
          <table:table-cell office:value-type="float" office:value="9698" table:style-name="ce3">
            <text:p>9698</text:p>
          </table:table-cell>
          <table:table-cell office:value-type="string" table:style-name="ce4">
            <text:p>FERLEŽ <text:s/>ALEKSANDRA</text:p>
          </table:table-cell>
          <table:table-cell office:value-type="float" office:value="404103" table:style-name="ce3">
            <text:p>404103</text:p>
          </table:table-cell>
          <table:table-cell office:value-type="float" office:value="219.84" table:style-name="ce2">
            <text:p>219,84</text:p>
          </table:table-cell>
          <table:table-cell table:number-columns-repeated="16373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float" office:value="210300" table:style-name="ce3">
            <text:p>210300</text:p>
          </table:table-cell>
          <table:table-cell office:value-type="string" table:style-name="ce4">
            <text:p>IZPOSTAVA ŠENTJUR PRI CELJU</text:p>
          </table:table-cell>
          <table:table-cell office:value-type="float" office:value="31284" table:style-name="ce3">
            <text:p>31284</text:p>
          </table:table-cell>
          <table:table-cell office:value-type="string" table:style-name="ce4">
            <text:p>FERDENT, ZOBOZDRAVSTVENE STORITVE, D.O.O.</text:p>
          </table:table-cell>
          <table:table-cell office:value-type="string" table:style-name="ce4">
            <text:p>CESTA LEONA DOBROTINŠKA 6 A</text:p>
          </table:table-cell>
          <table:table-cell office:value-type="string" table:style-name="ce4">
            <text:p>3230 ŠENTJUR</text:p>
          </table:table-cell>
          <table:table-cell office:value-type="float" office:value="12057" table:style-name="ce3">
            <text:p>12057</text:p>
          </table:table-cell>
          <table:table-cell office:value-type="string" table:style-name="ce4">
            <text:p>MITRESKA <text:s/>MARIA</text:p>
          </table:table-cell>
          <table:table-cell office:value-type="float" office:value="404103" table:style-name="ce3">
            <text:p>404103</text:p>
          </table:table-cell>
          <table:table-cell office:value-type="float" office:value="82.4" table:style-name="ce2">
            <text:p>82,40</text:p>
          </table:table-cell>
          <table:table-cell table:number-columns-repeated="16373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210300" table:style-name="ce3">
            <text:p>210300</text:p>
          </table:table-cell>
          <table:table-cell office:value-type="string" table:style-name="ce4">
            <text:p>IZPOSTAVA ŠENTJUR PRI CELJU</text:p>
          </table:table-cell>
          <table:table-cell office:value-type="float" office:value="31337" table:style-name="ce3">
            <text:p>31337</text:p>
          </table:table-cell>
          <table:table-cell office:value-type="string" table:style-name="ce4">
            <text:p>ZOBOZDRAVSTVO PERHOČ, ZOBOZDRAVSTVENA DEJAVNOST, D.O.O.</text:p>
          </table:table-cell>
          <table:table-cell office:value-type="string" table:style-name="ce4">
            <text:p>CESTA LEONA DOBROTINŠKA 3 B</text:p>
          </table:table-cell>
          <table:table-cell office:value-type="string" table:style-name="ce4">
            <text:p>3230 ŠENTJUR</text:p>
          </table:table-cell>
          <table:table-cell office:value-type="float" office:value="4287" table:style-name="ce3">
            <text:p>4287</text:p>
          </table:table-cell>
          <table:table-cell office:value-type="string" table:style-name="ce4">
            <text:p>UGRIN PERHOČ GORDANA</text:p>
          </table:table-cell>
          <table:table-cell office:value-type="float" office:value="404103" table:style-name="ce3">
            <text:p>404103</text:p>
          </table:table-cell>
          <table:table-cell office:value-type="float" office:value="87.76" table:style-name="ce2">
            <text:p>87,76</text:p>
          </table:table-cell>
          <table:table-cell table:number-columns-repeated="16373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210400" table:style-name="ce3">
            <text:p>210400</text:p>
          </table:table-cell>
          <table:table-cell office:value-type="string" table:style-name="ce4">
            <text:p>IZPOSTAVA ŠMARJE PRI JELŠAH</text:p>
          </table:table-cell>
          <table:table-cell office:value-type="float" office:value="2546" table:style-name="ce3">
            <text:p>2546</text:p>
          </table:table-cell>
          <table:table-cell office:value-type="string" table:style-name="ce4">
            <text:p>ZDRAVSTVENI DOM ŠMARJE PRI JELŠAH</text:p>
          </table:table-cell>
          <table:table-cell office:value-type="string" table:style-name="ce4">
            <text:p>CELJSKA CESTA 16</text:p>
          </table:table-cell>
          <table:table-cell office:value-type="string" table:style-name="ce4">
            <text:p>3240 ŠMARJE PRI JELŠAH</text:p>
          </table:table-cell>
          <table:table-cell office:value-type="float" office:value="13091" table:style-name="ce3">
            <text:p>13091</text:p>
          </table:table-cell>
          <table:table-cell office:value-type="string" table:style-name="ce4">
            <text:p>KOPINŠEK <text:s/>ŠPELA</text:p>
          </table:table-cell>
          <table:table-cell office:value-type="float" office:value="404101" table:style-name="ce3">
            <text:p>404101</text:p>
          </table:table-cell>
          <table:table-cell office:value-type="float" office:value="59.93" table:style-name="ce2">
            <text:p>59,93</text:p>
          </table:table-cell>
          <table:table-cell table:number-columns-repeated="16373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210400" table:style-name="ce3">
            <text:p>210400</text:p>
          </table:table-cell>
          <table:table-cell office:value-type="string" table:style-name="ce4">
            <text:p>IZPOSTAVA ŠMARJE PRI JELŠAH</text:p>
          </table:table-cell>
          <table:table-cell office:value-type="float" office:value="2546" table:style-name="ce3">
            <text:p>2546</text:p>
          </table:table-cell>
          <table:table-cell office:value-type="string" table:style-name="ce4">
            <text:p>ZDRAVSTVENI DOM ŠMARJE PRI JELŠAH</text:p>
          </table:table-cell>
          <table:table-cell office:value-type="string" table:style-name="ce4">
            <text:p>CELJSKA CESTA 16</text:p>
          </table:table-cell>
          <table:table-cell office:value-type="string" table:style-name="ce4">
            <text:p>3240 ŠMARJE PRI JELŠAH</text:p>
          </table:table-cell>
          <table:table-cell office:value-type="float" office:value="5095" table:style-name="ce3">
            <text:p>5095</text:p>
          </table:table-cell>
          <table:table-cell office:value-type="string" table:style-name="ce4">
            <text:p>ŠKALJAC <text:s/>DANICA</text:p>
          </table:table-cell>
          <table:table-cell office:value-type="float" office:value="404101" table:style-name="ce3">
            <text:p>404101</text:p>
          </table:table-cell>
          <table:table-cell office:value-type="float" office:value="53.75" table:style-name="ce2">
            <text:p>53,75</text:p>
          </table:table-cell>
          <table:table-cell table:number-columns-repeated="16373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210400" table:style-name="ce3">
            <text:p>210400</text:p>
          </table:table-cell>
          <table:table-cell office:value-type="string" table:style-name="ce4">
            <text:p>IZPOSTAVA ŠMARJE PRI JELŠAH</text:p>
          </table:table-cell>
          <table:table-cell office:value-type="float" office:value="2546" table:style-name="ce3">
            <text:p>2546</text:p>
          </table:table-cell>
          <table:table-cell office:value-type="string" table:style-name="ce4">
            <text:p>ZDRAVSTVENI DOM ŠMARJE PRI JELŠAH</text:p>
          </table:table-cell>
          <table:table-cell office:value-type="string" table:style-name="ce4">
            <text:p>CELJSKA CESTA 16</text:p>
          </table:table-cell>
          <table:table-cell office:value-type="string" table:style-name="ce4">
            <text:p>3240 ŠMARJE PRI JELŠAH</text:p>
          </table:table-cell>
          <table:table-cell office:value-type="float" office:value="10205" table:style-name="ce3">
            <text:p>10205</text:p>
          </table:table-cell>
          <table:table-cell office:value-type="string" table:style-name="ce4">
            <text:p>LUKIĆ <text:s/>SNEŽANA</text:p>
          </table:table-cell>
          <table:table-cell office:value-type="float" office:value="404101" table:style-name="ce3">
            <text:p>404101</text:p>
          </table:table-cell>
          <table:table-cell office:value-type="float" office:value="69.87" table:style-name="ce2">
            <text:p>69,87</text:p>
          </table:table-cell>
          <table:table-cell table:number-columns-repeated="16373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210400" table:style-name="ce3">
            <text:p>210400</text:p>
          </table:table-cell>
          <table:table-cell office:value-type="string" table:style-name="ce4">
            <text:p>IZPOSTAVA ŠMARJE PRI JELŠAH</text:p>
          </table:table-cell>
          <table:table-cell office:value-type="float" office:value="2546" table:style-name="ce3">
            <text:p>2546</text:p>
          </table:table-cell>
          <table:table-cell office:value-type="string" table:style-name="ce4">
            <text:p>ZDRAVSTVENI DOM ŠMARJE PRI JELŠAH</text:p>
          </table:table-cell>
          <table:table-cell office:value-type="string" table:style-name="ce4">
            <text:p>CELJSKA CESTA 16</text:p>
          </table:table-cell>
          <table:table-cell office:value-type="string" table:style-name="ce4">
            <text:p>3240 ŠMARJE PRI JELŠAH</text:p>
          </table:table-cell>
          <table:table-cell office:value-type="float" office:value="12105" table:style-name="ce3">
            <text:p>12105</text:p>
          </table:table-cell>
          <table:table-cell office:value-type="string" table:style-name="ce4">
            <text:p>NELOSKA <text:s/>ANA</text:p>
          </table:table-cell>
          <table:table-cell office:value-type="float" office:value="404101" table:style-name="ce3">
            <text:p>404101</text:p>
          </table:table-cell>
          <table:table-cell office:value-type="float" office:value="72.39" table:style-name="ce2">
            <text:p>72,39</text:p>
          </table:table-cell>
          <table:table-cell table:number-columns-repeated="16373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210400" table:style-name="ce3">
            <text:p>210400</text:p>
          </table:table-cell>
          <table:table-cell office:value-type="string" table:style-name="ce4">
            <text:p>IZPOSTAVA ŠMARJE PRI JELŠAH</text:p>
          </table:table-cell>
          <table:table-cell office:value-type="float" office:value="2546" table:style-name="ce3">
            <text:p>2546</text:p>
          </table:table-cell>
          <table:table-cell office:value-type="string" table:style-name="ce4">
            <text:p>ZDRAVSTVENI DOM ŠMARJE PRI JELŠAH</text:p>
          </table:table-cell>
          <table:table-cell office:value-type="string" table:style-name="ce4">
            <text:p>CELJSKA CESTA 16</text:p>
          </table:table-cell>
          <table:table-cell office:value-type="string" table:style-name="ce4">
            <text:p>3240 ŠMARJE PRI JELŠAH</text:p>
          </table:table-cell>
          <table:table-cell office:value-type="float" office:value="12066" table:style-name="ce3">
            <text:p>12066</text:p>
          </table:table-cell>
          <table:table-cell office:value-type="string" table:style-name="ce4">
            <text:p>JURJEC SMOLE NEJA</text:p>
          </table:table-cell>
          <table:table-cell office:value-type="float" office:value="404101" table:style-name="ce3">
            <text:p>404101</text:p>
          </table:table-cell>
          <table:table-cell office:value-type="float" office:value="81.36" table:style-name="ce2">
            <text:p>81,36</text:p>
          </table:table-cell>
          <table:table-cell table:number-columns-repeated="16373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210400" table:style-name="ce3">
            <text:p>210400</text:p>
          </table:table-cell>
          <table:table-cell office:value-type="string" table:style-name="ce4">
            <text:p>IZPOSTAVA ŠMARJE PRI JELŠAH</text:p>
          </table:table-cell>
          <table:table-cell office:value-type="float" office:value="2546" table:style-name="ce3">
            <text:p>2546</text:p>
          </table:table-cell>
          <table:table-cell office:value-type="string" table:style-name="ce4">
            <text:p>ZDRAVSTVENI DOM ŠMARJE PRI JELŠAH</text:p>
          </table:table-cell>
          <table:table-cell office:value-type="string" table:style-name="ce4">
            <text:p>CELJSKA CESTA 16</text:p>
          </table:table-cell>
          <table:table-cell office:value-type="string" table:style-name="ce4">
            <text:p>3240 ŠMARJE PRI JELŠAH</text:p>
          </table:table-cell>
          <table:table-cell office:value-type="float" office:value="12814" table:style-name="ce3">
            <text:p>12814</text:p>
          </table:table-cell>
          <table:table-cell office:value-type="string" table:style-name="ce4">
            <text:p>LIPNIK <text:s/>SIMONA</text:p>
          </table:table-cell>
          <table:table-cell office:value-type="float" office:value="404101" table:style-name="ce3">
            <text:p>404101</text:p>
          </table:table-cell>
          <table:table-cell office:value-type="float" office:value="72.77" table:style-name="ce2">
            <text:p>72,77</text:p>
          </table:table-cell>
          <table:table-cell table:number-columns-repeated="16373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210400" table:style-name="ce3">
            <text:p>210400</text:p>
          </table:table-cell>
          <table:table-cell office:value-type="string" table:style-name="ce4">
            <text:p>IZPOSTAVA ŠMARJE PRI JELŠAH</text:p>
          </table:table-cell>
          <table:table-cell office:value-type="float" office:value="19479" table:style-name="ce3">
            <text:p>19479</text:p>
          </table:table-cell>
          <table:table-cell office:value-type="string" table:style-name="ce4">
            <text:p>ZASEBNA ZOBNA AMBULANTA ČEDOMIR CESAREC DR. DENT. MED</text:p>
          </table:table-cell>
          <table:table-cell office:value-type="string" table:style-name="ce4">
            <text:p>CELJSKA CESTA 14</text:p>
          </table:table-cell>
          <table:table-cell office:value-type="string" table:style-name="ce4">
            <text:p>3240 ŠMARJE PRI JELŠAH</text:p>
          </table:table-cell>
          <table:table-cell office:value-type="float" office:value="5964" table:style-name="ce3">
            <text:p>5964</text:p>
          </table:table-cell>
          <table:table-cell office:value-type="string" table:style-name="ce4">
            <text:p>CESAREC <text:s/>ČEDOMIR</text:p>
          </table:table-cell>
          <table:table-cell office:value-type="float" office:value="404101" table:style-name="ce3">
            <text:p>404101</text:p>
          </table:table-cell>
          <table:table-cell office:value-type="float" office:value="98.06" table:style-name="ce2">
            <text:p>98,06</text:p>
          </table:table-cell>
          <table:table-cell table:number-columns-repeated="16373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210400" table:style-name="ce3">
            <text:p>210400</text:p>
          </table:table-cell>
          <table:table-cell office:value-type="string" table:style-name="ce4">
            <text:p>IZPOSTAVA ŠMARJE PRI JELŠAH</text:p>
          </table:table-cell>
          <table:table-cell office:value-type="float" office:value="31166" table:style-name="ce3">
            <text:p>31166</text:p>
          </table:table-cell>
          <table:table-cell office:value-type="string" table:style-name="ce4">
            <text:p>SIMONA JUG MEHLE, DR.DENT.MED. - ZASEBNA ZOBNA ORDINACIJA</text:p>
          </table:table-cell>
          <table:table-cell office:value-type="string" table:style-name="ce4">
            <text:p>CELJSKA CESTA 16</text:p>
          </table:table-cell>
          <table:table-cell office:value-type="string" table:style-name="ce4">
            <text:p>3240 ŠMARJE PRI JELŠAH</text:p>
          </table:table-cell>
          <table:table-cell office:value-type="float" office:value="8816" table:style-name="ce3">
            <text:p>8816</text:p>
          </table:table-cell>
          <table:table-cell office:value-type="string" table:style-name="ce4">
            <text:p>JUG MEHLE SIMONA</text:p>
          </table:table-cell>
          <table:table-cell office:value-type="float" office:value="404101" table:style-name="ce3">
            <text:p>404101</text:p>
          </table:table-cell>
          <table:table-cell office:value-type="float" office:value="88.29" table:style-name="ce2">
            <text:p>88,29</text:p>
          </table:table-cell>
          <table:table-cell table:number-columns-repeated="16373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210400" table:style-name="ce3">
            <text:p>210400</text:p>
          </table:table-cell>
          <table:table-cell office:value-type="string" table:style-name="ce4">
            <text:p>IZPOSTAVA ŠMARJE PRI JELŠAH</text:p>
          </table:table-cell>
          <table:table-cell office:value-type="float" office:value="31264" table:style-name="ce3">
            <text:p>31264</text:p>
          </table:table-cell>
          <table:table-cell office:value-type="string" table:style-name="ce4">
            <text:p>ZASEBNA ZOBNA AMBULANTA - ALEKSANDRA ŠRAMEL, DR. DENT. MED.</text:p>
          </table:table-cell>
          <table:table-cell office:value-type="string" table:style-name="ce4">
            <text:p>ROGAŠKA CESTA 21</text:p>
          </table:table-cell>
          <table:table-cell office:value-type="string" table:style-name="ce4">
            <text:p>3240 ŠMARJE PRI JELŠAH</text:p>
          </table:table-cell>
          <table:table-cell office:value-type="float" office:value="8678" table:style-name="ce3">
            <text:p>8678</text:p>
          </table:table-cell>
          <table:table-cell office:value-type="string" table:style-name="ce4">
            <text:p>ŠRAMEL <text:s/>ALEKSANDRA</text:p>
          </table:table-cell>
          <table:table-cell office:value-type="float" office:value="404101" table:style-name="ce3">
            <text:p>404101</text:p>
          </table:table-cell>
          <table:table-cell office:value-type="float" office:value="120.46" table:style-name="ce2">
            <text:p>120,46</text:p>
          </table:table-cell>
          <table:table-cell table:number-columns-repeated="16373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210400" table:style-name="ce3">
            <text:p>210400</text:p>
          </table:table-cell>
          <table:table-cell office:value-type="string" table:style-name="ce4">
            <text:p>IZPOSTAVA ŠMARJE PRI JELŠAH</text:p>
          </table:table-cell>
          <table:table-cell office:value-type="float" office:value="19384" table:style-name="ce3">
            <text:p>19384</text:p>
          </table:table-cell>
          <table:table-cell office:value-type="string" table:style-name="ce4">
            <text:p>JAHIĆ ZAIM - ZASEBNA ZOBNA ORDINACIJA</text:p>
          </table:table-cell>
          <table:table-cell office:value-type="string" table:style-name="ce4">
            <text:p>CELJSKA CESTA 7</text:p>
          </table:table-cell>
          <table:table-cell office:value-type="string" table:style-name="ce4">
            <text:p>3250 ROGAŠKA SLATINA</text:p>
          </table:table-cell>
          <table:table-cell office:value-type="float" office:value="3376" table:style-name="ce3">
            <text:p>3376</text:p>
          </table:table-cell>
          <table:table-cell office:value-type="string" table:style-name="ce4">
            <text:p>JAHIĆ <text:s/>ZAIM</text:p>
          </table:table-cell>
          <table:table-cell office:value-type="float" office:value="404101" table:style-name="ce3">
            <text:p>404101</text:p>
          </table:table-cell>
          <table:table-cell office:value-type="float" office:value="113.53" table:style-name="ce2">
            <text:p>113,53</text:p>
          </table:table-cell>
          <table:table-cell table:number-columns-repeated="16373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float" office:value="210400" table:style-name="ce3">
            <text:p>210400</text:p>
          </table:table-cell>
          <table:table-cell office:value-type="string" table:style-name="ce4">
            <text:p>IZPOSTAVA ŠMARJE PRI JELŠAH</text:p>
          </table:table-cell>
          <table:table-cell office:value-type="float" office:value="19445" table:style-name="ce3">
            <text:p>19445</text:p>
          </table:table-cell>
          <table:table-cell office:value-type="string" table:style-name="ce4">
            <text:p>MEHLE NENAD - DOKTOR STOMATOLOGIJE</text:p>
          </table:table-cell>
          <table:table-cell office:value-type="string" table:style-name="ce4">
            <text:p>KIDRIČEVA ULICA 53</text:p>
          </table:table-cell>
          <table:table-cell office:value-type="string" table:style-name="ce4">
            <text:p>3250 ROGAŠKA SLATINA</text:p>
          </table:table-cell>
          <table:table-cell office:value-type="float" office:value="5591" table:style-name="ce3">
            <text:p>5591</text:p>
          </table:table-cell>
          <table:table-cell office:value-type="string" table:style-name="ce4">
            <text:p>MEHLE <text:s/>NENAD</text:p>
          </table:table-cell>
          <table:table-cell office:value-type="float" office:value="404101" table:style-name="ce3">
            <text:p>404101</text:p>
          </table:table-cell>
          <table:table-cell office:value-type="float" office:value="145.32" table:style-name="ce2">
            <text:p>145,32</text:p>
          </table:table-cell>
          <table:table-cell table:number-columns-repeated="16373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210400" table:style-name="ce3">
            <text:p>210400</text:p>
          </table:table-cell>
          <table:table-cell office:value-type="string" table:style-name="ce4">
            <text:p>IZPOSTAVA ŠMARJE PRI JELŠAH</text:p>
          </table:table-cell>
          <table:table-cell office:value-type="float" office:value="31107" table:style-name="ce3">
            <text:p>31107</text:p>
          </table:table-cell>
          <table:table-cell office:value-type="string" table:style-name="ce4">
            <text:p>ILIĆ - BUTOLEN DUŠANKA - ZASEBNA ZOBNA ORDINACIJA</text:p>
          </table:table-cell>
          <table:table-cell office:value-type="string" table:style-name="ce4">
            <text:p>CELJSKA CESTA 7</text:p>
          </table:table-cell>
          <table:table-cell office:value-type="string" table:style-name="ce4">
            <text:p>3250 ROGAŠKA SLATINA</text:p>
          </table:table-cell>
          <table:table-cell office:value-type="float" office:value="5181" table:style-name="ce3">
            <text:p>5181</text:p>
          </table:table-cell>
          <table:table-cell office:value-type="string" table:style-name="ce4">
            <text:p>ILIĆ BUTOLEN DUŠANKA</text:p>
          </table:table-cell>
          <table:table-cell office:value-type="float" office:value="404101" table:style-name="ce3">
            <text:p>404101</text:p>
          </table:table-cell>
          <table:table-cell office:value-type="float" office:value="106.6" table:style-name="ce2">
            <text:p>106,60</text:p>
          </table:table-cell>
          <table:table-cell table:number-columns-repeated="16373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210400" table:style-name="ce3">
            <text:p>210400</text:p>
          </table:table-cell>
          <table:table-cell office:value-type="string" table:style-name="ce4">
            <text:p>IZPOSTAVA ŠMARJE PRI JELŠAH</text:p>
          </table:table-cell>
          <table:table-cell office:value-type="float" office:value="2546" table:style-name="ce3">
            <text:p>2546</text:p>
          </table:table-cell>
          <table:table-cell office:value-type="string" table:style-name="ce4">
            <text:p>ZDRAVSTVENI DOM ŠMARJE PRI JELŠAH</text:p>
          </table:table-cell>
          <table:table-cell office:value-type="string" table:style-name="ce4">
            <text:p>CELJSKA CESTA 16</text:p>
          </table:table-cell>
          <table:table-cell office:value-type="string" table:style-name="ce4">
            <text:p>3240 ŠMARJE PRI JELŠAH</text:p>
          </table:table-cell>
          <table:table-cell office:value-type="float" office:value="12814" table:style-name="ce3">
            <text:p>12814</text:p>
          </table:table-cell>
          <table:table-cell office:value-type="string" table:style-name="ce4">
            <text:p>LIPNIK <text:s/>SIMONA</text:p>
          </table:table-cell>
          <table:table-cell office:value-type="float" office:value="404103" table:style-name="ce3">
            <text:p>404103</text:p>
          </table:table-cell>
          <table:table-cell office:value-type="float" office:value="45.44" table:style-name="ce2">
            <text:p>45,44</text:p>
          </table:table-cell>
          <table:table-cell table:number-columns-repeated="16373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210400" table:style-name="ce3">
            <text:p>210400</text:p>
          </table:table-cell>
          <table:table-cell office:value-type="string" table:style-name="ce4">
            <text:p>IZPOSTAVA ŠMARJE PRI JELŠAH</text:p>
          </table:table-cell>
          <table:table-cell office:value-type="float" office:value="2546" table:style-name="ce3">
            <text:p>2546</text:p>
          </table:table-cell>
          <table:table-cell office:value-type="string" table:style-name="ce4">
            <text:p>ZDRAVSTVENI DOM ŠMARJE PRI JELŠAH</text:p>
          </table:table-cell>
          <table:table-cell office:value-type="string" table:style-name="ce4">
            <text:p>CELJSKA CESTA 16</text:p>
          </table:table-cell>
          <table:table-cell office:value-type="string" table:style-name="ce4">
            <text:p>3240 ŠMARJE PRI JELŠAH</text:p>
          </table:table-cell>
          <table:table-cell office:value-type="float" office:value="12105" table:style-name="ce3">
            <text:p>12105</text:p>
          </table:table-cell>
          <table:table-cell office:value-type="string" table:style-name="ce4">
            <text:p>NELOSKA <text:s/>ANA</text:p>
          </table:table-cell>
          <table:table-cell office:value-type="float" office:value="404103" table:style-name="ce3">
            <text:p>404103</text:p>
          </table:table-cell>
          <table:table-cell office:value-type="float" office:value="109.6" table:style-name="ce2">
            <text:p>109,60</text:p>
          </table:table-cell>
          <table:table-cell table:number-columns-repeated="16373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float" office:value="210400" table:style-name="ce3">
            <text:p>210400</text:p>
          </table:table-cell>
          <table:table-cell office:value-type="string" table:style-name="ce4">
            <text:p>IZPOSTAVA ŠMARJE PRI JELŠAH</text:p>
          </table:table-cell>
          <table:table-cell office:value-type="float" office:value="2546" table:style-name="ce3">
            <text:p>2546</text:p>
          </table:table-cell>
          <table:table-cell office:value-type="string" table:style-name="ce4">
            <text:p>ZDRAVSTVENI DOM ŠMARJE PRI JELŠAH</text:p>
          </table:table-cell>
          <table:table-cell office:value-type="string" table:style-name="ce4">
            <text:p>CELJSKA CESTA 16</text:p>
          </table:table-cell>
          <table:table-cell office:value-type="string" table:style-name="ce4">
            <text:p>3240 ŠMARJE PRI JELŠAH</text:p>
          </table:table-cell>
          <table:table-cell office:value-type="float" office:value="13091" table:style-name="ce3">
            <text:p>13091</text:p>
          </table:table-cell>
          <table:table-cell office:value-type="string" table:style-name="ce4">
            <text:p>KOPINŠEK <text:s/>ŠPELA</text:p>
          </table:table-cell>
          <table:table-cell office:value-type="float" office:value="404103" table:style-name="ce3">
            <text:p>404103</text:p>
          </table:table-cell>
          <table:table-cell office:value-type="float" office:value="63.44" table:style-name="ce2">
            <text:p>63,44</text:p>
          </table:table-cell>
          <table:table-cell table:number-columns-repeated="16373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210400" table:style-name="ce3">
            <text:p>210400</text:p>
          </table:table-cell>
          <table:table-cell office:value-type="string" table:style-name="ce4">
            <text:p>IZPOSTAVA ŠMARJE PRI JELŠAH</text:p>
          </table:table-cell>
          <table:table-cell office:value-type="float" office:value="2546" table:style-name="ce3">
            <text:p>2546</text:p>
          </table:table-cell>
          <table:table-cell office:value-type="string" table:style-name="ce4">
            <text:p>ZDRAVSTVENI DOM ŠMARJE PRI JELŠAH</text:p>
          </table:table-cell>
          <table:table-cell office:value-type="string" table:style-name="ce4">
            <text:p>CELJSKA CESTA 16</text:p>
          </table:table-cell>
          <table:table-cell office:value-type="string" table:style-name="ce4">
            <text:p>3240 ŠMARJE PRI JELŠAH</text:p>
          </table:table-cell>
          <table:table-cell office:value-type="float" office:value="10205" table:style-name="ce3">
            <text:p>10205</text:p>
          </table:table-cell>
          <table:table-cell office:value-type="string" table:style-name="ce4">
            <text:p>LUKIĆ <text:s/>SNEŽANA</text:p>
          </table:table-cell>
          <table:table-cell office:value-type="float" office:value="404103" table:style-name="ce3">
            <text:p>404103</text:p>
          </table:table-cell>
          <table:table-cell office:value-type="float" office:value="60.24" table:style-name="ce2">
            <text:p>60,24</text:p>
          </table:table-cell>
          <table:table-cell table:number-columns-repeated="16373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210400" table:style-name="ce3">
            <text:p>210400</text:p>
          </table:table-cell>
          <table:table-cell office:value-type="string" table:style-name="ce4">
            <text:p>IZPOSTAVA ŠMARJE PRI JELŠAH</text:p>
          </table:table-cell>
          <table:table-cell office:value-type="float" office:value="2546" table:style-name="ce3">
            <text:p>2546</text:p>
          </table:table-cell>
          <table:table-cell office:value-type="string" table:style-name="ce4">
            <text:p>ZDRAVSTVENI DOM ŠMARJE PRI JELŠAH</text:p>
          </table:table-cell>
          <table:table-cell office:value-type="string" table:style-name="ce4">
            <text:p>CELJSKA CESTA 16</text:p>
          </table:table-cell>
          <table:table-cell office:value-type="string" table:style-name="ce4">
            <text:p>3240 ŠMARJE PRI JELŠAH</text:p>
          </table:table-cell>
          <table:table-cell office:value-type="float" office:value="10542" table:style-name="ce3">
            <text:p>10542</text:p>
          </table:table-cell>
          <table:table-cell office:value-type="string" table:style-name="ce4">
            <text:p>AKSIĆ <text:s/>SANJA</text:p>
          </table:table-cell>
          <table:table-cell office:value-type="float" office:value="404103" table:style-name="ce3">
            <text:p>404103</text:p>
          </table:table-cell>
          <table:table-cell office:value-type="float" office:value="119.04" table:style-name="ce2">
            <text:p>119,04</text:p>
          </table:table-cell>
          <table:table-cell table:number-columns-repeated="16373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210400" table:style-name="ce3">
            <text:p>210400</text:p>
          </table:table-cell>
          <table:table-cell office:value-type="string" table:style-name="ce4">
            <text:p>IZPOSTAVA ŠMARJE PRI JELŠAH</text:p>
          </table:table-cell>
          <table:table-cell office:value-type="float" office:value="31237" table:style-name="ce3">
            <text:p>31237</text:p>
          </table:table-cell>
          <table:table-cell office:value-type="string" table:style-name="ce4">
            <text:p>ZASEBNA ZOBNA ORDINACIJA - BOJANA DEBELJAK DANIELOV DR. DENT. MED.</text:p>
          </table:table-cell>
          <table:table-cell office:value-type="string" table:style-name="ce4">
            <text:p>CELJSKA CESTA 10</text:p>
          </table:table-cell>
          <table:table-cell office:value-type="string" table:style-name="ce4">
            <text:p>3250 ROGAŠKA SLATINA</text:p>
          </table:table-cell>
          <table:table-cell office:value-type="float" office:value="7582" table:style-name="ce3">
            <text:p>7582</text:p>
          </table:table-cell>
          <table:table-cell office:value-type="string" table:style-name="ce4">
            <text:p>DEBELJAK DANIELOV BOJANA</text:p>
          </table:table-cell>
          <table:table-cell office:value-type="float" office:value="404103" table:style-name="ce3">
            <text:p>404103</text:p>
          </table:table-cell>
          <table:table-cell office:value-type="float" office:value="161.68" table:style-name="ce2">
            <text:p>161,68</text:p>
          </table:table-cell>
          <table:table-cell table:number-columns-repeated="16373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float" office:value="210500" table:style-name="ce3">
            <text:p>210500</text:p>
          </table:table-cell>
          <table:table-cell office:value-type="string" table:style-name="ce4">
            <text:p>IZPOSTAVA ŽALEC</text:p>
          </table:table-cell>
          <table:table-cell office:value-type="float" office:value="31106" table:style-name="ce3">
            <text:p>31106</text:p>
          </table:table-cell>
          <table:table-cell office:value-type="string" table:style-name="ce4">
            <text:p>MATEK IVAN - ZASEBNA ZOBNA AMBULANTA</text:p>
          </table:table-cell>
          <table:table-cell office:value-type="string" table:style-name="ce4">
            <text:p>PETROVČE 95</text:p>
          </table:table-cell>
          <table:table-cell office:value-type="string" table:style-name="ce4">
            <text:p>3301 PETROVČE</text:p>
          </table:table-cell>
          <table:table-cell office:value-type="float" office:value="4892" table:style-name="ce3">
            <text:p>4892</text:p>
          </table:table-cell>
          <table:table-cell office:value-type="string" table:style-name="ce4">
            <text:p>MATEK <text:s/>IVAN</text:p>
          </table:table-cell>
          <table:table-cell office:value-type="float" office:value="404101" table:style-name="ce3">
            <text:p>404101</text:p>
          </table:table-cell>
          <table:table-cell office:value-type="float" office:value="133.51" table:style-name="ce2">
            <text:p>133,51</text:p>
          </table:table-cell>
          <table:table-cell table:number-columns-repeated="16373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210500" table:style-name="ce3">
            <text:p>210500</text:p>
          </table:table-cell>
          <table:table-cell office:value-type="string" table:style-name="ce4">
            <text:p>IZPOSTAVA ŽALEC</text:p>
          </table:table-cell>
          <table:table-cell office:value-type="float" office:value="31306" table:style-name="ce3">
            <text:p>31306</text:p>
          </table:table-cell>
          <table:table-cell office:value-type="string" table:style-name="ce4">
            <text:p>MELADENS STORITVE IN SVETOVANJE D.O.O.</text:p>
          </table:table-cell>
          <table:table-cell office:value-type="string" table:style-name="ce4">
            <text:p>VRANSKO 130 D</text:p>
          </table:table-cell>
          <table:table-cell office:value-type="string" table:style-name="ce4">
            <text:p>3305 VRANSKO</text:p>
          </table:table-cell>
          <table:table-cell office:value-type="float" office:value="6681" table:style-name="ce3">
            <text:p>6681</text:p>
          </table:table-cell>
          <table:table-cell office:value-type="string" table:style-name="ce4">
            <text:p>JAVORSKY <text:s/>RASTA</text:p>
          </table:table-cell>
          <table:table-cell office:value-type="float" office:value="404101" table:style-name="ce3">
            <text:p>404101</text:p>
          </table:table-cell>
          <table:table-cell office:value-type="float" office:value="102.68" table:style-name="ce2">
            <text:p>102,68</text:p>
          </table:table-cell>
          <table:table-cell table:number-columns-repeated="16373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float" office:value="210500" table:style-name="ce3">
            <text:p>210500</text:p>
          </table:table-cell>
          <table:table-cell office:value-type="string" table:style-name="ce4">
            <text:p>IZPOSTAVA ŽALEC</text:p>
          </table:table-cell>
          <table:table-cell office:value-type="float" office:value="19357" table:style-name="ce3">
            <text:p>19357</text:p>
          </table:table-cell>
          <table:table-cell office:value-type="string" table:style-name="ce4">
            <text:p>ZASEBNA ZOBNA AMBULANTA NIKOLA POTOČNIK, DR.DENT.MED.</text:p>
          </table:table-cell>
          <table:table-cell office:value-type="string" table:style-name="ce4">
            <text:p>MESTNI TRG 5</text:p>
          </table:table-cell>
          <table:table-cell office:value-type="string" table:style-name="ce4">
            <text:p>3310 ŽALEC</text:p>
          </table:table-cell>
          <table:table-cell office:value-type="float" office:value="6934" table:style-name="ce3">
            <text:p>6934</text:p>
          </table:table-cell>
          <table:table-cell office:value-type="string" table:style-name="ce4">
            <text:p>POTOČNIK <text:s/>NIKOLA</text:p>
          </table:table-cell>
          <table:table-cell office:value-type="float" office:value="404101" table:style-name="ce3">
            <text:p>404101</text:p>
          </table:table-cell>
          <table:table-cell office:value-type="float" office:value="126.79" table:style-name="ce2">
            <text:p>126,79</text:p>
          </table:table-cell>
          <table:table-cell table:number-columns-repeated="16373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210500" table:style-name="ce3">
            <text:p>210500</text:p>
          </table:table-cell>
          <table:table-cell office:value-type="string" table:style-name="ce4">
            <text:p>IZPOSTAVA ŽALEC</text:p>
          </table:table-cell>
          <table:table-cell office:value-type="float" office:value="31162" table:style-name="ce3">
            <text:p>31162</text:p>
          </table:table-cell>
          <table:table-cell office:value-type="string" table:style-name="ce4">
            <text:p>RONALD NOVAK DR.DENT.MED. - ZASEBNA ZOBOZDRAVSTVENA AMBULANTA</text:p>
          </table:table-cell>
          <table:table-cell office:value-type="string" table:style-name="ce4">
            <text:p>PREŠERNOVA ULICA 6</text:p>
          </table:table-cell>
          <table:table-cell office:value-type="string" table:style-name="ce4">
            <text:p>3310 ŽALEC</text:p>
          </table:table-cell>
          <table:table-cell office:value-type="float" office:value="8740" table:style-name="ce3">
            <text:p>8740</text:p>
          </table:table-cell>
          <table:table-cell office:value-type="string" table:style-name="ce4">
            <text:p>NOVAK <text:s/>RONALD FRANC</text:p>
          </table:table-cell>
          <table:table-cell office:value-type="float" office:value="404101" table:style-name="ce3">
            <text:p>404101</text:p>
          </table:table-cell>
          <table:table-cell office:value-type="float" office:value="103" table:style-name="ce2">
            <text:p>103,00</text:p>
          </table:table-cell>
          <table:table-cell table:number-columns-repeated="16373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float" office:value="210500" table:style-name="ce3">
            <text:p>210500</text:p>
          </table:table-cell>
          <table:table-cell office:value-type="string" table:style-name="ce4">
            <text:p>IZPOSTAVA ŽALEC</text:p>
          </table:table-cell>
          <table:table-cell office:value-type="float" office:value="31188" table:style-name="ce3">
            <text:p>31188</text:p>
          </table:table-cell>
          <table:table-cell office:value-type="string" table:style-name="ce4">
            <text:p>NIKA PODBREGAR, DR.DENT.MED. - ZASEBNA ZOBNA AMBULANTA</text:p>
          </table:table-cell>
          <table:table-cell office:value-type="string" table:style-name="ce4">
            <text:p>PREŠERNOVA ULICA 6</text:p>
          </table:table-cell>
          <table:table-cell office:value-type="string" table:style-name="ce4">
            <text:p>3310 ŽALEC</text:p>
          </table:table-cell>
          <table:table-cell office:value-type="float" office:value="9080" table:style-name="ce3">
            <text:p>9080</text:p>
          </table:table-cell>
          <table:table-cell office:value-type="string" table:style-name="ce4">
            <text:p>PODBREGAR <text:s/>NIKA</text:p>
          </table:table-cell>
          <table:table-cell office:value-type="float" office:value="404101" table:style-name="ce3">
            <text:p>404101</text:p>
          </table:table-cell>
          <table:table-cell office:value-type="float" office:value="131.94999999999999" table:style-name="ce2">
            <text:p>131,95</text:p>
          </table:table-cell>
          <table:table-cell table:number-columns-repeated="16373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210500" table:style-name="ce3">
            <text:p>210500</text:p>
          </table:table-cell>
          <table:table-cell office:value-type="string" table:style-name="ce4">
            <text:p>IZPOSTAVA ŽALEC</text:p>
          </table:table-cell>
          <table:table-cell office:value-type="float" office:value="31189" table:style-name="ce3">
            <text:p>31189</text:p>
          </table:table-cell>
          <table:table-cell office:value-type="string" table:style-name="ce4">
            <text:p>ZASEBNA ZOBNA ORDINACIJA, NIKO VRABL, DR.DENT.MED.</text:p>
          </table:table-cell>
          <table:table-cell office:value-type="string" table:style-name="ce4">
            <text:p>PREŠERNOVA ULICA 6</text:p>
          </table:table-cell>
          <table:table-cell office:value-type="string" table:style-name="ce4">
            <text:p>3310 ŽALEC</text:p>
          </table:table-cell>
          <table:table-cell office:value-type="float" office:value="9841" table:style-name="ce3">
            <text:p>9841</text:p>
          </table:table-cell>
          <table:table-cell office:value-type="string" table:style-name="ce4">
            <text:p>VRABL <text:s/>NIKO</text:p>
          </table:table-cell>
          <table:table-cell office:value-type="float" office:value="404101" table:style-name="ce3">
            <text:p>404101</text:p>
          </table:table-cell>
          <table:table-cell office:value-type="float" office:value="110.31" table:style-name="ce2">
            <text:p>110,31</text:p>
          </table:table-cell>
          <table:table-cell table:number-columns-repeated="16373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float" office:value="210500" table:style-name="ce3">
            <text:p>210500</text:p>
          </table:table-cell>
          <table:table-cell office:value-type="string" table:style-name="ce4">
            <text:p>IZPOSTAVA ŽALEC</text:p>
          </table:table-cell>
          <table:table-cell office:value-type="float" office:value="31293" table:style-name="ce3">
            <text:p>31293</text:p>
          </table:table-cell>
          <table:table-cell office:value-type="string" table:style-name="ce4">
            <text:p>SAŠO HRIBAR, DR. DENT. MED. - ZASEBNA ZOBNA AMBULANTA</text:p>
          </table:table-cell>
          <table:table-cell office:value-type="string" table:style-name="ce4">
            <text:p>PREŠERNOVA ULICA 6</text:p>
          </table:table-cell>
          <table:table-cell office:value-type="string" table:style-name="ce4">
            <text:p>3310 ŽALEC</text:p>
          </table:table-cell>
          <table:table-cell office:value-type="float" office:value="11338" table:style-name="ce3">
            <text:p>11338</text:p>
          </table:table-cell>
          <table:table-cell office:value-type="string" table:style-name="ce4">
            <text:p>HRIBAR <text:s/>SAŠO</text:p>
          </table:table-cell>
          <table:table-cell office:value-type="float" office:value="404101" table:style-name="ce3">
            <text:p>404101</text:p>
          </table:table-cell>
          <table:table-cell office:value-type="float" office:value="83.83" table:style-name="ce2">
            <text:p>83,83</text:p>
          </table:table-cell>
          <table:table-cell table:number-columns-repeated="16373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210500" table:style-name="ce3">
            <text:p>210500</text:p>
          </table:table-cell>
          <table:table-cell office:value-type="string" table:style-name="ce4">
            <text:p>IZPOSTAVA ŽALEC</text:p>
          </table:table-cell>
          <table:table-cell office:value-type="float" office:value="31287" table:style-name="ce3">
            <text:p>31287</text:p>
          </table:table-cell>
          <table:table-cell office:value-type="string" table:style-name="ce4">
            <text:p>ZASEBNA ZOBNA AMBULANTA, SAŠA DOLAR PETELINŠEK, S.P.</text:p>
          </table:table-cell>
          <table:table-cell office:value-type="string" table:style-name="ce4">
            <text:p>GRAŠČINSKA CESTA 11</text:p>
          </table:table-cell>
          <table:table-cell office:value-type="string" table:style-name="ce4">
            <text:p>3312 PREBOLD</text:p>
          </table:table-cell>
          <table:table-cell office:value-type="float" office:value="10066" table:style-name="ce3">
            <text:p>10066</text:p>
          </table:table-cell>
          <table:table-cell office:value-type="string" table:style-name="ce4">
            <text:p>DOLAR PETELINŠEK SAŠA</text:p>
          </table:table-cell>
          <table:table-cell office:value-type="float" office:value="404101" table:style-name="ce3">
            <text:p>404101</text:p>
          </table:table-cell>
          <table:table-cell office:value-type="float" office:value="138.44999999999999" table:style-name="ce2">
            <text:p>138,45</text:p>
          </table:table-cell>
          <table:table-cell table:number-columns-repeated="16373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210500" table:style-name="ce3">
            <text:p>210500</text:p>
          </table:table-cell>
          <table:table-cell office:value-type="string" table:style-name="ce4">
            <text:p>IZPOSTAVA ŽALEC</text:p>
          </table:table-cell>
          <table:table-cell office:value-type="float" office:value="55032" table:style-name="ce3">
            <text:p>55032</text:p>
          </table:table-cell>
          <table:table-cell office:value-type="string" table:style-name="ce4">
            <text:p>SANJA RAŠIĆ, DDM ZASEBNA ZOBOZDRAVSTVENA ORDINACIJA</text:p>
          </table:table-cell>
          <table:table-cell office:value-type="string" table:style-name="ce4">
            <text:p>GRAŠČINSKA CESTA 11</text:p>
          </table:table-cell>
          <table:table-cell office:value-type="string" table:style-name="ce4">
            <text:p>3312 PREBOLD</text:p>
          </table:table-cell>
          <table:table-cell office:value-type="float" office:value="10077" table:style-name="ce3">
            <text:p>10077</text:p>
          </table:table-cell>
          <table:table-cell office:value-type="string" table:style-name="ce4">
            <text:p>RAŠIĆ <text:s/>SANJA</text:p>
          </table:table-cell>
          <table:table-cell office:value-type="float" office:value="404101" table:style-name="ce3">
            <text:p>404101</text:p>
          </table:table-cell>
          <table:table-cell office:value-type="float" office:value="86.03" table:style-name="ce2">
            <text:p>86,03</text:p>
          </table:table-cell>
          <table:table-cell table:number-columns-repeated="16373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float" office:value="210500" table:style-name="ce3">
            <text:p>210500</text:p>
          </table:table-cell>
          <table:table-cell office:value-type="string" table:style-name="ce4">
            <text:p>IZPOSTAVA ŽALEC</text:p>
          </table:table-cell>
          <table:table-cell office:value-type="float" office:value="31105" table:style-name="ce3">
            <text:p>31105</text:p>
          </table:table-cell>
          <table:table-cell office:value-type="string" table:style-name="ce4">
            <text:p>VEZOČNIK ERIKA - ZASEBNA ZOBNA AMBULANTA</text:p>
          </table:table-cell>
          <table:table-cell office:value-type="string" table:style-name="ce4">
            <text:p>GLAVNI TRG 15</text:p>
          </table:table-cell>
          <table:table-cell office:value-type="string" table:style-name="ce4">
            <text:p>3313 POLZELA</text:p>
          </table:table-cell>
          <table:table-cell office:value-type="float" office:value="6302" table:style-name="ce3">
            <text:p>6302</text:p>
          </table:table-cell>
          <table:table-cell office:value-type="string" table:style-name="ce4">
            <text:p>VEZOČNIK <text:s/>ERIKA</text:p>
          </table:table-cell>
          <table:table-cell office:value-type="float" office:value="404101" table:style-name="ce3">
            <text:p>404101</text:p>
          </table:table-cell>
          <table:table-cell office:value-type="float" office:value="96.67" table:style-name="ce2">
            <text:p>96,67</text:p>
          </table:table-cell>
          <table:table-cell table:number-columns-repeated="16373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float" office:value="210500" table:style-name="ce3">
            <text:p>210500</text:p>
          </table:table-cell>
          <table:table-cell office:value-type="string" table:style-name="ce4">
            <text:p>IZPOSTAVA ŽALEC</text:p>
          </table:table-cell>
          <table:table-cell office:value-type="float" office:value="31179" table:style-name="ce3">
            <text:p>31179</text:p>
          </table:table-cell>
          <table:table-cell office:value-type="string" table:style-name="ce4">
            <text:p>JASMINA VENGUST, DR.DENT.MED. - ZASEBNA ZOBOZDRAVSTVENA AMBULANTA</text:p>
          </table:table-cell>
          <table:table-cell office:value-type="string" table:style-name="ce4">
            <text:p>GLAVNI TRG 15</text:p>
          </table:table-cell>
          <table:table-cell office:value-type="string" table:style-name="ce4">
            <text:p>3313 POLZELA</text:p>
          </table:table-cell>
          <table:table-cell office:value-type="float" office:value="8399" table:style-name="ce3">
            <text:p>8399</text:p>
          </table:table-cell>
          <table:table-cell office:value-type="string" table:style-name="ce4">
            <text:p>VENGUST <text:s/>JASMINA</text:p>
          </table:table-cell>
          <table:table-cell office:value-type="float" office:value="404101" table:style-name="ce3">
            <text:p>404101</text:p>
          </table:table-cell>
          <table:table-cell office:value-type="float" office:value="89.63" table:style-name="ce2">
            <text:p>89,63</text:p>
          </table:table-cell>
          <table:table-cell table:number-columns-repeated="16373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210500" table:style-name="ce3">
            <text:p>210500</text:p>
          </table:table-cell>
          <table:table-cell office:value-type="string" table:style-name="ce4">
            <text:p>IZPOSTAVA ŽALEC</text:p>
          </table:table-cell>
          <table:table-cell office:value-type="float" office:value="31130" table:style-name="ce3">
            <text:p>31130</text:p>
          </table:table-cell>
          <table:table-cell office:value-type="string" table:style-name="ce4">
            <text:p>SMAJILA BOJAN, DR. DENT. MED. - ZASEBNA ZOBNA ORDINACIJA</text:p>
          </table:table-cell>
          <table:table-cell office:value-type="string" table:style-name="ce4">
            <text:p>BRASLOVČE 27</text:p>
          </table:table-cell>
          <table:table-cell office:value-type="string" table:style-name="ce4">
            <text:p>3314 BRASLOVČE</text:p>
          </table:table-cell>
          <table:table-cell office:value-type="float" office:value="8018" table:style-name="ce3">
            <text:p>8018</text:p>
          </table:table-cell>
          <table:table-cell office:value-type="string" table:style-name="ce4">
            <text:p>SMAJILA <text:s/>BOJAN</text:p>
          </table:table-cell>
          <table:table-cell office:value-type="float" office:value="404101" table:style-name="ce3">
            <text:p>404101</text:p>
          </table:table-cell>
          <table:table-cell office:value-type="float" office:value="127.01" table:style-name="ce2">
            <text:p>127,01</text:p>
          </table:table-cell>
          <table:table-cell table:number-columns-repeated="16373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float" office:value="210500" table:style-name="ce3">
            <text:p>210500</text:p>
          </table:table-cell>
          <table:table-cell office:value-type="string" table:style-name="ce4">
            <text:p>IZPOSTAVA ŽALEC</text:p>
          </table:table-cell>
          <table:table-cell office:value-type="float" office:value="31106" table:style-name="ce3">
            <text:p>31106</text:p>
          </table:table-cell>
          <table:table-cell office:value-type="string" table:style-name="ce4">
            <text:p>MATEK IVAN - ZASEBNA ZOBNA AMBULANTA</text:p>
          </table:table-cell>
          <table:table-cell office:value-type="string" table:style-name="ce4">
            <text:p>PETROVČE 95</text:p>
          </table:table-cell>
          <table:table-cell office:value-type="string" table:style-name="ce4">
            <text:p>3301 PETROVČE</text:p>
          </table:table-cell>
          <table:table-cell office:value-type="float" office:value="4892" table:style-name="ce3">
            <text:p>4892</text:p>
          </table:table-cell>
          <table:table-cell office:value-type="string" table:style-name="ce4">
            <text:p>MATEK <text:s/>IVAN</text:p>
          </table:table-cell>
          <table:table-cell office:value-type="float" office:value="404103" table:style-name="ce3">
            <text:p>404103</text:p>
          </table:table-cell>
          <table:table-cell office:value-type="float" office:value="70.400000000000006" table:style-name="ce2">
            <text:p>70,40</text:p>
          </table:table-cell>
          <table:table-cell table:number-columns-repeated="16373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210500" table:style-name="ce3">
            <text:p>210500</text:p>
          </table:table-cell>
          <table:table-cell office:value-type="string" table:style-name="ce4">
            <text:p>IZPOSTAVA ŽALEC</text:p>
          </table:table-cell>
          <table:table-cell office:value-type="float" office:value="31202" table:style-name="ce3">
            <text:p>31202</text:p>
          </table:table-cell>
          <table:table-cell office:value-type="string" table:style-name="ce4">
            <text:p>ZASEBNA ZOBNA AMBULANTA OTROŠKEGA IN MLADINSKEGA ZOBOZDRAVSTVA MAJDA GORENJAK DR.DENT.MED.</text:p>
          </table:table-cell>
          <table:table-cell office:value-type="string" table:style-name="ce4">
            <text:p>VRANSKO 130 D</text:p>
          </table:table-cell>
          <table:table-cell office:value-type="string" table:style-name="ce4">
            <text:p>3305 VRANSKO</text:p>
          </table:table-cell>
          <table:table-cell office:value-type="float" office:value="6787" table:style-name="ce3">
            <text:p>6787</text:p>
          </table:table-cell>
          <table:table-cell office:value-type="string" table:style-name="ce4">
            <text:p>GORENJAK <text:s/>MAJDA</text:p>
          </table:table-cell>
          <table:table-cell office:value-type="float" office:value="404103" table:style-name="ce3">
            <text:p>404103</text:p>
          </table:table-cell>
          <table:table-cell office:value-type="float" office:value="67.040000000000006" table:style-name="ce2">
            <text:p>67,04</text:p>
          </table:table-cell>
          <table:table-cell table:number-columns-repeated="16373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float" office:value="210500" table:style-name="ce3">
            <text:p>210500</text:p>
          </table:table-cell>
          <table:table-cell office:value-type="string" table:style-name="ce4">
            <text:p>IZPOSTAVA ŽALEC</text:p>
          </table:table-cell>
          <table:table-cell office:value-type="float" office:value="2641" table:style-name="ce3">
            <text:p>2641</text:p>
          </table:table-cell>
          <table:table-cell office:value-type="string" table:style-name="ce4">
            <text:p>ZDRAVSTVENI DOM DR. JOŽETA POTRATE ŽALEC</text:p>
          </table:table-cell>
          <table:table-cell office:value-type="string" table:style-name="ce4">
            <text:p>PREŠERNOVA ULICA 6</text:p>
          </table:table-cell>
          <table:table-cell office:value-type="string" table:style-name="ce4">
            <text:p>3310 ŽALEC</text:p>
          </table:table-cell>
          <table:table-cell office:value-type="float" office:value="12593" table:style-name="ce3">
            <text:p>12593</text:p>
          </table:table-cell>
          <table:table-cell office:value-type="string" table:style-name="ce4">
            <text:p>ŠERCER <text:s/>MAJA</text:p>
          </table:table-cell>
          <table:table-cell office:value-type="float" office:value="404103" table:style-name="ce3">
            <text:p>404103</text:p>
          </table:table-cell>
          <table:table-cell office:value-type="float" office:value="101.68" table:style-name="ce2">
            <text:p>101,68</text:p>
          </table:table-cell>
          <table:table-cell table:number-columns-repeated="16373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float" office:value="210500" table:style-name="ce3">
            <text:p>210500</text:p>
          </table:table-cell>
          <table:table-cell office:value-type="string" table:style-name="ce4">
            <text:p>IZPOSTAVA ŽALEC</text:p>
          </table:table-cell>
          <table:table-cell office:value-type="float" office:value="2641" table:style-name="ce3">
            <text:p>2641</text:p>
          </table:table-cell>
          <table:table-cell office:value-type="string" table:style-name="ce4">
            <text:p>ZDRAVSTVENI DOM DR. JOŽETA POTRATE ŽALEC</text:p>
          </table:table-cell>
          <table:table-cell office:value-type="string" table:style-name="ce4">
            <text:p>PREŠERNOVA ULICA 6</text:p>
          </table:table-cell>
          <table:table-cell office:value-type="string" table:style-name="ce4">
            <text:p>3310 ŽALEC</text:p>
          </table:table-cell>
          <table:table-cell office:value-type="float" office:value="12318" table:style-name="ce3">
            <text:p>12318</text:p>
          </table:table-cell>
          <table:table-cell office:value-type="string" table:style-name="ce4">
            <text:p>BASTL HRASTNIK VEKOSLAVA</text:p>
          </table:table-cell>
          <table:table-cell office:value-type="float" office:value="404103" table:style-name="ce3">
            <text:p>404103</text:p>
          </table:table-cell>
          <table:table-cell office:value-type="float" office:value="77.760000000000005" table:style-name="ce2">
            <text:p>77,76</text:p>
          </table:table-cell>
          <table:table-cell table:number-columns-repeated="16373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float" office:value="210500" table:style-name="ce3">
            <text:p>210500</text:p>
          </table:table-cell>
          <table:table-cell office:value-type="string" table:style-name="ce4">
            <text:p>IZPOSTAVA ŽALEC</text:p>
          </table:table-cell>
          <table:table-cell office:value-type="float" office:value="31287" table:style-name="ce3">
            <text:p>31287</text:p>
          </table:table-cell>
          <table:table-cell office:value-type="string" table:style-name="ce4">
            <text:p>ZASEBNA ZOBNA AMBULANTA, SAŠA DOLAR PETELINŠEK, S.P.</text:p>
          </table:table-cell>
          <table:table-cell office:value-type="string" table:style-name="ce4">
            <text:p>GRAŠČINSKA CESTA 11</text:p>
          </table:table-cell>
          <table:table-cell office:value-type="string" table:style-name="ce4">
            <text:p>3312 PREBOLD</text:p>
          </table:table-cell>
          <table:table-cell office:value-type="float" office:value="10066" table:style-name="ce3">
            <text:p>10066</text:p>
          </table:table-cell>
          <table:table-cell office:value-type="string" table:style-name="ce4">
            <text:p>DOLAR PETELINŠEK SAŠA</text:p>
          </table:table-cell>
          <table:table-cell office:value-type="float" office:value="404103" table:style-name="ce3">
            <text:p>404103</text:p>
          </table:table-cell>
          <table:table-cell office:value-type="float" office:value="102.96" table:style-name="ce2">
            <text:p>102,96</text:p>
          </table:table-cell>
          <table:table-cell table:number-columns-repeated="16373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float" office:value="210500" table:style-name="ce3">
            <text:p>210500</text:p>
          </table:table-cell>
          <table:table-cell office:value-type="string" table:style-name="ce4">
            <text:p>IZPOSTAVA ŽALEC</text:p>
          </table:table-cell>
          <table:table-cell office:value-type="float" office:value="31203" table:style-name="ce3">
            <text:p>31203</text:p>
          </table:table-cell>
          <table:table-cell office:value-type="string" table:style-name="ce4">
            <text:p>ZASEBNA ZOBNA AMBULANTA SILVA GALACKAJ, DR.DENT.MED.</text:p>
          </table:table-cell>
          <table:table-cell office:value-type="string" table:style-name="ce4">
            <text:p>GLAVNI TRG 15</text:p>
          </table:table-cell>
          <table:table-cell office:value-type="string" table:style-name="ce4">
            <text:p>3313 POLZELA</text:p>
          </table:table-cell>
          <table:table-cell office:value-type="float" office:value="5956" table:style-name="ce3">
            <text:p>5956</text:p>
          </table:table-cell>
          <table:table-cell office:value-type="string" table:style-name="ce4">
            <text:p>GALACKAJ <text:s/>SILVA</text:p>
          </table:table-cell>
          <table:table-cell office:value-type="float" office:value="404103" table:style-name="ce3">
            <text:p>404103</text:p>
          </table:table-cell>
          <table:table-cell office:value-type="float" office:value="100.8" table:style-name="ce2">
            <text:p>100,80</text:p>
          </table:table-cell>
          <table:table-cell table:number-columns-repeated="16373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3401" table:style-name="ce3">
            <text:p>3401</text:p>
          </table:table-cell>
          <table:table-cell office:value-type="string" table:style-name="ce4">
            <text:p>ZDRAVSTVENI DOM KOPER CASA DELLA SANITA CAPODISTRIA</text:p>
          </table:table-cell>
          <table:table-cell office:value-type="string" table:style-name="ce4">
            <text:p>DELLAVALLEJEVA ULICA 3</text:p>
          </table:table-cell>
          <table:table-cell office:value-type="string" table:style-name="ce4">
            <text:p>6000 KOPER - CAPODISTRIA</text:p>
          </table:table-cell>
          <table:table-cell office:value-type="float" office:value="11007" table:style-name="ce3">
            <text:p>11007</text:p>
          </table:table-cell>
          <table:table-cell office:value-type="string" table:style-name="ce4">
            <text:p>DEGRASSI <text:s/>VASJA</text:p>
          </table:table-cell>
          <table:table-cell office:value-type="float" office:value="404101" table:style-name="ce3">
            <text:p>404101</text:p>
          </table:table-cell>
          <table:table-cell office:value-type="float" office:value="113.02" table:style-name="ce2">
            <text:p>113,02</text:p>
          </table:table-cell>
          <table:table-cell table:number-columns-repeated="16373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3401" table:style-name="ce3">
            <text:p>3401</text:p>
          </table:table-cell>
          <table:table-cell office:value-type="string" table:style-name="ce4">
            <text:p>ZDRAVSTVENI DOM KOPER CASA DELLA SANITA CAPODISTRIA</text:p>
          </table:table-cell>
          <table:table-cell office:value-type="string" table:style-name="ce4">
            <text:p>DELLAVALLEJEVA ULICA 3</text:p>
          </table:table-cell>
          <table:table-cell office:value-type="string" table:style-name="ce4">
            <text:p>6000 KOPER - CAPODISTRIA</text:p>
          </table:table-cell>
          <table:table-cell office:value-type="float" office:value="7018" table:style-name="ce3">
            <text:p>7018</text:p>
          </table:table-cell>
          <table:table-cell office:value-type="string" table:style-name="ce4">
            <text:p>FLORJANČIČ <text:s/>VESNA</text:p>
          </table:table-cell>
          <table:table-cell office:value-type="float" office:value="404101" table:style-name="ce3">
            <text:p>404101</text:p>
          </table:table-cell>
          <table:table-cell office:value-type="float" office:value="152.44" table:style-name="ce2">
            <text:p>152,44</text:p>
          </table:table-cell>
          <table:table-cell table:number-columns-repeated="16373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3401" table:style-name="ce3">
            <text:p>3401</text:p>
          </table:table-cell>
          <table:table-cell office:value-type="string" table:style-name="ce4">
            <text:p>ZDRAVSTVENI DOM KOPER CASA DELLA SANITA CAPODISTRIA</text:p>
          </table:table-cell>
          <table:table-cell office:value-type="string" table:style-name="ce4">
            <text:p>DELLAVALLEJEVA ULICA 3</text:p>
          </table:table-cell>
          <table:table-cell office:value-type="string" table:style-name="ce4">
            <text:p>6000 KOPER - CAPODISTRIA</text:p>
          </table:table-cell>
          <table:table-cell office:value-type="float" office:value="13530" table:style-name="ce3">
            <text:p>13530</text:p>
          </table:table-cell>
          <table:table-cell office:value-type="string" table:style-name="ce4">
            <text:p>JERMAN <text:s/>MATIC</text:p>
          </table:table-cell>
          <table:table-cell office:value-type="float" office:value="404101" table:style-name="ce3">
            <text:p>404101</text:p>
          </table:table-cell>
          <table:table-cell office:value-type="float" office:value="18.37" table:style-name="ce2">
            <text:p>18,37</text:p>
          </table:table-cell>
          <table:table-cell table:number-columns-repeated="16373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067" table:style-name="ce3">
            <text:p>25067</text:p>
          </table:table-cell>
          <table:table-cell office:value-type="string" table:style-name="ce4">
            <text:p>DENTEC - ZDRAVSTVENE STORITVE, D.O.O. KOPER</text:p>
          </table:table-cell>
          <table:table-cell office:value-type="string" table:style-name="ce4">
            <text:p>DOLINSKA CESTA 17 C</text:p>
          </table:table-cell>
          <table:table-cell office:value-type="string" table:style-name="ce4">
            <text:p>6000 KOPER - CAPODISTRIA</text:p>
          </table:table-cell>
          <table:table-cell office:value-type="float" office:value="6919" table:style-name="ce3">
            <text:p>6919</text:p>
          </table:table-cell>
          <table:table-cell office:value-type="string" table:style-name="ce4">
            <text:p>URAN <text:s/>JANEZ</text:p>
          </table:table-cell>
          <table:table-cell office:value-type="float" office:value="404101" table:style-name="ce3">
            <text:p>404101</text:p>
          </table:table-cell>
          <table:table-cell office:value-type="float" office:value="102.83" table:style-name="ce2">
            <text:p>102,83</text:p>
          </table:table-cell>
          <table:table-cell table:number-columns-repeated="16373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120" table:style-name="ce3">
            <text:p>25120</text:p>
          </table:table-cell>
          <table:table-cell office:value-type="string" table:style-name="ce4">
            <text:p>LOGAR-DERNIČ TJAŠA - ZOBNA AMBULANTA</text:p>
          </table:table-cell>
          <table:table-cell office:value-type="string" table:style-name="ce4">
            <text:p>STANIČEV TRG 1</text:p>
          </table:table-cell>
          <table:table-cell office:value-type="string" table:style-name="ce4">
            <text:p>6000 KOPER - CAPODISTRIA</text:p>
          </table:table-cell>
          <table:table-cell office:value-type="float" office:value="6871" table:style-name="ce3">
            <text:p>6871</text:p>
          </table:table-cell>
          <table:table-cell office:value-type="string" table:style-name="ce4">
            <text:p>LOGAR DERNIČ TJAŠA</text:p>
          </table:table-cell>
          <table:table-cell office:value-type="float" office:value="404101" table:style-name="ce3">
            <text:p>404101</text:p>
          </table:table-cell>
          <table:table-cell office:value-type="float" office:value="104.34" table:style-name="ce2">
            <text:p>104,34</text:p>
          </table:table-cell>
          <table:table-cell table:number-columns-repeated="16373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127" table:style-name="ce3">
            <text:p>25127</text:p>
          </table:table-cell>
          <table:table-cell office:value-type="string" table:style-name="ce4">
            <text:p>DAVOR ŠTANFEL DR.DENT.MED.-ZASEBNA STOMATOLOŠKA ORDINACIJA</text:p>
          </table:table-cell>
          <table:table-cell office:value-type="string" table:style-name="ce4">
            <text:p>KAMPEL 102</text:p>
          </table:table-cell>
          <table:table-cell office:value-type="string" table:style-name="ce4">
            <text:p>6000 KOPER - CAPODISTRIA</text:p>
          </table:table-cell>
          <table:table-cell office:value-type="float" office:value="6196" table:style-name="ce3">
            <text:p>6196</text:p>
          </table:table-cell>
          <table:table-cell office:value-type="string" table:style-name="ce4">
            <text:p>ŠTANFEL <text:s/>DAVOR</text:p>
          </table:table-cell>
          <table:table-cell office:value-type="float" office:value="404101" table:style-name="ce3">
            <text:p>404101</text:p>
          </table:table-cell>
          <table:table-cell office:value-type="float" office:value="77.28" table:style-name="ce2">
            <text:p>77,28</text:p>
          </table:table-cell>
          <table:table-cell table:number-columns-repeated="16373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191" table:style-name="ce3">
            <text:p>25191</text:p>
          </table:table-cell>
          <table:table-cell office:value-type="string" table:style-name="ce4">
            <text:p>GLINTIĆ NEBOJŠA - ZOBNA AMBULANTA</text:p>
          </table:table-cell>
          <table:table-cell office:value-type="string" table:style-name="ce4">
            <text:p>ULICA PRI VELIKIH VRATIH 18</text:p>
          </table:table-cell>
          <table:table-cell office:value-type="string" table:style-name="ce4">
            <text:p>6000 KOPER - CAPODISTRIA</text:p>
          </table:table-cell>
          <table:table-cell office:value-type="float" office:value="5292" table:style-name="ce3">
            <text:p>5292</text:p>
          </table:table-cell>
          <table:table-cell office:value-type="string" table:style-name="ce4">
            <text:p>GLINTIĆ <text:s/>NEBOJŠA</text:p>
          </table:table-cell>
          <table:table-cell office:value-type="float" office:value="404101" table:style-name="ce3">
            <text:p>404101</text:p>
          </table:table-cell>
          <table:table-cell office:value-type="float" office:value="86.91" table:style-name="ce2">
            <text:p>86,91</text:p>
          </table:table-cell>
          <table:table-cell table:number-columns-repeated="16373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208" table:style-name="ce3">
            <text:p>25208</text:p>
          </table:table-cell>
          <table:table-cell office:value-type="string" table:style-name="ce4">
            <text:p>ZASEBNI ZDRAVSTVENI ZAVOD MARC</text:p>
          </table:table-cell>
          <table:table-cell office:value-type="string" table:style-name="ce4">
            <text:p>VOJKOVO NABREŽJE 32</text:p>
          </table:table-cell>
          <table:table-cell office:value-type="string" table:style-name="ce4">
            <text:p>6000 KOPER - CAPODISTRIA</text:p>
          </table:table-cell>
          <table:table-cell office:value-type="float" office:value="6890" table:style-name="ce3">
            <text:p>6890</text:p>
          </table:table-cell>
          <table:table-cell office:value-type="string" table:style-name="ce4">
            <text:p>MARC <text:s/>SANDA</text:p>
          </table:table-cell>
          <table:table-cell office:value-type="float" office:value="404101" table:style-name="ce3">
            <text:p>404101</text:p>
          </table:table-cell>
          <table:table-cell office:value-type="float" office:value="98.49" table:style-name="ce2">
            <text:p>98,49</text:p>
          </table:table-cell>
          <table:table-cell table:number-columns-repeated="16373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265" table:style-name="ce3">
            <text:p>25265</text:p>
          </table:table-cell>
          <table:table-cell office:value-type="string" table:style-name="ce4">
            <text:p>DENIS AČKO JARKOVIČ DR.DENT.MED. ZOBNA AMBULANTA</text:p>
          </table:table-cell>
          <table:table-cell office:value-type="string" table:style-name="ce4">
            <text:p>DELLAVALLEJEVA ULICA 3</text:p>
          </table:table-cell>
          <table:table-cell office:value-type="string" table:style-name="ce4">
            <text:p>6000 KOPER - CAPODISTRIA</text:p>
          </table:table-cell>
          <table:table-cell office:value-type="float" office:value="7204" table:style-name="ce3">
            <text:p>7204</text:p>
          </table:table-cell>
          <table:table-cell office:value-type="string" table:style-name="ce4">
            <text:p>AČKO JARKOVIČ DENIS</text:p>
          </table:table-cell>
          <table:table-cell office:value-type="float" office:value="404101" table:style-name="ce3">
            <text:p>404101</text:p>
          </table:table-cell>
          <table:table-cell office:value-type="float" office:value="108.68" table:style-name="ce2">
            <text:p>108,68</text:p>
          </table:table-cell>
          <table:table-cell table:number-columns-repeated="16373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301" table:style-name="ce3">
            <text:p>25301</text:p>
          </table:table-cell>
          <table:table-cell office:value-type="string" table:style-name="ce4">
            <text:p>OSKAR IN BARBARA ZOBOZDRAVSTVENE STORITVE D.O.O.</text:p>
          </table:table-cell>
          <table:table-cell office:value-type="string" table:style-name="ce4">
            <text:p>BONINI 6 A</text:p>
          </table:table-cell>
          <table:table-cell office:value-type="string" table:style-name="ce4">
            <text:p>6000 KOPER - CAPODISTRIA</text:p>
          </table:table-cell>
          <table:table-cell office:value-type="float" office:value="9775" table:style-name="ce3">
            <text:p>9775</text:p>
          </table:table-cell>
          <table:table-cell office:value-type="string" table:style-name="ce4">
            <text:p>LOVEC <text:s/>OSKAR</text:p>
          </table:table-cell>
          <table:table-cell office:value-type="float" office:value="404101" table:style-name="ce3">
            <text:p>404101</text:p>
          </table:table-cell>
          <table:table-cell office:value-type="float" office:value="99.66" table:style-name="ce2">
            <text:p>99,66</text:p>
          </table:table-cell>
          <table:table-cell table:number-columns-repeated="16373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301" table:style-name="ce3">
            <text:p>25301</text:p>
          </table:table-cell>
          <table:table-cell office:value-type="string" table:style-name="ce4">
            <text:p>OSKAR IN BARBARA ZOBOZDRAVSTVENE STORITVE D.O.O.</text:p>
          </table:table-cell>
          <table:table-cell office:value-type="string" table:style-name="ce4">
            <text:p>BONINI 6 A</text:p>
          </table:table-cell>
          <table:table-cell office:value-type="string" table:style-name="ce4">
            <text:p>6000 KOPER - CAPODISTRIA</text:p>
          </table:table-cell>
          <table:table-cell office:value-type="float" office:value="9891" table:style-name="ce3">
            <text:p>9891</text:p>
          </table:table-cell>
          <table:table-cell office:value-type="string" table:style-name="ce4">
            <text:p>MEZGEC LOVEC BARBARA</text:p>
          </table:table-cell>
          <table:table-cell office:value-type="float" office:value="404101" table:style-name="ce3">
            <text:p>404101</text:p>
          </table:table-cell>
          <table:table-cell office:value-type="float" office:value="104.73" table:style-name="ce2">
            <text:p>104,73</text:p>
          </table:table-cell>
          <table:table-cell table:number-columns-repeated="16373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324" table:style-name="ce3">
            <text:p>25324</text:p>
          </table:table-cell>
          <table:table-cell office:value-type="string" table:style-name="ce4">
            <text:p>ZDRAVSTVENI ZAVOD VARIX KOPER</text:p>
          </table:table-cell>
          <table:table-cell office:value-type="string" table:style-name="ce4">
            <text:p>GLAGOLJAŠKA ULICA 1 C</text:p>
          </table:table-cell>
          <table:table-cell office:value-type="string" table:style-name="ce4">
            <text:p>6000 KOPER - CAPODISTRIA</text:p>
          </table:table-cell>
          <table:table-cell office:value-type="float" office:value="7286" table:style-name="ce3">
            <text:p>7286</text:p>
          </table:table-cell>
          <table:table-cell office:value-type="string" table:style-name="ce4">
            <text:p>GASPARINI <text:s/>ZLATA</text:p>
          </table:table-cell>
          <table:table-cell office:value-type="float" office:value="404101" table:style-name="ce3">
            <text:p>404101</text:p>
          </table:table-cell>
          <table:table-cell office:value-type="float" office:value="133.01" table:style-name="ce2">
            <text:p>133,01</text:p>
          </table:table-cell>
          <table:table-cell table:number-columns-repeated="16373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325" table:style-name="ce3">
            <text:p>25325</text:p>
          </table:table-cell>
          <table:table-cell office:value-type="string" table:style-name="ce4">
            <text:p>ZDRAVSTVENI ZAVOD DENTARTES KOPER</text:p>
          </table:table-cell>
          <table:table-cell office:value-type="string" table:style-name="ce4">
            <text:p>VLAČIČEVA ULICA 2 A</text:p>
          </table:table-cell>
          <table:table-cell office:value-type="string" table:style-name="ce4">
            <text:p>6000 KOPER - CAPODISTRIA</text:p>
          </table:table-cell>
          <table:table-cell office:value-type="float" office:value="4376" table:style-name="ce3">
            <text:p>4376</text:p>
          </table:table-cell>
          <table:table-cell office:value-type="string" table:style-name="ce4">
            <text:p>GREGORIČ <text:s/>SONJA</text:p>
          </table:table-cell>
          <table:table-cell office:value-type="float" office:value="404101" table:style-name="ce3">
            <text:p>404101</text:p>
          </table:table-cell>
          <table:table-cell office:value-type="float" office:value="99.61" table:style-name="ce2">
            <text:p>99,61</text:p>
          </table:table-cell>
          <table:table-cell table:number-columns-repeated="16373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326" table:style-name="ce3">
            <text:p>25326</text:p>
          </table:table-cell>
          <table:table-cell office:value-type="string" table:style-name="ce4">
            <text:p>ZDRAVSTVENI ZAVOD DENTAN KOPER</text:p>
          </table:table-cell>
          <table:table-cell office:value-type="string" table:style-name="ce4">
            <text:p>BENČIČEVA ULICA 2 D</text:p>
          </table:table-cell>
          <table:table-cell office:value-type="string" table:style-name="ce4">
            <text:p>6000 KOPER - CAPODISTRIA</text:p>
          </table:table-cell>
          <table:table-cell office:value-type="float" office:value="6777" table:style-name="ce3">
            <text:p>6777</text:p>
          </table:table-cell>
          <table:table-cell office:value-type="string" table:style-name="ce4">
            <text:p>MAJER <text:s/>ANUŠKA</text:p>
          </table:table-cell>
          <table:table-cell office:value-type="float" office:value="404101" table:style-name="ce3">
            <text:p>404101</text:p>
          </table:table-cell>
          <table:table-cell office:value-type="float" office:value="103.45" table:style-name="ce2">
            <text:p>103,45</text:p>
          </table:table-cell>
          <table:table-cell table:number-columns-repeated="16373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327" table:style-name="ce3">
            <text:p>25327</text:p>
          </table:table-cell>
          <table:table-cell office:value-type="string" table:style-name="ce4">
            <text:p>ZDRAVSTVENI ZAVOD MARKDENS KOPER</text:p>
          </table:table-cell>
          <table:table-cell office:value-type="string" table:style-name="ce4">
            <text:p>BEBLERJEVA ULICA 7</text:p>
          </table:table-cell>
          <table:table-cell office:value-type="string" table:style-name="ce4">
            <text:p>6000 KOPER - CAPODISTRIA</text:p>
          </table:table-cell>
          <table:table-cell office:value-type="float" office:value="4271" table:style-name="ce3">
            <text:p>4271</text:p>
          </table:table-cell>
          <table:table-cell office:value-type="string" table:style-name="ce4">
            <text:p>CAMLIĆ BENČIĆ MIRNA</text:p>
          </table:table-cell>
          <table:table-cell office:value-type="float" office:value="404101" table:style-name="ce3">
            <text:p>404101</text:p>
          </table:table-cell>
          <table:table-cell office:value-type="float" office:value="128.44999999999999" table:style-name="ce2">
            <text:p>128,45</text:p>
          </table:table-cell>
          <table:table-cell table:number-columns-repeated="16373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335" table:style-name="ce3">
            <text:p>25335</text:p>
          </table:table-cell>
          <table:table-cell office:value-type="string" table:style-name="ce4">
            <text:p>ZOBOZDRAVSTVENI ZAVOD G DENT KOPER</text:p>
          </table:table-cell>
          <table:table-cell office:value-type="string" table:style-name="ce4">
            <text:p>PRISOJNA POT 10</text:p>
          </table:table-cell>
          <table:table-cell office:value-type="string" table:style-name="ce4">
            <text:p>6000 KOPER - CAPODISTRIA</text:p>
          </table:table-cell>
          <table:table-cell office:value-type="float" office:value="3755" table:style-name="ce3">
            <text:p>3755</text:p>
          </table:table-cell>
          <table:table-cell office:value-type="string" table:style-name="ce4">
            <text:p>GOROGRANC <text:s/>TEODOR</text:p>
          </table:table-cell>
          <table:table-cell office:value-type="float" office:value="404101" table:style-name="ce3">
            <text:p>404101</text:p>
          </table:table-cell>
          <table:table-cell office:value-type="float" office:value="91.03" table:style-name="ce2">
            <text:p>91,03</text:p>
          </table:table-cell>
          <table:table-cell table:number-columns-repeated="16373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253" table:style-name="ce3">
            <text:p>25253</text:p>
          </table:table-cell>
          <table:table-cell office:value-type="string" table:style-name="ce4">
            <text:p>ZOBNA AMBULANTA S KONCESIJO DEKANI HELENA POLES DR.DENT.MED.</text:p>
          </table:table-cell>
          <table:table-cell office:value-type="string" table:style-name="ce4">
            <text:p>DEKANI 209</text:p>
          </table:table-cell>
          <table:table-cell office:value-type="string" table:style-name="ce4">
            <text:p>6271 DEKANI</text:p>
          </table:table-cell>
          <table:table-cell office:value-type="float" office:value="7798" table:style-name="ce3">
            <text:p>7798</text:p>
          </table:table-cell>
          <table:table-cell office:value-type="string" table:style-name="ce4">
            <text:p>POLES <text:s/>HELENA</text:p>
          </table:table-cell>
          <table:table-cell office:value-type="float" office:value="404101" table:style-name="ce3">
            <text:p>404101</text:p>
          </table:table-cell>
          <table:table-cell office:value-type="float" office:value="113.19" table:style-name="ce2">
            <text:p>113,19</text:p>
          </table:table-cell>
          <table:table-cell table:number-columns-repeated="16373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051" table:style-name="ce3">
            <text:p>25051</text:p>
          </table:table-cell>
          <table:table-cell office:value-type="string" table:style-name="ce4">
            <text:p>A. MLINAR, ZOBOZDRAVSTVO, PROJEKTIRANJE IN DRUGE STORITVE D.O.O.</text:p>
          </table:table-cell>
          <table:table-cell office:value-type="string" table:style-name="ce4">
            <text:p>FRENKOVA ULICA 7</text:p>
          </table:table-cell>
          <table:table-cell office:value-type="string" table:style-name="ce4">
            <text:p>6280 ANKARAN - ANCARANO</text:p>
          </table:table-cell>
          <table:table-cell office:value-type="float" office:value="6104" table:style-name="ce3">
            <text:p>6104</text:p>
          </table:table-cell>
          <table:table-cell office:value-type="string" table:style-name="ce4">
            <text:p>MLINAR <text:s/>ALENKA</text:p>
          </table:table-cell>
          <table:table-cell office:value-type="float" office:value="404101" table:style-name="ce3">
            <text:p>404101</text:p>
          </table:table-cell>
          <table:table-cell office:value-type="float" office:value="30.51" table:style-name="ce2">
            <text:p>30,51</text:p>
          </table:table-cell>
          <table:table-cell table:number-columns-repeated="16373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302" table:style-name="ce3">
            <text:p>25302</text:p>
          </table:table-cell>
          <table:table-cell office:value-type="string" table:style-name="ce4">
            <text:p>ZDRAVSTVENI ZAVOD V. DENS IZOLA</text:p>
          </table:table-cell>
          <table:table-cell office:value-type="string" table:style-name="ce4">
            <text:p>CANKARJEV DREVORED 16 B</text:p>
          </table:table-cell>
          <table:table-cell office:value-type="string" table:style-name="ce4">
            <text:p>6310 IZOLA - ISOLA</text:p>
          </table:table-cell>
          <table:table-cell office:value-type="float" office:value="9627" table:style-name="ce3">
            <text:p>9627</text:p>
          </table:table-cell>
          <table:table-cell office:value-type="string" table:style-name="ce4">
            <text:p>VIDAKOVIĆ <text:s/>VEDRAN</text:p>
          </table:table-cell>
          <table:table-cell office:value-type="float" office:value="404101" table:style-name="ce3">
            <text:p>404101</text:p>
          </table:table-cell>
          <table:table-cell office:value-type="float" office:value="109.46" table:style-name="ce2">
            <text:p>109,46</text:p>
          </table:table-cell>
          <table:table-cell table:number-columns-repeated="16373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281" table:style-name="ce3">
            <text:p>25281</text:p>
          </table:table-cell>
          <table:table-cell office:value-type="string" table:style-name="ce4">
            <text:p>ZDRAVSTVENI ZAVOD DENTES PORTOROŽ</text:p>
          </table:table-cell>
          <table:table-cell office:value-type="string" table:style-name="ce4">
            <text:p>OBALA 105</text:p>
          </table:table-cell>
          <table:table-cell office:value-type="string" table:style-name="ce4">
            <text:p>6320 PORTOROŽ - PORTOROSE</text:p>
          </table:table-cell>
          <table:table-cell office:value-type="float" office:value="8528" table:style-name="ce3">
            <text:p>8528</text:p>
          </table:table-cell>
          <table:table-cell office:value-type="string" table:style-name="ce4">
            <text:p>TULJAK <text:s/>GINO</text:p>
          </table:table-cell>
          <table:table-cell office:value-type="float" office:value="404101" table:style-name="ce3">
            <text:p>404101</text:p>
          </table:table-cell>
          <table:table-cell office:value-type="float" office:value="100.55" table:style-name="ce2">
            <text:p>100,55</text:p>
          </table:table-cell>
          <table:table-cell table:number-columns-repeated="16373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3401" table:style-name="ce3">
            <text:p>3401</text:p>
          </table:table-cell>
          <table:table-cell office:value-type="string" table:style-name="ce4">
            <text:p>ZDRAVSTVENI DOM KOPER CASA DELLA SANITA CAPODISTRIA</text:p>
          </table:table-cell>
          <table:table-cell office:value-type="string" table:style-name="ce4">
            <text:p>DELLAVALLEJEVA ULICA 3</text:p>
          </table:table-cell>
          <table:table-cell office:value-type="string" table:style-name="ce4">
            <text:p>6000 KOPER - CAPODISTRIA</text:p>
          </table:table-cell>
          <table:table-cell office:value-type="float" office:value="11361" table:style-name="ce3">
            <text:p>11361</text:p>
          </table:table-cell>
          <table:table-cell office:value-type="string" table:style-name="ce4">
            <text:p>MARINKOVIĆ <text:s/>GORDANA</text:p>
          </table:table-cell>
          <table:table-cell office:value-type="float" office:value="404103" table:style-name="ce3">
            <text:p>404103</text:p>
          </table:table-cell>
          <table:table-cell office:value-type="float" office:value="104.55" table:style-name="ce2">
            <text:p>104,55</text:p>
          </table:table-cell>
          <table:table-cell table:number-columns-repeated="16373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3401" table:style-name="ce3">
            <text:p>3401</text:p>
          </table:table-cell>
          <table:table-cell office:value-type="string" table:style-name="ce4">
            <text:p>ZDRAVSTVENI DOM KOPER CASA DELLA SANITA CAPODISTRIA</text:p>
          </table:table-cell>
          <table:table-cell office:value-type="string" table:style-name="ce4">
            <text:p>DELLAVALLEJEVA ULICA 3</text:p>
          </table:table-cell>
          <table:table-cell office:value-type="string" table:style-name="ce4">
            <text:p>6000 KOPER - CAPODISTRIA</text:p>
          </table:table-cell>
          <table:table-cell office:value-type="float" office:value="7018" table:style-name="ce3">
            <text:p>7018</text:p>
          </table:table-cell>
          <table:table-cell office:value-type="string" table:style-name="ce4">
            <text:p>FLORJANČIČ <text:s/>VESNA</text:p>
          </table:table-cell>
          <table:table-cell office:value-type="float" office:value="404103" table:style-name="ce3">
            <text:p>404103</text:p>
          </table:table-cell>
          <table:table-cell office:value-type="float" office:value="64.849999999999994" table:style-name="ce2">
            <text:p>64,85</text:p>
          </table:table-cell>
          <table:table-cell table:number-columns-repeated="16373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3401" table:style-name="ce3">
            <text:p>3401</text:p>
          </table:table-cell>
          <table:table-cell office:value-type="string" table:style-name="ce4">
            <text:p>ZDRAVSTVENI DOM KOPER CASA DELLA SANITA CAPODISTRIA</text:p>
          </table:table-cell>
          <table:table-cell office:value-type="string" table:style-name="ce4">
            <text:p>DELLAVALLEJEVA ULICA 3</text:p>
          </table:table-cell>
          <table:table-cell office:value-type="string" table:style-name="ce4">
            <text:p>6000 KOPER - CAPODISTRIA</text:p>
          </table:table-cell>
          <table:table-cell office:value-type="float" office:value="13530" table:style-name="ce3">
            <text:p>13530</text:p>
          </table:table-cell>
          <table:table-cell office:value-type="string" table:style-name="ce4">
            <text:p>JERMAN <text:s/>MATIC</text:p>
          </table:table-cell>
          <table:table-cell office:value-type="float" office:value="404103" table:style-name="ce3">
            <text:p>404103</text:p>
          </table:table-cell>
          <table:table-cell office:value-type="float" office:value="3.26" table:style-name="ce2">
            <text:p>3,26</text:p>
          </table:table-cell>
          <table:table-cell table:number-columns-repeated="16373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3401" table:style-name="ce3">
            <text:p>3401</text:p>
          </table:table-cell>
          <table:table-cell office:value-type="string" table:style-name="ce4">
            <text:p>ZDRAVSTVENI DOM KOPER CASA DELLA SANITA CAPODISTRIA</text:p>
          </table:table-cell>
          <table:table-cell office:value-type="string" table:style-name="ce4">
            <text:p>DELLAVALLEJEVA ULICA 3</text:p>
          </table:table-cell>
          <table:table-cell office:value-type="string" table:style-name="ce4">
            <text:p>6000 KOPER - CAPODISTRIA</text:p>
          </table:table-cell>
          <table:table-cell office:value-type="float" office:value="9672" table:style-name="ce3">
            <text:p>9672</text:p>
          </table:table-cell>
          <table:table-cell office:value-type="string" table:style-name="ce4">
            <text:p>KRAŠNA <text:s/>BARBARA</text:p>
          </table:table-cell>
          <table:table-cell office:value-type="float" office:value="404103" table:style-name="ce3">
            <text:p>404103</text:p>
          </table:table-cell>
          <table:table-cell office:value-type="float" office:value="139.08000000000001" table:style-name="ce2">
            <text:p>139,08</text:p>
          </table:table-cell>
          <table:table-cell table:number-columns-repeated="16373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140" table:style-name="ce3">
            <text:p>25140</text:p>
          </table:table-cell>
          <table:table-cell office:value-type="string" table:style-name="ce4">
            <text:p>ZASEBNA ŠOLSKA IN MLADINSKA ZOBNA AMBULANTA BEDENE ZVEZDANA - DR. DENTALNE MEDICINE</text:p>
          </table:table-cell>
          <table:table-cell office:value-type="string" table:style-name="ce4">
            <text:p>POT V GAJ 2</text:p>
          </table:table-cell>
          <table:table-cell office:value-type="string" table:style-name="ce4">
            <text:p>6000 KOPER - CAPODISTRIA</text:p>
          </table:table-cell>
          <table:table-cell office:value-type="float" office:value="7243" table:style-name="ce3">
            <text:p>7243</text:p>
          </table:table-cell>
          <table:table-cell office:value-type="string" table:style-name="ce4">
            <text:p>BEDENE <text:s/>ZVEZDANA</text:p>
          </table:table-cell>
          <table:table-cell office:value-type="float" office:value="404103" table:style-name="ce3">
            <text:p>404103</text:p>
          </table:table-cell>
          <table:table-cell office:value-type="float" office:value="102.92" table:style-name="ce2">
            <text:p>102,92</text:p>
          </table:table-cell>
          <table:table-cell table:number-columns-repeated="16373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280" table:style-name="ce3">
            <text:p>25280</text:p>
          </table:table-cell>
          <table:table-cell office:value-type="string" table:style-name="ce4">
            <text:p>NIVES KREBELJ ŠKOF, DR.DENT.MED., ZOBNA AMBULANTA OLMO</text:p>
          </table:table-cell>
          <table:table-cell office:value-type="string" table:style-name="ce4">
            <text:p>CESTA NA MARKOVEC 1</text:p>
          </table:table-cell>
          <table:table-cell office:value-type="string" table:style-name="ce4">
            <text:p>6000 KOPER - CAPODISTRIA</text:p>
          </table:table-cell>
          <table:table-cell office:value-type="float" office:value="7174" table:style-name="ce3">
            <text:p>7174</text:p>
          </table:table-cell>
          <table:table-cell office:value-type="string" table:style-name="ce4">
            <text:p>KREBELJ ŠKOF NIVES</text:p>
          </table:table-cell>
          <table:table-cell office:value-type="float" office:value="404103" table:style-name="ce3">
            <text:p>404103</text:p>
          </table:table-cell>
          <table:table-cell office:value-type="float" office:value="174.03" table:style-name="ce2">
            <text:p>174,03</text:p>
          </table:table-cell>
          <table:table-cell table:number-columns-repeated="16373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float" office:value="220000" table:style-name="ce3">
            <text:p>220000</text:p>
          </table:table-cell>
          <table:table-cell office:value-type="string" table:style-name="ce4">
            <text:p>OE KOPER</text:p>
          </table:table-cell>
          <table:table-cell office:value-type="float" office:value="25345" table:style-name="ce3">
            <text:p>25345</text:p>
          </table:table-cell>
          <table:table-cell office:value-type="string" table:style-name="ce4">
            <text:p>ZDRAVSTVENI ZAVOD MIRADENT KOPER</text:p>
          </table:table-cell>
          <table:table-cell office:value-type="string" table:style-name="ce4">
            <text:p>CESTA ZORE PERELLO-GODINA 1</text:p>
          </table:table-cell>
          <table:table-cell office:value-type="string" table:style-name="ce4">
            <text:p>6000 KOPER - CAPODISTRIA</text:p>
          </table:table-cell>
          <table:table-cell office:value-type="float" office:value="7299" table:style-name="ce3">
            <text:p>7299</text:p>
          </table:table-cell>
          <table:table-cell office:value-type="string" table:style-name="ce4">
            <text:p>TAVČAR <text:s/>MIRJANA</text:p>
          </table:table-cell>
          <table:table-cell office:value-type="float" office:value="404103" table:style-name="ce3">
            <text:p>404103</text:p>
          </table:table-cell>
          <table:table-cell office:value-type="float" office:value="156.15" table:style-name="ce2">
            <text:p>156,15</text:p>
          </table:table-cell>
          <table:table-cell table:number-columns-repeated="16373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float" office:value="220100" table:style-name="ce3">
            <text:p>220100</text:p>
          </table:table-cell>
          <table:table-cell office:value-type="string" table:style-name="ce4">
            <text:p>IZPOSTAVA ILIRSKA BISTRICA</text:p>
          </table:table-cell>
          <table:table-cell office:value-type="float" office:value="25260" table:style-name="ce3">
            <text:p>25260</text:p>
          </table:table-cell>
          <table:table-cell office:value-type="string" table:style-name="ce4">
            <text:p>ZASEBNA ZOBOZDRAVSTVENA ORDINACIJA ZA ODRASLE IN MLADINO SAMO SPETIČ, DR. DENT. MED.</text:p>
          </table:table-cell>
          <table:table-cell office:value-type="string" table:style-name="ce4">
            <text:p>PODGRAD 12 B</text:p>
          </table:table-cell>
          <table:table-cell office:value-type="string" table:style-name="ce4">
            <text:p>6244 PODGRAD</text:p>
          </table:table-cell>
          <table:table-cell office:value-type="float" office:value="9276" table:style-name="ce3">
            <text:p>9276</text:p>
          </table:table-cell>
          <table:table-cell office:value-type="string" table:style-name="ce4">
            <text:p>SPETIČ <text:s/>SAMO</text:p>
          </table:table-cell>
          <table:table-cell office:value-type="float" office:value="404101" table:style-name="ce3">
            <text:p>404101</text:p>
          </table:table-cell>
          <table:table-cell office:value-type="float" office:value="92.31" table:style-name="ce2">
            <text:p>92,31</text:p>
          </table:table-cell>
          <table:table-cell table:number-columns-repeated="16373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float" office:value="220100" table:style-name="ce3">
            <text:p>220100</text:p>
          </table:table-cell>
          <table:table-cell office:value-type="string" table:style-name="ce4">
            <text:p>IZPOSTAVA ILIRSKA BISTRICA</text:p>
          </table:table-cell>
          <table:table-cell office:value-type="float" office:value="3561" table:style-name="ce3">
            <text:p>3561</text:p>
          </table:table-cell>
          <table:table-cell office:value-type="string" table:style-name="ce4">
            <text:p>ZDRAVSTVENI DOM ILIRSKA BISTRICA</text:p>
          </table:table-cell>
          <table:table-cell office:value-type="string" table:style-name="ce4">
            <text:p>GREGORČIČEVA CESTA 8</text:p>
          </table:table-cell>
          <table:table-cell office:value-type="string" table:style-name="ce4">
            <text:p>6250 ILIRSKA BISTRICA</text:p>
          </table:table-cell>
          <table:table-cell office:value-type="float" office:value="13238" table:style-name="ce3">
            <text:p>13238</text:p>
          </table:table-cell>
          <table:table-cell office:value-type="string" table:style-name="ce4">
            <text:p>SIMČIĆ <text:s/>KATARINA</text:p>
          </table:table-cell>
          <table:table-cell office:value-type="float" office:value="404101" table:style-name="ce3">
            <text:p>404101</text:p>
          </table:table-cell>
          <table:table-cell office:value-type="float" office:value="160.80000000000001" table:style-name="ce2">
            <text:p>160,80</text:p>
          </table:table-cell>
          <table:table-cell table:number-columns-repeated="16373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float" office:value="220100" table:style-name="ce3">
            <text:p>220100</text:p>
          </table:table-cell>
          <table:table-cell office:value-type="string" table:style-name="ce4">
            <text:p>IZPOSTAVA ILIRSKA BISTRICA</text:p>
          </table:table-cell>
          <table:table-cell office:value-type="float" office:value="3561" table:style-name="ce3">
            <text:p>3561</text:p>
          </table:table-cell>
          <table:table-cell office:value-type="string" table:style-name="ce4">
            <text:p>ZDRAVSTVENI DOM ILIRSKA BISTRICA</text:p>
          </table:table-cell>
          <table:table-cell office:value-type="string" table:style-name="ce4">
            <text:p>GREGORČIČEVA CESTA 8</text:p>
          </table:table-cell>
          <table:table-cell office:value-type="string" table:style-name="ce4">
            <text:p>6250 ILIRSKA BISTRICA</text:p>
          </table:table-cell>
          <table:table-cell office:value-type="float" office:value="12872" table:style-name="ce3">
            <text:p>12872</text:p>
          </table:table-cell>
          <table:table-cell office:value-type="string" table:style-name="ce4">
            <text:p>POVALEC <text:s/>ANJA</text:p>
          </table:table-cell>
          <table:table-cell office:value-type="float" office:value="404101" table:style-name="ce3">
            <text:p>404101</text:p>
          </table:table-cell>
          <table:table-cell office:value-type="float" office:value="344.09" table:style-name="ce2">
            <text:p>344,09</text:p>
          </table:table-cell>
          <table:table-cell table:number-columns-repeated="16373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float" office:value="220100" table:style-name="ce3">
            <text:p>220100</text:p>
          </table:table-cell>
          <table:table-cell office:value-type="string" table:style-name="ce4">
            <text:p>IZPOSTAVA ILIRSKA BISTRICA</text:p>
          </table:table-cell>
          <table:table-cell office:value-type="float" office:value="3561" table:style-name="ce3">
            <text:p>3561</text:p>
          </table:table-cell>
          <table:table-cell office:value-type="string" table:style-name="ce4">
            <text:p>ZDRAVSTVENI DOM ILIRSKA BISTRICA</text:p>
          </table:table-cell>
          <table:table-cell office:value-type="string" table:style-name="ce4">
            <text:p>GREGORČIČEVA CESTA 8</text:p>
          </table:table-cell>
          <table:table-cell office:value-type="string" table:style-name="ce4">
            <text:p>6250 ILIRSKA BISTRICA</text:p>
          </table:table-cell>
          <table:table-cell office:value-type="float" office:value="10857" table:style-name="ce3">
            <text:p>10857</text:p>
          </table:table-cell>
          <table:table-cell office:value-type="string" table:style-name="ce4">
            <text:p>SARAFOVA <text:s/>OLGICA</text:p>
          </table:table-cell>
          <table:table-cell office:value-type="float" office:value="404101" table:style-name="ce3">
            <text:p>404101</text:p>
          </table:table-cell>
          <table:table-cell office:value-type="float" office:value="71.430000000000007" table:style-name="ce2">
            <text:p>71,43</text:p>
          </table:table-cell>
          <table:table-cell table:number-columns-repeated="16373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float" office:value="220100" table:style-name="ce3">
            <text:p>220100</text:p>
          </table:table-cell>
          <table:table-cell office:value-type="string" table:style-name="ce4">
            <text:p>IZPOSTAVA ILIRSKA BISTRICA</text:p>
          </table:table-cell>
          <table:table-cell office:value-type="float" office:value="3561" table:style-name="ce3">
            <text:p>3561</text:p>
          </table:table-cell>
          <table:table-cell office:value-type="string" table:style-name="ce4">
            <text:p>ZDRAVSTVENI DOM ILIRSKA BISTRICA</text:p>
          </table:table-cell>
          <table:table-cell office:value-type="string" table:style-name="ce4">
            <text:p>GREGORČIČEVA CESTA 8</text:p>
          </table:table-cell>
          <table:table-cell office:value-type="string" table:style-name="ce4">
            <text:p>6250 ILIRSKA BISTRICA</text:p>
          </table:table-cell>
          <table:table-cell office:value-type="float" office:value="10856" table:style-name="ce3">
            <text:p>10856</text:p>
          </table:table-cell>
          <table:table-cell office:value-type="string" table:style-name="ce4">
            <text:p>EFREMOV <text:s/>SIMEON</text:p>
          </table:table-cell>
          <table:table-cell office:value-type="float" office:value="404101" table:style-name="ce3">
            <text:p>404101</text:p>
          </table:table-cell>
          <table:table-cell office:value-type="float" office:value="81.34" table:style-name="ce2">
            <text:p>81,34</text:p>
          </table:table-cell>
          <table:table-cell table:number-columns-repeated="16373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float" office:value="220100" table:style-name="ce3">
            <text:p>220100</text:p>
          </table:table-cell>
          <table:table-cell office:value-type="string" table:style-name="ce4">
            <text:p>IZPOSTAVA ILIRSKA BISTRICA</text:p>
          </table:table-cell>
          <table:table-cell office:value-type="float" office:value="3561" table:style-name="ce3">
            <text:p>3561</text:p>
          </table:table-cell>
          <table:table-cell office:value-type="string" table:style-name="ce4">
            <text:p>ZDRAVSTVENI DOM ILIRSKA BISTRICA</text:p>
          </table:table-cell>
          <table:table-cell office:value-type="string" table:style-name="ce4">
            <text:p>GREGORČIČEVA CESTA 8</text:p>
          </table:table-cell>
          <table:table-cell office:value-type="string" table:style-name="ce4">
            <text:p>6250 ILIRSKA BISTRICA</text:p>
          </table:table-cell>
          <table:table-cell office:value-type="float" office:value="12194" table:style-name="ce3">
            <text:p>12194</text:p>
          </table:table-cell>
          <table:table-cell office:value-type="string" table:style-name="ce4">
            <text:p>BATISTA <text:s/>SIMON</text:p>
          </table:table-cell>
          <table:table-cell office:value-type="float" office:value="404101" table:style-name="ce3">
            <text:p>404101</text:p>
          </table:table-cell>
          <table:table-cell office:value-type="float" office:value="93.15" table:style-name="ce2">
            <text:p>93,15</text:p>
          </table:table-cell>
          <table:table-cell table:number-columns-repeated="16373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float" office:value="220100" table:style-name="ce3">
            <text:p>220100</text:p>
          </table:table-cell>
          <table:table-cell office:value-type="string" table:style-name="ce4">
            <text:p>IZPOSTAVA ILIRSKA BISTRICA</text:p>
          </table:table-cell>
          <table:table-cell office:value-type="float" office:value="25260" table:style-name="ce3">
            <text:p>25260</text:p>
          </table:table-cell>
          <table:table-cell office:value-type="string" table:style-name="ce4">
            <text:p>ZASEBNA ZOBOZDRAVSTVENA ORDINACIJA ZA ODRASLE IN MLADINO SAMO SPETIČ, DR. DENT. MED.</text:p>
          </table:table-cell>
          <table:table-cell office:value-type="string" table:style-name="ce4">
            <text:p>PODGRAD 12 B</text:p>
          </table:table-cell>
          <table:table-cell office:value-type="string" table:style-name="ce4">
            <text:p>6244 PODGRAD</text:p>
          </table:table-cell>
          <table:table-cell office:value-type="float" office:value="9276" table:style-name="ce3">
            <text:p>9276</text:p>
          </table:table-cell>
          <table:table-cell office:value-type="string" table:style-name="ce4">
            <text:p>SPETIČ <text:s/>SAMO</text:p>
          </table:table-cell>
          <table:table-cell office:value-type="float" office:value="404103" table:style-name="ce3">
            <text:p>404103</text:p>
          </table:table-cell>
          <table:table-cell office:value-type="float" office:value="18.350000000000001" table:style-name="ce2">
            <text:p>18,35</text:p>
          </table:table-cell>
          <table:table-cell table:number-columns-repeated="16373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float" office:value="220100" table:style-name="ce3">
            <text:p>220100</text:p>
          </table:table-cell>
          <table:table-cell office:value-type="string" table:style-name="ce4">
            <text:p>IZPOSTAVA ILIRSKA BISTRICA</text:p>
          </table:table-cell>
          <table:table-cell office:value-type="float" office:value="3561" table:style-name="ce3">
            <text:p>3561</text:p>
          </table:table-cell>
          <table:table-cell office:value-type="string" table:style-name="ce4">
            <text:p>ZDRAVSTVENI DOM ILIRSKA BISTRICA</text:p>
          </table:table-cell>
          <table:table-cell office:value-type="string" table:style-name="ce4">
            <text:p>GREGORČIČEVA CESTA 8</text:p>
          </table:table-cell>
          <table:table-cell office:value-type="string" table:style-name="ce4">
            <text:p>6250 ILIRSKA BISTRICA</text:p>
          </table:table-cell>
          <table:table-cell office:value-type="float" office:value="12194" table:style-name="ce3">
            <text:p>12194</text:p>
          </table:table-cell>
          <table:table-cell office:value-type="string" table:style-name="ce4">
            <text:p>BATISTA <text:s/>SIMON</text:p>
          </table:table-cell>
          <table:table-cell office:value-type="float" office:value="404103" table:style-name="ce3">
            <text:p>404103</text:p>
          </table:table-cell>
          <table:table-cell office:value-type="float" office:value="82.93" table:style-name="ce2">
            <text:p>82,93</text:p>
          </table:table-cell>
          <table:table-cell table:number-columns-repeated="16373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220100" table:style-name="ce3">
            <text:p>220100</text:p>
          </table:table-cell>
          <table:table-cell office:value-type="string" table:style-name="ce4">
            <text:p>IZPOSTAVA ILIRSKA BISTRICA</text:p>
          </table:table-cell>
          <table:table-cell office:value-type="float" office:value="3561" table:style-name="ce3">
            <text:p>3561</text:p>
          </table:table-cell>
          <table:table-cell office:value-type="string" table:style-name="ce4">
            <text:p>ZDRAVSTVENI DOM ILIRSKA BISTRICA</text:p>
          </table:table-cell>
          <table:table-cell office:value-type="string" table:style-name="ce4">
            <text:p>GREGORČIČEVA CESTA 8</text:p>
          </table:table-cell>
          <table:table-cell office:value-type="string" table:style-name="ce4">
            <text:p>6250 ILIRSKA BISTRICA</text:p>
          </table:table-cell>
          <table:table-cell office:value-type="float" office:value="12872" table:style-name="ce3">
            <text:p>12872</text:p>
          </table:table-cell>
          <table:table-cell office:value-type="string" table:style-name="ce4">
            <text:p>POVALEC <text:s/>ANJA</text:p>
          </table:table-cell>
          <table:table-cell office:value-type="float" office:value="404103" table:style-name="ce3">
            <text:p>404103</text:p>
          </table:table-cell>
          <table:table-cell office:value-type="float" office:value="31.33" table:style-name="ce2">
            <text:p>31,33</text:p>
          </table:table-cell>
          <table:table-cell table:number-columns-repeated="16373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float" office:value="220100" table:style-name="ce3">
            <text:p>220100</text:p>
          </table:table-cell>
          <table:table-cell office:value-type="string" table:style-name="ce4">
            <text:p>IZPOSTAVA ILIRSKA BISTRICA</text:p>
          </table:table-cell>
          <table:table-cell office:value-type="float" office:value="3561" table:style-name="ce3">
            <text:p>3561</text:p>
          </table:table-cell>
          <table:table-cell office:value-type="string" table:style-name="ce4">
            <text:p>ZDRAVSTVENI DOM ILIRSKA BISTRICA</text:p>
          </table:table-cell>
          <table:table-cell office:value-type="string" table:style-name="ce4">
            <text:p>GREGORČIČEVA CESTA 8</text:p>
          </table:table-cell>
          <table:table-cell office:value-type="string" table:style-name="ce4">
            <text:p>6250 ILIRSKA BISTRICA</text:p>
          </table:table-cell>
          <table:table-cell office:value-type="float" office:value="13238" table:style-name="ce3">
            <text:p>13238</text:p>
          </table:table-cell>
          <table:table-cell office:value-type="string" table:style-name="ce4">
            <text:p>SIMČIĆ <text:s/>KATARINA</text:p>
          </table:table-cell>
          <table:table-cell office:value-type="float" office:value="404103" table:style-name="ce3">
            <text:p>404103</text:p>
          </table:table-cell>
          <table:table-cell office:value-type="float" office:value="29.91" table:style-name="ce2">
            <text:p>29,91</text:p>
          </table:table-cell>
          <table:table-cell table:number-columns-repeated="16373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float" office:value="220100" table:style-name="ce3">
            <text:p>220100</text:p>
          </table:table-cell>
          <table:table-cell office:value-type="string" table:style-name="ce4">
            <text:p>IZPOSTAVA ILIRSKA BISTRICA</text:p>
          </table:table-cell>
          <table:table-cell office:value-type="float" office:value="25171" table:style-name="ce3">
            <text:p>25171</text:p>
          </table:table-cell>
          <table:table-cell office:value-type="string" table:style-name="ce4">
            <text:p>JAKLJEVIĆ VLATKO - ZOBOZDRAVSTVENA AMBULANTA ZA OTROKE IN MLADINO</text:p>
          </table:table-cell>
          <table:table-cell office:value-type="string" table:style-name="ce4">
            <text:p>GREGORČIČEVA CESTA 8</text:p>
          </table:table-cell>
          <table:table-cell office:value-type="string" table:style-name="ce4">
            <text:p>6250 ILIRSKA BISTRICA</text:p>
          </table:table-cell>
          <table:table-cell office:value-type="float" office:value="6185" table:style-name="ce3">
            <text:p>6185</text:p>
          </table:table-cell>
          <table:table-cell office:value-type="string" table:style-name="ce4">
            <text:p>JAKLJEVIĆ <text:s/>VLATKO</text:p>
          </table:table-cell>
          <table:table-cell office:value-type="float" office:value="404103" table:style-name="ce3">
            <text:p>404103</text:p>
          </table:table-cell>
          <table:table-cell office:value-type="float" office:value="134.05000000000001" table:style-name="ce2">
            <text:p>134,05</text:p>
          </table:table-cell>
          <table:table-cell table:number-columns-repeated="16373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float" office:value="220200" table:style-name="ce3">
            <text:p>220200</text:p>
          </table:table-cell>
          <table:table-cell office:value-type="string" table:style-name="ce4">
            <text:p>IZPOSTAVA IZOLA</text:p>
          </table:table-cell>
          <table:table-cell office:value-type="float" office:value="3481" table:style-name="ce3">
            <text:p>3481</text:p>
          </table:table-cell>
          <table:table-cell office:value-type="string" table:style-name="ce4">
            <text:p>ZDRAVSTVENI DOM IZOLA</text:p>
          </table:table-cell>
          <table:table-cell office:value-type="string" table:style-name="ce4">
            <text:p>ULICA OKTOBRSKE REVOLUCIJE 11</text:p>
          </table:table-cell>
          <table:table-cell office:value-type="string" table:style-name="ce4">
            <text:p>6310 IZOLA - ISOLA</text:p>
          </table:table-cell>
          <table:table-cell office:value-type="float" office:value="13207" table:style-name="ce3">
            <text:p>13207</text:p>
          </table:table-cell>
          <table:table-cell office:value-type="string" table:style-name="ce4">
            <text:p>RADULOVIĆ <text:s/>NIKOLINA</text:p>
          </table:table-cell>
          <table:table-cell office:value-type="float" office:value="404101" table:style-name="ce3">
            <text:p>404101</text:p>
          </table:table-cell>
          <table:table-cell office:value-type="float" office:value="36.85" table:style-name="ce2">
            <text:p>36,85</text:p>
          </table:table-cell>
          <table:table-cell table:number-columns-repeated="16373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float" office:value="220200" table:style-name="ce3">
            <text:p>220200</text:p>
          </table:table-cell>
          <table:table-cell office:value-type="string" table:style-name="ce4">
            <text:p>IZPOSTAVA IZOLA</text:p>
          </table:table-cell>
          <table:table-cell office:value-type="float" office:value="3950" table:style-name="ce3">
            <text:p>3950</text:p>
          </table:table-cell>
          <table:table-cell office:value-type="string" table:style-name="ce4">
            <text:p>DEVETAK ANDREJ - ZOBNA AMBULANTA</text:p>
          </table:table-cell>
          <table:table-cell office:value-type="string" table:style-name="ce4">
            <text:p>KAJUHOVA ULICA 1 B</text:p>
          </table:table-cell>
          <table:table-cell office:value-type="string" table:style-name="ce4">
            <text:p>6310 IZOLA - ISOLA</text:p>
          </table:table-cell>
          <table:table-cell office:value-type="float" office:value="5838" table:style-name="ce3">
            <text:p>5838</text:p>
          </table:table-cell>
          <table:table-cell office:value-type="string" table:style-name="ce4">
            <text:p>DEVETAK <text:s/>ANDREJ</text:p>
          </table:table-cell>
          <table:table-cell office:value-type="float" office:value="404101" table:style-name="ce3">
            <text:p>404101</text:p>
          </table:table-cell>
          <table:table-cell office:value-type="float" office:value="69.930000000000007" table:style-name="ce2">
            <text:p>69,93</text:p>
          </table:table-cell>
          <table:table-cell table:number-columns-repeated="16373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float" office:value="220200" table:style-name="ce3">
            <text:p>220200</text:p>
          </table:table-cell>
          <table:table-cell office:value-type="string" table:style-name="ce4">
            <text:p>IZPOSTAVA IZOLA</text:p>
          </table:table-cell>
          <table:table-cell office:value-type="float" office:value="25022" table:style-name="ce3">
            <text:p>25022</text:p>
          </table:table-cell>
          <table:table-cell office:value-type="string" table:style-name="ce4">
            <text:p>MIHA ŽAGAR - DOKTOR STOMATOLOGIJE</text:p>
          </table:table-cell>
          <table:table-cell office:value-type="string" table:style-name="ce4">
            <text:p>CANKARJEV DREVORED 7</text:p>
          </table:table-cell>
          <table:table-cell office:value-type="string" table:style-name="ce4">
            <text:p>6310 IZOLA - ISOLA</text:p>
          </table:table-cell>
          <table:table-cell office:value-type="float" office:value="4099" table:style-name="ce3">
            <text:p>4099</text:p>
          </table:table-cell>
          <table:table-cell office:value-type="string" table:style-name="ce4">
            <text:p>ŽAGAR <text:s/>MIHA</text:p>
          </table:table-cell>
          <table:table-cell office:value-type="float" office:value="404101" table:style-name="ce3">
            <text:p>404101</text:p>
          </table:table-cell>
          <table:table-cell office:value-type="float" office:value="108.85" table:style-name="ce2">
            <text:p>108,85</text:p>
          </table:table-cell>
          <table:table-cell table:number-columns-repeated="16373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float" office:value="220200" table:style-name="ce3">
            <text:p>220200</text:p>
          </table:table-cell>
          <table:table-cell office:value-type="string" table:style-name="ce4">
            <text:p>IZPOSTAVA IZOLA</text:p>
          </table:table-cell>
          <table:table-cell office:value-type="float" office:value="25047" table:style-name="ce3">
            <text:p>25047</text:p>
          </table:table-cell>
          <table:table-cell office:value-type="string" table:style-name="ce4">
            <text:p>MATANIČ JASENKA - ZOBOZDRAVNIK</text:p>
          </table:table-cell>
          <table:table-cell office:value-type="string" table:style-name="ce4">
            <text:p>PREŠERNOVA CESTA 53</text:p>
          </table:table-cell>
          <table:table-cell office:value-type="string" table:style-name="ce4">
            <text:p>6310 IZOLA - ISOLA</text:p>
          </table:table-cell>
          <table:table-cell office:value-type="float" office:value="4954" table:style-name="ce3">
            <text:p>4954</text:p>
          </table:table-cell>
          <table:table-cell office:value-type="string" table:style-name="ce4">
            <text:p>MATANIĆ <text:s/>JASENKA</text:p>
          </table:table-cell>
          <table:table-cell office:value-type="float" office:value="404101" table:style-name="ce3">
            <text:p>404101</text:p>
          </table:table-cell>
          <table:table-cell office:value-type="float" office:value="132.29" table:style-name="ce2">
            <text:p>132,29</text:p>
          </table:table-cell>
          <table:table-cell table:number-columns-repeated="16373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float" office:value="220200" table:style-name="ce3">
            <text:p>220200</text:p>
          </table:table-cell>
          <table:table-cell office:value-type="string" table:style-name="ce4">
            <text:p>IZPOSTAVA IZOLA</text:p>
          </table:table-cell>
          <table:table-cell office:value-type="float" office:value="25154" table:style-name="ce3">
            <text:p>25154</text:p>
          </table:table-cell>
          <table:table-cell office:value-type="string" table:style-name="ce4">
            <text:p>DIANA OKRETIČ - ZOBOZDRAVSTVENA ORDINACIJA</text:p>
          </table:table-cell>
          <table:table-cell office:value-type="string" table:style-name="ce4">
            <text:p>ULICA OKTOBRSKE REVOLUCIJE 11</text:p>
          </table:table-cell>
          <table:table-cell office:value-type="string" table:style-name="ce4">
            <text:p>6310 IZOLA - ISOLA</text:p>
          </table:table-cell>
          <table:table-cell office:value-type="float" office:value="6926" table:style-name="ce3">
            <text:p>6926</text:p>
          </table:table-cell>
          <table:table-cell office:value-type="string" table:style-name="ce4">
            <text:p>OKRETIČ <text:s/>DIANA</text:p>
          </table:table-cell>
          <table:table-cell office:value-type="float" office:value="404101" table:style-name="ce3">
            <text:p>404101</text:p>
          </table:table-cell>
          <table:table-cell office:value-type="float" office:value="115.03" table:style-name="ce2">
            <text:p>115,03</text:p>
          </table:table-cell>
          <table:table-cell table:number-columns-repeated="16373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float" office:value="220200" table:style-name="ce3">
            <text:p>220200</text:p>
          </table:table-cell>
          <table:table-cell office:value-type="string" table:style-name="ce4">
            <text:p>IZPOSTAVA IZOLA</text:p>
          </table:table-cell>
          <table:table-cell office:value-type="float" office:value="25231" table:style-name="ce3">
            <text:p>25231</text:p>
          </table:table-cell>
          <table:table-cell office:value-type="string" table:style-name="ce4">
            <text:p>POŽRL MARKO DR.DENT.MED. - ZOBOZDRAVSTVENA ORDINACIJA</text:p>
          </table:table-cell>
          <table:table-cell office:value-type="string" table:style-name="ce4">
            <text:p>KAJUHOVA ULICA 34</text:p>
          </table:table-cell>
          <table:table-cell office:value-type="string" table:style-name="ce4">
            <text:p>6310 IZOLA - ISOLA</text:p>
          </table:table-cell>
          <table:table-cell office:value-type="float" office:value="8527" table:style-name="ce3">
            <text:p>8527</text:p>
          </table:table-cell>
          <table:table-cell office:value-type="string" table:style-name="ce4">
            <text:p>POŽRL <text:s/>MARKO</text:p>
          </table:table-cell>
          <table:table-cell office:value-type="float" office:value="404101" table:style-name="ce3">
            <text:p>404101</text:p>
          </table:table-cell>
          <table:table-cell office:value-type="float" office:value="118.7" table:style-name="ce2">
            <text:p>118,70</text:p>
          </table:table-cell>
          <table:table-cell table:number-columns-repeated="16373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float" office:value="220200" table:style-name="ce3">
            <text:p>220200</text:p>
          </table:table-cell>
          <table:table-cell office:value-type="string" table:style-name="ce4">
            <text:p>IZPOSTAVA IZOLA</text:p>
          </table:table-cell>
          <table:table-cell office:value-type="float" office:value="3481" table:style-name="ce3">
            <text:p>3481</text:p>
          </table:table-cell>
          <table:table-cell office:value-type="string" table:style-name="ce4">
            <text:p>ZDRAVSTVENI DOM IZOLA</text:p>
          </table:table-cell>
          <table:table-cell office:value-type="string" table:style-name="ce4">
            <text:p>ULICA OKTOBRSKE REVOLUCIJE 11</text:p>
          </table:table-cell>
          <table:table-cell office:value-type="string" table:style-name="ce4">
            <text:p>6310 IZOLA - ISOLA</text:p>
          </table:table-cell>
          <table:table-cell office:value-type="float" office:value="6338" table:style-name="ce3">
            <text:p>6338</text:p>
          </table:table-cell>
          <table:table-cell office:value-type="string" table:style-name="ce4">
            <text:p>NIKOLIĆ <text:s/>LILJANA</text:p>
          </table:table-cell>
          <table:table-cell office:value-type="float" office:value="404103" table:style-name="ce3">
            <text:p>404103</text:p>
          </table:table-cell>
          <table:table-cell office:value-type="float" office:value="98.77" table:style-name="ce2">
            <text:p>98,77</text:p>
          </table:table-cell>
          <table:table-cell table:number-columns-repeated="16373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220200" table:style-name="ce3">
            <text:p>220200</text:p>
          </table:table-cell>
          <table:table-cell office:value-type="string" table:style-name="ce4">
            <text:p>IZPOSTAVA IZOLA</text:p>
          </table:table-cell>
          <table:table-cell office:value-type="float" office:value="25216" table:style-name="ce3">
            <text:p>25216</text:p>
          </table:table-cell>
          <table:table-cell office:value-type="string" table:style-name="ce4">
            <text:p>ZASEBNA ZOBNA AMBULANTA MIRJAM BRAJNIK, DR.DENT.MED.</text:p>
          </table:table-cell>
          <table:table-cell office:value-type="string" table:style-name="ce4">
            <text:p>ULICA OKTOBRSKE REVOLUCIJE 11</text:p>
          </table:table-cell>
          <table:table-cell office:value-type="string" table:style-name="ce4">
            <text:p>6310 IZOLA - ISOLA</text:p>
          </table:table-cell>
          <table:table-cell office:value-type="float" office:value="6734" table:style-name="ce3">
            <text:p>6734</text:p>
          </table:table-cell>
          <table:table-cell office:value-type="string" table:style-name="ce4">
            <text:p>BRAJNIK <text:s/>MIRJAM</text:p>
          </table:table-cell>
          <table:table-cell office:value-type="float" office:value="404103" table:style-name="ce3">
            <text:p>404103</text:p>
          </table:table-cell>
          <table:table-cell office:value-type="float" office:value="145" table:style-name="ce2">
            <text:p>145,00</text:p>
          </table:table-cell>
          <table:table-cell table:number-columns-repeated="16373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float" office:value="220300" table:style-name="ce3">
            <text:p>220300</text:p>
          </table:table-cell>
          <table:table-cell office:value-type="string" table:style-name="ce4">
            <text:p>IZPOSTAVA PIRAN</text:p>
          </table:table-cell>
          <table:table-cell office:value-type="float" office:value="25238" table:style-name="ce3">
            <text:p>25238</text:p>
          </table:table-cell>
          <table:table-cell office:value-type="string" table:style-name="ce4">
            <text:p>MARIDENT, STOMATOLOŠKA ORDINACIJA IN ZOBNI LABORATORIJ D.O.O.</text:p>
          </table:table-cell>
          <table:table-cell office:value-type="string" table:style-name="ce4">
            <text:p>ISTRSKA CESTA 89 B</text:p>
          </table:table-cell>
          <table:table-cell office:value-type="string" table:style-name="ce4">
            <text:p>6000 KOPER - CAPODISTRIA</text:p>
          </table:table-cell>
          <table:table-cell office:value-type="float" office:value="9208" table:style-name="ce3">
            <text:p>9208</text:p>
          </table:table-cell>
          <table:table-cell office:value-type="string" table:style-name="ce4">
            <text:p>DOMAJNKO <text:s/>SEBASTIJAN</text:p>
          </table:table-cell>
          <table:table-cell office:value-type="float" office:value="404101" table:style-name="ce3">
            <text:p>404101</text:p>
          </table:table-cell>
          <table:table-cell office:value-type="float" office:value="137.02000000000001" table:style-name="ce2">
            <text:p>137,02</text:p>
          </table:table-cell>
          <table:table-cell table:number-columns-repeated="16373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float" office:value="220300" table:style-name="ce3">
            <text:p>220300</text:p>
          </table:table-cell>
          <table:table-cell office:value-type="string" table:style-name="ce4">
            <text:p>IZPOSTAVA PIRAN</text:p>
          </table:table-cell>
          <table:table-cell office:value-type="float" office:value="25238" table:style-name="ce3">
            <text:p>25238</text:p>
          </table:table-cell>
          <table:table-cell office:value-type="string" table:style-name="ce4">
            <text:p>MARIDENT, STOMATOLOŠKA ORDINACIJA IN ZOBNI LABORATORIJ D.O.O.</text:p>
          </table:table-cell>
          <table:table-cell office:value-type="string" table:style-name="ce4">
            <text:p>ISTRSKA CESTA 89 B</text:p>
          </table:table-cell>
          <table:table-cell office:value-type="string" table:style-name="ce4">
            <text:p>6000 KOPER - CAPODISTRIA</text:p>
          </table:table-cell>
          <table:table-cell office:value-type="float" office:value="8473" table:style-name="ce3">
            <text:p>8473</text:p>
          </table:table-cell>
          <table:table-cell office:value-type="string" table:style-name="ce4">
            <text:p>PRUNK <text:s/>NATAŠA</text:p>
          </table:table-cell>
          <table:table-cell office:value-type="float" office:value="404101" table:style-name="ce3">
            <text:p>404101</text:p>
          </table:table-cell>
          <table:table-cell office:value-type="float" office:value="0" table:style-name="ce2">
            <text:p>0,00</text:p>
          </table:table-cell>
          <table:table-cell table:number-columns-repeated="16373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float" office:value="220300" table:style-name="ce3">
            <text:p>220300</text:p>
          </table:table-cell>
          <table:table-cell office:value-type="string" table:style-name="ce4">
            <text:p>IZPOSTAVA PIRAN</text:p>
          </table:table-cell>
          <table:table-cell office:value-type="float" office:value="25343" table:style-name="ce3">
            <text:p>25343</text:p>
          </table:table-cell>
          <table:table-cell office:value-type="string" table:style-name="ce4">
            <text:p>ZOBOZDRAVSTVENI ZAVOD ŠKORJA SORIĆ</text:p>
          </table:table-cell>
          <table:table-cell office:value-type="string" table:style-name="ce4">
            <text:p>MANŽAN 50</text:p>
          </table:table-cell>
          <table:table-cell office:value-type="string" table:style-name="ce4">
            <text:p>6000 KOPER - CAPODISTRIA</text:p>
          </table:table-cell>
          <table:table-cell office:value-type="float" office:value="7311" table:style-name="ce3">
            <text:p>7311</text:p>
          </table:table-cell>
          <table:table-cell office:value-type="string" table:style-name="ce4">
            <text:p>ŠKORJA SORIĆ VESNA</text:p>
          </table:table-cell>
          <table:table-cell office:value-type="float" office:value="404101" table:style-name="ce3">
            <text:p>404101</text:p>
          </table:table-cell>
          <table:table-cell office:value-type="float" office:value="97.38" table:style-name="ce2">
            <text:p>97,38</text:p>
          </table:table-cell>
          <table:table-cell table:number-columns-repeated="16373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float" office:value="220300" table:style-name="ce3">
            <text:p>220300</text:p>
          </table:table-cell>
          <table:table-cell office:value-type="string" table:style-name="ce4">
            <text:p>IZPOSTAVA PIRAN</text:p>
          </table:table-cell>
          <table:table-cell office:value-type="float" office:value="25294" table:style-name="ce3">
            <text:p>25294</text:p>
          </table:table-cell>
          <table:table-cell office:value-type="string" table:style-name="ce4">
            <text:p>ZDRAVSTVENI ZAVOD BELDENT IZOLA</text:p>
          </table:table-cell>
          <table:table-cell office:value-type="string" table:style-name="ce4">
            <text:p>ŠARED 51</text:p>
          </table:table-cell>
          <table:table-cell office:value-type="string" table:style-name="ce4">
            <text:p>6310 IZOLA - ISOLA</text:p>
          </table:table-cell>
          <table:table-cell office:value-type="float" office:value="10394" table:style-name="ce3">
            <text:p>10394</text:p>
          </table:table-cell>
          <table:table-cell office:value-type="string" table:style-name="ce4">
            <text:p>VATOVEC <text:s/>MIHA</text:p>
          </table:table-cell>
          <table:table-cell office:value-type="float" office:value="404101" table:style-name="ce3">
            <text:p>404101</text:p>
          </table:table-cell>
          <table:table-cell office:value-type="float" office:value="125.38" table:style-name="ce2">
            <text:p>125,38</text:p>
          </table:table-cell>
          <table:table-cell table:number-columns-repeated="16373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float" office:value="220300" table:style-name="ce3">
            <text:p>220300</text:p>
          </table:table-cell>
          <table:table-cell office:value-type="string" table:style-name="ce4">
            <text:p>IZPOSTAVA PIRAN</text:p>
          </table:table-cell>
          <table:table-cell office:value-type="float" office:value="3521" table:style-name="ce3">
            <text:p>3521</text:p>
          </table:table-cell>
          <table:table-cell office:value-type="string" table:style-name="ce4">
            <text:p>ZDRAVSTVENI DOM PIRAN POLIAMBULATORIO PIRANO</text:p>
          </table:table-cell>
          <table:table-cell office:value-type="string" table:style-name="ce4">
            <text:p>CESTA SOLINARJEV 1</text:p>
          </table:table-cell>
          <table:table-cell office:value-type="string" table:style-name="ce4">
            <text:p>6320 PORTOROŽ - PORTOROSE</text:p>
          </table:table-cell>
          <table:table-cell office:value-type="float" office:value="7432" table:style-name="ce3">
            <text:p>7432</text:p>
          </table:table-cell>
          <table:table-cell office:value-type="string" table:style-name="ce4">
            <text:p>VIDMAR ŠUTEJ ZLATA</text:p>
          </table:table-cell>
          <table:table-cell office:value-type="float" office:value="404101" table:style-name="ce3">
            <text:p>404101</text:p>
          </table:table-cell>
          <table:table-cell office:value-type="float" office:value="93.81" table:style-name="ce2">
            <text:p>93,81</text:p>
          </table:table-cell>
          <table:table-cell table:number-columns-repeated="16373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float" office:value="220300" table:style-name="ce3">
            <text:p>220300</text:p>
          </table:table-cell>
          <table:table-cell office:value-type="string" table:style-name="ce4">
            <text:p>IZPOSTAVA PIRAN</text:p>
          </table:table-cell>
          <table:table-cell office:value-type="float" office:value="25257" table:style-name="ce3">
            <text:p>25257</text:p>
          </table:table-cell>
          <table:table-cell office:value-type="string" table:style-name="ce4">
            <text:p>DR. ČOK DENTAL, ZOBOZDRAVSTVO, D.O.O. PORTOROŽ, CESTA SOLINARJEV 1</text:p>
          </table:table-cell>
          <table:table-cell office:value-type="string" table:style-name="ce4">
            <text:p>CESTA SOLINARJEV 1</text:p>
          </table:table-cell>
          <table:table-cell office:value-type="string" table:style-name="ce4">
            <text:p>6320 PORTOROŽ - PORTOROSE</text:p>
          </table:table-cell>
          <table:table-cell office:value-type="float" office:value="12055" table:style-name="ce3">
            <text:p>12055</text:p>
          </table:table-cell>
          <table:table-cell office:value-type="string" table:style-name="ce4">
            <text:p>GOMEZELJ <text:s/>LUKA</text:p>
          </table:table-cell>
          <table:table-cell office:value-type="float" office:value="404101" table:style-name="ce3">
            <text:p>404101</text:p>
          </table:table-cell>
          <table:table-cell office:value-type="float" office:value="0" table:style-name="ce2">
            <text:p>0,00</text:p>
          </table:table-cell>
          <table:table-cell table:number-columns-repeated="16373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float" office:value="220300" table:style-name="ce3">
            <text:p>220300</text:p>
          </table:table-cell>
          <table:table-cell office:value-type="string" table:style-name="ce4">
            <text:p>IZPOSTAVA PIRAN</text:p>
          </table:table-cell>
          <table:table-cell office:value-type="float" office:value="25257" table:style-name="ce3">
            <text:p>25257</text:p>
          </table:table-cell>
          <table:table-cell office:value-type="string" table:style-name="ce4">
            <text:p>DR. ČOK DENTAL, ZOBOZDRAVSTVO, D.O.O. PORTOROŽ, CESTA SOLINARJEV 1</text:p>
          </table:table-cell>
          <table:table-cell office:value-type="string" table:style-name="ce4">
            <text:p>CESTA SOLINARJEV 1</text:p>
          </table:table-cell>
          <table:table-cell office:value-type="string" table:style-name="ce4">
            <text:p>6320 PORTOROŽ - PORTOROSE</text:p>
          </table:table-cell>
          <table:table-cell office:value-type="float" office:value="7545" table:style-name="ce3">
            <text:p>7545</text:p>
          </table:table-cell>
          <table:table-cell office:value-type="string" table:style-name="ce4">
            <text:p>ČOK <text:s/>GORDAN</text:p>
          </table:table-cell>
          <table:table-cell office:value-type="float" office:value="404101" table:style-name="ce3">
            <text:p>404101</text:p>
          </table:table-cell>
          <table:table-cell office:value-type="float" office:value="462.41" table:style-name="ce2">
            <text:p>462,41</text:p>
          </table:table-cell>
          <table:table-cell table:number-columns-repeated="16373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float" office:value="220300" table:style-name="ce3">
            <text:p>220300</text:p>
          </table:table-cell>
          <table:table-cell office:value-type="string" table:style-name="ce4">
            <text:p>IZPOSTAVA PIRAN</text:p>
          </table:table-cell>
          <table:table-cell office:value-type="float" office:value="25257" table:style-name="ce3">
            <text:p>25257</text:p>
          </table:table-cell>
          <table:table-cell office:value-type="string" table:style-name="ce4">
            <text:p>DR. ČOK DENTAL, ZOBOZDRAVSTVO, D.O.O. PORTOROŽ, CESTA SOLINARJEV 1</text:p>
          </table:table-cell>
          <table:table-cell office:value-type="string" table:style-name="ce4">
            <text:p>CESTA SOLINARJEV 1</text:p>
          </table:table-cell>
          <table:table-cell office:value-type="string" table:style-name="ce4">
            <text:p>6320 PORTOROŽ - PORTOROSE</text:p>
          </table:table-cell>
          <table:table-cell office:value-type="float" office:value="7546" table:style-name="ce3">
            <text:p>7546</text:p>
          </table:table-cell>
          <table:table-cell office:value-type="string" table:style-name="ce4">
            <text:p>SALAMUN ČOK KARMEN</text:p>
          </table:table-cell>
          <table:table-cell office:value-type="float" office:value="404101" table:style-name="ce3">
            <text:p>404101</text:p>
          </table:table-cell>
          <table:table-cell office:value-type="float" office:value="31.45" table:style-name="ce2">
            <text:p>31,45</text:p>
          </table:table-cell>
          <table:table-cell table:number-columns-repeated="16373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float" office:value="220300" table:style-name="ce3">
            <text:p>220300</text:p>
          </table:table-cell>
          <table:table-cell office:value-type="string" table:style-name="ce4">
            <text:p>IZPOSTAVA PIRAN</text:p>
          </table:table-cell>
          <table:table-cell office:value-type="float" office:value="25048" table:style-name="ce3">
            <text:p>25048</text:p>
          </table:table-cell>
          <table:table-cell office:value-type="string" table:style-name="ce4">
            <text:p>SAMOTORČAN SLAVKO - ZASEBNA ZOBNA AMBULANTA</text:p>
          </table:table-cell>
          <table:table-cell office:value-type="string" table:style-name="ce4">
            <text:p>ŽUPANČIČEVA ULICA 10</text:p>
          </table:table-cell>
          <table:table-cell office:value-type="string" table:style-name="ce4">
            <text:p>6330 PIRAN - PIRANO</text:p>
          </table:table-cell>
          <table:table-cell office:value-type="float" office:value="7126" table:style-name="ce3">
            <text:p>7126</text:p>
          </table:table-cell>
          <table:table-cell office:value-type="string" table:style-name="ce4">
            <text:p>SAMOTORČAN <text:s/>SLAVKO</text:p>
          </table:table-cell>
          <table:table-cell office:value-type="float" office:value="404101" table:style-name="ce3">
            <text:p>404101</text:p>
          </table:table-cell>
          <table:table-cell office:value-type="float" office:value="132.57" table:style-name="ce2">
            <text:p>132,57</text:p>
          </table:table-cell>
          <table:table-cell table:number-columns-repeated="16373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220300" table:style-name="ce3">
            <text:p>220300</text:p>
          </table:table-cell>
          <table:table-cell office:value-type="string" table:style-name="ce4">
            <text:p>IZPOSTAVA PIRAN</text:p>
          </table:table-cell>
          <table:table-cell office:value-type="float" office:value="3521" table:style-name="ce3">
            <text:p>3521</text:p>
          </table:table-cell>
          <table:table-cell office:value-type="string" table:style-name="ce4">
            <text:p>ZDRAVSTVENI DOM PIRAN POLIAMBULATORIO PIRANO</text:p>
          </table:table-cell>
          <table:table-cell office:value-type="string" table:style-name="ce4">
            <text:p>CESTA SOLINARJEV 1</text:p>
          </table:table-cell>
          <table:table-cell office:value-type="string" table:style-name="ce4">
            <text:p>6320 PORTOROŽ - PORTOROSE</text:p>
          </table:table-cell>
          <table:table-cell office:value-type="float" office:value="7432" table:style-name="ce3">
            <text:p>7432</text:p>
          </table:table-cell>
          <table:table-cell office:value-type="string" table:style-name="ce4">
            <text:p>VIDMAR ŠUTEJ ZLATA</text:p>
          </table:table-cell>
          <table:table-cell office:value-type="float" office:value="404103" table:style-name="ce3">
            <text:p>404103</text:p>
          </table:table-cell>
          <table:table-cell office:value-type="float" office:value="7.2" table:style-name="ce2">
            <text:p>7,20</text:p>
          </table:table-cell>
          <table:table-cell table:number-columns-repeated="16373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float" office:value="220300" table:style-name="ce3">
            <text:p>220300</text:p>
          </table:table-cell>
          <table:table-cell office:value-type="string" table:style-name="ce4">
            <text:p>IZPOSTAVA PIRAN</text:p>
          </table:table-cell>
          <table:table-cell office:value-type="float" office:value="25168" table:style-name="ce3">
            <text:p>25168</text:p>
          </table:table-cell>
          <table:table-cell office:value-type="string" table:style-name="ce4">
            <text:p>SOMRAK SAMO - DOKTOR STOMATOLOGIJE</text:p>
          </table:table-cell>
          <table:table-cell office:value-type="string" table:style-name="ce4">
            <text:p>FAZAN 1</text:p>
          </table:table-cell>
          <table:table-cell office:value-type="string" table:style-name="ce4">
            <text:p>6320 PORTOROŽ - PORTOROSE</text:p>
          </table:table-cell>
          <table:table-cell office:value-type="float" office:value="5592" table:style-name="ce3">
            <text:p>5592</text:p>
          </table:table-cell>
          <table:table-cell office:value-type="string" table:style-name="ce4">
            <text:p>SOMRAK <text:s/>SAMO</text:p>
          </table:table-cell>
          <table:table-cell office:value-type="float" office:value="404103" table:style-name="ce3">
            <text:p>404103</text:p>
          </table:table-cell>
          <table:table-cell office:value-type="float" office:value="116.65" table:style-name="ce2">
            <text:p>116,65</text:p>
          </table:table-cell>
          <table:table-cell table:number-columns-repeated="16373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float" office:value="220300" table:style-name="ce3">
            <text:p>220300</text:p>
          </table:table-cell>
          <table:table-cell office:value-type="string" table:style-name="ce4">
            <text:p>IZPOSTAVA PIRAN</text:p>
          </table:table-cell>
          <table:table-cell office:value-type="float" office:value="25322" table:style-name="ce3">
            <text:p>25322</text:p>
          </table:table-cell>
          <table:table-cell office:value-type="string" table:style-name="ce4">
            <text:p>VESNA DOBRAVC, DR.DENT.MED., AMBULANTA ZA ŠOLSKO IN MLADINSKO ZOBOZDRAVSTVO</text:p>
          </table:table-cell>
          <table:table-cell office:value-type="string" table:style-name="ce4">
            <text:p>PREČNA POT 4 D</text:p>
          </table:table-cell>
          <table:table-cell office:value-type="string" table:style-name="ce4">
            <text:p>6320 PORTOROŽ - PORTOROSE</text:p>
          </table:table-cell>
          <table:table-cell office:value-type="float" office:value="8862" table:style-name="ce3">
            <text:p>8862</text:p>
          </table:table-cell>
          <table:table-cell office:value-type="string" table:style-name="ce4">
            <text:p>DOBRAVC <text:s/>VESNA</text:p>
          </table:table-cell>
          <table:table-cell office:value-type="float" office:value="404103" table:style-name="ce3">
            <text:p>404103</text:p>
          </table:table-cell>
          <table:table-cell office:value-type="float" office:value="73.75" table:style-name="ce2">
            <text:p>73,75</text:p>
          </table:table-cell>
          <table:table-cell table:number-columns-repeated="16373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float" office:value="220400" table:style-name="ce3">
            <text:p>220400</text:p>
          </table:table-cell>
          <table:table-cell office:value-type="string" table:style-name="ce4">
            <text:p>IZPOSTAVA POSTOJNA</text:p>
          </table:table-cell>
          <table:table-cell office:value-type="float" office:value="6501" table:style-name="ce3">
            <text:p>6501</text:p>
          </table:table-cell>
          <table:table-cell office:value-type="string" table:style-name="ce4">
            <text:p>SŽ - ŽELEZNIŠKI ZDRAVSTVENI DOM LJUBLJANA</text:p>
          </table:table-cell>
          <table:table-cell office:value-type="string" table:style-name="ce4">
            <text:p>CELOVŠKA CESTA 4</text:p>
          </table:table-cell>
          <table:table-cell office:value-type="string" table:style-name="ce4">
            <text:p>1000 LJUBLJANA</text:p>
          </table:table-cell>
          <table:table-cell office:value-type="float" office:value="12144" table:style-name="ce3">
            <text:p>12144</text:p>
          </table:table-cell>
          <table:table-cell office:value-type="string" table:style-name="ce4">
            <text:p>GEORGIEVSKA <text:s/>IVANA</text:p>
          </table:table-cell>
          <table:table-cell office:value-type="float" office:value="404101" table:style-name="ce3">
            <text:p>404101</text:p>
          </table:table-cell>
          <table:table-cell office:value-type="float" office:value="13.19" table:style-name="ce2">
            <text:p>13,19</text:p>
          </table:table-cell>
          <table:table-cell table:number-columns-repeated="16373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float" office:value="220400" table:style-name="ce3">
            <text:p>220400</text:p>
          </table:table-cell>
          <table:table-cell office:value-type="string" table:style-name="ce4">
            <text:p>IZPOSTAVA POSTOJNA</text:p>
          </table:table-cell>
          <table:table-cell office:value-type="float" office:value="3613" table:style-name="ce3">
            <text:p>3613</text:p>
          </table:table-cell>
          <table:table-cell office:value-type="string" table:style-name="ce4">
            <text:p>ZDRAVSTVENI DOM DR. FRANCA AMBROŽIČA, POSTOJNA</text:p>
          </table:table-cell>
          <table:table-cell office:value-type="string" table:style-name="ce4">
            <text:p>PREČNA ULICA 2</text:p>
          </table:table-cell>
          <table:table-cell office:value-type="string" table:style-name="ce4">
            <text:p>6230 POSTOJNA</text:p>
          </table:table-cell>
          <table:table-cell office:value-type="float" office:value="12100" table:style-name="ce3">
            <text:p>12100</text:p>
          </table:table-cell>
          <table:table-cell office:value-type="string" table:style-name="ce4">
            <text:p>MIJOVIĆ <text:s/>LENA</text:p>
          </table:table-cell>
          <table:table-cell office:value-type="float" office:value="404101" table:style-name="ce3">
            <text:p>404101</text:p>
          </table:table-cell>
          <table:table-cell office:value-type="float" office:value="79.34" table:style-name="ce2">
            <text:p>79,34</text:p>
          </table:table-cell>
          <table:table-cell table:number-columns-repeated="16373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float" office:value="220400" table:style-name="ce3">
            <text:p>220400</text:p>
          </table:table-cell>
          <table:table-cell office:value-type="string" table:style-name="ce4">
            <text:p>IZPOSTAVA POSTOJNA</text:p>
          </table:table-cell>
          <table:table-cell office:value-type="float" office:value="25018" table:style-name="ce3">
            <text:p>25018</text:p>
          </table:table-cell>
          <table:table-cell office:value-type="string" table:style-name="ce4">
            <text:p>ZOBNA AMBULANTA KOSTANJŠEK</text:p>
          </table:table-cell>
          <table:table-cell office:value-type="string" table:style-name="ce4">
            <text:p>ULICA 1. MAJA 2</text:p>
          </table:table-cell>
          <table:table-cell office:value-type="string" table:style-name="ce4">
            <text:p>6230 POSTOJNA</text:p>
          </table:table-cell>
          <table:table-cell office:value-type="float" office:value="3759" table:style-name="ce3">
            <text:p>3759</text:p>
          </table:table-cell>
          <table:table-cell office:value-type="string" table:style-name="ce4">
            <text:p>KOSTANJŠEK <text:s/>VOJTEH</text:p>
          </table:table-cell>
          <table:table-cell office:value-type="float" office:value="404101" table:style-name="ce3">
            <text:p>404101</text:p>
          </table:table-cell>
          <table:table-cell office:value-type="float" office:value="120.15" table:style-name="ce2">
            <text:p>120,15</text:p>
          </table:table-cell>
          <table:table-cell table:number-columns-repeated="16373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float" office:value="220400" table:style-name="ce3">
            <text:p>220400</text:p>
          </table:table-cell>
          <table:table-cell office:value-type="string" table:style-name="ce4">
            <text:p>IZPOSTAVA POSTOJNA</text:p>
          </table:table-cell>
          <table:table-cell office:value-type="float" office:value="25106" table:style-name="ce3">
            <text:p>25106</text:p>
          </table:table-cell>
          <table:table-cell office:value-type="string" table:style-name="ce4">
            <text:p>KREZOVIĆ-LOVKO LJILJANA - ZASEBNA ZOBOZDRAVSTVENA ORDINACIJA</text:p>
          </table:table-cell>
          <table:table-cell office:value-type="string" table:style-name="ce4">
            <text:p>GREGORČIČEV DREVORED 11</text:p>
          </table:table-cell>
          <table:table-cell office:value-type="string" table:style-name="ce4">
            <text:p>6230 POSTOJNA</text:p>
          </table:table-cell>
          <table:table-cell office:value-type="float" office:value="5828" table:style-name="ce3">
            <text:p>5828</text:p>
          </table:table-cell>
          <table:table-cell office:value-type="string" table:style-name="ce4">
            <text:p>KREZOVIĆ LOVKO LJILJANA</text:p>
          </table:table-cell>
          <table:table-cell office:value-type="float" office:value="404101" table:style-name="ce3">
            <text:p>404101</text:p>
          </table:table-cell>
          <table:table-cell office:value-type="float" office:value="118.65" table:style-name="ce2">
            <text:p>118,65</text:p>
          </table:table-cell>
          <table:table-cell table:number-columns-repeated="16373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float" office:value="220400" table:style-name="ce3">
            <text:p>220400</text:p>
          </table:table-cell>
          <table:table-cell office:value-type="string" table:style-name="ce4">
            <text:p>IZPOSTAVA POSTOJNA</text:p>
          </table:table-cell>
          <table:table-cell office:value-type="float" office:value="25222" table:style-name="ce3">
            <text:p>25222</text:p>
          </table:table-cell>
          <table:table-cell office:value-type="string" table:style-name="ce4">
            <text:p>FIDELITAS ZOBNA AMBULANTA IN STORITVE D.O.O.</text:p>
          </table:table-cell>
          <table:table-cell office:value-type="string" table:style-name="ce4">
            <text:p>CANKARJEVA ULICA 6</text:p>
          </table:table-cell>
          <table:table-cell office:value-type="string" table:style-name="ce4">
            <text:p>6230 POSTOJNA</text:p>
          </table:table-cell>
          <table:table-cell office:value-type="float" office:value="10001" table:style-name="ce3">
            <text:p>10001</text:p>
          </table:table-cell>
          <table:table-cell office:value-type="string" table:style-name="ce4">
            <text:p>CEP <text:s/>MATEJA</text:p>
          </table:table-cell>
          <table:table-cell office:value-type="float" office:value="404101" table:style-name="ce3">
            <text:p>404101</text:p>
          </table:table-cell>
          <table:table-cell office:value-type="float" office:value="92.81" table:style-name="ce2">
            <text:p>92,81</text:p>
          </table:table-cell>
          <table:table-cell table:number-columns-repeated="16373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float" office:value="220400" table:style-name="ce3">
            <text:p>220400</text:p>
          </table:table-cell>
          <table:table-cell office:value-type="string" table:style-name="ce4">
            <text:p>IZPOSTAVA POSTOJNA</text:p>
          </table:table-cell>
          <table:table-cell office:value-type="float" office:value="25194" table:style-name="ce3">
            <text:p>25194</text:p>
          </table:table-cell>
          <table:table-cell office:value-type="string" table:style-name="ce4">
            <text:p>JURIČEV MARIN - ZASEBNA ZOBNA AMBULANTA</text:p>
          </table:table-cell>
          <table:table-cell office:value-type="string" table:style-name="ce4">
            <text:p>KOLODVORSKA CESTA 24</text:p>
          </table:table-cell>
          <table:table-cell office:value-type="string" table:style-name="ce4">
            <text:p>6257 PIVKA</text:p>
          </table:table-cell>
          <table:table-cell office:value-type="float" office:value="6042" table:style-name="ce3">
            <text:p>6042</text:p>
          </table:table-cell>
          <table:table-cell office:value-type="string" table:style-name="ce4">
            <text:p>JURIČEV <text:s/>MARIN</text:p>
          </table:table-cell>
          <table:table-cell office:value-type="float" office:value="404101" table:style-name="ce3">
            <text:p>404101</text:p>
          </table:table-cell>
          <table:table-cell office:value-type="float" office:value="119.43" table:style-name="ce2">
            <text:p>119,43</text:p>
          </table:table-cell>
          <table:table-cell table:number-columns-repeated="16373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float" office:value="220400" table:style-name="ce3">
            <text:p>220400</text:p>
          </table:table-cell>
          <table:table-cell office:value-type="string" table:style-name="ce4">
            <text:p>IZPOSTAVA POSTOJNA</text:p>
          </table:table-cell>
          <table:table-cell office:value-type="float" office:value="25330" table:style-name="ce3">
            <text:p>25330</text:p>
          </table:table-cell>
          <table:table-cell office:value-type="string" table:style-name="ce4">
            <text:p>ZOBNA ORDINACIJA META ČESNIK, DR. DENT. MED.</text:p>
          </table:table-cell>
          <table:table-cell office:value-type="string" table:style-name="ce4">
            <text:p>KOLODVORSKA CESTA 24</text:p>
          </table:table-cell>
          <table:table-cell office:value-type="string" table:style-name="ce4">
            <text:p>6257 PIVKA</text:p>
          </table:table-cell>
          <table:table-cell office:value-type="float" office:value="10649" table:style-name="ce3">
            <text:p>10649</text:p>
          </table:table-cell>
          <table:table-cell office:value-type="string" table:style-name="ce4">
            <text:p>ČESNIK <text:s/>META</text:p>
          </table:table-cell>
          <table:table-cell office:value-type="float" office:value="404101" table:style-name="ce3">
            <text:p>404101</text:p>
          </table:table-cell>
          <table:table-cell office:value-type="float" office:value="131.18" table:style-name="ce2">
            <text:p>131,18</text:p>
          </table:table-cell>
          <table:table-cell table:number-columns-repeated="16373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220400" table:style-name="ce3">
            <text:p>220400</text:p>
          </table:table-cell>
          <table:table-cell office:value-type="string" table:style-name="ce4">
            <text:p>IZPOSTAVA POSTOJNA</text:p>
          </table:table-cell>
          <table:table-cell office:value-type="float" office:value="25311" table:style-name="ce3">
            <text:p>25311</text:p>
          </table:table-cell>
          <table:table-cell office:value-type="string" table:style-name="ce4">
            <text:p>ZDRAVSTVENI ZAVOD IMPLANT DENT IZOLA</text:p>
          </table:table-cell>
          <table:table-cell office:value-type="string" table:style-name="ce4">
            <text:p>ULICA ALOJZA VALENČIČA 10</text:p>
          </table:table-cell>
          <table:table-cell office:value-type="string" table:style-name="ce4">
            <text:p>6310 IZOLA - ISOLA</text:p>
          </table:table-cell>
          <table:table-cell office:value-type="float" office:value="8703" table:style-name="ce3">
            <text:p>8703</text:p>
          </table:table-cell>
          <table:table-cell office:value-type="string" table:style-name="ce4">
            <text:p>BUBIĆ <text:s/>ENES</text:p>
          </table:table-cell>
          <table:table-cell office:value-type="float" office:value="404101" table:style-name="ce3">
            <text:p>404101</text:p>
          </table:table-cell>
          <table:table-cell office:value-type="float" office:value="96.6" table:style-name="ce2">
            <text:p>96,60</text:p>
          </table:table-cell>
          <table:table-cell table:number-columns-repeated="16373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float" office:value="220400" table:style-name="ce3">
            <text:p>220400</text:p>
          </table:table-cell>
          <table:table-cell office:value-type="string" table:style-name="ce4">
            <text:p>IZPOSTAVA POSTOJNA</text:p>
          </table:table-cell>
          <table:table-cell office:value-type="float" office:value="25119" table:style-name="ce3">
            <text:p>25119</text:p>
          </table:table-cell>
          <table:table-cell office:value-type="string" table:style-name="ce4">
            <text:p>GRUJIĆ SPOMENKA - ZASEBNA ZOBOZDRAVSTVENA AMBULANTA OTROK IN MLADINE</text:p>
          </table:table-cell>
          <table:table-cell office:value-type="string" table:style-name="ce4">
            <text:p>PREČNA ULICA 2</text:p>
          </table:table-cell>
          <table:table-cell office:value-type="string" table:style-name="ce4">
            <text:p>6230 POSTOJNA</text:p>
          </table:table-cell>
          <table:table-cell office:value-type="float" office:value="4548" table:style-name="ce3">
            <text:p>4548</text:p>
          </table:table-cell>
          <table:table-cell office:value-type="string" table:style-name="ce4">
            <text:p>GRUJIĆ <text:s/>SPOMENKA</text:p>
          </table:table-cell>
          <table:table-cell office:value-type="float" office:value="404103" table:style-name="ce3">
            <text:p>404103</text:p>
          </table:table-cell>
          <table:table-cell office:value-type="float" office:value="90.48" table:style-name="ce2">
            <text:p>90,48</text:p>
          </table:table-cell>
          <table:table-cell table:number-columns-repeated="16373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float" office:value="220400" table:style-name="ce3">
            <text:p>220400</text:p>
          </table:table-cell>
          <table:table-cell office:value-type="string" table:style-name="ce4">
            <text:p>IZPOSTAVA POSTOJNA</text:p>
          </table:table-cell>
          <table:table-cell office:value-type="float" office:value="25298" table:style-name="ce3">
            <text:p>25298</text:p>
          </table:table-cell>
          <table:table-cell office:value-type="string" table:style-name="ce4">
            <text:p>BLAŽ KNEZ, DR. DENT. MED., ZOBNA ORDINACIJA</text:p>
          </table:table-cell>
          <table:table-cell office:value-type="string" table:style-name="ce4">
            <text:p>PREČNA ULICA 2</text:p>
          </table:table-cell>
          <table:table-cell office:value-type="string" table:style-name="ce4">
            <text:p>6230 POSTOJNA</text:p>
          </table:table-cell>
          <table:table-cell office:value-type="float" office:value="8638" table:style-name="ce3">
            <text:p>8638</text:p>
          </table:table-cell>
          <table:table-cell office:value-type="string" table:style-name="ce4">
            <text:p>KNEZ <text:s/>BLAŽ</text:p>
          </table:table-cell>
          <table:table-cell office:value-type="float" office:value="404103" table:style-name="ce3">
            <text:p>404103</text:p>
          </table:table-cell>
          <table:table-cell office:value-type="float" office:value="107.81" table:style-name="ce2">
            <text:p>107,81</text:p>
          </table:table-cell>
          <table:table-cell table:number-columns-repeated="16373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float" office:value="220400" table:style-name="ce3">
            <text:p>220400</text:p>
          </table:table-cell>
          <table:table-cell office:value-type="string" table:style-name="ce4">
            <text:p>IZPOSTAVA POSTOJNA</text:p>
          </table:table-cell>
          <table:table-cell office:value-type="float" office:value="25118" table:style-name="ce3">
            <text:p>25118</text:p>
          </table:table-cell>
          <table:table-cell office:value-type="string" table:style-name="ce4">
            <text:p>ZASEBNA ZOBNA AMBULANTA ZA OTROKE IN MLADINO MARTINOVIĆ SLAĐANA DR. DENT. MED.</text:p>
          </table:table-cell>
          <table:table-cell office:value-type="string" table:style-name="ce4">
            <text:p>PREČNA ULICA 3</text:p>
          </table:table-cell>
          <table:table-cell office:value-type="string" table:style-name="ce4">
            <text:p>6257 PIVKA</text:p>
          </table:table-cell>
          <table:table-cell office:value-type="float" office:value="4826" table:style-name="ce3">
            <text:p>4826</text:p>
          </table:table-cell>
          <table:table-cell office:value-type="string" table:style-name="ce4">
            <text:p>MARTINOVIĆ <text:s/>SLADJANA</text:p>
          </table:table-cell>
          <table:table-cell office:value-type="float" office:value="404103" table:style-name="ce3">
            <text:p>404103</text:p>
          </table:table-cell>
          <table:table-cell office:value-type="float" office:value="110.74" table:style-name="ce2">
            <text:p>110,74</text:p>
          </table:table-cell>
          <table:table-cell table:number-columns-repeated="16373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float" office:value="220500" table:style-name="ce3">
            <text:p>220500</text:p>
          </table:table-cell>
          <table:table-cell office:value-type="string" table:style-name="ce4">
            <text:p>IZPOSTAVA SEŽANA</text:p>
          </table:table-cell>
          <table:table-cell office:value-type="float" office:value="3681" table:style-name="ce3">
            <text:p>3681</text:p>
          </table:table-cell>
          <table:table-cell office:value-type="string" table:style-name="ce4">
            <text:p>ZDRAVSTVENI DOM SEŽANA</text:p>
          </table:table-cell>
          <table:table-cell office:value-type="string" table:style-name="ce4">
            <text:p>PARTIZANSKA CESTA 24</text:p>
          </table:table-cell>
          <table:table-cell office:value-type="string" table:style-name="ce4">
            <text:p>6210 SEŽANA</text:p>
          </table:table-cell>
          <table:table-cell office:value-type="float" office:value="7808" table:style-name="ce3">
            <text:p>7808</text:p>
          </table:table-cell>
          <table:table-cell office:value-type="string" table:style-name="ce4">
            <text:p>JANKOVIČ ZAVRTANIK ESTER</text:p>
          </table:table-cell>
          <table:table-cell office:value-type="float" office:value="404101" table:style-name="ce3">
            <text:p>404101</text:p>
          </table:table-cell>
          <table:table-cell office:value-type="float" office:value="102.5" table:style-name="ce2">
            <text:p>102,50</text:p>
          </table:table-cell>
          <table:table-cell table:number-columns-repeated="16373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float" office:value="220500" table:style-name="ce3">
            <text:p>220500</text:p>
          </table:table-cell>
          <table:table-cell office:value-type="string" table:style-name="ce4">
            <text:p>IZPOSTAVA SEŽANA</text:p>
          </table:table-cell>
          <table:table-cell office:value-type="float" office:value="3681" table:style-name="ce3">
            <text:p>3681</text:p>
          </table:table-cell>
          <table:table-cell office:value-type="string" table:style-name="ce4">
            <text:p>ZDRAVSTVENI DOM SEŽANA</text:p>
          </table:table-cell>
          <table:table-cell office:value-type="string" table:style-name="ce4">
            <text:p>PARTIZANSKA CESTA 24</text:p>
          </table:table-cell>
          <table:table-cell office:value-type="string" table:style-name="ce4">
            <text:p>6210 SEŽANA</text:p>
          </table:table-cell>
          <table:table-cell office:value-type="float" office:value="9994" table:style-name="ce3">
            <text:p>9994</text:p>
          </table:table-cell>
          <table:table-cell office:value-type="string" table:style-name="ce4">
            <text:p>ŠULIGOJ <text:s/>NATJA</text:p>
          </table:table-cell>
          <table:table-cell office:value-type="float" office:value="404101" table:style-name="ce3">
            <text:p>404101</text:p>
          </table:table-cell>
          <table:table-cell office:value-type="float" office:value="90.08" table:style-name="ce2">
            <text:p>90,08</text:p>
          </table:table-cell>
          <table:table-cell table:number-columns-repeated="16373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float" office:value="220500" table:style-name="ce3">
            <text:p>220500</text:p>
          </table:table-cell>
          <table:table-cell office:value-type="string" table:style-name="ce4">
            <text:p>IZPOSTAVA SEŽANA</text:p>
          </table:table-cell>
          <table:table-cell office:value-type="float" office:value="3681" table:style-name="ce3">
            <text:p>3681</text:p>
          </table:table-cell>
          <table:table-cell office:value-type="string" table:style-name="ce4">
            <text:p>ZDRAVSTVENI DOM SEŽANA</text:p>
          </table:table-cell>
          <table:table-cell office:value-type="string" table:style-name="ce4">
            <text:p>PARTIZANSKA CESTA 24</text:p>
          </table:table-cell>
          <table:table-cell office:value-type="string" table:style-name="ce4">
            <text:p>6210 SEŽANA</text:p>
          </table:table-cell>
          <table:table-cell office:value-type="float" office:value="10301" table:style-name="ce3">
            <text:p>10301</text:p>
          </table:table-cell>
          <table:table-cell office:value-type="string" table:style-name="ce4">
            <text:p>LIPUŠČEK <text:s/>ANDREJ</text:p>
          </table:table-cell>
          <table:table-cell office:value-type="float" office:value="404101" table:style-name="ce3">
            <text:p>404101</text:p>
          </table:table-cell>
          <table:table-cell office:value-type="float" office:value="91.25" table:style-name="ce2">
            <text:p>91,25</text:p>
          </table:table-cell>
          <table:table-cell table:number-columns-repeated="16373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float" office:value="220500" table:style-name="ce3">
            <text:p>220500</text:p>
          </table:table-cell>
          <table:table-cell office:value-type="string" table:style-name="ce4">
            <text:p>IZPOSTAVA SEŽANA</text:p>
          </table:table-cell>
          <table:table-cell office:value-type="float" office:value="3681" table:style-name="ce3">
            <text:p>3681</text:p>
          </table:table-cell>
          <table:table-cell office:value-type="string" table:style-name="ce4">
            <text:p>ZDRAVSTVENI DOM SEŽANA</text:p>
          </table:table-cell>
          <table:table-cell office:value-type="string" table:style-name="ce4">
            <text:p>PARTIZANSKA CESTA 24</text:p>
          </table:table-cell>
          <table:table-cell office:value-type="string" table:style-name="ce4">
            <text:p>6210 SEŽANA</text:p>
          </table:table-cell>
          <table:table-cell office:value-type="float" office:value="10421" table:style-name="ce3">
            <text:p>10421</text:p>
          </table:table-cell>
          <table:table-cell office:value-type="string" table:style-name="ce4">
            <text:p>KITAK <text:s/>TEA</text:p>
          </table:table-cell>
          <table:table-cell office:value-type="float" office:value="404101" table:style-name="ce3">
            <text:p>404101</text:p>
          </table:table-cell>
          <table:table-cell office:value-type="float" office:value="85.18" table:style-name="ce2">
            <text:p>85,18</text:p>
          </table:table-cell>
          <table:table-cell table:number-columns-repeated="16373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float" office:value="220500" table:style-name="ce3">
            <text:p>220500</text:p>
          </table:table-cell>
          <table:table-cell office:value-type="string" table:style-name="ce4">
            <text:p>IZPOSTAVA SEŽANA</text:p>
          </table:table-cell>
          <table:table-cell office:value-type="float" office:value="3681" table:style-name="ce3">
            <text:p>3681</text:p>
          </table:table-cell>
          <table:table-cell office:value-type="string" table:style-name="ce4">
            <text:p>ZDRAVSTVENI DOM SEŽANA</text:p>
          </table:table-cell>
          <table:table-cell office:value-type="string" table:style-name="ce4">
            <text:p>PARTIZANSKA CESTA 24</text:p>
          </table:table-cell>
          <table:table-cell office:value-type="string" table:style-name="ce4">
            <text:p>6210 SEŽANA</text:p>
          </table:table-cell>
          <table:table-cell office:value-type="float" office:value="6950" table:style-name="ce3">
            <text:p>6950</text:p>
          </table:table-cell>
          <table:table-cell office:value-type="string" table:style-name="ce4">
            <text:p>GRMEK TAVČAR MIRJAM</text:p>
          </table:table-cell>
          <table:table-cell office:value-type="float" office:value="404101" table:style-name="ce3">
            <text:p>404101</text:p>
          </table:table-cell>
          <table:table-cell office:value-type="float" office:value="128.88999999999999" table:style-name="ce2">
            <text:p>128,89</text:p>
          </table:table-cell>
          <table:table-cell table:number-columns-repeated="16373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float" office:value="220500" table:style-name="ce3">
            <text:p>220500</text:p>
          </table:table-cell>
          <table:table-cell office:value-type="string" table:style-name="ce4">
            <text:p>IZPOSTAVA SEŽANA</text:p>
          </table:table-cell>
          <table:table-cell office:value-type="float" office:value="25027" table:style-name="ce3">
            <text:p>25027</text:p>
          </table:table-cell>
          <table:table-cell office:value-type="string" table:style-name="ce4">
            <text:p>A DENT, TRGOVINA IN STORITVE, D.O.O.</text:p>
          </table:table-cell>
          <table:table-cell office:value-type="string" table:style-name="ce4">
            <text:p>PARTIZANSKA CESTA 63</text:p>
          </table:table-cell>
          <table:table-cell office:value-type="string" table:style-name="ce4">
            <text:p>6210 SEŽANA</text:p>
          </table:table-cell>
          <table:table-cell office:value-type="float" office:value="4393" table:style-name="ce3">
            <text:p>4393</text:p>
          </table:table-cell>
          <table:table-cell office:value-type="string" table:style-name="ce4">
            <text:p>ŠKRINJAR <text:s/>FRANC</text:p>
          </table:table-cell>
          <table:table-cell office:value-type="float" office:value="404101" table:style-name="ce3">
            <text:p>404101</text:p>
          </table:table-cell>
          <table:table-cell office:value-type="float" office:value="102.67" table:style-name="ce2">
            <text:p>102,67</text:p>
          </table:table-cell>
          <table:table-cell table:number-columns-repeated="16373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220500" table:style-name="ce3">
            <text:p>220500</text:p>
          </table:table-cell>
          <table:table-cell office:value-type="string" table:style-name="ce4">
            <text:p>IZPOSTAVA SEŽANA</text:p>
          </table:table-cell>
          <table:table-cell office:value-type="float" office:value="25329" table:style-name="ce3">
            <text:p>25329</text:p>
          </table:table-cell>
          <table:table-cell office:value-type="string" table:style-name="ce4">
            <text:p>ZDRAVSTVENI ZAVOD ODONTO HRPELJE</text:p>
          </table:table-cell>
          <table:table-cell office:value-type="string" table:style-name="ce4">
            <text:p>BOROVA ULICA 2</text:p>
          </table:table-cell>
          <table:table-cell office:value-type="string" table:style-name="ce4">
            <text:p>6240 KOZINA</text:p>
          </table:table-cell>
          <table:table-cell office:value-type="float" office:value="7364" table:style-name="ce3">
            <text:p>7364</text:p>
          </table:table-cell>
          <table:table-cell office:value-type="string" table:style-name="ce4">
            <text:p>DODIČ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104.06" table:style-name="ce2">
            <text:p>104,06</text:p>
          </table:table-cell>
          <table:table-cell table:number-columns-repeated="16373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float" office:value="220500" table:style-name="ce3">
            <text:p>220500</text:p>
          </table:table-cell>
          <table:table-cell office:value-type="string" table:style-name="ce4">
            <text:p>IZPOSTAVA SEŽANA</text:p>
          </table:table-cell>
          <table:table-cell office:value-type="float" office:value="3681" table:style-name="ce3">
            <text:p>3681</text:p>
          </table:table-cell>
          <table:table-cell office:value-type="string" table:style-name="ce4">
            <text:p>ZDRAVSTVENI DOM SEŽANA</text:p>
          </table:table-cell>
          <table:table-cell office:value-type="string" table:style-name="ce4">
            <text:p>PARTIZANSKA CESTA 24</text:p>
          </table:table-cell>
          <table:table-cell office:value-type="string" table:style-name="ce4">
            <text:p>6210 SEŽANA</text:p>
          </table:table-cell>
          <table:table-cell office:value-type="float" office:value="9156" table:style-name="ce3">
            <text:p>9156</text:p>
          </table:table-cell>
          <table:table-cell office:value-type="string" table:style-name="ce4">
            <text:p>TORKAR FABČIČ NATAŠA</text:p>
          </table:table-cell>
          <table:table-cell office:value-type="float" office:value="404103" table:style-name="ce3">
            <text:p>404103</text:p>
          </table:table-cell>
          <table:table-cell office:value-type="float" office:value="99.18" table:style-name="ce2">
            <text:p>99,18</text:p>
          </table:table-cell>
          <table:table-cell table:number-columns-repeated="16373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float" office:value="220500" table:style-name="ce3">
            <text:p>220500</text:p>
          </table:table-cell>
          <table:table-cell office:value-type="string" table:style-name="ce4">
            <text:p>IZPOSTAVA SEŽANA</text:p>
          </table:table-cell>
          <table:table-cell office:value-type="float" office:value="3681" table:style-name="ce3">
            <text:p>3681</text:p>
          </table:table-cell>
          <table:table-cell office:value-type="string" table:style-name="ce4">
            <text:p>ZDRAVSTVENI DOM SEŽANA</text:p>
          </table:table-cell>
          <table:table-cell office:value-type="string" table:style-name="ce4">
            <text:p>PARTIZANSKA CESTA 24</text:p>
          </table:table-cell>
          <table:table-cell office:value-type="string" table:style-name="ce4">
            <text:p>6210 SEŽANA</text:p>
          </table:table-cell>
          <table:table-cell office:value-type="float" office:value="8546" table:style-name="ce3">
            <text:p>8546</text:p>
          </table:table-cell>
          <table:table-cell office:value-type="string" table:style-name="ce4">
            <text:p>ZANDOMENI <text:s/>DUŠICA</text:p>
          </table:table-cell>
          <table:table-cell office:value-type="float" office:value="404103" table:style-name="ce3">
            <text:p>404103</text:p>
          </table:table-cell>
          <table:table-cell office:value-type="float" office:value="92.11" table:style-name="ce2">
            <text:p>92,11</text:p>
          </table:table-cell>
          <table:table-cell table:number-columns-repeated="16373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float" office:value="220500" table:style-name="ce3">
            <text:p>220500</text:p>
          </table:table-cell>
          <table:table-cell office:value-type="string" table:style-name="ce4">
            <text:p>IZPOSTAVA SEŽANA</text:p>
          </table:table-cell>
          <table:table-cell office:value-type="float" office:value="3681" table:style-name="ce3">
            <text:p>3681</text:p>
          </table:table-cell>
          <table:table-cell office:value-type="string" table:style-name="ce4">
            <text:p>ZDRAVSTVENI DOM SEŽANA</text:p>
          </table:table-cell>
          <table:table-cell office:value-type="string" table:style-name="ce4">
            <text:p>PARTIZANSKA CESTA 24</text:p>
          </table:table-cell>
          <table:table-cell office:value-type="string" table:style-name="ce4">
            <text:p>6210 SEŽANA</text:p>
          </table:table-cell>
          <table:table-cell office:value-type="float" office:value="11298" table:style-name="ce3">
            <text:p>11298</text:p>
          </table:table-cell>
          <table:table-cell office:value-type="string" table:style-name="ce4">
            <text:p>KRAŠEVEC <text:s/>NINA</text:p>
          </table:table-cell>
          <table:table-cell office:value-type="float" office:value="404103" table:style-name="ce3">
            <text:p>404103</text:p>
          </table:table-cell>
          <table:table-cell office:value-type="float" office:value="87.42" table:style-name="ce2">
            <text:p>87,42</text:p>
          </table:table-cell>
          <table:table-cell table:number-columns-repeated="16373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float" office:value="220500" table:style-name="ce3">
            <text:p>220500</text:p>
          </table:table-cell>
          <table:table-cell office:value-type="string" table:style-name="ce4">
            <text:p>IZPOSTAVA SEŽANA</text:p>
          </table:table-cell>
          <table:table-cell office:value-type="float" office:value="25329" table:style-name="ce3">
            <text:p>25329</text:p>
          </table:table-cell>
          <table:table-cell office:value-type="string" table:style-name="ce4">
            <text:p>ZDRAVSTVENI ZAVOD ODONTO HRPELJE</text:p>
          </table:table-cell>
          <table:table-cell office:value-type="string" table:style-name="ce4">
            <text:p>BOROVA ULICA 2</text:p>
          </table:table-cell>
          <table:table-cell office:value-type="string" table:style-name="ce4">
            <text:p>6240 KOZINA</text:p>
          </table:table-cell>
          <table:table-cell office:value-type="float" office:value="7364" table:style-name="ce3">
            <text:p>7364</text:p>
          </table:table-cell>
          <table:table-cell office:value-type="string" table:style-name="ce4">
            <text:p>DODIČ <text:s/>MOJCA</text:p>
          </table:table-cell>
          <table:table-cell office:value-type="float" office:value="404103" table:style-name="ce3">
            <text:p>404103</text:p>
          </table:table-cell>
          <table:table-cell office:value-type="float" office:value="58.46" table:style-name="ce2">
            <text:p>58,46</text:p>
          </table:table-cell>
          <table:table-cell table:number-columns-repeated="16373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float" office:value="230000" table:style-name="ce3">
            <text:p>230000</text:p>
          </table:table-cell>
          <table:table-cell office:value-type="string" table:style-name="ce4">
            <text:p>OE KRŠKO</text:p>
          </table:table-cell>
          <table:table-cell office:value-type="float" office:value="9101" table:style-name="ce3">
            <text:p>9101</text:p>
          </table:table-cell>
          <table:table-cell office:value-type="string" table:style-name="ce4">
            <text:p>ZDRAVSTVENI DOM KRŠKO</text:p>
          </table:table-cell>
          <table:table-cell office:value-type="string" table:style-name="ce4">
            <text:p>CESTA KRŠKIH ŽRTEV 132 C</text:p>
          </table:table-cell>
          <table:table-cell office:value-type="string" table:style-name="ce4">
            <text:p>8270 KRŠKO</text:p>
          </table:table-cell>
          <table:table-cell office:value-type="float" office:value="12876" table:style-name="ce3">
            <text:p>12876</text:p>
          </table:table-cell>
          <table:table-cell office:value-type="string" table:style-name="ce4">
            <text:p>PEČNIK <text:s/>MILAN</text:p>
          </table:table-cell>
          <table:table-cell office:value-type="float" office:value="404101" table:style-name="ce3">
            <text:p>404101</text:p>
          </table:table-cell>
          <table:table-cell office:value-type="float" office:value="175.36" table:style-name="ce2">
            <text:p>175,36</text:p>
          </table:table-cell>
          <table:table-cell table:number-columns-repeated="16373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float" office:value="230000" table:style-name="ce3">
            <text:p>230000</text:p>
          </table:table-cell>
          <table:table-cell office:value-type="string" table:style-name="ce4">
            <text:p>OE KRŠKO</text:p>
          </table:table-cell>
          <table:table-cell office:value-type="float" office:value="9101" table:style-name="ce3">
            <text:p>9101</text:p>
          </table:table-cell>
          <table:table-cell office:value-type="string" table:style-name="ce4">
            <text:p>ZDRAVSTVENI DOM KRŠKO</text:p>
          </table:table-cell>
          <table:table-cell office:value-type="string" table:style-name="ce4">
            <text:p>CESTA KRŠKIH ŽRTEV 132 C</text:p>
          </table:table-cell>
          <table:table-cell office:value-type="string" table:style-name="ce4">
            <text:p>8270 KRŠKO</text:p>
          </table:table-cell>
          <table:table-cell office:value-type="float" office:value="10875" table:style-name="ce3">
            <text:p>10875</text:p>
          </table:table-cell>
          <table:table-cell office:value-type="string" table:style-name="ce4">
            <text:p>BINTER <text:s/>TINA</text:p>
          </table:table-cell>
          <table:table-cell office:value-type="float" office:value="404101" table:style-name="ce3">
            <text:p>404101</text:p>
          </table:table-cell>
          <table:table-cell office:value-type="float" office:value="95.84" table:style-name="ce2">
            <text:p>95,84</text:p>
          </table:table-cell>
          <table:table-cell table:number-columns-repeated="16373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float" office:value="230000" table:style-name="ce3">
            <text:p>230000</text:p>
          </table:table-cell>
          <table:table-cell office:value-type="string" table:style-name="ce4">
            <text:p>OE KRŠKO</text:p>
          </table:table-cell>
          <table:table-cell office:value-type="float" office:value="9101" table:style-name="ce3">
            <text:p>9101</text:p>
          </table:table-cell>
          <table:table-cell office:value-type="string" table:style-name="ce4">
            <text:p>ZDRAVSTVENI DOM KRŠKO</text:p>
          </table:table-cell>
          <table:table-cell office:value-type="string" table:style-name="ce4">
            <text:p>CESTA KRŠKIH ŽRTEV 132 C</text:p>
          </table:table-cell>
          <table:table-cell office:value-type="string" table:style-name="ce4">
            <text:p>8270 KRŠKO</text:p>
          </table:table-cell>
          <table:table-cell office:value-type="float" office:value="11124" table:style-name="ce3">
            <text:p>11124</text:p>
          </table:table-cell>
          <table:table-cell office:value-type="string" table:style-name="ce4">
            <text:p>ZIDARIČ <text:s/>MATEJA</text:p>
          </table:table-cell>
          <table:table-cell office:value-type="float" office:value="404101" table:style-name="ce3">
            <text:p>404101</text:p>
          </table:table-cell>
          <table:table-cell office:value-type="float" office:value="94.62" table:style-name="ce2">
            <text:p>94,62</text:p>
          </table:table-cell>
          <table:table-cell table:number-columns-repeated="16373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float" office:value="230000" table:style-name="ce3">
            <text:p>230000</text:p>
          </table:table-cell>
          <table:table-cell office:value-type="string" table:style-name="ce4">
            <text:p>OE KRŠKO</text:p>
          </table:table-cell>
          <table:table-cell office:value-type="float" office:value="9101" table:style-name="ce3">
            <text:p>9101</text:p>
          </table:table-cell>
          <table:table-cell office:value-type="string" table:style-name="ce4">
            <text:p>ZDRAVSTVENI DOM KRŠKO</text:p>
          </table:table-cell>
          <table:table-cell office:value-type="string" table:style-name="ce4">
            <text:p>CESTA KRŠKIH ŽRTEV 132 C</text:p>
          </table:table-cell>
          <table:table-cell office:value-type="string" table:style-name="ce4">
            <text:p>8270 KRŠKO</text:p>
          </table:table-cell>
          <table:table-cell office:value-type="float" office:value="13279" table:style-name="ce3">
            <text:p>13279</text:p>
          </table:table-cell>
          <table:table-cell office:value-type="string" table:style-name="ce4">
            <text:p>DVORNIK <text:s/>ANA</text:p>
          </table:table-cell>
          <table:table-cell office:value-type="float" office:value="404101" table:style-name="ce3">
            <text:p>404101</text:p>
          </table:table-cell>
          <table:table-cell office:value-type="float" office:value="26.35" table:style-name="ce2">
            <text:p>26,35</text:p>
          </table:table-cell>
          <table:table-cell table:number-columns-repeated="16373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float" office:value="230000" table:style-name="ce3">
            <text:p>230000</text:p>
          </table:table-cell>
          <table:table-cell office:value-type="string" table:style-name="ce4">
            <text:p>OE KRŠKO</text:p>
          </table:table-cell>
          <table:table-cell office:value-type="float" office:value="9101" table:style-name="ce3">
            <text:p>9101</text:p>
          </table:table-cell>
          <table:table-cell office:value-type="string" table:style-name="ce4">
            <text:p>ZDRAVSTVENI DOM KRŠKO</text:p>
          </table:table-cell>
          <table:table-cell office:value-type="string" table:style-name="ce4">
            <text:p>CESTA KRŠKIH ŽRTEV 132 C</text:p>
          </table:table-cell>
          <table:table-cell office:value-type="string" table:style-name="ce4">
            <text:p>8270 KRŠKO</text:p>
          </table:table-cell>
          <table:table-cell office:value-type="float" office:value="5970" table:style-name="ce3">
            <text:p>5970</text:p>
          </table:table-cell>
          <table:table-cell office:value-type="string" table:style-name="ce4">
            <text:p>DELAK <text:s/>IVANKA</text:p>
          </table:table-cell>
          <table:table-cell office:value-type="float" office:value="404101" table:style-name="ce3">
            <text:p>404101</text:p>
          </table:table-cell>
          <table:table-cell office:value-type="float" office:value="97.41" table:style-name="ce2">
            <text:p>97,41</text:p>
          </table:table-cell>
          <table:table-cell table:number-columns-repeated="16373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230000" table:style-name="ce3">
            <text:p>230000</text:p>
          </table:table-cell>
          <table:table-cell office:value-type="string" table:style-name="ce4">
            <text:p>OE KRŠKO</text:p>
          </table:table-cell>
          <table:table-cell office:value-type="float" office:value="9101" table:style-name="ce3">
            <text:p>9101</text:p>
          </table:table-cell>
          <table:table-cell office:value-type="string" table:style-name="ce4">
            <text:p>ZDRAVSTVENI DOM KRŠKO</text:p>
          </table:table-cell>
          <table:table-cell office:value-type="string" table:style-name="ce4">
            <text:p>CESTA KRŠKIH ŽRTEV 132 C</text:p>
          </table:table-cell>
          <table:table-cell office:value-type="string" table:style-name="ce4">
            <text:p>8270 KRŠKO</text:p>
          </table:table-cell>
          <table:table-cell office:value-type="float" office:value="4148" table:style-name="ce3">
            <text:p>4148</text:p>
          </table:table-cell>
          <table:table-cell office:value-type="string" table:style-name="ce4">
            <text:p>SKOK <text:s/>DARKO</text:p>
          </table:table-cell>
          <table:table-cell office:value-type="float" office:value="404101" table:style-name="ce3">
            <text:p>404101</text:p>
          </table:table-cell>
          <table:table-cell office:value-type="float" office:value="98.73" table:style-name="ce2">
            <text:p>98,73</text:p>
          </table:table-cell>
          <table:table-cell table:number-columns-repeated="16373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float" office:value="230000" table:style-name="ce3">
            <text:p>230000</text:p>
          </table:table-cell>
          <table:table-cell office:value-type="string" table:style-name="ce4">
            <text:p>OE KRŠKO</text:p>
          </table:table-cell>
          <table:table-cell office:value-type="float" office:value="9101" table:style-name="ce3">
            <text:p>9101</text:p>
          </table:table-cell>
          <table:table-cell office:value-type="string" table:style-name="ce4">
            <text:p>ZDRAVSTVENI DOM KRŠKO</text:p>
          </table:table-cell>
          <table:table-cell office:value-type="string" table:style-name="ce4">
            <text:p>CESTA KRŠKIH ŽRTEV 132 C</text:p>
          </table:table-cell>
          <table:table-cell office:value-type="string" table:style-name="ce4">
            <text:p>8270 KRŠKO</text:p>
          </table:table-cell>
          <table:table-cell office:value-type="float" office:value="4672" table:style-name="ce3">
            <text:p>4672</text:p>
          </table:table-cell>
          <table:table-cell office:value-type="string" table:style-name="ce4">
            <text:p>MELKAY SOTOŠEK IRMA</text:p>
          </table:table-cell>
          <table:table-cell office:value-type="float" office:value="404101" table:style-name="ce3">
            <text:p>404101</text:p>
          </table:table-cell>
          <table:table-cell office:value-type="float" office:value="59.55" table:style-name="ce2">
            <text:p>59,55</text:p>
          </table:table-cell>
          <table:table-cell table:number-columns-repeated="16373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float" office:value="230000" table:style-name="ce3">
            <text:p>230000</text:p>
          </table:table-cell>
          <table:table-cell office:value-type="string" table:style-name="ce4">
            <text:p>OE KRŠKO</text:p>
          </table:table-cell>
          <table:table-cell office:value-type="float" office:value="9101" table:style-name="ce3">
            <text:p>9101</text:p>
          </table:table-cell>
          <table:table-cell office:value-type="string" table:style-name="ce4">
            <text:p>ZDRAVSTVENI DOM KRŠKO</text:p>
          </table:table-cell>
          <table:table-cell office:value-type="string" table:style-name="ce4">
            <text:p>CESTA KRŠKIH ŽRTEV 132 C</text:p>
          </table:table-cell>
          <table:table-cell office:value-type="string" table:style-name="ce4">
            <text:p>8270 KRŠKO</text:p>
          </table:table-cell>
          <table:table-cell office:value-type="float" office:value="5405" table:style-name="ce3">
            <text:p>5405</text:p>
          </table:table-cell>
          <table:table-cell office:value-type="string" table:style-name="ce4">
            <text:p>SPUDIĆ <text:s/>DAVOR</text:p>
          </table:table-cell>
          <table:table-cell office:value-type="float" office:value="404101" table:style-name="ce3">
            <text:p>404101</text:p>
          </table:table-cell>
          <table:table-cell office:value-type="float" office:value="100.1" table:style-name="ce2">
            <text:p>100,10</text:p>
          </table:table-cell>
          <table:table-cell table:number-columns-repeated="16373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float" office:value="230000" table:style-name="ce3">
            <text:p>230000</text:p>
          </table:table-cell>
          <table:table-cell office:value-type="string" table:style-name="ce4">
            <text:p>OE KRŠKO</text:p>
          </table:table-cell>
          <table:table-cell office:value-type="float" office:value="9491" table:style-name="ce3">
            <text:p>9491</text:p>
          </table:table-cell>
          <table:table-cell office:value-type="string" table:style-name="ce4">
            <text:p>MEDVEDEC BRANKA - ZOBNA AMBULANTA</text:p>
          </table:table-cell>
          <table:table-cell office:value-type="string" table:style-name="ce4">
            <text:p>TOVARNIŠKA ULICA 18</text:p>
          </table:table-cell>
          <table:table-cell office:value-type="string" table:style-name="ce4">
            <text:p>8270 KRŠKO</text:p>
          </table:table-cell>
          <table:table-cell office:value-type="float" office:value="4572" table:style-name="ce3">
            <text:p>4572</text:p>
          </table:table-cell>
          <table:table-cell office:value-type="string" table:style-name="ce4">
            <text:p>MEDVEDEC <text:s/>BRANKA</text:p>
          </table:table-cell>
          <table:table-cell office:value-type="float" office:value="404101" table:style-name="ce3">
            <text:p>404101</text:p>
          </table:table-cell>
          <table:table-cell office:value-type="float" office:value="100.76" table:style-name="ce2">
            <text:p>100,76</text:p>
          </table:table-cell>
          <table:table-cell table:number-columns-repeated="16373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float" office:value="230000" table:style-name="ce3">
            <text:p>230000</text:p>
          </table:table-cell>
          <table:table-cell office:value-type="string" table:style-name="ce4">
            <text:p>OE KRŠKO</text:p>
          </table:table-cell>
          <table:table-cell office:value-type="float" office:value="29168" table:style-name="ce3">
            <text:p>29168</text:p>
          </table:table-cell>
          <table:table-cell office:value-type="string" table:style-name="ce4">
            <text:p>ZOBOZDRAVSTVO DRGANC - ŠTORMAN D.O.O.</text:p>
          </table:table-cell>
          <table:table-cell office:value-type="string" table:style-name="ce4">
            <text:p>CESTA KRŠKIH ŽRTEV 43</text:p>
          </table:table-cell>
          <table:table-cell office:value-type="string" table:style-name="ce4">
            <text:p>8270 KRŠKO</text:p>
          </table:table-cell>
          <table:table-cell office:value-type="float" office:value="7989" table:style-name="ce3">
            <text:p>7989</text:p>
          </table:table-cell>
          <table:table-cell office:value-type="string" table:style-name="ce4">
            <text:p>DRGANC ŠTORMAN SONJA</text:p>
          </table:table-cell>
          <table:table-cell office:value-type="float" office:value="404101" table:style-name="ce3">
            <text:p>404101</text:p>
          </table:table-cell>
          <table:table-cell office:value-type="float" office:value="213.88" table:style-name="ce2">
            <text:p>213,88</text:p>
          </table:table-cell>
          <table:table-cell table:number-columns-repeated="16373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float" office:value="230000" table:style-name="ce3">
            <text:p>230000</text:p>
          </table:table-cell>
          <table:table-cell office:value-type="string" table:style-name="ce4">
            <text:p>OE KRŠKO</text:p>
          </table:table-cell>
          <table:table-cell office:value-type="float" office:value="29189" table:style-name="ce3">
            <text:p>29189</text:p>
          </table:table-cell>
          <table:table-cell office:value-type="string" table:style-name="ce4">
            <text:p>ZASEBNA ZOBNA AMBULANTA RUŽICA FERLIŠ DR.DENT.MED.</text:p>
          </table:table-cell>
          <table:table-cell office:value-type="string" table:style-name="ce4">
            <text:p>CESTA KRŠKIH ŽRTEV 132 C</text:p>
          </table:table-cell>
          <table:table-cell office:value-type="string" table:style-name="ce4">
            <text:p>8270 KRŠKO</text:p>
          </table:table-cell>
          <table:table-cell office:value-type="float" office:value="4112" table:style-name="ce3">
            <text:p>4112</text:p>
          </table:table-cell>
          <table:table-cell office:value-type="string" table:style-name="ce4">
            <text:p>FERLIŠ <text:s/>RUŽICA</text:p>
          </table:table-cell>
          <table:table-cell office:value-type="float" office:value="404101" table:style-name="ce3">
            <text:p>404101</text:p>
          </table:table-cell>
          <table:table-cell office:value-type="float" office:value="96.55" table:style-name="ce2">
            <text:p>96,55</text:p>
          </table:table-cell>
          <table:table-cell table:number-columns-repeated="16373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float" office:value="230000" table:style-name="ce3">
            <text:p>230000</text:p>
          </table:table-cell>
          <table:table-cell office:value-type="string" table:style-name="ce4">
            <text:p>OE KRŠKO</text:p>
          </table:table-cell>
          <table:table-cell office:value-type="float" office:value="29249" table:style-name="ce3">
            <text:p>29249</text:p>
          </table:table-cell>
          <table:table-cell office:value-type="string" table:style-name="ce4">
            <text:p>TATALOVIČ, ZOBOZDRAVSTVO D.O.O.</text:p>
          </table:table-cell>
          <table:table-cell office:value-type="string" table:style-name="ce4">
            <text:p>TOVARNIŠKA ULICA 10</text:p>
          </table:table-cell>
          <table:table-cell office:value-type="string" table:style-name="ce4">
            <text:p>8270 KRŠKO</text:p>
          </table:table-cell>
          <table:table-cell office:value-type="float" office:value="11824" table:style-name="ce3">
            <text:p>11824</text:p>
          </table:table-cell>
          <table:table-cell office:value-type="string" table:style-name="ce4">
            <text:p>TATALOVIĆ <text:s/>ŽIVA</text:p>
          </table:table-cell>
          <table:table-cell office:value-type="float" office:value="404101" table:style-name="ce3">
            <text:p>404101</text:p>
          </table:table-cell>
          <table:table-cell office:value-type="float" office:value="28.07" table:style-name="ce2">
            <text:p>28,07</text:p>
          </table:table-cell>
          <table:table-cell table:number-columns-repeated="16373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float" office:value="230000" table:style-name="ce3">
            <text:p>230000</text:p>
          </table:table-cell>
          <table:table-cell office:value-type="string" table:style-name="ce4">
            <text:p>OE KRŠKO</text:p>
          </table:table-cell>
          <table:table-cell office:value-type="float" office:value="29249" table:style-name="ce3">
            <text:p>29249</text:p>
          </table:table-cell>
          <table:table-cell office:value-type="string" table:style-name="ce4">
            <text:p>TATALOVIČ, ZOBOZDRAVSTVO D.O.O.</text:p>
          </table:table-cell>
          <table:table-cell office:value-type="string" table:style-name="ce4">
            <text:p>TOVARNIŠKA ULICA 10</text:p>
          </table:table-cell>
          <table:table-cell office:value-type="string" table:style-name="ce4">
            <text:p>8270 KRŠKO</text:p>
          </table:table-cell>
          <table:table-cell office:value-type="float" office:value="12176" table:style-name="ce3">
            <text:p>12176</text:p>
          </table:table-cell>
          <table:table-cell office:value-type="string" table:style-name="ce4">
            <text:p>TATALOVIČ <text:s/>PETER</text:p>
          </table:table-cell>
          <table:table-cell office:value-type="float" office:value="404101" table:style-name="ce3">
            <text:p>404101</text:p>
          </table:table-cell>
          <table:table-cell office:value-type="float" office:value="2.99" table:style-name="ce2">
            <text:p>2,99</text:p>
          </table:table-cell>
          <table:table-cell table:number-columns-repeated="16373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float" office:value="230000" table:style-name="ce3">
            <text:p>230000</text:p>
          </table:table-cell>
          <table:table-cell office:value-type="string" table:style-name="ce4">
            <text:p>OE KRŠKO</text:p>
          </table:table-cell>
          <table:table-cell office:value-type="float" office:value="29249" table:style-name="ce3">
            <text:p>29249</text:p>
          </table:table-cell>
          <table:table-cell office:value-type="string" table:style-name="ce4">
            <text:p>TATALOVIČ, ZOBOZDRAVSTVO D.O.O.</text:p>
          </table:table-cell>
          <table:table-cell office:value-type="string" table:style-name="ce4">
            <text:p>TOVARNIŠKA ULICA 10</text:p>
          </table:table-cell>
          <table:table-cell office:value-type="string" table:style-name="ce4">
            <text:p>8270 KRŠKO</text:p>
          </table:table-cell>
          <table:table-cell office:value-type="float" office:value="4400" table:style-name="ce3">
            <text:p>4400</text:p>
          </table:table-cell>
          <table:table-cell office:value-type="string" table:style-name="ce4">
            <text:p>TATALOVIĆ <text:s/>MILAN</text:p>
          </table:table-cell>
          <table:table-cell office:value-type="float" office:value="404101" table:style-name="ce3">
            <text:p>404101</text:p>
          </table:table-cell>
          <table:table-cell office:value-type="float" office:value="218.39" table:style-name="ce2">
            <text:p>218,39</text:p>
          </table:table-cell>
          <table:table-cell table:number-columns-repeated="16373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float" office:value="230000" table:style-name="ce3">
            <text:p>230000</text:p>
          </table:table-cell>
          <table:table-cell office:value-type="string" table:style-name="ce4">
            <text:p>OE KRŠKO</text:p>
          </table:table-cell>
          <table:table-cell office:value-type="float" office:value="9101" table:style-name="ce3">
            <text:p>9101</text:p>
          </table:table-cell>
          <table:table-cell office:value-type="string" table:style-name="ce4">
            <text:p>ZDRAVSTVENI DOM KRŠKO</text:p>
          </table:table-cell>
          <table:table-cell office:value-type="string" table:style-name="ce4">
            <text:p>CESTA KRŠKIH ŽRTEV 132 C</text:p>
          </table:table-cell>
          <table:table-cell office:value-type="string" table:style-name="ce4">
            <text:p>8270 KRŠKO</text:p>
          </table:table-cell>
          <table:table-cell office:value-type="float" office:value="10493" table:style-name="ce3">
            <text:p>10493</text:p>
          </table:table-cell>
          <table:table-cell office:value-type="string" table:style-name="ce4">
            <text:p>AUER PFEIFER ANDREJA</text:p>
          </table:table-cell>
          <table:table-cell office:value-type="float" office:value="404103" table:style-name="ce3">
            <text:p>404103</text:p>
          </table:table-cell>
          <table:table-cell office:value-type="float" office:value="164.21" table:style-name="ce2">
            <text:p>164,21</text:p>
          </table:table-cell>
          <table:table-cell table:number-columns-repeated="16373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30000" table:style-name="ce3">
            <text:p>230000</text:p>
          </table:table-cell>
          <table:table-cell office:value-type="string" table:style-name="ce4">
            <text:p>OE KRŠKO</text:p>
          </table:table-cell>
          <table:table-cell office:value-type="float" office:value="29013" table:style-name="ce3">
            <text:p>29013</text:p>
          </table:table-cell>
          <table:table-cell office:value-type="string" table:style-name="ce4">
            <text:p>ZASEBNA ZOBNA AMBULANTA BORIS FEKONJA DR.DENT.MED.</text:p>
          </table:table-cell>
          <table:table-cell office:value-type="string" table:style-name="ce4">
            <text:p>ŠOLSKA ULICA 1</text:p>
          </table:table-cell>
          <table:table-cell office:value-type="string" table:style-name="ce4">
            <text:p>8270 KRŠKO</text:p>
          </table:table-cell>
          <table:table-cell office:value-type="float" office:value="6520" table:style-name="ce3">
            <text:p>6520</text:p>
          </table:table-cell>
          <table:table-cell office:value-type="string" table:style-name="ce4">
            <text:p>FEKONJA <text:s/>BORIS</text:p>
          </table:table-cell>
          <table:table-cell office:value-type="float" office:value="404103" table:style-name="ce3">
            <text:p>404103</text:p>
          </table:table-cell>
          <table:table-cell office:value-type="float" office:value="179.01" table:style-name="ce2">
            <text:p>179,01</text:p>
          </table:table-cell>
          <table:table-cell table:number-columns-repeated="16373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float" office:value="230000" table:style-name="ce3">
            <text:p>230000</text:p>
          </table:table-cell>
          <table:table-cell office:value-type="string" table:style-name="ce4">
            <text:p>OE KRŠKO</text:p>
          </table:table-cell>
          <table:table-cell office:value-type="float" office:value="29168" table:style-name="ce3">
            <text:p>29168</text:p>
          </table:table-cell>
          <table:table-cell office:value-type="string" table:style-name="ce4">
            <text:p>ZOBOZDRAVSTVO DRGANC - ŠTORMAN D.O.O.</text:p>
          </table:table-cell>
          <table:table-cell office:value-type="string" table:style-name="ce4">
            <text:p>CESTA KRŠKIH ŽRTEV 43</text:p>
          </table:table-cell>
          <table:table-cell office:value-type="string" table:style-name="ce4">
            <text:p>8270 KRŠKO</text:p>
          </table:table-cell>
          <table:table-cell office:value-type="float" office:value="7989" table:style-name="ce3">
            <text:p>7989</text:p>
          </table:table-cell>
          <table:table-cell office:value-type="string" table:style-name="ce4">
            <text:p>DRGANC ŠTORMAN SONJA</text:p>
          </table:table-cell>
          <table:table-cell office:value-type="float" office:value="404103" table:style-name="ce3">
            <text:p>404103</text:p>
          </table:table-cell>
          <table:table-cell office:value-type="float" office:value="112.45" table:style-name="ce2">
            <text:p>112,45</text:p>
          </table:table-cell>
          <table:table-cell table:number-columns-repeated="16373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float" office:value="230000" table:style-name="ce3">
            <text:p>230000</text:p>
          </table:table-cell>
          <table:table-cell office:value-type="string" table:style-name="ce4">
            <text:p>OE KRŠKO</text:p>
          </table:table-cell>
          <table:table-cell office:value-type="float" office:value="29190" table:style-name="ce3">
            <text:p>29190</text:p>
          </table:table-cell>
          <table:table-cell office:value-type="string" table:style-name="ce4">
            <text:p>DENTALCARE PREVENTIVNA IN OTROŠKA ZOBOZDRAVSTVENA DEJAVNOST D.O.O.</text:p>
          </table:table-cell>
          <table:table-cell office:value-type="string" table:style-name="ce4">
            <text:p>CESTA KRŠKIH ŽRTEV 132 C</text:p>
          </table:table-cell>
          <table:table-cell office:value-type="string" table:style-name="ce4">
            <text:p>8270 KRŠKO</text:p>
          </table:table-cell>
          <table:table-cell office:value-type="float" office:value="5747" table:style-name="ce3">
            <text:p>5747</text:p>
          </table:table-cell>
          <table:table-cell office:value-type="string" table:style-name="ce4">
            <text:p>MAĆEŠIĆ <text:s/>MIHAJLO</text:p>
          </table:table-cell>
          <table:table-cell office:value-type="float" office:value="404103" table:style-name="ce3">
            <text:p>404103</text:p>
          </table:table-cell>
          <table:table-cell office:value-type="float" office:value="142.91" table:style-name="ce2">
            <text:p>142,91</text:p>
          </table:table-cell>
          <table:table-cell table:number-columns-repeated="16373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float" office:value="230100" table:style-name="ce3">
            <text:p>230100</text:p>
          </table:table-cell>
          <table:table-cell office:value-type="string" table:style-name="ce4">
            <text:p>IZPOSTAVA BREŽICE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ZDRAVSTVENI DOM BREŽICE</text:p>
          </table:table-cell>
          <table:table-cell office:value-type="string" table:style-name="ce4">
            <text:p>ČERNELČEVA CESTA 8</text:p>
          </table:table-cell>
          <table:table-cell office:value-type="string" table:style-name="ce4">
            <text:p>8250 BREŽICE</text:p>
          </table:table-cell>
          <table:table-cell office:value-type="float" office:value="11705" table:style-name="ce3">
            <text:p>11705</text:p>
          </table:table-cell>
          <table:table-cell office:value-type="string" table:style-name="ce4">
            <text:p>FERENČAK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79.06" table:style-name="ce2">
            <text:p>79,06</text:p>
          </table:table-cell>
          <table:table-cell table:number-columns-repeated="16373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float" office:value="230100" table:style-name="ce3">
            <text:p>230100</text:p>
          </table:table-cell>
          <table:table-cell office:value-type="string" table:style-name="ce4">
            <text:p>IZPOSTAVA BREŽICE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ZDRAVSTVENI DOM BREŽICE</text:p>
          </table:table-cell>
          <table:table-cell office:value-type="string" table:style-name="ce4">
            <text:p>ČERNELČEVA CESTA 8</text:p>
          </table:table-cell>
          <table:table-cell office:value-type="string" table:style-name="ce4">
            <text:p>8250 BREŽICE</text:p>
          </table:table-cell>
          <table:table-cell office:value-type="float" office:value="12942" table:style-name="ce3">
            <text:p>12942</text:p>
          </table:table-cell>
          <table:table-cell office:value-type="string" table:style-name="ce4">
            <text:p>PINTARIĆ <text:s/>SANJA</text:p>
          </table:table-cell>
          <table:table-cell office:value-type="float" office:value="404101" table:style-name="ce3">
            <text:p>404101</text:p>
          </table:table-cell>
          <table:table-cell office:value-type="float" office:value="236.18" table:style-name="ce2">
            <text:p>236,18</text:p>
          </table:table-cell>
          <table:table-cell table:number-columns-repeated="16373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float" office:value="230100" table:style-name="ce3">
            <text:p>230100</text:p>
          </table:table-cell>
          <table:table-cell office:value-type="string" table:style-name="ce4">
            <text:p>IZPOSTAVA BREŽICE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ZDRAVSTVENI DOM BREŽICE</text:p>
          </table:table-cell>
          <table:table-cell office:value-type="string" table:style-name="ce4">
            <text:p>ČERNELČEVA CESTA 8</text:p>
          </table:table-cell>
          <table:table-cell office:value-type="string" table:style-name="ce4">
            <text:p>8250 BREŽICE</text:p>
          </table:table-cell>
          <table:table-cell office:value-type="float" office:value="12878" table:style-name="ce3">
            <text:p>12878</text:p>
          </table:table-cell>
          <table:table-cell office:value-type="string" table:style-name="ce4">
            <text:p>STRAŠEK <text:s/>MATJAŽ</text:p>
          </table:table-cell>
          <table:table-cell office:value-type="float" office:value="404101" table:style-name="ce3">
            <text:p>404101</text:p>
          </table:table-cell>
          <table:table-cell office:value-type="float" office:value="55.54" table:style-name="ce2">
            <text:p>55,54</text:p>
          </table:table-cell>
          <table:table-cell table:number-columns-repeated="16373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float" office:value="230100" table:style-name="ce3">
            <text:p>230100</text:p>
          </table:table-cell>
          <table:table-cell office:value-type="string" table:style-name="ce4">
            <text:p>IZPOSTAVA BREŽICE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ZDRAVSTVENI DOM BREŽICE</text:p>
          </table:table-cell>
          <table:table-cell office:value-type="string" table:style-name="ce4">
            <text:p>ČERNELČEVA CESTA 8</text:p>
          </table:table-cell>
          <table:table-cell office:value-type="string" table:style-name="ce4">
            <text:p>8250 BREŽICE</text:p>
          </table:table-cell>
          <table:table-cell office:value-type="float" office:value="13285" table:style-name="ce3">
            <text:p>13285</text:p>
          </table:table-cell>
          <table:table-cell office:value-type="string" table:style-name="ce4">
            <text:p>BUŽANČIČ <text:s/>NINA</text:p>
          </table:table-cell>
          <table:table-cell office:value-type="float" office:value="404101" table:style-name="ce3">
            <text:p>404101</text:p>
          </table:table-cell>
          <table:table-cell office:value-type="float" office:value="47.38" table:style-name="ce2">
            <text:p>47,38</text:p>
          </table:table-cell>
          <table:table-cell table:number-columns-repeated="16373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float" office:value="230100" table:style-name="ce3">
            <text:p>230100</text:p>
          </table:table-cell>
          <table:table-cell office:value-type="string" table:style-name="ce4">
            <text:p>IZPOSTAVA BREŽICE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ZDRAVSTVENI DOM BREŽICE</text:p>
          </table:table-cell>
          <table:table-cell office:value-type="string" table:style-name="ce4">
            <text:p>ČERNELČEVA CESTA 8</text:p>
          </table:table-cell>
          <table:table-cell office:value-type="string" table:style-name="ce4">
            <text:p>8250 BREŽICE</text:p>
          </table:table-cell>
          <table:table-cell office:value-type="float" office:value="8906" table:style-name="ce3">
            <text:p>8906</text:p>
          </table:table-cell>
          <table:table-cell office:value-type="string" table:style-name="ce4">
            <text:p>STANIŠIĆ <text:s/>ŽARKO</text:p>
          </table:table-cell>
          <table:table-cell office:value-type="float" office:value="404101" table:style-name="ce3">
            <text:p>404101</text:p>
          </table:table-cell>
          <table:table-cell office:value-type="float" office:value="92.44" table:style-name="ce2">
            <text:p>92,44</text:p>
          </table:table-cell>
          <table:table-cell table:number-columns-repeated="16373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float" office:value="230100" table:style-name="ce3">
            <text:p>230100</text:p>
          </table:table-cell>
          <table:table-cell office:value-type="string" table:style-name="ce4">
            <text:p>IZPOSTAVA BREŽICE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ZDRAVSTVENI DOM BREŽICE</text:p>
          </table:table-cell>
          <table:table-cell office:value-type="string" table:style-name="ce4">
            <text:p>ČERNELČEVA CESTA 8</text:p>
          </table:table-cell>
          <table:table-cell office:value-type="string" table:style-name="ce4">
            <text:p>8250 BREŽICE</text:p>
          </table:table-cell>
          <table:table-cell office:value-type="float" office:value="9572" table:style-name="ce3">
            <text:p>9572</text:p>
          </table:table-cell>
          <table:table-cell office:value-type="string" table:style-name="ce4">
            <text:p>SERDARUŠIĆ LEBO RUŽICA</text:p>
          </table:table-cell>
          <table:table-cell office:value-type="float" office:value="404101" table:style-name="ce3">
            <text:p>404101</text:p>
          </table:table-cell>
          <table:table-cell office:value-type="float" office:value="95.89" table:style-name="ce2">
            <text:p>95,89</text:p>
          </table:table-cell>
          <table:table-cell table:number-columns-repeated="16373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float" office:value="230100" table:style-name="ce3">
            <text:p>230100</text:p>
          </table:table-cell>
          <table:table-cell office:value-type="string" table:style-name="ce4">
            <text:p>IZPOSTAVA BREŽICE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ZDRAVSTVENI DOM BREŽICE</text:p>
          </table:table-cell>
          <table:table-cell office:value-type="string" table:style-name="ce4">
            <text:p>ČERNELČEVA CESTA 8</text:p>
          </table:table-cell>
          <table:table-cell office:value-type="string" table:style-name="ce4">
            <text:p>8250 BREŽICE</text:p>
          </table:table-cell>
          <table:table-cell office:value-type="float" office:value="12888" table:style-name="ce3">
            <text:p>12888</text:p>
          </table:table-cell>
          <table:table-cell office:value-type="string" table:style-name="ce4">
            <text:p>NIKOLIĆ <text:s/>TINA</text:p>
          </table:table-cell>
          <table:table-cell office:value-type="float" office:value="404101" table:style-name="ce3">
            <text:p>404101</text:p>
          </table:table-cell>
          <table:table-cell office:value-type="float" office:value="44.9" table:style-name="ce2">
            <text:p>44,90</text:p>
          </table:table-cell>
          <table:table-cell table:number-columns-repeated="16373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float" office:value="230100" table:style-name="ce3">
            <text:p>230100</text:p>
          </table:table-cell>
          <table:table-cell office:value-type="string" table:style-name="ce4">
            <text:p>IZPOSTAVA BREŽICE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ZDRAVSTVENI DOM BREŽICE</text:p>
          </table:table-cell>
          <table:table-cell office:value-type="string" table:style-name="ce4">
            <text:p>ČERNELČEVA CESTA 8</text:p>
          </table:table-cell>
          <table:table-cell office:value-type="string" table:style-name="ce4">
            <text:p>8250 BREŽICE</text:p>
          </table:table-cell>
          <table:table-cell office:value-type="float" office:value="10871" table:style-name="ce3">
            <text:p>10871</text:p>
          </table:table-cell>
          <table:table-cell office:value-type="string" table:style-name="ce4">
            <text:p>RIS KOLER TADEJA</text:p>
          </table:table-cell>
          <table:table-cell office:value-type="float" office:value="404101" table:style-name="ce3">
            <text:p>404101</text:p>
          </table:table-cell>
          <table:table-cell office:value-type="float" office:value="293.95999999999998" table:style-name="ce2">
            <text:p>293,96</text:p>
          </table:table-cell>
          <table:table-cell table:number-columns-repeated="16373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float" office:value="230100" table:style-name="ce3">
            <text:p>230100</text:p>
          </table:table-cell>
          <table:table-cell office:value-type="string" table:style-name="ce4">
            <text:p>IZPOSTAVA BREŽICE</text:p>
          </table:table-cell>
          <table:table-cell office:value-type="float" office:value="19427" table:style-name="ce3">
            <text:p>19427</text:p>
          </table:table-cell>
          <table:table-cell office:value-type="string" table:style-name="ce4">
            <text:p>NIKOLIČ LILJANA - ZASEBNA ZOBNA ORDINACIJA - NIKOLIĆ LILJANA</text:p>
          </table:table-cell>
          <table:table-cell office:value-type="string" table:style-name="ce4">
            <text:p>ULICA STANKA ŠKALERJA 29</text:p>
          </table:table-cell>
          <table:table-cell office:value-type="string" table:style-name="ce4">
            <text:p>8250 BREŽICE</text:p>
          </table:table-cell>
          <table:table-cell office:value-type="float" office:value="4981" table:style-name="ce3">
            <text:p>4981</text:p>
          </table:table-cell>
          <table:table-cell office:value-type="string" table:style-name="ce4">
            <text:p>NIKOLIĆ <text:s/>LILJANA</text:p>
          </table:table-cell>
          <table:table-cell office:value-type="float" office:value="404101" table:style-name="ce3">
            <text:p>404101</text:p>
          </table:table-cell>
          <table:table-cell office:value-type="float" office:value="125.54" table:style-name="ce2">
            <text:p>125,54</text:p>
          </table:table-cell>
          <table:table-cell table:number-columns-repeated="16373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float" office:value="230100" table:style-name="ce3">
            <text:p>230100</text:p>
          </table:table-cell>
          <table:table-cell office:value-type="string" table:style-name="ce4">
            <text:p>IZPOSTAVA BREŽICE</text:p>
          </table:table-cell>
          <table:table-cell office:value-type="float" office:value="31261" table:style-name="ce3">
            <text:p>31261</text:p>
          </table:table-cell>
          <table:table-cell office:value-type="string" table:style-name="ce4">
            <text:p>DENS BARLIČ ZOBOZDRAVSTVO D.O.O.</text:p>
          </table:table-cell>
          <table:table-cell office:value-type="string" table:style-name="ce4">
            <text:p>TRDINOVA ULICA 1</text:p>
          </table:table-cell>
          <table:table-cell office:value-type="string" table:style-name="ce4">
            <text:p>8250 BREŽICE</text:p>
          </table:table-cell>
          <table:table-cell office:value-type="float" office:value="9279" table:style-name="ce3">
            <text:p>9279</text:p>
          </table:table-cell>
          <table:table-cell office:value-type="string" table:style-name="ce4">
            <text:p>BARLIČ <text:s/>JERNEJ</text:p>
          </table:table-cell>
          <table:table-cell office:value-type="float" office:value="404101" table:style-name="ce3">
            <text:p>404101</text:p>
          </table:table-cell>
          <table:table-cell office:value-type="float" office:value="135.02000000000001" table:style-name="ce2">
            <text:p>135,02</text:p>
          </table:table-cell>
          <table:table-cell table:number-columns-repeated="16373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float" office:value="230100" table:style-name="ce3">
            <text:p>230100</text:p>
          </table:table-cell>
          <table:table-cell office:value-type="string" table:style-name="ce4">
            <text:p>IZPOSTAVA BREŽICE</text:p>
          </table:table-cell>
          <table:table-cell office:value-type="float" office:value="31085" table:style-name="ce3">
            <text:p>31085</text:p>
          </table:table-cell>
          <table:table-cell office:value-type="string" table:style-name="ce4">
            <text:p>NIKOLIĆ JANJA - ZOBNA ORDINACIJA ZA ODRASLE IN MLADINO-NIKOLIĆ JANJA</text:p>
          </table:table-cell>
          <table:table-cell office:value-type="string" table:style-name="ce4">
            <text:p>BIZELJSKA CESTA 49</text:p>
          </table:table-cell>
          <table:table-cell office:value-type="string" table:style-name="ce4">
            <text:p>8259 BIZELJSKO</text:p>
          </table:table-cell>
          <table:table-cell office:value-type="float" office:value="4673" table:style-name="ce3">
            <text:p>4673</text:p>
          </table:table-cell>
          <table:table-cell office:value-type="string" table:style-name="ce4">
            <text:p>NIKOLIĆ <text:s/>JANJA</text:p>
          </table:table-cell>
          <table:table-cell office:value-type="float" office:value="404101" table:style-name="ce3">
            <text:p>404101</text:p>
          </table:table-cell>
          <table:table-cell office:value-type="float" office:value="97.36" table:style-name="ce2">
            <text:p>97,36</text:p>
          </table:table-cell>
          <table:table-cell table:number-columns-repeated="16373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float" office:value="230100" table:style-name="ce3">
            <text:p>230100</text:p>
          </table:table-cell>
          <table:table-cell office:value-type="string" table:style-name="ce4">
            <text:p>IZPOSTAVA BREŽICE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ZDRAVSTVENI DOM BREŽICE</text:p>
          </table:table-cell>
          <table:table-cell office:value-type="string" table:style-name="ce4">
            <text:p>ČERNELČEVA CESTA 8</text:p>
          </table:table-cell>
          <table:table-cell office:value-type="string" table:style-name="ce4">
            <text:p>8250 BREŽICE</text:p>
          </table:table-cell>
          <table:table-cell office:value-type="float" office:value="10871" table:style-name="ce3">
            <text:p>10871</text:p>
          </table:table-cell>
          <table:table-cell office:value-type="string" table:style-name="ce4">
            <text:p>RIS KOLER TADEJA</text:p>
          </table:table-cell>
          <table:table-cell office:value-type="float" office:value="404103" table:style-name="ce3">
            <text:p>404103</text:p>
          </table:table-cell>
          <table:table-cell office:value-type="float" office:value="51.21" table:style-name="ce2">
            <text:p>51,21</text:p>
          </table:table-cell>
          <table:table-cell table:number-columns-repeated="16373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float" office:value="230100" table:style-name="ce3">
            <text:p>230100</text:p>
          </table:table-cell>
          <table:table-cell office:value-type="string" table:style-name="ce4">
            <text:p>IZPOSTAVA BREŽICE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ZDRAVSTVENI DOM BREŽICE</text:p>
          </table:table-cell>
          <table:table-cell office:value-type="string" table:style-name="ce4">
            <text:p>ČERNELČEVA CESTA 8</text:p>
          </table:table-cell>
          <table:table-cell office:value-type="string" table:style-name="ce4">
            <text:p>8250 BREŽICE</text:p>
          </table:table-cell>
          <table:table-cell office:value-type="float" office:value="13285" table:style-name="ce3">
            <text:p>13285</text:p>
          </table:table-cell>
          <table:table-cell office:value-type="string" table:style-name="ce4">
            <text:p>BUŽANČIČ <text:s/>NINA</text:p>
          </table:table-cell>
          <table:table-cell office:value-type="float" office:value="404103" table:style-name="ce3">
            <text:p>404103</text:p>
          </table:table-cell>
          <table:table-cell office:value-type="float" office:value="66.239999999999995" table:style-name="ce2">
            <text:p>66,24</text:p>
          </table:table-cell>
          <table:table-cell table:number-columns-repeated="16373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float" office:value="230100" table:style-name="ce3">
            <text:p>230100</text:p>
          </table:table-cell>
          <table:table-cell office:value-type="string" table:style-name="ce4">
            <text:p>IZPOSTAVA BREŽICE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ZDRAVSTVENI DOM BREŽICE</text:p>
          </table:table-cell>
          <table:table-cell office:value-type="string" table:style-name="ce4">
            <text:p>ČERNELČEVA CESTA 8</text:p>
          </table:table-cell>
          <table:table-cell office:value-type="string" table:style-name="ce4">
            <text:p>8250 BREŽICE</text:p>
          </table:table-cell>
          <table:table-cell office:value-type="float" office:value="12942" table:style-name="ce3">
            <text:p>12942</text:p>
          </table:table-cell>
          <table:table-cell office:value-type="string" table:style-name="ce4">
            <text:p>PINTARIĆ <text:s/>SANJA</text:p>
          </table:table-cell>
          <table:table-cell office:value-type="float" office:value="404103" table:style-name="ce3">
            <text:p>404103</text:p>
          </table:table-cell>
          <table:table-cell office:value-type="float" office:value="31.01" table:style-name="ce2">
            <text:p>31,01</text:p>
          </table:table-cell>
          <table:table-cell table:number-columns-repeated="16373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float" office:value="230100" table:style-name="ce3">
            <text:p>230100</text:p>
          </table:table-cell>
          <table:table-cell office:value-type="string" table:style-name="ce4">
            <text:p>IZPOSTAVA BREŽICE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ZDRAVSTVENI DOM BREŽICE</text:p>
          </table:table-cell>
          <table:table-cell office:value-type="string" table:style-name="ce4">
            <text:p>ČERNELČEVA CESTA 8</text:p>
          </table:table-cell>
          <table:table-cell office:value-type="string" table:style-name="ce4">
            <text:p>8250 BREŽICE</text:p>
          </table:table-cell>
          <table:table-cell office:value-type="float" office:value="11705" table:style-name="ce3">
            <text:p>11705</text:p>
          </table:table-cell>
          <table:table-cell office:value-type="string" table:style-name="ce4">
            <text:p>FERENČAK <text:s/>MOJCA</text:p>
          </table:table-cell>
          <table:table-cell office:value-type="float" office:value="404103" table:style-name="ce3">
            <text:p>404103</text:p>
          </table:table-cell>
          <table:table-cell office:value-type="float" office:value="57.79" table:style-name="ce2">
            <text:p>57,79</text:p>
          </table:table-cell>
          <table:table-cell table:number-columns-repeated="16373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float" office:value="230100" table:style-name="ce3">
            <text:p>230100</text:p>
          </table:table-cell>
          <table:table-cell office:value-type="string" table:style-name="ce4">
            <text:p>IZPOSTAVA BREŽICE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ZDRAVSTVENI DOM BREŽICE</text:p>
          </table:table-cell>
          <table:table-cell office:value-type="string" table:style-name="ce4">
            <text:p>ČERNELČEVA CESTA 8</text:p>
          </table:table-cell>
          <table:table-cell office:value-type="string" table:style-name="ce4">
            <text:p>8250 BREŽICE</text:p>
          </table:table-cell>
          <table:table-cell office:value-type="float" office:value="9572" table:style-name="ce3">
            <text:p>9572</text:p>
          </table:table-cell>
          <table:table-cell office:value-type="string" table:style-name="ce4">
            <text:p>SERDARUŠIĆ LEBO RUŽICA</text:p>
          </table:table-cell>
          <table:table-cell office:value-type="float" office:value="404103" table:style-name="ce3">
            <text:p>404103</text:p>
          </table:table-cell>
          <table:table-cell office:value-type="float" office:value="60.29" table:style-name="ce2">
            <text:p>60,29</text:p>
          </table:table-cell>
          <table:table-cell table:number-columns-repeated="16373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float" office:value="230100" table:style-name="ce3">
            <text:p>230100</text:p>
          </table:table-cell>
          <table:table-cell office:value-type="string" table:style-name="ce4">
            <text:p>IZPOSTAVA BREŽICE</text:p>
          </table:table-cell>
          <table:table-cell office:value-type="float" office:value="31085" table:style-name="ce3">
            <text:p>31085</text:p>
          </table:table-cell>
          <table:table-cell office:value-type="string" table:style-name="ce4">
            <text:p>NIKOLIĆ JANJA - ZOBNA ORDINACIJA ZA ODRASLE IN MLADINO-NIKOLIĆ JANJA</text:p>
          </table:table-cell>
          <table:table-cell office:value-type="string" table:style-name="ce4">
            <text:p>BIZELJSKA CESTA 49</text:p>
          </table:table-cell>
          <table:table-cell office:value-type="string" table:style-name="ce4">
            <text:p>8259 BIZELJSKO</text:p>
          </table:table-cell>
          <table:table-cell office:value-type="float" office:value="4673" table:style-name="ce3">
            <text:p>4673</text:p>
          </table:table-cell>
          <table:table-cell office:value-type="string" table:style-name="ce4">
            <text:p>NIKOLIĆ <text:s/>JANJA</text:p>
          </table:table-cell>
          <table:table-cell office:value-type="float" office:value="404103" table:style-name="ce3">
            <text:p>404103</text:p>
          </table:table-cell>
          <table:table-cell office:value-type="float" office:value="56.14" table:style-name="ce2">
            <text:p>56,14</text:p>
          </table:table-cell>
          <table:table-cell table:number-columns-repeated="16373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float" office:value="230200" table:style-name="ce3">
            <text:p>230200</text:p>
          </table:table-cell>
          <table:table-cell office:value-type="string" table:style-name="ce4">
            <text:p>IZPOSTAVA SEVNICA</text:p>
          </table:table-cell>
          <table:table-cell office:value-type="float" office:value="2371" table:style-name="ce3">
            <text:p>2371</text:p>
          </table:table-cell>
          <table:table-cell office:value-type="string" table:style-name="ce4">
            <text:p>ZDRAVSTVENI DOM SEVNICA</text:p>
          </table:table-cell>
          <table:table-cell office:value-type="string" table:style-name="ce4">
            <text:p>TRG SVOBODE 14</text:p>
          </table:table-cell>
          <table:table-cell office:value-type="string" table:style-name="ce4">
            <text:p>8290 SEVNICA</text:p>
          </table:table-cell>
          <table:table-cell office:value-type="float" office:value="12571" table:style-name="ce3">
            <text:p>12571</text:p>
          </table:table-cell>
          <table:table-cell office:value-type="string" table:style-name="ce4">
            <text:p>BOŽIČ <text:s/>TJAŠA</text:p>
          </table:table-cell>
          <table:table-cell office:value-type="float" office:value="404101" table:style-name="ce3">
            <text:p>404101</text:p>
          </table:table-cell>
          <table:table-cell office:value-type="float" office:value="8.16" table:style-name="ce2">
            <text:p>8,16</text:p>
          </table:table-cell>
          <table:table-cell table:number-columns-repeated="16373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float" office:value="230200" table:style-name="ce3">
            <text:p>230200</text:p>
          </table:table-cell>
          <table:table-cell office:value-type="string" table:style-name="ce4">
            <text:p>IZPOSTAVA SEVNICA</text:p>
          </table:table-cell>
          <table:table-cell office:value-type="float" office:value="2371" table:style-name="ce3">
            <text:p>2371</text:p>
          </table:table-cell>
          <table:table-cell office:value-type="string" table:style-name="ce4">
            <text:p>ZDRAVSTVENI DOM SEVNICA</text:p>
          </table:table-cell>
          <table:table-cell office:value-type="string" table:style-name="ce4">
            <text:p>TRG SVOBODE 14</text:p>
          </table:table-cell>
          <table:table-cell office:value-type="string" table:style-name="ce4">
            <text:p>8290 SEVNICA</text:p>
          </table:table-cell>
          <table:table-cell office:value-type="float" office:value="10362" table:style-name="ce3">
            <text:p>10362</text:p>
          </table:table-cell>
          <table:table-cell office:value-type="string" table:style-name="ce4">
            <text:p>MANDARIĆ GLAVICH MIRJANA</text:p>
          </table:table-cell>
          <table:table-cell office:value-type="float" office:value="404101" table:style-name="ce3">
            <text:p>404101</text:p>
          </table:table-cell>
          <table:table-cell office:value-type="float" office:value="123.11" table:style-name="ce2">
            <text:p>123,11</text:p>
          </table:table-cell>
          <table:table-cell table:number-columns-repeated="16373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float" office:value="230200" table:style-name="ce3">
            <text:p>230200</text:p>
          </table:table-cell>
          <table:table-cell office:value-type="string" table:style-name="ce4">
            <text:p>IZPOSTAVA SEVNICA</text:p>
          </table:table-cell>
          <table:table-cell office:value-type="float" office:value="2371" table:style-name="ce3">
            <text:p>2371</text:p>
          </table:table-cell>
          <table:table-cell office:value-type="string" table:style-name="ce4">
            <text:p>ZDRAVSTVENI DOM SEVNICA</text:p>
          </table:table-cell>
          <table:table-cell office:value-type="string" table:style-name="ce4">
            <text:p>TRG SVOBODE 14</text:p>
          </table:table-cell>
          <table:table-cell office:value-type="string" table:style-name="ce4">
            <text:p>8290 SEVNICA</text:p>
          </table:table-cell>
          <table:table-cell office:value-type="float" office:value="10377" table:style-name="ce3">
            <text:p>10377</text:p>
          </table:table-cell>
          <table:table-cell office:value-type="string" table:style-name="ce4">
            <text:p>KOCJAN <text:s/>MARTIN</text:p>
          </table:table-cell>
          <table:table-cell office:value-type="float" office:value="404101" table:style-name="ce3">
            <text:p>404101</text:p>
          </table:table-cell>
          <table:table-cell office:value-type="float" office:value="1089.3" table:style-name="ce2">
            <text:p>1089,30</text:p>
          </table:table-cell>
          <table:table-cell table:number-columns-repeated="16373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float" office:value="230200" table:style-name="ce3">
            <text:p>230200</text:p>
          </table:table-cell>
          <table:table-cell office:value-type="string" table:style-name="ce4">
            <text:p>IZPOSTAVA SEVNICA</text:p>
          </table:table-cell>
          <table:table-cell office:value-type="float" office:value="31021" table:style-name="ce3">
            <text:p>31021</text:p>
          </table:table-cell>
          <table:table-cell office:value-type="string" table:style-name="ce4">
            <text:p>ŽIVKOVIĆ FRANJO - ZASEBNA ZOBNA AMBULANTA</text:p>
          </table:table-cell>
          <table:table-cell office:value-type="string" table:style-name="ce4">
            <text:p>TRG SVOBODE 14</text:p>
          </table:table-cell>
          <table:table-cell office:value-type="string" table:style-name="ce4">
            <text:p>8290 SEVNICA</text:p>
          </table:table-cell>
          <table:table-cell office:value-type="float" office:value="4149" table:style-name="ce3">
            <text:p>4149</text:p>
          </table:table-cell>
          <table:table-cell office:value-type="string" table:style-name="ce4">
            <text:p>ŽIVKOVIĆ <text:s/>FRANJO</text:p>
          </table:table-cell>
          <table:table-cell office:value-type="float" office:value="404101" table:style-name="ce3">
            <text:p>404101</text:p>
          </table:table-cell>
          <table:table-cell office:value-type="float" office:value="115.81" table:style-name="ce2">
            <text:p>115,81</text:p>
          </table:table-cell>
          <table:table-cell table:number-columns-repeated="16373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float" office:value="230200" table:style-name="ce3">
            <text:p>230200</text:p>
          </table:table-cell>
          <table:table-cell office:value-type="string" table:style-name="ce4">
            <text:p>IZPOSTAVA SEVNICA</text:p>
          </table:table-cell>
          <table:table-cell office:value-type="float" office:value="31125" table:style-name="ce3">
            <text:p>31125</text:p>
          </table:table-cell>
          <table:table-cell office:value-type="string" table:style-name="ce4">
            <text:p>GROBOLJŠEK ROMAN - ZASEBNA ZOBNA ORDINACIJA</text:p>
          </table:table-cell>
          <table:table-cell office:value-type="string" table:style-name="ce4">
            <text:p>TRG SVOBODE 9</text:p>
          </table:table-cell>
          <table:table-cell office:value-type="string" table:style-name="ce4">
            <text:p>8290 SEVNICA</text:p>
          </table:table-cell>
          <table:table-cell office:value-type="float" office:value="8265" table:style-name="ce3">
            <text:p>8265</text:p>
          </table:table-cell>
          <table:table-cell office:value-type="string" table:style-name="ce4">
            <text:p>GROBOLJŠEK <text:s/>ROMAN</text:p>
          </table:table-cell>
          <table:table-cell office:value-type="float" office:value="404101" table:style-name="ce3">
            <text:p>404101</text:p>
          </table:table-cell>
          <table:table-cell office:value-type="float" office:value="123.61" table:style-name="ce2">
            <text:p>123,61</text:p>
          </table:table-cell>
          <table:table-cell table:number-columns-repeated="16373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float" office:value="230200" table:style-name="ce3">
            <text:p>230200</text:p>
          </table:table-cell>
          <table:table-cell office:value-type="string" table:style-name="ce4">
            <text:p>IZPOSTAVA SEVNICA</text:p>
          </table:table-cell>
          <table:table-cell office:value-type="float" office:value="31205" table:style-name="ce3">
            <text:p>31205</text:p>
          </table:table-cell>
          <table:table-cell office:value-type="string" table:style-name="ce4">
            <text:p>SONJA SAMAC DR.DENT.MED. ZASEBNA ZOBNA ORDINACIJA</text:p>
          </table:table-cell>
          <table:table-cell office:value-type="string" table:style-name="ce4">
            <text:p>TRG SVOBODE 14</text:p>
          </table:table-cell>
          <table:table-cell office:value-type="string" table:style-name="ce4">
            <text:p>8290 SEVNICA</text:p>
          </table:table-cell>
          <table:table-cell office:value-type="float" office:value="6291" table:style-name="ce3">
            <text:p>6291</text:p>
          </table:table-cell>
          <table:table-cell office:value-type="string" table:style-name="ce4">
            <text:p>SAMAC <text:s/>SONJA</text:p>
          </table:table-cell>
          <table:table-cell office:value-type="float" office:value="404101" table:style-name="ce3">
            <text:p>404101</text:p>
          </table:table-cell>
          <table:table-cell office:value-type="float" office:value="87.22" table:style-name="ce2">
            <text:p>87,22</text:p>
          </table:table-cell>
          <table:table-cell table:number-columns-repeated="16373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float" office:value="230200" table:style-name="ce3">
            <text:p>230200</text:p>
          </table:table-cell>
          <table:table-cell office:value-type="string" table:style-name="ce4">
            <text:p>IZPOSTAVA SEVNICA</text:p>
          </table:table-cell>
          <table:table-cell office:value-type="float" office:value="19392" table:style-name="ce3">
            <text:p>19392</text:p>
          </table:table-cell>
          <table:table-cell office:value-type="string" table:style-name="ce4">
            <text:p>ZASEBNA ZOBNA ORDINACIJA - BISERKA CAVRIĆ DR.STOMATOLOG</text:p>
          </table:table-cell>
          <table:table-cell office:value-type="string" table:style-name="ce4">
            <text:p>KRMELJ 53</text:p>
          </table:table-cell>
          <table:table-cell office:value-type="string" table:style-name="ce4">
            <text:p>8296 KRMELJ</text:p>
          </table:table-cell>
          <table:table-cell office:value-type="float" office:value="5468" table:style-name="ce3">
            <text:p>5468</text:p>
          </table:table-cell>
          <table:table-cell office:value-type="string" table:style-name="ce4">
            <text:p>CAVRIĆ <text:s/>BISERKA</text:p>
          </table:table-cell>
          <table:table-cell office:value-type="float" office:value="404101" table:style-name="ce3">
            <text:p>404101</text:p>
          </table:table-cell>
          <table:table-cell office:value-type="float" office:value="145.71" table:style-name="ce2">
            <text:p>145,71</text:p>
          </table:table-cell>
          <table:table-cell table:number-columns-repeated="16373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float" office:value="230200" table:style-name="ce3">
            <text:p>230200</text:p>
          </table:table-cell>
          <table:table-cell office:value-type="string" table:style-name="ce4">
            <text:p>IZPOSTAVA SEVNICA</text:p>
          </table:table-cell>
          <table:table-cell office:value-type="float" office:value="2371" table:style-name="ce3">
            <text:p>2371</text:p>
          </table:table-cell>
          <table:table-cell office:value-type="string" table:style-name="ce4">
            <text:p>ZDRAVSTVENI DOM SEVNICA</text:p>
          </table:table-cell>
          <table:table-cell office:value-type="string" table:style-name="ce4">
            <text:p>TRG SVOBODE 14</text:p>
          </table:table-cell>
          <table:table-cell office:value-type="string" table:style-name="ce4">
            <text:p>8290 SEVNICA</text:p>
          </table:table-cell>
          <table:table-cell office:value-type="float" office:value="10362" table:style-name="ce3">
            <text:p>10362</text:p>
          </table:table-cell>
          <table:table-cell office:value-type="string" table:style-name="ce4">
            <text:p>MANDARIĆ GLAVICH MIRJANA</text:p>
          </table:table-cell>
          <table:table-cell office:value-type="float" office:value="404103" table:style-name="ce3">
            <text:p>404103</text:p>
          </table:table-cell>
          <table:table-cell office:value-type="float" office:value="68.67" table:style-name="ce2">
            <text:p>68,67</text:p>
          </table:table-cell>
          <table:table-cell table:number-columns-repeated="16373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float" office:value="230200" table:style-name="ce3">
            <text:p>230200</text:p>
          </table:table-cell>
          <table:table-cell office:value-type="string" table:style-name="ce4">
            <text:p>IZPOSTAVA SEVNICA</text:p>
          </table:table-cell>
          <table:table-cell office:value-type="float" office:value="31207" table:style-name="ce3">
            <text:p>31207</text:p>
          </table:table-cell>
          <table:table-cell office:value-type="string" table:style-name="ce4">
            <text:p>ĐURĐICA KIRIN DR.DENT.MED. ZASEBNA ZOBOZDRAVSTVENA ORDINACIJA</text:p>
          </table:table-cell>
          <table:table-cell office:value-type="string" table:style-name="ce4">
            <text:p>TRG SVOBODE 14</text:p>
          </table:table-cell>
          <table:table-cell office:value-type="string" table:style-name="ce4">
            <text:p>8290 SEVNICA</text:p>
          </table:table-cell>
          <table:table-cell office:value-type="float" office:value="3605" table:style-name="ce3">
            <text:p>3605</text:p>
          </table:table-cell>
          <table:table-cell office:value-type="string" table:style-name="ce4">
            <text:p>KIRIN <text:s/>ĐURĐICA</text:p>
          </table:table-cell>
          <table:table-cell office:value-type="float" office:value="404103" table:style-name="ce3">
            <text:p>404103</text:p>
          </table:table-cell>
          <table:table-cell office:value-type="float" office:value="114.72" table:style-name="ce2">
            <text:p>114,72</text:p>
          </table:table-cell>
          <table:table-cell table:number-columns-repeated="16373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float" office:value="230200" table:style-name="ce3">
            <text:p>230200</text:p>
          </table:table-cell>
          <table:table-cell office:value-type="string" table:style-name="ce4">
            <text:p>IZPOSTAVA SEVNICA</text:p>
          </table:table-cell>
          <table:table-cell office:value-type="float" office:value="19392" table:style-name="ce3">
            <text:p>19392</text:p>
          </table:table-cell>
          <table:table-cell office:value-type="string" table:style-name="ce4">
            <text:p>ZASEBNA ZOBNA ORDINACIJA - BISERKA CAVRIĆ DR.STOMATOLOG</text:p>
          </table:table-cell>
          <table:table-cell office:value-type="string" table:style-name="ce4">
            <text:p>KRMELJ 53</text:p>
          </table:table-cell>
          <table:table-cell office:value-type="string" table:style-name="ce4">
            <text:p>8296 KRMELJ</text:p>
          </table:table-cell>
          <table:table-cell office:value-type="float" office:value="5468" table:style-name="ce3">
            <text:p>5468</text:p>
          </table:table-cell>
          <table:table-cell office:value-type="string" table:style-name="ce4">
            <text:p>CAVRIĆ <text:s/>BISERKA</text:p>
          </table:table-cell>
          <table:table-cell office:value-type="float" office:value="404103" table:style-name="ce3">
            <text:p>404103</text:p>
          </table:table-cell>
          <table:table-cell office:value-type="float" office:value="65.23" table:style-name="ce2">
            <text:p>65,23</text:p>
          </table:table-cell>
          <table:table-cell table:number-columns-repeated="16373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55020" table:style-name="ce3">
            <text:p>55020</text:p>
          </table:table-cell>
          <table:table-cell office:value-type="string" table:style-name="ce4">
            <text:p>VIAL ZOBOZDRAVSTVENE STORITVE D.O.O.</text:p>
          </table:table-cell>
          <table:table-cell office:value-type="string" table:style-name="ce4">
            <text:p>GABRŠČKOVA ULICA 91</text:p>
          </table:table-cell>
          <table:table-cell office:value-type="string" table:style-name="ce4">
            <text:p>1000 LJUBLJANA</text:p>
          </table:table-cell>
          <table:table-cell office:value-type="float" office:value="8607" table:style-name="ce3">
            <text:p>8607</text:p>
          </table:table-cell>
          <table:table-cell office:value-type="string" table:style-name="ce4">
            <text:p>VIDRIH <text:s/>ALEKSANDRA</text:p>
          </table:table-cell>
          <table:table-cell office:value-type="float" office:value="404101" table:style-name="ce3">
            <text:p>404101</text:p>
          </table:table-cell>
          <table:table-cell office:value-type="float" office:value="107.78" table:style-name="ce2">
            <text:p>107,78</text:p>
          </table:table-cell>
          <table:table-cell table:number-columns-repeated="16373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274" table:style-name="ce3">
            <text:p>27274</text:p>
          </table:table-cell>
          <table:table-cell office:value-type="string" table:style-name="ce4">
            <text:p>ORTO4U, ZOBOZDRAVSTVENA DEJAVNOST, D.O.O.</text:p>
          </table:table-cell>
          <table:table-cell office:value-type="string" table:style-name="ce4">
            <text:p>ULICA BRATOV KOMEL 25</text:p>
          </table:table-cell>
          <table:table-cell office:value-type="string" table:style-name="ce4">
            <text:p>1210 LJUBLJANA - ŠENTVID</text:p>
          </table:table-cell>
          <table:table-cell office:value-type="float" office:value="8133" table:style-name="ce3">
            <text:p>8133</text:p>
          </table:table-cell>
          <table:table-cell office:value-type="string" table:style-name="ce4">
            <text:p>ZALETEL <text:s/>ELIZABETA</text:p>
          </table:table-cell>
          <table:table-cell office:value-type="float" office:value="404101" table:style-name="ce3">
            <text:p>404101</text:p>
          </table:table-cell>
          <table:table-cell office:value-type="float" office:value="82.64" table:style-name="ce2">
            <text:p>82,64</text:p>
          </table:table-cell>
          <table:table-cell table:number-columns-repeated="16373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55161" table:style-name="ce3">
            <text:p>55161</text:p>
          </table:table-cell>
          <table:table-cell office:value-type="string" table:style-name="ce4">
            <text:p>PRENADENT, ZOBOZDRAVSTVENE STORITVE D.O.O.</text:p>
          </table:table-cell>
          <table:table-cell office:value-type="string" table:style-name="ce4">
            <text:p>DRAGA 1</text:p>
          </table:table-cell>
          <table:table-cell office:value-type="string" table:style-name="ce4">
            <text:p>1292 IG</text:p>
          </table:table-cell>
          <table:table-cell office:value-type="float" office:value="8236" table:style-name="ce3">
            <text:p>8236</text:p>
          </table:table-cell>
          <table:table-cell office:value-type="string" table:style-name="ce4">
            <text:p>PREBIL <text:s/>NATAŠA</text:p>
          </table:table-cell>
          <table:table-cell office:value-type="float" office:value="404101" table:style-name="ce3">
            <text:p>404101</text:p>
          </table:table-cell>
          <table:table-cell office:value-type="float" office:value="95.16" table:style-name="ce2">
            <text:p>95,16</text:p>
          </table:table-cell>
          <table:table-cell table:number-columns-repeated="16373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4450" table:style-name="ce3">
            <text:p>4450</text:p>
          </table:table-cell>
          <table:table-cell office:value-type="string" table:style-name="ce4">
            <text:p>OSNOVNO ZDRAVSTVO GORENJSKE, OE ZDRAVSTVENI DOM KRANJ</text:p>
          </table:table-cell>
          <table:table-cell office:value-type="string" table:style-name="ce4">
            <text:p>GOSPOSVETSKA ULICA 10</text:p>
          </table:table-cell>
          <table:table-cell office:value-type="string" table:style-name="ce4">
            <text:p>4000 KRANJ</text:p>
          </table:table-cell>
          <table:table-cell office:value-type="float" office:value="10115" table:style-name="ce3">
            <text:p>10115</text:p>
          </table:table-cell>
          <table:table-cell office:value-type="string" table:style-name="ce4">
            <text:p>PAVLOVIČ <text:s/>NATAŠA</text:p>
          </table:table-cell>
          <table:table-cell office:value-type="float" office:value="404101" table:style-name="ce3">
            <text:p>404101</text:p>
          </table:table-cell>
          <table:table-cell office:value-type="float" office:value="57.6" table:style-name="ce2">
            <text:p>57,60</text:p>
          </table:table-cell>
          <table:table-cell table:number-columns-repeated="16373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4450" table:style-name="ce3">
            <text:p>4450</text:p>
          </table:table-cell>
          <table:table-cell office:value-type="string" table:style-name="ce4">
            <text:p>OSNOVNO ZDRAVSTVO GORENJSKE, OE ZDRAVSTVENI DOM KRANJ</text:p>
          </table:table-cell>
          <table:table-cell office:value-type="string" table:style-name="ce4">
            <text:p>GOSPOSVETSKA ULICA 10</text:p>
          </table:table-cell>
          <table:table-cell office:value-type="string" table:style-name="ce4">
            <text:p>4000 KRANJ</text:p>
          </table:table-cell>
          <table:table-cell office:value-type="float" office:value="10759" table:style-name="ce3">
            <text:p>10759</text:p>
          </table:table-cell>
          <table:table-cell office:value-type="string" table:style-name="ce4">
            <text:p>ŽEPIČ <text:s/>MARTIN</text:p>
          </table:table-cell>
          <table:table-cell office:value-type="float" office:value="404101" table:style-name="ce3">
            <text:p>404101</text:p>
          </table:table-cell>
          <table:table-cell office:value-type="float" office:value="51.14" table:style-name="ce2">
            <text:p>51,14</text:p>
          </table:table-cell>
          <table:table-cell table:number-columns-repeated="16373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4450" table:style-name="ce3">
            <text:p>4450</text:p>
          </table:table-cell>
          <table:table-cell office:value-type="string" table:style-name="ce4">
            <text:p>OSNOVNO ZDRAVSTVO GORENJSKE, OE ZDRAVSTVENI DOM KRANJ</text:p>
          </table:table-cell>
          <table:table-cell office:value-type="string" table:style-name="ce4">
            <text:p>GOSPOSVETSKA ULICA 10</text:p>
          </table:table-cell>
          <table:table-cell office:value-type="string" table:style-name="ce4">
            <text:p>4000 KRANJ</text:p>
          </table:table-cell>
          <table:table-cell office:value-type="float" office:value="10986" table:style-name="ce3">
            <text:p>10986</text:p>
          </table:table-cell>
          <table:table-cell office:value-type="string" table:style-name="ce4">
            <text:p>JOŠT <text:s/>JULA</text:p>
          </table:table-cell>
          <table:table-cell office:value-type="float" office:value="404101" table:style-name="ce3">
            <text:p>404101</text:p>
          </table:table-cell>
          <table:table-cell office:value-type="float" office:value="70.680000000000007" table:style-name="ce2">
            <text:p>70,68</text:p>
          </table:table-cell>
          <table:table-cell table:number-columns-repeated="16373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4450" table:style-name="ce3">
            <text:p>4450</text:p>
          </table:table-cell>
          <table:table-cell office:value-type="string" table:style-name="ce4">
            <text:p>OSNOVNO ZDRAVSTVO GORENJSKE, OE ZDRAVSTVENI DOM KRANJ</text:p>
          </table:table-cell>
          <table:table-cell office:value-type="string" table:style-name="ce4">
            <text:p>GOSPOSVETSKA ULICA 10</text:p>
          </table:table-cell>
          <table:table-cell office:value-type="string" table:style-name="ce4">
            <text:p>4000 KRANJ</text:p>
          </table:table-cell>
          <table:table-cell office:value-type="float" office:value="11104" table:style-name="ce3">
            <text:p>11104</text:p>
          </table:table-cell>
          <table:table-cell office:value-type="string" table:style-name="ce4">
            <text:p>PLUT <text:s/>KLEMEN</text:p>
          </table:table-cell>
          <table:table-cell office:value-type="float" office:value="404101" table:style-name="ce3">
            <text:p>404101</text:p>
          </table:table-cell>
          <table:table-cell office:value-type="float" office:value="124.68" table:style-name="ce2">
            <text:p>124,68</text:p>
          </table:table-cell>
          <table:table-cell table:number-columns-repeated="16373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4450" table:style-name="ce3">
            <text:p>4450</text:p>
          </table:table-cell>
          <table:table-cell office:value-type="string" table:style-name="ce4">
            <text:p>OSNOVNO ZDRAVSTVO GORENJSKE, OE ZDRAVSTVENI DOM KRANJ</text:p>
          </table:table-cell>
          <table:table-cell office:value-type="string" table:style-name="ce4">
            <text:p>GOSPOSVETSKA ULICA 10</text:p>
          </table:table-cell>
          <table:table-cell office:value-type="string" table:style-name="ce4">
            <text:p>4000 KRANJ</text:p>
          </table:table-cell>
          <table:table-cell office:value-type="float" office:value="12236" table:style-name="ce3">
            <text:p>12236</text:p>
          </table:table-cell>
          <table:table-cell office:value-type="string" table:style-name="ce4">
            <text:p>BENEDIK <text:s/>KATJUŠA</text:p>
          </table:table-cell>
          <table:table-cell office:value-type="float" office:value="404101" table:style-name="ce3">
            <text:p>404101</text:p>
          </table:table-cell>
          <table:table-cell office:value-type="float" office:value="45.59" table:style-name="ce2">
            <text:p>45,59</text:p>
          </table:table-cell>
          <table:table-cell table:number-columns-repeated="16373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4450" table:style-name="ce3">
            <text:p>4450</text:p>
          </table:table-cell>
          <table:table-cell office:value-type="string" table:style-name="ce4">
            <text:p>OSNOVNO ZDRAVSTVO GORENJSKE, OE ZDRAVSTVENI DOM KRANJ</text:p>
          </table:table-cell>
          <table:table-cell office:value-type="string" table:style-name="ce4">
            <text:p>GOSPOSVETSKA ULICA 10</text:p>
          </table:table-cell>
          <table:table-cell office:value-type="string" table:style-name="ce4">
            <text:p>4000 KRANJ</text:p>
          </table:table-cell>
          <table:table-cell office:value-type="float" office:value="12800" table:style-name="ce3">
            <text:p>12800</text:p>
          </table:table-cell>
          <table:table-cell office:value-type="string" table:style-name="ce4">
            <text:p>PRETNAR <text:s/>TINA</text:p>
          </table:table-cell>
          <table:table-cell office:value-type="float" office:value="404101" table:style-name="ce3">
            <text:p>404101</text:p>
          </table:table-cell>
          <table:table-cell office:value-type="float" office:value="36.79" table:style-name="ce2">
            <text:p>36,79</text:p>
          </table:table-cell>
          <table:table-cell table:number-columns-repeated="16373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026" table:style-name="ce3">
            <text:p>27026</text:p>
          </table:table-cell>
          <table:table-cell office:value-type="string" table:style-name="ce4">
            <text:p>ZOBNA ORDINACIJA MILENA ŠIFRAR-KOPAČ, DR. DENT. MED.</text:p>
          </table:table-cell>
          <table:table-cell office:value-type="string" table:style-name="ce4">
            <text:p>GOSPOSVETSKA ULICA 10 A</text:p>
          </table:table-cell>
          <table:table-cell office:value-type="string" table:style-name="ce4">
            <text:p>4000 KRANJ</text:p>
          </table:table-cell>
          <table:table-cell office:value-type="float" office:value="6319" table:style-name="ce3">
            <text:p>6319</text:p>
          </table:table-cell>
          <table:table-cell office:value-type="string" table:style-name="ce4">
            <text:p>ŠIFRAR KOPAČ MILENA</text:p>
          </table:table-cell>
          <table:table-cell office:value-type="float" office:value="404101" table:style-name="ce3">
            <text:p>404101</text:p>
          </table:table-cell>
          <table:table-cell office:value-type="float" office:value="104.78" table:style-name="ce2">
            <text:p>104,78</text:p>
          </table:table-cell>
          <table:table-cell table:number-columns-repeated="16373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028" table:style-name="ce3">
            <text:p>27028</text:p>
          </table:table-cell>
          <table:table-cell office:value-type="string" table:style-name="ce4">
            <text:p>DEBELAK SIMONA - ZOBOZDRAVSTVENA ORDINACIJA</text:p>
          </table:table-cell>
          <table:table-cell office:value-type="string" table:style-name="ce4">
            <text:p>TEKSTILNA ULICA 17</text:p>
          </table:table-cell>
          <table:table-cell office:value-type="string" table:style-name="ce4">
            <text:p>4000 KRANJ</text:p>
          </table:table-cell>
          <table:table-cell office:value-type="float" office:value="7149" table:style-name="ce3">
            <text:p>7149</text:p>
          </table:table-cell>
          <table:table-cell office:value-type="string" table:style-name="ce4">
            <text:p>DEBELAK <text:s/>SIMONA</text:p>
          </table:table-cell>
          <table:table-cell office:value-type="float" office:value="404101" table:style-name="ce3">
            <text:p>404101</text:p>
          </table:table-cell>
          <table:table-cell office:value-type="float" office:value="104.52" table:style-name="ce2">
            <text:p>104,52</text:p>
          </table:table-cell>
          <table:table-cell table:number-columns-repeated="16373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039" table:style-name="ce3">
            <text:p>27039</text:p>
          </table:table-cell>
          <table:table-cell office:value-type="string" table:style-name="ce4">
            <text:p>ZASEBNA ZOBOZDRAVNIŠKA ORDINACIJA ZA ODRASLE ALOJZ RENČELJ, DR.DENT.MED</text:p>
          </table:table-cell>
          <table:table-cell office:value-type="string" table:style-name="ce4">
            <text:p>GOSPOSVETSKA ULICA 10 A</text:p>
          </table:table-cell>
          <table:table-cell office:value-type="string" table:style-name="ce4">
            <text:p>4000 KRANJ</text:p>
          </table:table-cell>
          <table:table-cell office:value-type="float" office:value="4788" table:style-name="ce3">
            <text:p>4788</text:p>
          </table:table-cell>
          <table:table-cell office:value-type="string" table:style-name="ce4">
            <text:p>RENČELJ <text:s/>ALOJZ</text:p>
          </table:table-cell>
          <table:table-cell office:value-type="float" office:value="404101" table:style-name="ce3">
            <text:p>404101</text:p>
          </table:table-cell>
          <table:table-cell office:value-type="float" office:value="113.18" table:style-name="ce2">
            <text:p>113,18</text:p>
          </table:table-cell>
          <table:table-cell table:number-columns-repeated="16373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070" table:style-name="ce3">
            <text:p>27070</text:p>
          </table:table-cell>
          <table:table-cell office:value-type="string" table:style-name="ce4">
            <text:p>MAJC MARTINA - ZOBOZDRAVSTVENA ORDINACIJA</text:p>
          </table:table-cell>
          <table:table-cell office:value-type="string" table:style-name="ce4">
            <text:p>GOSPOSVETSKA ULICA 10 A</text:p>
          </table:table-cell>
          <table:table-cell office:value-type="string" table:style-name="ce4">
            <text:p>4000 KRANJ</text:p>
          </table:table-cell>
          <table:table-cell office:value-type="float" office:value="5762" table:style-name="ce3">
            <text:p>5762</text:p>
          </table:table-cell>
          <table:table-cell office:value-type="string" table:style-name="ce4">
            <text:p>MAJC <text:s/>MARTINA</text:p>
          </table:table-cell>
          <table:table-cell office:value-type="float" office:value="404101" table:style-name="ce3">
            <text:p>404101</text:p>
          </table:table-cell>
          <table:table-cell office:value-type="float" office:value="78.16" table:style-name="ce2">
            <text:p>78,16</text:p>
          </table:table-cell>
          <table:table-cell table:number-columns-repeated="16373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144" table:style-name="ce3">
            <text:p>27144</text:p>
          </table:table-cell>
          <table:table-cell office:value-type="string" table:style-name="ce4">
            <text:p>ZOBOZDRAVSTVENA ORDINACIJA DAVID BIZJAK, DR. DENT. MED.</text:p>
          </table:table-cell>
          <table:table-cell office:value-type="string" table:style-name="ce4">
            <text:p>GOSPOSVETSKA ULICA 10 A</text:p>
          </table:table-cell>
          <table:table-cell office:value-type="string" table:style-name="ce4">
            <text:p>4000 KRANJ</text:p>
          </table:table-cell>
          <table:table-cell office:value-type="float" office:value="8623" table:style-name="ce3">
            <text:p>8623</text:p>
          </table:table-cell>
          <table:table-cell office:value-type="string" table:style-name="ce4">
            <text:p>BIZJAK <text:s/>DAVID</text:p>
          </table:table-cell>
          <table:table-cell office:value-type="float" office:value="404101" table:style-name="ce3">
            <text:p>404101</text:p>
          </table:table-cell>
          <table:table-cell office:value-type="float" office:value="97.5" table:style-name="ce2">
            <text:p>97,50</text:p>
          </table:table-cell>
          <table:table-cell table:number-columns-repeated="16373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148" table:style-name="ce3">
            <text:p>27148</text:p>
          </table:table-cell>
          <table:table-cell office:value-type="string" table:style-name="ce4">
            <text:p>DOMICIJAN, POTOVALNA IN TURISTIČNA AGENCIJA TER ZOBOZDRAVSTVO, D.O.O.</text:p>
          </table:table-cell>
          <table:table-cell office:value-type="string" table:style-name="ce4">
            <text:p>PANTE 11</text:p>
          </table:table-cell>
          <table:table-cell office:value-type="string" table:style-name="ce4">
            <text:p>4000 KRANJ</text:p>
          </table:table-cell>
          <table:table-cell office:value-type="float" office:value="7047" table:style-name="ce3">
            <text:p>7047</text:p>
          </table:table-cell>
          <table:table-cell office:value-type="string" table:style-name="ce4">
            <text:p>LAPUH <text:s/>MARTA</text:p>
          </table:table-cell>
          <table:table-cell office:value-type="float" office:value="404101" table:style-name="ce3">
            <text:p>404101</text:p>
          </table:table-cell>
          <table:table-cell office:value-type="float" office:value="100" table:style-name="ce2">
            <text:p>100,00</text:p>
          </table:table-cell>
          <table:table-cell table:number-columns-repeated="16373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215" table:style-name="ce3">
            <text:p>27215</text:p>
          </table:table-cell>
          <table:table-cell office:value-type="string" table:style-name="ce4">
            <text:p>MEL DENT ZASEBNE ZOBOZDRAVSTVENE IN DRUGE STORITVE D.O.O.</text:p>
          </table:table-cell>
          <table:table-cell office:value-type="string" table:style-name="ce4">
            <text:p>ULICA JULETA GABROVŠKA 19</text:p>
          </table:table-cell>
          <table:table-cell office:value-type="string" table:style-name="ce4">
            <text:p>4000 KRANJ</text:p>
          </table:table-cell>
          <table:table-cell office:value-type="float" office:value="8674" table:style-name="ce3">
            <text:p>8674</text:p>
          </table:table-cell>
          <table:table-cell office:value-type="string" table:style-name="ce4">
            <text:p>FRANKO <text:s/>MELITA</text:p>
          </table:table-cell>
          <table:table-cell office:value-type="float" office:value="404101" table:style-name="ce3">
            <text:p>404101</text:p>
          </table:table-cell>
          <table:table-cell office:value-type="float" office:value="112.97" table:style-name="ce2">
            <text:p>112,97</text:p>
          </table:table-cell>
          <table:table-cell table:number-columns-repeated="16373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216" table:style-name="ce3">
            <text:p>27216</text:p>
          </table:table-cell>
          <table:table-cell office:value-type="string" table:style-name="ce4">
            <text:p>ZASEBNA ZOBNA ORDINACIJA GREGOR MAVČIČ, DR. DENT. MED.</text:p>
          </table:table-cell>
          <table:table-cell office:value-type="string" table:style-name="ce4">
            <text:p>GOSPOSVETSKA ULICA 10 B</text:p>
          </table:table-cell>
          <table:table-cell office:value-type="string" table:style-name="ce4">
            <text:p>4000 KRANJ</text:p>
          </table:table-cell>
          <table:table-cell office:value-type="float" office:value="9543" table:style-name="ce3">
            <text:p>9543</text:p>
          </table:table-cell>
          <table:table-cell office:value-type="string" table:style-name="ce4">
            <text:p>MAVČIČ <text:s/>GREGOR</text:p>
          </table:table-cell>
          <table:table-cell office:value-type="float" office:value="404101" table:style-name="ce3">
            <text:p>404101</text:p>
          </table:table-cell>
          <table:table-cell office:value-type="float" office:value="113.63" table:style-name="ce2">
            <text:p>113,63</text:p>
          </table:table-cell>
          <table:table-cell table:number-columns-repeated="16373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231" table:style-name="ce3">
            <text:p>27231</text:p>
          </table:table-cell>
          <table:table-cell office:value-type="string" table:style-name="ce4">
            <text:p>2LEVA DENTALNA MEDICINA IN MEDIJI D.O.O.</text:p>
          </table:table-cell>
          <table:table-cell office:value-type="string" table:style-name="ce4">
            <text:p>VREČKOVA ULICA 3</text:p>
          </table:table-cell>
          <table:table-cell office:value-type="string" table:style-name="ce4">
            <text:p>4000 KRANJ</text:p>
          </table:table-cell>
          <table:table-cell office:value-type="float" office:value="8597" table:style-name="ce3">
            <text:p>8597</text:p>
          </table:table-cell>
          <table:table-cell office:value-type="string" table:style-name="ce4">
            <text:p>BELEHAR <text:s/>URBAN</text:p>
          </table:table-cell>
          <table:table-cell office:value-type="float" office:value="404101" table:style-name="ce3">
            <text:p>404101</text:p>
          </table:table-cell>
          <table:table-cell office:value-type="float" office:value="97.25" table:style-name="ce2">
            <text:p>97,25</text:p>
          </table:table-cell>
          <table:table-cell table:number-columns-repeated="16373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239" table:style-name="ce3">
            <text:p>27239</text:p>
          </table:table-cell>
          <table:table-cell office:value-type="string" table:style-name="ce4">
            <text:p>BLAŽ KALAN, DR. DENT. MED., ZASEBNA ZOBNA ORDINACIJA</text:p>
          </table:table-cell>
          <table:table-cell office:value-type="string" table:style-name="ce4">
            <text:p>GOSPOSVETSKA ULICA 10 A</text:p>
          </table:table-cell>
          <table:table-cell office:value-type="string" table:style-name="ce4">
            <text:p>4000 KRANJ</text:p>
          </table:table-cell>
          <table:table-cell office:value-type="float" office:value="10793" table:style-name="ce3">
            <text:p>10793</text:p>
          </table:table-cell>
          <table:table-cell office:value-type="string" table:style-name="ce4">
            <text:p>KALAN <text:s/>BLAŽ</text:p>
          </table:table-cell>
          <table:table-cell office:value-type="float" office:value="404101" table:style-name="ce3">
            <text:p>404101</text:p>
          </table:table-cell>
          <table:table-cell office:value-type="float" office:value="105.44" table:style-name="ce2">
            <text:p>105,44</text:p>
          </table:table-cell>
          <table:table-cell table:number-columns-repeated="16373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021" table:style-name="ce3">
            <text:p>27021</text:p>
          </table:table-cell>
          <table:table-cell office:value-type="string" table:style-name="ce4">
            <text:p>TERAN ERIKA - ZOBOZDRAVSTVO ODRASLIH</text:p>
          </table:table-cell>
          <table:table-cell office:value-type="string" table:style-name="ce4">
            <text:p>ZGORNJE DUPLJE 101 A</text:p>
          </table:table-cell>
          <table:table-cell office:value-type="string" table:style-name="ce4">
            <text:p>4203 DUPLJE</text:p>
          </table:table-cell>
          <table:table-cell office:value-type="float" office:value="5444" table:style-name="ce3">
            <text:p>5444</text:p>
          </table:table-cell>
          <table:table-cell office:value-type="string" table:style-name="ce4">
            <text:p>TERAN <text:s/>ERIKA</text:p>
          </table:table-cell>
          <table:table-cell office:value-type="float" office:value="404101" table:style-name="ce3">
            <text:p>404101</text:p>
          </table:table-cell>
          <table:table-cell office:value-type="float" office:value="185.13" table:style-name="ce2">
            <text:p>185,13</text:p>
          </table:table-cell>
          <table:table-cell table:number-columns-repeated="16373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233" table:style-name="ce3">
            <text:p>27233</text:p>
          </table:table-cell>
          <table:table-cell office:value-type="string" table:style-name="ce4">
            <text:p>ZOBOZDRAVSTVENA ORDINACIJA NIELS UDIR DR.DENT.MED.</text:p>
          </table:table-cell>
          <table:table-cell office:value-type="string" table:style-name="ce4">
            <text:p>BELSKA CESTA 42</text:p>
          </table:table-cell>
          <table:table-cell office:value-type="string" table:style-name="ce4">
            <text:p>4205 PREDDVOR</text:p>
          </table:table-cell>
          <table:table-cell office:value-type="float" office:value="9324" table:style-name="ce3">
            <text:p>9324</text:p>
          </table:table-cell>
          <table:table-cell office:value-type="string" table:style-name="ce4">
            <text:p>UDIR <text:s/>NIELS</text:p>
          </table:table-cell>
          <table:table-cell office:value-type="float" office:value="404101" table:style-name="ce3">
            <text:p>404101</text:p>
          </table:table-cell>
          <table:table-cell office:value-type="float" office:value="106.25" table:style-name="ce2">
            <text:p>106,25</text:p>
          </table:table-cell>
          <table:table-cell table:number-columns-repeated="16373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252" table:style-name="ce3">
            <text:p>27252</text:p>
          </table:table-cell>
          <table:table-cell office:value-type="string" table:style-name="ce4">
            <text:p>ZDRAVSTVENI ZAVOD DENTOR</text:p>
          </table:table-cell>
          <table:table-cell office:value-type="string" table:style-name="ce4">
            <text:p>BAŠELJ 26 B</text:p>
          </table:table-cell>
          <table:table-cell office:value-type="string" table:style-name="ce4">
            <text:p>4205 PREDDVOR</text:p>
          </table:table-cell>
          <table:table-cell office:value-type="float" office:value="9511" table:style-name="ce3">
            <text:p>9511</text:p>
          </table:table-cell>
          <table:table-cell office:value-type="string" table:style-name="ce4">
            <text:p>KAVČIČ <text:s/>IZTOK</text:p>
          </table:table-cell>
          <table:table-cell office:value-type="float" office:value="404101" table:style-name="ce3">
            <text:p>404101</text:p>
          </table:table-cell>
          <table:table-cell office:value-type="float" office:value="99.54" table:style-name="ce2">
            <text:p>99,54</text:p>
          </table:table-cell>
          <table:table-cell table:number-columns-repeated="16373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123" table:style-name="ce3">
            <text:p>27123</text:p>
          </table:table-cell>
          <table:table-cell office:value-type="string" table:style-name="ce4">
            <text:p>MARČUN MATEJA - ZASEBNA ZOBOZDRAVSTVENA ORDINACIJA</text:p>
          </table:table-cell>
          <table:table-cell office:value-type="string" table:style-name="ce4">
            <text:p>PIPANOVA CESTA 43</text:p>
          </table:table-cell>
          <table:table-cell office:value-type="string" table:style-name="ce4">
            <text:p>4208 ŠENČUR</text:p>
          </table:table-cell>
          <table:table-cell office:value-type="float" office:value="8147" table:style-name="ce3">
            <text:p>8147</text:p>
          </table:table-cell>
          <table:table-cell office:value-type="string" table:style-name="ce4">
            <text:p>MARČUN <text:s/>MATEJA</text:p>
          </table:table-cell>
          <table:table-cell office:value-type="float" office:value="404101" table:style-name="ce3">
            <text:p>404101</text:p>
          </table:table-cell>
          <table:table-cell office:value-type="float" office:value="92.77" table:style-name="ce2">
            <text:p>92,77</text:p>
          </table:table-cell>
          <table:table-cell table:number-columns-repeated="16373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4450" table:style-name="ce3">
            <text:p>4450</text:p>
          </table:table-cell>
          <table:table-cell office:value-type="string" table:style-name="ce4">
            <text:p>OSNOVNO ZDRAVSTVO GORENJSKE, OE ZDRAVSTVENI DOM KRANJ</text:p>
          </table:table-cell>
          <table:table-cell office:value-type="string" table:style-name="ce4">
            <text:p>GOSPOSVETSKA ULICA 10</text:p>
          </table:table-cell>
          <table:table-cell office:value-type="string" table:style-name="ce4">
            <text:p>4000 KRANJ</text:p>
          </table:table-cell>
          <table:table-cell office:value-type="float" office:value="9467" table:style-name="ce3">
            <text:p>9467</text:p>
          </table:table-cell>
          <table:table-cell office:value-type="string" table:style-name="ce4">
            <text:p>HAFNER <text:s/>URŠKA</text:p>
          </table:table-cell>
          <table:table-cell office:value-type="float" office:value="404103" table:style-name="ce3">
            <text:p>404103</text:p>
          </table:table-cell>
          <table:table-cell office:value-type="float" office:value="110.49" table:style-name="ce2">
            <text:p>110,49</text:p>
          </table:table-cell>
          <table:table-cell table:number-columns-repeated="16373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4450" table:style-name="ce3">
            <text:p>4450</text:p>
          </table:table-cell>
          <table:table-cell office:value-type="string" table:style-name="ce4">
            <text:p>OSNOVNO ZDRAVSTVO GORENJSKE, OE ZDRAVSTVENI DOM KRANJ</text:p>
          </table:table-cell>
          <table:table-cell office:value-type="string" table:style-name="ce4">
            <text:p>GOSPOSVETSKA ULICA 10</text:p>
          </table:table-cell>
          <table:table-cell office:value-type="string" table:style-name="ce4">
            <text:p>4000 KRANJ</text:p>
          </table:table-cell>
          <table:table-cell office:value-type="float" office:value="4789" table:style-name="ce3">
            <text:p>4789</text:p>
          </table:table-cell>
          <table:table-cell office:value-type="string" table:style-name="ce4">
            <text:p>ČOP <text:s/>GORDANA</text:p>
          </table:table-cell>
          <table:table-cell office:value-type="float" office:value="404103" table:style-name="ce3">
            <text:p>404103</text:p>
          </table:table-cell>
          <table:table-cell office:value-type="float" office:value="134.86000000000001" table:style-name="ce2">
            <text:p>134,86</text:p>
          </table:table-cell>
          <table:table-cell table:number-columns-repeated="16373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4450" table:style-name="ce3">
            <text:p>4450</text:p>
          </table:table-cell>
          <table:table-cell office:value-type="string" table:style-name="ce4">
            <text:p>OSNOVNO ZDRAVSTVO GORENJSKE, OE ZDRAVSTVENI DOM KRANJ</text:p>
          </table:table-cell>
          <table:table-cell office:value-type="string" table:style-name="ce4">
            <text:p>GOSPOSVETSKA ULICA 10</text:p>
          </table:table-cell>
          <table:table-cell office:value-type="string" table:style-name="ce4">
            <text:p>4000 KRANJ</text:p>
          </table:table-cell>
          <table:table-cell office:value-type="float" office:value="11104" table:style-name="ce3">
            <text:p>11104</text:p>
          </table:table-cell>
          <table:table-cell office:value-type="string" table:style-name="ce4">
            <text:p>PLUT <text:s/>KLEMEN</text:p>
          </table:table-cell>
          <table:table-cell office:value-type="float" office:value="404103" table:style-name="ce3">
            <text:p>404103</text:p>
          </table:table-cell>
          <table:table-cell office:value-type="float" office:value="85.65" table:style-name="ce2">
            <text:p>85,65</text:p>
          </table:table-cell>
          <table:table-cell table:number-columns-repeated="16373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4450" table:style-name="ce3">
            <text:p>4450</text:p>
          </table:table-cell>
          <table:table-cell office:value-type="string" table:style-name="ce4">
            <text:p>OSNOVNO ZDRAVSTVO GORENJSKE, OE ZDRAVSTVENI DOM KRANJ</text:p>
          </table:table-cell>
          <table:table-cell office:value-type="string" table:style-name="ce4">
            <text:p>GOSPOSVETSKA ULICA 10</text:p>
          </table:table-cell>
          <table:table-cell office:value-type="string" table:style-name="ce4">
            <text:p>4000 KRANJ</text:p>
          </table:table-cell>
          <table:table-cell office:value-type="float" office:value="11406" table:style-name="ce3">
            <text:p>11406</text:p>
          </table:table-cell>
          <table:table-cell office:value-type="string" table:style-name="ce4">
            <text:p>KEŠE <text:s/>NEŽA</text:p>
          </table:table-cell>
          <table:table-cell office:value-type="float" office:value="404103" table:style-name="ce3">
            <text:p>404103</text:p>
          </table:table-cell>
          <table:table-cell office:value-type="float" office:value="88.51" table:style-name="ce2">
            <text:p>88,51</text:p>
          </table:table-cell>
          <table:table-cell table:number-columns-repeated="16373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4450" table:style-name="ce3">
            <text:p>4450</text:p>
          </table:table-cell>
          <table:table-cell office:value-type="string" table:style-name="ce4">
            <text:p>OSNOVNO ZDRAVSTVO GORENJSKE, OE ZDRAVSTVENI DOM KRANJ</text:p>
          </table:table-cell>
          <table:table-cell office:value-type="string" table:style-name="ce4">
            <text:p>GOSPOSVETSKA ULICA 10</text:p>
          </table:table-cell>
          <table:table-cell office:value-type="string" table:style-name="ce4">
            <text:p>4000 KRANJ</text:p>
          </table:table-cell>
          <table:table-cell office:value-type="float" office:value="11236" table:style-name="ce3">
            <text:p>11236</text:p>
          </table:table-cell>
          <table:table-cell office:value-type="string" table:style-name="ce4">
            <text:p>RUTAR <text:s/>ANDREJA</text:p>
          </table:table-cell>
          <table:table-cell office:value-type="float" office:value="404103" table:style-name="ce3">
            <text:p>404103</text:p>
          </table:table-cell>
          <table:table-cell office:value-type="float" office:value="75.36" table:style-name="ce2">
            <text:p>75,36</text:p>
          </table:table-cell>
          <table:table-cell table:number-columns-repeated="16373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4450" table:style-name="ce3">
            <text:p>4450</text:p>
          </table:table-cell>
          <table:table-cell office:value-type="string" table:style-name="ce4">
            <text:p>OSNOVNO ZDRAVSTVO GORENJSKE, OE ZDRAVSTVENI DOM KRANJ</text:p>
          </table:table-cell>
          <table:table-cell office:value-type="string" table:style-name="ce4">
            <text:p>GOSPOSVETSKA ULICA 10</text:p>
          </table:table-cell>
          <table:table-cell office:value-type="string" table:style-name="ce4">
            <text:p>4000 KRANJ</text:p>
          </table:table-cell>
          <table:table-cell office:value-type="float" office:value="9060" table:style-name="ce3">
            <text:p>9060</text:p>
          </table:table-cell>
          <table:table-cell office:value-type="string" table:style-name="ce4">
            <text:p>ROZMAN <text:s/>NATAŠA</text:p>
          </table:table-cell>
          <table:table-cell office:value-type="float" office:value="404103" table:style-name="ce3">
            <text:p>404103</text:p>
          </table:table-cell>
          <table:table-cell office:value-type="float" office:value="99.13" table:style-name="ce2">
            <text:p>99,13</text:p>
          </table:table-cell>
          <table:table-cell table:number-columns-repeated="16373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4450" table:style-name="ce3">
            <text:p>4450</text:p>
          </table:table-cell>
          <table:table-cell office:value-type="string" table:style-name="ce4">
            <text:p>OSNOVNO ZDRAVSTVO GORENJSKE, OE ZDRAVSTVENI DOM KRANJ</text:p>
          </table:table-cell>
          <table:table-cell office:value-type="string" table:style-name="ce4">
            <text:p>GOSPOSVETSKA ULICA 10</text:p>
          </table:table-cell>
          <table:table-cell office:value-type="string" table:style-name="ce4">
            <text:p>4000 KRANJ</text:p>
          </table:table-cell>
          <table:table-cell office:value-type="float" office:value="7019" table:style-name="ce3">
            <text:p>7019</text:p>
          </table:table-cell>
          <table:table-cell office:value-type="string" table:style-name="ce4">
            <text:p>SPRANGER VAUPOTIČ NINA</text:p>
          </table:table-cell>
          <table:table-cell office:value-type="float" office:value="404103" table:style-name="ce3">
            <text:p>404103</text:p>
          </table:table-cell>
          <table:table-cell office:value-type="float" office:value="93.16" table:style-name="ce2">
            <text:p>93,16</text:p>
          </table:table-cell>
          <table:table-cell table:number-columns-repeated="16373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234" table:style-name="ce3">
            <text:p>27234</text:p>
          </table:table-cell>
          <table:table-cell office:value-type="string" table:style-name="ce4">
            <text:p>ZOBNA AMBULANTA FURLAN FAJFAR MOJCA DR. DENT. MED.</text:p>
          </table:table-cell>
          <table:table-cell office:value-type="string" table:style-name="ce4">
            <text:p>GOSPOSVETSKA ULICA 8</text:p>
          </table:table-cell>
          <table:table-cell office:value-type="string" table:style-name="ce4">
            <text:p>4000 KRANJ</text:p>
          </table:table-cell>
          <table:table-cell office:value-type="float" office:value="7012" table:style-name="ce3">
            <text:p>7012</text:p>
          </table:table-cell>
          <table:table-cell office:value-type="string" table:style-name="ce4">
            <text:p>FAJFAR FURLAN MOJCA</text:p>
          </table:table-cell>
          <table:table-cell office:value-type="float" office:value="404103" table:style-name="ce3">
            <text:p>404103</text:p>
          </table:table-cell>
          <table:table-cell office:value-type="float" office:value="103.18" table:style-name="ce2">
            <text:p>103,18</text:p>
          </table:table-cell>
          <table:table-cell table:number-columns-repeated="16373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271" table:style-name="ce3">
            <text:p>27271</text:p>
          </table:table-cell>
          <table:table-cell office:value-type="string" table:style-name="ce4">
            <text:p>ZDRAVSTVENI ZAVOD I DENT KRANJ</text:p>
          </table:table-cell>
          <table:table-cell office:value-type="string" table:style-name="ce4">
            <text:p>VREČKOVA ULICA 3</text:p>
          </table:table-cell>
          <table:table-cell office:value-type="string" table:style-name="ce4">
            <text:p>4000 KRANJ</text:p>
          </table:table-cell>
          <table:table-cell office:value-type="float" office:value="9487" table:style-name="ce3">
            <text:p>9487</text:p>
          </table:table-cell>
          <table:table-cell office:value-type="string" table:style-name="ce4">
            <text:p>VUJOVIĆ <text:s/>VLADIMIR</text:p>
          </table:table-cell>
          <table:table-cell office:value-type="float" office:value="404103" table:style-name="ce3">
            <text:p>404103</text:p>
          </table:table-cell>
          <table:table-cell office:value-type="float" office:value="102.45" table:style-name="ce2">
            <text:p>102,45</text:p>
          </table:table-cell>
          <table:table-cell table:number-columns-repeated="16373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098" table:style-name="ce3">
            <text:p>27098</text:p>
          </table:table-cell>
          <table:table-cell office:value-type="string" table:style-name="ce4">
            <text:p>ZOBOZDRAVSTVENA ORDINACIJA BARBARA LOMBAR DR.DENT.MED.</text:p>
          </table:table-cell>
          <table:table-cell office:value-type="string" table:style-name="ce4">
            <text:p>ŠOLSKA ULICA 9</text:p>
          </table:table-cell>
          <table:table-cell office:value-type="string" table:style-name="ce4">
            <text:p>4205 PREDDVOR</text:p>
          </table:table-cell>
          <table:table-cell office:value-type="float" office:value="6653" table:style-name="ce3">
            <text:p>6653</text:p>
          </table:table-cell>
          <table:table-cell office:value-type="string" table:style-name="ce4">
            <text:p>LOMBAR <text:s/>BARBARA</text:p>
          </table:table-cell>
          <table:table-cell office:value-type="float" office:value="404103" table:style-name="ce3">
            <text:p>404103</text:p>
          </table:table-cell>
          <table:table-cell office:value-type="float" office:value="95.68" table:style-name="ce2">
            <text:p>95,68</text:p>
          </table:table-cell>
          <table:table-cell table:number-columns-repeated="16373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191" table:style-name="ce3">
            <text:p>27191</text:p>
          </table:table-cell>
          <table:table-cell office:value-type="string" table:style-name="ce4">
            <text:p>ZOBNA AMBULANTA ADELA GAŠPERIČ DR.DENT.MED</text:p>
          </table:table-cell>
          <table:table-cell office:value-type="string" table:style-name="ce4">
            <text:p>KRVAVŠKA CESTA 4</text:p>
          </table:table-cell>
          <table:table-cell office:value-type="string" table:style-name="ce4">
            <text:p>4207 CERKLJE NA GORENJSKEM</text:p>
          </table:table-cell>
          <table:table-cell office:value-type="float" office:value="9259" table:style-name="ce3">
            <text:p>9259</text:p>
          </table:table-cell>
          <table:table-cell office:value-type="string" table:style-name="ce4">
            <text:p>GAŠPERIČ <text:s/>ADELA</text:p>
          </table:table-cell>
          <table:table-cell office:value-type="float" office:value="404103" table:style-name="ce3">
            <text:p>404103</text:p>
          </table:table-cell>
          <table:table-cell office:value-type="float" office:value="115.33" table:style-name="ce2">
            <text:p>115,33</text:p>
          </table:table-cell>
          <table:table-cell table:number-columns-repeated="16373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float" office:value="240000" table:style-name="ce3">
            <text:p>240000</text:p>
          </table:table-cell>
          <table:table-cell office:value-type="string" table:style-name="ce4">
            <text:p>OE KRANJ</text:p>
          </table:table-cell>
          <table:table-cell office:value-type="float" office:value="27219" table:style-name="ce3">
            <text:p>27219</text:p>
          </table:table-cell>
          <table:table-cell office:value-type="string" table:style-name="ce4">
            <text:p>TINA DENT ZOBOZDRAVSTVENE STORITVE ZA OTROKE IN MLADINO D.O.O.</text:p>
          </table:table-cell>
          <table:table-cell office:value-type="string" table:style-name="ce4">
            <text:p>PUŠTAL 108</text:p>
          </table:table-cell>
          <table:table-cell office:value-type="string" table:style-name="ce4">
            <text:p>4220 ŠKOFJA LOKA</text:p>
          </table:table-cell>
          <table:table-cell office:value-type="float" office:value="7793" table:style-name="ce3">
            <text:p>7793</text:p>
          </table:table-cell>
          <table:table-cell office:value-type="string" table:style-name="ce4">
            <text:p>HERLEC ŠTURM TINA</text:p>
          </table:table-cell>
          <table:table-cell office:value-type="float" office:value="404103" table:style-name="ce3">
            <text:p>404103</text:p>
          </table:table-cell>
          <table:table-cell office:value-type="float" office:value="114.6" table:style-name="ce2">
            <text:p>114,60</text:p>
          </table:table-cell>
          <table:table-cell table:number-columns-repeated="16373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float" office:value="240100" table:style-name="ce3">
            <text:p>240100</text:p>
          </table:table-cell>
          <table:table-cell office:value-type="string" table:style-name="ce4">
            <text:p>IZPOSTAVA JESENICE</text:p>
          </table:table-cell>
          <table:table-cell office:value-type="float" office:value="27258" table:style-name="ce3">
            <text:p>27258</text:p>
          </table:table-cell>
          <table:table-cell office:value-type="string" table:style-name="ce4">
            <text:p>ZDRAVSTVENI ZAVOD ARTDENT BLED</text:p>
          </table:table-cell>
          <table:table-cell office:value-type="string" table:style-name="ce4">
            <text:p>KOLODVORSKA CESTA 3 C</text:p>
          </table:table-cell>
          <table:table-cell office:value-type="string" table:style-name="ce4">
            <text:p>4260 BLED</text:p>
          </table:table-cell>
          <table:table-cell office:value-type="float" office:value="8029" table:style-name="ce3">
            <text:p>8029</text:p>
          </table:table-cell>
          <table:table-cell office:value-type="string" table:style-name="ce4">
            <text:p>JENSTERLE <text:s/>DOMEN</text:p>
          </table:table-cell>
          <table:table-cell office:value-type="float" office:value="404101" table:style-name="ce3">
            <text:p>404101</text:p>
          </table:table-cell>
          <table:table-cell office:value-type="float" office:value="127.93" table:style-name="ce2">
            <text:p>127,93</text:p>
          </table:table-cell>
          <table:table-cell table:number-columns-repeated="16373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float" office:value="240100" table:style-name="ce3">
            <text:p>240100</text:p>
          </table:table-cell>
          <table:table-cell office:value-type="string" table:style-name="ce4">
            <text:p>IZPOSTAVA JESENICE</text:p>
          </table:table-cell>
          <table:table-cell office:value-type="float" office:value="4201" table:style-name="ce3">
            <text:p>4201</text:p>
          </table:table-cell>
          <table:table-cell office:value-type="string" table:style-name="ce4">
            <text:p>OSNOVNO ZDRAVSTVO GORENJSKE, OE ZDRAVSTVENI DOM JESENICE</text:p>
          </table:table-cell>
          <table:table-cell office:value-type="string" table:style-name="ce4">
            <text:p>CESTA MARŠALA TITA 78</text:p>
          </table:table-cell>
          <table:table-cell office:value-type="string" table:style-name="ce4">
            <text:p>4270 JESENICE</text:p>
          </table:table-cell>
          <table:table-cell office:value-type="float" office:value="10341" table:style-name="ce3">
            <text:p>10341</text:p>
          </table:table-cell>
          <table:table-cell office:value-type="string" table:style-name="ce4">
            <text:p>ŠIMNIC <text:s/>JASMINKA</text:p>
          </table:table-cell>
          <table:table-cell office:value-type="float" office:value="404101" table:style-name="ce3">
            <text:p>404101</text:p>
          </table:table-cell>
          <table:table-cell office:value-type="float" office:value="137.6" table:style-name="ce2">
            <text:p>137,60</text:p>
          </table:table-cell>
          <table:table-cell table:number-columns-repeated="16373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float" office:value="240100" table:style-name="ce3">
            <text:p>240100</text:p>
          </table:table-cell>
          <table:table-cell office:value-type="string" table:style-name="ce4">
            <text:p>IZPOSTAVA JESENICE</text:p>
          </table:table-cell>
          <table:table-cell office:value-type="float" office:value="4201" table:style-name="ce3">
            <text:p>4201</text:p>
          </table:table-cell>
          <table:table-cell office:value-type="string" table:style-name="ce4">
            <text:p>OSNOVNO ZDRAVSTVO GORENJSKE, OE ZDRAVSTVENI DOM JESENICE</text:p>
          </table:table-cell>
          <table:table-cell office:value-type="string" table:style-name="ce4">
            <text:p>CESTA MARŠALA TITA 78</text:p>
          </table:table-cell>
          <table:table-cell office:value-type="string" table:style-name="ce4">
            <text:p>4270 JESENICE</text:p>
          </table:table-cell>
          <table:table-cell office:value-type="float" office:value="11536" table:style-name="ce3">
            <text:p>11536</text:p>
          </table:table-cell>
          <table:table-cell office:value-type="string" table:style-name="ce4">
            <text:p>ANĐELKOVIĆ-ŽMUC ANA</text:p>
          </table:table-cell>
          <table:table-cell office:value-type="float" office:value="404101" table:style-name="ce3">
            <text:p>404101</text:p>
          </table:table-cell>
          <table:table-cell office:value-type="float" office:value="84.17" table:style-name="ce2">
            <text:p>84,17</text:p>
          </table:table-cell>
          <table:table-cell table:number-columns-repeated="16373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float" office:value="240100" table:style-name="ce3">
            <text:p>240100</text:p>
          </table:table-cell>
          <table:table-cell office:value-type="string" table:style-name="ce4">
            <text:p>IZPOSTAVA JESENICE</text:p>
          </table:table-cell>
          <table:table-cell office:value-type="float" office:value="27013" table:style-name="ce3">
            <text:p>27013</text:p>
          </table:table-cell>
          <table:table-cell office:value-type="string" table:style-name="ce4">
            <text:p>PAVLOVIĆ RADE - DOKTOR STOMATOLOGIJE</text:p>
          </table:table-cell>
          <table:table-cell office:value-type="string" table:style-name="ce4">
            <text:p>CESTA MARŠALA TITA 78</text:p>
          </table:table-cell>
          <table:table-cell office:value-type="string" table:style-name="ce4">
            <text:p>4270 JESENICE</text:p>
          </table:table-cell>
          <table:table-cell office:value-type="float" office:value="6913" table:style-name="ce3">
            <text:p>6913</text:p>
          </table:table-cell>
          <table:table-cell office:value-type="string" table:style-name="ce4">
            <text:p>PAVLOVIĆ <text:s/>RADE</text:p>
          </table:table-cell>
          <table:table-cell office:value-type="float" office:value="404101" table:style-name="ce3">
            <text:p>404101</text:p>
          </table:table-cell>
          <table:table-cell office:value-type="float" office:value="89.16" table:style-name="ce2">
            <text:p>89,16</text:p>
          </table:table-cell>
          <table:table-cell table:number-columns-repeated="16373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float" office:value="240100" table:style-name="ce3">
            <text:p>240100</text:p>
          </table:table-cell>
          <table:table-cell office:value-type="string" table:style-name="ce4">
            <text:p>IZPOSTAVA JESENICE</text:p>
          </table:table-cell>
          <table:table-cell office:value-type="float" office:value="27014" table:style-name="ce3">
            <text:p>27014</text:p>
          </table:table-cell>
          <table:table-cell office:value-type="string" table:style-name="ce4">
            <text:p>JAKELIČ ŽELJKO - DOKTOR STOMATOLOGIJE</text:p>
          </table:table-cell>
          <table:table-cell office:value-type="string" table:style-name="ce4">
            <text:p>CESTA MARŠALA TITA 78</text:p>
          </table:table-cell>
          <table:table-cell office:value-type="string" table:style-name="ce4">
            <text:p>4270 JESENICE</text:p>
          </table:table-cell>
          <table:table-cell office:value-type="float" office:value="5072" table:style-name="ce3">
            <text:p>5072</text:p>
          </table:table-cell>
          <table:table-cell office:value-type="string" table:style-name="ce4">
            <text:p>JAKELIĆ <text:s/>ŽELJKO</text:p>
          </table:table-cell>
          <table:table-cell office:value-type="float" office:value="404101" table:style-name="ce3">
            <text:p>404101</text:p>
          </table:table-cell>
          <table:table-cell office:value-type="float" office:value="66.150000000000006" table:style-name="ce2">
            <text:p>66,15</text:p>
          </table:table-cell>
          <table:table-cell table:number-columns-repeated="16373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float" office:value="240100" table:style-name="ce3">
            <text:p>240100</text:p>
          </table:table-cell>
          <table:table-cell office:value-type="string" table:style-name="ce4">
            <text:p>IZPOSTAVA JESENICE</text:p>
          </table:table-cell>
          <table:table-cell office:value-type="float" office:value="27103" table:style-name="ce3">
            <text:p>27103</text:p>
          </table:table-cell>
          <table:table-cell office:value-type="string" table:style-name="ce4">
            <text:p>STRAŽIŠAR RADIĆ TANJA - PRIVATNA ZOBNA ORDINACIJA, ZOBOZDRAVSTVO ZA ODRASLE</text:p>
          </table:table-cell>
          <table:table-cell office:value-type="string" table:style-name="ce4">
            <text:p>CESTA MARŠALA TITA 78</text:p>
          </table:table-cell>
          <table:table-cell office:value-type="string" table:style-name="ce4">
            <text:p>4270 JESENICE</text:p>
          </table:table-cell>
          <table:table-cell office:value-type="float" office:value="7661" table:style-name="ce3">
            <text:p>7661</text:p>
          </table:table-cell>
          <table:table-cell office:value-type="string" table:style-name="ce4">
            <text:p>STRAŽIŠAR RADIĆ TANJA</text:p>
          </table:table-cell>
          <table:table-cell office:value-type="float" office:value="404101" table:style-name="ce3">
            <text:p>404101</text:p>
          </table:table-cell>
          <table:table-cell office:value-type="float" office:value="79.64" table:style-name="ce2">
            <text:p>79,64</text:p>
          </table:table-cell>
          <table:table-cell table:number-columns-repeated="16373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float" office:value="240100" table:style-name="ce3">
            <text:p>240100</text:p>
          </table:table-cell>
          <table:table-cell office:value-type="string" table:style-name="ce4">
            <text:p>IZPOSTAVA JESENICE</text:p>
          </table:table-cell>
          <table:table-cell office:value-type="float" office:value="27209" table:style-name="ce3">
            <text:p>27209</text:p>
          </table:table-cell>
          <table:table-cell office:value-type="string" table:style-name="ce4">
            <text:p>ZASEBNI ZOBOZDRAVSTVENI ZAVOD, LAPČEVIČ VLADO, DR.DENT.MED.</text:p>
          </table:table-cell>
          <table:table-cell office:value-type="string" table:style-name="ce4">
            <text:p>CESTA MARŠALA TITA 78</text:p>
          </table:table-cell>
          <table:table-cell office:value-type="string" table:style-name="ce4">
            <text:p>4270 JESENICE</text:p>
          </table:table-cell>
          <table:table-cell office:value-type="float" office:value="5452" table:style-name="ce3">
            <text:p>5452</text:p>
          </table:table-cell>
          <table:table-cell office:value-type="string" table:style-name="ce4">
            <text:p>LAPČEVIČ <text:s/>VLADO</text:p>
          </table:table-cell>
          <table:table-cell office:value-type="float" office:value="404101" table:style-name="ce3">
            <text:p>404101</text:p>
          </table:table-cell>
          <table:table-cell office:value-type="float" office:value="76.08" table:style-name="ce2">
            <text:p>76,08</text:p>
          </table:table-cell>
          <table:table-cell table:number-columns-repeated="16373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float" office:value="240100" table:style-name="ce3">
            <text:p>240100</text:p>
          </table:table-cell>
          <table:table-cell office:value-type="string" table:style-name="ce4">
            <text:p>IZPOSTAVA JESENICE</text:p>
          </table:table-cell>
          <table:table-cell office:value-type="float" office:value="27225" table:style-name="ce3">
            <text:p>27225</text:p>
          </table:table-cell>
          <table:table-cell office:value-type="string" table:style-name="ce4">
            <text:p>ZASEBNA ZOBNA ORDINACIJA HELENA KONOBELJ, DR. DENT. MED.</text:p>
          </table:table-cell>
          <table:table-cell office:value-type="string" table:style-name="ce4">
            <text:p>CESTA MARŠALA TITA 78</text:p>
          </table:table-cell>
          <table:table-cell office:value-type="string" table:style-name="ce4">
            <text:p>4270 JESENICE</text:p>
          </table:table-cell>
          <table:table-cell office:value-type="float" office:value="9323" table:style-name="ce3">
            <text:p>9323</text:p>
          </table:table-cell>
          <table:table-cell office:value-type="string" table:style-name="ce4">
            <text:p>KONOBELJ <text:s/>HELENA</text:p>
          </table:table-cell>
          <table:table-cell office:value-type="float" office:value="404101" table:style-name="ce3">
            <text:p>404101</text:p>
          </table:table-cell>
          <table:table-cell office:value-type="float" office:value="89.92" table:style-name="ce2">
            <text:p>89,92</text:p>
          </table:table-cell>
          <table:table-cell table:number-columns-repeated="16373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float" office:value="240100" table:style-name="ce3">
            <text:p>240100</text:p>
          </table:table-cell>
          <table:table-cell office:value-type="string" table:style-name="ce4">
            <text:p>IZPOSTAVA JESENICE</text:p>
          </table:table-cell>
          <table:table-cell office:value-type="float" office:value="27208" table:style-name="ce3">
            <text:p>27208</text:p>
          </table:table-cell>
          <table:table-cell office:value-type="string" table:style-name="ce4">
            <text:p>MARGITA ZUPANC PORENTA, DR. DENT. MED. ZASEBNA ZOBNA ORDINACIJA</text:p>
          </table:table-cell>
          <table:table-cell office:value-type="string" table:style-name="ce4">
            <text:p>SELO PRI ŽIROVNICI 8 A</text:p>
          </table:table-cell>
          <table:table-cell office:value-type="string" table:style-name="ce4">
            <text:p>4274 ŽIROVNICA</text:p>
          </table:table-cell>
          <table:table-cell office:value-type="float" office:value="9028" table:style-name="ce3">
            <text:p>9028</text:p>
          </table:table-cell>
          <table:table-cell office:value-type="string" table:style-name="ce4">
            <text:p>ZUPANC PORENTA MARGITA</text:p>
          </table:table-cell>
          <table:table-cell office:value-type="float" office:value="404101" table:style-name="ce3">
            <text:p>404101</text:p>
          </table:table-cell>
          <table:table-cell office:value-type="float" office:value="105.85" table:style-name="ce2">
            <text:p>105,85</text:p>
          </table:table-cell>
          <table:table-cell table:number-columns-repeated="16373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float" office:value="240100" table:style-name="ce3">
            <text:p>240100</text:p>
          </table:table-cell>
          <table:table-cell office:value-type="string" table:style-name="ce4">
            <text:p>IZPOSTAVA JESENICE</text:p>
          </table:table-cell>
          <table:table-cell office:value-type="float" office:value="27241" table:style-name="ce3">
            <text:p>27241</text:p>
          </table:table-cell>
          <table:table-cell office:value-type="string" table:style-name="ce4">
            <text:p>ZOBNA AMBULANTA KREUTZ D.O.O.</text:p>
          </table:table-cell>
          <table:table-cell office:value-type="string" table:style-name="ce4">
            <text:p>KOROŠKA ULICA 2</text:p>
          </table:table-cell>
          <table:table-cell office:value-type="string" table:style-name="ce4">
            <text:p>4280 KRANJSKA GORA</text:p>
          </table:table-cell>
          <table:table-cell office:value-type="float" office:value="8785" table:style-name="ce3">
            <text:p>8785</text:p>
          </table:table-cell>
          <table:table-cell office:value-type="string" table:style-name="ce4">
            <text:p>KREUTZ <text:s/>DAMIJAN</text:p>
          </table:table-cell>
          <table:table-cell office:value-type="float" office:value="404101" table:style-name="ce3">
            <text:p>404101</text:p>
          </table:table-cell>
          <table:table-cell office:value-type="float" office:value="92.51" table:style-name="ce2">
            <text:p>92,51</text:p>
          </table:table-cell>
          <table:table-cell table:number-columns-repeated="16373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float" office:value="240100" table:style-name="ce3">
            <text:p>240100</text:p>
          </table:table-cell>
          <table:table-cell office:value-type="string" table:style-name="ce4">
            <text:p>IZPOSTAVA JESENICE</text:p>
          </table:table-cell>
          <table:table-cell office:value-type="float" office:value="27258" table:style-name="ce3">
            <text:p>27258</text:p>
          </table:table-cell>
          <table:table-cell office:value-type="string" table:style-name="ce4">
            <text:p>ZDRAVSTVENI ZAVOD ARTDENT BLED</text:p>
          </table:table-cell>
          <table:table-cell office:value-type="string" table:style-name="ce4">
            <text:p>KOLODVORSKA CESTA 3 C</text:p>
          </table:table-cell>
          <table:table-cell office:value-type="string" table:style-name="ce4">
            <text:p>4260 BLED</text:p>
          </table:table-cell>
          <table:table-cell office:value-type="float" office:value="8029" table:style-name="ce3">
            <text:p>8029</text:p>
          </table:table-cell>
          <table:table-cell office:value-type="string" table:style-name="ce4">
            <text:p>JENSTERLE <text:s/>DOMEN</text:p>
          </table:table-cell>
          <table:table-cell office:value-type="float" office:value="404103" table:style-name="ce3">
            <text:p>404103</text:p>
          </table:table-cell>
          <table:table-cell office:value-type="float" office:value="94.95" table:style-name="ce2">
            <text:p>94,95</text:p>
          </table:table-cell>
          <table:table-cell table:number-columns-repeated="16373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float" office:value="240100" table:style-name="ce3">
            <text:p>240100</text:p>
          </table:table-cell>
          <table:table-cell office:value-type="string" table:style-name="ce4">
            <text:p>IZPOSTAVA JESENICE</text:p>
          </table:table-cell>
          <table:table-cell office:value-type="float" office:value="4201" table:style-name="ce3">
            <text:p>4201</text:p>
          </table:table-cell>
          <table:table-cell office:value-type="string" table:style-name="ce4">
            <text:p>OSNOVNO ZDRAVSTVO GORENJSKE, OE ZDRAVSTVENI DOM JESENICE</text:p>
          </table:table-cell>
          <table:table-cell office:value-type="string" table:style-name="ce4">
            <text:p>CESTA MARŠALA TITA 78</text:p>
          </table:table-cell>
          <table:table-cell office:value-type="string" table:style-name="ce4">
            <text:p>4270 JESENICE</text:p>
          </table:table-cell>
          <table:table-cell office:value-type="float" office:value="9740" table:style-name="ce3">
            <text:p>9740</text:p>
          </table:table-cell>
          <table:table-cell office:value-type="string" table:style-name="ce4">
            <text:p>SLIVNIK VOH KATJA</text:p>
          </table:table-cell>
          <table:table-cell office:value-type="float" office:value="404103" table:style-name="ce3">
            <text:p>404103</text:p>
          </table:table-cell>
          <table:table-cell office:value-type="float" office:value="102.92" table:style-name="ce2">
            <text:p>102,92</text:p>
          </table:table-cell>
          <table:table-cell table:number-columns-repeated="16373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float" office:value="240100" table:style-name="ce3">
            <text:p>240100</text:p>
          </table:table-cell>
          <table:table-cell office:value-type="string" table:style-name="ce4">
            <text:p>IZPOSTAVA JESENICE</text:p>
          </table:table-cell>
          <table:table-cell office:value-type="float" office:value="4201" table:style-name="ce3">
            <text:p>4201</text:p>
          </table:table-cell>
          <table:table-cell office:value-type="string" table:style-name="ce4">
            <text:p>OSNOVNO ZDRAVSTVO GORENJSKE, OE ZDRAVSTVENI DOM JESENICE</text:p>
          </table:table-cell>
          <table:table-cell office:value-type="string" table:style-name="ce4">
            <text:p>CESTA MARŠALA TITA 78</text:p>
          </table:table-cell>
          <table:table-cell office:value-type="string" table:style-name="ce4">
            <text:p>4270 JESENICE</text:p>
          </table:table-cell>
          <table:table-cell office:value-type="float" office:value="10717" table:style-name="ce3">
            <text:p>10717</text:p>
          </table:table-cell>
          <table:table-cell office:value-type="string" table:style-name="ce4">
            <text:p>KOŽELJ TURKUŠIĆ HANKIJA</text:p>
          </table:table-cell>
          <table:table-cell office:value-type="float" office:value="404103" table:style-name="ce3">
            <text:p>404103</text:p>
          </table:table-cell>
          <table:table-cell office:value-type="float" office:value="83.73" table:style-name="ce2">
            <text:p>83,73</text:p>
          </table:table-cell>
          <table:table-cell table:number-columns-repeated="16373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float" office:value="240100" table:style-name="ce3">
            <text:p>240100</text:p>
          </table:table-cell>
          <table:table-cell office:value-type="string" table:style-name="ce4">
            <text:p>IZPOSTAVA JESENICE</text:p>
          </table:table-cell>
          <table:table-cell office:value-type="float" office:value="4201" table:style-name="ce3">
            <text:p>4201</text:p>
          </table:table-cell>
          <table:table-cell office:value-type="string" table:style-name="ce4">
            <text:p>OSNOVNO ZDRAVSTVO GORENJSKE, OE ZDRAVSTVENI DOM JESENICE</text:p>
          </table:table-cell>
          <table:table-cell office:value-type="string" table:style-name="ce4">
            <text:p>CESTA MARŠALA TITA 78</text:p>
          </table:table-cell>
          <table:table-cell office:value-type="string" table:style-name="ce4">
            <text:p>4270 JESENICE</text:p>
          </table:table-cell>
          <table:table-cell office:value-type="float" office:value="13040" table:style-name="ce3">
            <text:p>13040</text:p>
          </table:table-cell>
          <table:table-cell office:value-type="string" table:style-name="ce4">
            <text:p>PODREKAR <text:s/>ŠPELA</text:p>
          </table:table-cell>
          <table:table-cell office:value-type="float" office:value="404103" table:style-name="ce3">
            <text:p>404103</text:p>
          </table:table-cell>
          <table:table-cell office:value-type="float" office:value="56.9" table:style-name="ce2">
            <text:p>56,90</text:p>
          </table:table-cell>
          <table:table-cell table:number-columns-repeated="16373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float" office:value="240100" table:style-name="ce3">
            <text:p>240100</text:p>
          </table:table-cell>
          <table:table-cell office:value-type="string" table:style-name="ce4">
            <text:p>IZPOSTAVA JESENICE</text:p>
          </table:table-cell>
          <table:table-cell office:value-type="float" office:value="4201" table:style-name="ce3">
            <text:p>4201</text:p>
          </table:table-cell>
          <table:table-cell office:value-type="string" table:style-name="ce4">
            <text:p>OSNOVNO ZDRAVSTVO GORENJSKE, OE ZDRAVSTVENI DOM JESENICE</text:p>
          </table:table-cell>
          <table:table-cell office:value-type="string" table:style-name="ce4">
            <text:p>CESTA MARŠALA TITA 78</text:p>
          </table:table-cell>
          <table:table-cell office:value-type="string" table:style-name="ce4">
            <text:p>4270 JESENICE</text:p>
          </table:table-cell>
          <table:table-cell office:value-type="float" office:value="10341" table:style-name="ce3">
            <text:p>10341</text:p>
          </table:table-cell>
          <table:table-cell office:value-type="string" table:style-name="ce4">
            <text:p>ŠIMNIC <text:s/>JASMINKA</text:p>
          </table:table-cell>
          <table:table-cell office:value-type="float" office:value="404103" table:style-name="ce3">
            <text:p>404103</text:p>
          </table:table-cell>
          <table:table-cell office:value-type="float" office:value="65.599999999999994" table:style-name="ce2">
            <text:p>65,60</text:p>
          </table:table-cell>
          <table:table-cell table:number-columns-repeated="16373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float" office:value="240100" table:style-name="ce3">
            <text:p>240100</text:p>
          </table:table-cell>
          <table:table-cell office:value-type="string" table:style-name="ce4">
            <text:p>IZPOSTAVA JESENICE</text:p>
          </table:table-cell>
          <table:table-cell office:value-type="float" office:value="27241" table:style-name="ce3">
            <text:p>27241</text:p>
          </table:table-cell>
          <table:table-cell office:value-type="string" table:style-name="ce4">
            <text:p>ZOBNA AMBULANTA KREUTZ D.O.O.</text:p>
          </table:table-cell>
          <table:table-cell office:value-type="string" table:style-name="ce4">
            <text:p>KOROŠKA ULICA 2</text:p>
          </table:table-cell>
          <table:table-cell office:value-type="string" table:style-name="ce4">
            <text:p>4280 KRANJSKA GORA</text:p>
          </table:table-cell>
          <table:table-cell office:value-type="float" office:value="8785" table:style-name="ce3">
            <text:p>8785</text:p>
          </table:table-cell>
          <table:table-cell office:value-type="string" table:style-name="ce4">
            <text:p>KREUTZ <text:s/>DAMIJAN</text:p>
          </table:table-cell>
          <table:table-cell office:value-type="float" office:value="404103" table:style-name="ce3">
            <text:p>404103</text:p>
          </table:table-cell>
          <table:table-cell office:value-type="float" office:value="44.15" table:style-name="ce2">
            <text:p>44,15</text:p>
          </table:table-cell>
          <table:table-cell table:number-columns-repeated="16373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4385" table:style-name="ce3">
            <text:p>4385</text:p>
          </table:table-cell>
          <table:table-cell office:value-type="string" table:style-name="ce4">
            <text:p>OSNOVNO ZDRAVSTVO GORENJSKE, OE ZDRAVSTVENI DOM RADOVLJICA</text:p>
          </table:table-cell>
          <table:table-cell office:value-type="string" table:style-name="ce4">
            <text:p>KOPALIŠKA CESTA 7</text:p>
          </table:table-cell>
          <table:table-cell office:value-type="string" table:style-name="ce4">
            <text:p>4240 RADOVLJICA</text:p>
          </table:table-cell>
          <table:table-cell office:value-type="float" office:value="11706" table:style-name="ce3">
            <text:p>11706</text:p>
          </table:table-cell>
          <table:table-cell office:value-type="string" table:style-name="ce4">
            <text:p>MOŽINA <text:s/>ANDREJA</text:p>
          </table:table-cell>
          <table:table-cell office:value-type="float" office:value="404101" table:style-name="ce3">
            <text:p>404101</text:p>
          </table:table-cell>
          <table:table-cell office:value-type="float" office:value="83.35" table:style-name="ce2">
            <text:p>83,35</text:p>
          </table:table-cell>
          <table:table-cell table:number-columns-repeated="16373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27060" table:style-name="ce3">
            <text:p>27060</text:p>
          </table:table-cell>
          <table:table-cell office:value-type="string" table:style-name="ce4">
            <text:p>GRČAR MATEJA - ZOBOZDRAVSTVO</text:p>
          </table:table-cell>
          <table:table-cell office:value-type="string" table:style-name="ce4">
            <text:p>KOPALIŠKA CESTA 7</text:p>
          </table:table-cell>
          <table:table-cell office:value-type="string" table:style-name="ce4">
            <text:p>4240 RADOVLJICA</text:p>
          </table:table-cell>
          <table:table-cell office:value-type="float" office:value="6808" table:style-name="ce3">
            <text:p>6808</text:p>
          </table:table-cell>
          <table:table-cell office:value-type="string" table:style-name="ce4">
            <text:p>GRČAR <text:s/>MATEJA</text:p>
          </table:table-cell>
          <table:table-cell office:value-type="float" office:value="404101" table:style-name="ce3">
            <text:p>404101</text:p>
          </table:table-cell>
          <table:table-cell office:value-type="float" office:value="129.77000000000001" table:style-name="ce2">
            <text:p>129,77</text:p>
          </table:table-cell>
          <table:table-cell table:number-columns-repeated="16373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27141" table:style-name="ce3">
            <text:p>27141</text:p>
          </table:table-cell>
          <table:table-cell office:value-type="string" table:style-name="ce4">
            <text:p>ROTAR TOMAŽ - ZOBOZDRAVSTVENA ORDINACIJA</text:p>
          </table:table-cell>
          <table:table-cell office:value-type="string" table:style-name="ce4">
            <text:p>KOPALIŠKA CESTA 7</text:p>
          </table:table-cell>
          <table:table-cell office:value-type="string" table:style-name="ce4">
            <text:p>4240 RADOVLJICA</text:p>
          </table:table-cell>
          <table:table-cell office:value-type="float" office:value="8903" table:style-name="ce3">
            <text:p>8903</text:p>
          </table:table-cell>
          <table:table-cell office:value-type="string" table:style-name="ce4">
            <text:p>ROTAR <text:s/>TOMAŽ</text:p>
          </table:table-cell>
          <table:table-cell office:value-type="float" office:value="404101" table:style-name="ce3">
            <text:p>404101</text:p>
          </table:table-cell>
          <table:table-cell office:value-type="float" office:value="196.13" table:style-name="ce2">
            <text:p>196,13</text:p>
          </table:table-cell>
          <table:table-cell table:number-columns-repeated="16373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27224" table:style-name="ce3">
            <text:p>27224</text:p>
          </table:table-cell>
          <table:table-cell office:value-type="string" table:style-name="ce4">
            <text:p>ZASEBNI ZDRAVSTVENI ZAVOD BRUNO VOJNOVIĆ, DR.DENT.MED., ZOBOZDRAVSTVENA DEJAVNOST</text:p>
          </table:table-cell>
          <table:table-cell office:value-type="string" table:style-name="ce4">
            <text:p>KOPALIŠKA CESTA 7</text:p>
          </table:table-cell>
          <table:table-cell office:value-type="string" table:style-name="ce4">
            <text:p>4240 RADOVLJICA</text:p>
          </table:table-cell>
          <table:table-cell office:value-type="float" office:value="6043" table:style-name="ce3">
            <text:p>6043</text:p>
          </table:table-cell>
          <table:table-cell office:value-type="string" table:style-name="ce4">
            <text:p>VOJNOVIĆ <text:s/>BRUNO</text:p>
          </table:table-cell>
          <table:table-cell office:value-type="float" office:value="404101" table:style-name="ce3">
            <text:p>404101</text:p>
          </table:table-cell>
          <table:table-cell office:value-type="float" office:value="136.79" table:style-name="ce2">
            <text:p>136,79</text:p>
          </table:table-cell>
          <table:table-cell table:number-columns-repeated="16373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27281" table:style-name="ce3">
            <text:p>27281</text:p>
          </table:table-cell>
          <table:table-cell office:value-type="string" table:style-name="ce4">
            <text:p>BIOZOBOZDRAVSTVO, ZOBOZDRAVSTVENE STORITVE D.O.O.</text:p>
          </table:table-cell>
          <table:table-cell office:value-type="string" table:style-name="ce4">
            <text:p>PREŠERNOVA ULICA 8</text:p>
          </table:table-cell>
          <table:table-cell office:value-type="string" table:style-name="ce4">
            <text:p>4240 RADOVLJICA</text:p>
          </table:table-cell>
          <table:table-cell office:value-type="float" office:value="9233" table:style-name="ce3">
            <text:p>9233</text:p>
          </table:table-cell>
          <table:table-cell office:value-type="string" table:style-name="ce4">
            <text:p>ŠUKLJE <text:s/>ALENKA</text:p>
          </table:table-cell>
          <table:table-cell office:value-type="float" office:value="404101" table:style-name="ce3">
            <text:p>404101</text:p>
          </table:table-cell>
          <table:table-cell office:value-type="float" office:value="119.28" table:style-name="ce2">
            <text:p>119,28</text:p>
          </table:table-cell>
          <table:table-cell table:number-columns-repeated="16373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27009" table:style-name="ce3">
            <text:p>27009</text:p>
          </table:table-cell>
          <table:table-cell office:value-type="string" table:style-name="ce4">
            <text:p>ZALETEL MARJANA - ZOBOZDRAVSTVENO VARSTVO</text:p>
          </table:table-cell>
          <table:table-cell office:value-type="string" table:style-name="ce4">
            <text:p>ŽELEZNIŠKA ULICA 10</text:p>
          </table:table-cell>
          <table:table-cell office:value-type="string" table:style-name="ce4">
            <text:p>4248 LESCE</text:p>
          </table:table-cell>
          <table:table-cell office:value-type="float" office:value="10771" table:style-name="ce3">
            <text:p>10771</text:p>
          </table:table-cell>
          <table:table-cell office:value-type="string" table:style-name="ce4">
            <text:p>POLIČAR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94.35" table:style-name="ce2">
            <text:p>94,35</text:p>
          </table:table-cell>
          <table:table-cell table:number-columns-repeated="16373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27009" table:style-name="ce3">
            <text:p>27009</text:p>
          </table:table-cell>
          <table:table-cell office:value-type="string" table:style-name="ce4">
            <text:p>ZALETEL MARJANA - ZOBOZDRAVSTVENO VARSTVO</text:p>
          </table:table-cell>
          <table:table-cell office:value-type="string" table:style-name="ce4">
            <text:p>ŽELEZNIŠKA ULICA 10</text:p>
          </table:table-cell>
          <table:table-cell office:value-type="string" table:style-name="ce4">
            <text:p>4248 LESCE</text:p>
          </table:table-cell>
          <table:table-cell office:value-type="float" office:value="6353" table:style-name="ce3">
            <text:p>6353</text:p>
          </table:table-cell>
          <table:table-cell office:value-type="string" table:style-name="ce4">
            <text:p>ZALETEL <text:s/>MARJANCA</text:p>
          </table:table-cell>
          <table:table-cell office:value-type="float" office:value="404101" table:style-name="ce3">
            <text:p>404101</text:p>
          </table:table-cell>
          <table:table-cell office:value-type="float" office:value="145.44" table:style-name="ce2">
            <text:p>145,44</text:p>
          </table:table-cell>
          <table:table-cell table:number-columns-repeated="16373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4820" table:style-name="ce3">
            <text:p>4820</text:p>
          </table:table-cell>
          <table:table-cell office:value-type="string" table:style-name="ce4">
            <text:p>OSNOVNO ZDRAVSTVO GORENJSKE, OE ZDRAVSTVENI DOM BLED, ZDRAVSTVENI DOM BOHINJ</text:p>
          </table:table-cell>
          <table:table-cell office:value-type="string" table:style-name="ce4">
            <text:p>MLADINSKA CESTA 1</text:p>
          </table:table-cell>
          <table:table-cell office:value-type="string" table:style-name="ce4">
            <text:p>4260 BLED</text:p>
          </table:table-cell>
          <table:table-cell office:value-type="float" office:value="10110" table:style-name="ce3">
            <text:p>10110</text:p>
          </table:table-cell>
          <table:table-cell office:value-type="string" table:style-name="ce4">
            <text:p>DOLŽAN <text:s/>MIRKO</text:p>
          </table:table-cell>
          <table:table-cell office:value-type="float" office:value="404101" table:style-name="ce3">
            <text:p>404101</text:p>
          </table:table-cell>
          <table:table-cell office:value-type="float" office:value="98.32" table:style-name="ce2">
            <text:p>98,32</text:p>
          </table:table-cell>
          <table:table-cell table:number-columns-repeated="16373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4820" table:style-name="ce3">
            <text:p>4820</text:p>
          </table:table-cell>
          <table:table-cell office:value-type="string" table:style-name="ce4">
            <text:p>OSNOVNO ZDRAVSTVO GORENJSKE, OE ZDRAVSTVENI DOM BLED, ZDRAVSTVENI DOM BOHINJ</text:p>
          </table:table-cell>
          <table:table-cell office:value-type="string" table:style-name="ce4">
            <text:p>MLADINSKA CESTA 1</text:p>
          </table:table-cell>
          <table:table-cell office:value-type="string" table:style-name="ce4">
            <text:p>4260 BLED</text:p>
          </table:table-cell>
          <table:table-cell office:value-type="float" office:value="10870" table:style-name="ce3">
            <text:p>10870</text:p>
          </table:table-cell>
          <table:table-cell office:value-type="string" table:style-name="ce4">
            <text:p>MIKLAVC <text:s/>URŠKA</text:p>
          </table:table-cell>
          <table:table-cell office:value-type="float" office:value="404101" table:style-name="ce3">
            <text:p>404101</text:p>
          </table:table-cell>
          <table:table-cell office:value-type="float" office:value="144.78" table:style-name="ce2">
            <text:p>144,78</text:p>
          </table:table-cell>
          <table:table-cell table:number-columns-repeated="16373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27005" table:style-name="ce3">
            <text:p>27005</text:p>
          </table:table-cell>
          <table:table-cell office:value-type="string" table:style-name="ce4">
            <text:p>GROŠELJ IVANKA - ZOBOZDRAVSTVO</text:p>
          </table:table-cell>
          <table:table-cell office:value-type="string" table:style-name="ce4">
            <text:p>MLADINSKA CESTA 1</text:p>
          </table:table-cell>
          <table:table-cell office:value-type="string" table:style-name="ce4">
            <text:p>4260 BLED</text:p>
          </table:table-cell>
          <table:table-cell office:value-type="float" office:value="2435" table:style-name="ce3">
            <text:p>2435</text:p>
          </table:table-cell>
          <table:table-cell office:value-type="string" table:style-name="ce4">
            <text:p>GROŠELJ <text:s/>IVANKA</text:p>
          </table:table-cell>
          <table:table-cell office:value-type="float" office:value="404101" table:style-name="ce3">
            <text:p>404101</text:p>
          </table:table-cell>
          <table:table-cell office:value-type="float" office:value="90.12" table:style-name="ce2">
            <text:p>90,12</text:p>
          </table:table-cell>
          <table:table-cell table:number-columns-repeated="16373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27035" table:style-name="ce3">
            <text:p>27035</text:p>
          </table:table-cell>
          <table:table-cell office:value-type="string" table:style-name="ce4">
            <text:p>ZAJŠEK PETER - ZOBOZDRAVSTVO</text:p>
          </table:table-cell>
          <table:table-cell office:value-type="string" table:style-name="ce4">
            <text:p>MLADINSKA CESTA 1</text:p>
          </table:table-cell>
          <table:table-cell office:value-type="string" table:style-name="ce4">
            <text:p>4260 BLED</text:p>
          </table:table-cell>
          <table:table-cell office:value-type="float" office:value="5903" table:style-name="ce3">
            <text:p>5903</text:p>
          </table:table-cell>
          <table:table-cell office:value-type="string" table:style-name="ce4">
            <text:p>ZAJŠEK <text:s/>PETER</text:p>
          </table:table-cell>
          <table:table-cell office:value-type="float" office:value="404101" table:style-name="ce3">
            <text:p>404101</text:p>
          </table:table-cell>
          <table:table-cell office:value-type="float" office:value="121.42" table:style-name="ce2">
            <text:p>121,42</text:p>
          </table:table-cell>
          <table:table-cell table:number-columns-repeated="16373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27062" table:style-name="ce3">
            <text:p>27062</text:p>
          </table:table-cell>
          <table:table-cell office:value-type="string" table:style-name="ce4">
            <text:p>PRIVATNA ZOBNA ORDINACIJA RENATA AMBROŽIČ ČOP, DR. DENT. MED.</text:p>
          </table:table-cell>
          <table:table-cell office:value-type="string" table:style-name="ce4">
            <text:p>PREŠERNOVA CESTA 52</text:p>
          </table:table-cell>
          <table:table-cell office:value-type="string" table:style-name="ce4">
            <text:p>4260 BLED</text:p>
          </table:table-cell>
          <table:table-cell office:value-type="float" office:value="7306" table:style-name="ce3">
            <text:p>7306</text:p>
          </table:table-cell>
          <table:table-cell office:value-type="string" table:style-name="ce4">
            <text:p>AMBROŽIČ ČOP RENATA</text:p>
          </table:table-cell>
          <table:table-cell office:value-type="float" office:value="404101" table:style-name="ce3">
            <text:p>404101</text:p>
          </table:table-cell>
          <table:table-cell office:value-type="float" office:value="62.13" table:style-name="ce2">
            <text:p>62,13</text:p>
          </table:table-cell>
          <table:table-cell table:number-columns-repeated="16373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27142" table:style-name="ce3">
            <text:p>27142</text:p>
          </table:table-cell>
          <table:table-cell office:value-type="string" table:style-name="ce4">
            <text:p>A.S. LINEA, TRGOVINA, STORITVE, D.O.O.</text:p>
          </table:table-cell>
          <table:table-cell office:value-type="string" table:style-name="ce4">
            <text:p>POT NA LISICE 4</text:p>
          </table:table-cell>
          <table:table-cell office:value-type="string" table:style-name="ce4">
            <text:p>4260 BLED</text:p>
          </table:table-cell>
          <table:table-cell office:value-type="float" office:value="4255" table:style-name="ce3">
            <text:p>4255</text:p>
          </table:table-cell>
          <table:table-cell office:value-type="string" table:style-name="ce4">
            <text:p>LEGAT <text:s/>JOŽICA MARIJA</text:p>
          </table:table-cell>
          <table:table-cell office:value-type="float" office:value="404101" table:style-name="ce3">
            <text:p>404101</text:p>
          </table:table-cell>
          <table:table-cell office:value-type="float" office:value="72.62" table:style-name="ce2">
            <text:p>72,62</text:p>
          </table:table-cell>
          <table:table-cell table:number-columns-repeated="16373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27071" table:style-name="ce3">
            <text:p>27071</text:p>
          </table:table-cell>
          <table:table-cell office:value-type="string" table:style-name="ce4">
            <text:p>ZASEBNA ZOBNA ORDINACIJA LUCIJA CVETEK DR. DENT. MED.</text:p>
          </table:table-cell>
          <table:table-cell office:value-type="string" table:style-name="ce4">
            <text:p>TRIGLAVSKA CESTA 15</text:p>
          </table:table-cell>
          <table:table-cell office:value-type="string" table:style-name="ce4">
            <text:p>4264 BOHINJSKA BISTRICA</text:p>
          </table:table-cell>
          <table:table-cell office:value-type="float" office:value="7641" table:style-name="ce3">
            <text:p>7641</text:p>
          </table:table-cell>
          <table:table-cell office:value-type="string" table:style-name="ce4">
            <text:p>CVETEK <text:s/>LUCIJA</text:p>
          </table:table-cell>
          <table:table-cell office:value-type="float" office:value="404101" table:style-name="ce3">
            <text:p>404101</text:p>
          </table:table-cell>
          <table:table-cell office:value-type="float" office:value="98.98" table:style-name="ce2">
            <text:p>98,98</text:p>
          </table:table-cell>
          <table:table-cell table:number-columns-repeated="16373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4385" table:style-name="ce3">
            <text:p>4385</text:p>
          </table:table-cell>
          <table:table-cell office:value-type="string" table:style-name="ce4">
            <text:p>OSNOVNO ZDRAVSTVO GORENJSKE, OE ZDRAVSTVENI DOM RADOVLJICA</text:p>
          </table:table-cell>
          <table:table-cell office:value-type="string" table:style-name="ce4">
            <text:p>KOPALIŠKA CESTA 7</text:p>
          </table:table-cell>
          <table:table-cell office:value-type="string" table:style-name="ce4">
            <text:p>4240 RADOVLJICA</text:p>
          </table:table-cell>
          <table:table-cell office:value-type="float" office:value="11706" table:style-name="ce3">
            <text:p>11706</text:p>
          </table:table-cell>
          <table:table-cell office:value-type="string" table:style-name="ce4">
            <text:p>MOŽINA <text:s/>ANDREJA</text:p>
          </table:table-cell>
          <table:table-cell office:value-type="float" office:value="404103" table:style-name="ce3">
            <text:p>404103</text:p>
          </table:table-cell>
          <table:table-cell office:value-type="float" office:value="56.44" table:style-name="ce2">
            <text:p>56,44</text:p>
          </table:table-cell>
          <table:table-cell table:number-columns-repeated="16373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27283" table:style-name="ce3">
            <text:p>27283</text:p>
          </table:table-cell>
          <table:table-cell office:value-type="string" table:style-name="ce4">
            <text:p>DOBRAVEC D.O.O., STORITVE ZA ZDRAVJE, NARAVO IN KULTURO</text:p>
          </table:table-cell>
          <table:table-cell office:value-type="string" table:style-name="ce4">
            <text:p>KRANJSKA CESTA 27</text:p>
          </table:table-cell>
          <table:table-cell office:value-type="string" table:style-name="ce4">
            <text:p>4240 RADOVLJICA</text:p>
          </table:table-cell>
          <table:table-cell office:value-type="float" office:value="8370" table:style-name="ce3">
            <text:p>8370</text:p>
          </table:table-cell>
          <table:table-cell office:value-type="string" table:style-name="ce4">
            <text:p>DOBRAVEC <text:s/>MAJDA</text:p>
          </table:table-cell>
          <table:table-cell office:value-type="float" office:value="404103" table:style-name="ce3">
            <text:p>404103</text:p>
          </table:table-cell>
          <table:table-cell office:value-type="float" office:value="124.7" table:style-name="ce2">
            <text:p>124,70</text:p>
          </table:table-cell>
          <table:table-cell table:number-columns-repeated="16373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27102" table:style-name="ce3">
            <text:p>27102</text:p>
          </table:table-cell>
          <table:table-cell office:value-type="string" table:style-name="ce4">
            <text:p>JEŠE MATEJA - ZOBOZDRAVSTVO</text:p>
          </table:table-cell>
          <table:table-cell office:value-type="string" table:style-name="ce4">
            <text:p>BEGUNJSKA CESTA 7</text:p>
          </table:table-cell>
          <table:table-cell office:value-type="string" table:style-name="ce4">
            <text:p>4248 LESCE</text:p>
          </table:table-cell>
          <table:table-cell office:value-type="float" office:value="7617" table:style-name="ce3">
            <text:p>7617</text:p>
          </table:table-cell>
          <table:table-cell office:value-type="string" table:style-name="ce4">
            <text:p>JEŠE OGNJENOVIĆ MATEJA</text:p>
          </table:table-cell>
          <table:table-cell office:value-type="float" office:value="404103" table:style-name="ce3">
            <text:p>404103</text:p>
          </table:table-cell>
          <table:table-cell office:value-type="float" office:value="110.35" table:style-name="ce2">
            <text:p>110,35</text:p>
          </table:table-cell>
          <table:table-cell table:number-columns-repeated="16373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4820" table:style-name="ce3">
            <text:p>4820</text:p>
          </table:table-cell>
          <table:table-cell office:value-type="string" table:style-name="ce4">
            <text:p>OSNOVNO ZDRAVSTVO GORENJSKE, OE ZDRAVSTVENI DOM BLED, ZDRAVSTVENI DOM BOHINJ</text:p>
          </table:table-cell>
          <table:table-cell office:value-type="string" table:style-name="ce4">
            <text:p>MLADINSKA CESTA 1</text:p>
          </table:table-cell>
          <table:table-cell office:value-type="string" table:style-name="ce4">
            <text:p>4260 BLED</text:p>
          </table:table-cell>
          <table:table-cell office:value-type="float" office:value="10870" table:style-name="ce3">
            <text:p>10870</text:p>
          </table:table-cell>
          <table:table-cell office:value-type="string" table:style-name="ce4">
            <text:p>MIKLAVC <text:s/>URŠKA</text:p>
          </table:table-cell>
          <table:table-cell office:value-type="float" office:value="404103" table:style-name="ce3">
            <text:p>404103</text:p>
          </table:table-cell>
          <table:table-cell office:value-type="float" office:value="81.34" table:style-name="ce2">
            <text:p>81,34</text:p>
          </table:table-cell>
          <table:table-cell table:number-columns-repeated="16373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float" office:value="240200" table:style-name="ce3">
            <text:p>240200</text:p>
          </table:table-cell>
          <table:table-cell office:value-type="string" table:style-name="ce4">
            <text:p>IZPOSTAVA RADOVLJICA</text:p>
          </table:table-cell>
          <table:table-cell office:value-type="float" office:value="27272" table:style-name="ce3">
            <text:p>27272</text:p>
          </table:table-cell>
          <table:table-cell office:value-type="string" table:style-name="ce4">
            <text:p>IDENS, ZOBOZDRAVSTVENE STORITVE D.O.O.</text:p>
          </table:table-cell>
          <table:table-cell office:value-type="string" table:style-name="ce4">
            <text:p>SELIŠKA CESTA 3</text:p>
          </table:table-cell>
          <table:table-cell office:value-type="string" table:style-name="ce4">
            <text:p>4260 BLED</text:p>
          </table:table-cell>
          <table:table-cell office:value-type="float" office:value="9879" table:style-name="ce3">
            <text:p>9879</text:p>
          </table:table-cell>
          <table:table-cell office:value-type="string" table:style-name="ce4">
            <text:p>ŠKORO <text:s/>IRMA</text:p>
          </table:table-cell>
          <table:table-cell office:value-type="float" office:value="404103" table:style-name="ce3">
            <text:p>404103</text:p>
          </table:table-cell>
          <table:table-cell office:value-type="float" office:value="131.19999999999999" table:style-name="ce2">
            <text:p>131,20</text:p>
          </table:table-cell>
          <table:table-cell table:number-columns-repeated="16373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24417" table:style-name="ce3">
            <text:p>24417</text:p>
          </table:table-cell>
          <table:table-cell office:value-type="string" table:style-name="ce4">
            <text:p>NAL, ZOBOZDRAVSTVENA DEJAVNOST, D.O.O.</text:p>
          </table:table-cell>
          <table:table-cell office:value-type="string" table:style-name="ce4">
            <text:p>PODGORNIKOVA ULICA 1</text:p>
          </table:table-cell>
          <table:table-cell office:value-type="string" table:style-name="ce4">
            <text:p>1000 LJUBLJANA</text:p>
          </table:table-cell>
          <table:table-cell office:value-type="float" office:value="8396" table:style-name="ce3">
            <text:p>8396</text:p>
          </table:table-cell>
          <table:table-cell office:value-type="string" table:style-name="ce4">
            <text:p>GRAČNER <text:s/>BARBARA</text:p>
          </table:table-cell>
          <table:table-cell office:value-type="float" office:value="404101" table:style-name="ce3">
            <text:p>404101</text:p>
          </table:table-cell>
          <table:table-cell office:value-type="float" office:value="99.28" table:style-name="ce2">
            <text:p>99,28</text:p>
          </table:table-cell>
          <table:table-cell table:number-columns-repeated="16373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27179" table:style-name="ce3">
            <text:p>27179</text:p>
          </table:table-cell>
          <table:table-cell office:value-type="string" table:style-name="ce4">
            <text:p>SANOS, D.O.O.,PODJETJE ZA PROIZVODNJO,TRGOVINO,GOSTINSTVO TURIZEM, INŽENIRING, STORITVE IN ZUNANJO TRGOVINO KRANJ</text:p>
          </table:table-cell>
          <table:table-cell office:value-type="string" table:style-name="ce4">
            <text:p>GREGORČIČEVA ULICA 10</text:p>
          </table:table-cell>
          <table:table-cell office:value-type="string" table:style-name="ce4">
            <text:p>4000 KRANJ</text:p>
          </table:table-cell>
          <table:table-cell office:value-type="float" office:value="8863" table:style-name="ce3">
            <text:p>8863</text:p>
          </table:table-cell>
          <table:table-cell office:value-type="string" table:style-name="ce4">
            <text:p>KRAJNIK <text:s/>SANJA</text:p>
          </table:table-cell>
          <table:table-cell office:value-type="float" office:value="404101" table:style-name="ce3">
            <text:p>404101</text:p>
          </table:table-cell>
          <table:table-cell office:value-type="float" office:value="114.19" table:style-name="ce2">
            <text:p>114,19</text:p>
          </table:table-cell>
          <table:table-cell table:number-columns-repeated="16373"/>
        </table:table-row>
        <table:table-row table:style-name="ro2">
          <table:table-cell office:value-type="float" office:value="302" table:style-name="ce1">
            <text:p>302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27112" table:style-name="ce3">
            <text:p>27112</text:p>
          </table:table-cell>
          <table:table-cell office:value-type="string" table:style-name="ce4">
            <text:p>DŽUDOVIĆ NADA - DOKTOR STOMATOLOGIJE</text:p>
          </table:table-cell>
          <table:table-cell office:value-type="string" table:style-name="ce4">
            <text:p>STARA CESTA 10</text:p>
          </table:table-cell>
          <table:table-cell office:value-type="string" table:style-name="ce4">
            <text:p>4220 ŠKOFJA LOKA</text:p>
          </table:table-cell>
          <table:table-cell office:value-type="float" office:value="7589" table:style-name="ce3">
            <text:p>7589</text:p>
          </table:table-cell>
          <table:table-cell office:value-type="string" table:style-name="ce4">
            <text:p>DŽUDOVIĆ <text:s/>NADA</text:p>
          </table:table-cell>
          <table:table-cell office:value-type="float" office:value="404101" table:style-name="ce3">
            <text:p>404101</text:p>
          </table:table-cell>
          <table:table-cell office:value-type="float" office:value="91.8" table:style-name="ce2">
            <text:p>91,80</text:p>
          </table:table-cell>
          <table:table-cell table:number-columns-repeated="16373"/>
        </table:table-row>
        <table:table-row table:style-name="ro2">
          <table:table-cell office:value-type="float" office:value="303" table:style-name="ce1">
            <text:p>303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27158" table:style-name="ce3">
            <text:p>27158</text:p>
          </table:table-cell>
          <table:table-cell office:value-type="string" table:style-name="ce4">
            <text:p>RAN ZOBOZDRAVSTVENA DEJAVNOST D.O.O.</text:p>
          </table:table-cell>
          <table:table-cell office:value-type="string" table:style-name="ce4">
            <text:p>RETEČE 205</text:p>
          </table:table-cell>
          <table:table-cell office:value-type="string" table:style-name="ce4">
            <text:p>4220 ŠKOFJA LOKA</text:p>
          </table:table-cell>
          <table:table-cell office:value-type="float" office:value="8222" table:style-name="ce3">
            <text:p>8222</text:p>
          </table:table-cell>
          <table:table-cell office:value-type="string" table:style-name="ce4">
            <text:p>HOČEVAR <text:s/>GREGOR</text:p>
          </table:table-cell>
          <table:table-cell office:value-type="float" office:value="404101" table:style-name="ce3">
            <text:p>404101</text:p>
          </table:table-cell>
          <table:table-cell office:value-type="float" office:value="97.86" table:style-name="ce2">
            <text:p>97,86</text:p>
          </table:table-cell>
          <table:table-cell table:number-columns-repeated="16373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27169" table:style-name="ce3">
            <text:p>27169</text:p>
          </table:table-cell>
          <table:table-cell office:value-type="string" table:style-name="ce4">
            <text:p>DENTA B, ZOBOZDRAVSTVENA DEJAVNOST IN OSTALE STORITVE, D.O.O.</text:p>
          </table:table-cell>
          <table:table-cell office:value-type="string" table:style-name="ce4">
            <text:p>PODLUBNIK 341</text:p>
          </table:table-cell>
          <table:table-cell office:value-type="string" table:style-name="ce4">
            <text:p>4220 ŠKOFJA LOKA</text:p>
          </table:table-cell>
          <table:table-cell office:value-type="float" office:value="7865" table:style-name="ce3">
            <text:p>7865</text:p>
          </table:table-cell>
          <table:table-cell office:value-type="string" table:style-name="ce4">
            <text:p>GERBEC <text:s/>BARBARA</text:p>
          </table:table-cell>
          <table:table-cell office:value-type="float" office:value="404101" table:style-name="ce3">
            <text:p>404101</text:p>
          </table:table-cell>
          <table:table-cell office:value-type="float" office:value="82.9" table:style-name="ce2">
            <text:p>82,90</text:p>
          </table:table-cell>
          <table:table-cell table:number-columns-repeated="16373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27249" table:style-name="ce3">
            <text:p>27249</text:p>
          </table:table-cell>
          <table:table-cell office:value-type="string" table:style-name="ce4">
            <text:p>V&amp;V DENT, ZOBOZDRAVSTVENE STORITVE, D.O.O.</text:p>
          </table:table-cell>
          <table:table-cell office:value-type="string" table:style-name="ce4">
            <text:p>STARA CESTA 10</text:p>
          </table:table-cell>
          <table:table-cell office:value-type="string" table:style-name="ce4">
            <text:p>4220 ŠKOFJA LOKA</text:p>
          </table:table-cell>
          <table:table-cell office:value-type="float" office:value="5486" table:style-name="ce3">
            <text:p>5486</text:p>
          </table:table-cell>
          <table:table-cell office:value-type="string" table:style-name="ce4">
            <text:p>ŠIFRAR ENIKO VILMA</text:p>
          </table:table-cell>
          <table:table-cell office:value-type="float" office:value="404101" table:style-name="ce3">
            <text:p>404101</text:p>
          </table:table-cell>
          <table:table-cell office:value-type="float" office:value="94.09" table:style-name="ce2">
            <text:p>94,09</text:p>
          </table:table-cell>
          <table:table-cell table:number-columns-repeated="16373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27250" table:style-name="ce3">
            <text:p>27250</text:p>
          </table:table-cell>
          <table:table-cell office:value-type="string" table:style-name="ce4">
            <text:p>ZOBOZDRAVSTVENI CENTER JAVH, D.O.O.</text:p>
          </table:table-cell>
          <table:table-cell office:value-type="string" table:style-name="ce4">
            <text:p>STARA CESTA 21</text:p>
          </table:table-cell>
          <table:table-cell office:value-type="string" table:style-name="ce4">
            <text:p>4220 ŠKOFJA LOKA</text:p>
          </table:table-cell>
          <table:table-cell office:value-type="float" office:value="10574" table:style-name="ce3">
            <text:p>10574</text:p>
          </table:table-cell>
          <table:table-cell office:value-type="string" table:style-name="ce4">
            <text:p>JAVH <text:s/>MATEJ</text:p>
          </table:table-cell>
          <table:table-cell office:value-type="float" office:value="404101" table:style-name="ce3">
            <text:p>404101</text:p>
          </table:table-cell>
          <table:table-cell office:value-type="float" office:value="95.77" table:style-name="ce2">
            <text:p>95,77</text:p>
          </table:table-cell>
          <table:table-cell table:number-columns-repeated="16373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27255" table:style-name="ce3">
            <text:p>27255</text:p>
          </table:table-cell>
          <table:table-cell office:value-type="string" table:style-name="ce4">
            <text:p>DIDENT, ZOBOZDRAVSTVENA DEJAVNOST D.O.O.</text:p>
          </table:table-cell>
          <table:table-cell office:value-type="string" table:style-name="ce4">
            <text:p>STARA CESTA 10</text:p>
          </table:table-cell>
          <table:table-cell office:value-type="string" table:style-name="ce4">
            <text:p>4220 ŠKOFJA LOKA</text:p>
          </table:table-cell>
          <table:table-cell office:value-type="float" office:value="6090" table:style-name="ce3">
            <text:p>6090</text:p>
          </table:table-cell>
          <table:table-cell office:value-type="string" table:style-name="ce4">
            <text:p>TERLEVIĆ DABIĆ DIANA</text:p>
          </table:table-cell>
          <table:table-cell office:value-type="float" office:value="404101" table:style-name="ce3">
            <text:p>404101</text:p>
          </table:table-cell>
          <table:table-cell office:value-type="float" office:value="103.2" table:style-name="ce2">
            <text:p>103,20</text:p>
          </table:table-cell>
          <table:table-cell table:number-columns-repeated="16373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27042" table:style-name="ce3">
            <text:p>27042</text:p>
          </table:table-cell>
          <table:table-cell office:value-type="string" table:style-name="ce4">
            <text:p>MIJATOVIĆ OLGICA - DOKTOR STOMATOLOGIJE</text:p>
          </table:table-cell>
          <table:table-cell office:value-type="string" table:style-name="ce4">
            <text:p>TRATA 7</text:p>
          </table:table-cell>
          <table:table-cell office:value-type="string" table:style-name="ce4">
            <text:p>4224 GORENJA VAS</text:p>
          </table:table-cell>
          <table:table-cell office:value-type="float" office:value="4752" table:style-name="ce3">
            <text:p>4752</text:p>
          </table:table-cell>
          <table:table-cell office:value-type="string" table:style-name="ce4">
            <text:p>MIJATOVIĆ DOLINAR OLGICA</text:p>
          </table:table-cell>
          <table:table-cell office:value-type="float" office:value="404101" table:style-name="ce3">
            <text:p>404101</text:p>
          </table:table-cell>
          <table:table-cell office:value-type="float" office:value="120.76" table:style-name="ce2">
            <text:p>120,76</text:p>
          </table:table-cell>
          <table:table-cell table:number-columns-repeated="16373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27164" table:style-name="ce3">
            <text:p>27164</text:p>
          </table:table-cell>
          <table:table-cell office:value-type="string" table:style-name="ce4">
            <text:p>ROK-LAB, ZOBOZDRAVSTVO, D.O.O.</text:p>
          </table:table-cell>
          <table:table-cell office:value-type="string" table:style-name="ce4">
            <text:p>TRATA 7 A</text:p>
          </table:table-cell>
          <table:table-cell office:value-type="string" table:style-name="ce4">
            <text:p>4224 GORENJA VAS</text:p>
          </table:table-cell>
          <table:table-cell office:value-type="float" office:value="12842" table:style-name="ce3">
            <text:p>12842</text:p>
          </table:table-cell>
          <table:table-cell office:value-type="string" table:style-name="ce4">
            <text:p>KAVČIČ <text:s/>ROK</text:p>
          </table:table-cell>
          <table:table-cell office:value-type="float" office:value="404101" table:style-name="ce3">
            <text:p>404101</text:p>
          </table:table-cell>
          <table:table-cell office:value-type="float" office:value="115.01" table:style-name="ce2">
            <text:p>115,01</text:p>
          </table:table-cell>
          <table:table-cell table:number-columns-repeated="16373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27140" table:style-name="ce3">
            <text:p>27140</text:p>
          </table:table-cell>
          <table:table-cell office:value-type="string" table:style-name="ce4">
            <text:p>STARDENT, ZOBOZDRAVSTVENE STORITVE, TRGOVINA IN POSREDNIŠTVO D.O.O.</text:p>
          </table:table-cell>
          <table:table-cell office:value-type="string" table:style-name="ce4">
            <text:p>TRG SVOBODE 9</text:p>
          </table:table-cell>
          <table:table-cell office:value-type="string" table:style-name="ce4">
            <text:p>4226 ŽIRI</text:p>
          </table:table-cell>
          <table:table-cell office:value-type="float" office:value="8532" table:style-name="ce3">
            <text:p>8532</text:p>
          </table:table-cell>
          <table:table-cell office:value-type="string" table:style-name="ce4">
            <text:p>STARMAN <text:s/>RAJKO</text:p>
          </table:table-cell>
          <table:table-cell office:value-type="float" office:value="404101" table:style-name="ce3">
            <text:p>404101</text:p>
          </table:table-cell>
          <table:table-cell office:value-type="float" office:value="112.56" table:style-name="ce2">
            <text:p>112,56</text:p>
          </table:table-cell>
          <table:table-cell table:number-columns-repeated="16373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27069" table:style-name="ce3">
            <text:p>27069</text:p>
          </table:table-cell>
          <table:table-cell office:value-type="string" table:style-name="ce4">
            <text:p>ŠALKOVIĆ VLADIMIR - ZASEBNA ZOBNA AMBULANTA</text:p>
          </table:table-cell>
          <table:table-cell office:value-type="string" table:style-name="ce4">
            <text:p>RACOVNIK 29</text:p>
          </table:table-cell>
          <table:table-cell office:value-type="string" table:style-name="ce4">
            <text:p>4228 ŽELEZNIKI</text:p>
          </table:table-cell>
          <table:table-cell office:value-type="float" office:value="5398" table:style-name="ce3">
            <text:p>5398</text:p>
          </table:table-cell>
          <table:table-cell office:value-type="string" table:style-name="ce4">
            <text:p>ŠALKOVIĆ <text:s/>VLADIMIR</text:p>
          </table:table-cell>
          <table:table-cell office:value-type="float" office:value="404101" table:style-name="ce3">
            <text:p>404101</text:p>
          </table:table-cell>
          <table:table-cell office:value-type="float" office:value="84.73" table:style-name="ce2">
            <text:p>84,73</text:p>
          </table:table-cell>
          <table:table-cell table:number-columns-repeated="16373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4660" table:style-name="ce3">
            <text:p>4660</text:p>
          </table:table-cell>
          <table:table-cell office:value-type="string" table:style-name="ce4">
            <text:p>OSNOVNO ZDRAVSTVO GORENJSKE, OE ZDRAVSTVENI DOM ŠKOFJA LOKA</text:p>
          </table:table-cell>
          <table:table-cell office:value-type="string" table:style-name="ce4">
            <text:p>STARA CESTA 10</text:p>
          </table:table-cell>
          <table:table-cell office:value-type="string" table:style-name="ce4">
            <text:p>4220 ŠKOFJA LOKA</text:p>
          </table:table-cell>
          <table:table-cell office:value-type="float" office:value="6483" table:style-name="ce3">
            <text:p>6483</text:p>
          </table:table-cell>
          <table:table-cell office:value-type="string" table:style-name="ce4">
            <text:p>RITONJA <text:s/>STANKA</text:p>
          </table:table-cell>
          <table:table-cell office:value-type="float" office:value="404103" table:style-name="ce3">
            <text:p>404103</text:p>
          </table:table-cell>
          <table:table-cell office:value-type="float" office:value="129.54" table:style-name="ce2">
            <text:p>129,54</text:p>
          </table:table-cell>
          <table:table-cell table:number-columns-repeated="16373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4660" table:style-name="ce3">
            <text:p>4660</text:p>
          </table:table-cell>
          <table:table-cell office:value-type="string" table:style-name="ce4">
            <text:p>OSNOVNO ZDRAVSTVO GORENJSKE, OE ZDRAVSTVENI DOM ŠKOFJA LOKA</text:p>
          </table:table-cell>
          <table:table-cell office:value-type="string" table:style-name="ce4">
            <text:p>STARA CESTA 10</text:p>
          </table:table-cell>
          <table:table-cell office:value-type="string" table:style-name="ce4">
            <text:p>4220 ŠKOFJA LOKA</text:p>
          </table:table-cell>
          <table:table-cell office:value-type="float" office:value="6945" table:style-name="ce3">
            <text:p>6945</text:p>
          </table:table-cell>
          <table:table-cell office:value-type="string" table:style-name="ce4">
            <text:p>HRIBAR VERBIČ KARLINA</text:p>
          </table:table-cell>
          <table:table-cell office:value-type="float" office:value="404103" table:style-name="ce3">
            <text:p>404103</text:p>
          </table:table-cell>
          <table:table-cell office:value-type="float" office:value="129.47999999999999" table:style-name="ce2">
            <text:p>129,48</text:p>
          </table:table-cell>
          <table:table-cell table:number-columns-repeated="16373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4660" table:style-name="ce3">
            <text:p>4660</text:p>
          </table:table-cell>
          <table:table-cell office:value-type="string" table:style-name="ce4">
            <text:p>OSNOVNO ZDRAVSTVO GORENJSKE, OE ZDRAVSTVENI DOM ŠKOFJA LOKA</text:p>
          </table:table-cell>
          <table:table-cell office:value-type="string" table:style-name="ce4">
            <text:p>STARA CESTA 10</text:p>
          </table:table-cell>
          <table:table-cell office:value-type="string" table:style-name="ce4">
            <text:p>4220 ŠKOFJA LOKA</text:p>
          </table:table-cell>
          <table:table-cell office:value-type="float" office:value="10395" table:style-name="ce3">
            <text:p>10395</text:p>
          </table:table-cell>
          <table:table-cell office:value-type="string" table:style-name="ce4">
            <text:p>MUC VIDIC MATEJA</text:p>
          </table:table-cell>
          <table:table-cell office:value-type="float" office:value="404103" table:style-name="ce3">
            <text:p>404103</text:p>
          </table:table-cell>
          <table:table-cell office:value-type="float" office:value="112.61" table:style-name="ce2">
            <text:p>112,61</text:p>
          </table:table-cell>
          <table:table-cell table:number-columns-repeated="16373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27260" table:style-name="ce3">
            <text:p>27260</text:p>
          </table:table-cell>
          <table:table-cell office:value-type="string" table:style-name="ce4">
            <text:p>BOBNAR MOJCA DR. DENT. MED., ZASEBNA ZOBOZDRAVSTVENA ORDINACIJA</text:p>
          </table:table-cell>
          <table:table-cell office:value-type="string" table:style-name="ce4">
            <text:p>FRANKOVO NASELJE 51</text:p>
          </table:table-cell>
          <table:table-cell office:value-type="string" table:style-name="ce4">
            <text:p>4220 ŠKOFJA LOKA</text:p>
          </table:table-cell>
          <table:table-cell office:value-type="float" office:value="9510" table:style-name="ce3">
            <text:p>9510</text:p>
          </table:table-cell>
          <table:table-cell office:value-type="string" table:style-name="ce4">
            <text:p>BOBNAR <text:s/>MOJCA</text:p>
          </table:table-cell>
          <table:table-cell office:value-type="float" office:value="404103" table:style-name="ce3">
            <text:p>404103</text:p>
          </table:table-cell>
          <table:table-cell office:value-type="float" office:value="124.76" table:style-name="ce2">
            <text:p>124,76</text:p>
          </table:table-cell>
          <table:table-cell table:number-columns-repeated="16373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27248" table:style-name="ce3">
            <text:p>27248</text:p>
          </table:table-cell>
          <table:table-cell office:value-type="string" table:style-name="ce4">
            <text:p>JUTA SIMONA PISK, DR. DENT. MED., ZASEBNA ŠOLSKA ZOBNA AMBULANTA</text:p>
          </table:table-cell>
          <table:table-cell office:value-type="string" table:style-name="ce4">
            <text:p>TRATA 7</text:p>
          </table:table-cell>
          <table:table-cell office:value-type="string" table:style-name="ce4">
            <text:p>4224 GORENJA VAS</text:p>
          </table:table-cell>
          <table:table-cell office:value-type="float" office:value="10911" table:style-name="ce3">
            <text:p>10911</text:p>
          </table:table-cell>
          <table:table-cell office:value-type="string" table:style-name="ce4">
            <text:p>PISK <text:s/>JUTA SIMONA</text:p>
          </table:table-cell>
          <table:table-cell office:value-type="float" office:value="404103" table:style-name="ce3">
            <text:p>404103</text:p>
          </table:table-cell>
          <table:table-cell office:value-type="float" office:value="113.28" table:style-name="ce2">
            <text:p>113,28</text:p>
          </table:table-cell>
          <table:table-cell table:number-columns-repeated="16373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27034" table:style-name="ce3">
            <text:p>27034</text:p>
          </table:table-cell>
          <table:table-cell office:value-type="string" table:style-name="ce4">
            <text:p>ZASEBNA ZOBNA ORDINACIJA ANĐELKA RADOŠEVIĆ, DR. DENT. MED.</text:p>
          </table:table-cell>
          <table:table-cell office:value-type="string" table:style-name="ce4">
            <text:p>JOBSTOVA CESTA 22</text:p>
          </table:table-cell>
          <table:table-cell office:value-type="string" table:style-name="ce4">
            <text:p>4226 ŽIRI</text:p>
          </table:table-cell>
          <table:table-cell office:value-type="float" office:value="4521" table:style-name="ce3">
            <text:p>4521</text:p>
          </table:table-cell>
          <table:table-cell office:value-type="string" table:style-name="ce4">
            <text:p>RADOŠEVIĆ <text:s/>ANĐELKA</text:p>
          </table:table-cell>
          <table:table-cell office:value-type="float" office:value="404103" table:style-name="ce3">
            <text:p>404103</text:p>
          </table:table-cell>
          <table:table-cell office:value-type="float" office:value="70.91" table:style-name="ce2">
            <text:p>70,91</text:p>
          </table:table-cell>
          <table:table-cell table:number-columns-repeated="16373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float" office:value="240300" table:style-name="ce3">
            <text:p>240300</text:p>
          </table:table-cell>
          <table:table-cell office:value-type="string" table:style-name="ce4">
            <text:p>IZPOSTAVA ŠKOFJA LOKA</text:p>
          </table:table-cell>
          <table:table-cell office:value-type="float" office:value="27124" table:style-name="ce3">
            <text:p>27124</text:p>
          </table:table-cell>
          <table:table-cell office:value-type="string" table:style-name="ce4">
            <text:p>ŠALKOVIČ VESNA - ZASEBNA ZOBNA AMBULANTA ZA OTROKE IN MLADINO</text:p>
          </table:table-cell>
          <table:table-cell office:value-type="string" table:style-name="ce4">
            <text:p>OTOKI 13</text:p>
          </table:table-cell>
          <table:table-cell office:value-type="string" table:style-name="ce4">
            <text:p>4228 ŽELEZNIKI</text:p>
          </table:table-cell>
          <table:table-cell office:value-type="float" office:value="5313" table:style-name="ce3">
            <text:p>5313</text:p>
          </table:table-cell>
          <table:table-cell office:value-type="string" table:style-name="ce4">
            <text:p>ŠALKOVIĆ <text:s/>VESNA</text:p>
          </table:table-cell>
          <table:table-cell office:value-type="float" office:value="404103" table:style-name="ce3">
            <text:p>404103</text:p>
          </table:table-cell>
          <table:table-cell office:value-type="float" office:value="78.81" table:style-name="ce2">
            <text:p>78,81</text:p>
          </table:table-cell>
          <table:table-cell table:number-columns-repeated="16373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float" office:value="240400" table:style-name="ce3">
            <text:p>240400</text:p>
          </table:table-cell>
          <table:table-cell office:value-type="string" table:style-name="ce4">
            <text:p>IZPOSTAVA TRŽIČ</text:p>
          </table:table-cell>
          <table:table-cell office:value-type="float" office:value="4330" table:style-name="ce3">
            <text:p>4330</text:p>
          </table:table-cell>
          <table:table-cell office:value-type="string" table:style-name="ce4">
            <text:p>OSNOVNO ZDRAVSTVO GORENJSKE, OE ZDRAVSTVENI DOM TRŽIČ</text:p>
          </table:table-cell>
          <table:table-cell office:value-type="string" table:style-name="ce4">
            <text:p>BLEJSKA CESTA 10</text:p>
          </table:table-cell>
          <table:table-cell office:value-type="string" table:style-name="ce4">
            <text:p>4290 TRŽIČ</text:p>
          </table:table-cell>
          <table:table-cell office:value-type="float" office:value="11407" table:style-name="ce3">
            <text:p>11407</text:p>
          </table:table-cell>
          <table:table-cell office:value-type="string" table:style-name="ce4">
            <text:p>BAVDEK <text:s/>DAŠA</text:p>
          </table:table-cell>
          <table:table-cell office:value-type="float" office:value="404101" table:style-name="ce3">
            <text:p>404101</text:p>
          </table:table-cell>
          <table:table-cell office:value-type="float" office:value="98.72" table:style-name="ce2">
            <text:p>98,72</text:p>
          </table:table-cell>
          <table:table-cell table:number-columns-repeated="16373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float" office:value="240400" table:style-name="ce3">
            <text:p>240400</text:p>
          </table:table-cell>
          <table:table-cell office:value-type="string" table:style-name="ce4">
            <text:p>IZPOSTAVA TRŽIČ</text:p>
          </table:table-cell>
          <table:table-cell office:value-type="float" office:value="27134" table:style-name="ce3">
            <text:p>27134</text:p>
          </table:table-cell>
          <table:table-cell office:value-type="string" table:style-name="ce4">
            <text:p>NAGLIDENT, DRUŽBA ZA ZOBOZDRAVSTVENE IN OSTALE STORITVE, D.O.O.</text:p>
          </table:table-cell>
          <table:table-cell office:value-type="string" table:style-name="ce4">
            <text:p>PREDILNIŠKA CESTA 6</text:p>
          </table:table-cell>
          <table:table-cell office:value-type="string" table:style-name="ce4">
            <text:p>4290 TRŽIČ</text:p>
          </table:table-cell>
          <table:table-cell office:value-type="float" office:value="8379" table:style-name="ce3">
            <text:p>8379</text:p>
          </table:table-cell>
          <table:table-cell office:value-type="string" table:style-name="ce4">
            <text:p>NAGLIČ <text:s/>STAŠ STANISLAV</text:p>
          </table:table-cell>
          <table:table-cell office:value-type="float" office:value="404101" table:style-name="ce3">
            <text:p>404101</text:p>
          </table:table-cell>
          <table:table-cell office:value-type="float" office:value="119.23" table:style-name="ce2">
            <text:p>119,23</text:p>
          </table:table-cell>
          <table:table-cell table:number-columns-repeated="16373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float" office:value="240400" table:style-name="ce3">
            <text:p>240400</text:p>
          </table:table-cell>
          <table:table-cell office:value-type="string" table:style-name="ce4">
            <text:p>IZPOSTAVA TRŽIČ</text:p>
          </table:table-cell>
          <table:table-cell office:value-type="float" office:value="27232" table:style-name="ce3">
            <text:p>27232</text:p>
          </table:table-cell>
          <table:table-cell office:value-type="string" table:style-name="ce4">
            <text:p>LE-AN DENT, ZASEBNA ZOBNA ORDINACIJA, D.O.O.</text:p>
          </table:table-cell>
          <table:table-cell office:value-type="string" table:style-name="ce4">
            <text:p>BLEJSKA CESTA 10</text:p>
          </table:table-cell>
          <table:table-cell office:value-type="string" table:style-name="ce4">
            <text:p>4290 TRŽIČ</text:p>
          </table:table-cell>
          <table:table-cell office:value-type="float" office:value="9328" table:style-name="ce3">
            <text:p>9328</text:p>
          </table:table-cell>
          <table:table-cell office:value-type="string" table:style-name="ce4">
            <text:p>MARIN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136.59" table:style-name="ce2">
            <text:p>136,59</text:p>
          </table:table-cell>
          <table:table-cell table:number-columns-repeated="16373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float" office:value="240400" table:style-name="ce3">
            <text:p>240400</text:p>
          </table:table-cell>
          <table:table-cell office:value-type="string" table:style-name="ce4">
            <text:p>IZPOSTAVA TRŽIČ</text:p>
          </table:table-cell>
          <table:table-cell office:value-type="float" office:value="27259" table:style-name="ce3">
            <text:p>27259</text:p>
          </table:table-cell>
          <table:table-cell office:value-type="string" table:style-name="ce4">
            <text:p>ZASEBNA ZOBNA AMBULANTA, GORAN ŠALKOVIĆ DR. DENT. MED, S.P.</text:p>
          </table:table-cell>
          <table:table-cell office:value-type="string" table:style-name="ce4">
            <text:p>BLEJSKA CESTA 10</text:p>
          </table:table-cell>
          <table:table-cell office:value-type="string" table:style-name="ce4">
            <text:p>4290 TRŽIČ</text:p>
          </table:table-cell>
          <table:table-cell office:value-type="float" office:value="10811" table:style-name="ce3">
            <text:p>10811</text:p>
          </table:table-cell>
          <table:table-cell office:value-type="string" table:style-name="ce4">
            <text:p>ŠALKOVIĆ <text:s/>GORAN</text:p>
          </table:table-cell>
          <table:table-cell office:value-type="float" office:value="404101" table:style-name="ce3">
            <text:p>404101</text:p>
          </table:table-cell>
          <table:table-cell office:value-type="float" office:value="118.72" table:style-name="ce2">
            <text:p>118,72</text:p>
          </table:table-cell>
          <table:table-cell table:number-columns-repeated="16373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float" office:value="240400" table:style-name="ce3">
            <text:p>240400</text:p>
          </table:table-cell>
          <table:table-cell office:value-type="string" table:style-name="ce4">
            <text:p>IZPOSTAVA TRŽIČ</text:p>
          </table:table-cell>
          <table:table-cell office:value-type="float" office:value="4330" table:style-name="ce3">
            <text:p>4330</text:p>
          </table:table-cell>
          <table:table-cell office:value-type="string" table:style-name="ce4">
            <text:p>OSNOVNO ZDRAVSTVO GORENJSKE, OE ZDRAVSTVENI DOM TRŽIČ</text:p>
          </table:table-cell>
          <table:table-cell office:value-type="string" table:style-name="ce4">
            <text:p>BLEJSKA CESTA 10</text:p>
          </table:table-cell>
          <table:table-cell office:value-type="string" table:style-name="ce4">
            <text:p>4290 TRŽIČ</text:p>
          </table:table-cell>
          <table:table-cell office:value-type="float" office:value="10682" table:style-name="ce3">
            <text:p>10682</text:p>
          </table:table-cell>
          <table:table-cell office:value-type="string" table:style-name="ce4">
            <text:p>KASTELIC <text:s/>BARBARA</text:p>
          </table:table-cell>
          <table:table-cell office:value-type="float" office:value="404103" table:style-name="ce3">
            <text:p>404103</text:p>
          </table:table-cell>
          <table:table-cell office:value-type="float" office:value="85.25" table:style-name="ce2">
            <text:p>85,25</text:p>
          </table:table-cell>
          <table:table-cell table:number-columns-repeated="16373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float" office:value="240400" table:style-name="ce3">
            <text:p>240400</text:p>
          </table:table-cell>
          <table:table-cell office:value-type="string" table:style-name="ce4">
            <text:p>IZPOSTAVA TRŽIČ</text:p>
          </table:table-cell>
          <table:table-cell office:value-type="float" office:value="4330" table:style-name="ce3">
            <text:p>4330</text:p>
          </table:table-cell>
          <table:table-cell office:value-type="string" table:style-name="ce4">
            <text:p>OSNOVNO ZDRAVSTVO GORENJSKE, OE ZDRAVSTVENI DOM TRŽIČ</text:p>
          </table:table-cell>
          <table:table-cell office:value-type="string" table:style-name="ce4">
            <text:p>BLEJSKA CESTA 10</text:p>
          </table:table-cell>
          <table:table-cell office:value-type="string" table:style-name="ce4">
            <text:p>4290 TRŽIČ</text:p>
          </table:table-cell>
          <table:table-cell office:value-type="float" office:value="11407" table:style-name="ce3">
            <text:p>11407</text:p>
          </table:table-cell>
          <table:table-cell office:value-type="string" table:style-name="ce4">
            <text:p>BAVDEK <text:s/>DAŠA</text:p>
          </table:table-cell>
          <table:table-cell office:value-type="float" office:value="404103" table:style-name="ce3">
            <text:p>404103</text:p>
          </table:table-cell>
          <table:table-cell office:value-type="float" office:value="41.36" table:style-name="ce2">
            <text:p>41,36</text:p>
          </table:table-cell>
          <table:table-cell table:number-columns-repeated="16373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float" office:value="240400" table:style-name="ce3">
            <text:p>240400</text:p>
          </table:table-cell>
          <table:table-cell office:value-type="string" table:style-name="ce4">
            <text:p>IZPOSTAVA TRŽIČ</text:p>
          </table:table-cell>
          <table:table-cell office:value-type="float" office:value="27206" table:style-name="ce3">
            <text:p>27206</text:p>
          </table:table-cell>
          <table:table-cell office:value-type="string" table:style-name="ce4">
            <text:p>ZAPLOTNIK KRALJ KSENIJA ZASEBNA ZOBNA ORDINACIJA</text:p>
          </table:table-cell>
          <table:table-cell office:value-type="string" table:style-name="ce4">
            <text:p>BEGUNJSKA CESTA 2</text:p>
          </table:table-cell>
          <table:table-cell office:value-type="string" table:style-name="ce4">
            <text:p>4290 TRŽIČ</text:p>
          </table:table-cell>
          <table:table-cell office:value-type="float" office:value="6811" table:style-name="ce3">
            <text:p>6811</text:p>
          </table:table-cell>
          <table:table-cell office:value-type="string" table:style-name="ce4">
            <text:p>ZAPLOTNIK KRALJ KSENIJA</text:p>
          </table:table-cell>
          <table:table-cell office:value-type="float" office:value="404103" table:style-name="ce3">
            <text:p>404103</text:p>
          </table:table-cell>
          <table:table-cell office:value-type="float" office:value="89.24" table:style-name="ce2">
            <text:p>89,24</text:p>
          </table:table-cell>
          <table:table-cell table:number-columns-repeated="16373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30" table:style-name="ce3">
            <text:p>5030</text:p>
          </table:table-cell>
          <table:table-cell office:value-type="string" table:style-name="ce4">
            <text:p>ZD LJUBLJANA - BEŽIGRAD</text:p>
          </table:table-cell>
          <table:table-cell office:value-type="string" table:style-name="ce4">
            <text:p>KRŽIČEVA ULICA 10</text:p>
          </table:table-cell>
          <table:table-cell office:value-type="string" table:style-name="ce4">
            <text:p>1000 LJUBLJANA</text:p>
          </table:table-cell>
          <table:table-cell office:value-type="float" office:value="13183" table:style-name="ce3">
            <text:p>13183</text:p>
          </table:table-cell>
          <table:table-cell office:value-type="string" table:style-name="ce4">
            <text:p>VIVODA <text:s/>SARA</text:p>
          </table:table-cell>
          <table:table-cell office:value-type="float" office:value="404101" table:style-name="ce3">
            <text:p>404101</text:p>
          </table:table-cell>
          <table:table-cell office:value-type="float" office:value="45.27" table:style-name="ce2">
            <text:p>45,27</text:p>
          </table:table-cell>
          <table:table-cell table:number-columns-repeated="16373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30" table:style-name="ce3">
            <text:p>5030</text:p>
          </table:table-cell>
          <table:table-cell office:value-type="string" table:style-name="ce4">
            <text:p>ZD LJUBLJANA - BEŽIGRAD</text:p>
          </table:table-cell>
          <table:table-cell office:value-type="string" table:style-name="ce4">
            <text:p>KRŽIČEVA ULICA 10</text:p>
          </table:table-cell>
          <table:table-cell office:value-type="string" table:style-name="ce4">
            <text:p>1000 LJUBLJANA</text:p>
          </table:table-cell>
          <table:table-cell office:value-type="float" office:value="12383" table:style-name="ce3">
            <text:p>12383</text:p>
          </table:table-cell>
          <table:table-cell office:value-type="string" table:style-name="ce4">
            <text:p>POPOVIĆ <text:s/>VOJISLAV</text:p>
          </table:table-cell>
          <table:table-cell office:value-type="float" office:value="404101" table:style-name="ce3">
            <text:p>404101</text:p>
          </table:table-cell>
          <table:table-cell office:value-type="float" office:value="46.04" table:style-name="ce2">
            <text:p>46,04</text:p>
          </table:table-cell>
          <table:table-cell table:number-columns-repeated="16373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30" table:style-name="ce3">
            <text:p>5030</text:p>
          </table:table-cell>
          <table:table-cell office:value-type="string" table:style-name="ce4">
            <text:p>ZD LJUBLJANA - BEŽIGRAD</text:p>
          </table:table-cell>
          <table:table-cell office:value-type="string" table:style-name="ce4">
            <text:p>KRŽIČEVA ULICA 10</text:p>
          </table:table-cell>
          <table:table-cell office:value-type="string" table:style-name="ce4">
            <text:p>1000 LJUBLJANA</text:p>
          </table:table-cell>
          <table:table-cell office:value-type="float" office:value="7686" table:style-name="ce3">
            <text:p>7686</text:p>
          </table:table-cell>
          <table:table-cell office:value-type="string" table:style-name="ce4">
            <text:p>VITAMVAS <text:s/>TANJA</text:p>
          </table:table-cell>
          <table:table-cell office:value-type="float" office:value="404101" table:style-name="ce3">
            <text:p>404101</text:p>
          </table:table-cell>
          <table:table-cell office:value-type="float" office:value="120.67" table:style-name="ce2">
            <text:p>120,67</text:p>
          </table:table-cell>
          <table:table-cell table:number-columns-repeated="16373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30" table:style-name="ce3">
            <text:p>5030</text:p>
          </table:table-cell>
          <table:table-cell office:value-type="string" table:style-name="ce4">
            <text:p>ZD LJUBLJANA - BEŽIGRAD</text:p>
          </table:table-cell>
          <table:table-cell office:value-type="string" table:style-name="ce4">
            <text:p>KRŽIČEVA ULICA 10</text:p>
          </table:table-cell>
          <table:table-cell office:value-type="string" table:style-name="ce4">
            <text:p>1000 LJUBLJANA</text:p>
          </table:table-cell>
          <table:table-cell office:value-type="float" office:value="8237" table:style-name="ce3">
            <text:p>8237</text:p>
          </table:table-cell>
          <table:table-cell office:value-type="string" table:style-name="ce4">
            <text:p>VENTURINI <text:s/>BREDA</text:p>
          </table:table-cell>
          <table:table-cell office:value-type="float" office:value="404101" table:style-name="ce3">
            <text:p>404101</text:p>
          </table:table-cell>
          <table:table-cell office:value-type="float" office:value="105.22" table:style-name="ce2">
            <text:p>105,22</text:p>
          </table:table-cell>
          <table:table-cell table:number-columns-repeated="16373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30" table:style-name="ce3">
            <text:p>5030</text:p>
          </table:table-cell>
          <table:table-cell office:value-type="string" table:style-name="ce4">
            <text:p>ZD LJUBLJANA - BEŽIGRAD</text:p>
          </table:table-cell>
          <table:table-cell office:value-type="string" table:style-name="ce4">
            <text:p>KRŽIČEVA ULICA 10</text:p>
          </table:table-cell>
          <table:table-cell office:value-type="string" table:style-name="ce4">
            <text:p>1000 LJUBLJANA</text:p>
          </table:table-cell>
          <table:table-cell office:value-type="float" office:value="10710" table:style-name="ce3">
            <text:p>10710</text:p>
          </table:table-cell>
          <table:table-cell office:value-type="string" table:style-name="ce4">
            <text:p>FRAS <text:s/>ROMAN</text:p>
          </table:table-cell>
          <table:table-cell office:value-type="float" office:value="404101" table:style-name="ce3">
            <text:p>404101</text:p>
          </table:table-cell>
          <table:table-cell office:value-type="float" office:value="92.86" table:style-name="ce2">
            <text:p>92,86</text:p>
          </table:table-cell>
          <table:table-cell table:number-columns-repeated="16373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30" table:style-name="ce3">
            <text:p>5030</text:p>
          </table:table-cell>
          <table:table-cell office:value-type="string" table:style-name="ce4">
            <text:p>ZD LJUBLJANA - BEŽIGRAD</text:p>
          </table:table-cell>
          <table:table-cell office:value-type="string" table:style-name="ce4">
            <text:p>KRŽIČEVA ULICA 10</text:p>
          </table:table-cell>
          <table:table-cell office:value-type="string" table:style-name="ce4">
            <text:p>1000 LJUBLJANA</text:p>
          </table:table-cell>
          <table:table-cell office:value-type="float" office:value="11258" table:style-name="ce3">
            <text:p>11258</text:p>
          </table:table-cell>
          <table:table-cell office:value-type="string" table:style-name="ce4">
            <text:p>GAJSER <text:s/>MIHAELA</text:p>
          </table:table-cell>
          <table:table-cell office:value-type="float" office:value="404101" table:style-name="ce3">
            <text:p>404101</text:p>
          </table:table-cell>
          <table:table-cell office:value-type="float" office:value="91.38" table:style-name="ce2">
            <text:p>91,38</text:p>
          </table:table-cell>
          <table:table-cell table:number-columns-repeated="16373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30" table:style-name="ce3">
            <text:p>5030</text:p>
          </table:table-cell>
          <table:table-cell office:value-type="string" table:style-name="ce4">
            <text:p>ZD LJUBLJANA - BEŽIGRAD</text:p>
          </table:table-cell>
          <table:table-cell office:value-type="string" table:style-name="ce4">
            <text:p>KRŽIČEVA ULICA 10</text:p>
          </table:table-cell>
          <table:table-cell office:value-type="string" table:style-name="ce4">
            <text:p>1000 LJUBLJANA</text:p>
          </table:table-cell>
          <table:table-cell office:value-type="float" office:value="10851" table:style-name="ce3">
            <text:p>10851</text:p>
          </table:table-cell>
          <table:table-cell office:value-type="string" table:style-name="ce4">
            <text:p>GOSLAR <text:s/>MONIKA</text:p>
          </table:table-cell>
          <table:table-cell office:value-type="float" office:value="404101" table:style-name="ce3">
            <text:p>404101</text:p>
          </table:table-cell>
          <table:table-cell office:value-type="float" office:value="108.85" table:style-name="ce2">
            <text:p>108,85</text:p>
          </table:table-cell>
          <table:table-cell table:number-columns-repeated="16373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30" table:style-name="ce3">
            <text:p>5030</text:p>
          </table:table-cell>
          <table:table-cell office:value-type="string" table:style-name="ce4">
            <text:p>ZD LJUBLJANA - BEŽIGRAD</text:p>
          </table:table-cell>
          <table:table-cell office:value-type="string" table:style-name="ce4">
            <text:p>KRŽIČEVA ULICA 10</text:p>
          </table:table-cell>
          <table:table-cell office:value-type="string" table:style-name="ce4">
            <text:p>1000 LJUBLJANA</text:p>
          </table:table-cell>
          <table:table-cell office:value-type="float" office:value="12634" table:style-name="ce3">
            <text:p>12634</text:p>
          </table:table-cell>
          <table:table-cell office:value-type="string" table:style-name="ce4">
            <text:p>SEKULIĆ <text:s/>VERONIKA</text:p>
          </table:table-cell>
          <table:table-cell office:value-type="float" office:value="404101" table:style-name="ce3">
            <text:p>404101</text:p>
          </table:table-cell>
          <table:table-cell office:value-type="float" office:value="61.73" table:style-name="ce2">
            <text:p>61,73</text:p>
          </table:table-cell>
          <table:table-cell table:number-columns-repeated="16373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11633" table:style-name="ce3">
            <text:p>11633</text:p>
          </table:table-cell>
          <table:table-cell office:value-type="string" table:style-name="ce4">
            <text:p>BLAŽIČ <text:s/>TONE</text:p>
          </table:table-cell>
          <table:table-cell office:value-type="float" office:value="404101" table:style-name="ce3">
            <text:p>404101</text:p>
          </table:table-cell>
          <table:table-cell office:value-type="float" office:value="73.55" table:style-name="ce2">
            <text:p>73,55</text:p>
          </table:table-cell>
          <table:table-cell table:number-columns-repeated="16373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10588" table:style-name="ce3">
            <text:p>10588</text:p>
          </table:table-cell>
          <table:table-cell office:value-type="string" table:style-name="ce4">
            <text:p>USEINI <text:s/>SEFER</text:p>
          </table:table-cell>
          <table:table-cell office:value-type="float" office:value="404101" table:style-name="ce3">
            <text:p>404101</text:p>
          </table:table-cell>
          <table:table-cell office:value-type="float" office:value="75.22" table:style-name="ce2">
            <text:p>75,22</text:p>
          </table:table-cell>
          <table:table-cell table:number-columns-repeated="16373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10525" table:style-name="ce3">
            <text:p>10525</text:p>
          </table:table-cell>
          <table:table-cell office:value-type="string" table:style-name="ce4">
            <text:p>TAŠKOVSKA <text:s/>JASMINKA</text:p>
          </table:table-cell>
          <table:table-cell office:value-type="float" office:value="404101" table:style-name="ce3">
            <text:p>404101</text:p>
          </table:table-cell>
          <table:table-cell office:value-type="float" office:value="81.52" table:style-name="ce2">
            <text:p>81,52</text:p>
          </table:table-cell>
          <table:table-cell table:number-columns-repeated="16373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4945" table:style-name="ce3">
            <text:p>4945</text:p>
          </table:table-cell>
          <table:table-cell office:value-type="string" table:style-name="ce4">
            <text:p>JELOVAC <text:s/>VESELINKA</text:p>
          </table:table-cell>
          <table:table-cell office:value-type="float" office:value="404101" table:style-name="ce3">
            <text:p>404101</text:p>
          </table:table-cell>
          <table:table-cell office:value-type="float" office:value="65.41" table:style-name="ce2">
            <text:p>65,41</text:p>
          </table:table-cell>
          <table:table-cell table:number-columns-repeated="16373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8625" table:style-name="ce3">
            <text:p>8625</text:p>
          </table:table-cell>
          <table:table-cell office:value-type="string" table:style-name="ce4">
            <text:p>SAMBT <text:s/>INGRID</text:p>
          </table:table-cell>
          <table:table-cell office:value-type="float" office:value="404101" table:style-name="ce3">
            <text:p>404101</text:p>
          </table:table-cell>
          <table:table-cell office:value-type="float" office:value="57.51" table:style-name="ce2">
            <text:p>57,51</text:p>
          </table:table-cell>
          <table:table-cell table:number-columns-repeated="16373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8333" table:style-name="ce3">
            <text:p>8333</text:p>
          </table:table-cell>
          <table:table-cell office:value-type="string" table:style-name="ce4">
            <text:p>PINTAR <text:s/>PETRA</text:p>
          </table:table-cell>
          <table:table-cell office:value-type="float" office:value="404101" table:style-name="ce3">
            <text:p>404101</text:p>
          </table:table-cell>
          <table:table-cell office:value-type="float" office:value="81.63" table:style-name="ce2">
            <text:p>81,63</text:p>
          </table:table-cell>
          <table:table-cell table:number-columns-repeated="16373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10715" table:style-name="ce3">
            <text:p>10715</text:p>
          </table:table-cell>
          <table:table-cell office:value-type="string" table:style-name="ce4">
            <text:p>VRESK <text:s/>JERNEJ</text:p>
          </table:table-cell>
          <table:table-cell office:value-type="float" office:value="404101" table:style-name="ce3">
            <text:p>404101</text:p>
          </table:table-cell>
          <table:table-cell office:value-type="float" office:value="87.58" table:style-name="ce2">
            <text:p>87,58</text:p>
          </table:table-cell>
          <table:table-cell table:number-columns-repeated="16373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11062" table:style-name="ce3">
            <text:p>11062</text:p>
          </table:table-cell>
          <table:table-cell office:value-type="string" table:style-name="ce4">
            <text:p>KOŽELJ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3.8" table:style-name="ce2">
            <text:p>3,80</text:p>
          </table:table-cell>
          <table:table-cell table:number-columns-repeated="16373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10639" table:style-name="ce3">
            <text:p>10639</text:p>
          </table:table-cell>
          <table:table-cell office:value-type="string" table:style-name="ce4">
            <text:p>TAVČAR <text:s/>URŠKA</text:p>
          </table:table-cell>
          <table:table-cell office:value-type="float" office:value="404101" table:style-name="ce3">
            <text:p>404101</text:p>
          </table:table-cell>
          <table:table-cell office:value-type="float" office:value="68.38" table:style-name="ce2">
            <text:p>68,38</text:p>
          </table:table-cell>
          <table:table-cell table:number-columns-repeated="16373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12389" table:style-name="ce3">
            <text:p>12389</text:p>
          </table:table-cell>
          <table:table-cell office:value-type="string" table:style-name="ce4">
            <text:p>RIHTER <text:s/>IVANA</text:p>
          </table:table-cell>
          <table:table-cell office:value-type="float" office:value="404101" table:style-name="ce3">
            <text:p>404101</text:p>
          </table:table-cell>
          <table:table-cell office:value-type="float" office:value="29.29" table:style-name="ce2">
            <text:p>29,29</text:p>
          </table:table-cell>
          <table:table-cell table:number-columns-repeated="16373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11321" table:style-name="ce3">
            <text:p>11321</text:p>
          </table:table-cell>
          <table:table-cell office:value-type="string" table:style-name="ce4">
            <text:p>PAVLOVIĆ <text:s/>KRUNOSLAV</text:p>
          </table:table-cell>
          <table:table-cell office:value-type="float" office:value="404101" table:style-name="ce3">
            <text:p>404101</text:p>
          </table:table-cell>
          <table:table-cell office:value-type="float" office:value="74.680000000000007" table:style-name="ce2">
            <text:p>74,68</text:p>
          </table:table-cell>
          <table:table-cell table:number-columns-repeated="16373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3457" table:style-name="ce3">
            <text:p>3457</text:p>
          </table:table-cell>
          <table:table-cell office:value-type="string" table:style-name="ce4">
            <text:p>GROZNIK <text:s/>IGNACIJ</text:p>
          </table:table-cell>
          <table:table-cell office:value-type="float" office:value="404101" table:style-name="ce3">
            <text:p>404101</text:p>
          </table:table-cell>
          <table:table-cell office:value-type="float" office:value="163.99" table:style-name="ce2">
            <text:p>163,99</text:p>
          </table:table-cell>
          <table:table-cell table:number-columns-repeated="16373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5157" table:style-name="ce3">
            <text:p>5157</text:p>
          </table:table-cell>
          <table:table-cell office:value-type="string" table:style-name="ce4">
            <text:p>KRUŠIČ <text:s/>MAJDA</text:p>
          </table:table-cell>
          <table:table-cell office:value-type="float" office:value="404101" table:style-name="ce3">
            <text:p>404101</text:p>
          </table:table-cell>
          <table:table-cell office:value-type="float" office:value="92.69" table:style-name="ce2">
            <text:p>92,69</text:p>
          </table:table-cell>
          <table:table-cell table:number-columns-repeated="16373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9443" table:style-name="ce3">
            <text:p>9443</text:p>
          </table:table-cell>
          <table:table-cell office:value-type="string" table:style-name="ce4">
            <text:p>BANOVIĆ GROZNIK ALEKSANDRA</text:p>
          </table:table-cell>
          <table:table-cell office:value-type="float" office:value="404101" table:style-name="ce3">
            <text:p>404101</text:p>
          </table:table-cell>
          <table:table-cell office:value-type="float" office:value="84.49" table:style-name="ce2">
            <text:p>84,49</text:p>
          </table:table-cell>
          <table:table-cell table:number-columns-repeated="16373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0455" table:style-name="ce3">
            <text:p>10455</text:p>
          </table:table-cell>
          <table:table-cell office:value-type="string" table:style-name="ce4">
            <text:p>PEREZA <text:s/>MARIJA</text:p>
          </table:table-cell>
          <table:table-cell office:value-type="float" office:value="404101" table:style-name="ce3">
            <text:p>404101</text:p>
          </table:table-cell>
          <table:table-cell office:value-type="float" office:value="101.24" table:style-name="ce2">
            <text:p>101,24</text:p>
          </table:table-cell>
          <table:table-cell table:number-columns-repeated="16373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0349" table:style-name="ce3">
            <text:p>10349</text:p>
          </table:table-cell>
          <table:table-cell office:value-type="string" table:style-name="ce4">
            <text:p>STEGEL <text:s/>PETRA</text:p>
          </table:table-cell>
          <table:table-cell office:value-type="float" office:value="404101" table:style-name="ce3">
            <text:p>404101</text:p>
          </table:table-cell>
          <table:table-cell office:value-type="float" office:value="89.42" table:style-name="ce2">
            <text:p>89,42</text:p>
          </table:table-cell>
          <table:table-cell table:number-columns-repeated="16373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0190" table:style-name="ce3">
            <text:p>10190</text:p>
          </table:table-cell>
          <table:table-cell office:value-type="string" table:style-name="ce4">
            <text:p>GRZIN <text:s/>ANJA</text:p>
          </table:table-cell>
          <table:table-cell office:value-type="float" office:value="404101" table:style-name="ce3">
            <text:p>404101</text:p>
          </table:table-cell>
          <table:table-cell office:value-type="float" office:value="86.39" table:style-name="ce2">
            <text:p>86,39</text:p>
          </table:table-cell>
          <table:table-cell table:number-columns-repeated="16373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0868" table:style-name="ce3">
            <text:p>10868</text:p>
          </table:table-cell>
          <table:table-cell office:value-type="string" table:style-name="ce4">
            <text:p>KACIN MATIJEVIĆ ANA</text:p>
          </table:table-cell>
          <table:table-cell office:value-type="float" office:value="404101" table:style-name="ce3">
            <text:p>404101</text:p>
          </table:table-cell>
          <table:table-cell office:value-type="float" office:value="86.33" table:style-name="ce2">
            <text:p>86,33</text:p>
          </table:table-cell>
          <table:table-cell table:number-columns-repeated="16373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2014" table:style-name="ce3">
            <text:p>12014</text:p>
          </table:table-cell>
          <table:table-cell office:value-type="string" table:style-name="ce4">
            <text:p>BRATINA <text:s/>MATIJA</text:p>
          </table:table-cell>
          <table:table-cell office:value-type="float" office:value="404101" table:style-name="ce3">
            <text:p>404101</text:p>
          </table:table-cell>
          <table:table-cell office:value-type="float" office:value="82.47" table:style-name="ce2">
            <text:p>82,47</text:p>
          </table:table-cell>
          <table:table-cell table:number-columns-repeated="16373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2053" table:style-name="ce3">
            <text:p>12053</text:p>
          </table:table-cell>
          <table:table-cell office:value-type="string" table:style-name="ce4">
            <text:p>VINDIŠ <text:s/>BOJAN</text:p>
          </table:table-cell>
          <table:table-cell office:value-type="float" office:value="404101" table:style-name="ce3">
            <text:p>404101</text:p>
          </table:table-cell>
          <table:table-cell office:value-type="float" office:value="76.47" table:style-name="ce2">
            <text:p>76,47</text:p>
          </table:table-cell>
          <table:table-cell table:number-columns-repeated="16373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1314" table:style-name="ce3">
            <text:p>11314</text:p>
          </table:table-cell>
          <table:table-cell office:value-type="string" table:style-name="ce4">
            <text:p>KRUNIĆ <text:s/>IGOR</text:p>
          </table:table-cell>
          <table:table-cell office:value-type="float" office:value="404101" table:style-name="ce3">
            <text:p>404101</text:p>
          </table:table-cell>
          <table:table-cell office:value-type="float" office:value="89.18" table:style-name="ce2">
            <text:p>89,18</text:p>
          </table:table-cell>
          <table:table-cell table:number-columns-repeated="16373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0463" table:style-name="ce3">
            <text:p>10463</text:p>
          </table:table-cell>
          <table:table-cell office:value-type="string" table:style-name="ce4">
            <text:p>MAKSIMOVIĆ <text:s/>MARKO</text:p>
          </table:table-cell>
          <table:table-cell office:value-type="float" office:value="404101" table:style-name="ce3">
            <text:p>404101</text:p>
          </table:table-cell>
          <table:table-cell office:value-type="float" office:value="104.15" table:style-name="ce2">
            <text:p>104,15</text:p>
          </table:table-cell>
          <table:table-cell table:number-columns-repeated="16373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0050" table:style-name="ce3">
            <text:p>10050</text:p>
          </table:table-cell>
          <table:table-cell office:value-type="string" table:style-name="ce4">
            <text:p>PAVLOVSKA JOVANOV DRAGICA</text:p>
          </table:table-cell>
          <table:table-cell office:value-type="float" office:value="404101" table:style-name="ce3">
            <text:p>404101</text:p>
          </table:table-cell>
          <table:table-cell office:value-type="float" office:value="106.71" table:style-name="ce2">
            <text:p>106,71</text:p>
          </table:table-cell>
          <table:table-cell table:number-columns-repeated="16373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0653" table:style-name="ce3">
            <text:p>10653</text:p>
          </table:table-cell>
          <table:table-cell office:value-type="string" table:style-name="ce4">
            <text:p>STOJANOV <text:s/>SUZANA</text:p>
          </table:table-cell>
          <table:table-cell office:value-type="float" office:value="404101" table:style-name="ce3">
            <text:p>404101</text:p>
          </table:table-cell>
          <table:table-cell office:value-type="float" office:value="93.28" table:style-name="ce2">
            <text:p>93,28</text:p>
          </table:table-cell>
          <table:table-cell table:number-columns-repeated="16373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0703" table:style-name="ce3">
            <text:p>10703</text:p>
          </table:table-cell>
          <table:table-cell office:value-type="string" table:style-name="ce4">
            <text:p>KNEŽIĆ <text:s/>NATAŠA</text:p>
          </table:table-cell>
          <table:table-cell office:value-type="float" office:value="404101" table:style-name="ce3">
            <text:p>404101</text:p>
          </table:table-cell>
          <table:table-cell office:value-type="float" office:value="79.08" table:style-name="ce2">
            <text:p>79,08</text:p>
          </table:table-cell>
          <table:table-cell table:number-columns-repeated="16373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1053" table:style-name="ce3">
            <text:p>11053</text:p>
          </table:table-cell>
          <table:table-cell office:value-type="string" table:style-name="ce4">
            <text:p>VELKOVSKI <text:s/>ORCE</text:p>
          </table:table-cell>
          <table:table-cell office:value-type="float" office:value="404101" table:style-name="ce3">
            <text:p>404101</text:p>
          </table:table-cell>
          <table:table-cell office:value-type="float" office:value="112.12" table:style-name="ce2">
            <text:p>112,12</text:p>
          </table:table-cell>
          <table:table-cell table:number-columns-repeated="16373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70" table:style-name="ce3">
            <text:p>5470</text:p>
          </table:table-cell>
          <table:table-cell office:value-type="string" table:style-name="ce4">
            <text:p>ZD LJUBLJANA - ŠIŠKA</text:p>
          </table:table-cell>
          <table:table-cell office:value-type="string" table:style-name="ce4">
            <text:p>DERČEVA ULICA 5</text:p>
          </table:table-cell>
          <table:table-cell office:value-type="string" table:style-name="ce4">
            <text:p>1000 LJUBLJANA</text:p>
          </table:table-cell>
          <table:table-cell office:value-type="float" office:value="8988" table:style-name="ce3">
            <text:p>8988</text:p>
          </table:table-cell>
          <table:table-cell office:value-type="string" table:style-name="ce4">
            <text:p>VAVPOTIČ <text:s/>MARKO</text:p>
          </table:table-cell>
          <table:table-cell office:value-type="float" office:value="404101" table:style-name="ce3">
            <text:p>404101</text:p>
          </table:table-cell>
          <table:table-cell office:value-type="float" office:value="96.07" table:style-name="ce2">
            <text:p>96,07</text:p>
          </table:table-cell>
          <table:table-cell table:number-columns-repeated="16373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70" table:style-name="ce3">
            <text:p>5470</text:p>
          </table:table-cell>
          <table:table-cell office:value-type="string" table:style-name="ce4">
            <text:p>ZD LJUBLJANA - ŠIŠKA</text:p>
          </table:table-cell>
          <table:table-cell office:value-type="string" table:style-name="ce4">
            <text:p>DERČEVA ULICA 5</text:p>
          </table:table-cell>
          <table:table-cell office:value-type="string" table:style-name="ce4">
            <text:p>1000 LJUBLJANA</text:p>
          </table:table-cell>
          <table:table-cell office:value-type="float" office:value="10869" table:style-name="ce3">
            <text:p>10869</text:p>
          </table:table-cell>
          <table:table-cell office:value-type="string" table:style-name="ce4">
            <text:p>ŠTEHER <text:s/>BARBARA</text:p>
          </table:table-cell>
          <table:table-cell office:value-type="float" office:value="404101" table:style-name="ce3">
            <text:p>404101</text:p>
          </table:table-cell>
          <table:table-cell office:value-type="float" office:value="85.5" table:style-name="ce2">
            <text:p>85,50</text:p>
          </table:table-cell>
          <table:table-cell table:number-columns-repeated="16373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70" table:style-name="ce3">
            <text:p>5470</text:p>
          </table:table-cell>
          <table:table-cell office:value-type="string" table:style-name="ce4">
            <text:p>ZD LJUBLJANA - ŠIŠKA</text:p>
          </table:table-cell>
          <table:table-cell office:value-type="string" table:style-name="ce4">
            <text:p>DERČEVA ULICA 5</text:p>
          </table:table-cell>
          <table:table-cell office:value-type="string" table:style-name="ce4">
            <text:p>1000 LJUBLJANA</text:p>
          </table:table-cell>
          <table:table-cell office:value-type="float" office:value="10904" table:style-name="ce3">
            <text:p>10904</text:p>
          </table:table-cell>
          <table:table-cell office:value-type="string" table:style-name="ce4">
            <text:p>MOLK <text:s/>MATJAŽ</text:p>
          </table:table-cell>
          <table:table-cell office:value-type="float" office:value="404101" table:style-name="ce3">
            <text:p>404101</text:p>
          </table:table-cell>
          <table:table-cell office:value-type="float" office:value="104.69" table:style-name="ce2">
            <text:p>104,69</text:p>
          </table:table-cell>
          <table:table-cell table:number-columns-repeated="16373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70" table:style-name="ce3">
            <text:p>5470</text:p>
          </table:table-cell>
          <table:table-cell office:value-type="string" table:style-name="ce4">
            <text:p>ZD LJUBLJANA - ŠIŠKA</text:p>
          </table:table-cell>
          <table:table-cell office:value-type="string" table:style-name="ce4">
            <text:p>DERČEVA ULICA 5</text:p>
          </table:table-cell>
          <table:table-cell office:value-type="string" table:style-name="ce4">
            <text:p>1000 LJUBLJANA</text:p>
          </table:table-cell>
          <table:table-cell office:value-type="float" office:value="10799" table:style-name="ce3">
            <text:p>10799</text:p>
          </table:table-cell>
          <table:table-cell office:value-type="string" table:style-name="ce4">
            <text:p>ROŽEJ <text:s/>MATEJA</text:p>
          </table:table-cell>
          <table:table-cell office:value-type="float" office:value="404101" table:style-name="ce3">
            <text:p>404101</text:p>
          </table:table-cell>
          <table:table-cell office:value-type="float" office:value="94.17" table:style-name="ce2">
            <text:p>94,17</text:p>
          </table:table-cell>
          <table:table-cell table:number-columns-repeated="16373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70" table:style-name="ce3">
            <text:p>5470</text:p>
          </table:table-cell>
          <table:table-cell office:value-type="string" table:style-name="ce4">
            <text:p>ZD LJUBLJANA - ŠIŠKA</text:p>
          </table:table-cell>
          <table:table-cell office:value-type="string" table:style-name="ce4">
            <text:p>DERČEVA ULICA 5</text:p>
          </table:table-cell>
          <table:table-cell office:value-type="string" table:style-name="ce4">
            <text:p>1000 LJUBLJANA</text:p>
          </table:table-cell>
          <table:table-cell office:value-type="float" office:value="10434" table:style-name="ce3">
            <text:p>10434</text:p>
          </table:table-cell>
          <table:table-cell office:value-type="string" table:style-name="ce4">
            <text:p>ŠTAJDUHAR <text:s/>VIDA</text:p>
          </table:table-cell>
          <table:table-cell office:value-type="float" office:value="404101" table:style-name="ce3">
            <text:p>404101</text:p>
          </table:table-cell>
          <table:table-cell office:value-type="float" office:value="79.02" table:style-name="ce2">
            <text:p>79,02</text:p>
          </table:table-cell>
          <table:table-cell table:number-columns-repeated="16373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70" table:style-name="ce3">
            <text:p>5470</text:p>
          </table:table-cell>
          <table:table-cell office:value-type="string" table:style-name="ce4">
            <text:p>ZD LJUBLJANA - ŠIŠKA</text:p>
          </table:table-cell>
          <table:table-cell office:value-type="string" table:style-name="ce4">
            <text:p>DERČEVA ULICA 5</text:p>
          </table:table-cell>
          <table:table-cell office:value-type="string" table:style-name="ce4">
            <text:p>1000 LJUBLJANA</text:p>
          </table:table-cell>
          <table:table-cell office:value-type="float" office:value="11201" table:style-name="ce3">
            <text:p>11201</text:p>
          </table:table-cell>
          <table:table-cell office:value-type="string" table:style-name="ce4">
            <text:p>LEBEN <text:s/>JERNEJ</text:p>
          </table:table-cell>
          <table:table-cell office:value-type="float" office:value="404101" table:style-name="ce3">
            <text:p>404101</text:p>
          </table:table-cell>
          <table:table-cell office:value-type="float" office:value="86.39" table:style-name="ce2">
            <text:p>86,39</text:p>
          </table:table-cell>
          <table:table-cell table:number-columns-repeated="16373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70" table:style-name="ce3">
            <text:p>5470</text:p>
          </table:table-cell>
          <table:table-cell office:value-type="string" table:style-name="ce4">
            <text:p>ZD LJUBLJANA - ŠIŠKA</text:p>
          </table:table-cell>
          <table:table-cell office:value-type="string" table:style-name="ce4">
            <text:p>DERČEVA ULICA 5</text:p>
          </table:table-cell>
          <table:table-cell office:value-type="string" table:style-name="ce4">
            <text:p>1000 LJUBLJANA</text:p>
          </table:table-cell>
          <table:table-cell office:value-type="float" office:value="10807" table:style-name="ce3">
            <text:p>10807</text:p>
          </table:table-cell>
          <table:table-cell office:value-type="string" table:style-name="ce4">
            <text:p>PUSTOSLEMŠEK <text:s/>ŠPELA</text:p>
          </table:table-cell>
          <table:table-cell office:value-type="float" office:value="404101" table:style-name="ce3">
            <text:p>404101</text:p>
          </table:table-cell>
          <table:table-cell office:value-type="float" office:value="76.819999999999993" table:style-name="ce2">
            <text:p>76,82</text:p>
          </table:table-cell>
          <table:table-cell table:number-columns-repeated="16373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70" table:style-name="ce3">
            <text:p>5470</text:p>
          </table:table-cell>
          <table:table-cell office:value-type="string" table:style-name="ce4">
            <text:p>ZD LJUBLJANA - ŠIŠKA</text:p>
          </table:table-cell>
          <table:table-cell office:value-type="string" table:style-name="ce4">
            <text:p>DERČEVA ULICA 5</text:p>
          </table:table-cell>
          <table:table-cell office:value-type="string" table:style-name="ce4">
            <text:p>1000 LJUBLJANA</text:p>
          </table:table-cell>
          <table:table-cell office:value-type="float" office:value="12499" table:style-name="ce3">
            <text:p>12499</text:p>
          </table:table-cell>
          <table:table-cell office:value-type="string" table:style-name="ce4">
            <text:p>SENTOČNIK <text:s/>MAJA</text:p>
          </table:table-cell>
          <table:table-cell office:value-type="float" office:value="404101" table:style-name="ce3">
            <text:p>404101</text:p>
          </table:table-cell>
          <table:table-cell office:value-type="float" office:value="53.06" table:style-name="ce2">
            <text:p>53,06</text:p>
          </table:table-cell>
          <table:table-cell table:number-columns-repeated="16373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70" table:style-name="ce3">
            <text:p>5470</text:p>
          </table:table-cell>
          <table:table-cell office:value-type="string" table:style-name="ce4">
            <text:p>ZD LJUBLJANA - ŠIŠKA</text:p>
          </table:table-cell>
          <table:table-cell office:value-type="string" table:style-name="ce4">
            <text:p>DERČEVA ULICA 5</text:p>
          </table:table-cell>
          <table:table-cell office:value-type="string" table:style-name="ce4">
            <text:p>1000 LJUBLJANA</text:p>
          </table:table-cell>
          <table:table-cell office:value-type="float" office:value="12481" table:style-name="ce3">
            <text:p>12481</text:p>
          </table:table-cell>
          <table:table-cell office:value-type="string" table:style-name="ce4">
            <text:p>CARIĆ <text:s/>ANA</text:p>
          </table:table-cell>
          <table:table-cell office:value-type="float" office:value="404101" table:style-name="ce3">
            <text:p>404101</text:p>
          </table:table-cell>
          <table:table-cell office:value-type="float" office:value="46.34" table:style-name="ce2">
            <text:p>46,34</text:p>
          </table:table-cell>
          <table:table-cell table:number-columns-repeated="16373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70" table:style-name="ce3">
            <text:p>5470</text:p>
          </table:table-cell>
          <table:table-cell office:value-type="string" table:style-name="ce4">
            <text:p>ZD LJUBLJANA - ŠIŠKA</text:p>
          </table:table-cell>
          <table:table-cell office:value-type="string" table:style-name="ce4">
            <text:p>DERČEVA ULICA 5</text:p>
          </table:table-cell>
          <table:table-cell office:value-type="string" table:style-name="ce4">
            <text:p>1000 LJUBLJANA</text:p>
          </table:table-cell>
          <table:table-cell office:value-type="float" office:value="11821" table:style-name="ce3">
            <text:p>11821</text:p>
          </table:table-cell>
          <table:table-cell office:value-type="string" table:style-name="ce4">
            <text:p>ĐOKOVIĆ <text:s/>TATJANA</text:p>
          </table:table-cell>
          <table:table-cell office:value-type="float" office:value="404101" table:style-name="ce3">
            <text:p>404101</text:p>
          </table:table-cell>
          <table:table-cell office:value-type="float" office:value="99.64" table:style-name="ce2">
            <text:p>99,64</text:p>
          </table:table-cell>
          <table:table-cell table:number-columns-repeated="16373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7427" table:style-name="ce3">
            <text:p>7427</text:p>
          </table:table-cell>
          <table:table-cell office:value-type="string" table:style-name="ce4">
            <text:p>ŠIFRER PIRC METKA</text:p>
          </table:table-cell>
          <table:table-cell office:value-type="float" office:value="404101" table:style-name="ce3">
            <text:p>404101</text:p>
          </table:table-cell>
          <table:table-cell office:value-type="float" office:value="105.16" table:style-name="ce2">
            <text:p>105,16</text:p>
          </table:table-cell>
          <table:table-cell table:number-columns-repeated="16373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8005" table:style-name="ce3">
            <text:p>8005</text:p>
          </table:table-cell>
          <table:table-cell office:value-type="string" table:style-name="ce4">
            <text:p>KOBAL <text:s/>MATEJA</text:p>
          </table:table-cell>
          <table:table-cell office:value-type="float" office:value="404101" table:style-name="ce3">
            <text:p>404101</text:p>
          </table:table-cell>
          <table:table-cell office:value-type="float" office:value="97.5" table:style-name="ce2">
            <text:p>97,50</text:p>
          </table:table-cell>
          <table:table-cell table:number-columns-repeated="16373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9935" table:style-name="ce3">
            <text:p>9935</text:p>
          </table:table-cell>
          <table:table-cell office:value-type="string" table:style-name="ce4">
            <text:p>JAMŠEK <text:s/>MATEJA</text:p>
          </table:table-cell>
          <table:table-cell office:value-type="float" office:value="404101" table:style-name="ce3">
            <text:p>404101</text:p>
          </table:table-cell>
          <table:table-cell office:value-type="float" office:value="96.91" table:style-name="ce2">
            <text:p>96,91</text:p>
          </table:table-cell>
          <table:table-cell table:number-columns-repeated="16373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11054" table:style-name="ce3">
            <text:p>11054</text:p>
          </table:table-cell>
          <table:table-cell office:value-type="string" table:style-name="ce4">
            <text:p>HORVAT <text:s/>SIMON</text:p>
          </table:table-cell>
          <table:table-cell office:value-type="float" office:value="404101" table:style-name="ce3">
            <text:p>404101</text:p>
          </table:table-cell>
          <table:table-cell office:value-type="float" office:value="106.59" table:style-name="ce2">
            <text:p>106,59</text:p>
          </table:table-cell>
          <table:table-cell table:number-columns-repeated="16373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11280" table:style-name="ce3">
            <text:p>11280</text:p>
          </table:table-cell>
          <table:table-cell office:value-type="string" table:style-name="ce4">
            <text:p>KUNAVER <text:s/>DANICA</text:p>
          </table:table-cell>
          <table:table-cell office:value-type="float" office:value="404101" table:style-name="ce3">
            <text:p>404101</text:p>
          </table:table-cell>
          <table:table-cell office:value-type="float" office:value="62.56" table:style-name="ce2">
            <text:p>62,56</text:p>
          </table:table-cell>
          <table:table-cell table:number-columns-repeated="16373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11982" table:style-name="ce3">
            <text:p>11982</text:p>
          </table:table-cell>
          <table:table-cell office:value-type="string" table:style-name="ce4">
            <text:p>PERIĆ <text:s/>ANDREJ</text:p>
          </table:table-cell>
          <table:table-cell office:value-type="float" office:value="404101" table:style-name="ce3">
            <text:p>404101</text:p>
          </table:table-cell>
          <table:table-cell office:value-type="float" office:value="80.39" table:style-name="ce2">
            <text:p>80,39</text:p>
          </table:table-cell>
          <table:table-cell table:number-columns-repeated="16373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11887" table:style-name="ce3">
            <text:p>11887</text:p>
          </table:table-cell>
          <table:table-cell office:value-type="string" table:style-name="ce4">
            <text:p>ŠTERK <text:s/>MAJA</text:p>
          </table:table-cell>
          <table:table-cell office:value-type="float" office:value="404101" table:style-name="ce3">
            <text:p>404101</text:p>
          </table:table-cell>
          <table:table-cell office:value-type="float" office:value="61.2" table:style-name="ce2">
            <text:p>61,20</text:p>
          </table:table-cell>
          <table:table-cell table:number-columns-repeated="16373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12054" table:style-name="ce3">
            <text:p>12054</text:p>
          </table:table-cell>
          <table:table-cell office:value-type="string" table:style-name="ce4">
            <text:p>PIŠEK <text:s/>META</text:p>
          </table:table-cell>
          <table:table-cell office:value-type="float" office:value="404101" table:style-name="ce3">
            <text:p>404101</text:p>
          </table:table-cell>
          <table:table-cell office:value-type="float" office:value="52.28" table:style-name="ce2">
            <text:p>52,28</text:p>
          </table:table-cell>
          <table:table-cell table:number-columns-repeated="16373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10920" table:style-name="ce3">
            <text:p>10920</text:p>
          </table:table-cell>
          <table:table-cell office:value-type="string" table:style-name="ce4">
            <text:p>BOJADZISKI <text:s/>DARKO</text:p>
          </table:table-cell>
          <table:table-cell office:value-type="float" office:value="404101" table:style-name="ce3">
            <text:p>404101</text:p>
          </table:table-cell>
          <table:table-cell office:value-type="float" office:value="112.47" table:style-name="ce2">
            <text:p>112,47</text:p>
          </table:table-cell>
          <table:table-cell table:number-columns-repeated="16373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5839" table:style-name="ce3">
            <text:p>5839</text:p>
          </table:table-cell>
          <table:table-cell office:value-type="string" table:style-name="ce4">
            <text:p>SAMBI <text:s/>GUIDO</text:p>
          </table:table-cell>
          <table:table-cell office:value-type="float" office:value="404101" table:style-name="ce3">
            <text:p>404101</text:p>
          </table:table-cell>
          <table:table-cell office:value-type="float" office:value="103.03" table:style-name="ce2">
            <text:p>103,03</text:p>
          </table:table-cell>
          <table:table-cell table:number-columns-repeated="16373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5589" table:style-name="ce3">
            <text:p>5589</text:p>
          </table:table-cell>
          <table:table-cell office:value-type="string" table:style-name="ce4">
            <text:p>SIMŠIČ <text:s/>TATJANA</text:p>
          </table:table-cell>
          <table:table-cell office:value-type="float" office:value="404101" table:style-name="ce3">
            <text:p>404101</text:p>
          </table:table-cell>
          <table:table-cell office:value-type="float" office:value="116.33" table:style-name="ce2">
            <text:p>116,33</text:p>
          </table:table-cell>
          <table:table-cell table:number-columns-repeated="16373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6365" table:style-name="ce3">
            <text:p>6365</text:p>
          </table:table-cell>
          <table:table-cell office:value-type="string" table:style-name="ce4">
            <text:p>KAPLER BOŽIČ ERIKA</text:p>
          </table:table-cell>
          <table:table-cell office:value-type="float" office:value="404101" table:style-name="ce3">
            <text:p>404101</text:p>
          </table:table-cell>
          <table:table-cell office:value-type="float" office:value="107.72" table:style-name="ce2">
            <text:p>107,72</text:p>
          </table:table-cell>
          <table:table-cell table:number-columns-repeated="16373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6029" table:style-name="ce3">
            <text:p>6029</text:p>
          </table:table-cell>
          <table:table-cell office:value-type="string" table:style-name="ce4">
            <text:p>ALJANČIČ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90.9" table:style-name="ce2">
            <text:p>90,90</text:p>
          </table:table-cell>
          <table:table-cell table:number-columns-repeated="16373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6501" table:style-name="ce3">
            <text:p>6501</text:p>
          </table:table-cell>
          <table:table-cell office:value-type="string" table:style-name="ce4">
            <text:p>SŽ - ŽELEZNIŠKI ZDRAVSTVENI DOM LJUBLJANA</text:p>
          </table:table-cell>
          <table:table-cell office:value-type="string" table:style-name="ce4">
            <text:p>CELOVŠKA CESTA 4</text:p>
          </table:table-cell>
          <table:table-cell office:value-type="string" table:style-name="ce4">
            <text:p>1000 LJUBLJANA</text:p>
          </table:table-cell>
          <table:table-cell office:value-type="float" office:value="9881" table:style-name="ce3">
            <text:p>9881</text:p>
          </table:table-cell>
          <table:table-cell office:value-type="string" table:style-name="ce4">
            <text:p>JURCA <text:s/>ROK</text:p>
          </table:table-cell>
          <table:table-cell office:value-type="float" office:value="404101" table:style-name="ce3">
            <text:p>404101</text:p>
          </table:table-cell>
          <table:table-cell office:value-type="float" office:value="125.84" table:style-name="ce2">
            <text:p>125,84</text:p>
          </table:table-cell>
          <table:table-cell table:number-columns-repeated="16373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6501" table:style-name="ce3">
            <text:p>6501</text:p>
          </table:table-cell>
          <table:table-cell office:value-type="string" table:style-name="ce4">
            <text:p>SŽ - ŽELEZNIŠKI ZDRAVSTVENI DOM LJUBLJANA</text:p>
          </table:table-cell>
          <table:table-cell office:value-type="string" table:style-name="ce4">
            <text:p>CELOVŠKA CESTA 4</text:p>
          </table:table-cell>
          <table:table-cell office:value-type="string" table:style-name="ce4">
            <text:p>1000 LJUBLJANA</text:p>
          </table:table-cell>
          <table:table-cell office:value-type="float" office:value="12159" table:style-name="ce3">
            <text:p>12159</text:p>
          </table:table-cell>
          <table:table-cell office:value-type="string" table:style-name="ce4">
            <text:p>KAŠE <text:s/>IVAN</text:p>
          </table:table-cell>
          <table:table-cell office:value-type="float" office:value="404101" table:style-name="ce3">
            <text:p>404101</text:p>
          </table:table-cell>
          <table:table-cell office:value-type="float" office:value="94.71" table:style-name="ce2">
            <text:p>94,71</text:p>
          </table:table-cell>
          <table:table-cell table:number-columns-repeated="16373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6501" table:style-name="ce3">
            <text:p>6501</text:p>
          </table:table-cell>
          <table:table-cell office:value-type="string" table:style-name="ce4">
            <text:p>SŽ - ŽELEZNIŠKI ZDRAVSTVENI DOM LJUBLJANA</text:p>
          </table:table-cell>
          <table:table-cell office:value-type="string" table:style-name="ce4">
            <text:p>CELOVŠKA CESTA 4</text:p>
          </table:table-cell>
          <table:table-cell office:value-type="string" table:style-name="ce4">
            <text:p>1000 LJUBLJANA</text:p>
          </table:table-cell>
          <table:table-cell office:value-type="float" office:value="4142" table:style-name="ce3">
            <text:p>4142</text:p>
          </table:table-cell>
          <table:table-cell office:value-type="string" table:style-name="ce4">
            <text:p>GLAD <text:s/>BOŽENA</text:p>
          </table:table-cell>
          <table:table-cell office:value-type="float" office:value="404101" table:style-name="ce3">
            <text:p>404101</text:p>
          </table:table-cell>
          <table:table-cell office:value-type="float" office:value="118.41" table:style-name="ce2">
            <text:p>118,41</text:p>
          </table:table-cell>
          <table:table-cell table:number-columns-repeated="16373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6501" table:style-name="ce3">
            <text:p>6501</text:p>
          </table:table-cell>
          <table:table-cell office:value-type="string" table:style-name="ce4">
            <text:p>SŽ - ŽELEZNIŠKI ZDRAVSTVENI DOM LJUBLJANA</text:p>
          </table:table-cell>
          <table:table-cell office:value-type="string" table:style-name="ce4">
            <text:p>CELOVŠKA CESTA 4</text:p>
          </table:table-cell>
          <table:table-cell office:value-type="string" table:style-name="ce4">
            <text:p>1000 LJUBLJANA</text:p>
          </table:table-cell>
          <table:table-cell office:value-type="float" office:value="6887" table:style-name="ce3">
            <text:p>6887</text:p>
          </table:table-cell>
          <table:table-cell office:value-type="string" table:style-name="ce4">
            <text:p>KOROŠEC <text:s/>MARTINA</text:p>
          </table:table-cell>
          <table:table-cell office:value-type="float" office:value="404101" table:style-name="ce3">
            <text:p>404101</text:p>
          </table:table-cell>
          <table:table-cell office:value-type="float" office:value="90.31" table:style-name="ce2">
            <text:p>90,31</text:p>
          </table:table-cell>
          <table:table-cell table:number-columns-repeated="16373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6501" table:style-name="ce3">
            <text:p>6501</text:p>
          </table:table-cell>
          <table:table-cell office:value-type="string" table:style-name="ce4">
            <text:p>SŽ - ŽELEZNIŠKI ZDRAVSTVENI DOM LJUBLJANA</text:p>
          </table:table-cell>
          <table:table-cell office:value-type="string" table:style-name="ce4">
            <text:p>CELOVŠKA CESTA 4</text:p>
          </table:table-cell>
          <table:table-cell office:value-type="string" table:style-name="ce4">
            <text:p>1000 LJUBLJANA</text:p>
          </table:table-cell>
          <table:table-cell office:value-type="float" office:value="8125" table:style-name="ce3">
            <text:p>8125</text:p>
          </table:table-cell>
          <table:table-cell office:value-type="string" table:style-name="ce4">
            <text:p>MILANEZ <text:s/>BARBARA</text:p>
          </table:table-cell>
          <table:table-cell office:value-type="float" office:value="404101" table:style-name="ce3">
            <text:p>404101</text:p>
          </table:table-cell>
          <table:table-cell office:value-type="float" office:value="126.79" table:style-name="ce2">
            <text:p>126,79</text:p>
          </table:table-cell>
          <table:table-cell table:number-columns-repeated="16373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12860" table:style-name="ce3">
            <text:p>12860</text:p>
          </table:table-cell>
          <table:table-cell office:value-type="string" table:style-name="ce4">
            <text:p>MEDICO - DENTES, ZOBOZDRAVSTVENA DEJAVNOST, D.O.O.</text:p>
          </table:table-cell>
          <table:table-cell office:value-type="string" table:style-name="ce4">
            <text:p>VODOVODNA CESTA 109</text:p>
          </table:table-cell>
          <table:table-cell office:value-type="string" table:style-name="ce4">
            <text:p>1000 LJUBLJANA</text:p>
          </table:table-cell>
          <table:table-cell office:value-type="float" office:value="6904" table:style-name="ce3">
            <text:p>6904</text:p>
          </table:table-cell>
          <table:table-cell office:value-type="string" table:style-name="ce4">
            <text:p>TOFANT <text:s/>SVITAN</text:p>
          </table:table-cell>
          <table:table-cell office:value-type="float" office:value="404101" table:style-name="ce3">
            <text:p>404101</text:p>
          </table:table-cell>
          <table:table-cell office:value-type="float" office:value="171.71" table:style-name="ce2">
            <text:p>171,71</text:p>
          </table:table-cell>
          <table:table-cell table:number-columns-repeated="16373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12867" table:style-name="ce3">
            <text:p>12867</text:p>
          </table:table-cell>
          <table:table-cell office:value-type="string" table:style-name="ce4">
            <text:p>ZDRAVSTVENI ZAVOD ZDRAVJE LJUBLJANA</text:p>
          </table:table-cell>
          <table:table-cell office:value-type="string" table:style-name="ce4">
            <text:p>SMOLETOVA ULICA 18</text:p>
          </table:table-cell>
          <table:table-cell office:value-type="string" table:style-name="ce4">
            <text:p>1000 LJUBLJANA</text:p>
          </table:table-cell>
          <table:table-cell office:value-type="float" office:value="12843" table:style-name="ce3">
            <text:p>12843</text:p>
          </table:table-cell>
          <table:table-cell office:value-type="string" table:style-name="ce4">
            <text:p>HUDOVERNIK <text:s/>ANDREJ</text:p>
          </table:table-cell>
          <table:table-cell office:value-type="float" office:value="404101" table:style-name="ce3">
            <text:p>404101</text:p>
          </table:table-cell>
          <table:table-cell office:value-type="float" office:value="92.75" table:style-name="ce2">
            <text:p>92,75</text:p>
          </table:table-cell>
          <table:table-cell table:number-columns-repeated="16373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12961" table:style-name="ce3">
            <text:p>12961</text:p>
          </table:table-cell>
          <table:table-cell office:value-type="string" table:style-name="ce4">
            <text:p>FUNDUK ANDREJČIČ SONJA - ZOBOZDRAVSTVO</text:p>
          </table:table-cell>
          <table:table-cell office:value-type="string" table:style-name="ce4">
            <text:p>DALMATINOVA ULICA 7</text:p>
          </table:table-cell>
          <table:table-cell office:value-type="string" table:style-name="ce4">
            <text:p>1000 LJUBLJANA</text:p>
          </table:table-cell>
          <table:table-cell office:value-type="float" office:value="5639" table:style-name="ce3">
            <text:p>5639</text:p>
          </table:table-cell>
          <table:table-cell office:value-type="string" table:style-name="ce4">
            <text:p>FUNDUK ANDREJČIČ SONJA</text:p>
          </table:table-cell>
          <table:table-cell office:value-type="float" office:value="404101" table:style-name="ce3">
            <text:p>404101</text:p>
          </table:table-cell>
          <table:table-cell office:value-type="float" office:value="97.8" table:style-name="ce2">
            <text:p>97,80</text:p>
          </table:table-cell>
          <table:table-cell table:number-columns-repeated="16373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12968" table:style-name="ce3">
            <text:p>12968</text:p>
          </table:table-cell>
          <table:table-cell office:value-type="string" table:style-name="ce4">
            <text:p>BABIT ZOBOZDRAVSTVENI CENTER D.O.O.</text:p>
          </table:table-cell>
          <table:table-cell office:value-type="string" table:style-name="ce4">
            <text:p>KOLEZIJSKA ULICA 25</text:p>
          </table:table-cell>
          <table:table-cell office:value-type="string" table:style-name="ce4">
            <text:p>1000 LJUBLJANA</text:p>
          </table:table-cell>
          <table:table-cell office:value-type="float" office:value="10569" table:style-name="ce3">
            <text:p>10569</text:p>
          </table:table-cell>
          <table:table-cell office:value-type="string" table:style-name="ce4">
            <text:p>BOBIČ <text:s/>MIHA</text:p>
          </table:table-cell>
          <table:table-cell office:value-type="float" office:value="404101" table:style-name="ce3">
            <text:p>404101</text:p>
          </table:table-cell>
          <table:table-cell office:value-type="float" office:value="40.93" table:style-name="ce2">
            <text:p>40,93</text:p>
          </table:table-cell>
          <table:table-cell table:number-columns-repeated="16373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12969" table:style-name="ce3">
            <text:p>12969</text:p>
          </table:table-cell>
          <table:table-cell office:value-type="string" table:style-name="ce4">
            <text:p>ZAPLATIL JANA - ZOBNA ORDINACIJA</text:p>
          </table:table-cell>
          <table:table-cell office:value-type="string" table:style-name="ce4">
            <text:p>V KLADEH 9</text:p>
          </table:table-cell>
          <table:table-cell office:value-type="string" table:style-name="ce4">
            <text:p>1000 LJUBLJANA</text:p>
          </table:table-cell>
          <table:table-cell office:value-type="float" office:value="6895" table:style-name="ce3">
            <text:p>6895</text:p>
          </table:table-cell>
          <table:table-cell office:value-type="string" table:style-name="ce4">
            <text:p>ZAPLATIL ZORIČ JANA</text:p>
          </table:table-cell>
          <table:table-cell office:value-type="float" office:value="404101" table:style-name="ce3">
            <text:p>404101</text:p>
          </table:table-cell>
          <table:table-cell office:value-type="float" office:value="119.6" table:style-name="ce2">
            <text:p>119,60</text:p>
          </table:table-cell>
          <table:table-cell table:number-columns-repeated="16373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12999" table:style-name="ce3">
            <text:p>12999</text:p>
          </table:table-cell>
          <table:table-cell office:value-type="string" table:style-name="ce4">
            <text:p>KANSKY GABERŠEK MARINA - ZOBOZDRAVSTVENA ORDINACIJA</text:p>
          </table:table-cell>
          <table:table-cell office:value-type="string" table:style-name="ce4">
            <text:p>DUNAJSKA CESTA 22</text:p>
          </table:table-cell>
          <table:table-cell office:value-type="string" table:style-name="ce4">
            <text:p>1000 LJUBLJANA</text:p>
          </table:table-cell>
          <table:table-cell office:value-type="float" office:value="6117" table:style-name="ce3">
            <text:p>6117</text:p>
          </table:table-cell>
          <table:table-cell office:value-type="string" table:style-name="ce4">
            <text:p>KANSKY GABERŠEK MARINA</text:p>
          </table:table-cell>
          <table:table-cell office:value-type="float" office:value="404101" table:style-name="ce3">
            <text:p>404101</text:p>
          </table:table-cell>
          <table:table-cell office:value-type="float" office:value="98.75" table:style-name="ce2">
            <text:p>98,75</text:p>
          </table:table-cell>
          <table:table-cell table:number-columns-repeated="16373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2271" table:style-name="ce3">
            <text:p>22271</text:p>
          </table:table-cell>
          <table:table-cell office:value-type="string" table:style-name="ce4">
            <text:p>SREDNJA ŠOLA ZA FARMACIJO, KOZMETIKO IN ZDRAVSTVO</text:p>
          </table:table-cell>
          <table:table-cell office:value-type="string" table:style-name="ce4">
            <text:p>ZDRAVSTVENA POT 1</text:p>
          </table:table-cell>
          <table:table-cell office:value-type="string" table:style-name="ce4">
            <text:p>1000 LJUBLJANA</text:p>
          </table:table-cell>
          <table:table-cell office:value-type="float" office:value="11719" table:style-name="ce3">
            <text:p>11719</text:p>
          </table:table-cell>
          <table:table-cell office:value-type="string" table:style-name="ce4">
            <text:p>BIDER <text:s/>DAMJAN</text:p>
          </table:table-cell>
          <table:table-cell office:value-type="float" office:value="404101" table:style-name="ce3">
            <text:p>404101</text:p>
          </table:table-cell>
          <table:table-cell office:value-type="float" office:value="34.99" table:style-name="ce2">
            <text:p>34,99</text:p>
          </table:table-cell>
          <table:table-cell table:number-columns-repeated="16373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2271" table:style-name="ce3">
            <text:p>22271</text:p>
          </table:table-cell>
          <table:table-cell office:value-type="string" table:style-name="ce4">
            <text:p>SREDNJA ŠOLA ZA FARMACIJO, KOZMETIKO IN ZDRAVSTVO</text:p>
          </table:table-cell>
          <table:table-cell office:value-type="string" table:style-name="ce4">
            <text:p>ZDRAVSTVENA POT 1</text:p>
          </table:table-cell>
          <table:table-cell office:value-type="string" table:style-name="ce4">
            <text:p>1000 LJUBLJANA</text:p>
          </table:table-cell>
          <table:table-cell office:value-type="float" office:value="6783" table:style-name="ce3">
            <text:p>6783</text:p>
          </table:table-cell>
          <table:table-cell office:value-type="string" table:style-name="ce4">
            <text:p>KOLBL <text:s/>DUŠKA</text:p>
          </table:table-cell>
          <table:table-cell office:value-type="float" office:value="404101" table:style-name="ce3">
            <text:p>404101</text:p>
          </table:table-cell>
          <table:table-cell office:value-type="float" office:value="68.150000000000006" table:style-name="ce2">
            <text:p>68,15</text:p>
          </table:table-cell>
          <table:table-cell table:number-columns-repeated="16373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059" table:style-name="ce3">
            <text:p>24059</text:p>
          </table:table-cell>
          <table:table-cell office:value-type="string" table:style-name="ce4">
            <text:p>BOLJKA DUŠA - ZOBNA ORDINACIJA</text:p>
          </table:table-cell>
          <table:table-cell office:value-type="string" table:style-name="ce4">
            <text:p>LITIJSKA CESTA 43</text:p>
          </table:table-cell>
          <table:table-cell office:value-type="string" table:style-name="ce4">
            <text:p>1000 LJUBLJANA</text:p>
          </table:table-cell>
          <table:table-cell office:value-type="float" office:value="7125" table:style-name="ce3">
            <text:p>7125</text:p>
          </table:table-cell>
          <table:table-cell office:value-type="string" table:style-name="ce4">
            <text:p>BOLJKA <text:s/>DUŠA</text:p>
          </table:table-cell>
          <table:table-cell office:value-type="float" office:value="404101" table:style-name="ce3">
            <text:p>404101</text:p>
          </table:table-cell>
          <table:table-cell office:value-type="float" office:value="147.35" table:style-name="ce2">
            <text:p>147,35</text:p>
          </table:table-cell>
          <table:table-cell table:number-columns-repeated="16373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063" table:style-name="ce3">
            <text:p>24063</text:p>
          </table:table-cell>
          <table:table-cell office:value-type="string" table:style-name="ce4">
            <text:p>KOVAČEVIČ TESSENYI IRENA - ZOBNA ORDINACIJA</text:p>
          </table:table-cell>
          <table:table-cell office:value-type="string" table:style-name="ce4">
            <text:p>PARMOVA ULICA 51</text:p>
          </table:table-cell>
          <table:table-cell office:value-type="string" table:style-name="ce4">
            <text:p>1000 LJUBLJANA</text:p>
          </table:table-cell>
          <table:table-cell office:value-type="float" office:value="6567" table:style-name="ce3">
            <text:p>6567</text:p>
          </table:table-cell>
          <table:table-cell office:value-type="string" table:style-name="ce4">
            <text:p>KOVAČEVIČ TESSENYI IRENA</text:p>
          </table:table-cell>
          <table:table-cell office:value-type="float" office:value="404101" table:style-name="ce3">
            <text:p>404101</text:p>
          </table:table-cell>
          <table:table-cell office:value-type="float" office:value="119.13" table:style-name="ce2">
            <text:p>119,13</text:p>
          </table:table-cell>
          <table:table-cell table:number-columns-repeated="16373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065" table:style-name="ce3">
            <text:p>24065</text:p>
          </table:table-cell>
          <table:table-cell office:value-type="string" table:style-name="ce4">
            <text:p>PRIVŠEK IZTOK - ZOBOZDRAVSTVO</text:p>
          </table:table-cell>
          <table:table-cell office:value-type="string" table:style-name="ce4">
            <text:p>OPEKARSKA CESTA 11</text:p>
          </table:table-cell>
          <table:table-cell office:value-type="string" table:style-name="ce4">
            <text:p>1000 LJUBLJANA</text:p>
          </table:table-cell>
          <table:table-cell office:value-type="float" office:value="7269" table:style-name="ce3">
            <text:p>7269</text:p>
          </table:table-cell>
          <table:table-cell office:value-type="string" table:style-name="ce4">
            <text:p>PRIVŠEK <text:s/>IZTOK</text:p>
          </table:table-cell>
          <table:table-cell office:value-type="float" office:value="404101" table:style-name="ce3">
            <text:p>404101</text:p>
          </table:table-cell>
          <table:table-cell office:value-type="float" office:value="118.18" table:style-name="ce2">
            <text:p>118,18</text:p>
          </table:table-cell>
          <table:table-cell table:number-columns-repeated="16373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118" table:style-name="ce3">
            <text:p>24118</text:p>
          </table:table-cell>
          <table:table-cell office:value-type="string" table:style-name="ce4">
            <text:p>KOŠAK MARINA - ZOBOZDRAVSTVENA ORDINACIJA</text:p>
          </table:table-cell>
          <table:table-cell office:value-type="string" table:style-name="ce4">
            <text:p>BEETHOVNOVA ULICA 6</text:p>
          </table:table-cell>
          <table:table-cell office:value-type="string" table:style-name="ce4">
            <text:p>1000 LJUBLJANA</text:p>
          </table:table-cell>
          <table:table-cell office:value-type="float" office:value="6046" table:style-name="ce3">
            <text:p>6046</text:p>
          </table:table-cell>
          <table:table-cell office:value-type="string" table:style-name="ce4">
            <text:p>KOŠAK <text:s/>MARINA</text:p>
          </table:table-cell>
          <table:table-cell office:value-type="float" office:value="404101" table:style-name="ce3">
            <text:p>404101</text:p>
          </table:table-cell>
          <table:table-cell office:value-type="float" office:value="109.03" table:style-name="ce2">
            <text:p>109,03</text:p>
          </table:table-cell>
          <table:table-cell table:number-columns-repeated="16373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173" table:style-name="ce3">
            <text:p>24173</text:p>
          </table:table-cell>
          <table:table-cell office:value-type="string" table:style-name="ce4">
            <text:p>STOMATOLOŠKA ORDINACIJA JANKO E. ŠTEFANČIČ, DR. DENT. MED.</text:p>
          </table:table-cell>
          <table:table-cell office:value-type="string" table:style-name="ce4">
            <text:p>VOŠNJAKOVA ULICA 7</text:p>
          </table:table-cell>
          <table:table-cell office:value-type="string" table:style-name="ce4">
            <text:p>1000 LJUBLJANA</text:p>
          </table:table-cell>
          <table:table-cell office:value-type="float" office:value="3534" table:style-name="ce3">
            <text:p>3534</text:p>
          </table:table-cell>
          <table:table-cell office:value-type="string" table:style-name="ce4">
            <text:p>ŠTEFANČIČ <text:s/>JANKO EDVARD</text:p>
          </table:table-cell>
          <table:table-cell office:value-type="float" office:value="404101" table:style-name="ce3">
            <text:p>404101</text:p>
          </table:table-cell>
          <table:table-cell office:value-type="float" office:value="69.569999999999993" table:style-name="ce2">
            <text:p>69,57</text:p>
          </table:table-cell>
          <table:table-cell table:number-columns-repeated="16373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184" table:style-name="ce3">
            <text:p>24184</text:p>
          </table:table-cell>
          <table:table-cell office:value-type="string" table:style-name="ce4">
            <text:p>ZUPET ŽNIDARŠIČ POLONA - ZASEBNA ZOBNA ORDINACIJA</text:p>
          </table:table-cell>
          <table:table-cell office:value-type="string" table:style-name="ce4">
            <text:p>LITIJSKA CESTA 47</text:p>
          </table:table-cell>
          <table:table-cell office:value-type="string" table:style-name="ce4">
            <text:p>1000 LJUBLJANA</text:p>
          </table:table-cell>
          <table:table-cell office:value-type="float" office:value="7151" table:style-name="ce3">
            <text:p>7151</text:p>
          </table:table-cell>
          <table:table-cell office:value-type="string" table:style-name="ce4">
            <text:p>ZUPET ŽNIDARŠIČ POLONCA</text:p>
          </table:table-cell>
          <table:table-cell office:value-type="float" office:value="404101" table:style-name="ce3">
            <text:p>404101</text:p>
          </table:table-cell>
          <table:table-cell office:value-type="float" office:value="122.51" table:style-name="ce2">
            <text:p>122,51</text:p>
          </table:table-cell>
          <table:table-cell table:number-columns-repeated="16373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234" table:style-name="ce3">
            <text:p>24234</text:p>
          </table:table-cell>
          <table:table-cell office:value-type="string" table:style-name="ce4">
            <text:p>ZASEBNA ZOBNA ORDINACIJA DR. GAVRAN - ČEKELIŠ RENATA</text:p>
          </table:table-cell>
          <table:table-cell office:value-type="string" table:style-name="ce4">
            <text:p>LINHARTOVA CESTA 51</text:p>
          </table:table-cell>
          <table:table-cell office:value-type="string" table:style-name="ce4">
            <text:p>1000 LJUBLJANA</text:p>
          </table:table-cell>
          <table:table-cell office:value-type="float" office:value="6821" table:style-name="ce3">
            <text:p>6821</text:p>
          </table:table-cell>
          <table:table-cell office:value-type="string" table:style-name="ce4">
            <text:p>GAVRAN ČEKELIŠ RENATA</text:p>
          </table:table-cell>
          <table:table-cell office:value-type="float" office:value="404101" table:style-name="ce3">
            <text:p>404101</text:p>
          </table:table-cell>
          <table:table-cell office:value-type="float" office:value="81.63" table:style-name="ce2">
            <text:p>81,63</text:p>
          </table:table-cell>
          <table:table-cell table:number-columns-repeated="16373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239" table:style-name="ce3">
            <text:p>24239</text:p>
          </table:table-cell>
          <table:table-cell office:value-type="string" table:style-name="ce4">
            <text:p>URBANČIČ PEVC ANDREJKA -ZOBOZDRAVSTVENA ORDINACIJA</text:p>
          </table:table-cell>
          <table:table-cell office:value-type="string" table:style-name="ce4">
            <text:p>VODOVODNA CESTA 109</text:p>
          </table:table-cell>
          <table:table-cell office:value-type="string" table:style-name="ce4">
            <text:p>1000 LJUBLJANA</text:p>
          </table:table-cell>
          <table:table-cell office:value-type="float" office:value="7430" table:style-name="ce3">
            <text:p>7430</text:p>
          </table:table-cell>
          <table:table-cell office:value-type="string" table:style-name="ce4">
            <text:p>URBANČIČ PEVC ANDREJKA</text:p>
          </table:table-cell>
          <table:table-cell office:value-type="float" office:value="404101" table:style-name="ce3">
            <text:p>404101</text:p>
          </table:table-cell>
          <table:table-cell office:value-type="float" office:value="100.29" table:style-name="ce2">
            <text:p>100,29</text:p>
          </table:table-cell>
          <table:table-cell table:number-columns-repeated="16373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247" table:style-name="ce3">
            <text:p>24247</text:p>
          </table:table-cell>
          <table:table-cell office:value-type="string" table:style-name="ce4">
            <text:p>PEČNIK SANJA LUCIJA - ZOBOZDRAVNIŠKA ORDINACIJA</text:p>
          </table:table-cell>
          <table:table-cell office:value-type="string" table:style-name="ce4">
            <text:p>DUNAJSKA CESTA 129</text:p>
          </table:table-cell>
          <table:table-cell office:value-type="string" table:style-name="ce4">
            <text:p>1000 LJUBLJANA</text:p>
          </table:table-cell>
          <table:table-cell office:value-type="float" office:value="8471" table:style-name="ce3">
            <text:p>8471</text:p>
          </table:table-cell>
          <table:table-cell office:value-type="string" table:style-name="ce4">
            <text:p>PEČNIK <text:s/>SANJA LUCIJA</text:p>
          </table:table-cell>
          <table:table-cell office:value-type="float" office:value="404101" table:style-name="ce3">
            <text:p>404101</text:p>
          </table:table-cell>
          <table:table-cell office:value-type="float" office:value="210.63" table:style-name="ce2">
            <text:p>210,63</text:p>
          </table:table-cell>
          <table:table-cell table:number-columns-repeated="16373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502" table:style-name="ce3">
            <text:p>24502</text:p>
          </table:table-cell>
          <table:table-cell office:value-type="string" table:style-name="ce4">
            <text:p>RAZINGAR MARKO - ZOBOZDRAVSTVENA ORDINACIJA</text:p>
          </table:table-cell>
          <table:table-cell office:value-type="string" table:style-name="ce4">
            <text:p>TBILISIJSKA ULICA 59</text:p>
          </table:table-cell>
          <table:table-cell office:value-type="string" table:style-name="ce4">
            <text:p>1000 LJUBLJANA</text:p>
          </table:table-cell>
          <table:table-cell office:value-type="float" office:value="4453" table:style-name="ce3">
            <text:p>4453</text:p>
          </table:table-cell>
          <table:table-cell office:value-type="string" table:style-name="ce4">
            <text:p>RAZINGAR <text:s/>MARKO</text:p>
          </table:table-cell>
          <table:table-cell office:value-type="float" office:value="404101" table:style-name="ce3">
            <text:p>404101</text:p>
          </table:table-cell>
          <table:table-cell office:value-type="float" office:value="103.32" table:style-name="ce2">
            <text:p>103,32</text:p>
          </table:table-cell>
          <table:table-cell table:number-columns-repeated="16373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507" table:style-name="ce3">
            <text:p>24507</text:p>
          </table:table-cell>
          <table:table-cell office:value-type="string" table:style-name="ce4">
            <text:p>JANČAR BLAŽI - ZOBOZDRAVSTVENA ORDINACIJA</text:p>
          </table:table-cell>
          <table:table-cell office:value-type="string" table:style-name="ce4">
            <text:p>PERIČEVA ULICA 25</text:p>
          </table:table-cell>
          <table:table-cell office:value-type="string" table:style-name="ce4">
            <text:p>1000 LJUBLJANA</text:p>
          </table:table-cell>
          <table:table-cell office:value-type="float" office:value="5773" table:style-name="ce3">
            <text:p>5773</text:p>
          </table:table-cell>
          <table:table-cell office:value-type="string" table:style-name="ce4">
            <text:p>JANČAR <text:s/>BLAŽI</text:p>
          </table:table-cell>
          <table:table-cell office:value-type="float" office:value="404101" table:style-name="ce3">
            <text:p>404101</text:p>
          </table:table-cell>
          <table:table-cell office:value-type="float" office:value="268.8" table:style-name="ce2">
            <text:p>268,80</text:p>
          </table:table-cell>
          <table:table-cell table:number-columns-repeated="16373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520" table:style-name="ce3">
            <text:p>24520</text:p>
          </table:table-cell>
          <table:table-cell office:value-type="string" table:style-name="ce4">
            <text:p>ZOBOZDRAVSTVO DR. BOREC BARBARA BOREC PIRMAN DR.DENT.MED.</text:p>
          </table:table-cell>
          <table:table-cell office:value-type="string" table:style-name="ce4">
            <text:p>ŽELEZNA CESTA 10</text:p>
          </table:table-cell>
          <table:table-cell office:value-type="string" table:style-name="ce4">
            <text:p>1000 LJUBLJANA</text:p>
          </table:table-cell>
          <table:table-cell office:value-type="float" office:value="5413" table:style-name="ce3">
            <text:p>5413</text:p>
          </table:table-cell>
          <table:table-cell office:value-type="string" table:style-name="ce4">
            <text:p>BOREC PIRMAN BARBARA</text:p>
          </table:table-cell>
          <table:table-cell office:value-type="float" office:value="404101" table:style-name="ce3">
            <text:p>404101</text:p>
          </table:table-cell>
          <table:table-cell office:value-type="float" office:value="113.78" table:style-name="ce2">
            <text:p>113,78</text:p>
          </table:table-cell>
          <table:table-cell table:number-columns-repeated="16373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542" table:style-name="ce3">
            <text:p>24542</text:p>
          </table:table-cell>
          <table:table-cell office:value-type="string" table:style-name="ce4">
            <text:p>SIEGL VLADIMIR - ZOBOZDRAVSTVENA ORDINACIJA</text:p>
          </table:table-cell>
          <table:table-cell office:value-type="string" table:style-name="ce4">
            <text:p>KOPITARJEVA ULICA 4</text:p>
          </table:table-cell>
          <table:table-cell office:value-type="string" table:style-name="ce4">
            <text:p>1000 LJUBLJANA</text:p>
          </table:table-cell>
          <table:table-cell office:value-type="float" office:value="5813" table:style-name="ce3">
            <text:p>5813</text:p>
          </table:table-cell>
          <table:table-cell office:value-type="string" table:style-name="ce4">
            <text:p>SIEGL <text:s/>VLADIMIR</text:p>
          </table:table-cell>
          <table:table-cell office:value-type="float" office:value="404101" table:style-name="ce3">
            <text:p>404101</text:p>
          </table:table-cell>
          <table:table-cell office:value-type="float" office:value="140.46" table:style-name="ce2">
            <text:p>140,46</text:p>
          </table:table-cell>
          <table:table-cell table:number-columns-repeated="16373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667" table:style-name="ce3">
            <text:p>24667</text:p>
          </table:table-cell>
          <table:table-cell office:value-type="string" table:style-name="ce4">
            <text:p>TOMŠIČ TONE - ZASEBNI ZOBOZDRAVNIK</text:p>
          </table:table-cell>
          <table:table-cell office:value-type="string" table:style-name="ce4">
            <text:p>GASPARIJEVA ULICA 12</text:p>
          </table:table-cell>
          <table:table-cell office:value-type="string" table:style-name="ce4">
            <text:p>1000 LJUBLJANA</text:p>
          </table:table-cell>
          <table:table-cell office:value-type="float" office:value="6741" table:style-name="ce3">
            <text:p>6741</text:p>
          </table:table-cell>
          <table:table-cell office:value-type="string" table:style-name="ce4">
            <text:p>TOMŠIČ <text:s/>TONE</text:p>
          </table:table-cell>
          <table:table-cell office:value-type="float" office:value="404101" table:style-name="ce3">
            <text:p>404101</text:p>
          </table:table-cell>
          <table:table-cell office:value-type="float" office:value="100.53" table:style-name="ce2">
            <text:p>100,53</text:p>
          </table:table-cell>
          <table:table-cell table:number-columns-repeated="16373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802" table:style-name="ce3">
            <text:p>24802</text:p>
          </table:table-cell>
          <table:table-cell office:value-type="string" table:style-name="ce4">
            <text:p>DENTART D.O.O., ZOBOZDRAVSTVENA DEJAVNOST</text:p>
          </table:table-cell>
          <table:table-cell office:value-type="string" table:style-name="ce4">
            <text:p>PETKOVŠKOVO NABREŽJE 57</text:p>
          </table:table-cell>
          <table:table-cell office:value-type="string" table:style-name="ce4">
            <text:p>1000 LJUBLJANA</text:p>
          </table:table-cell>
          <table:table-cell office:value-type="float" office:value="8614" table:style-name="ce3">
            <text:p>8614</text:p>
          </table:table-cell>
          <table:table-cell office:value-type="string" table:style-name="ce4">
            <text:p>ŠUŠTERČIČ <text:s/>ROK</text:p>
          </table:table-cell>
          <table:table-cell office:value-type="float" office:value="404101" table:style-name="ce3">
            <text:p>404101</text:p>
          </table:table-cell>
          <table:table-cell office:value-type="float" office:value="783.89" table:style-name="ce2">
            <text:p>783,89</text:p>
          </table:table-cell>
          <table:table-cell table:number-columns-repeated="16373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911" table:style-name="ce3">
            <text:p>24911</text:p>
          </table:table-cell>
          <table:table-cell office:value-type="string" table:style-name="ce4">
            <text:p>ZUPAN MARTEL - ZOBOZDRAVSTVENA ORDINACIJA</text:p>
          </table:table-cell>
          <table:table-cell office:value-type="string" table:style-name="ce4">
            <text:p>CESTA V MESTNI LOG 55</text:p>
          </table:table-cell>
          <table:table-cell office:value-type="string" table:style-name="ce4">
            <text:p>1000 LJUBLJANA</text:p>
          </table:table-cell>
          <table:table-cell office:value-type="float" office:value="3870" table:style-name="ce3">
            <text:p>3870</text:p>
          </table:table-cell>
          <table:table-cell office:value-type="string" table:style-name="ce4">
            <text:p>ZUPAN <text:s/>MARTEL</text:p>
          </table:table-cell>
          <table:table-cell office:value-type="float" office:value="404101" table:style-name="ce3">
            <text:p>404101</text:p>
          </table:table-cell>
          <table:table-cell office:value-type="float" office:value="171.24" table:style-name="ce2">
            <text:p>171,24</text:p>
          </table:table-cell>
          <table:table-cell table:number-columns-repeated="16373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925" table:style-name="ce3">
            <text:p>24925</text:p>
          </table:table-cell>
          <table:table-cell office:value-type="string" table:style-name="ce4">
            <text:p>ZOBOZDRAVSTVO KARKOS - MATEJA KARLIN SAMBOLEC</text:p>
          </table:table-cell>
          <table:table-cell office:value-type="string" table:style-name="ce4">
            <text:p>BRAJNIKOVA ULICA 20</text:p>
          </table:table-cell>
          <table:table-cell office:value-type="string" table:style-name="ce4">
            <text:p>1000 LJUBLJANA</text:p>
          </table:table-cell>
          <table:table-cell office:value-type="float" office:value="7109" table:style-name="ce3">
            <text:p>7109</text:p>
          </table:table-cell>
          <table:table-cell office:value-type="string" table:style-name="ce4">
            <text:p>KARLIN SAMBOLEC MATEJA</text:p>
          </table:table-cell>
          <table:table-cell office:value-type="float" office:value="404101" table:style-name="ce3">
            <text:p>404101</text:p>
          </table:table-cell>
          <table:table-cell office:value-type="float" office:value="128.99" table:style-name="ce2">
            <text:p>128,99</text:p>
          </table:table-cell>
          <table:table-cell table:number-columns-repeated="16373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953" table:style-name="ce3">
            <text:p>24953</text:p>
          </table:table-cell>
          <table:table-cell office:value-type="string" table:style-name="ce4">
            <text:p>ŽMUC KATARINA - ZOBOZDRAVSTVENA ORDINACIJA</text:p>
          </table:table-cell>
          <table:table-cell office:value-type="string" table:style-name="ce4">
            <text:p>CESTA NA BRDO 69</text:p>
          </table:table-cell>
          <table:table-cell office:value-type="string" table:style-name="ce4">
            <text:p>1000 LJUBLJANA</text:p>
          </table:table-cell>
          <table:table-cell office:value-type="float" office:value="3752" table:style-name="ce3">
            <text:p>3752</text:p>
          </table:table-cell>
          <table:table-cell office:value-type="string" table:style-name="ce4">
            <text:p>ŽMUC <text:s/>KATARINA</text:p>
          </table:table-cell>
          <table:table-cell office:value-type="float" office:value="404101" table:style-name="ce3">
            <text:p>404101</text:p>
          </table:table-cell>
          <table:table-cell office:value-type="float" office:value="108.02" table:style-name="ce2">
            <text:p>108,02</text:p>
          </table:table-cell>
          <table:table-cell table:number-columns-repeated="16373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964" table:style-name="ce3">
            <text:p>24964</text:p>
          </table:table-cell>
          <table:table-cell office:value-type="string" table:style-name="ce4">
            <text:p>TOMŠIČ ARNALDO - ZOBNA ORDINACIJA</text:p>
          </table:table-cell>
          <table:table-cell office:value-type="string" table:style-name="ce4">
            <text:p>CESTA V MESTNI LOG 55</text:p>
          </table:table-cell>
          <table:table-cell office:value-type="string" table:style-name="ce4">
            <text:p>1000 LJUBLJANA</text:p>
          </table:table-cell>
          <table:table-cell office:value-type="float" office:value="5135" table:style-name="ce3">
            <text:p>5135</text:p>
          </table:table-cell>
          <table:table-cell office:value-type="string" table:style-name="ce4">
            <text:p>TOMŠIČ <text:s/>ARNALDO</text:p>
          </table:table-cell>
          <table:table-cell office:value-type="float" office:value="404101" table:style-name="ce3">
            <text:p>404101</text:p>
          </table:table-cell>
          <table:table-cell office:value-type="float" office:value="95.36" table:style-name="ce2">
            <text:p>95,36</text:p>
          </table:table-cell>
          <table:table-cell table:number-columns-repeated="16373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061" table:style-name="ce3">
            <text:p>55061</text:p>
          </table:table-cell>
          <table:table-cell office:value-type="string" table:style-name="ce4">
            <text:p>ŽARGI JURIJ, DR. DENT. MED. ZOBOZDRAVSTVENA ORDINACIJA BEŽIGRAJSKI DVOR</text:p>
          </table:table-cell>
          <table:table-cell office:value-type="string" table:style-name="ce4">
            <text:p>PERIČEVA ULICA 31</text:p>
          </table:table-cell>
          <table:table-cell office:value-type="string" table:style-name="ce4">
            <text:p>1000 LJUBLJANA</text:p>
          </table:table-cell>
          <table:table-cell office:value-type="float" office:value="8609" table:style-name="ce3">
            <text:p>8609</text:p>
          </table:table-cell>
          <table:table-cell office:value-type="string" table:style-name="ce4">
            <text:p>ŽARGI <text:s/>JURIJ</text:p>
          </table:table-cell>
          <table:table-cell office:value-type="float" office:value="404101" table:style-name="ce3">
            <text:p>404101</text:p>
          </table:table-cell>
          <table:table-cell office:value-type="float" office:value="159.88999999999999" table:style-name="ce2">
            <text:p>159,89</text:p>
          </table:table-cell>
          <table:table-cell table:number-columns-repeated="16373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066" table:style-name="ce3">
            <text:p>55066</text:p>
          </table:table-cell>
          <table:table-cell office:value-type="string" table:style-name="ce4">
            <text:p>DERMASTJA DESISLAVA - ZASEBNA ZOBOZDRAVSTVENA ORDINACIJA</text:p>
          </table:table-cell>
          <table:table-cell office:value-type="string" table:style-name="ce4">
            <text:p>CESTA LJUBLJANSKE BRIGADE 23</text:p>
          </table:table-cell>
          <table:table-cell office:value-type="string" table:style-name="ce4">
            <text:p>1000 LJUBLJANA</text:p>
          </table:table-cell>
          <table:table-cell office:value-type="float" office:value="8573" table:style-name="ce3">
            <text:p>8573</text:p>
          </table:table-cell>
          <table:table-cell office:value-type="string" table:style-name="ce4">
            <text:p>DERMASTJA <text:s/>DESISLAVA</text:p>
          </table:table-cell>
          <table:table-cell office:value-type="float" office:value="404101" table:style-name="ce3">
            <text:p>404101</text:p>
          </table:table-cell>
          <table:table-cell office:value-type="float" office:value="118.77" table:style-name="ce2">
            <text:p>118,77</text:p>
          </table:table-cell>
          <table:table-cell table:number-columns-repeated="16373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072" table:style-name="ce3">
            <text:p>55072</text:p>
          </table:table-cell>
          <table:table-cell office:value-type="string" table:style-name="ce4">
            <text:p>ZORIČ HOMAN ALEKSANDRA, DR. DENT. MED., ZASEBNA ZOBOZDRAVNICA, DENTALNI STUDIO AS</text:p>
          </table:table-cell>
          <table:table-cell office:value-type="string" table:style-name="ce4">
            <text:p>ULICA BRATOV BABNIK 10</text:p>
          </table:table-cell>
          <table:table-cell office:value-type="string" table:style-name="ce4">
            <text:p>1000 LJUBLJANA</text:p>
          </table:table-cell>
          <table:table-cell office:value-type="float" office:value="9164" table:style-name="ce3">
            <text:p>9164</text:p>
          </table:table-cell>
          <table:table-cell office:value-type="string" table:style-name="ce4">
            <text:p>ZORIČ HOMAN ALEKSANDRA</text:p>
          </table:table-cell>
          <table:table-cell office:value-type="float" office:value="404101" table:style-name="ce3">
            <text:p>404101</text:p>
          </table:table-cell>
          <table:table-cell office:value-type="float" office:value="91.02" table:style-name="ce2">
            <text:p>91,02</text:p>
          </table:table-cell>
          <table:table-cell table:number-columns-repeated="16373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073" table:style-name="ce3">
            <text:p>55073</text:p>
          </table:table-cell>
          <table:table-cell office:value-type="string" table:style-name="ce4">
            <text:p>TRUDEN ANDREJKA, DR. DENT. MED., ZASEBNA ZOBOZDRAVNICA, DENTALNI STUDIO AS</text:p>
          </table:table-cell>
          <table:table-cell office:value-type="string" table:style-name="ce4">
            <text:p>ULICA BRATOV BABNIK 10</text:p>
          </table:table-cell>
          <table:table-cell office:value-type="string" table:style-name="ce4">
            <text:p>1000 LJUBLJANA</text:p>
          </table:table-cell>
          <table:table-cell office:value-type="float" office:value="7209" table:style-name="ce3">
            <text:p>7209</text:p>
          </table:table-cell>
          <table:table-cell office:value-type="string" table:style-name="ce4">
            <text:p>TRUDEN <text:s/>ANDREJKA</text:p>
          </table:table-cell>
          <table:table-cell office:value-type="float" office:value="404101" table:style-name="ce3">
            <text:p>404101</text:p>
          </table:table-cell>
          <table:table-cell office:value-type="float" office:value="79.08" table:style-name="ce2">
            <text:p>79,08</text:p>
          </table:table-cell>
          <table:table-cell table:number-columns-repeated="16373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074" table:style-name="ce3">
            <text:p>55074</text:p>
          </table:table-cell>
          <table:table-cell office:value-type="string" table:style-name="ce4">
            <text:p>GROZNIK MATEVŽ, DR. DENT. MED., ZASEBNA ZOBNA ORDINACIJA, ZASEBNI ZOBOZDRAVNIK</text:p>
          </table:table-cell>
          <table:table-cell office:value-type="string" table:style-name="ce4">
            <text:p>SAVSKA CESTA 10</text:p>
          </table:table-cell>
          <table:table-cell office:value-type="string" table:style-name="ce4">
            <text:p>1000 LJUBLJANA</text:p>
          </table:table-cell>
          <table:table-cell office:value-type="float" office:value="9240" table:style-name="ce3">
            <text:p>9240</text:p>
          </table:table-cell>
          <table:table-cell office:value-type="string" table:style-name="ce4">
            <text:p>GROZNIK <text:s/>MATEVŽ</text:p>
          </table:table-cell>
          <table:table-cell office:value-type="float" office:value="404101" table:style-name="ce3">
            <text:p>404101</text:p>
          </table:table-cell>
          <table:table-cell office:value-type="float" office:value="73.55" table:style-name="ce2">
            <text:p>73,55</text:p>
          </table:table-cell>
          <table:table-cell table:number-columns-repeated="16373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088" table:style-name="ce3">
            <text:p>55088</text:p>
          </table:table-cell>
          <table:table-cell office:value-type="string" table:style-name="ce4">
            <text:p>PUKLAVEC GROZNIK JANJA DR.DENT.MED. - ZASEBNA ZOBOZDRAVNICA</text:p>
          </table:table-cell>
          <table:table-cell office:value-type="string" table:style-name="ce4">
            <text:p>SAVSKA CESTA 10</text:p>
          </table:table-cell>
          <table:table-cell office:value-type="string" table:style-name="ce4">
            <text:p>1000 LJUBLJANA</text:p>
          </table:table-cell>
          <table:table-cell office:value-type="float" office:value="8166" table:style-name="ce3">
            <text:p>8166</text:p>
          </table:table-cell>
          <table:table-cell office:value-type="string" table:style-name="ce4">
            <text:p>PUKLAVEC GROZNIK JANJA</text:p>
          </table:table-cell>
          <table:table-cell office:value-type="float" office:value="404101" table:style-name="ce3">
            <text:p>404101</text:p>
          </table:table-cell>
          <table:table-cell office:value-type="float" office:value="87.75" table:style-name="ce2">
            <text:p>87,75</text:p>
          </table:table-cell>
          <table:table-cell table:number-columns-repeated="16373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104" table:style-name="ce3">
            <text:p>55104</text:p>
          </table:table-cell>
          <table:table-cell office:value-type="string" table:style-name="ce4">
            <text:p>VRAN MOJCA DR. DENT. MED. ZASEBNA ZOBNA ORDINACIJA</text:p>
          </table:table-cell>
          <table:table-cell office:value-type="string" table:style-name="ce4">
            <text:p>CESTA NA BRDO 43</text:p>
          </table:table-cell>
          <table:table-cell office:value-type="string" table:style-name="ce4">
            <text:p>1000 LJUBLJANA</text:p>
          </table:table-cell>
          <table:table-cell office:value-type="float" office:value="9231" table:style-name="ce3">
            <text:p>9231</text:p>
          </table:table-cell>
          <table:table-cell office:value-type="string" table:style-name="ce4">
            <text:p>VRAN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85.08" table:style-name="ce2">
            <text:p>85,08</text:p>
          </table:table-cell>
          <table:table-cell table:number-columns-repeated="16373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134" table:style-name="ce3">
            <text:p>55134</text:p>
          </table:table-cell>
          <table:table-cell office:value-type="string" table:style-name="ce4">
            <text:p>ZASEBNA ZOBOZDRAVSTVENA ORDINACIJA SERGEJ OLUJIĆ</text:p>
          </table:table-cell>
          <table:table-cell office:value-type="string" table:style-name="ce4">
            <text:p>LITIJSKA CESTA 38</text:p>
          </table:table-cell>
          <table:table-cell office:value-type="string" table:style-name="ce4">
            <text:p>1000 LJUBLJANA</text:p>
          </table:table-cell>
          <table:table-cell office:value-type="float" office:value="9490" table:style-name="ce3">
            <text:p>9490</text:p>
          </table:table-cell>
          <table:table-cell office:value-type="string" table:style-name="ce4">
            <text:p>OLUJIĆ <text:s/>SERGEJ</text:p>
          </table:table-cell>
          <table:table-cell office:value-type="float" office:value="404101" table:style-name="ce3">
            <text:p>404101</text:p>
          </table:table-cell>
          <table:table-cell office:value-type="float" office:value="115.15" table:style-name="ce2">
            <text:p>115,15</text:p>
          </table:table-cell>
          <table:table-cell table:number-columns-repeated="16373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186" table:style-name="ce3">
            <text:p>55186</text:p>
          </table:table-cell>
          <table:table-cell office:value-type="string" table:style-name="ce4">
            <text:p>ZOBNA ORDINACIJA DR. BERGMAN, ZOBOZDRAVSTVENA DEJAVNOST IN SVETOVANJE, D.O.O.</text:p>
          </table:table-cell>
          <table:table-cell office:value-type="string" table:style-name="ce4">
            <text:p>URANIČEVA ULICA 4 A</text:p>
          </table:table-cell>
          <table:table-cell office:value-type="string" table:style-name="ce4">
            <text:p>1000 LJUBLJANA</text:p>
          </table:table-cell>
          <table:table-cell office:value-type="float" office:value="5419" table:style-name="ce3">
            <text:p>5419</text:p>
          </table:table-cell>
          <table:table-cell office:value-type="string" table:style-name="ce4">
            <text:p>BERGMAN <text:s/>NIVES</text:p>
          </table:table-cell>
          <table:table-cell office:value-type="float" office:value="404101" table:style-name="ce3">
            <text:p>404101</text:p>
          </table:table-cell>
          <table:table-cell office:value-type="float" office:value="110.87" table:style-name="ce2">
            <text:p>110,87</text:p>
          </table:table-cell>
          <table:table-cell table:number-columns-repeated="16373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221" table:style-name="ce3">
            <text:p>55221</text:p>
          </table:table-cell>
          <table:table-cell office:value-type="string" table:style-name="ce4">
            <text:p>TOMAŽ LUKANOVIĆ - ZOBOZDRAVNIK</text:p>
          </table:table-cell>
          <table:table-cell office:value-type="string" table:style-name="ce4">
            <text:p>ULICA BRATOV UČAKAR 64</text:p>
          </table:table-cell>
          <table:table-cell office:value-type="string" table:style-name="ce4">
            <text:p>1000 LJUBLJANA</text:p>
          </table:table-cell>
          <table:table-cell office:value-type="float" office:value="11287" table:style-name="ce3">
            <text:p>11287</text:p>
          </table:table-cell>
          <table:table-cell office:value-type="string" table:style-name="ce4">
            <text:p>LUKANOVIĆ <text:s/>TOMAŽ</text:p>
          </table:table-cell>
          <table:table-cell office:value-type="float" office:value="404101" table:style-name="ce3">
            <text:p>404101</text:p>
          </table:table-cell>
          <table:table-cell office:value-type="float" office:value="180.92" table:style-name="ce2">
            <text:p>180,92</text:p>
          </table:table-cell>
          <table:table-cell table:number-columns-repeated="16373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243" table:style-name="ce3">
            <text:p>55243</text:p>
          </table:table-cell>
          <table:table-cell office:value-type="string" table:style-name="ce4">
            <text:p>CYCLOPET RADIOFARMAKI IN DIAGNOSTIKA D.O.O.</text:p>
          </table:table-cell>
          <table:table-cell office:value-type="string" table:style-name="ce4">
            <text:p>MARTINČEVA ULICA 30</text:p>
          </table:table-cell>
          <table:table-cell office:value-type="string" table:style-name="ce4">
            <text:p>1000 LJUBLJANA</text:p>
          </table:table-cell>
          <table:table-cell office:value-type="float" office:value="12357" table:style-name="ce3">
            <text:p>12357</text:p>
          </table:table-cell>
          <table:table-cell office:value-type="string" table:style-name="ce4">
            <text:p>GREGORIČ <text:s/>NATAŠA</text:p>
          </table:table-cell>
          <table:table-cell office:value-type="float" office:value="404101" table:style-name="ce3">
            <text:p>404101</text:p>
          </table:table-cell>
          <table:table-cell office:value-type="float" office:value="41.23" table:style-name="ce2">
            <text:p>41,23</text:p>
          </table:table-cell>
          <table:table-cell table:number-columns-repeated="16373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259" table:style-name="ce3">
            <text:p>55259</text:p>
          </table:table-cell>
          <table:table-cell office:value-type="string" table:style-name="ce4">
            <text:p>ZOBOZDRAVSTVO MAJA JAMŠEK</text:p>
          </table:table-cell>
          <table:table-cell office:value-type="string" table:style-name="ce4">
            <text:p>POD JELŠAMI 20</text:p>
          </table:table-cell>
          <table:table-cell office:value-type="string" table:style-name="ce4">
            <text:p>1000 LJUBLJANA</text:p>
          </table:table-cell>
          <table:table-cell office:value-type="float" office:value="11286" table:style-name="ce3">
            <text:p>11286</text:p>
          </table:table-cell>
          <table:table-cell office:value-type="string" table:style-name="ce4">
            <text:p>JAMŠEK <text:s/>MAJA</text:p>
          </table:table-cell>
          <table:table-cell office:value-type="float" office:value="404101" table:style-name="ce3">
            <text:p>404101</text:p>
          </table:table-cell>
          <table:table-cell office:value-type="float" office:value="78.069999999999993" table:style-name="ce2">
            <text:p>78,07</text:p>
          </table:table-cell>
          <table:table-cell table:number-columns-repeated="16373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69" table:style-name="ce3">
            <text:p>5469</text:p>
          </table:table-cell>
          <table:table-cell office:value-type="string" table:style-name="ce4">
            <text:p>ZD LJUBLJANA - ŠENTVID</text:p>
          </table:table-cell>
          <table:table-cell office:value-type="string" table:style-name="ce4">
            <text:p>OB ZDRAVSTVENEM DOMU 1</text:p>
          </table:table-cell>
          <table:table-cell office:value-type="string" table:style-name="ce4">
            <text:p>1210 LJUBLJANA - ŠENTVID</text:p>
          </table:table-cell>
          <table:table-cell office:value-type="float" office:value="11316" table:style-name="ce3">
            <text:p>11316</text:p>
          </table:table-cell>
          <table:table-cell office:value-type="string" table:style-name="ce4">
            <text:p>LEBEN MARKIČ ŠPELA</text:p>
          </table:table-cell>
          <table:table-cell office:value-type="float" office:value="404101" table:style-name="ce3">
            <text:p>404101</text:p>
          </table:table-cell>
          <table:table-cell office:value-type="float" office:value="71.239999999999995" table:style-name="ce2">
            <text:p>71,24</text:p>
          </table:table-cell>
          <table:table-cell table:number-columns-repeated="16373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69" table:style-name="ce3">
            <text:p>5469</text:p>
          </table:table-cell>
          <table:table-cell office:value-type="string" table:style-name="ce4">
            <text:p>ZD LJUBLJANA - ŠENTVID</text:p>
          </table:table-cell>
          <table:table-cell office:value-type="string" table:style-name="ce4">
            <text:p>OB ZDRAVSTVENEM DOMU 1</text:p>
          </table:table-cell>
          <table:table-cell office:value-type="string" table:style-name="ce4">
            <text:p>1210 LJUBLJANA - ŠENTVID</text:p>
          </table:table-cell>
          <table:table-cell office:value-type="float" office:value="12325" table:style-name="ce3">
            <text:p>12325</text:p>
          </table:table-cell>
          <table:table-cell office:value-type="string" table:style-name="ce4">
            <text:p>PAVLOVA <text:s/>KRISTINA</text:p>
          </table:table-cell>
          <table:table-cell office:value-type="float" office:value="404101" table:style-name="ce3">
            <text:p>404101</text:p>
          </table:table-cell>
          <table:table-cell office:value-type="float" office:value="27.56" table:style-name="ce2">
            <text:p>27,56</text:p>
          </table:table-cell>
          <table:table-cell table:number-columns-repeated="16373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69" table:style-name="ce3">
            <text:p>5469</text:p>
          </table:table-cell>
          <table:table-cell office:value-type="string" table:style-name="ce4">
            <text:p>ZD LJUBLJANA - ŠENTVID</text:p>
          </table:table-cell>
          <table:table-cell office:value-type="string" table:style-name="ce4">
            <text:p>OB ZDRAVSTVENEM DOMU 1</text:p>
          </table:table-cell>
          <table:table-cell office:value-type="string" table:style-name="ce4">
            <text:p>1210 LJUBLJANA - ŠENTVID</text:p>
          </table:table-cell>
          <table:table-cell office:value-type="float" office:value="11880" table:style-name="ce3">
            <text:p>11880</text:p>
          </table:table-cell>
          <table:table-cell office:value-type="string" table:style-name="ce4">
            <text:p>POPOVIĆ <text:s/>MAJA</text:p>
          </table:table-cell>
          <table:table-cell office:value-type="float" office:value="404101" table:style-name="ce3">
            <text:p>404101</text:p>
          </table:table-cell>
          <table:table-cell office:value-type="float" office:value="115.56" table:style-name="ce2">
            <text:p>115,56</text:p>
          </table:table-cell>
          <table:table-cell table:number-columns-repeated="16373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69" table:style-name="ce3">
            <text:p>5469</text:p>
          </table:table-cell>
          <table:table-cell office:value-type="string" table:style-name="ce4">
            <text:p>ZD LJUBLJANA - ŠENTVID</text:p>
          </table:table-cell>
          <table:table-cell office:value-type="string" table:style-name="ce4">
            <text:p>OB ZDRAVSTVENEM DOMU 1</text:p>
          </table:table-cell>
          <table:table-cell office:value-type="string" table:style-name="ce4">
            <text:p>1210 LJUBLJANA - ŠENTVID</text:p>
          </table:table-cell>
          <table:table-cell office:value-type="float" office:value="10454" table:style-name="ce3">
            <text:p>10454</text:p>
          </table:table-cell>
          <table:table-cell office:value-type="string" table:style-name="ce4">
            <text:p>VELKAVRH KIRN SIMONA</text:p>
          </table:table-cell>
          <table:table-cell office:value-type="float" office:value="404101" table:style-name="ce3">
            <text:p>404101</text:p>
          </table:table-cell>
          <table:table-cell office:value-type="float" office:value="71.47" table:style-name="ce2">
            <text:p>71,47</text:p>
          </table:table-cell>
          <table:table-cell table:number-columns-repeated="16373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501" table:style-name="ce3">
            <text:p>50501</text:p>
          </table:table-cell>
          <table:table-cell office:value-type="string" table:style-name="ce4">
            <text:p>ZDRAVSTVENI DOM MEDVODE</text:p>
          </table:table-cell>
          <table:table-cell office:value-type="string" table:style-name="ce4">
            <text:p>OSTROVRHARJEVA ULICA 6</text:p>
          </table:table-cell>
          <table:table-cell office:value-type="string" table:style-name="ce4">
            <text:p>1215 MEDVODE</text:p>
          </table:table-cell>
          <table:table-cell office:value-type="float" office:value="11841" table:style-name="ce3">
            <text:p>11841</text:p>
          </table:table-cell>
          <table:table-cell office:value-type="string" table:style-name="ce4">
            <text:p>POPOVIĆ <text:s/>NEBOJŠA</text:p>
          </table:table-cell>
          <table:table-cell office:value-type="float" office:value="404101" table:style-name="ce3">
            <text:p>404101</text:p>
          </table:table-cell>
          <table:table-cell office:value-type="float" office:value="92.33" table:style-name="ce2">
            <text:p>92,33</text:p>
          </table:table-cell>
          <table:table-cell table:number-columns-repeated="16373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501" table:style-name="ce3">
            <text:p>50501</text:p>
          </table:table-cell>
          <table:table-cell office:value-type="string" table:style-name="ce4">
            <text:p>ZDRAVSTVENI DOM MEDVODE</text:p>
          </table:table-cell>
          <table:table-cell office:value-type="string" table:style-name="ce4">
            <text:p>OSTROVRHARJEVA ULICA 6</text:p>
          </table:table-cell>
          <table:table-cell office:value-type="string" table:style-name="ce4">
            <text:p>1215 MEDVODE</text:p>
          </table:table-cell>
          <table:table-cell office:value-type="float" office:value="9236" table:style-name="ce3">
            <text:p>9236</text:p>
          </table:table-cell>
          <table:table-cell office:value-type="string" table:style-name="ce4">
            <text:p>MIJOVIĆ <text:s/>ALENKA</text:p>
          </table:table-cell>
          <table:table-cell office:value-type="float" office:value="404101" table:style-name="ce3">
            <text:p>404101</text:p>
          </table:table-cell>
          <table:table-cell office:value-type="float" office:value="91.68" table:style-name="ce2">
            <text:p>91,68</text:p>
          </table:table-cell>
          <table:table-cell table:number-columns-repeated="16373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501" table:style-name="ce3">
            <text:p>50501</text:p>
          </table:table-cell>
          <table:table-cell office:value-type="string" table:style-name="ce4">
            <text:p>ZDRAVSTVENI DOM MEDVODE</text:p>
          </table:table-cell>
          <table:table-cell office:value-type="string" table:style-name="ce4">
            <text:p>OSTROVRHARJEVA ULICA 6</text:p>
          </table:table-cell>
          <table:table-cell office:value-type="string" table:style-name="ce4">
            <text:p>1215 MEDVODE</text:p>
          </table:table-cell>
          <table:table-cell office:value-type="float" office:value="12527" table:style-name="ce3">
            <text:p>12527</text:p>
          </table:table-cell>
          <table:table-cell office:value-type="string" table:style-name="ce4">
            <text:p>NASTRAN <text:s/>ŠPELA</text:p>
          </table:table-cell>
          <table:table-cell office:value-type="float" office:value="404101" table:style-name="ce3">
            <text:p>404101</text:p>
          </table:table-cell>
          <table:table-cell office:value-type="float" office:value="59.47" table:style-name="ce2">
            <text:p>59,47</text:p>
          </table:table-cell>
          <table:table-cell table:number-columns-repeated="16373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501" table:style-name="ce3">
            <text:p>50501</text:p>
          </table:table-cell>
          <table:table-cell office:value-type="string" table:style-name="ce4">
            <text:p>ZDRAVSTVENI DOM MEDVODE</text:p>
          </table:table-cell>
          <table:table-cell office:value-type="string" table:style-name="ce4">
            <text:p>OSTROVRHARJEVA ULICA 6</text:p>
          </table:table-cell>
          <table:table-cell office:value-type="string" table:style-name="ce4">
            <text:p>1215 MEDVODE</text:p>
          </table:table-cell>
          <table:table-cell office:value-type="float" office:value="8218" table:style-name="ce3">
            <text:p>8218</text:p>
          </table:table-cell>
          <table:table-cell office:value-type="string" table:style-name="ce4">
            <text:p>IVANC <text:s/>NEDELJKA</text:p>
          </table:table-cell>
          <table:table-cell office:value-type="float" office:value="404101" table:style-name="ce3">
            <text:p>404101</text:p>
          </table:table-cell>
          <table:table-cell office:value-type="float" office:value="94.47" table:style-name="ce2">
            <text:p>94,47</text:p>
          </table:table-cell>
          <table:table-cell table:number-columns-repeated="16373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150" table:style-name="ce3">
            <text:p>24150</text:p>
          </table:table-cell>
          <table:table-cell office:value-type="string" table:style-name="ce4">
            <text:p>KRANJEC LEOPOLDINA - ZOBNA ORDINACIJA</text:p>
          </table:table-cell>
          <table:table-cell office:value-type="string" table:style-name="ce4">
            <text:p>KOPITARJEV TRG 1</text:p>
          </table:table-cell>
          <table:table-cell office:value-type="string" table:style-name="ce4">
            <text:p>1217 VODICE</text:p>
          </table:table-cell>
          <table:table-cell office:value-type="float" office:value="6903" table:style-name="ce3">
            <text:p>6903</text:p>
          </table:table-cell>
          <table:table-cell office:value-type="string" table:style-name="ce4">
            <text:p>KRANJEC <text:s/>LEOPOLDINA</text:p>
          </table:table-cell>
          <table:table-cell office:value-type="float" office:value="404101" table:style-name="ce3">
            <text:p>404101</text:p>
          </table:table-cell>
          <table:table-cell office:value-type="float" office:value="223.64" table:style-name="ce2">
            <text:p>223,64</text:p>
          </table:table-cell>
          <table:table-cell table:number-columns-repeated="16373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156" table:style-name="ce3">
            <text:p>55156</text:p>
          </table:table-cell>
          <table:table-cell office:value-type="string" table:style-name="ce4">
            <text:p>ZOBNA ORDINACIJA, BARBARA RAŽEN S.P.</text:p>
          </table:table-cell>
          <table:table-cell office:value-type="string" table:style-name="ce4">
            <text:p>KOPITARJEV TRG 1</text:p>
          </table:table-cell>
          <table:table-cell office:value-type="string" table:style-name="ce4">
            <text:p>1217 VODICE</text:p>
          </table:table-cell>
          <table:table-cell office:value-type="float" office:value="10586" table:style-name="ce3">
            <text:p>10586</text:p>
          </table:table-cell>
          <table:table-cell office:value-type="string" table:style-name="ce4">
            <text:p>RAŽEN <text:s/>BARBARA</text:p>
          </table:table-cell>
          <table:table-cell office:value-type="float" office:value="404101" table:style-name="ce3">
            <text:p>404101</text:p>
          </table:table-cell>
          <table:table-cell office:value-type="float" office:value="118.18" table:style-name="ce2">
            <text:p>118,18</text:p>
          </table:table-cell>
          <table:table-cell table:number-columns-repeated="16373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160" table:style-name="ce3">
            <text:p>24160</text:p>
          </table:table-cell>
          <table:table-cell office:value-type="string" table:style-name="ce4">
            <text:p>POTOKAR MOJCA - ZOBNA ORDINACIJA</text:p>
          </table:table-cell>
          <table:table-cell office:value-type="string" table:style-name="ce4">
            <text:p>ZASAVSKA CESTA 95</text:p>
          </table:table-cell>
          <table:table-cell office:value-type="string" table:style-name="ce4">
            <text:p>1231 LJUBLJANA - ČRNUČE</text:p>
          </table:table-cell>
          <table:table-cell office:value-type="float" office:value="6849" table:style-name="ce3">
            <text:p>6849</text:p>
          </table:table-cell>
          <table:table-cell office:value-type="string" table:style-name="ce4">
            <text:p>POTOKAR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108.67" table:style-name="ce2">
            <text:p>108,67</text:p>
          </table:table-cell>
          <table:table-cell table:number-columns-repeated="16373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516" table:style-name="ce3">
            <text:p>24516</text:p>
          </table:table-cell>
          <table:table-cell office:value-type="string" table:style-name="ce4">
            <text:p>DEPIK PODJETJE ZA PROIZVODNJO, INTELEKTUALNE STORITVE IN TRGOVINO D.O.O., LJUBLJANA</text:p>
          </table:table-cell>
          <table:table-cell office:value-type="string" table:style-name="ce4">
            <text:p>CESTA 24. JUNIJA 31</text:p>
          </table:table-cell>
          <table:table-cell office:value-type="string" table:style-name="ce4">
            <text:p>1231 LJUBLJANA - ČRNUČE</text:p>
          </table:table-cell>
          <table:table-cell office:value-type="float" office:value="10374" table:style-name="ce3">
            <text:p>10374</text:p>
          </table:table-cell>
          <table:table-cell office:value-type="string" table:style-name="ce4">
            <text:p>VERSTOVŠEK <text:s/>SANJA</text:p>
          </table:table-cell>
          <table:table-cell office:value-type="float" office:value="404101" table:style-name="ce3">
            <text:p>404101</text:p>
          </table:table-cell>
          <table:table-cell office:value-type="float" office:value="50.44" table:style-name="ce2">
            <text:p>50,44</text:p>
          </table:table-cell>
          <table:table-cell table:number-columns-repeated="16373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115" table:style-name="ce3">
            <text:p>55115</text:p>
          </table:table-cell>
          <table:table-cell office:value-type="string" table:style-name="ce4">
            <text:p>URBANČIČ POLONCA, DR. DENT. MED. ZOBOZDRAVSTVO</text:p>
          </table:table-cell>
          <table:table-cell office:value-type="string" table:style-name="ce4">
            <text:p>PETKOVA ULICA 16</text:p>
          </table:table-cell>
          <table:table-cell office:value-type="string" table:style-name="ce4">
            <text:p>1231 LJUBLJANA - ČRNUČE</text:p>
          </table:table-cell>
          <table:table-cell office:value-type="float" office:value="9274" table:style-name="ce3">
            <text:p>9274</text:p>
          </table:table-cell>
          <table:table-cell office:value-type="string" table:style-name="ce4">
            <text:p>URBANČIČ <text:s/>POLONCA</text:p>
          </table:table-cell>
          <table:table-cell office:value-type="float" office:value="404101" table:style-name="ce3">
            <text:p>404101</text:p>
          </table:table-cell>
          <table:table-cell office:value-type="float" office:value="78.84" table:style-name="ce2">
            <text:p>78,84</text:p>
          </table:table-cell>
          <table:table-cell table:number-columns-repeated="16373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200" table:style-name="ce3">
            <text:p>55200</text:p>
          </table:table-cell>
          <table:table-cell office:value-type="string" table:style-name="ce4">
            <text:p>POLO - DENT, ZOBOZDRAVSTVENA DEJAVNOST, D.O.O.</text:p>
          </table:table-cell>
          <table:table-cell office:value-type="string" table:style-name="ce4">
            <text:p>PETKOVA ULICA 16</text:p>
          </table:table-cell>
          <table:table-cell office:value-type="string" table:style-name="ce4">
            <text:p>1231 LJUBLJANA - ČRNUČE</text:p>
          </table:table-cell>
          <table:table-cell office:value-type="float" office:value="10814" table:style-name="ce3">
            <text:p>10814</text:p>
          </table:table-cell>
          <table:table-cell office:value-type="string" table:style-name="ce4">
            <text:p>SIMONČIČ <text:s/>MATEJA</text:p>
          </table:table-cell>
          <table:table-cell office:value-type="float" office:value="404101" table:style-name="ce3">
            <text:p>404101</text:p>
          </table:table-cell>
          <table:table-cell office:value-type="float" office:value="43.73" table:style-name="ce2">
            <text:p>43,73</text:p>
          </table:table-cell>
          <table:table-cell table:number-columns-repeated="16373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491" table:style-name="ce3">
            <text:p>24491</text:p>
          </table:table-cell>
          <table:table-cell office:value-type="string" table:style-name="ce4">
            <text:p>OBLAK - ZDOLŠEK JANJA DR.DENT.MED. ZOBOZDRAVSTENA ORDINACIJA</text:p>
          </table:table-cell>
          <table:table-cell office:value-type="string" table:style-name="ce4">
            <text:p>CESTA II. GRUPE ODREDOV 56</text:p>
          </table:table-cell>
          <table:table-cell office:value-type="string" table:style-name="ce4">
            <text:p>1261 LJUBLJANA - DOBRUNJE</text:p>
          </table:table-cell>
          <table:table-cell office:value-type="float" office:value="8126" table:style-name="ce3">
            <text:p>8126</text:p>
          </table:table-cell>
          <table:table-cell office:value-type="string" table:style-name="ce4">
            <text:p>ZDOLŠEK OBLAK JANJA</text:p>
          </table:table-cell>
          <table:table-cell office:value-type="float" office:value="404101" table:style-name="ce3">
            <text:p>404101</text:p>
          </table:table-cell>
          <table:table-cell office:value-type="float" office:value="107.3" table:style-name="ce2">
            <text:p>107,30</text:p>
          </table:table-cell>
          <table:table-cell table:number-columns-repeated="16373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492" table:style-name="ce3">
            <text:p>24492</text:p>
          </table:table-cell>
          <table:table-cell office:value-type="string" table:style-name="ce4">
            <text:p>ZASEBNA ZOBOZDRAVSTVENA AMBULANTA VESNA FUŽIR URBANČIČ, DR.DENT.MED.</text:p>
          </table:table-cell>
          <table:table-cell office:value-type="string" table:style-name="ce4">
            <text:p>VIDEM 17 C</text:p>
          </table:table-cell>
          <table:table-cell office:value-type="string" table:style-name="ce4">
            <text:p>1262 DOL PRI LJUBLJANI</text:p>
          </table:table-cell>
          <table:table-cell office:value-type="float" office:value="7971" table:style-name="ce3">
            <text:p>7971</text:p>
          </table:table-cell>
          <table:table-cell office:value-type="string" table:style-name="ce4">
            <text:p>FUŽIR URBANČIČ VESNA</text:p>
          </table:table-cell>
          <table:table-cell office:value-type="float" office:value="404101" table:style-name="ce3">
            <text:p>404101</text:p>
          </table:table-cell>
          <table:table-cell office:value-type="float" office:value="286.14999999999998" table:style-name="ce2">
            <text:p>286,15</text:p>
          </table:table-cell>
          <table:table-cell table:number-columns-repeated="16373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142" table:style-name="ce3">
            <text:p>55142</text:p>
          </table:table-cell>
          <table:table-cell office:value-type="string" table:style-name="ce4">
            <text:p>POTOČNIK ŠPELA, DR. DENT. MED. ZASEBNA ZOBNA ORDINACIJA</text:p>
          </table:table-cell>
          <table:table-cell office:value-type="string" table:style-name="ce4">
            <text:p>DOLSKO 55</text:p>
          </table:table-cell>
          <table:table-cell office:value-type="string" table:style-name="ce4">
            <text:p>1262 DOL PRI LJUBLJANI</text:p>
          </table:table-cell>
          <table:table-cell office:value-type="float" office:value="11098" table:style-name="ce3">
            <text:p>11098</text:p>
          </table:table-cell>
          <table:table-cell office:value-type="string" table:style-name="ce4">
            <text:p>POTOČNIK <text:s/>ŠPELA</text:p>
          </table:table-cell>
          <table:table-cell office:value-type="float" office:value="404101" table:style-name="ce3">
            <text:p>404101</text:p>
          </table:table-cell>
          <table:table-cell office:value-type="float" office:value="85.38" table:style-name="ce2">
            <text:p>85,38</text:p>
          </table:table-cell>
          <table:table-cell table:number-columns-repeated="16373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12955" table:style-name="ce3">
            <text:p>12955</text:p>
          </table:table-cell>
          <table:table-cell office:value-type="string" table:style-name="ce4">
            <text:p>MARIČ DARINKA - ZOBOZDRAVSTVENA ORDINACIJA</text:p>
          </table:table-cell>
          <table:table-cell office:value-type="string" table:style-name="ce4">
            <text:p>KOČEVSKA CESTA 25</text:p>
          </table:table-cell>
          <table:table-cell office:value-type="string" table:style-name="ce4">
            <text:p>1291 ŠKOFLJICA</text:p>
          </table:table-cell>
          <table:table-cell office:value-type="float" office:value="5730" table:style-name="ce3">
            <text:p>5730</text:p>
          </table:table-cell>
          <table:table-cell office:value-type="string" table:style-name="ce4">
            <text:p>MARIČ <text:s/>DARINKA</text:p>
          </table:table-cell>
          <table:table-cell office:value-type="float" office:value="404101" table:style-name="ce3">
            <text:p>404101</text:p>
          </table:table-cell>
          <table:table-cell office:value-type="float" office:value="103.8" table:style-name="ce2">
            <text:p>103,80</text:p>
          </table:table-cell>
          <table:table-cell table:number-columns-repeated="16373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315" table:style-name="ce3">
            <text:p>24315</text:p>
          </table:table-cell>
          <table:table-cell office:value-type="string" table:style-name="ce4">
            <text:p>DENTAL DESIGN, ZOBOZDRAVSTVENE IN ZOBOTEHNIČNE STORITVE, SVETOVANJE, UVOZ IN IZVOZ, D.O.O.</text:p>
          </table:table-cell>
          <table:table-cell office:value-type="string" table:style-name="ce4">
            <text:p>JAVORŠKOVA ULICA 9</text:p>
          </table:table-cell>
          <table:table-cell office:value-type="string" table:style-name="ce4">
            <text:p>1315 VELIKE LAŠČE</text:p>
          </table:table-cell>
          <table:table-cell office:value-type="float" office:value="8865" table:style-name="ce3">
            <text:p>8865</text:p>
          </table:table-cell>
          <table:table-cell office:value-type="string" table:style-name="ce4">
            <text:p>SAVIĆ <text:s/>SAŠA</text:p>
          </table:table-cell>
          <table:table-cell office:value-type="float" office:value="404101" table:style-name="ce3">
            <text:p>404101</text:p>
          </table:table-cell>
          <table:table-cell office:value-type="float" office:value="122.22" table:style-name="ce2">
            <text:p>122,22</text:p>
          </table:table-cell>
          <table:table-cell table:number-columns-repeated="16373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353" table:style-name="ce3">
            <text:p>24353</text:p>
          </table:table-cell>
          <table:table-cell office:value-type="string" table:style-name="ce4">
            <text:p>ZOBNA, ZOBOZDRAVSTVENA DEJAVNOST, D.O.O.</text:p>
          </table:table-cell>
          <table:table-cell office:value-type="string" table:style-name="ce4">
            <text:p>NOVA POT 5</text:p>
          </table:table-cell>
          <table:table-cell office:value-type="string" table:style-name="ce4">
            <text:p>1351 BREZOVICA PRI LJUBLJANI</text:p>
          </table:table-cell>
          <table:table-cell office:value-type="float" office:value="10786" table:style-name="ce3">
            <text:p>10786</text:p>
          </table:table-cell>
          <table:table-cell office:value-type="string" table:style-name="ce4">
            <text:p>STOJANOV <text:s/>ILIJA</text:p>
          </table:table-cell>
          <table:table-cell office:value-type="float" office:value="404101" table:style-name="ce3">
            <text:p>404101</text:p>
          </table:table-cell>
          <table:table-cell office:value-type="float" office:value="114.61" table:style-name="ce2">
            <text:p>114,61</text:p>
          </table:table-cell>
          <table:table-cell table:number-columns-repeated="16373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108" table:style-name="ce3">
            <text:p>24108</text:p>
          </table:table-cell>
          <table:table-cell office:value-type="string" table:style-name="ce4">
            <text:p>KINDERMANN PAVLA - ZOBOZDRAVSTVO ODRASLIH</text:p>
          </table:table-cell>
          <table:table-cell office:value-type="string" table:style-name="ce4">
            <text:p>JEZERO 1</text:p>
          </table:table-cell>
          <table:table-cell office:value-type="string" table:style-name="ce4">
            <text:p>1352 PRESERJE</text:p>
          </table:table-cell>
          <table:table-cell office:value-type="float" office:value="5267" table:style-name="ce3">
            <text:p>5267</text:p>
          </table:table-cell>
          <table:table-cell office:value-type="string" table:style-name="ce4">
            <text:p>KINDERMANN <text:s/>PAVLA</text:p>
          </table:table-cell>
          <table:table-cell office:value-type="float" office:value="404101" table:style-name="ce3">
            <text:p>404101</text:p>
          </table:table-cell>
          <table:table-cell office:value-type="float" office:value="117.58" table:style-name="ce2">
            <text:p>117,58</text:p>
          </table:table-cell>
          <table:table-cell table:number-columns-repeated="16373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ZASEBNA ZOBNA ORDINACIJA NUŠA ZADEL, DR. DENT. MED.</text:p>
          </table:table-cell>
          <table:table-cell office:value-type="string" table:style-name="ce4">
            <text:p>SLOVENSKA CESTA 17</text:p>
          </table:table-cell>
          <table:table-cell office:value-type="string" table:style-name="ce4">
            <text:p>1354 HORJUL</text:p>
          </table:table-cell>
          <table:table-cell office:value-type="float" office:value="13011" table:style-name="ce3">
            <text:p>13011</text:p>
          </table:table-cell>
          <table:table-cell office:value-type="string" table:style-name="ce4">
            <text:p>ZADEL <text:s/>NUŠA</text:p>
          </table:table-cell>
          <table:table-cell office:value-type="float" office:value="404101" table:style-name="ce3">
            <text:p>404101</text:p>
          </table:table-cell>
          <table:table-cell office:value-type="float" office:value="26.32" table:style-name="ce2">
            <text:p>26,32</text:p>
          </table:table-cell>
          <table:table-cell table:number-columns-repeated="16373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485" table:style-name="ce3">
            <text:p>24485</text:p>
          </table:table-cell>
          <table:table-cell office:value-type="string" table:style-name="ce4">
            <text:p>0.4, ZOBOZDRAVSTVENE STORITVE D.O.O.</text:p>
          </table:table-cell>
          <table:table-cell office:value-type="string" table:style-name="ce4">
            <text:p>POLHOV GRADEC 13</text:p>
          </table:table-cell>
          <table:table-cell office:value-type="string" table:style-name="ce4">
            <text:p>1355 POLHOV GRADEC</text:p>
          </table:table-cell>
          <table:table-cell office:value-type="float" office:value="9746" table:style-name="ce3">
            <text:p>9746</text:p>
          </table:table-cell>
          <table:table-cell office:value-type="string" table:style-name="ce4">
            <text:p>KNAFELC <text:s/>GREGOR</text:p>
          </table:table-cell>
          <table:table-cell office:value-type="float" office:value="404101" table:style-name="ce3">
            <text:p>404101</text:p>
          </table:table-cell>
          <table:table-cell office:value-type="float" office:value="120.85" table:style-name="ce2">
            <text:p>120,85</text:p>
          </table:table-cell>
          <table:table-cell table:number-columns-repeated="16373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086" table:style-name="ce3">
            <text:p>55086</text:p>
          </table:table-cell>
          <table:table-cell office:value-type="string" table:style-name="ce4">
            <text:p>TRŽAN-MAKOVEC ZOBOZDRAVSTVENA ORDINACIJA, D.O.O.</text:p>
          </table:table-cell>
          <table:table-cell office:value-type="string" table:style-name="ce4">
            <text:p>ULICA VLADIMIRJA DOLNIČARJA 11</text:p>
          </table:table-cell>
          <table:table-cell office:value-type="string" table:style-name="ce4">
            <text:p>1356 DOBROVA</text:p>
          </table:table-cell>
          <table:table-cell office:value-type="float" office:value="7014" table:style-name="ce3">
            <text:p>7014</text:p>
          </table:table-cell>
          <table:table-cell office:value-type="string" table:style-name="ce4">
            <text:p>MAKOVEC <text:s/>TADEJA</text:p>
          </table:table-cell>
          <table:table-cell office:value-type="float" office:value="404101" table:style-name="ce3">
            <text:p>404101</text:p>
          </table:table-cell>
          <table:table-cell office:value-type="float" office:value="184.78" table:style-name="ce2">
            <text:p>184,78</text:p>
          </table:table-cell>
          <table:table-cell table:number-columns-repeated="16373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086" table:style-name="ce3">
            <text:p>55086</text:p>
          </table:table-cell>
          <table:table-cell office:value-type="string" table:style-name="ce4">
            <text:p>TRŽAN-MAKOVEC ZOBOZDRAVSTVENA ORDINACIJA, D.O.O.</text:p>
          </table:table-cell>
          <table:table-cell office:value-type="string" table:style-name="ce4">
            <text:p>ULICA VLADIMIRJA DOLNIČARJA 11</text:p>
          </table:table-cell>
          <table:table-cell office:value-type="string" table:style-name="ce4">
            <text:p>1356 DOBROVA</text:p>
          </table:table-cell>
          <table:table-cell office:value-type="float" office:value="7970" table:style-name="ce3">
            <text:p>7970</text:p>
          </table:table-cell>
          <table:table-cell office:value-type="string" table:style-name="ce4">
            <text:p>TRŽAN GROZDANOV BREDA</text:p>
          </table:table-cell>
          <table:table-cell office:value-type="float" office:value="404101" table:style-name="ce3">
            <text:p>404101</text:p>
          </table:table-cell>
          <table:table-cell office:value-type="float" office:value="124.36" table:style-name="ce2">
            <text:p>124,36</text:p>
          </table:table-cell>
          <table:table-cell table:number-columns-repeated="16373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226" table:style-name="ce3">
            <text:p>24226</text:p>
          </table:table-cell>
          <table:table-cell office:value-type="string" table:style-name="ce4">
            <text:p>ZOB D.O.O., DRUŽBA ZA ZOBOZDRAVSTVENE STORITVE VRHNIKA</text:p>
          </table:table-cell>
          <table:table-cell office:value-type="string" table:style-name="ce4">
            <text:p>MED VRTOVI 8</text:p>
          </table:table-cell>
          <table:table-cell office:value-type="string" table:style-name="ce4">
            <text:p>1360 VRHNIKA</text:p>
          </table:table-cell>
          <table:table-cell office:value-type="float" office:value="8461" table:style-name="ce3">
            <text:p>8461</text:p>
          </table:table-cell>
          <table:table-cell office:value-type="string" table:style-name="ce4">
            <text:p>SMRTNIK <text:s/>MARIJAN</text:p>
          </table:table-cell>
          <table:table-cell office:value-type="float" office:value="404101" table:style-name="ce3">
            <text:p>404101</text:p>
          </table:table-cell>
          <table:table-cell office:value-type="float" office:value="118.59" table:style-name="ce2">
            <text:p>118,59</text:p>
          </table:table-cell>
          <table:table-cell table:number-columns-repeated="16373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7282" table:style-name="ce3">
            <text:p>27282</text:p>
          </table:table-cell>
          <table:table-cell office:value-type="string" table:style-name="ce4">
            <text:p>LEONARDO, RAZVOJ, RAZISKAVE, TRGOVINA IN STORITVE, D.O.O., KRANJ</text:p>
          </table:table-cell>
          <table:table-cell office:value-type="string" table:style-name="ce4">
            <text:p>STORŽIŠKA ULICA 4</text:p>
          </table:table-cell>
          <table:table-cell office:value-type="string" table:style-name="ce4">
            <text:p>4000 KRANJ</text:p>
          </table:table-cell>
          <table:table-cell office:value-type="float" office:value="9424" table:style-name="ce3">
            <text:p>9424</text:p>
          </table:table-cell>
          <table:table-cell office:value-type="string" table:style-name="ce4">
            <text:p>ZEVNIK <text:s/>KRIŠTOF</text:p>
          </table:table-cell>
          <table:table-cell office:value-type="float" office:value="404101" table:style-name="ce3">
            <text:p>404101</text:p>
          </table:table-cell>
          <table:table-cell office:value-type="float" office:value="90.84" table:style-name="ce2">
            <text:p>90,84</text:p>
          </table:table-cell>
          <table:table-cell table:number-columns-repeated="16373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30" table:style-name="ce3">
            <text:p>5030</text:p>
          </table:table-cell>
          <table:table-cell office:value-type="string" table:style-name="ce4">
            <text:p>ZD LJUBLJANA - BEŽIGRAD</text:p>
          </table:table-cell>
          <table:table-cell office:value-type="string" table:style-name="ce4">
            <text:p>KRŽIČEVA ULICA 10</text:p>
          </table:table-cell>
          <table:table-cell office:value-type="string" table:style-name="ce4">
            <text:p>1000 LJUBLJANA</text:p>
          </table:table-cell>
          <table:table-cell office:value-type="float" office:value="12195" table:style-name="ce3">
            <text:p>12195</text:p>
          </table:table-cell>
          <table:table-cell office:value-type="string" table:style-name="ce4">
            <text:p>ŽILIH <text:s/>NUŠA</text:p>
          </table:table-cell>
          <table:table-cell office:value-type="float" office:value="404103" table:style-name="ce3">
            <text:p>404103</text:p>
          </table:table-cell>
          <table:table-cell office:value-type="float" office:value="88.17" table:style-name="ce2">
            <text:p>88,17</text:p>
          </table:table-cell>
          <table:table-cell table:number-columns-repeated="16373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30" table:style-name="ce3">
            <text:p>5030</text:p>
          </table:table-cell>
          <table:table-cell office:value-type="string" table:style-name="ce4">
            <text:p>ZD LJUBLJANA - BEŽIGRAD</text:p>
          </table:table-cell>
          <table:table-cell office:value-type="string" table:style-name="ce4">
            <text:p>KRŽIČEVA ULICA 10</text:p>
          </table:table-cell>
          <table:table-cell office:value-type="string" table:style-name="ce4">
            <text:p>1000 LJUBLJANA</text:p>
          </table:table-cell>
          <table:table-cell office:value-type="float" office:value="9675" table:style-name="ce3">
            <text:p>9675</text:p>
          </table:table-cell>
          <table:table-cell office:value-type="string" table:style-name="ce4">
            <text:p>GODEC <text:s/>URŠKA</text:p>
          </table:table-cell>
          <table:table-cell office:value-type="float" office:value="404103" table:style-name="ce3">
            <text:p>404103</text:p>
          </table:table-cell>
          <table:table-cell office:value-type="float" office:value="111.82" table:style-name="ce2">
            <text:p>111,82</text:p>
          </table:table-cell>
          <table:table-cell table:number-columns-repeated="16373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30" table:style-name="ce3">
            <text:p>5030</text:p>
          </table:table-cell>
          <table:table-cell office:value-type="string" table:style-name="ce4">
            <text:p>ZD LJUBLJANA - BEŽIGRAD</text:p>
          </table:table-cell>
          <table:table-cell office:value-type="string" table:style-name="ce4">
            <text:p>KRŽIČEVA ULICA 10</text:p>
          </table:table-cell>
          <table:table-cell office:value-type="string" table:style-name="ce4">
            <text:p>1000 LJUBLJANA</text:p>
          </table:table-cell>
          <table:table-cell office:value-type="float" office:value="10359" table:style-name="ce3">
            <text:p>10359</text:p>
          </table:table-cell>
          <table:table-cell office:value-type="string" table:style-name="ce4">
            <text:p>HABJANIČ JUG POLONCA</text:p>
          </table:table-cell>
          <table:table-cell office:value-type="float" office:value="404103" table:style-name="ce3">
            <text:p>404103</text:p>
          </table:table-cell>
          <table:table-cell office:value-type="float" office:value="98.48" table:style-name="ce2">
            <text:p>98,48</text:p>
          </table:table-cell>
          <table:table-cell table:number-columns-repeated="16373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30" table:style-name="ce3">
            <text:p>5030</text:p>
          </table:table-cell>
          <table:table-cell office:value-type="string" table:style-name="ce4">
            <text:p>ZD LJUBLJANA - BEŽIGRAD</text:p>
          </table:table-cell>
          <table:table-cell office:value-type="string" table:style-name="ce4">
            <text:p>KRŽIČEVA ULICA 10</text:p>
          </table:table-cell>
          <table:table-cell office:value-type="string" table:style-name="ce4">
            <text:p>1000 LJUBLJANA</text:p>
          </table:table-cell>
          <table:table-cell office:value-type="float" office:value="10944" table:style-name="ce3">
            <text:p>10944</text:p>
          </table:table-cell>
          <table:table-cell office:value-type="string" table:style-name="ce4">
            <text:p>JOVANOVIĆ <text:s/>LJILJANA</text:p>
          </table:table-cell>
          <table:table-cell office:value-type="float" office:value="404103" table:style-name="ce3">
            <text:p>404103</text:p>
          </table:table-cell>
          <table:table-cell office:value-type="float" office:value="100.63" table:style-name="ce2">
            <text:p>100,63</text:p>
          </table:table-cell>
          <table:table-cell table:number-columns-repeated="16373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30" table:style-name="ce3">
            <text:p>5030</text:p>
          </table:table-cell>
          <table:table-cell office:value-type="string" table:style-name="ce4">
            <text:p>ZD LJUBLJANA - BEŽIGRAD</text:p>
          </table:table-cell>
          <table:table-cell office:value-type="string" table:style-name="ce4">
            <text:p>KRŽIČEVA ULICA 10</text:p>
          </table:table-cell>
          <table:table-cell office:value-type="string" table:style-name="ce4">
            <text:p>1000 LJUBLJANA</text:p>
          </table:table-cell>
          <table:table-cell office:value-type="float" office:value="10969" table:style-name="ce3">
            <text:p>10969</text:p>
          </table:table-cell>
          <table:table-cell office:value-type="string" table:style-name="ce4">
            <text:p>JERAS <text:s/>TEJA</text:p>
          </table:table-cell>
          <table:table-cell office:value-type="float" office:value="404103" table:style-name="ce3">
            <text:p>404103</text:p>
          </table:table-cell>
          <table:table-cell office:value-type="float" office:value="89.69" table:style-name="ce2">
            <text:p>89,69</text:p>
          </table:table-cell>
          <table:table-cell table:number-columns-repeated="16373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30" table:style-name="ce3">
            <text:p>5030</text:p>
          </table:table-cell>
          <table:table-cell office:value-type="string" table:style-name="ce4">
            <text:p>ZD LJUBLJANA - BEŽIGRAD</text:p>
          </table:table-cell>
          <table:table-cell office:value-type="string" table:style-name="ce4">
            <text:p>KRŽIČEVA ULICA 10</text:p>
          </table:table-cell>
          <table:table-cell office:value-type="string" table:style-name="ce4">
            <text:p>1000 LJUBLJANA</text:p>
          </table:table-cell>
          <table:table-cell office:value-type="float" office:value="11064" table:style-name="ce3">
            <text:p>11064</text:p>
          </table:table-cell>
          <table:table-cell office:value-type="string" table:style-name="ce4">
            <text:p>FEUŽER <text:s/>TAMARA</text:p>
          </table:table-cell>
          <table:table-cell office:value-type="float" office:value="404103" table:style-name="ce3">
            <text:p>404103</text:p>
          </table:table-cell>
          <table:table-cell office:value-type="float" office:value="109.42" table:style-name="ce2">
            <text:p>109,42</text:p>
          </table:table-cell>
          <table:table-cell table:number-columns-repeated="16373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30" table:style-name="ce3">
            <text:p>5030</text:p>
          </table:table-cell>
          <table:table-cell office:value-type="string" table:style-name="ce4">
            <text:p>ZD LJUBLJANA - BEŽIGRAD</text:p>
          </table:table-cell>
          <table:table-cell office:value-type="string" table:style-name="ce4">
            <text:p>KRŽIČEVA ULICA 10</text:p>
          </table:table-cell>
          <table:table-cell office:value-type="string" table:style-name="ce4">
            <text:p>1000 LJUBLJANA</text:p>
          </table:table-cell>
          <table:table-cell office:value-type="float" office:value="7178" table:style-name="ce3">
            <text:p>7178</text:p>
          </table:table-cell>
          <table:table-cell office:value-type="string" table:style-name="ce4">
            <text:p>MRAVLJE ZIBELNIK STAŠA</text:p>
          </table:table-cell>
          <table:table-cell office:value-type="float" office:value="404103" table:style-name="ce3">
            <text:p>404103</text:p>
          </table:table-cell>
          <table:table-cell office:value-type="float" office:value="107.66" table:style-name="ce2">
            <text:p>107,66</text:p>
          </table:table-cell>
          <table:table-cell table:number-columns-repeated="16373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30" table:style-name="ce3">
            <text:p>5030</text:p>
          </table:table-cell>
          <table:table-cell office:value-type="string" table:style-name="ce4">
            <text:p>ZD LJUBLJANA - BEŽIGRAD</text:p>
          </table:table-cell>
          <table:table-cell office:value-type="string" table:style-name="ce4">
            <text:p>KRŽIČEVA ULICA 10</text:p>
          </table:table-cell>
          <table:table-cell office:value-type="string" table:style-name="ce4">
            <text:p>1000 LJUBLJANA</text:p>
          </table:table-cell>
          <table:table-cell office:value-type="float" office:value="10851" table:style-name="ce3">
            <text:p>10851</text:p>
          </table:table-cell>
          <table:table-cell office:value-type="string" table:style-name="ce4">
            <text:p>GOSLAR <text:s/>MONIKA</text:p>
          </table:table-cell>
          <table:table-cell office:value-type="float" office:value="404103" table:style-name="ce3">
            <text:p>404103</text:p>
          </table:table-cell>
          <table:table-cell office:value-type="float" office:value="76.989999999999995" table:style-name="ce2">
            <text:p>76,99</text:p>
          </table:table-cell>
          <table:table-cell table:number-columns-repeated="16373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9437" table:style-name="ce3">
            <text:p>9437</text:p>
          </table:table-cell>
          <table:table-cell office:value-type="string" table:style-name="ce4">
            <text:p>SAVŠEK <text:s/>ANASTAZIJA</text:p>
          </table:table-cell>
          <table:table-cell office:value-type="float" office:value="404103" table:style-name="ce3">
            <text:p>404103</text:p>
          </table:table-cell>
          <table:table-cell office:value-type="float" office:value="90.09" table:style-name="ce2">
            <text:p>90,09</text:p>
          </table:table-cell>
          <table:table-cell table:number-columns-repeated="16373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8336" table:style-name="ce3">
            <text:p>8336</text:p>
          </table:table-cell>
          <table:table-cell office:value-type="string" table:style-name="ce4">
            <text:p>KOSEM <text:s/>ANDREJA</text:p>
          </table:table-cell>
          <table:table-cell office:value-type="float" office:value="404103" table:style-name="ce3">
            <text:p>404103</text:p>
          </table:table-cell>
          <table:table-cell office:value-type="float" office:value="95.12" table:style-name="ce2">
            <text:p>95,12</text:p>
          </table:table-cell>
          <table:table-cell table:number-columns-repeated="16373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12451" table:style-name="ce3">
            <text:p>12451</text:p>
          </table:table-cell>
          <table:table-cell office:value-type="string" table:style-name="ce4">
            <text:p>JEREB PIŠLJAR ŠPELA</text:p>
          </table:table-cell>
          <table:table-cell office:value-type="float" office:value="404103" table:style-name="ce3">
            <text:p>404103</text:p>
          </table:table-cell>
          <table:table-cell office:value-type="float" office:value="75.790000000000006" table:style-name="ce2">
            <text:p>75,79</text:p>
          </table:table-cell>
          <table:table-cell table:number-columns-repeated="16373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12940" table:style-name="ce3">
            <text:p>12940</text:p>
          </table:table-cell>
          <table:table-cell office:value-type="string" table:style-name="ce4">
            <text:p>ČRV <text:s/>JANJA</text:p>
          </table:table-cell>
          <table:table-cell office:value-type="float" office:value="404103" table:style-name="ce3">
            <text:p>404103</text:p>
          </table:table-cell>
          <table:table-cell office:value-type="float" office:value="6.15" table:style-name="ce2">
            <text:p>6,15</text:p>
          </table:table-cell>
          <table:table-cell table:number-columns-repeated="16373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9055" table:style-name="ce3">
            <text:p>9055</text:p>
          </table:table-cell>
          <table:table-cell office:value-type="string" table:style-name="ce4">
            <text:p>FRAS RANT PATRICIJA</text:p>
          </table:table-cell>
          <table:table-cell office:value-type="float" office:value="404103" table:style-name="ce3">
            <text:p>404103</text:p>
          </table:table-cell>
          <table:table-cell office:value-type="float" office:value="107.34" table:style-name="ce2">
            <text:p>107,34</text:p>
          </table:table-cell>
          <table:table-cell table:number-columns-repeated="16373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10544" table:style-name="ce3">
            <text:p>10544</text:p>
          </table:table-cell>
          <table:table-cell office:value-type="string" table:style-name="ce4">
            <text:p>PRKIĆ <text:s/>IVANA</text:p>
          </table:table-cell>
          <table:table-cell office:value-type="float" office:value="404103" table:style-name="ce3">
            <text:p>404103</text:p>
          </table:table-cell>
          <table:table-cell office:value-type="float" office:value="133.86000000000001" table:style-name="ce2">
            <text:p>133,86</text:p>
          </table:table-cell>
          <table:table-cell table:number-columns-repeated="16373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9647" table:style-name="ce3">
            <text:p>9647</text:p>
          </table:table-cell>
          <table:table-cell office:value-type="string" table:style-name="ce4">
            <text:p>PELICARIČ <text:s/>ZORA</text:p>
          </table:table-cell>
          <table:table-cell office:value-type="float" office:value="404103" table:style-name="ce3">
            <text:p>404103</text:p>
          </table:table-cell>
          <table:table-cell office:value-type="float" office:value="81.7" table:style-name="ce2">
            <text:p>81,70</text:p>
          </table:table-cell>
          <table:table-cell table:number-columns-repeated="16373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10345" table:style-name="ce3">
            <text:p>10345</text:p>
          </table:table-cell>
          <table:table-cell office:value-type="string" table:style-name="ce4">
            <text:p>KOS <text:s/>IRENA</text:p>
          </table:table-cell>
          <table:table-cell office:value-type="float" office:value="404103" table:style-name="ce3">
            <text:p>404103</text:p>
          </table:table-cell>
          <table:table-cell office:value-type="float" office:value="84.5" table:style-name="ce2">
            <text:p>84,50</text:p>
          </table:table-cell>
          <table:table-cell table:number-columns-repeated="16373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150" table:style-name="ce3">
            <text:p>5150</text:p>
          </table:table-cell>
          <table:table-cell office:value-type="string" table:style-name="ce4">
            <text:p>ZD LJUBLJANA - CENTER</text:p>
          </table:table-cell>
          <table:table-cell office:value-type="string" table:style-name="ce4">
            <text:p>METELKOVA ULICA 9</text:p>
          </table:table-cell>
          <table:table-cell office:value-type="string" table:style-name="ce4">
            <text:p>1000 LJUBLJANA</text:p>
          </table:table-cell>
          <table:table-cell office:value-type="float" office:value="9168" table:style-name="ce3">
            <text:p>9168</text:p>
          </table:table-cell>
          <table:table-cell office:value-type="string" table:style-name="ce4">
            <text:p>ZUPANČIČ MODIC KARMEN</text:p>
          </table:table-cell>
          <table:table-cell office:value-type="float" office:value="404103" table:style-name="ce3">
            <text:p>404103</text:p>
          </table:table-cell>
          <table:table-cell office:value-type="float" office:value="98.8" table:style-name="ce2">
            <text:p>98,80</text:p>
          </table:table-cell>
          <table:table-cell table:number-columns-repeated="16373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0777" table:style-name="ce3">
            <text:p>10777</text:p>
          </table:table-cell>
          <table:table-cell office:value-type="string" table:style-name="ce4">
            <text:p>GORNJAK <text:s/>MARTINA</text:p>
          </table:table-cell>
          <table:table-cell office:value-type="float" office:value="404103" table:style-name="ce3">
            <text:p>404103</text:p>
          </table:table-cell>
          <table:table-cell office:value-type="float" office:value="90.25" table:style-name="ce2">
            <text:p>90,25</text:p>
          </table:table-cell>
          <table:table-cell table:number-columns-repeated="16373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1092" table:style-name="ce3">
            <text:p>11092</text:p>
          </table:table-cell>
          <table:table-cell office:value-type="string" table:style-name="ce4">
            <text:p>UDOVIČ <text:s/>MARJANA</text:p>
          </table:table-cell>
          <table:table-cell office:value-type="float" office:value="404103" table:style-name="ce3">
            <text:p>404103</text:p>
          </table:table-cell>
          <table:table-cell office:value-type="float" office:value="38.65" table:style-name="ce2">
            <text:p>38,65</text:p>
          </table:table-cell>
          <table:table-cell table:number-columns-repeated="16373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1049" table:style-name="ce3">
            <text:p>11049</text:p>
          </table:table-cell>
          <table:table-cell office:value-type="string" table:style-name="ce4">
            <text:p>PERHAVEC <text:s/>URŠKA</text:p>
          </table:table-cell>
          <table:table-cell office:value-type="float" office:value="404103" table:style-name="ce3">
            <text:p>404103</text:p>
          </table:table-cell>
          <table:table-cell office:value-type="float" office:value="91.69" table:style-name="ce2">
            <text:p>91,69</text:p>
          </table:table-cell>
          <table:table-cell table:number-columns-repeated="16373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7434" table:style-name="ce3">
            <text:p>7434</text:p>
          </table:table-cell>
          <table:table-cell office:value-type="string" table:style-name="ce4">
            <text:p>ČERNAČ <text:s/>SABINA</text:p>
          </table:table-cell>
          <table:table-cell office:value-type="float" office:value="404103" table:style-name="ce3">
            <text:p>404103</text:p>
          </table:table-cell>
          <table:table-cell office:value-type="float" office:value="96.56" table:style-name="ce2">
            <text:p>96,56</text:p>
          </table:table-cell>
          <table:table-cell table:number-columns-repeated="16373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1197" table:style-name="ce3">
            <text:p>11197</text:p>
          </table:table-cell>
          <table:table-cell office:value-type="string" table:style-name="ce4">
            <text:p>KOVAČEVIĆ <text:s/>MAJA</text:p>
          </table:table-cell>
          <table:table-cell office:value-type="float" office:value="404103" table:style-name="ce3">
            <text:p>404103</text:p>
          </table:table-cell>
          <table:table-cell office:value-type="float" office:value="85.22" table:style-name="ce2">
            <text:p>85,22</text:p>
          </table:table-cell>
          <table:table-cell table:number-columns-repeated="16373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1442" table:style-name="ce3">
            <text:p>11442</text:p>
          </table:table-cell>
          <table:table-cell office:value-type="string" table:style-name="ce4">
            <text:p>ZOGOVICH <text:s/>MARIJA</text:p>
          </table:table-cell>
          <table:table-cell office:value-type="float" office:value="404103" table:style-name="ce3">
            <text:p>404103</text:p>
          </table:table-cell>
          <table:table-cell office:value-type="float" office:value="107.18" table:style-name="ce2">
            <text:p>107,18</text:p>
          </table:table-cell>
          <table:table-cell table:number-columns-repeated="16373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2435" table:style-name="ce3">
            <text:p>12435</text:p>
          </table:table-cell>
          <table:table-cell office:value-type="string" table:style-name="ce4">
            <text:p>MEZE ŠKRABA HELENA</text:p>
          </table:table-cell>
          <table:table-cell office:value-type="float" office:value="404103" table:style-name="ce3">
            <text:p>404103</text:p>
          </table:table-cell>
          <table:table-cell office:value-type="float" office:value="57.66" table:style-name="ce2">
            <text:p>57,66</text:p>
          </table:table-cell>
          <table:table-cell table:number-columns-repeated="16373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11239" table:style-name="ce3">
            <text:p>11239</text:p>
          </table:table-cell>
          <table:table-cell office:value-type="string" table:style-name="ce4">
            <text:p>ŠKRABLIN <text:s/>TANJA</text:p>
          </table:table-cell>
          <table:table-cell office:value-type="float" office:value="404103" table:style-name="ce3">
            <text:p>404103</text:p>
          </table:table-cell>
          <table:table-cell office:value-type="float" office:value="76.91" table:style-name="ce2">
            <text:p>76,91</text:p>
          </table:table-cell>
          <table:table-cell table:number-columns-repeated="16373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300" table:style-name="ce3">
            <text:p>5300</text:p>
          </table:table-cell>
          <table:table-cell office:value-type="string" table:style-name="ce4">
            <text:p>ZD LJUBLJANA - MOSTE - POLJE</text:p>
          </table:table-cell>
          <table:table-cell office:value-type="string" table:style-name="ce4">
            <text:p>PRVOMAJSKA ULICA 5</text:p>
          </table:table-cell>
          <table:table-cell office:value-type="string" table:style-name="ce4">
            <text:p>1000 LJUBLJANA</text:p>
          </table:table-cell>
          <table:table-cell office:value-type="float" office:value="5848" table:style-name="ce3">
            <text:p>5848</text:p>
          </table:table-cell>
          <table:table-cell office:value-type="string" table:style-name="ce4">
            <text:p>LEVSTIK ZORMAN MAJA</text:p>
          </table:table-cell>
          <table:table-cell office:value-type="float" office:value="404103" table:style-name="ce3">
            <text:p>404103</text:p>
          </table:table-cell>
          <table:table-cell office:value-type="float" office:value="73.8" table:style-name="ce2">
            <text:p>73,80</text:p>
          </table:table-cell>
          <table:table-cell table:number-columns-repeated="16373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70" table:style-name="ce3">
            <text:p>5470</text:p>
          </table:table-cell>
          <table:table-cell office:value-type="string" table:style-name="ce4">
            <text:p>ZD LJUBLJANA - ŠIŠKA</text:p>
          </table:table-cell>
          <table:table-cell office:value-type="string" table:style-name="ce4">
            <text:p>DERČEVA ULICA 5</text:p>
          </table:table-cell>
          <table:table-cell office:value-type="string" table:style-name="ce4">
            <text:p>1000 LJUBLJANA</text:p>
          </table:table-cell>
          <table:table-cell office:value-type="float" office:value="6340" table:style-name="ce3">
            <text:p>6340</text:p>
          </table:table-cell>
          <table:table-cell office:value-type="string" table:style-name="ce4">
            <text:p>SEVER <text:s/>DAMJANA</text:p>
          </table:table-cell>
          <table:table-cell office:value-type="float" office:value="404103" table:style-name="ce3">
            <text:p>404103</text:p>
          </table:table-cell>
          <table:table-cell office:value-type="float" office:value="108.54" table:style-name="ce2">
            <text:p>108,54</text:p>
          </table:table-cell>
          <table:table-cell table:number-columns-repeated="16373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70" table:style-name="ce3">
            <text:p>5470</text:p>
          </table:table-cell>
          <table:table-cell office:value-type="string" table:style-name="ce4">
            <text:p>ZD LJUBLJANA - ŠIŠKA</text:p>
          </table:table-cell>
          <table:table-cell office:value-type="string" table:style-name="ce4">
            <text:p>DERČEVA ULICA 5</text:p>
          </table:table-cell>
          <table:table-cell office:value-type="string" table:style-name="ce4">
            <text:p>1000 LJUBLJANA</text:p>
          </table:table-cell>
          <table:table-cell office:value-type="float" office:value="10302" table:style-name="ce3">
            <text:p>10302</text:p>
          </table:table-cell>
          <table:table-cell office:value-type="string" table:style-name="ce4">
            <text:p>KRAIGHER BRUMEN ALJA</text:p>
          </table:table-cell>
          <table:table-cell office:value-type="float" office:value="404103" table:style-name="ce3">
            <text:p>404103</text:p>
          </table:table-cell>
          <table:table-cell office:value-type="float" office:value="82.66" table:style-name="ce2">
            <text:p>82,66</text:p>
          </table:table-cell>
          <table:table-cell table:number-columns-repeated="16373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70" table:style-name="ce3">
            <text:p>5470</text:p>
          </table:table-cell>
          <table:table-cell office:value-type="string" table:style-name="ce4">
            <text:p>ZD LJUBLJANA - ŠIŠKA</text:p>
          </table:table-cell>
          <table:table-cell office:value-type="string" table:style-name="ce4">
            <text:p>DERČEVA ULICA 5</text:p>
          </table:table-cell>
          <table:table-cell office:value-type="string" table:style-name="ce4">
            <text:p>1000 LJUBLJANA</text:p>
          </table:table-cell>
          <table:table-cell office:value-type="float" office:value="7944" table:style-name="ce3">
            <text:p>7944</text:p>
          </table:table-cell>
          <table:table-cell office:value-type="string" table:style-name="ce4">
            <text:p>MERLJAK PANČUR TADEJA</text:p>
          </table:table-cell>
          <table:table-cell office:value-type="float" office:value="404103" table:style-name="ce3">
            <text:p>404103</text:p>
          </table:table-cell>
          <table:table-cell office:value-type="float" office:value="108.06" table:style-name="ce2">
            <text:p>108,06</text:p>
          </table:table-cell>
          <table:table-cell table:number-columns-repeated="16373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70" table:style-name="ce3">
            <text:p>5470</text:p>
          </table:table-cell>
          <table:table-cell office:value-type="string" table:style-name="ce4">
            <text:p>ZD LJUBLJANA - ŠIŠKA</text:p>
          </table:table-cell>
          <table:table-cell office:value-type="string" table:style-name="ce4">
            <text:p>DERČEVA ULICA 5</text:p>
          </table:table-cell>
          <table:table-cell office:value-type="string" table:style-name="ce4">
            <text:p>1000 LJUBLJANA</text:p>
          </table:table-cell>
          <table:table-cell office:value-type="float" office:value="11363" table:style-name="ce3">
            <text:p>11363</text:p>
          </table:table-cell>
          <table:table-cell office:value-type="string" table:style-name="ce4">
            <text:p>PEVEC <text:s/>URŠKA</text:p>
          </table:table-cell>
          <table:table-cell office:value-type="float" office:value="404103" table:style-name="ce3">
            <text:p>404103</text:p>
          </table:table-cell>
          <table:table-cell office:value-type="float" office:value="92.33" table:style-name="ce2">
            <text:p>92,33</text:p>
          </table:table-cell>
          <table:table-cell table:number-columns-repeated="16373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70" table:style-name="ce3">
            <text:p>5470</text:p>
          </table:table-cell>
          <table:table-cell office:value-type="string" table:style-name="ce4">
            <text:p>ZD LJUBLJANA - ŠIŠKA</text:p>
          </table:table-cell>
          <table:table-cell office:value-type="string" table:style-name="ce4">
            <text:p>DERČEVA ULICA 5</text:p>
          </table:table-cell>
          <table:table-cell office:value-type="string" table:style-name="ce4">
            <text:p>1000 LJUBLJANA</text:p>
          </table:table-cell>
          <table:table-cell office:value-type="float" office:value="11657" table:style-name="ce3">
            <text:p>11657</text:p>
          </table:table-cell>
          <table:table-cell office:value-type="string" table:style-name="ce4">
            <text:p>GAČNIK <text:s/>TEJA</text:p>
          </table:table-cell>
          <table:table-cell office:value-type="float" office:value="404103" table:style-name="ce3">
            <text:p>404103</text:p>
          </table:table-cell>
          <table:table-cell office:value-type="float" office:value="90.73" table:style-name="ce2">
            <text:p>90,73</text:p>
          </table:table-cell>
          <table:table-cell table:number-columns-repeated="16373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6049" table:style-name="ce3">
            <text:p>6049</text:p>
          </table:table-cell>
          <table:table-cell office:value-type="string" table:style-name="ce4">
            <text:p>LAZAR <text:s/>TATJANA</text:p>
          </table:table-cell>
          <table:table-cell office:value-type="float" office:value="404103" table:style-name="ce3">
            <text:p>404103</text:p>
          </table:table-cell>
          <table:table-cell office:value-type="float" office:value="99.12" table:style-name="ce2">
            <text:p>99,12</text:p>
          </table:table-cell>
          <table:table-cell table:number-columns-repeated="16373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9161" table:style-name="ce3">
            <text:p>9161</text:p>
          </table:table-cell>
          <table:table-cell office:value-type="string" table:style-name="ce4">
            <text:p>LUKAN <text:s/>MAJA</text:p>
          </table:table-cell>
          <table:table-cell office:value-type="float" office:value="404103" table:style-name="ce3">
            <text:p>404103</text:p>
          </table:table-cell>
          <table:table-cell office:value-type="float" office:value="102.39" table:style-name="ce2">
            <text:p>102,39</text:p>
          </table:table-cell>
          <table:table-cell table:number-columns-repeated="16373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6720" table:style-name="ce3">
            <text:p>6720</text:p>
          </table:table-cell>
          <table:table-cell office:value-type="string" table:style-name="ce4">
            <text:p>JAKOPIN JERMAN JULIJANA</text:p>
          </table:table-cell>
          <table:table-cell office:value-type="float" office:value="404103" table:style-name="ce3">
            <text:p>404103</text:p>
          </table:table-cell>
          <table:table-cell office:value-type="float" office:value="112.77" table:style-name="ce2">
            <text:p>112,77</text:p>
          </table:table-cell>
          <table:table-cell table:number-columns-repeated="16373"/>
        </table:table-row>
        <table:table-row table:style-name="ro2">
          <table:table-cell office:value-type="float" office:value="488" table:style-name="ce1">
            <text:p>48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6293" table:style-name="ce3">
            <text:p>6293</text:p>
          </table:table-cell>
          <table:table-cell office:value-type="string" table:style-name="ce4">
            <text:p>FAJDIGA KOBAL DORIS</text:p>
          </table:table-cell>
          <table:table-cell office:value-type="float" office:value="404103" table:style-name="ce3">
            <text:p>404103</text:p>
          </table:table-cell>
          <table:table-cell office:value-type="float" office:value="94.4" table:style-name="ce2">
            <text:p>94,40</text:p>
          </table:table-cell>
          <table:table-cell table:number-columns-repeated="16373"/>
        </table:table-row>
        <table:table-row table:style-name="ro2">
          <table:table-cell office:value-type="float" office:value="489" table:style-name="ce1">
            <text:p>48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11137" table:style-name="ce3">
            <text:p>11137</text:p>
          </table:table-cell>
          <table:table-cell office:value-type="string" table:style-name="ce4">
            <text:p>DANILOVSKA <text:s/>NINA</text:p>
          </table:table-cell>
          <table:table-cell office:value-type="float" office:value="404103" table:style-name="ce3">
            <text:p>404103</text:p>
          </table:table-cell>
          <table:table-cell office:value-type="float" office:value="109.1" table:style-name="ce2">
            <text:p>109,10</text:p>
          </table:table-cell>
          <table:table-cell table:number-columns-repeated="16373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600" table:style-name="ce3">
            <text:p>5600</text:p>
          </table:table-cell>
          <table:table-cell office:value-type="string" table:style-name="ce4">
            <text:p>ZD LJUBLJANA - VIČ - RUDNIK</text:p>
          </table:table-cell>
          <table:table-cell office:value-type="string" table:style-name="ce4">
            <text:p>ŠESTOVA ULICA 10</text:p>
          </table:table-cell>
          <table:table-cell office:value-type="string" table:style-name="ce4">
            <text:p>1000 LJUBLJANA</text:p>
          </table:table-cell>
          <table:table-cell office:value-type="float" office:value="11222" table:style-name="ce3">
            <text:p>11222</text:p>
          </table:table-cell>
          <table:table-cell office:value-type="string" table:style-name="ce4">
            <text:p>SIMONČIČ <text:s/>TJAŠA</text:p>
          </table:table-cell>
          <table:table-cell office:value-type="float" office:value="404103" table:style-name="ce3">
            <text:p>404103</text:p>
          </table:table-cell>
          <table:table-cell office:value-type="float" office:value="101.51" table:style-name="ce2">
            <text:p>101,51</text:p>
          </table:table-cell>
          <table:table-cell table:number-columns-repeated="16373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090" table:style-name="ce3">
            <text:p>24090</text:p>
          </table:table-cell>
          <table:table-cell office:value-type="string" table:style-name="ce4">
            <text:p>IN STORITVE D.O.O.</text:p>
          </table:table-cell>
          <table:table-cell office:value-type="string" table:style-name="ce4">
            <text:p>ŠIŠENSKA CESTA 44</text:p>
          </table:table-cell>
          <table:table-cell office:value-type="string" table:style-name="ce4">
            <text:p>1000 LJUBLJANA</text:p>
          </table:table-cell>
          <table:table-cell office:value-type="float" office:value="13161" table:style-name="ce3">
            <text:p>13161</text:p>
          </table:table-cell>
          <table:table-cell office:value-type="string" table:style-name="ce4">
            <text:p>HLEB VERBIČ KATJA</text:p>
          </table:table-cell>
          <table:table-cell office:value-type="float" office:value="404103" table:style-name="ce3">
            <text:p>404103</text:p>
          </table:table-cell>
          <table:table-cell office:value-type="float" office:value="27.63" table:style-name="ce2">
            <text:p>27,63</text:p>
          </table:table-cell>
          <table:table-cell table:number-columns-repeated="16373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188" table:style-name="ce3">
            <text:p>24188</text:p>
          </table:table-cell>
          <table:table-cell office:value-type="string" table:style-name="ce4">
            <text:p>RUS SIMONKA - STOMATOLOŠKA ORDINACIJA</text:p>
          </table:table-cell>
          <table:table-cell office:value-type="string" table:style-name="ce4">
            <text:p>VODNIKOVA CESTA 187</text:p>
          </table:table-cell>
          <table:table-cell office:value-type="string" table:style-name="ce4">
            <text:p>1000 LJUBLJANA</text:p>
          </table:table-cell>
          <table:table-cell office:value-type="float" office:value="5450" table:style-name="ce3">
            <text:p>5450</text:p>
          </table:table-cell>
          <table:table-cell office:value-type="string" table:style-name="ce4">
            <text:p>RUS <text:s/>SIMONKA</text:p>
          </table:table-cell>
          <table:table-cell office:value-type="float" office:value="404103" table:style-name="ce3">
            <text:p>404103</text:p>
          </table:table-cell>
          <table:table-cell office:value-type="float" office:value="149.91999999999999" table:style-name="ce2">
            <text:p>149,92</text:p>
          </table:table-cell>
          <table:table-cell table:number-columns-repeated="16373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199" table:style-name="ce3">
            <text:p>24199</text:p>
          </table:table-cell>
          <table:table-cell office:value-type="string" table:style-name="ce4">
            <text:p>ZOBNA ORDINACIJA DAMJANA MEROVING</text:p>
          </table:table-cell>
          <table:table-cell office:value-type="string" table:style-name="ce4">
            <text:p>GOGALOVA ULICA 15</text:p>
          </table:table-cell>
          <table:table-cell office:value-type="string" table:style-name="ce4">
            <text:p>1000 LJUBLJANA</text:p>
          </table:table-cell>
          <table:table-cell office:value-type="float" office:value="8457" table:style-name="ce3">
            <text:p>8457</text:p>
          </table:table-cell>
          <table:table-cell office:value-type="string" table:style-name="ce4">
            <text:p>MEROVING <text:s/>DAMJANA</text:p>
          </table:table-cell>
          <table:table-cell office:value-type="float" office:value="404103" table:style-name="ce3">
            <text:p>404103</text:p>
          </table:table-cell>
          <table:table-cell office:value-type="float" office:value="95.92" table:style-name="ce2">
            <text:p>95,92</text:p>
          </table:table-cell>
          <table:table-cell table:number-columns-repeated="16373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230" table:style-name="ce3">
            <text:p>24230</text:p>
          </table:table-cell>
          <table:table-cell office:value-type="string" table:style-name="ce4">
            <text:p>ZOBKI ZASEBNA ZOBNA ORDINACIJA D.O.O.</text:p>
          </table:table-cell>
          <table:table-cell office:value-type="string" table:style-name="ce4">
            <text:p>PUTRIHOVA ULICA 1</text:p>
          </table:table-cell>
          <table:table-cell office:value-type="string" table:style-name="ce4">
            <text:p>1000 LJUBLJANA</text:p>
          </table:table-cell>
          <table:table-cell office:value-type="float" office:value="7986" table:style-name="ce3">
            <text:p>7986</text:p>
          </table:table-cell>
          <table:table-cell office:value-type="string" table:style-name="ce4">
            <text:p>LAH <text:s/>MARJAN</text:p>
          </table:table-cell>
          <table:table-cell office:value-type="float" office:value="404103" table:style-name="ce3">
            <text:p>404103</text:p>
          </table:table-cell>
          <table:table-cell office:value-type="float" office:value="117.09" table:style-name="ce2">
            <text:p>117,09</text:p>
          </table:table-cell>
          <table:table-cell table:number-columns-repeated="16373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334" table:style-name="ce3">
            <text:p>24334</text:p>
          </table:table-cell>
          <table:table-cell office:value-type="string" table:style-name="ce4">
            <text:p>VIHAR KRISTINA - ZOBNA AMBULANTA</text:p>
          </table:table-cell>
          <table:table-cell office:value-type="string" table:style-name="ce4">
            <text:p>GLONARJEVA ULICA 4</text:p>
          </table:table-cell>
          <table:table-cell office:value-type="string" table:style-name="ce4">
            <text:p>1000 LJUBLJANA</text:p>
          </table:table-cell>
          <table:table-cell office:value-type="float" office:value="8994" table:style-name="ce3">
            <text:p>8994</text:p>
          </table:table-cell>
          <table:table-cell office:value-type="string" table:style-name="ce4">
            <text:p>VIHAR <text:s/>KRISTINA</text:p>
          </table:table-cell>
          <table:table-cell office:value-type="float" office:value="404103" table:style-name="ce3">
            <text:p>404103</text:p>
          </table:table-cell>
          <table:table-cell office:value-type="float" office:value="111.82" table:style-name="ce2">
            <text:p>111,82</text:p>
          </table:table-cell>
          <table:table-cell table:number-columns-repeated="16373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364" table:style-name="ce3">
            <text:p>24364</text:p>
          </table:table-cell>
          <table:table-cell office:value-type="string" table:style-name="ce4">
            <text:p>SKAN, DRUŽBA ZA OPRAVLJANJE STORITEV D.O.O.</text:p>
          </table:table-cell>
          <table:table-cell office:value-type="string" table:style-name="ce4">
            <text:p>ULICA LOJZETA SPACALA 10</text:p>
          </table:table-cell>
          <table:table-cell office:value-type="string" table:style-name="ce4">
            <text:p>1000 LJUBLJANA</text:p>
          </table:table-cell>
          <table:table-cell office:value-type="float" office:value="8397" table:style-name="ce3">
            <text:p>8397</text:p>
          </table:table-cell>
          <table:table-cell office:value-type="string" table:style-name="ce4">
            <text:p>KOCMUT ŠKOF NATAŠA</text:p>
          </table:table-cell>
          <table:table-cell office:value-type="float" office:value="404103" table:style-name="ce3">
            <text:p>404103</text:p>
          </table:table-cell>
          <table:table-cell office:value-type="float" office:value="136.97999999999999" table:style-name="ce2">
            <text:p>136,98</text:p>
          </table:table-cell>
          <table:table-cell table:number-columns-repeated="16373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058" table:style-name="ce3">
            <text:p>55058</text:p>
          </table:table-cell>
          <table:table-cell office:value-type="string" table:style-name="ce4">
            <text:p>KOVAČIČ MAJA DDM ZASEBNA ZOBNA ORDINACIJA</text:p>
          </table:table-cell>
          <table:table-cell office:value-type="string" table:style-name="ce4">
            <text:p>KOGOVŠKOVA ULICA 1</text:p>
          </table:table-cell>
          <table:table-cell office:value-type="string" table:style-name="ce4">
            <text:p>1000 LJUBLJANA</text:p>
          </table:table-cell>
          <table:table-cell office:value-type="float" office:value="8668" table:style-name="ce3">
            <text:p>8668</text:p>
          </table:table-cell>
          <table:table-cell office:value-type="string" table:style-name="ce4">
            <text:p>KOVAČIČ <text:s/>MAJA</text:p>
          </table:table-cell>
          <table:table-cell office:value-type="float" office:value="404103" table:style-name="ce3">
            <text:p>404103</text:p>
          </table:table-cell>
          <table:table-cell office:value-type="float" office:value="91.93" table:style-name="ce2">
            <text:p>91,93</text:p>
          </table:table-cell>
          <table:table-cell table:number-columns-repeated="16373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059" table:style-name="ce3">
            <text:p>55059</text:p>
          </table:table-cell>
          <table:table-cell office:value-type="string" table:style-name="ce4">
            <text:p>DINA ŠKRBINC DR. DENT. MED. - ZOBOZDRAVSTVENA ORDINACIJA</text:p>
          </table:table-cell>
          <table:table-cell office:value-type="string" table:style-name="ce4">
            <text:p>MIRJE 2</text:p>
          </table:table-cell>
          <table:table-cell office:value-type="string" table:style-name="ce4">
            <text:p>1000 LJUBLJANA</text:p>
          </table:table-cell>
          <table:table-cell office:value-type="float" office:value="9180" table:style-name="ce3">
            <text:p>9180</text:p>
          </table:table-cell>
          <table:table-cell office:value-type="string" table:style-name="ce4">
            <text:p>ŠKRBINC <text:s/>DINA</text:p>
          </table:table-cell>
          <table:table-cell office:value-type="float" office:value="404103" table:style-name="ce3">
            <text:p>404103</text:p>
          </table:table-cell>
          <table:table-cell office:value-type="float" office:value="140.72999999999999" table:style-name="ce2">
            <text:p>140,73</text:p>
          </table:table-cell>
          <table:table-cell table:number-columns-repeated="16373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133" table:style-name="ce3">
            <text:p>55133</text:p>
          </table:table-cell>
          <table:table-cell office:value-type="string" table:style-name="ce4">
            <text:p>ALENKA IVANČIČ DR. DENT. MED. ZASEBNA ZOBNA ORDINACIJA</text:p>
          </table:table-cell>
          <table:table-cell office:value-type="string" table:style-name="ce4">
            <text:p>KOMENSKEGA ULICA 19</text:p>
          </table:table-cell>
          <table:table-cell office:value-type="string" table:style-name="ce4">
            <text:p>1000 LJUBLJANA</text:p>
          </table:table-cell>
          <table:table-cell office:value-type="float" office:value="9027" table:style-name="ce3">
            <text:p>9027</text:p>
          </table:table-cell>
          <table:table-cell office:value-type="string" table:style-name="ce4">
            <text:p>IVANČIČ <text:s/>ALENKA</text:p>
          </table:table-cell>
          <table:table-cell office:value-type="float" office:value="404103" table:style-name="ce3">
            <text:p>404103</text:p>
          </table:table-cell>
          <table:table-cell office:value-type="float" office:value="111.9" table:style-name="ce2">
            <text:p>111,90</text:p>
          </table:table-cell>
          <table:table-cell table:number-columns-repeated="16373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69" table:style-name="ce3">
            <text:p>5469</text:p>
          </table:table-cell>
          <table:table-cell office:value-type="string" table:style-name="ce4">
            <text:p>ZD LJUBLJANA - ŠENTVID</text:p>
          </table:table-cell>
          <table:table-cell office:value-type="string" table:style-name="ce4">
            <text:p>OB ZDRAVSTVENEM DOMU 1</text:p>
          </table:table-cell>
          <table:table-cell office:value-type="string" table:style-name="ce4">
            <text:p>1210 LJUBLJANA - ŠENTVID</text:p>
          </table:table-cell>
          <table:table-cell office:value-type="float" office:value="10454" table:style-name="ce3">
            <text:p>10454</text:p>
          </table:table-cell>
          <table:table-cell office:value-type="string" table:style-name="ce4">
            <text:p>VELKAVRH KIRN SIMONA</text:p>
          </table:table-cell>
          <table:table-cell office:value-type="float" office:value="404103" table:style-name="ce3">
            <text:p>404103</text:p>
          </table:table-cell>
          <table:table-cell office:value-type="float" office:value="132.26" table:style-name="ce2">
            <text:p>132,26</text:p>
          </table:table-cell>
          <table:table-cell table:number-columns-repeated="16373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69" table:style-name="ce3">
            <text:p>5469</text:p>
          </table:table-cell>
          <table:table-cell office:value-type="string" table:style-name="ce4">
            <text:p>ZD LJUBLJANA - ŠENTVID</text:p>
          </table:table-cell>
          <table:table-cell office:value-type="string" table:style-name="ce4">
            <text:p>OB ZDRAVSTVENEM DOMU 1</text:p>
          </table:table-cell>
          <table:table-cell office:value-type="string" table:style-name="ce4">
            <text:p>1210 LJUBLJANA - ŠENTVID</text:p>
          </table:table-cell>
          <table:table-cell office:value-type="float" office:value="11880" table:style-name="ce3">
            <text:p>11880</text:p>
          </table:table-cell>
          <table:table-cell office:value-type="string" table:style-name="ce4">
            <text:p>POPOVIĆ <text:s/>MAJA</text:p>
          </table:table-cell>
          <table:table-cell office:value-type="float" office:value="404103" table:style-name="ce3">
            <text:p>404103</text:p>
          </table:table-cell>
          <table:table-cell office:value-type="float" office:value="71.88" table:style-name="ce2">
            <text:p>71,88</text:p>
          </table:table-cell>
          <table:table-cell table:number-columns-repeated="16373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469" table:style-name="ce3">
            <text:p>5469</text:p>
          </table:table-cell>
          <table:table-cell office:value-type="string" table:style-name="ce4">
            <text:p>ZD LJUBLJANA - ŠENTVID</text:p>
          </table:table-cell>
          <table:table-cell office:value-type="string" table:style-name="ce4">
            <text:p>OB ZDRAVSTVENEM DOMU 1</text:p>
          </table:table-cell>
          <table:table-cell office:value-type="string" table:style-name="ce4">
            <text:p>1210 LJUBLJANA - ŠENTVID</text:p>
          </table:table-cell>
          <table:table-cell office:value-type="float" office:value="10731" table:style-name="ce3">
            <text:p>10731</text:p>
          </table:table-cell>
          <table:table-cell office:value-type="string" table:style-name="ce4">
            <text:p>GRDIŠA <text:s/>TEA</text:p>
          </table:table-cell>
          <table:table-cell office:value-type="float" office:value="404103" table:style-name="ce3">
            <text:p>404103</text:p>
          </table:table-cell>
          <table:table-cell office:value-type="float" office:value="94.16" table:style-name="ce2">
            <text:p>94,16</text:p>
          </table:table-cell>
          <table:table-cell table:number-columns-repeated="16373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501" table:style-name="ce3">
            <text:p>50501</text:p>
          </table:table-cell>
          <table:table-cell office:value-type="string" table:style-name="ce4">
            <text:p>ZDRAVSTVENI DOM MEDVODE</text:p>
          </table:table-cell>
          <table:table-cell office:value-type="string" table:style-name="ce4">
            <text:p>OSTROVRHARJEVA ULICA 6</text:p>
          </table:table-cell>
          <table:table-cell office:value-type="string" table:style-name="ce4">
            <text:p>1215 MEDVODE</text:p>
          </table:table-cell>
          <table:table-cell office:value-type="float" office:value="8535" table:style-name="ce3">
            <text:p>8535</text:p>
          </table:table-cell>
          <table:table-cell office:value-type="string" table:style-name="ce4">
            <text:p>KOŠIR <text:s/>IVANA</text:p>
          </table:table-cell>
          <table:table-cell office:value-type="float" office:value="404103" table:style-name="ce3">
            <text:p>404103</text:p>
          </table:table-cell>
          <table:table-cell office:value-type="float" office:value="99.2" table:style-name="ce2">
            <text:p>99,20</text:p>
          </table:table-cell>
          <table:table-cell table:number-columns-repeated="16373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0501" table:style-name="ce3">
            <text:p>50501</text:p>
          </table:table-cell>
          <table:table-cell office:value-type="string" table:style-name="ce4">
            <text:p>ZDRAVSTVENI DOM MEDVODE</text:p>
          </table:table-cell>
          <table:table-cell office:value-type="string" table:style-name="ce4">
            <text:p>OSTROVRHARJEVA ULICA 6</text:p>
          </table:table-cell>
          <table:table-cell office:value-type="string" table:style-name="ce4">
            <text:p>1215 MEDVODE</text:p>
          </table:table-cell>
          <table:table-cell office:value-type="float" office:value="10644" table:style-name="ce3">
            <text:p>10644</text:p>
          </table:table-cell>
          <table:table-cell office:value-type="string" table:style-name="ce4">
            <text:p>ČESNIK LAPUH ŽANET</text:p>
          </table:table-cell>
          <table:table-cell office:value-type="float" office:value="404103" table:style-name="ce3">
            <text:p>404103</text:p>
          </table:table-cell>
          <table:table-cell office:value-type="float" office:value="95.6" table:style-name="ce2">
            <text:p>95,60</text:p>
          </table:table-cell>
          <table:table-cell table:number-columns-repeated="16373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150" table:style-name="ce3">
            <text:p>24150</text:p>
          </table:table-cell>
          <table:table-cell office:value-type="string" table:style-name="ce4">
            <text:p>KRANJEC LEOPOLDINA - ZOBNA ORDINACIJA</text:p>
          </table:table-cell>
          <table:table-cell office:value-type="string" table:style-name="ce4">
            <text:p>KOPITARJEV TRG 1</text:p>
          </table:table-cell>
          <table:table-cell office:value-type="string" table:style-name="ce4">
            <text:p>1217 VODICE</text:p>
          </table:table-cell>
          <table:table-cell office:value-type="float" office:value="6903" table:style-name="ce3">
            <text:p>6903</text:p>
          </table:table-cell>
          <table:table-cell office:value-type="string" table:style-name="ce4">
            <text:p>KRANJEC <text:s/>LEOPOLDINA</text:p>
          </table:table-cell>
          <table:table-cell office:value-type="float" office:value="404103" table:style-name="ce3">
            <text:p>404103</text:p>
          </table:table-cell>
          <table:table-cell office:value-type="float" office:value="125.95" table:style-name="ce2">
            <text:p>125,95</text:p>
          </table:table-cell>
          <table:table-cell table:number-columns-repeated="16373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156" table:style-name="ce3">
            <text:p>55156</text:p>
          </table:table-cell>
          <table:table-cell office:value-type="string" table:style-name="ce4">
            <text:p>ZOBNA ORDINACIJA, BARBARA RAŽEN S.P.</text:p>
          </table:table-cell>
          <table:table-cell office:value-type="string" table:style-name="ce4">
            <text:p>KOPITARJEV TRG 1</text:p>
          </table:table-cell>
          <table:table-cell office:value-type="string" table:style-name="ce4">
            <text:p>1217 VODICE</text:p>
          </table:table-cell>
          <table:table-cell office:value-type="float" office:value="10586" table:style-name="ce3">
            <text:p>10586</text:p>
          </table:table-cell>
          <table:table-cell office:value-type="string" table:style-name="ce4">
            <text:p>RAŽEN <text:s/>BARBARA</text:p>
          </table:table-cell>
          <table:table-cell office:value-type="float" office:value="404103" table:style-name="ce3">
            <text:p>404103</text:p>
          </table:table-cell>
          <table:table-cell office:value-type="float" office:value="101.99" table:style-name="ce2">
            <text:p>101,99</text:p>
          </table:table-cell>
          <table:table-cell table:number-columns-repeated="16373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246" table:style-name="ce3">
            <text:p>24246</text:p>
          </table:table-cell>
          <table:table-cell office:value-type="string" table:style-name="ce4">
            <text:p>ZOBOZDRAVSTVENA ORDINACIJA NATAŠA ROZMAN VITOROVIČ DR.DENT.MED.</text:p>
          </table:table-cell>
          <table:table-cell office:value-type="string" table:style-name="ce4">
            <text:p>ZADOBROVŠKA CESTA 18 A</text:p>
          </table:table-cell>
          <table:table-cell office:value-type="string" table:style-name="ce4">
            <text:p>1260 LJUBLJANA - POLJE</text:p>
          </table:table-cell>
          <table:table-cell office:value-type="float" office:value="6371" table:style-name="ce3">
            <text:p>6371</text:p>
          </table:table-cell>
          <table:table-cell office:value-type="string" table:style-name="ce4">
            <text:p>ROZMAN VITOROVIČ NATAŠA</text:p>
          </table:table-cell>
          <table:table-cell office:value-type="float" office:value="404103" table:style-name="ce3">
            <text:p>404103</text:p>
          </table:table-cell>
          <table:table-cell office:value-type="float" office:value="84.58" table:style-name="ce2">
            <text:p>84,58</text:p>
          </table:table-cell>
          <table:table-cell table:number-columns-repeated="16373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492" table:style-name="ce3">
            <text:p>24492</text:p>
          </table:table-cell>
          <table:table-cell office:value-type="string" table:style-name="ce4">
            <text:p>ZASEBNA ZOBOZDRAVSTVENA AMBULANTA VESNA FUŽIR URBANČIČ, DR.DENT.MED.</text:p>
          </table:table-cell>
          <table:table-cell office:value-type="string" table:style-name="ce4">
            <text:p>VIDEM 17 C</text:p>
          </table:table-cell>
          <table:table-cell office:value-type="string" table:style-name="ce4">
            <text:p>1262 DOL PRI LJUBLJANI</text:p>
          </table:table-cell>
          <table:table-cell office:value-type="float" office:value="7971" table:style-name="ce3">
            <text:p>7971</text:p>
          </table:table-cell>
          <table:table-cell office:value-type="string" table:style-name="ce4">
            <text:p>FUŽIR URBANČIČ VESNA</text:p>
          </table:table-cell>
          <table:table-cell office:value-type="float" office:value="404103" table:style-name="ce3">
            <text:p>404103</text:p>
          </table:table-cell>
          <table:table-cell office:value-type="float" office:value="117.25" table:style-name="ce2">
            <text:p>117,25</text:p>
          </table:table-cell>
          <table:table-cell table:number-columns-repeated="16373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877" table:style-name="ce3">
            <text:p>24877</text:p>
          </table:table-cell>
          <table:table-cell office:value-type="string" table:style-name="ce4">
            <text:p>LUŠNIC EMILIJA - ZOBOZDRAVSTVENA ORDINACIJA</text:p>
          </table:table-cell>
          <table:table-cell office:value-type="string" table:style-name="ce4">
            <text:p>ŠOLSKA ULICA 11</text:p>
          </table:table-cell>
          <table:table-cell office:value-type="string" table:style-name="ce4">
            <text:p>1315 VELIKE LAŠČE</text:p>
          </table:table-cell>
          <table:table-cell office:value-type="float" office:value="2590" table:style-name="ce3">
            <text:p>2590</text:p>
          </table:table-cell>
          <table:table-cell office:value-type="string" table:style-name="ce4">
            <text:p>LUŠNIC <text:s/>EMILIJA</text:p>
          </table:table-cell>
          <table:table-cell office:value-type="float" office:value="404103" table:style-name="ce3">
            <text:p>404103</text:p>
          </table:table-cell>
          <table:table-cell office:value-type="float" office:value="91.45" table:style-name="ce2">
            <text:p>91,45</text:p>
          </table:table-cell>
          <table:table-cell table:number-columns-repeated="16373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ZASEBNA ZOBNA ORDINACIJA NUŠA ZADEL, DR. DENT. MED.</text:p>
          </table:table-cell>
          <table:table-cell office:value-type="string" table:style-name="ce4">
            <text:p>SLOVENSKA CESTA 17</text:p>
          </table:table-cell>
          <table:table-cell office:value-type="string" table:style-name="ce4">
            <text:p>1354 HORJUL</text:p>
          </table:table-cell>
          <table:table-cell office:value-type="float" office:value="13011" table:style-name="ce3">
            <text:p>13011</text:p>
          </table:table-cell>
          <table:table-cell office:value-type="string" table:style-name="ce4">
            <text:p>ZADEL <text:s/>NUŠA</text:p>
          </table:table-cell>
          <table:table-cell office:value-type="float" office:value="404103" table:style-name="ce3">
            <text:p>404103</text:p>
          </table:table-cell>
          <table:table-cell office:value-type="float" office:value="12.77" table:style-name="ce2">
            <text:p>12,77</text:p>
          </table:table-cell>
          <table:table-cell table:number-columns-repeated="16373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485" table:style-name="ce3">
            <text:p>24485</text:p>
          </table:table-cell>
          <table:table-cell office:value-type="string" table:style-name="ce4">
            <text:p>0.4, ZOBOZDRAVSTVENE STORITVE D.O.O.</text:p>
          </table:table-cell>
          <table:table-cell office:value-type="string" table:style-name="ce4">
            <text:p>POLHOV GRADEC 13</text:p>
          </table:table-cell>
          <table:table-cell office:value-type="string" table:style-name="ce4">
            <text:p>1355 POLHOV GRADEC</text:p>
          </table:table-cell>
          <table:table-cell office:value-type="float" office:value="9746" table:style-name="ce3">
            <text:p>9746</text:p>
          </table:table-cell>
          <table:table-cell office:value-type="string" table:style-name="ce4">
            <text:p>KNAFELC <text:s/>GREGOR</text:p>
          </table:table-cell>
          <table:table-cell office:value-type="float" office:value="404103" table:style-name="ce3">
            <text:p>404103</text:p>
          </table:table-cell>
          <table:table-cell office:value-type="float" office:value="72.92" table:style-name="ce2">
            <text:p>72,92</text:p>
          </table:table-cell>
          <table:table-cell table:number-columns-repeated="16373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086" table:style-name="ce3">
            <text:p>55086</text:p>
          </table:table-cell>
          <table:table-cell office:value-type="string" table:style-name="ce4">
            <text:p>TRŽAN-MAKOVEC ZOBOZDRAVSTVENA ORDINACIJA, D.O.O.</text:p>
          </table:table-cell>
          <table:table-cell office:value-type="string" table:style-name="ce4">
            <text:p>ULICA VLADIMIRJA DOLNIČARJA 11</text:p>
          </table:table-cell>
          <table:table-cell office:value-type="string" table:style-name="ce4">
            <text:p>1356 DOBROVA</text:p>
          </table:table-cell>
          <table:table-cell office:value-type="float" office:value="7014" table:style-name="ce3">
            <text:p>7014</text:p>
          </table:table-cell>
          <table:table-cell office:value-type="string" table:style-name="ce4">
            <text:p>MAKOVEC <text:s/>TADEJA</text:p>
          </table:table-cell>
          <table:table-cell office:value-type="float" office:value="404103" table:style-name="ce3">
            <text:p>404103</text:p>
          </table:table-cell>
          <table:table-cell office:value-type="float" office:value="85.3" table:style-name="ce2">
            <text:p>85,30</text:p>
          </table:table-cell>
          <table:table-cell table:number-columns-repeated="16373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7282" table:style-name="ce3">
            <text:p>27282</text:p>
          </table:table-cell>
          <table:table-cell office:value-type="string" table:style-name="ce4">
            <text:p>LEONARDO, RAZVOJ, RAZISKAVE, TRGOVINA IN STORITVE, D.O.O., KRANJ</text:p>
          </table:table-cell>
          <table:table-cell office:value-type="string" table:style-name="ce4">
            <text:p>STORŽIŠKA ULICA 4</text:p>
          </table:table-cell>
          <table:table-cell office:value-type="string" table:style-name="ce4">
            <text:p>4000 KRANJ</text:p>
          </table:table-cell>
          <table:table-cell office:value-type="float" office:value="9424" table:style-name="ce3">
            <text:p>9424</text:p>
          </table:table-cell>
          <table:table-cell office:value-type="string" table:style-name="ce4">
            <text:p>ZEVNIK <text:s/>KRIŠTOF</text:p>
          </table:table-cell>
          <table:table-cell office:value-type="float" office:value="404103" table:style-name="ce3">
            <text:p>404103</text:p>
          </table:table-cell>
          <table:table-cell office:value-type="float" office:value="89.13" table:style-name="ce2">
            <text:p>89,13</text:p>
          </table:table-cell>
          <table:table-cell table:number-columns-repeated="16373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900" table:style-name="ce3">
            <text:p>5900</text:p>
          </table:table-cell>
          <table:table-cell office:value-type="string" table:style-name="ce4">
            <text:p>ZDRAVSTVENI DOM ZA ŠTUDENTE UNIVERZE V LJUBLJANI</text:p>
          </table:table-cell>
          <table:table-cell office:value-type="string" table:style-name="ce4">
            <text:p>AŠKERČEVA CESTA 4</text:p>
          </table:table-cell>
          <table:table-cell office:value-type="string" table:style-name="ce4">
            <text:p>1000 LJUBLJANA</text:p>
          </table:table-cell>
          <table:table-cell office:value-type="float" office:value="9857" table:style-name="ce3">
            <text:p>9857</text:p>
          </table:table-cell>
          <table:table-cell office:value-type="string" table:style-name="ce4">
            <text:p>HRISTIĆ <text:s/>ANA</text:p>
          </table:table-cell>
          <table:table-cell office:value-type="float" office:value="404105" table:style-name="ce3">
            <text:p>404105</text:p>
          </table:table-cell>
          <table:table-cell office:value-type="float" office:value="111.63" table:style-name="ce2">
            <text:p>111,63</text:p>
          </table:table-cell>
          <table:table-cell table:number-columns-repeated="16373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900" table:style-name="ce3">
            <text:p>5900</text:p>
          </table:table-cell>
          <table:table-cell office:value-type="string" table:style-name="ce4">
            <text:p>ZDRAVSTVENI DOM ZA ŠTUDENTE UNIVERZE V LJUBLJANI</text:p>
          </table:table-cell>
          <table:table-cell office:value-type="string" table:style-name="ce4">
            <text:p>AŠKERČEVA CESTA 4</text:p>
          </table:table-cell>
          <table:table-cell office:value-type="string" table:style-name="ce4">
            <text:p>1000 LJUBLJANA</text:p>
          </table:table-cell>
          <table:table-cell office:value-type="float" office:value="10541" table:style-name="ce3">
            <text:p>10541</text:p>
          </table:table-cell>
          <table:table-cell office:value-type="string" table:style-name="ce4">
            <text:p>VEHAR <text:s/>MAGDALENA</text:p>
          </table:table-cell>
          <table:table-cell office:value-type="float" office:value="404105" table:style-name="ce3">
            <text:p>404105</text:p>
          </table:table-cell>
          <table:table-cell office:value-type="float" office:value="95.49" table:style-name="ce2">
            <text:p>95,49</text:p>
          </table:table-cell>
          <table:table-cell table:number-columns-repeated="16373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900" table:style-name="ce3">
            <text:p>5900</text:p>
          </table:table-cell>
          <table:table-cell office:value-type="string" table:style-name="ce4">
            <text:p>ZDRAVSTVENI DOM ZA ŠTUDENTE UNIVERZE V LJUBLJANI</text:p>
          </table:table-cell>
          <table:table-cell office:value-type="string" table:style-name="ce4">
            <text:p>AŠKERČEVA CESTA 4</text:p>
          </table:table-cell>
          <table:table-cell office:value-type="string" table:style-name="ce4">
            <text:p>1000 LJUBLJANA</text:p>
          </table:table-cell>
          <table:table-cell office:value-type="float" office:value="12752" table:style-name="ce3">
            <text:p>12752</text:p>
          </table:table-cell>
          <table:table-cell office:value-type="string" table:style-name="ce4">
            <text:p>VOVNIK DOLHAR MAJA</text:p>
          </table:table-cell>
          <table:table-cell office:value-type="float" office:value="404105" table:style-name="ce3">
            <text:p>404105</text:p>
          </table:table-cell>
          <table:table-cell office:value-type="float" office:value="88.87" table:style-name="ce2">
            <text:p>88,87</text:p>
          </table:table-cell>
          <table:table-cell table:number-columns-repeated="16373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900" table:style-name="ce3">
            <text:p>5900</text:p>
          </table:table-cell>
          <table:table-cell office:value-type="string" table:style-name="ce4">
            <text:p>ZDRAVSTVENI DOM ZA ŠTUDENTE UNIVERZE V LJUBLJANI</text:p>
          </table:table-cell>
          <table:table-cell office:value-type="string" table:style-name="ce4">
            <text:p>AŠKERČEVA CESTA 4</text:p>
          </table:table-cell>
          <table:table-cell office:value-type="string" table:style-name="ce4">
            <text:p>1000 LJUBLJANA</text:p>
          </table:table-cell>
          <table:table-cell office:value-type="float" office:value="12999" table:style-name="ce3">
            <text:p>12999</text:p>
          </table:table-cell>
          <table:table-cell office:value-type="string" table:style-name="ce4">
            <text:p>DEBELJAK <text:s/>VERONIKA</text:p>
          </table:table-cell>
          <table:table-cell office:value-type="float" office:value="404105" table:style-name="ce3">
            <text:p>404105</text:p>
          </table:table-cell>
          <table:table-cell office:value-type="float" office:value="46.72" table:style-name="ce2">
            <text:p>46,72</text:p>
          </table:table-cell>
          <table:table-cell table:number-columns-repeated="16373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900" table:style-name="ce3">
            <text:p>5900</text:p>
          </table:table-cell>
          <table:table-cell office:value-type="string" table:style-name="ce4">
            <text:p>ZDRAVSTVENI DOM ZA ŠTUDENTE UNIVERZE V LJUBLJANI</text:p>
          </table:table-cell>
          <table:table-cell office:value-type="string" table:style-name="ce4">
            <text:p>AŠKERČEVA CESTA 4</text:p>
          </table:table-cell>
          <table:table-cell office:value-type="string" table:style-name="ce4">
            <text:p>1000 LJUBLJANA</text:p>
          </table:table-cell>
          <table:table-cell office:value-type="float" office:value="10806" table:style-name="ce3">
            <text:p>10806</text:p>
          </table:table-cell>
          <table:table-cell office:value-type="string" table:style-name="ce4">
            <text:p>MATANA <text:s/>MILENA</text:p>
          </table:table-cell>
          <table:table-cell office:value-type="float" office:value="404105" table:style-name="ce3">
            <text:p>404105</text:p>
          </table:table-cell>
          <table:table-cell office:value-type="float" office:value="82.66" table:style-name="ce2">
            <text:p>82,66</text:p>
          </table:table-cell>
          <table:table-cell table:number-columns-repeated="16373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900" table:style-name="ce3">
            <text:p>5900</text:p>
          </table:table-cell>
          <table:table-cell office:value-type="string" table:style-name="ce4">
            <text:p>ZDRAVSTVENI DOM ZA ŠTUDENTE UNIVERZE V LJUBLJANI</text:p>
          </table:table-cell>
          <table:table-cell office:value-type="string" table:style-name="ce4">
            <text:p>AŠKERČEVA CESTA 4</text:p>
          </table:table-cell>
          <table:table-cell office:value-type="string" table:style-name="ce4">
            <text:p>1000 LJUBLJANA</text:p>
          </table:table-cell>
          <table:table-cell office:value-type="float" office:value="9186" table:style-name="ce3">
            <text:p>9186</text:p>
          </table:table-cell>
          <table:table-cell office:value-type="string" table:style-name="ce4">
            <text:p>TERZIĆ <text:s/>BOJAN</text:p>
          </table:table-cell>
          <table:table-cell office:value-type="float" office:value="404105" table:style-name="ce3">
            <text:p>404105</text:p>
          </table:table-cell>
          <table:table-cell office:value-type="float" office:value="135.76" table:style-name="ce2">
            <text:p>135,76</text:p>
          </table:table-cell>
          <table:table-cell table:number-columns-repeated="16373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416" table:style-name="ce3">
            <text:p>24416</text:p>
          </table:table-cell>
          <table:table-cell office:value-type="string" table:style-name="ce4">
            <text:p>TECHDENS, ZOBOZDRAVSTVENE IN DRUGE STORITVE, D.O.O.</text:p>
          </table:table-cell>
          <table:table-cell office:value-type="string" table:style-name="ce4">
            <text:p>TBILISIJSKA ULICA 59</text:p>
          </table:table-cell>
          <table:table-cell office:value-type="string" table:style-name="ce4">
            <text:p>1000 LJUBLJANA</text:p>
          </table:table-cell>
          <table:table-cell office:value-type="float" office:value="8472" table:style-name="ce3">
            <text:p>8472</text:p>
          </table:table-cell>
          <table:table-cell office:value-type="string" table:style-name="ce4">
            <text:p>PUKLAVEC FERJANČIČ MAJA</text:p>
          </table:table-cell>
          <table:table-cell office:value-type="float" office:value="404105" table:style-name="ce3">
            <text:p>404105</text:p>
          </table:table-cell>
          <table:table-cell office:value-type="float" office:value="123.53" table:style-name="ce2">
            <text:p>123,53</text:p>
          </table:table-cell>
          <table:table-cell table:number-columns-repeated="16373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425" table:style-name="ce3">
            <text:p>24425</text:p>
          </table:table-cell>
          <table:table-cell office:value-type="string" table:style-name="ce4">
            <text:p>DODODENT, ZDRAVSTVENE STORITVE IN TRGOVINA, D.O.O.</text:p>
          </table:table-cell>
          <table:table-cell office:value-type="string" table:style-name="ce4">
            <text:p>ŠIŠENSKA CESTA 29</text:p>
          </table:table-cell>
          <table:table-cell office:value-type="string" table:style-name="ce4">
            <text:p>1000 LJUBLJANA</text:p>
          </table:table-cell>
          <table:table-cell office:value-type="float" office:value="9209" table:style-name="ce3">
            <text:p>9209</text:p>
          </table:table-cell>
          <table:table-cell office:value-type="string" table:style-name="ce4">
            <text:p>VIDMAR <text:s/>SIMONA</text:p>
          </table:table-cell>
          <table:table-cell office:value-type="float" office:value="404105" table:style-name="ce3">
            <text:p>404105</text:p>
          </table:table-cell>
          <table:table-cell office:value-type="float" office:value="98.47" table:style-name="ce2">
            <text:p>98,47</text:p>
          </table:table-cell>
          <table:table-cell table:number-columns-repeated="16373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24802" table:style-name="ce3">
            <text:p>24802</text:p>
          </table:table-cell>
          <table:table-cell office:value-type="string" table:style-name="ce4">
            <text:p>DENTART D.O.O., ZOBOZDRAVSTVENA DEJAVNOST</text:p>
          </table:table-cell>
          <table:table-cell office:value-type="string" table:style-name="ce4">
            <text:p>PETKOVŠKOVO NABREŽJE 57</text:p>
          </table:table-cell>
          <table:table-cell office:value-type="string" table:style-name="ce4">
            <text:p>1000 LJUBLJANA</text:p>
          </table:table-cell>
          <table:table-cell office:value-type="float" office:value="8614" table:style-name="ce3">
            <text:p>8614</text:p>
          </table:table-cell>
          <table:table-cell office:value-type="string" table:style-name="ce4">
            <text:p>ŠUŠTERČIČ <text:s/>ROK</text:p>
          </table:table-cell>
          <table:table-cell office:value-type="float" office:value="404105" table:style-name="ce3">
            <text:p>404105</text:p>
          </table:table-cell>
          <table:table-cell office:value-type="float" office:value="37.21" table:style-name="ce2">
            <text:p>37,21</text:p>
          </table:table-cell>
          <table:table-cell table:number-columns-repeated="16373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023" table:style-name="ce3">
            <text:p>55023</text:p>
          </table:table-cell>
          <table:table-cell office:value-type="string" table:style-name="ce4">
            <text:p>32BISEROV, D.O.O., ZOBNA AMBULANTA ALENKA GRAHEK MIHOVEC, DR. DENT. MED.</text:p>
          </table:table-cell>
          <table:table-cell office:value-type="string" table:style-name="ce4">
            <text:p>SVETČEVA ULICA 9</text:p>
          </table:table-cell>
          <table:table-cell office:value-type="string" table:style-name="ce4">
            <text:p>1000 LJUBLJANA</text:p>
          </table:table-cell>
          <table:table-cell office:value-type="float" office:value="7385" table:style-name="ce3">
            <text:p>7385</text:p>
          </table:table-cell>
          <table:table-cell office:value-type="string" table:style-name="ce4">
            <text:p>GRAHEK MIHOVEC ALENKA</text:p>
          </table:table-cell>
          <table:table-cell office:value-type="float" office:value="404105" table:style-name="ce3">
            <text:p>404105</text:p>
          </table:table-cell>
          <table:table-cell office:value-type="float" office:value="139.25" table:style-name="ce2">
            <text:p>139,25</text:p>
          </table:table-cell>
          <table:table-cell table:number-columns-repeated="16373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float" office:value="250000" table:style-name="ce3">
            <text:p>250000</text:p>
          </table:table-cell>
          <table:table-cell office:value-type="string" table:style-name="ce4">
            <text:p>OE LJUBLJANA</text:p>
          </table:table-cell>
          <table:table-cell office:value-type="float" office:value="55033" table:style-name="ce3">
            <text:p>55033</text:p>
          </table:table-cell>
          <table:table-cell office:value-type="string" table:style-name="ce4">
            <text:p>STU-DENT ZOBOZDRAVSTVENE STORITVE D.O.O.</text:p>
          </table:table-cell>
          <table:table-cell office:value-type="string" table:style-name="ce4">
            <text:p>TEHNOLOŠKI PARK 20</text:p>
          </table:table-cell>
          <table:table-cell office:value-type="string" table:style-name="ce4">
            <text:p>1000 LJUBLJANA</text:p>
          </table:table-cell>
          <table:table-cell office:value-type="float" office:value="9091" table:style-name="ce3">
            <text:p>9091</text:p>
          </table:table-cell>
          <table:table-cell office:value-type="string" table:style-name="ce4">
            <text:p>ČIBEJ <text:s/>TOMAŽ</text:p>
          </table:table-cell>
          <table:table-cell office:value-type="float" office:value="404105" table:style-name="ce3">
            <text:p>404105</text:p>
          </table:table-cell>
          <table:table-cell office:value-type="float" office:value="142.99" table:style-name="ce2">
            <text:p>142,99</text:p>
          </table:table-cell>
          <table:table-cell table:number-columns-repeated="16373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float" office:value="250100" table:style-name="ce3">
            <text:p>250100</text:p>
          </table:table-cell>
          <table:table-cell office:value-type="string" table:style-name="ce4">
            <text:p>IZPOSTAVA CERKNICA</text:p>
          </table:table-cell>
          <table:table-cell office:value-type="float" office:value="6831" table:style-name="ce3">
            <text:p>6831</text:p>
          </table:table-cell>
          <table:table-cell office:value-type="string" table:style-name="ce4">
            <text:p>ZDRAVSTVENI DOM DR. BOŽIDARJA LAVRIČA - CERKNICA</text:p>
          </table:table-cell>
          <table:table-cell office:value-type="string" table:style-name="ce4">
            <text:p>CESTA 4. MAJA 17</text:p>
          </table:table-cell>
          <table:table-cell office:value-type="string" table:style-name="ce4">
            <text:p>1380 CERKNICA</text:p>
          </table:table-cell>
          <table:table-cell office:value-type="float" office:value="10363" table:style-name="ce3">
            <text:p>10363</text:p>
          </table:table-cell>
          <table:table-cell office:value-type="string" table:style-name="ce4">
            <text:p>GEORGIEVA <text:s/>MARIJA</text:p>
          </table:table-cell>
          <table:table-cell office:value-type="float" office:value="404101" table:style-name="ce3">
            <text:p>404101</text:p>
          </table:table-cell>
          <table:table-cell office:value-type="float" office:value="104.09" table:style-name="ce2">
            <text:p>104,09</text:p>
          </table:table-cell>
          <table:table-cell table:number-columns-repeated="16373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float" office:value="250100" table:style-name="ce3">
            <text:p>250100</text:p>
          </table:table-cell>
          <table:table-cell office:value-type="string" table:style-name="ce4">
            <text:p>IZPOSTAVA CERKNICA</text:p>
          </table:table-cell>
          <table:table-cell office:value-type="float" office:value="6831" table:style-name="ce3">
            <text:p>6831</text:p>
          </table:table-cell>
          <table:table-cell office:value-type="string" table:style-name="ce4">
            <text:p>ZDRAVSTVENI DOM DR. BOŽIDARJA LAVRIČA - CERKNICA</text:p>
          </table:table-cell>
          <table:table-cell office:value-type="string" table:style-name="ce4">
            <text:p>CESTA 4. MAJA 17</text:p>
          </table:table-cell>
          <table:table-cell office:value-type="string" table:style-name="ce4">
            <text:p>1380 CERKNICA</text:p>
          </table:table-cell>
          <table:table-cell office:value-type="float" office:value="4976" table:style-name="ce3">
            <text:p>4976</text:p>
          </table:table-cell>
          <table:table-cell office:value-type="string" table:style-name="ce4">
            <text:p>ROR <text:s/>JADRANKA</text:p>
          </table:table-cell>
          <table:table-cell office:value-type="float" office:value="404101" table:style-name="ce3">
            <text:p>404101</text:p>
          </table:table-cell>
          <table:table-cell office:value-type="float" office:value="119.72" table:style-name="ce2">
            <text:p>119,72</text:p>
          </table:table-cell>
          <table:table-cell table:number-columns-repeated="16373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float" office:value="250100" table:style-name="ce3">
            <text:p>250100</text:p>
          </table:table-cell>
          <table:table-cell office:value-type="string" table:style-name="ce4">
            <text:p>IZPOSTAVA CERKNICA</text:p>
          </table:table-cell>
          <table:table-cell office:value-type="float" office:value="6831" table:style-name="ce3">
            <text:p>6831</text:p>
          </table:table-cell>
          <table:table-cell office:value-type="string" table:style-name="ce4">
            <text:p>ZDRAVSTVENI DOM DR. BOŽIDARJA LAVRIČA - CERKNICA</text:p>
          </table:table-cell>
          <table:table-cell office:value-type="string" table:style-name="ce4">
            <text:p>CESTA 4. MAJA 17</text:p>
          </table:table-cell>
          <table:table-cell office:value-type="string" table:style-name="ce4">
            <text:p>1380 CERKNICA</text:p>
          </table:table-cell>
          <table:table-cell office:value-type="float" office:value="12549" table:style-name="ce3">
            <text:p>12549</text:p>
          </table:table-cell>
          <table:table-cell office:value-type="string" table:style-name="ce4">
            <text:p>ROK <text:s/>MIHA</text:p>
          </table:table-cell>
          <table:table-cell office:value-type="float" office:value="404101" table:style-name="ce3">
            <text:p>404101</text:p>
          </table:table-cell>
          <table:table-cell office:value-type="float" office:value="80.680000000000007" table:style-name="ce2">
            <text:p>80,68</text:p>
          </table:table-cell>
          <table:table-cell table:number-columns-repeated="16373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float" office:value="250100" table:style-name="ce3">
            <text:p>250100</text:p>
          </table:table-cell>
          <table:table-cell office:value-type="string" table:style-name="ce4">
            <text:p>IZPOSTAVA CERKNICA</text:p>
          </table:table-cell>
          <table:table-cell office:value-type="float" office:value="24361" table:style-name="ce3">
            <text:p>24361</text:p>
          </table:table-cell>
          <table:table-cell office:value-type="string" table:style-name="ce4">
            <text:p>ZASEBNA ZOBOZDRAVSTVENA ORDINACIJA VELIMIR KLARIĆ DR. DENT. MED.</text:p>
          </table:table-cell>
          <table:table-cell office:value-type="string" table:style-name="ce4">
            <text:p>CESTA 4. MAJA 17</text:p>
          </table:table-cell>
          <table:table-cell office:value-type="string" table:style-name="ce4">
            <text:p>1380 CERKNICA</text:p>
          </table:table-cell>
          <table:table-cell office:value-type="float" office:value="9141" table:style-name="ce3">
            <text:p>9141</text:p>
          </table:table-cell>
          <table:table-cell office:value-type="string" table:style-name="ce4">
            <text:p>KLARIĆ <text:s/>VELIMIR</text:p>
          </table:table-cell>
          <table:table-cell office:value-type="float" office:value="404101" table:style-name="ce3">
            <text:p>404101</text:p>
          </table:table-cell>
          <table:table-cell office:value-type="float" office:value="88.59" table:style-name="ce2">
            <text:p>88,59</text:p>
          </table:table-cell>
          <table:table-cell table:number-columns-repeated="16373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float" office:value="250100" table:style-name="ce3">
            <text:p>250100</text:p>
          </table:table-cell>
          <table:table-cell office:value-type="string" table:style-name="ce4">
            <text:p>IZPOSTAVA CERKNICA</text:p>
          </table:table-cell>
          <table:table-cell office:value-type="float" office:value="24435" table:style-name="ce3">
            <text:p>24435</text:p>
          </table:table-cell>
          <table:table-cell office:value-type="string" table:style-name="ce4">
            <text:p>VESNA ŠEGA - NOVAK, DR. DENT. MED., ZASEBNA ZOBNA ORDINACIJA</text:p>
          </table:table-cell>
          <table:table-cell office:value-type="string" table:style-name="ce4">
            <text:p>CESTA NOTRANJSKEGA ODREDA 36</text:p>
          </table:table-cell>
          <table:table-cell office:value-type="string" table:style-name="ce4">
            <text:p>1386 STARI TRG PRI LOŽU</text:p>
          </table:table-cell>
          <table:table-cell office:value-type="float" office:value="7708" table:style-name="ce3">
            <text:p>7708</text:p>
          </table:table-cell>
          <table:table-cell office:value-type="string" table:style-name="ce4">
            <text:p>ŠEGA NOVAK VESNA</text:p>
          </table:table-cell>
          <table:table-cell office:value-type="float" office:value="404101" table:style-name="ce3">
            <text:p>404101</text:p>
          </table:table-cell>
          <table:table-cell office:value-type="float" office:value="151.09" table:style-name="ce2">
            <text:p>151,09</text:p>
          </table:table-cell>
          <table:table-cell table:number-columns-repeated="16373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float" office:value="250100" table:style-name="ce3">
            <text:p>250100</text:p>
          </table:table-cell>
          <table:table-cell office:value-type="string" table:style-name="ce4">
            <text:p>IZPOSTAVA CERKNICA</text:p>
          </table:table-cell>
          <table:table-cell office:value-type="float" office:value="55231" table:style-name="ce3">
            <text:p>55231</text:p>
          </table:table-cell>
          <table:table-cell office:value-type="string" table:style-name="ce4">
            <text:p>HEPI-DENT ZOBOZDRAVSTVENA ORDINACIJA D.O.O.</text:p>
          </table:table-cell>
          <table:table-cell office:value-type="string" table:style-name="ce4">
            <text:p>CESTA 19. OKTOBRA 57</text:p>
          </table:table-cell>
          <table:table-cell office:value-type="string" table:style-name="ce4">
            <text:p>1386 STARI TRG PRI LOŽU</text:p>
          </table:table-cell>
          <table:table-cell office:value-type="float" office:value="11383" table:style-name="ce3">
            <text:p>11383</text:p>
          </table:table-cell>
          <table:table-cell office:value-type="string" table:style-name="ce4">
            <text:p>STOJANOV <text:s/>DEJAN</text:p>
          </table:table-cell>
          <table:table-cell office:value-type="float" office:value="404101" table:style-name="ce3">
            <text:p>404101</text:p>
          </table:table-cell>
          <table:table-cell office:value-type="float" office:value="80.739999999999995" table:style-name="ce2">
            <text:p>80,74</text:p>
          </table:table-cell>
          <table:table-cell table:number-columns-repeated="16373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float" office:value="250100" table:style-name="ce3">
            <text:p>250100</text:p>
          </table:table-cell>
          <table:table-cell office:value-type="string" table:style-name="ce4">
            <text:p>IZPOSTAVA CERKNICA</text:p>
          </table:table-cell>
          <table:table-cell office:value-type="float" office:value="6831" table:style-name="ce3">
            <text:p>6831</text:p>
          </table:table-cell>
          <table:table-cell office:value-type="string" table:style-name="ce4">
            <text:p>ZDRAVSTVENI DOM DR. BOŽIDARJA LAVRIČA - CERKNICA</text:p>
          </table:table-cell>
          <table:table-cell office:value-type="string" table:style-name="ce4">
            <text:p>CESTA 4. MAJA 17</text:p>
          </table:table-cell>
          <table:table-cell office:value-type="string" table:style-name="ce4">
            <text:p>1380 CERKNICA</text:p>
          </table:table-cell>
          <table:table-cell office:value-type="float" office:value="4976" table:style-name="ce3">
            <text:p>4976</text:p>
          </table:table-cell>
          <table:table-cell office:value-type="string" table:style-name="ce4">
            <text:p>ROR <text:s/>JADRANKA</text:p>
          </table:table-cell>
          <table:table-cell office:value-type="float" office:value="404103" table:style-name="ce3">
            <text:p>404103</text:p>
          </table:table-cell>
          <table:table-cell office:value-type="float" office:value="133.94" table:style-name="ce2">
            <text:p>133,94</text:p>
          </table:table-cell>
          <table:table-cell table:number-columns-repeated="16373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float" office:value="250100" table:style-name="ce3">
            <text:p>250100</text:p>
          </table:table-cell>
          <table:table-cell office:value-type="string" table:style-name="ce4">
            <text:p>IZPOSTAVA CERKNICA</text:p>
          </table:table-cell>
          <table:table-cell office:value-type="float" office:value="24434" table:style-name="ce3">
            <text:p>24434</text:p>
          </table:table-cell>
          <table:table-cell office:value-type="string" table:style-name="ce4">
            <text:p>VESNA JERNEJČIČ, DR. DENT. MED. ZASEBNA ZOBNA ORDINACIJA</text:p>
          </table:table-cell>
          <table:table-cell office:value-type="string" table:style-name="ce4">
            <text:p>CESTA 4. MAJA 17</text:p>
          </table:table-cell>
          <table:table-cell office:value-type="string" table:style-name="ce4">
            <text:p>1380 CERKNICA</text:p>
          </table:table-cell>
          <table:table-cell office:value-type="float" office:value="6386" table:style-name="ce3">
            <text:p>6386</text:p>
          </table:table-cell>
          <table:table-cell office:value-type="string" table:style-name="ce4">
            <text:p>JERNEJČIČ <text:s/>VESNA</text:p>
          </table:table-cell>
          <table:table-cell office:value-type="float" office:value="404103" table:style-name="ce3">
            <text:p>404103</text:p>
          </table:table-cell>
          <table:table-cell office:value-type="float" office:value="168.21" table:style-name="ce2">
            <text:p>168,21</text:p>
          </table:table-cell>
          <table:table-cell table:number-columns-repeated="16373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float" office:value="250100" table:style-name="ce3">
            <text:p>250100</text:p>
          </table:table-cell>
          <table:table-cell office:value-type="string" table:style-name="ce4">
            <text:p>IZPOSTAVA CERKNICA</text:p>
          </table:table-cell>
          <table:table-cell office:value-type="float" office:value="24435" table:style-name="ce3">
            <text:p>24435</text:p>
          </table:table-cell>
          <table:table-cell office:value-type="string" table:style-name="ce4">
            <text:p>VESNA ŠEGA - NOVAK, DR. DENT. MED., ZASEBNA ZOBNA ORDINACIJA</text:p>
          </table:table-cell>
          <table:table-cell office:value-type="string" table:style-name="ce4">
            <text:p>CESTA NOTRANJSKEGA ODREDA 36</text:p>
          </table:table-cell>
          <table:table-cell office:value-type="string" table:style-name="ce4">
            <text:p>1386 STARI TRG PRI LOŽU</text:p>
          </table:table-cell>
          <table:table-cell office:value-type="float" office:value="7708" table:style-name="ce3">
            <text:p>7708</text:p>
          </table:table-cell>
          <table:table-cell office:value-type="string" table:style-name="ce4">
            <text:p>ŠEGA NOVAK VESNA</text:p>
          </table:table-cell>
          <table:table-cell office:value-type="float" office:value="404103" table:style-name="ce3">
            <text:p>404103</text:p>
          </table:table-cell>
          <table:table-cell office:value-type="float" office:value="152.87" table:style-name="ce2">
            <text:p>152,87</text:p>
          </table:table-cell>
          <table:table-cell table:number-columns-repeated="16373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10201" table:style-name="ce3">
            <text:p>10201</text:p>
          </table:table-cell>
          <table:table-cell office:value-type="string" table:style-name="ce4">
            <text:p>ZDRAVSTVENI DOM DOMŽALE</text:p>
          </table:table-cell>
          <table:table-cell office:value-type="string" table:style-name="ce4">
            <text:p>MESTNI TRG 2</text:p>
          </table:table-cell>
          <table:table-cell office:value-type="string" table:style-name="ce4">
            <text:p>1230 DOMŽALE</text:p>
          </table:table-cell>
          <table:table-cell office:value-type="float" office:value="11081" table:style-name="ce3">
            <text:p>11081</text:p>
          </table:table-cell>
          <table:table-cell office:value-type="string" table:style-name="ce4">
            <text:p>ŽITNIK KADIVNIK TJAŠA</text:p>
          </table:table-cell>
          <table:table-cell office:value-type="float" office:value="404101" table:style-name="ce3">
            <text:p>404101</text:p>
          </table:table-cell>
          <table:table-cell office:value-type="float" office:value="245.39" table:style-name="ce2">
            <text:p>245,39</text:p>
          </table:table-cell>
          <table:table-cell table:number-columns-repeated="16373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10201" table:style-name="ce3">
            <text:p>10201</text:p>
          </table:table-cell>
          <table:table-cell office:value-type="string" table:style-name="ce4">
            <text:p>ZDRAVSTVENI DOM DOMŽALE</text:p>
          </table:table-cell>
          <table:table-cell office:value-type="string" table:style-name="ce4">
            <text:p>MESTNI TRG 2</text:p>
          </table:table-cell>
          <table:table-cell office:value-type="string" table:style-name="ce4">
            <text:p>1230 DOMŽALE</text:p>
          </table:table-cell>
          <table:table-cell office:value-type="float" office:value="8515" table:style-name="ce3">
            <text:p>8515</text:p>
          </table:table-cell>
          <table:table-cell office:value-type="string" table:style-name="ce4">
            <text:p>BANKO <text:s/>VESNA</text:p>
          </table:table-cell>
          <table:table-cell office:value-type="float" office:value="404101" table:style-name="ce3">
            <text:p>404101</text:p>
          </table:table-cell>
          <table:table-cell office:value-type="float" office:value="296.49" table:style-name="ce2">
            <text:p>296,49</text:p>
          </table:table-cell>
          <table:table-cell table:number-columns-repeated="16373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10201" table:style-name="ce3">
            <text:p>10201</text:p>
          </table:table-cell>
          <table:table-cell office:value-type="string" table:style-name="ce4">
            <text:p>ZDRAVSTVENI DOM DOMŽALE</text:p>
          </table:table-cell>
          <table:table-cell office:value-type="string" table:style-name="ce4">
            <text:p>MESTNI TRG 2</text:p>
          </table:table-cell>
          <table:table-cell office:value-type="string" table:style-name="ce4">
            <text:p>1230 DOMŽALE</text:p>
          </table:table-cell>
          <table:table-cell office:value-type="float" office:value="9333" table:style-name="ce3">
            <text:p>9333</text:p>
          </table:table-cell>
          <table:table-cell office:value-type="string" table:style-name="ce4">
            <text:p>VATOVEC <text:s/>IGOR</text:p>
          </table:table-cell>
          <table:table-cell office:value-type="float" office:value="404101" table:style-name="ce3">
            <text:p>404101</text:p>
          </table:table-cell>
          <table:table-cell office:value-type="float" office:value="76.64" table:style-name="ce2">
            <text:p>76,64</text:p>
          </table:table-cell>
          <table:table-cell table:number-columns-repeated="16373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10201" table:style-name="ce3">
            <text:p>10201</text:p>
          </table:table-cell>
          <table:table-cell office:value-type="string" table:style-name="ce4">
            <text:p>ZDRAVSTVENI DOM DOMŽALE</text:p>
          </table:table-cell>
          <table:table-cell office:value-type="string" table:style-name="ce4">
            <text:p>MESTNI TRG 2</text:p>
          </table:table-cell>
          <table:table-cell office:value-type="string" table:style-name="ce4">
            <text:p>1230 DOMŽALE</text:p>
          </table:table-cell>
          <table:table-cell office:value-type="float" office:value="9422" table:style-name="ce3">
            <text:p>9422</text:p>
          </table:table-cell>
          <table:table-cell office:value-type="string" table:style-name="ce4">
            <text:p>RALCA <text:s/>ANDREJ</text:p>
          </table:table-cell>
          <table:table-cell office:value-type="float" office:value="404101" table:style-name="ce3">
            <text:p>404101</text:p>
          </table:table-cell>
          <table:table-cell office:value-type="float" office:value="119.13" table:style-name="ce2">
            <text:p>119,13</text:p>
          </table:table-cell>
          <table:table-cell table:number-columns-repeated="16373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10201" table:style-name="ce3">
            <text:p>10201</text:p>
          </table:table-cell>
          <table:table-cell office:value-type="string" table:style-name="ce4">
            <text:p>ZDRAVSTVENI DOM DOMŽALE</text:p>
          </table:table-cell>
          <table:table-cell office:value-type="string" table:style-name="ce4">
            <text:p>MESTNI TRG 2</text:p>
          </table:table-cell>
          <table:table-cell office:value-type="string" table:style-name="ce4">
            <text:p>1230 DOMŽALE</text:p>
          </table:table-cell>
          <table:table-cell office:value-type="float" office:value="9175" table:style-name="ce3">
            <text:p>9175</text:p>
          </table:table-cell>
          <table:table-cell office:value-type="string" table:style-name="ce4">
            <text:p>NAHTIGAL <text:s/>PETRA</text:p>
          </table:table-cell>
          <table:table-cell office:value-type="float" office:value="404101" table:style-name="ce3">
            <text:p>404101</text:p>
          </table:table-cell>
          <table:table-cell office:value-type="float" office:value="105.22" table:style-name="ce2">
            <text:p>105,22</text:p>
          </table:table-cell>
          <table:table-cell table:number-columns-repeated="16373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10201" table:style-name="ce3">
            <text:p>10201</text:p>
          </table:table-cell>
          <table:table-cell office:value-type="string" table:style-name="ce4">
            <text:p>ZDRAVSTVENI DOM DOMŽALE</text:p>
          </table:table-cell>
          <table:table-cell office:value-type="string" table:style-name="ce4">
            <text:p>MESTNI TRG 2</text:p>
          </table:table-cell>
          <table:table-cell office:value-type="string" table:style-name="ce4">
            <text:p>1230 DOMŽALE</text:p>
          </table:table-cell>
          <table:table-cell office:value-type="float" office:value="10648" table:style-name="ce3">
            <text:p>10648</text:p>
          </table:table-cell>
          <table:table-cell office:value-type="string" table:style-name="ce4">
            <text:p>BERANIČ <text:s/>NADA</text:p>
          </table:table-cell>
          <table:table-cell office:value-type="float" office:value="404101" table:style-name="ce3">
            <text:p>404101</text:p>
          </table:table-cell>
          <table:table-cell office:value-type="float" office:value="110.57" table:style-name="ce2">
            <text:p>110,57</text:p>
          </table:table-cell>
          <table:table-cell table:number-columns-repeated="16373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24186" table:style-name="ce3">
            <text:p>24186</text:p>
          </table:table-cell>
          <table:table-cell office:value-type="string" table:style-name="ce4">
            <text:p>KOMATAR MAJA - ZOBOZDRAVSTVENA ORDINACIJA</text:p>
          </table:table-cell>
          <table:table-cell office:value-type="string" table:style-name="ce4">
            <text:p>MESTNI TRG 2</text:p>
          </table:table-cell>
          <table:table-cell office:value-type="string" table:style-name="ce4">
            <text:p>1230 DOMŽALE</text:p>
          </table:table-cell>
          <table:table-cell office:value-type="float" office:value="7210" table:style-name="ce3">
            <text:p>7210</text:p>
          </table:table-cell>
          <table:table-cell office:value-type="string" table:style-name="ce4">
            <text:p>KOMATAR <text:s/>MAJA</text:p>
          </table:table-cell>
          <table:table-cell office:value-type="float" office:value="404101" table:style-name="ce3">
            <text:p>404101</text:p>
          </table:table-cell>
          <table:table-cell office:value-type="float" office:value="111.17" table:style-name="ce2">
            <text:p>111,17</text:p>
          </table:table-cell>
          <table:table-cell table:number-columns-repeated="16373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24306" table:style-name="ce3">
            <text:p>24306</text:p>
          </table:table-cell>
          <table:table-cell office:value-type="string" table:style-name="ce4">
            <text:p>STRLIČ IRIS - ZOBOZDRAVSTVENA ORDINACIJA</text:p>
          </table:table-cell>
          <table:table-cell office:value-type="string" table:style-name="ce4">
            <text:p>MESTNI TRG 2</text:p>
          </table:table-cell>
          <table:table-cell office:value-type="string" table:style-name="ce4">
            <text:p>1230 DOMŽALE</text:p>
          </table:table-cell>
          <table:table-cell office:value-type="float" office:value="6946" table:style-name="ce3">
            <text:p>6946</text:p>
          </table:table-cell>
          <table:table-cell office:value-type="string" table:style-name="ce4">
            <text:p>STRLIČ <text:s/>IRIS</text:p>
          </table:table-cell>
          <table:table-cell office:value-type="float" office:value="404101" table:style-name="ce3">
            <text:p>404101</text:p>
          </table:table-cell>
          <table:table-cell office:value-type="float" office:value="122.51" table:style-name="ce2">
            <text:p>122,51</text:p>
          </table:table-cell>
          <table:table-cell table:number-columns-repeated="16373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24429" table:style-name="ce3">
            <text:p>24429</text:p>
          </table:table-cell>
          <table:table-cell office:value-type="string" table:style-name="ce4">
            <text:p>TOMAŽ BANKO ZASEBNI ZOBOZDRAVNIK - ZOBOZDRAVSTVENA ORDINACIJA</text:p>
          </table:table-cell>
          <table:table-cell office:value-type="string" table:style-name="ce4">
            <text:p>MESTNI TRG 2</text:p>
          </table:table-cell>
          <table:table-cell office:value-type="string" table:style-name="ce4">
            <text:p>1230 DOMŽALE</text:p>
          </table:table-cell>
          <table:table-cell office:value-type="float" office:value="8645" table:style-name="ce3">
            <text:p>8645</text:p>
          </table:table-cell>
          <table:table-cell office:value-type="string" table:style-name="ce4">
            <text:p>BANKO <text:s/>TOMAŽ</text:p>
          </table:table-cell>
          <table:table-cell office:value-type="float" office:value="404101" table:style-name="ce3">
            <text:p>404101</text:p>
          </table:table-cell>
          <table:table-cell office:value-type="float" office:value="122.04" table:style-name="ce2">
            <text:p>122,04</text:p>
          </table:table-cell>
          <table:table-cell table:number-columns-repeated="16373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24430" table:style-name="ce3">
            <text:p>24430</text:p>
          </table:table-cell>
          <table:table-cell office:value-type="string" table:style-name="ce4">
            <text:p>ZOBOZDRAVSTVENA ORDINACIJA MARKO MOLE - ZASEBNI ZOBOZDRAVNIK</text:p>
          </table:table-cell>
          <table:table-cell office:value-type="string" table:style-name="ce4">
            <text:p>MESTNI TRG 2</text:p>
          </table:table-cell>
          <table:table-cell office:value-type="string" table:style-name="ce4">
            <text:p>1230 DOMŽALE</text:p>
          </table:table-cell>
          <table:table-cell office:value-type="float" office:value="7964" table:style-name="ce3">
            <text:p>7964</text:p>
          </table:table-cell>
          <table:table-cell office:value-type="string" table:style-name="ce4">
            <text:p>MOLE <text:s/>MARKO</text:p>
          </table:table-cell>
          <table:table-cell office:value-type="float" office:value="404101" table:style-name="ce3">
            <text:p>404101</text:p>
          </table:table-cell>
          <table:table-cell office:value-type="float" office:value="117.88" table:style-name="ce2">
            <text:p>117,88</text:p>
          </table:table-cell>
          <table:table-cell table:number-columns-repeated="16373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24431" table:style-name="ce3">
            <text:p>24431</text:p>
          </table:table-cell>
          <table:table-cell office:value-type="string" table:style-name="ce4">
            <text:p>DENTALNI STUDIO BARBARA ŠKRLJ GOLOB</text:p>
          </table:table-cell>
          <table:table-cell office:value-type="string" table:style-name="ce4">
            <text:p>ULICA IVANA PENGOVA 20</text:p>
          </table:table-cell>
          <table:table-cell office:value-type="string" table:style-name="ce4">
            <text:p>1230 DOMŽALE</text:p>
          </table:table-cell>
          <table:table-cell office:value-type="float" office:value="8979" table:style-name="ce3">
            <text:p>8979</text:p>
          </table:table-cell>
          <table:table-cell office:value-type="string" table:style-name="ce4">
            <text:p>ŠKRLJ GOLOB BARBARA</text:p>
          </table:table-cell>
          <table:table-cell office:value-type="float" office:value="404101" table:style-name="ce3">
            <text:p>404101</text:p>
          </table:table-cell>
          <table:table-cell office:value-type="float" office:value="110.27" table:style-name="ce2">
            <text:p>110,27</text:p>
          </table:table-cell>
          <table:table-cell table:number-columns-repeated="16373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24432" table:style-name="ce3">
            <text:p>24432</text:p>
          </table:table-cell>
          <table:table-cell office:value-type="string" table:style-name="ce4">
            <text:p>ŠUBELJ GREGORIČ HELENA - ZOBOZDRAVSTVENA ORDINACIJA, ZASEBNA ZOBOZDRAVNICA</text:p>
          </table:table-cell>
          <table:table-cell office:value-type="string" table:style-name="ce4">
            <text:p>MESTNI TRG 2</text:p>
          </table:table-cell>
          <table:table-cell office:value-type="string" table:style-name="ce4">
            <text:p>1230 DOMŽALE</text:p>
          </table:table-cell>
          <table:table-cell office:value-type="float" office:value="7959" table:style-name="ce3">
            <text:p>7959</text:p>
          </table:table-cell>
          <table:table-cell office:value-type="string" table:style-name="ce4">
            <text:p>ŠUBELJ GREGORIČ HELENA</text:p>
          </table:table-cell>
          <table:table-cell office:value-type="float" office:value="404101" table:style-name="ce3">
            <text:p>404101</text:p>
          </table:table-cell>
          <table:table-cell office:value-type="float" office:value="136.6" table:style-name="ce2">
            <text:p>136,60</text:p>
          </table:table-cell>
          <table:table-cell table:number-columns-repeated="16373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55154" table:style-name="ce3">
            <text:p>55154</text:p>
          </table:table-cell>
          <table:table-cell office:value-type="string" table:style-name="ce4">
            <text:p>GDENT SPLOŠNO IN ESTETSKO ZOBOZDRAVSTVO UROŠ FRANC GAŠPERIN, DR.DENT.MED.</text:p>
          </table:table-cell>
          <table:table-cell office:value-type="string" table:style-name="ce4">
            <text:p>PREŠERNOVA CESTA 21 B</text:p>
          </table:table-cell>
          <table:table-cell office:value-type="string" table:style-name="ce4">
            <text:p>1230 DOMŽALE</text:p>
          </table:table-cell>
          <table:table-cell office:value-type="float" office:value="11080" table:style-name="ce3">
            <text:p>11080</text:p>
          </table:table-cell>
          <table:table-cell office:value-type="string" table:style-name="ce4">
            <text:p>GAŠPERIN <text:s/>UROŠ FRANC</text:p>
          </table:table-cell>
          <table:table-cell office:value-type="float" office:value="404101" table:style-name="ce3">
            <text:p>404101</text:p>
          </table:table-cell>
          <table:table-cell office:value-type="float" office:value="111.58" table:style-name="ce2">
            <text:p>111,58</text:p>
          </table:table-cell>
          <table:table-cell table:number-columns-repeated="16373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24621" table:style-name="ce3">
            <text:p>24621</text:p>
          </table:table-cell>
          <table:table-cell office:value-type="string" table:style-name="ce4">
            <text:p>RAIŠP IVO - ZASEBNA ZOBNA ORDINACIJA</text:p>
          </table:table-cell>
          <table:table-cell office:value-type="string" table:style-name="ce4">
            <text:p>ZORANINA ULICA 3</text:p>
          </table:table-cell>
          <table:table-cell office:value-type="string" table:style-name="ce4">
            <text:p>1234 MENGEŠ</text:p>
          </table:table-cell>
          <table:table-cell office:value-type="float" office:value="6838" table:style-name="ce3">
            <text:p>6838</text:p>
          </table:table-cell>
          <table:table-cell office:value-type="string" table:style-name="ce4">
            <text:p>RAIŠP <text:s/>IVO</text:p>
          </table:table-cell>
          <table:table-cell office:value-type="float" office:value="404101" table:style-name="ce3">
            <text:p>404101</text:p>
          </table:table-cell>
          <table:table-cell office:value-type="float" office:value="97.32" table:style-name="ce2">
            <text:p>97,32</text:p>
          </table:table-cell>
          <table:table-cell table:number-columns-repeated="16373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24625" table:style-name="ce3">
            <text:p>24625</text:p>
          </table:table-cell>
          <table:table-cell office:value-type="string" table:style-name="ce4">
            <text:p>STROSAR ROZMAN GABRIJELA - ZOBNA AMBULANTA ZA ODRASLE</text:p>
          </table:table-cell>
          <table:table-cell office:value-type="string" table:style-name="ce4">
            <text:p>ZORANINA ULICA 3</text:p>
          </table:table-cell>
          <table:table-cell office:value-type="string" table:style-name="ce4">
            <text:p>1234 MENGEŠ</text:p>
          </table:table-cell>
          <table:table-cell office:value-type="float" office:value="2865" table:style-name="ce3">
            <text:p>2865</text:p>
          </table:table-cell>
          <table:table-cell office:value-type="string" table:style-name="ce4">
            <text:p>STROSAR ROZMAN GABRIJELA</text:p>
          </table:table-cell>
          <table:table-cell office:value-type="float" office:value="404101" table:style-name="ce3">
            <text:p>404101</text:p>
          </table:table-cell>
          <table:table-cell office:value-type="float" office:value="89.54" table:style-name="ce2">
            <text:p>89,54</text:p>
          </table:table-cell>
          <table:table-cell table:number-columns-repeated="16373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55217" table:style-name="ce3">
            <text:p>55217</text:p>
          </table:table-cell>
          <table:table-cell office:value-type="string" table:style-name="ce4">
            <text:p>TAJA DULAR POTOČAR, DR. DENT. MED., ZASEBNA ZOBOZDRAVSTVENA ORDINACIJA</text:p>
          </table:table-cell>
          <table:table-cell office:value-type="string" table:style-name="ce4">
            <text:p>ALJAŽEVA ULICA 9</text:p>
          </table:table-cell>
          <table:table-cell office:value-type="string" table:style-name="ce4">
            <text:p>1234 MENGEŠ</text:p>
          </table:table-cell>
          <table:table-cell office:value-type="float" office:value="10543" table:style-name="ce3">
            <text:p>10543</text:p>
          </table:table-cell>
          <table:table-cell office:value-type="string" table:style-name="ce4">
            <text:p>DULAR POTOČAR TAJA</text:p>
          </table:table-cell>
          <table:table-cell office:value-type="float" office:value="404101" table:style-name="ce3">
            <text:p>404101</text:p>
          </table:table-cell>
          <table:table-cell office:value-type="float" office:value="95.24" table:style-name="ce2">
            <text:p>95,24</text:p>
          </table:table-cell>
          <table:table-cell table:number-columns-repeated="16373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12906" table:style-name="ce3">
            <text:p>12906</text:p>
          </table:table-cell>
          <table:table-cell office:value-type="string" table:style-name="ce4">
            <text:p>PRAPROTNIK IGOR - DOKTOR STOMATOLOGIJE</text:p>
          </table:table-cell>
          <table:table-cell office:value-type="string" table:style-name="ce4">
            <text:p>KAMNIŠKA CESTA 24</text:p>
          </table:table-cell>
          <table:table-cell office:value-type="string" table:style-name="ce4">
            <text:p>1235 RADOMLJE</text:p>
          </table:table-cell>
          <table:table-cell office:value-type="float" office:value="5595" table:style-name="ce3">
            <text:p>5595</text:p>
          </table:table-cell>
          <table:table-cell office:value-type="string" table:style-name="ce4">
            <text:p>PRAPROTNIK <text:s/>IGOR</text:p>
          </table:table-cell>
          <table:table-cell office:value-type="float" office:value="404101" table:style-name="ce3">
            <text:p>404101</text:p>
          </table:table-cell>
          <table:table-cell office:value-type="float" office:value="173.97" table:style-name="ce2">
            <text:p>173,97</text:p>
          </table:table-cell>
          <table:table-cell table:number-columns-repeated="16373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24540" table:style-name="ce3">
            <text:p>24540</text:p>
          </table:table-cell>
          <table:table-cell office:value-type="string" table:style-name="ce4">
            <text:p>LUKIČ MERELA ANA - ZOBOZDRAVSTVENA AMBULANTA</text:p>
          </table:table-cell>
          <table:table-cell office:value-type="string" table:style-name="ce4">
            <text:p>PELECHOVA CESTA 18</text:p>
          </table:table-cell>
          <table:table-cell office:value-type="string" table:style-name="ce4">
            <text:p>1235 RADOMLJE</text:p>
          </table:table-cell>
          <table:table-cell office:value-type="float" office:value="5629" table:style-name="ce3">
            <text:p>5629</text:p>
          </table:table-cell>
          <table:table-cell office:value-type="string" table:style-name="ce4">
            <text:p>LUKIČ MERELA ANICA</text:p>
          </table:table-cell>
          <table:table-cell office:value-type="float" office:value="404101" table:style-name="ce3">
            <text:p>404101</text:p>
          </table:table-cell>
          <table:table-cell office:value-type="float" office:value="136.36000000000001" table:style-name="ce2">
            <text:p>136,36</text:p>
          </table:table-cell>
          <table:table-cell table:number-columns-repeated="16373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24968" table:style-name="ce3">
            <text:p>24968</text:p>
          </table:table-cell>
          <table:table-cell office:value-type="string" table:style-name="ce4">
            <text:p>GERIĆ MARTA - ZOBOZDRAVSTVENA AMBULANTA</text:p>
          </table:table-cell>
          <table:table-cell office:value-type="string" table:style-name="ce4">
            <text:p>VEGOVA ULICA 22</text:p>
          </table:table-cell>
          <table:table-cell office:value-type="string" table:style-name="ce4">
            <text:p>1251 MORAVČE</text:p>
          </table:table-cell>
          <table:table-cell office:value-type="float" office:value="6335" table:style-name="ce3">
            <text:p>6335</text:p>
          </table:table-cell>
          <table:table-cell office:value-type="string" table:style-name="ce4">
            <text:p>GERIĆ <text:s/>MARTA</text:p>
          </table:table-cell>
          <table:table-cell office:value-type="float" office:value="404101" table:style-name="ce3">
            <text:p>404101</text:p>
          </table:table-cell>
          <table:table-cell office:value-type="float" office:value="169.93" table:style-name="ce2">
            <text:p>169,93</text:p>
          </table:table-cell>
          <table:table-cell table:number-columns-repeated="16373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24240" table:style-name="ce3">
            <text:p>24240</text:p>
          </table:table-cell>
          <table:table-cell office:value-type="string" table:style-name="ce4">
            <text:p>KAMA-DENT D.O.O., ZOBOZDRAVSTVENA DEJAVNOST, LJUBLJANA</text:p>
          </table:table-cell>
          <table:table-cell office:value-type="string" table:style-name="ce4">
            <text:p>FILIPIČEVA ULICA 1</text:p>
          </table:table-cell>
          <table:table-cell office:value-type="string" table:style-name="ce4">
            <text:p>1000 LJUBLJANA</text:p>
          </table:table-cell>
          <table:table-cell office:value-type="float" office:value="8525" table:style-name="ce3">
            <text:p>8525</text:p>
          </table:table-cell>
          <table:table-cell office:value-type="string" table:style-name="ce4">
            <text:p>MAČEK <text:s/>INGRID KATARINA</text:p>
          </table:table-cell>
          <table:table-cell office:value-type="float" office:value="404103" table:style-name="ce3">
            <text:p>404103</text:p>
          </table:table-cell>
          <table:table-cell office:value-type="float" office:value="110.38" table:style-name="ce2">
            <text:p>110,38</text:p>
          </table:table-cell>
          <table:table-cell table:number-columns-repeated="16373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10201" table:style-name="ce3">
            <text:p>10201</text:p>
          </table:table-cell>
          <table:table-cell office:value-type="string" table:style-name="ce4">
            <text:p>ZDRAVSTVENI DOM DOMŽALE</text:p>
          </table:table-cell>
          <table:table-cell office:value-type="string" table:style-name="ce4">
            <text:p>MESTNI TRG 2</text:p>
          </table:table-cell>
          <table:table-cell office:value-type="string" table:style-name="ce4">
            <text:p>1230 DOMŽALE</text:p>
          </table:table-cell>
          <table:table-cell office:value-type="float" office:value="10097" table:style-name="ce3">
            <text:p>10097</text:p>
          </table:table-cell>
          <table:table-cell office:value-type="string" table:style-name="ce4">
            <text:p>ROJS CENČIČ KRISTINA</text:p>
          </table:table-cell>
          <table:table-cell office:value-type="float" office:value="404103" table:style-name="ce3">
            <text:p>404103</text:p>
          </table:table-cell>
          <table:table-cell office:value-type="float" office:value="114.93" table:style-name="ce2">
            <text:p>114,93</text:p>
          </table:table-cell>
          <table:table-cell table:number-columns-repeated="16373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10201" table:style-name="ce3">
            <text:p>10201</text:p>
          </table:table-cell>
          <table:table-cell office:value-type="string" table:style-name="ce4">
            <text:p>ZDRAVSTVENI DOM DOMŽALE</text:p>
          </table:table-cell>
          <table:table-cell office:value-type="string" table:style-name="ce4">
            <text:p>MESTNI TRG 2</text:p>
          </table:table-cell>
          <table:table-cell office:value-type="string" table:style-name="ce4">
            <text:p>1230 DOMŽALE</text:p>
          </table:table-cell>
          <table:table-cell office:value-type="float" office:value="9097" table:style-name="ce3">
            <text:p>9097</text:p>
          </table:table-cell>
          <table:table-cell office:value-type="string" table:style-name="ce4">
            <text:p>KOŠIR SKOBE GABRIELA</text:p>
          </table:table-cell>
          <table:table-cell office:value-type="float" office:value="404103" table:style-name="ce3">
            <text:p>404103</text:p>
          </table:table-cell>
          <table:table-cell office:value-type="float" office:value="129.22999999999999" table:style-name="ce2">
            <text:p>129,23</text:p>
          </table:table-cell>
          <table:table-cell table:number-columns-repeated="16373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10201" table:style-name="ce3">
            <text:p>10201</text:p>
          </table:table-cell>
          <table:table-cell office:value-type="string" table:style-name="ce4">
            <text:p>ZDRAVSTVENI DOM DOMŽALE</text:p>
          </table:table-cell>
          <table:table-cell office:value-type="string" table:style-name="ce4">
            <text:p>MESTNI TRG 2</text:p>
          </table:table-cell>
          <table:table-cell office:value-type="string" table:style-name="ce4">
            <text:p>1230 DOMŽALE</text:p>
          </table:table-cell>
          <table:table-cell office:value-type="float" office:value="8515" table:style-name="ce3">
            <text:p>8515</text:p>
          </table:table-cell>
          <table:table-cell office:value-type="string" table:style-name="ce4">
            <text:p>BANKO <text:s/>VESNA</text:p>
          </table:table-cell>
          <table:table-cell office:value-type="float" office:value="404103" table:style-name="ce3">
            <text:p>404103</text:p>
          </table:table-cell>
          <table:table-cell office:value-type="float" office:value="98.56" table:style-name="ce2">
            <text:p>98,56</text:p>
          </table:table-cell>
          <table:table-cell table:number-columns-repeated="16373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10201" table:style-name="ce3">
            <text:p>10201</text:p>
          </table:table-cell>
          <table:table-cell office:value-type="string" table:style-name="ce4">
            <text:p>ZDRAVSTVENI DOM DOMŽALE</text:p>
          </table:table-cell>
          <table:table-cell office:value-type="string" table:style-name="ce4">
            <text:p>MESTNI TRG 2</text:p>
          </table:table-cell>
          <table:table-cell office:value-type="string" table:style-name="ce4">
            <text:p>1230 DOMŽALE</text:p>
          </table:table-cell>
          <table:table-cell office:value-type="float" office:value="11081" table:style-name="ce3">
            <text:p>11081</text:p>
          </table:table-cell>
          <table:table-cell office:value-type="string" table:style-name="ce4">
            <text:p>ŽITNIK KADIVNIK TJAŠA</text:p>
          </table:table-cell>
          <table:table-cell office:value-type="float" office:value="404103" table:style-name="ce3">
            <text:p>404103</text:p>
          </table:table-cell>
          <table:table-cell office:value-type="float" office:value="108.78" table:style-name="ce2">
            <text:p>108,78</text:p>
          </table:table-cell>
          <table:table-cell table:number-columns-repeated="16373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10201" table:style-name="ce3">
            <text:p>10201</text:p>
          </table:table-cell>
          <table:table-cell office:value-type="string" table:style-name="ce4">
            <text:p>ZDRAVSTVENI DOM DOMŽALE</text:p>
          </table:table-cell>
          <table:table-cell office:value-type="string" table:style-name="ce4">
            <text:p>MESTNI TRG 2</text:p>
          </table:table-cell>
          <table:table-cell office:value-type="string" table:style-name="ce4">
            <text:p>1230 DOMŽALE</text:p>
          </table:table-cell>
          <table:table-cell office:value-type="float" office:value="12875" table:style-name="ce3">
            <text:p>12875</text:p>
          </table:table-cell>
          <table:table-cell office:value-type="string" table:style-name="ce4">
            <text:p>BURJA <text:s/>MAJA</text:p>
          </table:table-cell>
          <table:table-cell office:value-type="float" office:value="404103" table:style-name="ce3">
            <text:p>404103</text:p>
          </table:table-cell>
          <table:table-cell office:value-type="float" office:value="81.86" table:style-name="ce2">
            <text:p>81,86</text:p>
          </table:table-cell>
          <table:table-cell table:number-columns-repeated="16373"/>
        </table:table-row>
        <table:table-row table:style-name="ro2">
          <table:table-cell office:value-type="float" office:value="559" table:style-name="ce1">
            <text:p>559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10201" table:style-name="ce3">
            <text:p>10201</text:p>
          </table:table-cell>
          <table:table-cell office:value-type="string" table:style-name="ce4">
            <text:p>ZDRAVSTVENI DOM DOMŽALE</text:p>
          </table:table-cell>
          <table:table-cell office:value-type="string" table:style-name="ce4">
            <text:p>MESTNI TRG 2</text:p>
          </table:table-cell>
          <table:table-cell office:value-type="string" table:style-name="ce4">
            <text:p>1230 DOMŽALE</text:p>
          </table:table-cell>
          <table:table-cell office:value-type="float" office:value="7988" table:style-name="ce3">
            <text:p>7988</text:p>
          </table:table-cell>
          <table:table-cell office:value-type="string" table:style-name="ce4">
            <text:p>GOLJA <text:s/>ANA MARIJA</text:p>
          </table:table-cell>
          <table:table-cell office:value-type="float" office:value="404103" table:style-name="ce3">
            <text:p>404103</text:p>
          </table:table-cell>
          <table:table-cell office:value-type="float" office:value="230.91" table:style-name="ce2">
            <text:p>230,91</text:p>
          </table:table-cell>
          <table:table-cell table:number-columns-repeated="16373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float" office:value="250200" table:style-name="ce3">
            <text:p>250200</text:p>
          </table:table-cell>
          <table:table-cell office:value-type="string" table:style-name="ce4">
            <text:p>IZPOSTAVA DOMŽALE</text:p>
          </table:table-cell>
          <table:table-cell office:value-type="float" office:value="24968" table:style-name="ce3">
            <text:p>24968</text:p>
          </table:table-cell>
          <table:table-cell office:value-type="string" table:style-name="ce4">
            <text:p>GERIĆ MARTA - ZOBOZDRAVSTVENA AMBULANTA</text:p>
          </table:table-cell>
          <table:table-cell office:value-type="string" table:style-name="ce4">
            <text:p>VEGOVA ULICA 22</text:p>
          </table:table-cell>
          <table:table-cell office:value-type="string" table:style-name="ce4">
            <text:p>1251 MORAVČE</text:p>
          </table:table-cell>
          <table:table-cell office:value-type="float" office:value="6335" table:style-name="ce3">
            <text:p>6335</text:p>
          </table:table-cell>
          <table:table-cell office:value-type="string" table:style-name="ce4">
            <text:p>GERIĆ <text:s/>MARTA</text:p>
          </table:table-cell>
          <table:table-cell office:value-type="float" office:value="404103" table:style-name="ce3">
            <text:p>404103</text:p>
          </table:table-cell>
          <table:table-cell office:value-type="float" office:value="111.02" table:style-name="ce2">
            <text:p>111,02</text:p>
          </table:table-cell>
          <table:table-cell table:number-columns-repeated="16373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24339" table:style-name="ce3">
            <text:p>24339</text:p>
          </table:table-cell>
          <table:table-cell office:value-type="string" table:style-name="ce4">
            <text:p>KRIŽAJ STORITVE D.O.O.</text:p>
          </table:table-cell>
          <table:table-cell office:value-type="string" table:style-name="ce4">
            <text:p>SLOMŠKOVA ULICA 17</text:p>
          </table:table-cell>
          <table:table-cell office:value-type="string" table:style-name="ce4">
            <text:p>1000 LJUBLJANA</text:p>
          </table:table-cell>
          <table:table-cell office:value-type="float" office:value="12969" table:style-name="ce3">
            <text:p>12969</text:p>
          </table:table-cell>
          <table:table-cell office:value-type="string" table:style-name="ce4">
            <text:p>JURAS <text:s/>JANJA</text:p>
          </table:table-cell>
          <table:table-cell office:value-type="float" office:value="404101" table:style-name="ce3">
            <text:p>404101</text:p>
          </table:table-cell>
          <table:table-cell office:value-type="float" office:value="0" table:style-name="ce2">
            <text:p>0,00</text:p>
          </table:table-cell>
          <table:table-cell table:number-columns-repeated="16373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24339" table:style-name="ce3">
            <text:p>24339</text:p>
          </table:table-cell>
          <table:table-cell office:value-type="string" table:style-name="ce4">
            <text:p>KRIŽAJ STORITVE D.O.O.</text:p>
          </table:table-cell>
          <table:table-cell office:value-type="string" table:style-name="ce4">
            <text:p>SLOMŠKOVA ULICA 17</text:p>
          </table:table-cell>
          <table:table-cell office:value-type="string" table:style-name="ce4">
            <text:p>1000 LJUBLJANA</text:p>
          </table:table-cell>
          <table:table-cell office:value-type="float" office:value="8633" table:style-name="ce3">
            <text:p>8633</text:p>
          </table:table-cell>
          <table:table-cell office:value-type="string" table:style-name="ce4">
            <text:p>KRIŽAJ DUMIĆ ALEKSANDRA</text:p>
          </table:table-cell>
          <table:table-cell office:value-type="float" office:value="404101" table:style-name="ce3">
            <text:p>404101</text:p>
          </table:table-cell>
          <table:table-cell office:value-type="float" office:value="207.6" table:style-name="ce2">
            <text:p>207,60</text:p>
          </table:table-cell>
          <table:table-cell table:number-columns-repeated="16373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5750" table:style-name="ce3">
            <text:p>5750</text:p>
          </table:table-cell>
          <table:table-cell office:value-type="string" table:style-name="ce4">
            <text:p>ZDRAVSTVENI DOM GROSUPLJE</text:p>
          </table:table-cell>
          <table:table-cell office:value-type="string" table:style-name="ce4">
            <text:p>POD GOZDOM CESTA I 14</text:p>
          </table:table-cell>
          <table:table-cell office:value-type="string" table:style-name="ce4">
            <text:p>1290 GROSUPLJE</text:p>
          </table:table-cell>
          <table:table-cell office:value-type="float" office:value="7481" table:style-name="ce3">
            <text:p>7481</text:p>
          </table:table-cell>
          <table:table-cell office:value-type="string" table:style-name="ce4">
            <text:p>FINK <text:s/>ROMANA</text:p>
          </table:table-cell>
          <table:table-cell office:value-type="float" office:value="404101" table:style-name="ce3">
            <text:p>404101</text:p>
          </table:table-cell>
          <table:table-cell office:value-type="float" office:value="131.72" table:style-name="ce2">
            <text:p>131,72</text:p>
          </table:table-cell>
          <table:table-cell table:number-columns-repeated="16373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5750" table:style-name="ce3">
            <text:p>5750</text:p>
          </table:table-cell>
          <table:table-cell office:value-type="string" table:style-name="ce4">
            <text:p>ZDRAVSTVENI DOM GROSUPLJE</text:p>
          </table:table-cell>
          <table:table-cell office:value-type="string" table:style-name="ce4">
            <text:p>POD GOZDOM CESTA I 14</text:p>
          </table:table-cell>
          <table:table-cell office:value-type="string" table:style-name="ce4">
            <text:p>1290 GROSUPLJE</text:p>
          </table:table-cell>
          <table:table-cell office:value-type="float" office:value="8804" table:style-name="ce3">
            <text:p>8804</text:p>
          </table:table-cell>
          <table:table-cell office:value-type="string" table:style-name="ce4">
            <text:p>MAGANJA GRUDEN TADEJA</text:p>
          </table:table-cell>
          <table:table-cell office:value-type="float" office:value="404101" table:style-name="ce3">
            <text:p>404101</text:p>
          </table:table-cell>
          <table:table-cell office:value-type="float" office:value="123.41" table:style-name="ce2">
            <text:p>123,41</text:p>
          </table:table-cell>
          <table:table-cell table:number-columns-repeated="16373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5750" table:style-name="ce3">
            <text:p>5750</text:p>
          </table:table-cell>
          <table:table-cell office:value-type="string" table:style-name="ce4">
            <text:p>ZDRAVSTVENI DOM GROSUPLJE</text:p>
          </table:table-cell>
          <table:table-cell office:value-type="string" table:style-name="ce4">
            <text:p>POD GOZDOM CESTA I 14</text:p>
          </table:table-cell>
          <table:table-cell office:value-type="string" table:style-name="ce4">
            <text:p>1290 GROSUPLJE</text:p>
          </table:table-cell>
          <table:table-cell office:value-type="float" office:value="8004" table:style-name="ce3">
            <text:p>8004</text:p>
          </table:table-cell>
          <table:table-cell office:value-type="string" table:style-name="ce4">
            <text:p>FIRM <text:s/>MARJANCA</text:p>
          </table:table-cell>
          <table:table-cell office:value-type="float" office:value="404101" table:style-name="ce3">
            <text:p>404101</text:p>
          </table:table-cell>
          <table:table-cell office:value-type="float" office:value="140.93" table:style-name="ce2">
            <text:p>140,93</text:p>
          </table:table-cell>
          <table:table-cell table:number-columns-repeated="16373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5750" table:style-name="ce3">
            <text:p>5750</text:p>
          </table:table-cell>
          <table:table-cell office:value-type="string" table:style-name="ce4">
            <text:p>ZDRAVSTVENI DOM GROSUPLJE</text:p>
          </table:table-cell>
          <table:table-cell office:value-type="string" table:style-name="ce4">
            <text:p>POD GOZDOM CESTA I 14</text:p>
          </table:table-cell>
          <table:table-cell office:value-type="string" table:style-name="ce4">
            <text:p>1290 GROSUPLJE</text:p>
          </table:table-cell>
          <table:table-cell office:value-type="float" office:value="12646" table:style-name="ce3">
            <text:p>12646</text:p>
          </table:table-cell>
          <table:table-cell office:value-type="string" table:style-name="ce4">
            <text:p>SELAN <text:s/>DUNJA</text:p>
          </table:table-cell>
          <table:table-cell office:value-type="float" office:value="404101" table:style-name="ce3">
            <text:p>404101</text:p>
          </table:table-cell>
          <table:table-cell office:value-type="float" office:value="72.84" table:style-name="ce2">
            <text:p>72,84</text:p>
          </table:table-cell>
          <table:table-cell table:number-columns-repeated="16373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5750" table:style-name="ce3">
            <text:p>5750</text:p>
          </table:table-cell>
          <table:table-cell office:value-type="string" table:style-name="ce4">
            <text:p>ZDRAVSTVENI DOM GROSUPLJE</text:p>
          </table:table-cell>
          <table:table-cell office:value-type="string" table:style-name="ce4">
            <text:p>POD GOZDOM CESTA I 14</text:p>
          </table:table-cell>
          <table:table-cell office:value-type="string" table:style-name="ce4">
            <text:p>1290 GROSUPLJE</text:p>
          </table:table-cell>
          <table:table-cell office:value-type="float" office:value="12132" table:style-name="ce3">
            <text:p>12132</text:p>
          </table:table-cell>
          <table:table-cell office:value-type="string" table:style-name="ce4">
            <text:p>KAMBIČ <text:s/>LANA</text:p>
          </table:table-cell>
          <table:table-cell office:value-type="float" office:value="404101" table:style-name="ce3">
            <text:p>404101</text:p>
          </table:table-cell>
          <table:table-cell office:value-type="float" office:value="89.3" table:style-name="ce2">
            <text:p>89,30</text:p>
          </table:table-cell>
          <table:table-cell table:number-columns-repeated="16373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5750" table:style-name="ce3">
            <text:p>5750</text:p>
          </table:table-cell>
          <table:table-cell office:value-type="string" table:style-name="ce4">
            <text:p>ZDRAVSTVENI DOM GROSUPLJE</text:p>
          </table:table-cell>
          <table:table-cell office:value-type="string" table:style-name="ce4">
            <text:p>POD GOZDOM CESTA I 14</text:p>
          </table:table-cell>
          <table:table-cell office:value-type="string" table:style-name="ce4">
            <text:p>1290 GROSUPLJE</text:p>
          </table:table-cell>
          <table:table-cell office:value-type="float" office:value="7800" table:style-name="ce3">
            <text:p>7800</text:p>
          </table:table-cell>
          <table:table-cell office:value-type="string" table:style-name="ce4">
            <text:p>NOVOTNY <text:s/>MAJA</text:p>
          </table:table-cell>
          <table:table-cell office:value-type="float" office:value="404101" table:style-name="ce3">
            <text:p>404101</text:p>
          </table:table-cell>
          <table:table-cell office:value-type="float" office:value="115.8" table:style-name="ce2">
            <text:p>115,80</text:p>
          </table:table-cell>
          <table:table-cell table:number-columns-repeated="16373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5844" table:style-name="ce3">
            <text:p>5844</text:p>
          </table:table-cell>
          <table:table-cell office:value-type="string" table:style-name="ce4">
            <text:p>ZDRAVSTVENI DOM IVANČNA GORICA</text:p>
          </table:table-cell>
          <table:table-cell office:value-type="string" table:style-name="ce4">
            <text:p>CESTA 2. GRUPE ODREDOV 16</text:p>
          </table:table-cell>
          <table:table-cell office:value-type="string" table:style-name="ce4">
            <text:p>1295 IVANČNA GORICA</text:p>
          </table:table-cell>
          <table:table-cell office:value-type="float" office:value="12835" table:style-name="ce3">
            <text:p>12835</text:p>
          </table:table-cell>
          <table:table-cell office:value-type="string" table:style-name="ce4">
            <text:p>PALAMAR <text:s/>ANITA</text:p>
          </table:table-cell>
          <table:table-cell office:value-type="float" office:value="404101" table:style-name="ce3">
            <text:p>404101</text:p>
          </table:table-cell>
          <table:table-cell office:value-type="float" office:value="91.26" table:style-name="ce2">
            <text:p>91,26</text:p>
          </table:table-cell>
          <table:table-cell table:number-columns-repeated="16373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5844" table:style-name="ce3">
            <text:p>5844</text:p>
          </table:table-cell>
          <table:table-cell office:value-type="string" table:style-name="ce4">
            <text:p>ZDRAVSTVENI DOM IVANČNA GORICA</text:p>
          </table:table-cell>
          <table:table-cell office:value-type="string" table:style-name="ce4">
            <text:p>CESTA 2. GRUPE ODREDOV 16</text:p>
          </table:table-cell>
          <table:table-cell office:value-type="string" table:style-name="ce4">
            <text:p>1295 IVANČNA GORICA</text:p>
          </table:table-cell>
          <table:table-cell office:value-type="float" office:value="12836" table:style-name="ce3">
            <text:p>12836</text:p>
          </table:table-cell>
          <table:table-cell office:value-type="string" table:style-name="ce4">
            <text:p>BARBIČ <text:s/>ALJA</text:p>
          </table:table-cell>
          <table:table-cell office:value-type="float" office:value="404101" table:style-name="ce3">
            <text:p>404101</text:p>
          </table:table-cell>
          <table:table-cell office:value-type="float" office:value="1.06" table:style-name="ce2">
            <text:p>1,06</text:p>
          </table:table-cell>
          <table:table-cell table:number-columns-repeated="16373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5844" table:style-name="ce3">
            <text:p>5844</text:p>
          </table:table-cell>
          <table:table-cell office:value-type="string" table:style-name="ce4">
            <text:p>ZDRAVSTVENI DOM IVANČNA GORICA</text:p>
          </table:table-cell>
          <table:table-cell office:value-type="string" table:style-name="ce4">
            <text:p>CESTA 2. GRUPE ODREDOV 16</text:p>
          </table:table-cell>
          <table:table-cell office:value-type="string" table:style-name="ce4">
            <text:p>1295 IVANČNA GORICA</text:p>
          </table:table-cell>
          <table:table-cell office:value-type="float" office:value="8543" table:style-name="ce3">
            <text:p>8543</text:p>
          </table:table-cell>
          <table:table-cell office:value-type="string" table:style-name="ce4">
            <text:p>BRLEK <text:s/>DARIJA</text:p>
          </table:table-cell>
          <table:table-cell office:value-type="float" office:value="404101" table:style-name="ce3">
            <text:p>404101</text:p>
          </table:table-cell>
          <table:table-cell office:value-type="float" office:value="112.29" table:style-name="ce2">
            <text:p>112,29</text:p>
          </table:table-cell>
          <table:table-cell table:number-columns-repeated="16373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5844" table:style-name="ce3">
            <text:p>5844</text:p>
          </table:table-cell>
          <table:table-cell office:value-type="string" table:style-name="ce4">
            <text:p>ZDRAVSTVENI DOM IVANČNA GORICA</text:p>
          </table:table-cell>
          <table:table-cell office:value-type="string" table:style-name="ce4">
            <text:p>CESTA 2. GRUPE ODREDOV 16</text:p>
          </table:table-cell>
          <table:table-cell office:value-type="string" table:style-name="ce4">
            <text:p>1295 IVANČNA GORICA</text:p>
          </table:table-cell>
          <table:table-cell office:value-type="float" office:value="11881" table:style-name="ce3">
            <text:p>11881</text:p>
          </table:table-cell>
          <table:table-cell office:value-type="string" table:style-name="ce4">
            <text:p>GRACAR PEKOLJ PETRA</text:p>
          </table:table-cell>
          <table:table-cell office:value-type="float" office:value="404101" table:style-name="ce3">
            <text:p>404101</text:p>
          </table:table-cell>
          <table:table-cell office:value-type="float" office:value="578.72" table:style-name="ce2">
            <text:p>578,72</text:p>
          </table:table-cell>
          <table:table-cell table:number-columns-repeated="16373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5844" table:style-name="ce3">
            <text:p>5844</text:p>
          </table:table-cell>
          <table:table-cell office:value-type="string" table:style-name="ce4">
            <text:p>ZDRAVSTVENI DOM IVANČNA GORICA</text:p>
          </table:table-cell>
          <table:table-cell office:value-type="string" table:style-name="ce4">
            <text:p>CESTA 2. GRUPE ODREDOV 16</text:p>
          </table:table-cell>
          <table:table-cell office:value-type="string" table:style-name="ce4">
            <text:p>1295 IVANČNA GORICA</text:p>
          </table:table-cell>
          <table:table-cell office:value-type="float" office:value="11911" table:style-name="ce3">
            <text:p>11911</text:p>
          </table:table-cell>
          <table:table-cell office:value-type="string" table:style-name="ce4">
            <text:p>LAMPRET KOZLEVČAR JOŽICA</text:p>
          </table:table-cell>
          <table:table-cell office:value-type="float" office:value="404101" table:style-name="ce3">
            <text:p>404101</text:p>
          </table:table-cell>
          <table:table-cell office:value-type="float" office:value="104.87" table:style-name="ce2">
            <text:p>104,87</text:p>
          </table:table-cell>
          <table:table-cell table:number-columns-repeated="16373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55196" table:style-name="ce3">
            <text:p>55196</text:p>
          </table:table-cell>
          <table:table-cell office:value-type="string" table:style-name="ce4">
            <text:p>ANKA PERPAR - BELI DENT ZOBNA ORDINACIJA</text:p>
          </table:table-cell>
          <table:table-cell office:value-type="string" table:style-name="ce4">
            <text:p>SOKOLSKA ULICA 5</text:p>
          </table:table-cell>
          <table:table-cell office:value-type="string" table:style-name="ce4">
            <text:p>1295 IVANČNA GORICA</text:p>
          </table:table-cell>
          <table:table-cell office:value-type="float" office:value="9347" table:style-name="ce3">
            <text:p>9347</text:p>
          </table:table-cell>
          <table:table-cell office:value-type="string" table:style-name="ce4">
            <text:p>PERPAR <text:s/>ANKA</text:p>
          </table:table-cell>
          <table:table-cell office:value-type="float" office:value="404101" table:style-name="ce3">
            <text:p>404101</text:p>
          </table:table-cell>
          <table:table-cell office:value-type="float" office:value="161.02000000000001" table:style-name="ce2">
            <text:p>161,02</text:p>
          </table:table-cell>
          <table:table-cell table:number-columns-repeated="16373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24337" table:style-name="ce3">
            <text:p>24337</text:p>
          </table:table-cell>
          <table:table-cell office:value-type="string" table:style-name="ce4">
            <text:p>MARKELJ MIHA - ZOBNA ORDINACIJA VIDEM</text:p>
          </table:table-cell>
          <table:table-cell office:value-type="string" table:style-name="ce4">
            <text:p>VIDEM 37 A</text:p>
          </table:table-cell>
          <table:table-cell office:value-type="string" table:style-name="ce4">
            <text:p>1312 VIDEM - DOBREPOLJE</text:p>
          </table:table-cell>
          <table:table-cell office:value-type="float" office:value="9121" table:style-name="ce3">
            <text:p>9121</text:p>
          </table:table-cell>
          <table:table-cell office:value-type="string" table:style-name="ce4">
            <text:p>MARKELJ <text:s/>MIHA</text:p>
          </table:table-cell>
          <table:table-cell office:value-type="float" office:value="404101" table:style-name="ce3">
            <text:p>404101</text:p>
          </table:table-cell>
          <table:table-cell office:value-type="float" office:value="114.61" table:style-name="ce2">
            <text:p>114,61</text:p>
          </table:table-cell>
          <table:table-cell table:number-columns-repeated="16373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24339" table:style-name="ce3">
            <text:p>24339</text:p>
          </table:table-cell>
          <table:table-cell office:value-type="string" table:style-name="ce4">
            <text:p>KRIŽAJ STORITVE D.O.O.</text:p>
          </table:table-cell>
          <table:table-cell office:value-type="string" table:style-name="ce4">
            <text:p>SLOMŠKOVA ULICA 17</text:p>
          </table:table-cell>
          <table:table-cell office:value-type="string" table:style-name="ce4">
            <text:p>1000 LJUBLJANA</text:p>
          </table:table-cell>
          <table:table-cell office:value-type="float" office:value="8633" table:style-name="ce3">
            <text:p>8633</text:p>
          </table:table-cell>
          <table:table-cell office:value-type="string" table:style-name="ce4">
            <text:p>KRIŽAJ DUMIĆ ALEKSANDRA</text:p>
          </table:table-cell>
          <table:table-cell office:value-type="float" office:value="404103" table:style-name="ce3">
            <text:p>404103</text:p>
          </table:table-cell>
          <table:table-cell office:value-type="float" office:value="309.10000000000002" table:style-name="ce2">
            <text:p>309,10</text:p>
          </table:table-cell>
          <table:table-cell table:number-columns-repeated="16373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24339" table:style-name="ce3">
            <text:p>24339</text:p>
          </table:table-cell>
          <table:table-cell office:value-type="string" table:style-name="ce4">
            <text:p>KRIŽAJ STORITVE D.O.O.</text:p>
          </table:table-cell>
          <table:table-cell office:value-type="string" table:style-name="ce4">
            <text:p>SLOMŠKOVA ULICA 17</text:p>
          </table:table-cell>
          <table:table-cell office:value-type="string" table:style-name="ce4">
            <text:p>1000 LJUBLJANA</text:p>
          </table:table-cell>
          <table:table-cell office:value-type="float" office:value="12969" table:style-name="ce3">
            <text:p>12969</text:p>
          </table:table-cell>
          <table:table-cell office:value-type="string" table:style-name="ce4">
            <text:p>JURAS <text:s/>JANJA</text:p>
          </table:table-cell>
          <table:table-cell office:value-type="float" office:value="404103" table:style-name="ce3">
            <text:p>404103</text:p>
          </table:table-cell>
          <table:table-cell office:value-type="float" office:value="0" table:style-name="ce2">
            <text:p>0,00</text:p>
          </table:table-cell>
          <table:table-cell table:number-columns-repeated="16373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24754" table:style-name="ce3">
            <text:p>24754</text:p>
          </table:table-cell>
          <table:table-cell office:value-type="string" table:style-name="ce4">
            <text:p>32 D.O.O. ZDRAVSTVO IN ZOBOZDRAVSTVO</text:p>
          </table:table-cell>
          <table:table-cell office:value-type="string" table:style-name="ce4">
            <text:p>ULICA BRATOV BABNIK 10</text:p>
          </table:table-cell>
          <table:table-cell office:value-type="string" table:style-name="ce4">
            <text:p>1000 LJUBLJANA</text:p>
          </table:table-cell>
          <table:table-cell office:value-type="float" office:value="7832" table:style-name="ce3">
            <text:p>7832</text:p>
          </table:table-cell>
          <table:table-cell office:value-type="string" table:style-name="ce4">
            <text:p>ŠORMAZ <text:s/>LJUBICA</text:p>
          </table:table-cell>
          <table:table-cell office:value-type="float" office:value="404103" table:style-name="ce3">
            <text:p>404103</text:p>
          </table:table-cell>
          <table:table-cell office:value-type="float" office:value="106.62" table:style-name="ce2">
            <text:p>106,62</text:p>
          </table:table-cell>
          <table:table-cell table:number-columns-repeated="16373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5750" table:style-name="ce3">
            <text:p>5750</text:p>
          </table:table-cell>
          <table:table-cell office:value-type="string" table:style-name="ce4">
            <text:p>ZDRAVSTVENI DOM GROSUPLJE</text:p>
          </table:table-cell>
          <table:table-cell office:value-type="string" table:style-name="ce4">
            <text:p>POD GOZDOM CESTA I 14</text:p>
          </table:table-cell>
          <table:table-cell office:value-type="string" table:style-name="ce4">
            <text:p>1290 GROSUPLJE</text:p>
          </table:table-cell>
          <table:table-cell office:value-type="float" office:value="7811" table:style-name="ce3">
            <text:p>7811</text:p>
          </table:table-cell>
          <table:table-cell office:value-type="string" table:style-name="ce4">
            <text:p>ŽUŽIĆ <text:s/>DOLORES</text:p>
          </table:table-cell>
          <table:table-cell office:value-type="float" office:value="404103" table:style-name="ce3">
            <text:p>404103</text:p>
          </table:table-cell>
          <table:table-cell office:value-type="float" office:value="145.19999999999999" table:style-name="ce2">
            <text:p>145,20</text:p>
          </table:table-cell>
          <table:table-cell table:number-columns-repeated="16373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5750" table:style-name="ce3">
            <text:p>5750</text:p>
          </table:table-cell>
          <table:table-cell office:value-type="string" table:style-name="ce4">
            <text:p>ZDRAVSTVENI DOM GROSUPLJE</text:p>
          </table:table-cell>
          <table:table-cell office:value-type="string" table:style-name="ce4">
            <text:p>POD GOZDOM CESTA I 14</text:p>
          </table:table-cell>
          <table:table-cell office:value-type="string" table:style-name="ce4">
            <text:p>1290 GROSUPLJE</text:p>
          </table:table-cell>
          <table:table-cell office:value-type="float" office:value="12646" table:style-name="ce3">
            <text:p>12646</text:p>
          </table:table-cell>
          <table:table-cell office:value-type="string" table:style-name="ce4">
            <text:p>SELAN <text:s/>DUNJA</text:p>
          </table:table-cell>
          <table:table-cell office:value-type="float" office:value="404103" table:style-name="ce3">
            <text:p>404103</text:p>
          </table:table-cell>
          <table:table-cell office:value-type="float" office:value="103.67" table:style-name="ce2">
            <text:p>103,67</text:p>
          </table:table-cell>
          <table:table-cell table:number-columns-repeated="16373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5750" table:style-name="ce3">
            <text:p>5750</text:p>
          </table:table-cell>
          <table:table-cell office:value-type="string" table:style-name="ce4">
            <text:p>ZDRAVSTVENI DOM GROSUPLJE</text:p>
          </table:table-cell>
          <table:table-cell office:value-type="string" table:style-name="ce4">
            <text:p>POD GOZDOM CESTA I 14</text:p>
          </table:table-cell>
          <table:table-cell office:value-type="string" table:style-name="ce4">
            <text:p>1290 GROSUPLJE</text:p>
          </table:table-cell>
          <table:table-cell office:value-type="float" office:value="7966" table:style-name="ce3">
            <text:p>7966</text:p>
          </table:table-cell>
          <table:table-cell office:value-type="string" table:style-name="ce4">
            <text:p>MATAJC <text:s/>IRENA</text:p>
          </table:table-cell>
          <table:table-cell office:value-type="float" office:value="404103" table:style-name="ce3">
            <text:p>404103</text:p>
          </table:table-cell>
          <table:table-cell office:value-type="float" office:value="100.71" table:style-name="ce2">
            <text:p>100,71</text:p>
          </table:table-cell>
          <table:table-cell table:number-columns-repeated="16373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5844" table:style-name="ce3">
            <text:p>5844</text:p>
          </table:table-cell>
          <table:table-cell office:value-type="string" table:style-name="ce4">
            <text:p>ZDRAVSTVENI DOM IVANČNA GORICA</text:p>
          </table:table-cell>
          <table:table-cell office:value-type="string" table:style-name="ce4">
            <text:p>CESTA 2. GRUPE ODREDOV 16</text:p>
          </table:table-cell>
          <table:table-cell office:value-type="string" table:style-name="ce4">
            <text:p>1295 IVANČNA GORICA</text:p>
          </table:table-cell>
          <table:table-cell office:value-type="float" office:value="7628" table:style-name="ce3">
            <text:p>7628</text:p>
          </table:table-cell>
          <table:table-cell office:value-type="string" table:style-name="ce4">
            <text:p>KOTNIK <text:s/>ALENKA</text:p>
          </table:table-cell>
          <table:table-cell office:value-type="float" office:value="404103" table:style-name="ce3">
            <text:p>404103</text:p>
          </table:table-cell>
          <table:table-cell office:value-type="float" office:value="104.55" table:style-name="ce2">
            <text:p>104,55</text:p>
          </table:table-cell>
          <table:table-cell table:number-columns-repeated="16373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5844" table:style-name="ce3">
            <text:p>5844</text:p>
          </table:table-cell>
          <table:table-cell office:value-type="string" table:style-name="ce4">
            <text:p>ZDRAVSTVENI DOM IVANČNA GORICA</text:p>
          </table:table-cell>
          <table:table-cell office:value-type="string" table:style-name="ce4">
            <text:p>CESTA 2. GRUPE ODREDOV 16</text:p>
          </table:table-cell>
          <table:table-cell office:value-type="string" table:style-name="ce4">
            <text:p>1295 IVANČNA GORICA</text:p>
          </table:table-cell>
          <table:table-cell office:value-type="float" office:value="8543" table:style-name="ce3">
            <text:p>8543</text:p>
          </table:table-cell>
          <table:table-cell office:value-type="string" table:style-name="ce4">
            <text:p>BRLEK <text:s/>DARIJA</text:p>
          </table:table-cell>
          <table:table-cell office:value-type="float" office:value="404103" table:style-name="ce3">
            <text:p>404103</text:p>
          </table:table-cell>
          <table:table-cell office:value-type="float" office:value="100.39" table:style-name="ce2">
            <text:p>100,39</text:p>
          </table:table-cell>
          <table:table-cell table:number-columns-repeated="16373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float" office:value="250300" table:style-name="ce3">
            <text:p>250300</text:p>
          </table:table-cell>
          <table:table-cell office:value-type="string" table:style-name="ce4">
            <text:p>IZPOSTAVA GROSUPLJE</text:p>
          </table:table-cell>
          <table:table-cell office:value-type="float" office:value="5844" table:style-name="ce3">
            <text:p>5844</text:p>
          </table:table-cell>
          <table:table-cell office:value-type="string" table:style-name="ce4">
            <text:p>ZDRAVSTVENI DOM IVANČNA GORICA</text:p>
          </table:table-cell>
          <table:table-cell office:value-type="string" table:style-name="ce4">
            <text:p>CESTA 2. GRUPE ODREDOV 16</text:p>
          </table:table-cell>
          <table:table-cell office:value-type="string" table:style-name="ce4">
            <text:p>1295 IVANČNA GORICA</text:p>
          </table:table-cell>
          <table:table-cell office:value-type="float" office:value="9472" table:style-name="ce3">
            <text:p>9472</text:p>
          </table:table-cell>
          <table:table-cell office:value-type="string" table:style-name="ce4">
            <text:p>VOLER <text:s/>NATAŠA</text:p>
          </table:table-cell>
          <table:table-cell office:value-type="float" office:value="404103" table:style-name="ce3">
            <text:p>404103</text:p>
          </table:table-cell>
          <table:table-cell office:value-type="float" office:value="76.349999999999994" table:style-name="ce2">
            <text:p>76,35</text:p>
          </table:table-cell>
          <table:table-cell table:number-columns-repeated="16373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float" office:value="250400" table:style-name="ce3">
            <text:p>250400</text:p>
          </table:table-cell>
          <table:table-cell office:value-type="string" table:style-name="ce4">
            <text:p>IZPOSTAVA HRASTNIK</text:p>
          </table:table-cell>
          <table:table-cell office:value-type="float" office:value="7201" table:style-name="ce3">
            <text:p>7201</text:p>
          </table:table-cell>
          <table:table-cell office:value-type="string" table:style-name="ce4">
            <text:p>ZDRAVSTVENI DOM HRASTNIK</text:p>
          </table:table-cell>
          <table:table-cell office:value-type="string" table:style-name="ce4">
            <text:p>NOVI DOM 11</text:p>
          </table:table-cell>
          <table:table-cell office:value-type="string" table:style-name="ce4">
            <text:p>1430 HRASTNIK</text:p>
          </table:table-cell>
          <table:table-cell office:value-type="float" office:value="12102" table:style-name="ce3">
            <text:p>12102</text:p>
          </table:table-cell>
          <table:table-cell office:value-type="string" table:style-name="ce4">
            <text:p>KOVACHEVSKI <text:s/>KRISTINA</text:p>
          </table:table-cell>
          <table:table-cell office:value-type="float" office:value="404101" table:style-name="ce3">
            <text:p>404101</text:p>
          </table:table-cell>
          <table:table-cell office:value-type="float" office:value="97.32" table:style-name="ce2">
            <text:p>97,32</text:p>
          </table:table-cell>
          <table:table-cell table:number-columns-repeated="16373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float" office:value="250400" table:style-name="ce3">
            <text:p>250400</text:p>
          </table:table-cell>
          <table:table-cell office:value-type="string" table:style-name="ce4">
            <text:p>IZPOSTAVA HRASTNIK</text:p>
          </table:table-cell>
          <table:table-cell office:value-type="float" office:value="24039" table:style-name="ce3">
            <text:p>24039</text:p>
          </table:table-cell>
          <table:table-cell office:value-type="string" table:style-name="ce4">
            <text:p>FELE ŽUJIČ ANICA - ZASEBNA ZOBNA ORDINACIJA</text:p>
          </table:table-cell>
          <table:table-cell office:value-type="string" table:style-name="ce4">
            <text:p>NOVI DOM 11</text:p>
          </table:table-cell>
          <table:table-cell office:value-type="string" table:style-name="ce4">
            <text:p>1430 HRASTNIK</text:p>
          </table:table-cell>
          <table:table-cell office:value-type="float" office:value="7640" table:style-name="ce3">
            <text:p>7640</text:p>
          </table:table-cell>
          <table:table-cell office:value-type="string" table:style-name="ce4">
            <text:p>FELE ŽUJIĆ ANICA</text:p>
          </table:table-cell>
          <table:table-cell office:value-type="float" office:value="404101" table:style-name="ce3">
            <text:p>404101</text:p>
          </table:table-cell>
          <table:table-cell office:value-type="float" office:value="105.28" table:style-name="ce2">
            <text:p>105,28</text:p>
          </table:table-cell>
          <table:table-cell table:number-columns-repeated="16373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float" office:value="250400" table:style-name="ce3">
            <text:p>250400</text:p>
          </table:table-cell>
          <table:table-cell office:value-type="string" table:style-name="ce4">
            <text:p>IZPOSTAVA HRASTNIK</text:p>
          </table:table-cell>
          <table:table-cell office:value-type="float" office:value="24365" table:style-name="ce3">
            <text:p>24365</text:p>
          </table:table-cell>
          <table:table-cell office:value-type="string" table:style-name="ce4">
            <text:p>APEX-T.A ZOBOZDRAVSTVO, STORITVE IN TRGOVINA D.O.O.</text:p>
          </table:table-cell>
          <table:table-cell office:value-type="string" table:style-name="ce4">
            <text:p>NOVI DOM 11</text:p>
          </table:table-cell>
          <table:table-cell office:value-type="string" table:style-name="ce4">
            <text:p>1430 HRASTNIK</text:p>
          </table:table-cell>
          <table:table-cell office:value-type="float" office:value="8523" table:style-name="ce3">
            <text:p>8523</text:p>
          </table:table-cell>
          <table:table-cell office:value-type="string" table:style-name="ce4">
            <text:p>TEPAVČEVIĆ <text:s/>ALEKSANDAR</text:p>
          </table:table-cell>
          <table:table-cell office:value-type="float" office:value="404101" table:style-name="ce3">
            <text:p>404101</text:p>
          </table:table-cell>
          <table:table-cell office:value-type="float" office:value="85.32" table:style-name="ce2">
            <text:p>85,32</text:p>
          </table:table-cell>
          <table:table-cell table:number-columns-repeated="16373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float" office:value="250400" table:style-name="ce3">
            <text:p>250400</text:p>
          </table:table-cell>
          <table:table-cell office:value-type="string" table:style-name="ce4">
            <text:p>IZPOSTAVA HRASTNIK</text:p>
          </table:table-cell>
          <table:table-cell office:value-type="float" office:value="24765" table:style-name="ce3">
            <text:p>24765</text:p>
          </table:table-cell>
          <table:table-cell office:value-type="string" table:style-name="ce4">
            <text:p>GUNA JERNEJ - ZASEBNA ZOBNA ORDINACIJA</text:p>
          </table:table-cell>
          <table:table-cell office:value-type="string" table:style-name="ce4">
            <text:p>NOVI DOM 11</text:p>
          </table:table-cell>
          <table:table-cell office:value-type="string" table:style-name="ce4">
            <text:p>1430 HRASTNIK</text:p>
          </table:table-cell>
          <table:table-cell office:value-type="float" office:value="7092" table:style-name="ce3">
            <text:p>7092</text:p>
          </table:table-cell>
          <table:table-cell office:value-type="string" table:style-name="ce4">
            <text:p>GUNA <text:s/>JERNEJ</text:p>
          </table:table-cell>
          <table:table-cell office:value-type="float" office:value="404101" table:style-name="ce3">
            <text:p>404101</text:p>
          </table:table-cell>
          <table:table-cell office:value-type="float" office:value="98.98" table:style-name="ce2">
            <text:p>98,98</text:p>
          </table:table-cell>
          <table:table-cell table:number-columns-repeated="16373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float" office:value="250400" table:style-name="ce3">
            <text:p>250400</text:p>
          </table:table-cell>
          <table:table-cell office:value-type="string" table:style-name="ce4">
            <text:p>IZPOSTAVA HRASTNIK</text:p>
          </table:table-cell>
          <table:table-cell office:value-type="float" office:value="24451" table:style-name="ce3">
            <text:p>24451</text:p>
          </table:table-cell>
          <table:table-cell office:value-type="string" table:style-name="ce4">
            <text:p>STARK, ZOBOZDRAVSTVENA DEJAVNOST, PROJEKTIRANJE- INŽENIRING IN IZOBRAŽEVANJE D.O.O.</text:p>
          </table:table-cell>
          <table:table-cell office:value-type="string" table:style-name="ce4">
            <text:p>TRNOVSKI PRISTAN 8</text:p>
          </table:table-cell>
          <table:table-cell office:value-type="string" table:style-name="ce4">
            <text:p>1000 LJUBLJANA</text:p>
          </table:table-cell>
          <table:table-cell office:value-type="float" office:value="10081" table:style-name="ce3">
            <text:p>10081</text:p>
          </table:table-cell>
          <table:table-cell office:value-type="string" table:style-name="ce4">
            <text:p>SPAIĆ <text:s/>GORDANA</text:p>
          </table:table-cell>
          <table:table-cell office:value-type="float" office:value="404103" table:style-name="ce3">
            <text:p>404103</text:p>
          </table:table-cell>
          <table:table-cell office:value-type="float" office:value="71.16" table:style-name="ce2">
            <text:p>71,16</text:p>
          </table:table-cell>
          <table:table-cell table:number-columns-repeated="16373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float" office:value="250400" table:style-name="ce3">
            <text:p>250400</text:p>
          </table:table-cell>
          <table:table-cell office:value-type="string" table:style-name="ce4">
            <text:p>IZPOSTAVA HRASTNIK</text:p>
          </table:table-cell>
          <table:table-cell office:value-type="float" office:value="7201" table:style-name="ce3">
            <text:p>7201</text:p>
          </table:table-cell>
          <table:table-cell office:value-type="string" table:style-name="ce4">
            <text:p>ZDRAVSTVENI DOM HRASTNIK</text:p>
          </table:table-cell>
          <table:table-cell office:value-type="string" table:style-name="ce4">
            <text:p>NOVI DOM 11</text:p>
          </table:table-cell>
          <table:table-cell office:value-type="string" table:style-name="ce4">
            <text:p>1430 HRASTNIK</text:p>
          </table:table-cell>
          <table:table-cell office:value-type="float" office:value="12409" table:style-name="ce3">
            <text:p>12409</text:p>
          </table:table-cell>
          <table:table-cell office:value-type="string" table:style-name="ce4">
            <text:p>NOVAK <text:s/>MARTINA</text:p>
          </table:table-cell>
          <table:table-cell office:value-type="float" office:value="404103" table:style-name="ce3">
            <text:p>404103</text:p>
          </table:table-cell>
          <table:table-cell office:value-type="float" office:value="59.58" table:style-name="ce2">
            <text:p>59,58</text:p>
          </table:table-cell>
          <table:table-cell table:number-columns-repeated="16373"/>
        </table:table-row>
        <table:table-row table:style-name="ro2">
          <table:table-cell office:value-type="float" office:value="591" table:style-name="ce1">
            <text:p>591</text:p>
          </table:table-cell>
          <table:table-cell office:value-type="float" office:value="250500" table:style-name="ce3">
            <text:p>250500</text:p>
          </table:table-cell>
          <table:table-cell office:value-type="string" table:style-name="ce4">
            <text:p>IZPOSTAVA IDRIJA</text:p>
          </table:table-cell>
          <table:table-cell office:value-type="float" office:value="6931" table:style-name="ce3">
            <text:p>6931</text:p>
          </table:table-cell>
          <table:table-cell office:value-type="string" table:style-name="ce4">
            <text:p>ZDRAVSTVENI DOM IDRIJA</text:p>
          </table:table-cell>
          <table:table-cell office:value-type="string" table:style-name="ce4">
            <text:p>ULICA OTONA ŽUPANČIČA 3</text:p>
          </table:table-cell>
          <table:table-cell office:value-type="string" table:style-name="ce4">
            <text:p>5280 IDRIJA</text:p>
          </table:table-cell>
          <table:table-cell office:value-type="float" office:value="11601" table:style-name="ce3">
            <text:p>11601</text:p>
          </table:table-cell>
          <table:table-cell office:value-type="string" table:style-name="ce4">
            <text:p>MITEVA <text:s/>NARCISA</text:p>
          </table:table-cell>
          <table:table-cell office:value-type="float" office:value="404101" table:style-name="ce3">
            <text:p>404101</text:p>
          </table:table-cell>
          <table:table-cell office:value-type="float" office:value="90.19" table:style-name="ce2">
            <text:p>90,19</text:p>
          </table:table-cell>
          <table:table-cell table:number-columns-repeated="16373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float" office:value="250500" table:style-name="ce3">
            <text:p>250500</text:p>
          </table:table-cell>
          <table:table-cell office:value-type="string" table:style-name="ce4">
            <text:p>IZPOSTAVA IDRIJA</text:p>
          </table:table-cell>
          <table:table-cell office:value-type="float" office:value="6931" table:style-name="ce3">
            <text:p>6931</text:p>
          </table:table-cell>
          <table:table-cell office:value-type="string" table:style-name="ce4">
            <text:p>ZDRAVSTVENI DOM IDRIJA</text:p>
          </table:table-cell>
          <table:table-cell office:value-type="string" table:style-name="ce4">
            <text:p>ULICA OTONA ŽUPANČIČA 3</text:p>
          </table:table-cell>
          <table:table-cell office:value-type="string" table:style-name="ce4">
            <text:p>5280 IDRIJA</text:p>
          </table:table-cell>
          <table:table-cell office:value-type="float" office:value="10766" table:style-name="ce3">
            <text:p>10766</text:p>
          </table:table-cell>
          <table:table-cell office:value-type="string" table:style-name="ce4">
            <text:p>VONČINA <text:s/>VESNA</text:p>
          </table:table-cell>
          <table:table-cell office:value-type="float" office:value="404101" table:style-name="ce3">
            <text:p>404101</text:p>
          </table:table-cell>
          <table:table-cell office:value-type="float" office:value="118.3" table:style-name="ce2">
            <text:p>118,30</text:p>
          </table:table-cell>
          <table:table-cell table:number-columns-repeated="16373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float" office:value="250500" table:style-name="ce3">
            <text:p>250500</text:p>
          </table:table-cell>
          <table:table-cell office:value-type="string" table:style-name="ce4">
            <text:p>IZPOSTAVA IDRIJA</text:p>
          </table:table-cell>
          <table:table-cell office:value-type="float" office:value="6931" table:style-name="ce3">
            <text:p>6931</text:p>
          </table:table-cell>
          <table:table-cell office:value-type="string" table:style-name="ce4">
            <text:p>ZDRAVSTVENI DOM IDRIJA</text:p>
          </table:table-cell>
          <table:table-cell office:value-type="string" table:style-name="ce4">
            <text:p>ULICA OTONA ŽUPANČIČA 3</text:p>
          </table:table-cell>
          <table:table-cell office:value-type="string" table:style-name="ce4">
            <text:p>5280 IDRIJA</text:p>
          </table:table-cell>
          <table:table-cell office:value-type="float" office:value="10711" table:style-name="ce3">
            <text:p>10711</text:p>
          </table:table-cell>
          <table:table-cell office:value-type="string" table:style-name="ce4">
            <text:p>DAKSKOBLER KACIN SAŠA</text:p>
          </table:table-cell>
          <table:table-cell office:value-type="float" office:value="404101" table:style-name="ce3">
            <text:p>404101</text:p>
          </table:table-cell>
          <table:table-cell office:value-type="float" office:value="101.12" table:style-name="ce2">
            <text:p>101,12</text:p>
          </table:table-cell>
          <table:table-cell table:number-columns-repeated="16373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float" office:value="250500" table:style-name="ce3">
            <text:p>250500</text:p>
          </table:table-cell>
          <table:table-cell office:value-type="string" table:style-name="ce4">
            <text:p>IZPOSTAVA IDRIJA</text:p>
          </table:table-cell>
          <table:table-cell office:value-type="float" office:value="6931" table:style-name="ce3">
            <text:p>6931</text:p>
          </table:table-cell>
          <table:table-cell office:value-type="string" table:style-name="ce4">
            <text:p>ZDRAVSTVENI DOM IDRIJA</text:p>
          </table:table-cell>
          <table:table-cell office:value-type="string" table:style-name="ce4">
            <text:p>ULICA OTONA ŽUPANČIČA 3</text:p>
          </table:table-cell>
          <table:table-cell office:value-type="string" table:style-name="ce4">
            <text:p>5280 IDRIJA</text:p>
          </table:table-cell>
          <table:table-cell office:value-type="float" office:value="12201" table:style-name="ce3">
            <text:p>12201</text:p>
          </table:table-cell>
          <table:table-cell office:value-type="string" table:style-name="ce4">
            <text:p>GANTAR <text:s/>MELITA</text:p>
          </table:table-cell>
          <table:table-cell office:value-type="float" office:value="404101" table:style-name="ce3">
            <text:p>404101</text:p>
          </table:table-cell>
          <table:table-cell office:value-type="float" office:value="130.12" table:style-name="ce2">
            <text:p>130,12</text:p>
          </table:table-cell>
          <table:table-cell table:number-columns-repeated="16373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float" office:value="250500" table:style-name="ce3">
            <text:p>250500</text:p>
          </table:table-cell>
          <table:table-cell office:value-type="string" table:style-name="ce4">
            <text:p>IZPOSTAVA IDRIJA</text:p>
          </table:table-cell>
          <table:table-cell office:value-type="float" office:value="24148" table:style-name="ce3">
            <text:p>24148</text:p>
          </table:table-cell>
          <table:table-cell office:value-type="string" table:style-name="ce4">
            <text:p>ZASEBNA ZOBNA ORDINACIJA, MARIJA RAJKOVIĆ, DR.DENT.MED.</text:p>
          </table:table-cell>
          <table:table-cell office:value-type="string" table:style-name="ce4">
            <text:p>PRELOVČEVA ULICA 5</text:p>
          </table:table-cell>
          <table:table-cell office:value-type="string" table:style-name="ce4">
            <text:p>5280 IDRIJA</text:p>
          </table:table-cell>
          <table:table-cell office:value-type="float" office:value="3778" table:style-name="ce3">
            <text:p>3778</text:p>
          </table:table-cell>
          <table:table-cell office:value-type="string" table:style-name="ce4">
            <text:p>RAJKOVIĆ <text:s/>MARIJA</text:p>
          </table:table-cell>
          <table:table-cell office:value-type="float" office:value="404101" table:style-name="ce3">
            <text:p>404101</text:p>
          </table:table-cell>
          <table:table-cell office:value-type="float" office:value="103.14" table:style-name="ce2">
            <text:p>103,14</text:p>
          </table:table-cell>
          <table:table-cell table:number-columns-repeated="16373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float" office:value="250500" table:style-name="ce3">
            <text:p>250500</text:p>
          </table:table-cell>
          <table:table-cell office:value-type="string" table:style-name="ce4">
            <text:p>IZPOSTAVA IDRIJA</text:p>
          </table:table-cell>
          <table:table-cell office:value-type="float" office:value="24875" table:style-name="ce3">
            <text:p>24875</text:p>
          </table:table-cell>
          <table:table-cell office:value-type="string" table:style-name="ce4">
            <text:p>DUČIĆ RADOJE - DOKTOR STOMATOLOGIJE</text:p>
          </table:table-cell>
          <table:table-cell office:value-type="string" table:style-name="ce4">
            <text:p>ULICA OTONA ŽUPANČIČA 3</text:p>
          </table:table-cell>
          <table:table-cell office:value-type="string" table:style-name="ce4">
            <text:p>5280 IDRIJA</text:p>
          </table:table-cell>
          <table:table-cell office:value-type="float" office:value="5126" table:style-name="ce3">
            <text:p>5126</text:p>
          </table:table-cell>
          <table:table-cell office:value-type="string" table:style-name="ce4">
            <text:p>DUČIĆ <text:s/>RADOJE</text:p>
          </table:table-cell>
          <table:table-cell office:value-type="float" office:value="404101" table:style-name="ce3">
            <text:p>404101</text:p>
          </table:table-cell>
          <table:table-cell office:value-type="float" office:value="78.25" table:style-name="ce2">
            <text:p>78,25</text:p>
          </table:table-cell>
          <table:table-cell table:number-columns-repeated="16373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float" office:value="250500" table:style-name="ce3">
            <text:p>250500</text:p>
          </table:table-cell>
          <table:table-cell office:value-type="string" table:style-name="ce4">
            <text:p>IZPOSTAVA IDRIJA</text:p>
          </table:table-cell>
          <table:table-cell office:value-type="float" office:value="24970" table:style-name="ce3">
            <text:p>24970</text:p>
          </table:table-cell>
          <table:table-cell office:value-type="string" table:style-name="ce4">
            <text:p>BAN-FRIŠČIČ GORDANA - DOKTOR STOMATOLOGIJE</text:p>
          </table:table-cell>
          <table:table-cell office:value-type="string" table:style-name="ce4">
            <text:p>ULICA OTONA ŽUPANČIČA 3</text:p>
          </table:table-cell>
          <table:table-cell office:value-type="string" table:style-name="ce4">
            <text:p>5280 IDRIJA</text:p>
          </table:table-cell>
          <table:table-cell office:value-type="float" office:value="6292" table:style-name="ce3">
            <text:p>6292</text:p>
          </table:table-cell>
          <table:table-cell office:value-type="string" table:style-name="ce4">
            <text:p>BAN FRIŠČIĆ GORDANA</text:p>
          </table:table-cell>
          <table:table-cell office:value-type="float" office:value="404101" table:style-name="ce3">
            <text:p>404101</text:p>
          </table:table-cell>
          <table:table-cell office:value-type="float" office:value="90.07" table:style-name="ce2">
            <text:p>90,07</text:p>
          </table:table-cell>
          <table:table-cell table:number-columns-repeated="16373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float" office:value="250500" table:style-name="ce3">
            <text:p>250500</text:p>
          </table:table-cell>
          <table:table-cell office:value-type="string" table:style-name="ce4">
            <text:p>IZPOSTAVA IDRIJA</text:p>
          </table:table-cell>
          <table:table-cell office:value-type="float" office:value="6931" table:style-name="ce3">
            <text:p>6931</text:p>
          </table:table-cell>
          <table:table-cell office:value-type="string" table:style-name="ce4">
            <text:p>ZDRAVSTVENI DOM IDRIJA</text:p>
          </table:table-cell>
          <table:table-cell office:value-type="string" table:style-name="ce4">
            <text:p>ULICA OTONA ŽUPANČIČA 3</text:p>
          </table:table-cell>
          <table:table-cell office:value-type="string" table:style-name="ce4">
            <text:p>5280 IDRIJA</text:p>
          </table:table-cell>
          <table:table-cell office:value-type="float" office:value="9278" table:style-name="ce3">
            <text:p>9278</text:p>
          </table:table-cell>
          <table:table-cell office:value-type="string" table:style-name="ce4">
            <text:p>KARČNIK <text:s/>MARJANA</text:p>
          </table:table-cell>
          <table:table-cell office:value-type="float" office:value="404103" table:style-name="ce3">
            <text:p>404103</text:p>
          </table:table-cell>
          <table:table-cell office:value-type="float" office:value="114.29" table:style-name="ce2">
            <text:p>114,29</text:p>
          </table:table-cell>
          <table:table-cell table:number-columns-repeated="16373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float" office:value="250500" table:style-name="ce3">
            <text:p>250500</text:p>
          </table:table-cell>
          <table:table-cell office:value-type="string" table:style-name="ce4">
            <text:p>IZPOSTAVA IDRIJA</text:p>
          </table:table-cell>
          <table:table-cell office:value-type="float" office:value="6931" table:style-name="ce3">
            <text:p>6931</text:p>
          </table:table-cell>
          <table:table-cell office:value-type="string" table:style-name="ce4">
            <text:p>ZDRAVSTVENI DOM IDRIJA</text:p>
          </table:table-cell>
          <table:table-cell office:value-type="string" table:style-name="ce4">
            <text:p>ULICA OTONA ŽUPANČIČA 3</text:p>
          </table:table-cell>
          <table:table-cell office:value-type="string" table:style-name="ce4">
            <text:p>5280 IDRIJA</text:p>
          </table:table-cell>
          <table:table-cell office:value-type="float" office:value="10766" table:style-name="ce3">
            <text:p>10766</text:p>
          </table:table-cell>
          <table:table-cell office:value-type="string" table:style-name="ce4">
            <text:p>VONČINA <text:s/>VESNA</text:p>
          </table:table-cell>
          <table:table-cell office:value-type="float" office:value="404103" table:style-name="ce3">
            <text:p>404103</text:p>
          </table:table-cell>
          <table:table-cell office:value-type="float" office:value="69.48" table:style-name="ce2">
            <text:p>69,48</text:p>
          </table:table-cell>
          <table:table-cell table:number-columns-repeated="16373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250500" table:style-name="ce3">
            <text:p>250500</text:p>
          </table:table-cell>
          <table:table-cell office:value-type="string" table:style-name="ce4">
            <text:p>IZPOSTAVA IDRIJA</text:p>
          </table:table-cell>
          <table:table-cell office:value-type="float" office:value="6931" table:style-name="ce3">
            <text:p>6931</text:p>
          </table:table-cell>
          <table:table-cell office:value-type="string" table:style-name="ce4">
            <text:p>ZDRAVSTVENI DOM IDRIJA</text:p>
          </table:table-cell>
          <table:table-cell office:value-type="string" table:style-name="ce4">
            <text:p>ULICA OTONA ŽUPANČIČA 3</text:p>
          </table:table-cell>
          <table:table-cell office:value-type="string" table:style-name="ce4">
            <text:p>5280 IDRIJA</text:p>
          </table:table-cell>
          <table:table-cell office:value-type="float" office:value="12201" table:style-name="ce3">
            <text:p>12201</text:p>
          </table:table-cell>
          <table:table-cell office:value-type="string" table:style-name="ce4">
            <text:p>GANTAR <text:s/>MELITA</text:p>
          </table:table-cell>
          <table:table-cell office:value-type="float" office:value="404103" table:style-name="ce3">
            <text:p>404103</text:p>
          </table:table-cell>
          <table:table-cell office:value-type="float" office:value="152.55000000000001" table:style-name="ce2">
            <text:p>152,55</text:p>
          </table:table-cell>
          <table:table-cell table:number-columns-repeated="16373"/>
        </table:table-row>
        <table:table-row table:style-name="ro2">
          <table:table-cell office:value-type="float" office:value="601" table:style-name="ce1">
            <text:p>601</text:p>
          </table:table-cell>
          <table:table-cell office:value-type="float" office:value="250500" table:style-name="ce3">
            <text:p>250500</text:p>
          </table:table-cell>
          <table:table-cell office:value-type="string" table:style-name="ce4">
            <text:p>IZPOSTAVA IDRIJA</text:p>
          </table:table-cell>
          <table:table-cell office:value-type="float" office:value="24970" table:style-name="ce3">
            <text:p>24970</text:p>
          </table:table-cell>
          <table:table-cell office:value-type="string" table:style-name="ce4">
            <text:p>BAN-FRIŠČIČ GORDANA - DOKTOR STOMATOLOGIJE</text:p>
          </table:table-cell>
          <table:table-cell office:value-type="string" table:style-name="ce4">
            <text:p>ULICA OTONA ŽUPANČIČA 3</text:p>
          </table:table-cell>
          <table:table-cell office:value-type="string" table:style-name="ce4">
            <text:p>5280 IDRIJA</text:p>
          </table:table-cell>
          <table:table-cell office:value-type="float" office:value="6292" table:style-name="ce3">
            <text:p>6292</text:p>
          </table:table-cell>
          <table:table-cell office:value-type="string" table:style-name="ce4">
            <text:p>BAN FRIŠČIĆ GORDANA</text:p>
          </table:table-cell>
          <table:table-cell office:value-type="float" office:value="404103" table:style-name="ce3">
            <text:p>404103</text:p>
          </table:table-cell>
          <table:table-cell office:value-type="float" office:value="59.1" table:style-name="ce2">
            <text:p>59,10</text:p>
          </table:table-cell>
          <table:table-cell table:number-columns-repeated="16373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float" office:value="250600" table:style-name="ce3">
            <text:p>250600</text:p>
          </table:table-cell>
          <table:table-cell office:value-type="string" table:style-name="ce4">
            <text:p>IZPOSTAVA KAMNIK</text:p>
          </table:table-cell>
          <table:table-cell office:value-type="float" office:value="24466" table:style-name="ce3">
            <text:p>24466</text:p>
          </table:table-cell>
          <table:table-cell office:value-type="string" table:style-name="ce4">
            <text:p>LESKOVEC, STORITVE, D.O.O.</text:p>
          </table:table-cell>
          <table:table-cell office:value-type="string" table:style-name="ce4">
            <text:p>PLEŠIČEVA ULICA 15</text:p>
          </table:table-cell>
          <table:table-cell office:value-type="string" table:style-name="ce4">
            <text:p>1000 LJUBLJANA</text:p>
          </table:table-cell>
          <table:table-cell office:value-type="float" office:value="8321" table:style-name="ce3">
            <text:p>8321</text:p>
          </table:table-cell>
          <table:table-cell office:value-type="string" table:style-name="ce4">
            <text:p>LESKOVEC <text:s/>IGOR</text:p>
          </table:table-cell>
          <table:table-cell office:value-type="float" office:value="404101" table:style-name="ce3">
            <text:p>404101</text:p>
          </table:table-cell>
          <table:table-cell office:value-type="float" office:value="101.48" table:style-name="ce2">
            <text:p>101,48</text:p>
          </table:table-cell>
          <table:table-cell table:number-columns-repeated="16373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float" office:value="250600" table:style-name="ce3">
            <text:p>250600</text:p>
          </table:table-cell>
          <table:table-cell office:value-type="string" table:style-name="ce4">
            <text:p>IZPOSTAVA KAMNIK</text:p>
          </table:table-cell>
          <table:table-cell office:value-type="float" office:value="55244" table:style-name="ce3">
            <text:p>55244</text:p>
          </table:table-cell>
          <table:table-cell office:value-type="string" table:style-name="ce4">
            <text:p>T DENT, ZOBNA ORDINACIJA, D.O.O.</text:p>
          </table:table-cell>
          <table:table-cell office:value-type="string" table:style-name="ce4">
            <text:p>GLAVARJEVA CESTA 61 A</text:p>
          </table:table-cell>
          <table:table-cell office:value-type="string" table:style-name="ce4">
            <text:p>1218 KOMENDA</text:p>
          </table:table-cell>
          <table:table-cell office:value-type="float" office:value="11282" table:style-name="ce3">
            <text:p>11282</text:p>
          </table:table-cell>
          <table:table-cell office:value-type="string" table:style-name="ce4">
            <text:p>TAŠKER <text:s/>TEA</text:p>
          </table:table-cell>
          <table:table-cell office:value-type="float" office:value="404101" table:style-name="ce3">
            <text:p>404101</text:p>
          </table:table-cell>
          <table:table-cell office:value-type="float" office:value="116.16" table:style-name="ce2">
            <text:p>116,16</text:p>
          </table:table-cell>
          <table:table-cell table:number-columns-repeated="16373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float" office:value="250600" table:style-name="ce3">
            <text:p>250600</text:p>
          </table:table-cell>
          <table:table-cell office:value-type="string" table:style-name="ce4">
            <text:p>IZPOSTAVA KAMNIK</text:p>
          </table:table-cell>
          <table:table-cell office:value-type="float" office:value="12881" table:style-name="ce3">
            <text:p>12881</text:p>
          </table:table-cell>
          <table:table-cell office:value-type="string" table:style-name="ce4">
            <text:p>MIJATOVIČ JOVAN - ZOBNA AMBULANTA</text:p>
          </table:table-cell>
          <table:table-cell office:value-type="string" table:style-name="ce4">
            <text:p>LAZE V TUHINJU 29</text:p>
          </table:table-cell>
          <table:table-cell office:value-type="string" table:style-name="ce4">
            <text:p>1219 LAZE V TUHINJU</text:p>
          </table:table-cell>
          <table:table-cell office:value-type="float" office:value="5630" table:style-name="ce3">
            <text:p>5630</text:p>
          </table:table-cell>
          <table:table-cell office:value-type="string" table:style-name="ce4">
            <text:p>MIJATOVIĆ <text:s/>JOVAN</text:p>
          </table:table-cell>
          <table:table-cell office:value-type="float" office:value="404101" table:style-name="ce3">
            <text:p>404101</text:p>
          </table:table-cell>
          <table:table-cell office:value-type="float" office:value="116.22" table:style-name="ce2">
            <text:p>116,22</text:p>
          </table:table-cell>
          <table:table-cell table:number-columns-repeated="16373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float" office:value="250600" table:style-name="ce3">
            <text:p>250600</text:p>
          </table:table-cell>
          <table:table-cell office:value-type="string" table:style-name="ce4">
            <text:p>IZPOSTAVA KAMNIK</text:p>
          </table:table-cell>
          <table:table-cell office:value-type="float" office:value="10321" table:style-name="ce3">
            <text:p>10321</text:p>
          </table:table-cell>
          <table:table-cell office:value-type="string" table:style-name="ce4">
            <text:p>ZDRAVSTVENI DOM DR. JULIJA POLCA KAMNIK</text:p>
          </table:table-cell>
          <table:table-cell office:value-type="string" table:style-name="ce4">
            <text:p>NOVI TRG 26</text:p>
          </table:table-cell>
          <table:table-cell office:value-type="string" table:style-name="ce4">
            <text:p>1241 KAMNIK</text:p>
          </table:table-cell>
          <table:table-cell office:value-type="float" office:value="10578" table:style-name="ce3">
            <text:p>10578</text:p>
          </table:table-cell>
          <table:table-cell office:value-type="string" table:style-name="ce4">
            <text:p>SOFTIĆ <text:s/>KENAN</text:p>
          </table:table-cell>
          <table:table-cell office:value-type="float" office:value="404101" table:style-name="ce3">
            <text:p>404101</text:p>
          </table:table-cell>
          <table:table-cell office:value-type="float" office:value="30.77" table:style-name="ce2">
            <text:p>30,77</text:p>
          </table:table-cell>
          <table:table-cell table:number-columns-repeated="16373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float" office:value="250600" table:style-name="ce3">
            <text:p>250600</text:p>
          </table:table-cell>
          <table:table-cell office:value-type="string" table:style-name="ce4">
            <text:p>IZPOSTAVA KAMNIK</text:p>
          </table:table-cell>
          <table:table-cell office:value-type="float" office:value="10321" table:style-name="ce3">
            <text:p>10321</text:p>
          </table:table-cell>
          <table:table-cell office:value-type="string" table:style-name="ce4">
            <text:p>ZDRAVSTVENI DOM DR. JULIJA POLCA KAMNIK</text:p>
          </table:table-cell>
          <table:table-cell office:value-type="string" table:style-name="ce4">
            <text:p>NOVI TRG 26</text:p>
          </table:table-cell>
          <table:table-cell office:value-type="string" table:style-name="ce4">
            <text:p>1241 KAMNIK</text:p>
          </table:table-cell>
          <table:table-cell office:value-type="float" office:value="7187" table:style-name="ce3">
            <text:p>7187</text:p>
          </table:table-cell>
          <table:table-cell office:value-type="string" table:style-name="ce4">
            <text:p>ČERNE <text:s/>JURIJ</text:p>
          </table:table-cell>
          <table:table-cell office:value-type="float" office:value="404101" table:style-name="ce3">
            <text:p>404101</text:p>
          </table:table-cell>
          <table:table-cell office:value-type="float" office:value="116.28" table:style-name="ce2">
            <text:p>116,28</text:p>
          </table:table-cell>
          <table:table-cell table:number-columns-repeated="16373"/>
        </table:table-row>
        <table:table-row table:style-name="ro2">
          <table:table-cell office:value-type="float" office:value="607" table:style-name="ce1">
            <text:p>607</text:p>
          </table:table-cell>
          <table:table-cell office:value-type="float" office:value="250600" table:style-name="ce3">
            <text:p>250600</text:p>
          </table:table-cell>
          <table:table-cell office:value-type="string" table:style-name="ce4">
            <text:p>IZPOSTAVA KAMNIK</text:p>
          </table:table-cell>
          <table:table-cell office:value-type="float" office:value="10321" table:style-name="ce3">
            <text:p>10321</text:p>
          </table:table-cell>
          <table:table-cell office:value-type="string" table:style-name="ce4">
            <text:p>ZDRAVSTVENI DOM DR. JULIJA POLCA KAMNIK</text:p>
          </table:table-cell>
          <table:table-cell office:value-type="string" table:style-name="ce4">
            <text:p>NOVI TRG 26</text:p>
          </table:table-cell>
          <table:table-cell office:value-type="string" table:style-name="ce4">
            <text:p>1241 KAMNIK</text:p>
          </table:table-cell>
          <table:table-cell office:value-type="float" office:value="8878" table:style-name="ce3">
            <text:p>8878</text:p>
          </table:table-cell>
          <table:table-cell office:value-type="string" table:style-name="ce4">
            <text:p>DRNOVŠEK VRHOVŠEK SABINA</text:p>
          </table:table-cell>
          <table:table-cell office:value-type="float" office:value="404101" table:style-name="ce3">
            <text:p>404101</text:p>
          </table:table-cell>
          <table:table-cell office:value-type="float" office:value="105.76" table:style-name="ce2">
            <text:p>105,76</text:p>
          </table:table-cell>
          <table:table-cell table:number-columns-repeated="16373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float" office:value="250600" table:style-name="ce3">
            <text:p>250600</text:p>
          </table:table-cell>
          <table:table-cell office:value-type="string" table:style-name="ce4">
            <text:p>IZPOSTAVA KAMNIK</text:p>
          </table:table-cell>
          <table:table-cell office:value-type="float" office:value="10321" table:style-name="ce3">
            <text:p>10321</text:p>
          </table:table-cell>
          <table:table-cell office:value-type="string" table:style-name="ce4">
            <text:p>ZDRAVSTVENI DOM DR. JULIJA POLCA KAMNIK</text:p>
          </table:table-cell>
          <table:table-cell office:value-type="string" table:style-name="ce4">
            <text:p>NOVI TRG 26</text:p>
          </table:table-cell>
          <table:table-cell office:value-type="string" table:style-name="ce4">
            <text:p>1241 KAMNIK</text:p>
          </table:table-cell>
          <table:table-cell office:value-type="float" office:value="9986" table:style-name="ce3">
            <text:p>9986</text:p>
          </table:table-cell>
          <table:table-cell office:value-type="string" table:style-name="ce4">
            <text:p>KRIŽ SCHWEIGER INA</text:p>
          </table:table-cell>
          <table:table-cell office:value-type="float" office:value="404101" table:style-name="ce3">
            <text:p>404101</text:p>
          </table:table-cell>
          <table:table-cell office:value-type="float" office:value="103.92" table:style-name="ce2">
            <text:p>103,92</text:p>
          </table:table-cell>
          <table:table-cell table:number-columns-repeated="16373"/>
        </table:table-row>
        <table:table-row table:style-name="ro2">
          <table:table-cell office:value-type="float" office:value="609" table:style-name="ce1">
            <text:p>609</text:p>
          </table:table-cell>
          <table:table-cell office:value-type="float" office:value="250600" table:style-name="ce3">
            <text:p>250600</text:p>
          </table:table-cell>
          <table:table-cell office:value-type="string" table:style-name="ce4">
            <text:p>IZPOSTAVA KAMNIK</text:p>
          </table:table-cell>
          <table:table-cell office:value-type="float" office:value="10321" table:style-name="ce3">
            <text:p>10321</text:p>
          </table:table-cell>
          <table:table-cell office:value-type="string" table:style-name="ce4">
            <text:p>ZDRAVSTVENI DOM DR. JULIJA POLCA KAMNIK</text:p>
          </table:table-cell>
          <table:table-cell office:value-type="string" table:style-name="ce4">
            <text:p>NOVI TRG 26</text:p>
          </table:table-cell>
          <table:table-cell office:value-type="string" table:style-name="ce4">
            <text:p>1241 KAMNIK</text:p>
          </table:table-cell>
          <table:table-cell office:value-type="float" office:value="12477" table:style-name="ce3">
            <text:p>12477</text:p>
          </table:table-cell>
          <table:table-cell office:value-type="string" table:style-name="ce4">
            <text:p>GRILJ <text:s/>KATARINA</text:p>
          </table:table-cell>
          <table:table-cell office:value-type="float" office:value="404101" table:style-name="ce3">
            <text:p>404101</text:p>
          </table:table-cell>
          <table:table-cell office:value-type="float" office:value="79.56" table:style-name="ce2">
            <text:p>79,56</text:p>
          </table:table-cell>
          <table:table-cell table:number-columns-repeated="16373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float" office:value="250600" table:style-name="ce3">
            <text:p>250600</text:p>
          </table:table-cell>
          <table:table-cell office:value-type="string" table:style-name="ce4">
            <text:p>IZPOSTAVA KAMNIK</text:p>
          </table:table-cell>
          <table:table-cell office:value-type="float" office:value="55135" table:style-name="ce3">
            <text:p>55135</text:p>
          </table:table-cell>
          <table:table-cell office:value-type="string" table:style-name="ce4">
            <text:p>SPLOŠNO IN ESTETSKO ZOBOZDRAVSTVO, NINA KOTNIK-TRAVNIK, S.P.</text:p>
          </table:table-cell>
          <table:table-cell office:value-type="string" table:style-name="ce4">
            <text:p>NA JASI 6</text:p>
          </table:table-cell>
          <table:table-cell office:value-type="string" table:style-name="ce4">
            <text:p>1241 KAMNIK</text:p>
          </table:table-cell>
          <table:table-cell office:value-type="float" office:value="11192" table:style-name="ce3">
            <text:p>11192</text:p>
          </table:table-cell>
          <table:table-cell office:value-type="string" table:style-name="ce4">
            <text:p>KOTNIK-TRAVNIK NINA</text:p>
          </table:table-cell>
          <table:table-cell office:value-type="float" office:value="404101" table:style-name="ce3">
            <text:p>404101</text:p>
          </table:table-cell>
          <table:table-cell office:value-type="float" office:value="122.99" table:style-name="ce2">
            <text:p>122,99</text:p>
          </table:table-cell>
          <table:table-cell table:number-columns-repeated="16373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float" office:value="250600" table:style-name="ce3">
            <text:p>250600</text:p>
          </table:table-cell>
          <table:table-cell office:value-type="string" table:style-name="ce4">
            <text:p>IZPOSTAVA KAMNIK</text:p>
          </table:table-cell>
          <table:table-cell office:value-type="float" office:value="10321" table:style-name="ce3">
            <text:p>10321</text:p>
          </table:table-cell>
          <table:table-cell office:value-type="string" table:style-name="ce4">
            <text:p>ZDRAVSTVENI DOM DR. JULIJA POLCA KAMNIK</text:p>
          </table:table-cell>
          <table:table-cell office:value-type="string" table:style-name="ce4">
            <text:p>NOVI TRG 26</text:p>
          </table:table-cell>
          <table:table-cell office:value-type="string" table:style-name="ce4">
            <text:p>1241 KAMNIK</text:p>
          </table:table-cell>
          <table:table-cell office:value-type="float" office:value="9969" table:style-name="ce3">
            <text:p>9969</text:p>
          </table:table-cell>
          <table:table-cell office:value-type="string" table:style-name="ce4">
            <text:p>REBOLJ-PREKSAVEC VESNA</text:p>
          </table:table-cell>
          <table:table-cell office:value-type="float" office:value="404103" table:style-name="ce3">
            <text:p>404103</text:p>
          </table:table-cell>
          <table:table-cell office:value-type="float" office:value="151.11000000000001" table:style-name="ce2">
            <text:p>151,11</text:p>
          </table:table-cell>
          <table:table-cell table:number-columns-repeated="16373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float" office:value="250600" table:style-name="ce3">
            <text:p>250600</text:p>
          </table:table-cell>
          <table:table-cell office:value-type="string" table:style-name="ce4">
            <text:p>IZPOSTAVA KAMNIK</text:p>
          </table:table-cell>
          <table:table-cell office:value-type="float" office:value="10321" table:style-name="ce3">
            <text:p>10321</text:p>
          </table:table-cell>
          <table:table-cell office:value-type="string" table:style-name="ce4">
            <text:p>ZDRAVSTVENI DOM DR. JULIJA POLCA KAMNIK</text:p>
          </table:table-cell>
          <table:table-cell office:value-type="string" table:style-name="ce4">
            <text:p>NOVI TRG 26</text:p>
          </table:table-cell>
          <table:table-cell office:value-type="string" table:style-name="ce4">
            <text:p>1241 KAMNIK</text:p>
          </table:table-cell>
          <table:table-cell office:value-type="float" office:value="6296" table:style-name="ce3">
            <text:p>6296</text:p>
          </table:table-cell>
          <table:table-cell office:value-type="string" table:style-name="ce4">
            <text:p>MILEK <text:s/>CARMEN</text:p>
          </table:table-cell>
          <table:table-cell office:value-type="float" office:value="404103" table:style-name="ce3">
            <text:p>404103</text:p>
          </table:table-cell>
          <table:table-cell office:value-type="float" office:value="297.60000000000002" table:style-name="ce2">
            <text:p>297,60</text:p>
          </table:table-cell>
          <table:table-cell table:number-columns-repeated="16373"/>
        </table:table-row>
        <table:table-row table:style-name="ro2">
          <table:table-cell office:value-type="float" office:value="613" table:style-name="ce1">
            <text:p>613</text:p>
          </table:table-cell>
          <table:table-cell office:value-type="float" office:value="250600" table:style-name="ce3">
            <text:p>250600</text:p>
          </table:table-cell>
          <table:table-cell office:value-type="string" table:style-name="ce4">
            <text:p>IZPOSTAVA KAMNIK</text:p>
          </table:table-cell>
          <table:table-cell office:value-type="float" office:value="10321" table:style-name="ce3">
            <text:p>10321</text:p>
          </table:table-cell>
          <table:table-cell office:value-type="string" table:style-name="ce4">
            <text:p>ZDRAVSTVENI DOM DR. JULIJA POLCA KAMNIK</text:p>
          </table:table-cell>
          <table:table-cell office:value-type="string" table:style-name="ce4">
            <text:p>NOVI TRG 26</text:p>
          </table:table-cell>
          <table:table-cell office:value-type="string" table:style-name="ce4">
            <text:p>1241 KAMNIK</text:p>
          </table:table-cell>
          <table:table-cell office:value-type="float" office:value="8320" table:style-name="ce3">
            <text:p>8320</text:p>
          </table:table-cell>
          <table:table-cell office:value-type="string" table:style-name="ce4">
            <text:p>TRŠKAN <text:s/>REBEKA</text:p>
          </table:table-cell>
          <table:table-cell office:value-type="float" office:value="404103" table:style-name="ce3">
            <text:p>404103</text:p>
          </table:table-cell>
          <table:table-cell office:value-type="float" office:value="159.02000000000001" table:style-name="ce2">
            <text:p>159,02</text:p>
          </table:table-cell>
          <table:table-cell table:number-columns-repeated="16373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float" office:value="250600" table:style-name="ce3">
            <text:p>250600</text:p>
          </table:table-cell>
          <table:table-cell office:value-type="string" table:style-name="ce4">
            <text:p>IZPOSTAVA KAMNIK</text:p>
          </table:table-cell>
          <table:table-cell office:value-type="float" office:value="10321" table:style-name="ce3">
            <text:p>10321</text:p>
          </table:table-cell>
          <table:table-cell office:value-type="string" table:style-name="ce4">
            <text:p>ZDRAVSTVENI DOM DR. JULIJA POLCA KAMNIK</text:p>
          </table:table-cell>
          <table:table-cell office:value-type="string" table:style-name="ce4">
            <text:p>NOVI TRG 26</text:p>
          </table:table-cell>
          <table:table-cell office:value-type="string" table:style-name="ce4">
            <text:p>1241 KAMNIK</text:p>
          </table:table-cell>
          <table:table-cell office:value-type="float" office:value="6391" table:style-name="ce3">
            <text:p>6391</text:p>
          </table:table-cell>
          <table:table-cell office:value-type="string" table:style-name="ce4">
            <text:p>BIZJAK <text:s/>ANASTAZIJA</text:p>
          </table:table-cell>
          <table:table-cell office:value-type="float" office:value="404103" table:style-name="ce3">
            <text:p>404103</text:p>
          </table:table-cell>
          <table:table-cell office:value-type="float" office:value="243.37" table:style-name="ce2">
            <text:p>243,37</text:p>
          </table:table-cell>
          <table:table-cell table:number-columns-repeated="16373"/>
        </table:table-row>
        <table:table-row table:style-name="ro2">
          <table:table-cell office:value-type="float" office:value="615" table:style-name="ce1">
            <text:p>615</text:p>
          </table:table-cell>
          <table:table-cell office:value-type="float" office:value="250600" table:style-name="ce3">
            <text:p>250600</text:p>
          </table:table-cell>
          <table:table-cell office:value-type="string" table:style-name="ce4">
            <text:p>IZPOSTAVA KAMNIK</text:p>
          </table:table-cell>
          <table:table-cell office:value-type="float" office:value="10321" table:style-name="ce3">
            <text:p>10321</text:p>
          </table:table-cell>
          <table:table-cell office:value-type="string" table:style-name="ce4">
            <text:p>ZDRAVSTVENI DOM DR. JULIJA POLCA KAMNIK</text:p>
          </table:table-cell>
          <table:table-cell office:value-type="string" table:style-name="ce4">
            <text:p>NOVI TRG 26</text:p>
          </table:table-cell>
          <table:table-cell office:value-type="string" table:style-name="ce4">
            <text:p>1241 KAMNIK</text:p>
          </table:table-cell>
          <table:table-cell office:value-type="float" office:value="13619" table:style-name="ce3">
            <text:p>13619</text:p>
          </table:table-cell>
          <table:table-cell office:value-type="string" table:style-name="ce4">
            <text:p>VARGAZON <text:s/>MAJA</text:p>
          </table:table-cell>
          <table:table-cell office:value-type="float" office:value="404103" table:style-name="ce3">
            <text:p>404103</text:p>
          </table:table-cell>
          <table:table-cell office:value-type="float" office:value="0" table:style-name="ce2">
            <text:p>0,00</text:p>
          </table:table-cell>
          <table:table-cell table:number-columns-repeated="16373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float" office:value="250600" table:style-name="ce3">
            <text:p>250600</text:p>
          </table:table-cell>
          <table:table-cell office:value-type="string" table:style-name="ce4">
            <text:p>IZPOSTAVA KAMNIK</text:p>
          </table:table-cell>
          <table:table-cell office:value-type="float" office:value="24042" table:style-name="ce3">
            <text:p>24042</text:p>
          </table:table-cell>
          <table:table-cell office:value-type="string" table:style-name="ce4">
            <text:p>DOBNIKAR IRENA - ZASEBNA ZOBNA ORDINACIJA</text:p>
          </table:table-cell>
          <table:table-cell office:value-type="string" table:style-name="ce4">
            <text:p>NOVI TRG 26</text:p>
          </table:table-cell>
          <table:table-cell office:value-type="string" table:style-name="ce4">
            <text:p>1241 KAMNIK</text:p>
          </table:table-cell>
          <table:table-cell office:value-type="float" office:value="4952" table:style-name="ce3">
            <text:p>4952</text:p>
          </table:table-cell>
          <table:table-cell office:value-type="string" table:style-name="ce4">
            <text:p>DOBNIKAR <text:s/>IRENA</text:p>
          </table:table-cell>
          <table:table-cell office:value-type="float" office:value="404103" table:style-name="ce3">
            <text:p>404103</text:p>
          </table:table-cell>
          <table:table-cell office:value-type="float" office:value="121.48" table:style-name="ce2">
            <text:p>121,48</text:p>
          </table:table-cell>
          <table:table-cell table:number-columns-repeated="16373"/>
        </table:table-row>
        <table:table-row table:style-name="ro2">
          <table:table-cell office:value-type="float" office:value="617" table:style-name="ce1">
            <text:p>617</text:p>
          </table:table-cell>
          <table:table-cell office:value-type="float" office:value="250700" table:style-name="ce3">
            <text:p>250700</text:p>
          </table:table-cell>
          <table:table-cell office:value-type="string" table:style-name="ce4">
            <text:p>IZPOSTAVA KOČEVJE</text:p>
          </table:table-cell>
          <table:table-cell office:value-type="float" office:value="6651" table:style-name="ce3">
            <text:p>6651</text:p>
          </table:table-cell>
          <table:table-cell office:value-type="string" table:style-name="ce4">
            <text:p>ZDRAVSTVENI DOM KOČEVJE</text:p>
          </table:table-cell>
          <table:table-cell office:value-type="string" table:style-name="ce4">
            <text:p>ROŠKA CESTA 18</text:p>
          </table:table-cell>
          <table:table-cell office:value-type="string" table:style-name="ce4">
            <text:p>1330 KOČEVJE</text:p>
          </table:table-cell>
          <table:table-cell office:value-type="float" office:value="11388" table:style-name="ce3">
            <text:p>11388</text:p>
          </table:table-cell>
          <table:table-cell office:value-type="string" table:style-name="ce4">
            <text:p>MITROV <text:s/>ALEKSANDAR</text:p>
          </table:table-cell>
          <table:table-cell office:value-type="float" office:value="404101" table:style-name="ce3">
            <text:p>404101</text:p>
          </table:table-cell>
          <table:table-cell office:value-type="float" office:value="190.96" table:style-name="ce2">
            <text:p>190,96</text:p>
          </table:table-cell>
          <table:table-cell table:number-columns-repeated="16373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float" office:value="250700" table:style-name="ce3">
            <text:p>250700</text:p>
          </table:table-cell>
          <table:table-cell office:value-type="string" table:style-name="ce4">
            <text:p>IZPOSTAVA KOČEVJE</text:p>
          </table:table-cell>
          <table:table-cell office:value-type="float" office:value="6651" table:style-name="ce3">
            <text:p>6651</text:p>
          </table:table-cell>
          <table:table-cell office:value-type="string" table:style-name="ce4">
            <text:p>ZDRAVSTVENI DOM KOČEVJE</text:p>
          </table:table-cell>
          <table:table-cell office:value-type="string" table:style-name="ce4">
            <text:p>ROŠKA CESTA 18</text:p>
          </table:table-cell>
          <table:table-cell office:value-type="string" table:style-name="ce4">
            <text:p>1330 KOČEVJE</text:p>
          </table:table-cell>
          <table:table-cell office:value-type="float" office:value="10545" table:style-name="ce3">
            <text:p>10545</text:p>
          </table:table-cell>
          <table:table-cell office:value-type="string" table:style-name="ce4">
            <text:p>PEZDIRC <text:s/>JANA</text:p>
          </table:table-cell>
          <table:table-cell office:value-type="float" office:value="404101" table:style-name="ce3">
            <text:p>404101</text:p>
          </table:table-cell>
          <table:table-cell office:value-type="float" office:value="127.09" table:style-name="ce2">
            <text:p>127,09</text:p>
          </table:table-cell>
          <table:table-cell table:number-columns-repeated="16373"/>
        </table:table-row>
        <table:table-row table:style-name="ro2">
          <table:table-cell office:value-type="float" office:value="619" table:style-name="ce1">
            <text:p>619</text:p>
          </table:table-cell>
          <table:table-cell office:value-type="float" office:value="250700" table:style-name="ce3">
            <text:p>250700</text:p>
          </table:table-cell>
          <table:table-cell office:value-type="string" table:style-name="ce4">
            <text:p>IZPOSTAVA KOČEVJE</text:p>
          </table:table-cell>
          <table:table-cell office:value-type="float" office:value="24071" table:style-name="ce3">
            <text:p>24071</text:p>
          </table:table-cell>
          <table:table-cell office:value-type="string" table:style-name="ce4">
            <text:p>VALENTIČ ZVONIMIR - ZOBOZDRAVNIK</text:p>
          </table:table-cell>
          <table:table-cell office:value-type="string" table:style-name="ce4">
            <text:p>ROŠKA CESTA 18</text:p>
          </table:table-cell>
          <table:table-cell office:value-type="string" table:style-name="ce4">
            <text:p>1330 KOČEVJE</text:p>
          </table:table-cell>
          <table:table-cell office:value-type="float" office:value="7321" table:style-name="ce3">
            <text:p>7321</text:p>
          </table:table-cell>
          <table:table-cell office:value-type="string" table:style-name="ce4">
            <text:p>VALENTIĆ <text:s/>ZVONIMIR</text:p>
          </table:table-cell>
          <table:table-cell office:value-type="float" office:value="404101" table:style-name="ce3">
            <text:p>404101</text:p>
          </table:table-cell>
          <table:table-cell office:value-type="float" office:value="114.61" table:style-name="ce2">
            <text:p>114,61</text:p>
          </table:table-cell>
          <table:table-cell table:number-columns-repeated="16373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float" office:value="250700" table:style-name="ce3">
            <text:p>250700</text:p>
          </table:table-cell>
          <table:table-cell office:value-type="string" table:style-name="ce4">
            <text:p>IZPOSTAVA KOČEVJE</text:p>
          </table:table-cell>
          <table:table-cell office:value-type="float" office:value="24367" table:style-name="ce3">
            <text:p>24367</text:p>
          </table:table-cell>
          <table:table-cell office:value-type="string" table:style-name="ce4">
            <text:p>NEŠKOVIĆ DANKA, DR. DENT. MED. - ZASEBNA STOMATOLOŠKA ORDINACIJA</text:p>
          </table:table-cell>
          <table:table-cell office:value-type="string" table:style-name="ce4">
            <text:p>LJUBLJANSKA CESTA 19</text:p>
          </table:table-cell>
          <table:table-cell office:value-type="string" table:style-name="ce4">
            <text:p>1330 KOČEVJE</text:p>
          </table:table-cell>
          <table:table-cell office:value-type="float" office:value="8961" table:style-name="ce3">
            <text:p>8961</text:p>
          </table:table-cell>
          <table:table-cell office:value-type="string" table:style-name="ce4">
            <text:p>NEŠKOVIĆ <text:s/>DANKA</text:p>
          </table:table-cell>
          <table:table-cell office:value-type="float" office:value="404101" table:style-name="ce3">
            <text:p>404101</text:p>
          </table:table-cell>
          <table:table-cell office:value-type="float" office:value="114.08" table:style-name="ce2">
            <text:p>114,08</text:p>
          </table:table-cell>
          <table:table-cell table:number-columns-repeated="16373"/>
        </table:table-row>
        <table:table-row table:style-name="ro2">
          <table:table-cell office:value-type="float" office:value="621" table:style-name="ce1">
            <text:p>621</text:p>
          </table:table-cell>
          <table:table-cell office:value-type="float" office:value="250700" table:style-name="ce3">
            <text:p>250700</text:p>
          </table:table-cell>
          <table:table-cell office:value-type="string" table:style-name="ce4">
            <text:p>IZPOSTAVA KOČEVJE</text:p>
          </table:table-cell>
          <table:table-cell office:value-type="float" office:value="24716" table:style-name="ce3">
            <text:p>24716</text:p>
          </table:table-cell>
          <table:table-cell office:value-type="string" table:style-name="ce4">
            <text:p>JAKOVAC KATICA - ZOBNA AMBULANTA</text:p>
          </table:table-cell>
          <table:table-cell office:value-type="string" table:style-name="ce4">
            <text:p>TRATA II 14</text:p>
          </table:table-cell>
          <table:table-cell office:value-type="string" table:style-name="ce4">
            <text:p>1330 KOČEVJE</text:p>
          </table:table-cell>
          <table:table-cell office:value-type="float" office:value="4396" table:style-name="ce3">
            <text:p>4396</text:p>
          </table:table-cell>
          <table:table-cell office:value-type="string" table:style-name="ce4">
            <text:p>JAKOVAC <text:s/>KATICA</text:p>
          </table:table-cell>
          <table:table-cell office:value-type="float" office:value="404101" table:style-name="ce3">
            <text:p>404101</text:p>
          </table:table-cell>
          <table:table-cell office:value-type="float" office:value="81.16" table:style-name="ce2">
            <text:p>81,16</text:p>
          </table:table-cell>
          <table:table-cell table:number-columns-repeated="16373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float" office:value="250700" table:style-name="ce3">
            <text:p>250700</text:p>
          </table:table-cell>
          <table:table-cell office:value-type="string" table:style-name="ce4">
            <text:p>IZPOSTAVA KOČEVJE</text:p>
          </table:table-cell>
          <table:table-cell office:value-type="float" office:value="24937" table:style-name="ce3">
            <text:p>24937</text:p>
          </table:table-cell>
          <table:table-cell office:value-type="string" table:style-name="ce4">
            <text:p>ZASEBNA ZOBOZDRAVSTVENA AMBULANTA DIANA TURK, DR. DENT. MED.</text:p>
          </table:table-cell>
          <table:table-cell office:value-type="string" table:style-name="ce4">
            <text:p>ROŠKA CESTA 18</text:p>
          </table:table-cell>
          <table:table-cell office:value-type="string" table:style-name="ce4">
            <text:p>1330 KOČEVJE</text:p>
          </table:table-cell>
          <table:table-cell office:value-type="float" office:value="7568" table:style-name="ce3">
            <text:p>7568</text:p>
          </table:table-cell>
          <table:table-cell office:value-type="string" table:style-name="ce4">
            <text:p>TURK <text:s/>DIANA</text:p>
          </table:table-cell>
          <table:table-cell office:value-type="float" office:value="404101" table:style-name="ce3">
            <text:p>404101</text:p>
          </table:table-cell>
          <table:table-cell office:value-type="float" office:value="114.55" table:style-name="ce2">
            <text:p>114,55</text:p>
          </table:table-cell>
          <table:table-cell table:number-columns-repeated="16373"/>
        </table:table-row>
        <table:table-row table:style-name="ro2">
          <table:table-cell office:value-type="float" office:value="623" table:style-name="ce1">
            <text:p>623</text:p>
          </table:table-cell>
          <table:table-cell office:value-type="float" office:value="250700" table:style-name="ce3">
            <text:p>250700</text:p>
          </table:table-cell>
          <table:table-cell office:value-type="string" table:style-name="ce4">
            <text:p>IZPOSTAVA KOČEVJE</text:p>
          </table:table-cell>
          <table:table-cell office:value-type="float" office:value="24939" table:style-name="ce3">
            <text:p>24939</text:p>
          </table:table-cell>
          <table:table-cell office:value-type="string" table:style-name="ce4">
            <text:p>STOMATOLOŠKA ORDINACIJA NINA TOMIĆ, DR. DENT. MED.</text:p>
          </table:table-cell>
          <table:table-cell office:value-type="string" table:style-name="ce4">
            <text:p>ROŠKA CESTA 18</text:p>
          </table:table-cell>
          <table:table-cell office:value-type="string" table:style-name="ce4">
            <text:p>1330 KOČEVJE</text:p>
          </table:table-cell>
          <table:table-cell office:value-type="float" office:value="5553" table:style-name="ce3">
            <text:p>5553</text:p>
          </table:table-cell>
          <table:table-cell office:value-type="string" table:style-name="ce4">
            <text:p>TOMIĆ FERHATBEGOVIĆ NINA</text:p>
          </table:table-cell>
          <table:table-cell office:value-type="float" office:value="404101" table:style-name="ce3">
            <text:p>404101</text:p>
          </table:table-cell>
          <table:table-cell office:value-type="float" office:value="117.64" table:style-name="ce2">
            <text:p>117,64</text:p>
          </table:table-cell>
          <table:table-cell table:number-columns-repeated="16373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float" office:value="250700" table:style-name="ce3">
            <text:p>250700</text:p>
          </table:table-cell>
          <table:table-cell office:value-type="string" table:style-name="ce4">
            <text:p>IZPOSTAVA KOČEVJE</text:p>
          </table:table-cell>
          <table:table-cell office:value-type="float" office:value="6651" table:style-name="ce3">
            <text:p>6651</text:p>
          </table:table-cell>
          <table:table-cell office:value-type="string" table:style-name="ce4">
            <text:p>ZDRAVSTVENI DOM KOČEVJE</text:p>
          </table:table-cell>
          <table:table-cell office:value-type="string" table:style-name="ce4">
            <text:p>ROŠKA CESTA 18</text:p>
          </table:table-cell>
          <table:table-cell office:value-type="string" table:style-name="ce4">
            <text:p>1330 KOČEVJE</text:p>
          </table:table-cell>
          <table:table-cell office:value-type="float" office:value="5137" table:style-name="ce3">
            <text:p>5137</text:p>
          </table:table-cell>
          <table:table-cell office:value-type="string" table:style-name="ce4">
            <text:p>MLADENOVIĆ <text:s/>SLAVICA</text:p>
          </table:table-cell>
          <table:table-cell office:value-type="float" office:value="404103" table:style-name="ce3">
            <text:p>404103</text:p>
          </table:table-cell>
          <table:table-cell office:value-type="float" office:value="128.03" table:style-name="ce2">
            <text:p>128,03</text:p>
          </table:table-cell>
          <table:table-cell table:number-columns-repeated="16373"/>
        </table:table-row>
        <table:table-row table:style-name="ro2">
          <table:table-cell office:value-type="float" office:value="625" table:style-name="ce1">
            <text:p>625</text:p>
          </table:table-cell>
          <table:table-cell office:value-type="float" office:value="250700" table:style-name="ce3">
            <text:p>250700</text:p>
          </table:table-cell>
          <table:table-cell office:value-type="string" table:style-name="ce4">
            <text:p>IZPOSTAVA KOČEVJE</text:p>
          </table:table-cell>
          <table:table-cell office:value-type="float" office:value="6651" table:style-name="ce3">
            <text:p>6651</text:p>
          </table:table-cell>
          <table:table-cell office:value-type="string" table:style-name="ce4">
            <text:p>ZDRAVSTVENI DOM KOČEVJE</text:p>
          </table:table-cell>
          <table:table-cell office:value-type="string" table:style-name="ce4">
            <text:p>ROŠKA CESTA 18</text:p>
          </table:table-cell>
          <table:table-cell office:value-type="string" table:style-name="ce4">
            <text:p>1330 KOČEVJE</text:p>
          </table:table-cell>
          <table:table-cell office:value-type="float" office:value="11388" table:style-name="ce3">
            <text:p>11388</text:p>
          </table:table-cell>
          <table:table-cell office:value-type="string" table:style-name="ce4">
            <text:p>MITROV <text:s/>ALEKSANDAR</text:p>
          </table:table-cell>
          <table:table-cell office:value-type="float" office:value="404103" table:style-name="ce3">
            <text:p>404103</text:p>
          </table:table-cell>
          <table:table-cell office:value-type="float" office:value="116.69" table:style-name="ce2">
            <text:p>116,69</text:p>
          </table:table-cell>
          <table:table-cell table:number-columns-repeated="16373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float" office:value="250800" table:style-name="ce3">
            <text:p>250800</text:p>
          </table:table-cell>
          <table:table-cell office:value-type="string" table:style-name="ce4">
            <text:p>IZPOSTAVA LITIJA</text:p>
          </table:table-cell>
          <table:table-cell office:value-type="float" office:value="10401" table:style-name="ce3">
            <text:p>10401</text:p>
          </table:table-cell>
          <table:table-cell office:value-type="string" table:style-name="ce4">
            <text:p>ZDRAVSTVENI DOM LITIJA</text:p>
          </table:table-cell>
          <table:table-cell office:value-type="string" table:style-name="ce4">
            <text:p>PARTIZANSKA POT 8 A</text:p>
          </table:table-cell>
          <table:table-cell office:value-type="string" table:style-name="ce4">
            <text:p>1270 LITIJA</text:p>
          </table:table-cell>
          <table:table-cell office:value-type="float" office:value="11741" table:style-name="ce3">
            <text:p>11741</text:p>
          </table:table-cell>
          <table:table-cell office:value-type="string" table:style-name="ce4">
            <text:p>KOSTIĆ <text:s/>ALEKSANDAR</text:p>
          </table:table-cell>
          <table:table-cell office:value-type="float" office:value="404101" table:style-name="ce3">
            <text:p>404101</text:p>
          </table:table-cell>
          <table:table-cell office:value-type="float" office:value="115.03" table:style-name="ce2">
            <text:p>115,03</text:p>
          </table:table-cell>
          <table:table-cell table:number-columns-repeated="16373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float" office:value="250800" table:style-name="ce3">
            <text:p>250800</text:p>
          </table:table-cell>
          <table:table-cell office:value-type="string" table:style-name="ce4">
            <text:p>IZPOSTAVA LITIJA</text:p>
          </table:table-cell>
          <table:table-cell office:value-type="float" office:value="10401" table:style-name="ce3">
            <text:p>10401</text:p>
          </table:table-cell>
          <table:table-cell office:value-type="string" table:style-name="ce4">
            <text:p>ZDRAVSTVENI DOM LITIJA</text:p>
          </table:table-cell>
          <table:table-cell office:value-type="string" table:style-name="ce4">
            <text:p>PARTIZANSKA POT 8 A</text:p>
          </table:table-cell>
          <table:table-cell office:value-type="string" table:style-name="ce4">
            <text:p>1270 LITIJA</text:p>
          </table:table-cell>
          <table:table-cell office:value-type="float" office:value="4951" table:style-name="ce3">
            <text:p>4951</text:p>
          </table:table-cell>
          <table:table-cell office:value-type="string" table:style-name="ce4">
            <text:p>STOILOVSKI <text:s/>VASILIJE</text:p>
          </table:table-cell>
          <table:table-cell office:value-type="float" office:value="404101" table:style-name="ce3">
            <text:p>404101</text:p>
          </table:table-cell>
          <table:table-cell office:value-type="float" office:value="105.28" table:style-name="ce2">
            <text:p>105,28</text:p>
          </table:table-cell>
          <table:table-cell table:number-columns-repeated="16373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float" office:value="250800" table:style-name="ce3">
            <text:p>250800</text:p>
          </table:table-cell>
          <table:table-cell office:value-type="string" table:style-name="ce4">
            <text:p>IZPOSTAVA LITIJA</text:p>
          </table:table-cell>
          <table:table-cell office:value-type="float" office:value="24304" table:style-name="ce3">
            <text:p>24304</text:p>
          </table:table-cell>
          <table:table-cell office:value-type="string" table:style-name="ce4">
            <text:p>LOVŠIN URŠKA - ZOBOZDRAVSTVENA ORDINACIJA</text:p>
          </table:table-cell>
          <table:table-cell office:value-type="string" table:style-name="ce4">
            <text:p>PARTIZANSKA POT 8 A</text:p>
          </table:table-cell>
          <table:table-cell office:value-type="string" table:style-name="ce4">
            <text:p>1270 LITIJA</text:p>
          </table:table-cell>
          <table:table-cell office:value-type="float" office:value="7305" table:style-name="ce3">
            <text:p>7305</text:p>
          </table:table-cell>
          <table:table-cell office:value-type="string" table:style-name="ce4">
            <text:p>LOVŠIN <text:s/>URŠKA</text:p>
          </table:table-cell>
          <table:table-cell office:value-type="float" office:value="404101" table:style-name="ce3">
            <text:p>404101</text:p>
          </table:table-cell>
          <table:table-cell office:value-type="float" office:value="115.98" table:style-name="ce2">
            <text:p>115,98</text:p>
          </table:table-cell>
          <table:table-cell table:number-columns-repeated="16373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float" office:value="250800" table:style-name="ce3">
            <text:p>250800</text:p>
          </table:table-cell>
          <table:table-cell office:value-type="string" table:style-name="ce4">
            <text:p>IZPOSTAVA LITIJA</text:p>
          </table:table-cell>
          <table:table-cell office:value-type="float" office:value="24771" table:style-name="ce3">
            <text:p>24771</text:p>
          </table:table-cell>
          <table:table-cell office:value-type="string" table:style-name="ce4">
            <text:p>KRSTINIĆ GORAN - ZOBOZDRAVSTVO ODRASLIH</text:p>
          </table:table-cell>
          <table:table-cell office:value-type="string" table:style-name="ce4">
            <text:p>PARTIZANSKA POT 8 A</text:p>
          </table:table-cell>
          <table:table-cell office:value-type="string" table:style-name="ce4">
            <text:p>1270 LITIJA</text:p>
          </table:table-cell>
          <table:table-cell office:value-type="float" office:value="4999" table:style-name="ce3">
            <text:p>4999</text:p>
          </table:table-cell>
          <table:table-cell office:value-type="string" table:style-name="ce4">
            <text:p>KRSTINIĆ <text:s/>GORAN</text:p>
          </table:table-cell>
          <table:table-cell office:value-type="float" office:value="404101" table:style-name="ce3">
            <text:p>404101</text:p>
          </table:table-cell>
          <table:table-cell office:value-type="float" office:value="84.13" table:style-name="ce2">
            <text:p>84,13</text:p>
          </table:table-cell>
          <table:table-cell table:number-columns-repeated="16373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float" office:value="250800" table:style-name="ce3">
            <text:p>250800</text:p>
          </table:table-cell>
          <table:table-cell office:value-type="string" table:style-name="ce4">
            <text:p>IZPOSTAVA LITIJA</text:p>
          </table:table-cell>
          <table:table-cell office:value-type="float" office:value="24773" table:style-name="ce3">
            <text:p>24773</text:p>
          </table:table-cell>
          <table:table-cell office:value-type="string" table:style-name="ce4">
            <text:p>DIKIĆ KRSTINIĆ SNEŽANA - ZOBOZDRAVSTVO ODRASLIH</text:p>
          </table:table-cell>
          <table:table-cell office:value-type="string" table:style-name="ce4">
            <text:p>PARTIZANSKA POT 8 A</text:p>
          </table:table-cell>
          <table:table-cell office:value-type="string" table:style-name="ce4">
            <text:p>1270 LITIJA</text:p>
          </table:table-cell>
          <table:table-cell office:value-type="float" office:value="5001" table:style-name="ce3">
            <text:p>5001</text:p>
          </table:table-cell>
          <table:table-cell office:value-type="string" table:style-name="ce4">
            <text:p>DIKIĆ KRSTINIĆ SNEŽANA</text:p>
          </table:table-cell>
          <table:table-cell office:value-type="float" office:value="404101" table:style-name="ce3">
            <text:p>404101</text:p>
          </table:table-cell>
          <table:table-cell office:value-type="float" office:value="99.46" table:style-name="ce2">
            <text:p>99,46</text:p>
          </table:table-cell>
          <table:table-cell table:number-columns-repeated="16373"/>
        </table:table-row>
        <table:table-row table:style-name="ro2">
          <table:table-cell office:value-type="float" office:value="631" table:style-name="ce1">
            <text:p>631</text:p>
          </table:table-cell>
          <table:table-cell office:value-type="float" office:value="250800" table:style-name="ce3">
            <text:p>250800</text:p>
          </table:table-cell>
          <table:table-cell office:value-type="string" table:style-name="ce4">
            <text:p>IZPOSTAVA LITIJA</text:p>
          </table:table-cell>
          <table:table-cell office:value-type="float" office:value="10401" table:style-name="ce3">
            <text:p>10401</text:p>
          </table:table-cell>
          <table:table-cell office:value-type="string" table:style-name="ce4">
            <text:p>ZDRAVSTVENI DOM LITIJA</text:p>
          </table:table-cell>
          <table:table-cell office:value-type="string" table:style-name="ce4">
            <text:p>PARTIZANSKA POT 8 A</text:p>
          </table:table-cell>
          <table:table-cell office:value-type="string" table:style-name="ce4">
            <text:p>1270 LITIJA</text:p>
          </table:table-cell>
          <table:table-cell office:value-type="float" office:value="4331" table:style-name="ce3">
            <text:p>4331</text:p>
          </table:table-cell>
          <table:table-cell office:value-type="string" table:style-name="ce4">
            <text:p>MUSI <text:s/>DUŠKO</text:p>
          </table:table-cell>
          <table:table-cell office:value-type="float" office:value="404103" table:style-name="ce3">
            <text:p>404103</text:p>
          </table:table-cell>
          <table:table-cell office:value-type="float" office:value="84.02" table:style-name="ce2">
            <text:p>84,02</text:p>
          </table:table-cell>
          <table:table-cell table:number-columns-repeated="16373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float" office:value="250800" table:style-name="ce3">
            <text:p>250800</text:p>
          </table:table-cell>
          <table:table-cell office:value-type="string" table:style-name="ce4">
            <text:p>IZPOSTAVA LITIJA</text:p>
          </table:table-cell>
          <table:table-cell office:value-type="float" office:value="10401" table:style-name="ce3">
            <text:p>10401</text:p>
          </table:table-cell>
          <table:table-cell office:value-type="string" table:style-name="ce4">
            <text:p>ZDRAVSTVENI DOM LITIJA</text:p>
          </table:table-cell>
          <table:table-cell office:value-type="string" table:style-name="ce4">
            <text:p>PARTIZANSKA POT 8 A</text:p>
          </table:table-cell>
          <table:table-cell office:value-type="string" table:style-name="ce4">
            <text:p>1270 LITIJA</text:p>
          </table:table-cell>
          <table:table-cell office:value-type="float" office:value="12016" table:style-name="ce3">
            <text:p>12016</text:p>
          </table:table-cell>
          <table:table-cell office:value-type="string" table:style-name="ce4">
            <text:p>KRŽIŠNIK <text:s/>EVA</text:p>
          </table:table-cell>
          <table:table-cell office:value-type="float" office:value="404103" table:style-name="ce3">
            <text:p>404103</text:p>
          </table:table-cell>
          <table:table-cell office:value-type="float" office:value="71.319999999999993" table:style-name="ce2">
            <text:p>71,32</text:p>
          </table:table-cell>
          <table:table-cell table:number-columns-repeated="16373"/>
        </table:table-row>
        <table:table-row table:style-name="ro2">
          <table:table-cell office:value-type="float" office:value="633" table:style-name="ce1">
            <text:p>633</text:p>
          </table:table-cell>
          <table:table-cell office:value-type="float" office:value="250800" table:style-name="ce3">
            <text:p>250800</text:p>
          </table:table-cell>
          <table:table-cell office:value-type="string" table:style-name="ce4">
            <text:p>IZPOSTAVA LITIJA</text:p>
          </table:table-cell>
          <table:table-cell office:value-type="float" office:value="10401" table:style-name="ce3">
            <text:p>10401</text:p>
          </table:table-cell>
          <table:table-cell office:value-type="string" table:style-name="ce4">
            <text:p>ZDRAVSTVENI DOM LITIJA</text:p>
          </table:table-cell>
          <table:table-cell office:value-type="string" table:style-name="ce4">
            <text:p>PARTIZANSKA POT 8 A</text:p>
          </table:table-cell>
          <table:table-cell office:value-type="string" table:style-name="ce4">
            <text:p>1270 LITIJA</text:p>
          </table:table-cell>
          <table:table-cell office:value-type="float" office:value="11354" table:style-name="ce3">
            <text:p>11354</text:p>
          </table:table-cell>
          <table:table-cell office:value-type="string" table:style-name="ce4">
            <text:p>BOLIS <text:s/>GEORG</text:p>
          </table:table-cell>
          <table:table-cell office:value-type="float" office:value="404103" table:style-name="ce3">
            <text:p>404103</text:p>
          </table:table-cell>
          <table:table-cell office:value-type="float" office:value="89.93" table:style-name="ce2">
            <text:p>89,93</text:p>
          </table:table-cell>
          <table:table-cell table:number-columns-repeated="16373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float" office:value="250900" table:style-name="ce3">
            <text:p>250900</text:p>
          </table:table-cell>
          <table:table-cell office:value-type="string" table:style-name="ce4">
            <text:p>IZPOSTAVA LOGATEC</text:p>
          </table:table-cell>
          <table:table-cell office:value-type="float" office:value="7001" table:style-name="ce3">
            <text:p>7001</text:p>
          </table:table-cell>
          <table:table-cell office:value-type="string" table:style-name="ce4">
            <text:p>ZDRAVSTVENI DOM LOGATEC</text:p>
          </table:table-cell>
          <table:table-cell office:value-type="string" table:style-name="ce4">
            <text:p>NOTRANJSKA CESTA 2</text:p>
          </table:table-cell>
          <table:table-cell office:value-type="string" table:style-name="ce4">
            <text:p>1370 LOGATEC</text:p>
          </table:table-cell>
          <table:table-cell office:value-type="float" office:value="11807" table:style-name="ce3">
            <text:p>11807</text:p>
          </table:table-cell>
          <table:table-cell office:value-type="string" table:style-name="ce4">
            <text:p>KOLEVSKA MARKSH VESNA</text:p>
          </table:table-cell>
          <table:table-cell office:value-type="float" office:value="404101" table:style-name="ce3">
            <text:p>404101</text:p>
          </table:table-cell>
          <table:table-cell office:value-type="float" office:value="41.71" table:style-name="ce2">
            <text:p>41,71</text:p>
          </table:table-cell>
          <table:table-cell table:number-columns-repeated="16373"/>
        </table:table-row>
        <table:table-row table:style-name="ro2">
          <table:table-cell office:value-type="float" office:value="635" table:style-name="ce1">
            <text:p>635</text:p>
          </table:table-cell>
          <table:table-cell office:value-type="float" office:value="250900" table:style-name="ce3">
            <text:p>250900</text:p>
          </table:table-cell>
          <table:table-cell office:value-type="string" table:style-name="ce4">
            <text:p>IZPOSTAVA LOGATEC</text:p>
          </table:table-cell>
          <table:table-cell office:value-type="float" office:value="7001" table:style-name="ce3">
            <text:p>7001</text:p>
          </table:table-cell>
          <table:table-cell office:value-type="string" table:style-name="ce4">
            <text:p>ZDRAVSTVENI DOM LOGATEC</text:p>
          </table:table-cell>
          <table:table-cell office:value-type="string" table:style-name="ce4">
            <text:p>NOTRANJSKA CESTA 2</text:p>
          </table:table-cell>
          <table:table-cell office:value-type="string" table:style-name="ce4">
            <text:p>1370 LOGATEC</text:p>
          </table:table-cell>
          <table:table-cell office:value-type="float" office:value="5454" table:style-name="ce3">
            <text:p>5454</text:p>
          </table:table-cell>
          <table:table-cell office:value-type="string" table:style-name="ce4">
            <text:p>ŽARKOVIĆ <text:s/>MIRJANA</text:p>
          </table:table-cell>
          <table:table-cell office:value-type="float" office:value="404101" table:style-name="ce3">
            <text:p>404101</text:p>
          </table:table-cell>
          <table:table-cell office:value-type="float" office:value="179.91" table:style-name="ce2">
            <text:p>179,91</text:p>
          </table:table-cell>
          <table:table-cell table:number-columns-repeated="16373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float" office:value="250900" table:style-name="ce3">
            <text:p>250900</text:p>
          </table:table-cell>
          <table:table-cell office:value-type="string" table:style-name="ce4">
            <text:p>IZPOSTAVA LOGATEC</text:p>
          </table:table-cell>
          <table:table-cell office:value-type="float" office:value="7001" table:style-name="ce3">
            <text:p>7001</text:p>
          </table:table-cell>
          <table:table-cell office:value-type="string" table:style-name="ce4">
            <text:p>ZDRAVSTVENI DOM LOGATEC</text:p>
          </table:table-cell>
          <table:table-cell office:value-type="string" table:style-name="ce4">
            <text:p>NOTRANJSKA CESTA 2</text:p>
          </table:table-cell>
          <table:table-cell office:value-type="string" table:style-name="ce4">
            <text:p>1370 LOGATEC</text:p>
          </table:table-cell>
          <table:table-cell office:value-type="float" office:value="6695" table:style-name="ce3">
            <text:p>6695</text:p>
          </table:table-cell>
          <table:table-cell office:value-type="string" table:style-name="ce4">
            <text:p>BRCAR <text:s/>APOLONIJA</text:p>
          </table:table-cell>
          <table:table-cell office:value-type="float" office:value="404101" table:style-name="ce3">
            <text:p>404101</text:p>
          </table:table-cell>
          <table:table-cell office:value-type="float" office:value="98.51" table:style-name="ce2">
            <text:p>98,51</text:p>
          </table:table-cell>
          <table:table-cell table:number-columns-repeated="16373"/>
        </table:table-row>
        <table:table-row table:style-name="ro2">
          <table:table-cell office:value-type="float" office:value="637" table:style-name="ce1">
            <text:p>637</text:p>
          </table:table-cell>
          <table:table-cell office:value-type="float" office:value="250900" table:style-name="ce3">
            <text:p>250900</text:p>
          </table:table-cell>
          <table:table-cell office:value-type="string" table:style-name="ce4">
            <text:p>IZPOSTAVA LOGATEC</text:p>
          </table:table-cell>
          <table:table-cell office:value-type="float" office:value="7001" table:style-name="ce3">
            <text:p>7001</text:p>
          </table:table-cell>
          <table:table-cell office:value-type="string" table:style-name="ce4">
            <text:p>ZDRAVSTVENI DOM LOGATEC</text:p>
          </table:table-cell>
          <table:table-cell office:value-type="string" table:style-name="ce4">
            <text:p>NOTRANJSKA CESTA 2</text:p>
          </table:table-cell>
          <table:table-cell office:value-type="string" table:style-name="ce4">
            <text:p>1370 LOGATEC</text:p>
          </table:table-cell>
          <table:table-cell office:value-type="float" office:value="12665" table:style-name="ce3">
            <text:p>12665</text:p>
          </table:table-cell>
          <table:table-cell office:value-type="string" table:style-name="ce4">
            <text:p>KUPLJENIK <text:s/>ANA</text:p>
          </table:table-cell>
          <table:table-cell office:value-type="float" office:value="404101" table:style-name="ce3">
            <text:p>404101</text:p>
          </table:table-cell>
          <table:table-cell office:value-type="float" office:value="48.3" table:style-name="ce2">
            <text:p>48,30</text:p>
          </table:table-cell>
          <table:table-cell table:number-columns-repeated="16373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float" office:value="250900" table:style-name="ce3">
            <text:p>250900</text:p>
          </table:table-cell>
          <table:table-cell office:value-type="string" table:style-name="ce4">
            <text:p>IZPOSTAVA LOGATEC</text:p>
          </table:table-cell>
          <table:table-cell office:value-type="float" office:value="7001" table:style-name="ce3">
            <text:p>7001</text:p>
          </table:table-cell>
          <table:table-cell office:value-type="string" table:style-name="ce4">
            <text:p>ZDRAVSTVENI DOM LOGATEC</text:p>
          </table:table-cell>
          <table:table-cell office:value-type="string" table:style-name="ce4">
            <text:p>NOTRANJSKA CESTA 2</text:p>
          </table:table-cell>
          <table:table-cell office:value-type="string" table:style-name="ce4">
            <text:p>1370 LOGATEC</text:p>
          </table:table-cell>
          <table:table-cell office:value-type="float" office:value="12862" table:style-name="ce3">
            <text:p>12862</text:p>
          </table:table-cell>
          <table:table-cell office:value-type="string" table:style-name="ce4">
            <text:p>COTIČ <text:s/>EVA</text:p>
          </table:table-cell>
          <table:table-cell office:value-type="float" office:value="404101" table:style-name="ce3">
            <text:p>404101</text:p>
          </table:table-cell>
          <table:table-cell office:value-type="float" office:value="70.64" table:style-name="ce2">
            <text:p>70,64</text:p>
          </table:table-cell>
          <table:table-cell table:number-columns-repeated="16373"/>
        </table:table-row>
        <table:table-row table:style-name="ro2">
          <table:table-cell office:value-type="float" office:value="639" table:style-name="ce1">
            <text:p>639</text:p>
          </table:table-cell>
          <table:table-cell office:value-type="float" office:value="250900" table:style-name="ce3">
            <text:p>250900</text:p>
          </table:table-cell>
          <table:table-cell office:value-type="string" table:style-name="ce4">
            <text:p>IZPOSTAVA LOGATEC</text:p>
          </table:table-cell>
          <table:table-cell office:value-type="float" office:value="7001" table:style-name="ce3">
            <text:p>7001</text:p>
          </table:table-cell>
          <table:table-cell office:value-type="string" table:style-name="ce4">
            <text:p>ZDRAVSTVENI DOM LOGATEC</text:p>
          </table:table-cell>
          <table:table-cell office:value-type="string" table:style-name="ce4">
            <text:p>NOTRANJSKA CESTA 2</text:p>
          </table:table-cell>
          <table:table-cell office:value-type="string" table:style-name="ce4">
            <text:p>1370 LOGATEC</text:p>
          </table:table-cell>
          <table:table-cell office:value-type="float" office:value="11232" table:style-name="ce3">
            <text:p>11232</text:p>
          </table:table-cell>
          <table:table-cell office:value-type="string" table:style-name="ce4">
            <text:p>DAYOSKI <text:s/>MERI</text:p>
          </table:table-cell>
          <table:table-cell office:value-type="float" office:value="404101" table:style-name="ce3">
            <text:p>404101</text:p>
          </table:table-cell>
          <table:table-cell office:value-type="float" office:value="128.52000000000001" table:style-name="ce2">
            <text:p>128,52</text:p>
          </table:table-cell>
          <table:table-cell table:number-columns-repeated="16373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float" office:value="250900" table:style-name="ce3">
            <text:p>250900</text:p>
          </table:table-cell>
          <table:table-cell office:value-type="string" table:style-name="ce4">
            <text:p>IZPOSTAVA LOGATEC</text:p>
          </table:table-cell>
          <table:table-cell office:value-type="float" office:value="7001" table:style-name="ce3">
            <text:p>7001</text:p>
          </table:table-cell>
          <table:table-cell office:value-type="string" table:style-name="ce4">
            <text:p>ZDRAVSTVENI DOM LOGATEC</text:p>
          </table:table-cell>
          <table:table-cell office:value-type="string" table:style-name="ce4">
            <text:p>NOTRANJSKA CESTA 2</text:p>
          </table:table-cell>
          <table:table-cell office:value-type="string" table:style-name="ce4">
            <text:p>1370 LOGATEC</text:p>
          </table:table-cell>
          <table:table-cell office:value-type="float" office:value="5454" table:style-name="ce3">
            <text:p>5454</text:p>
          </table:table-cell>
          <table:table-cell office:value-type="string" table:style-name="ce4">
            <text:p>ŽARKOVIĆ <text:s/>MIRJANA</text:p>
          </table:table-cell>
          <table:table-cell office:value-type="float" office:value="404103" table:style-name="ce3">
            <text:p>404103</text:p>
          </table:table-cell>
          <table:table-cell office:value-type="float" office:value="84.02" table:style-name="ce2">
            <text:p>84,02</text:p>
          </table:table-cell>
          <table:table-cell table:number-columns-repeated="16373"/>
        </table:table-row>
        <table:table-row table:style-name="ro2">
          <table:table-cell office:value-type="float" office:value="641" table:style-name="ce1">
            <text:p>641</text:p>
          </table:table-cell>
          <table:table-cell office:value-type="float" office:value="250900" table:style-name="ce3">
            <text:p>250900</text:p>
          </table:table-cell>
          <table:table-cell office:value-type="string" table:style-name="ce4">
            <text:p>IZPOSTAVA LOGATEC</text:p>
          </table:table-cell>
          <table:table-cell office:value-type="float" office:value="7001" table:style-name="ce3">
            <text:p>7001</text:p>
          </table:table-cell>
          <table:table-cell office:value-type="string" table:style-name="ce4">
            <text:p>ZDRAVSTVENI DOM LOGATEC</text:p>
          </table:table-cell>
          <table:table-cell office:value-type="string" table:style-name="ce4">
            <text:p>NOTRANJSKA CESTA 2</text:p>
          </table:table-cell>
          <table:table-cell office:value-type="string" table:style-name="ce4">
            <text:p>1370 LOGATEC</text:p>
          </table:table-cell>
          <table:table-cell office:value-type="float" office:value="12665" table:style-name="ce3">
            <text:p>12665</text:p>
          </table:table-cell>
          <table:table-cell office:value-type="string" table:style-name="ce4">
            <text:p>KUPLJENIK <text:s/>ANA</text:p>
          </table:table-cell>
          <table:table-cell office:value-type="float" office:value="404103" table:style-name="ce3">
            <text:p>404103</text:p>
          </table:table-cell>
          <table:table-cell office:value-type="float" office:value="65.89" table:style-name="ce2">
            <text:p>65,89</text:p>
          </table:table-cell>
          <table:table-cell table:number-columns-repeated="16373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float" office:value="250900" table:style-name="ce3">
            <text:p>250900</text:p>
          </table:table-cell>
          <table:table-cell office:value-type="string" table:style-name="ce4">
            <text:p>IZPOSTAVA LOGATEC</text:p>
          </table:table-cell>
          <table:table-cell office:value-type="float" office:value="7001" table:style-name="ce3">
            <text:p>7001</text:p>
          </table:table-cell>
          <table:table-cell office:value-type="string" table:style-name="ce4">
            <text:p>ZDRAVSTVENI DOM LOGATEC</text:p>
          </table:table-cell>
          <table:table-cell office:value-type="string" table:style-name="ce4">
            <text:p>NOTRANJSKA CESTA 2</text:p>
          </table:table-cell>
          <table:table-cell office:value-type="string" table:style-name="ce4">
            <text:p>1370 LOGATEC</text:p>
          </table:table-cell>
          <table:table-cell office:value-type="float" office:value="11232" table:style-name="ce3">
            <text:p>11232</text:p>
          </table:table-cell>
          <table:table-cell office:value-type="string" table:style-name="ce4">
            <text:p>DAYOSKI <text:s/>MERI</text:p>
          </table:table-cell>
          <table:table-cell office:value-type="float" office:value="404103" table:style-name="ce3">
            <text:p>404103</text:p>
          </table:table-cell>
          <table:table-cell office:value-type="float" office:value="100" table:style-name="ce2">
            <text:p>100,00</text:p>
          </table:table-cell>
          <table:table-cell table:number-columns-repeated="16373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float" office:value="251000" table:style-name="ce3">
            <text:p>251000</text:p>
          </table:table-cell>
          <table:table-cell office:value-type="string" table:style-name="ce4">
            <text:p>IZPOSTAVA RIBNICA</text:p>
          </table:table-cell>
          <table:table-cell office:value-type="float" office:value="6830" table:style-name="ce3">
            <text:p>6830</text:p>
          </table:table-cell>
          <table:table-cell office:value-type="string" table:style-name="ce4">
            <text:p>ZDRAVSTVENI DOM DR. JANEZA ORAŽMA RIBNICA</text:p>
          </table:table-cell>
          <table:table-cell office:value-type="string" table:style-name="ce4">
            <text:p>MAJNIKOVA ULICA 1</text:p>
          </table:table-cell>
          <table:table-cell office:value-type="string" table:style-name="ce4">
            <text:p>1310 RIBNICA</text:p>
          </table:table-cell>
          <table:table-cell office:value-type="float" office:value="9721" table:style-name="ce3">
            <text:p>9721</text:p>
          </table:table-cell>
          <table:table-cell office:value-type="string" table:style-name="ce4">
            <text:p>GANIĆ <text:s/>LINDA</text:p>
          </table:table-cell>
          <table:table-cell office:value-type="float" office:value="404101" table:style-name="ce3">
            <text:p>404101</text:p>
          </table:table-cell>
          <table:table-cell office:value-type="float" office:value="88.59" table:style-name="ce2">
            <text:p>88,59</text:p>
          </table:table-cell>
          <table:table-cell table:number-columns-repeated="16373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float" office:value="251000" table:style-name="ce3">
            <text:p>251000</text:p>
          </table:table-cell>
          <table:table-cell office:value-type="string" table:style-name="ce4">
            <text:p>IZPOSTAVA RIBNICA</text:p>
          </table:table-cell>
          <table:table-cell office:value-type="float" office:value="6830" table:style-name="ce3">
            <text:p>6830</text:p>
          </table:table-cell>
          <table:table-cell office:value-type="string" table:style-name="ce4">
            <text:p>ZDRAVSTVENI DOM DR. JANEZA ORAŽMA RIBNICA</text:p>
          </table:table-cell>
          <table:table-cell office:value-type="string" table:style-name="ce4">
            <text:p>MAJNIKOVA ULICA 1</text:p>
          </table:table-cell>
          <table:table-cell office:value-type="string" table:style-name="ce4">
            <text:p>1310 RIBNICA</text:p>
          </table:table-cell>
          <table:table-cell office:value-type="float" office:value="12529" table:style-name="ce3">
            <text:p>12529</text:p>
          </table:table-cell>
          <table:table-cell office:value-type="string" table:style-name="ce4">
            <text:p>KOŠIR <text:s/>IDA</text:p>
          </table:table-cell>
          <table:table-cell office:value-type="float" office:value="404101" table:style-name="ce3">
            <text:p>404101</text:p>
          </table:table-cell>
          <table:table-cell office:value-type="float" office:value="80.8" table:style-name="ce2">
            <text:p>80,80</text:p>
          </table:table-cell>
          <table:table-cell table:number-columns-repeated="16373"/>
        </table:table-row>
        <table:table-row table:style-name="ro2">
          <table:table-cell office:value-type="float" office:value="645" table:style-name="ce1">
            <text:p>645</text:p>
          </table:table-cell>
          <table:table-cell office:value-type="float" office:value="251000" table:style-name="ce3">
            <text:p>251000</text:p>
          </table:table-cell>
          <table:table-cell office:value-type="string" table:style-name="ce4">
            <text:p>IZPOSTAVA RIBNICA</text:p>
          </table:table-cell>
          <table:table-cell office:value-type="float" office:value="6830" table:style-name="ce3">
            <text:p>6830</text:p>
          </table:table-cell>
          <table:table-cell office:value-type="string" table:style-name="ce4">
            <text:p>ZDRAVSTVENI DOM DR. JANEZA ORAŽMA RIBNICA</text:p>
          </table:table-cell>
          <table:table-cell office:value-type="string" table:style-name="ce4">
            <text:p>MAJNIKOVA ULICA 1</text:p>
          </table:table-cell>
          <table:table-cell office:value-type="string" table:style-name="ce4">
            <text:p>1310 RIBNICA</text:p>
          </table:table-cell>
          <table:table-cell office:value-type="float" office:value="8260" table:style-name="ce3">
            <text:p>8260</text:p>
          </table:table-cell>
          <table:table-cell office:value-type="string" table:style-name="ce4">
            <text:p>AVDISPAHIĆ <text:s/>VESNA</text:p>
          </table:table-cell>
          <table:table-cell office:value-type="float" office:value="404101" table:style-name="ce3">
            <text:p>404101</text:p>
          </table:table-cell>
          <table:table-cell office:value-type="float" office:value="102.13" table:style-name="ce2">
            <text:p>102,13</text:p>
          </table:table-cell>
          <table:table-cell table:number-columns-repeated="16373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float" office:value="251000" table:style-name="ce3">
            <text:p>251000</text:p>
          </table:table-cell>
          <table:table-cell office:value-type="string" table:style-name="ce4">
            <text:p>IZPOSTAVA RIBNICA</text:p>
          </table:table-cell>
          <table:table-cell office:value-type="float" office:value="24797" table:style-name="ce3">
            <text:p>24797</text:p>
          </table:table-cell>
          <table:table-cell office:value-type="string" table:style-name="ce4">
            <text:p>SARIĆ LJILJANA - ZASEBNI ZOBOZDRAVNIK</text:p>
          </table:table-cell>
          <table:table-cell office:value-type="string" table:style-name="ce4">
            <text:p>MAJNIKOVA ULICA 1</text:p>
          </table:table-cell>
          <table:table-cell office:value-type="string" table:style-name="ce4">
            <text:p>1310 RIBNICA</text:p>
          </table:table-cell>
          <table:table-cell office:value-type="float" office:value="5165" table:style-name="ce3">
            <text:p>5165</text:p>
          </table:table-cell>
          <table:table-cell office:value-type="string" table:style-name="ce4">
            <text:p>SARIĆ <text:s/>LJILJANA</text:p>
          </table:table-cell>
          <table:table-cell office:value-type="float" office:value="404101" table:style-name="ce3">
            <text:p>404101</text:p>
          </table:table-cell>
          <table:table-cell office:value-type="float" office:value="62.74" table:style-name="ce2">
            <text:p>62,74</text:p>
          </table:table-cell>
          <table:table-cell table:number-columns-repeated="16373"/>
        </table:table-row>
        <table:table-row table:style-name="ro2">
          <table:table-cell office:value-type="float" office:value="647" table:style-name="ce1">
            <text:p>647</text:p>
          </table:table-cell>
          <table:table-cell office:value-type="float" office:value="251000" table:style-name="ce3">
            <text:p>251000</text:p>
          </table:table-cell>
          <table:table-cell office:value-type="string" table:style-name="ce4">
            <text:p>IZPOSTAVA RIBNICA</text:p>
          </table:table-cell>
          <table:table-cell office:value-type="float" office:value="55025" table:style-name="ce3">
            <text:p>55025</text:p>
          </table:table-cell>
          <table:table-cell office:value-type="string" table:style-name="ce4">
            <text:p>ZOBOZDRAVSTVO KOZINA, ZOBOZDRAVSTVENE STORITVE, D.O.O.</text:p>
          </table:table-cell>
          <table:table-cell office:value-type="string" table:style-name="ce4">
            <text:p>MAJNIKOVA ULICA 1</text:p>
          </table:table-cell>
          <table:table-cell office:value-type="string" table:style-name="ce4">
            <text:p>1310 RIBNICA</text:p>
          </table:table-cell>
          <table:table-cell office:value-type="float" office:value="8876" table:style-name="ce3">
            <text:p>8876</text:p>
          </table:table-cell>
          <table:table-cell office:value-type="string" table:style-name="ce4">
            <text:p>KOZINA <text:s/>BERNARDA</text:p>
          </table:table-cell>
          <table:table-cell office:value-type="float" office:value="404101" table:style-name="ce3">
            <text:p>404101</text:p>
          </table:table-cell>
          <table:table-cell office:value-type="float" office:value="99.04" table:style-name="ce2">
            <text:p>99,04</text:p>
          </table:table-cell>
          <table:table-cell table:number-columns-repeated="16373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float" office:value="251000" table:style-name="ce3">
            <text:p>251000</text:p>
          </table:table-cell>
          <table:table-cell office:value-type="string" table:style-name="ce4">
            <text:p>IZPOSTAVA RIBNICA</text:p>
          </table:table-cell>
          <table:table-cell office:value-type="float" office:value="6830" table:style-name="ce3">
            <text:p>6830</text:p>
          </table:table-cell>
          <table:table-cell office:value-type="string" table:style-name="ce4">
            <text:p>ZDRAVSTVENI DOM DR. JANEZA ORAŽMA RIBNICA</text:p>
          </table:table-cell>
          <table:table-cell office:value-type="string" table:style-name="ce4">
            <text:p>MAJNIKOVA ULICA 1</text:p>
          </table:table-cell>
          <table:table-cell office:value-type="string" table:style-name="ce4">
            <text:p>1310 RIBNICA</text:p>
          </table:table-cell>
          <table:table-cell office:value-type="float" office:value="12529" table:style-name="ce3">
            <text:p>12529</text:p>
          </table:table-cell>
          <table:table-cell office:value-type="string" table:style-name="ce4">
            <text:p>KOŠIR <text:s/>IDA</text:p>
          </table:table-cell>
          <table:table-cell office:value-type="float" office:value="404103" table:style-name="ce3">
            <text:p>404103</text:p>
          </table:table-cell>
          <table:table-cell office:value-type="float" office:value="60.78" table:style-name="ce2">
            <text:p>60,78</text:p>
          </table:table-cell>
          <table:table-cell table:number-columns-repeated="16373"/>
        </table:table-row>
        <table:table-row table:style-name="ro2">
          <table:table-cell office:value-type="float" office:value="649" table:style-name="ce1">
            <text:p>649</text:p>
          </table:table-cell>
          <table:table-cell office:value-type="float" office:value="251000" table:style-name="ce3">
            <text:p>251000</text:p>
          </table:table-cell>
          <table:table-cell office:value-type="string" table:style-name="ce4">
            <text:p>IZPOSTAVA RIBNICA</text:p>
          </table:table-cell>
          <table:table-cell office:value-type="float" office:value="6830" table:style-name="ce3">
            <text:p>6830</text:p>
          </table:table-cell>
          <table:table-cell office:value-type="string" table:style-name="ce4">
            <text:p>ZDRAVSTVENI DOM DR. JANEZA ORAŽMA RIBNICA</text:p>
          </table:table-cell>
          <table:table-cell office:value-type="string" table:style-name="ce4">
            <text:p>MAJNIKOVA ULICA 1</text:p>
          </table:table-cell>
          <table:table-cell office:value-type="string" table:style-name="ce4">
            <text:p>1310 RIBNICA</text:p>
          </table:table-cell>
          <table:table-cell office:value-type="float" office:value="9721" table:style-name="ce3">
            <text:p>9721</text:p>
          </table:table-cell>
          <table:table-cell office:value-type="string" table:style-name="ce4">
            <text:p>GANIĆ <text:s/>LINDA</text:p>
          </table:table-cell>
          <table:table-cell office:value-type="float" office:value="404103" table:style-name="ce3">
            <text:p>404103</text:p>
          </table:table-cell>
          <table:table-cell office:value-type="float" office:value="63.25" table:style-name="ce2">
            <text:p>63,25</text:p>
          </table:table-cell>
          <table:table-cell table:number-columns-repeated="16373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float" office:value="251000" table:style-name="ce3">
            <text:p>251000</text:p>
          </table:table-cell>
          <table:table-cell office:value-type="string" table:style-name="ce4">
            <text:p>IZPOSTAVA RIBNICA</text:p>
          </table:table-cell>
          <table:table-cell office:value-type="float" office:value="6830" table:style-name="ce3">
            <text:p>6830</text:p>
          </table:table-cell>
          <table:table-cell office:value-type="string" table:style-name="ce4">
            <text:p>ZDRAVSTVENI DOM DR. JANEZA ORAŽMA RIBNICA</text:p>
          </table:table-cell>
          <table:table-cell office:value-type="string" table:style-name="ce4">
            <text:p>MAJNIKOVA ULICA 1</text:p>
          </table:table-cell>
          <table:table-cell office:value-type="string" table:style-name="ce4">
            <text:p>1310 RIBNICA</text:p>
          </table:table-cell>
          <table:table-cell office:value-type="float" office:value="8260" table:style-name="ce3">
            <text:p>8260</text:p>
          </table:table-cell>
          <table:table-cell office:value-type="string" table:style-name="ce4">
            <text:p>AVDISPAHIĆ <text:s/>VESNA</text:p>
          </table:table-cell>
          <table:table-cell office:value-type="float" office:value="404103" table:style-name="ce3">
            <text:p>404103</text:p>
          </table:table-cell>
          <table:table-cell office:value-type="float" office:value="38.49" table:style-name="ce2">
            <text:p>38,49</text:p>
          </table:table-cell>
          <table:table-cell table:number-columns-repeated="16373"/>
        </table:table-row>
        <table:table-row table:style-name="ro2">
          <table:table-cell office:value-type="float" office:value="651" table:style-name="ce1">
            <text:p>651</text:p>
          </table:table-cell>
          <table:table-cell office:value-type="float" office:value="251000" table:style-name="ce3">
            <text:p>251000</text:p>
          </table:table-cell>
          <table:table-cell office:value-type="string" table:style-name="ce4">
            <text:p>IZPOSTAVA RIBNICA</text:p>
          </table:table-cell>
          <table:table-cell office:value-type="float" office:value="24955" table:style-name="ce3">
            <text:p>24955</text:p>
          </table:table-cell>
          <table:table-cell office:value-type="string" table:style-name="ce4">
            <text:p>SARIĆ DUBRAVKO - ZASEBNI ZOBOZDRAVNIK</text:p>
          </table:table-cell>
          <table:table-cell office:value-type="string" table:style-name="ce4">
            <text:p>MAJNIKOVA ULICA 1</text:p>
          </table:table-cell>
          <table:table-cell office:value-type="string" table:style-name="ce4">
            <text:p>1310 RIBNICA</text:p>
          </table:table-cell>
          <table:table-cell office:value-type="float" office:value="5164" table:style-name="ce3">
            <text:p>5164</text:p>
          </table:table-cell>
          <table:table-cell office:value-type="string" table:style-name="ce4">
            <text:p>SARIĆ <text:s/>DUBRAVKO</text:p>
          </table:table-cell>
          <table:table-cell office:value-type="float" office:value="404103" table:style-name="ce3">
            <text:p>404103</text:p>
          </table:table-cell>
          <table:table-cell office:value-type="float" office:value="97.6" table:style-name="ce2">
            <text:p>97,60</text:p>
          </table:table-cell>
          <table:table-cell table:number-columns-repeated="16373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float" office:value="251100" table:style-name="ce3">
            <text:p>251100</text:p>
          </table:table-cell>
          <table:table-cell office:value-type="string" table:style-name="ce4">
            <text:p>IZPOSTAVA TRBOVLJE</text:p>
          </table:table-cell>
          <table:table-cell office:value-type="float" office:value="55110" table:style-name="ce3">
            <text:p>55110</text:p>
          </table:table-cell>
          <table:table-cell office:value-type="string" table:style-name="ce4">
            <text:p>M-MEDIKO, ZOBOZDRAVSTVENA IN ZDRAVSTVENA DEJAVNOST, D.O.O.</text:p>
          </table:table-cell>
          <table:table-cell office:value-type="string" table:style-name="ce4">
            <text:p>CESTA 9. AVGUSTA 8 B</text:p>
          </table:table-cell>
          <table:table-cell office:value-type="string" table:style-name="ce4">
            <text:p>1410 ZAGORJE OB SAVI</text:p>
          </table:table-cell>
          <table:table-cell office:value-type="float" office:value="9103" table:style-name="ce3">
            <text:p>9103</text:p>
          </table:table-cell>
          <table:table-cell office:value-type="string" table:style-name="ce4">
            <text:p>BALOH GROŠELJ MOJCA</text:p>
          </table:table-cell>
          <table:table-cell office:value-type="float" office:value="404101" table:style-name="ce3">
            <text:p>404101</text:p>
          </table:table-cell>
          <table:table-cell office:value-type="float" office:value="100.11" table:style-name="ce2">
            <text:p>100,11</text:p>
          </table:table-cell>
          <table:table-cell table:number-columns-repeated="16373"/>
        </table:table-row>
        <table:table-row table:style-name="ro2">
          <table:table-cell office:value-type="float" office:value="653" table:style-name="ce1">
            <text:p>653</text:p>
          </table:table-cell>
          <table:table-cell office:value-type="float" office:value="251100" table:style-name="ce3">
            <text:p>251100</text:p>
          </table:table-cell>
          <table:table-cell office:value-type="string" table:style-name="ce4">
            <text:p>IZPOSTAVA TRBOVLJE</text:p>
          </table:table-cell>
          <table:table-cell office:value-type="float" office:value="7317" table:style-name="ce3">
            <text:p>7317</text:p>
          </table:table-cell>
          <table:table-cell office:value-type="string" table:style-name="ce4">
            <text:p>ZDRAVSTVENI DOM TRBOVLJE TRBOVLJE, RUDARSKA CESTA 12</text:p>
          </table:table-cell>
          <table:table-cell office:value-type="string" table:style-name="ce4">
            <text:p>RUDARSKA CESTA 12</text:p>
          </table:table-cell>
          <table:table-cell office:value-type="string" table:style-name="ce4">
            <text:p>1420 TRBOVLJE</text:p>
          </table:table-cell>
          <table:table-cell office:value-type="float" office:value="11139" table:style-name="ce3">
            <text:p>11139</text:p>
          </table:table-cell>
          <table:table-cell office:value-type="string" table:style-name="ce4">
            <text:p>STEGENŠEK <text:s/>BARBARA</text:p>
          </table:table-cell>
          <table:table-cell office:value-type="float" office:value="404101" table:style-name="ce3">
            <text:p>404101</text:p>
          </table:table-cell>
          <table:table-cell office:value-type="float" office:value="63.81" table:style-name="ce2">
            <text:p>63,81</text:p>
          </table:table-cell>
          <table:table-cell table:number-columns-repeated="16373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float" office:value="251100" table:style-name="ce3">
            <text:p>251100</text:p>
          </table:table-cell>
          <table:table-cell office:value-type="string" table:style-name="ce4">
            <text:p>IZPOSTAVA TRBOVLJE</text:p>
          </table:table-cell>
          <table:table-cell office:value-type="float" office:value="7317" table:style-name="ce3">
            <text:p>7317</text:p>
          </table:table-cell>
          <table:table-cell office:value-type="string" table:style-name="ce4">
            <text:p>ZDRAVSTVENI DOM TRBOVLJE TRBOVLJE, RUDARSKA CESTA 12</text:p>
          </table:table-cell>
          <table:table-cell office:value-type="string" table:style-name="ce4">
            <text:p>RUDARSKA CESTA 12</text:p>
          </table:table-cell>
          <table:table-cell office:value-type="string" table:style-name="ce4">
            <text:p>1420 TRBOVLJE</text:p>
          </table:table-cell>
          <table:table-cell office:value-type="float" office:value="9878" table:style-name="ce3">
            <text:p>9878</text:p>
          </table:table-cell>
          <table:table-cell office:value-type="string" table:style-name="ce4">
            <text:p>JURIŠIN <text:s/>SEVER</text:p>
          </table:table-cell>
          <table:table-cell office:value-type="float" office:value="404101" table:style-name="ce3">
            <text:p>404101</text:p>
          </table:table-cell>
          <table:table-cell office:value-type="float" office:value="94.41" table:style-name="ce2">
            <text:p>94,41</text:p>
          </table:table-cell>
          <table:table-cell table:number-columns-repeated="16373"/>
        </table:table-row>
        <table:table-row table:style-name="ro2">
          <table:table-cell office:value-type="float" office:value="655" table:style-name="ce1">
            <text:p>655</text:p>
          </table:table-cell>
          <table:table-cell office:value-type="float" office:value="251100" table:style-name="ce3">
            <text:p>251100</text:p>
          </table:table-cell>
          <table:table-cell office:value-type="string" table:style-name="ce4">
            <text:p>IZPOSTAVA TRBOVLJE</text:p>
          </table:table-cell>
          <table:table-cell office:value-type="float" office:value="7317" table:style-name="ce3">
            <text:p>7317</text:p>
          </table:table-cell>
          <table:table-cell office:value-type="string" table:style-name="ce4">
            <text:p>ZDRAVSTVENI DOM TRBOVLJE TRBOVLJE, RUDARSKA CESTA 12</text:p>
          </table:table-cell>
          <table:table-cell office:value-type="string" table:style-name="ce4">
            <text:p>RUDARSKA CESTA 12</text:p>
          </table:table-cell>
          <table:table-cell office:value-type="string" table:style-name="ce4">
            <text:p>1420 TRBOVLJE</text:p>
          </table:table-cell>
          <table:table-cell office:value-type="float" office:value="11564" table:style-name="ce3">
            <text:p>11564</text:p>
          </table:table-cell>
          <table:table-cell office:value-type="string" table:style-name="ce4">
            <text:p>DAJO BRODAR FROSINA</text:p>
          </table:table-cell>
          <table:table-cell office:value-type="float" office:value="404101" table:style-name="ce3">
            <text:p>404101</text:p>
          </table:table-cell>
          <table:table-cell office:value-type="float" office:value="108.31" table:style-name="ce2">
            <text:p>108,31</text:p>
          </table:table-cell>
          <table:table-cell table:number-columns-repeated="16373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float" office:value="251100" table:style-name="ce3">
            <text:p>251100</text:p>
          </table:table-cell>
          <table:table-cell office:value-type="string" table:style-name="ce4">
            <text:p>IZPOSTAVA TRBOVLJE</text:p>
          </table:table-cell>
          <table:table-cell office:value-type="float" office:value="7317" table:style-name="ce3">
            <text:p>7317</text:p>
          </table:table-cell>
          <table:table-cell office:value-type="string" table:style-name="ce4">
            <text:p>ZDRAVSTVENI DOM TRBOVLJE TRBOVLJE, RUDARSKA CESTA 12</text:p>
          </table:table-cell>
          <table:table-cell office:value-type="string" table:style-name="ce4">
            <text:p>RUDARSKA CESTA 12</text:p>
          </table:table-cell>
          <table:table-cell office:value-type="string" table:style-name="ce4">
            <text:p>1420 TRBOVLJE</text:p>
          </table:table-cell>
          <table:table-cell office:value-type="float" office:value="12242" table:style-name="ce3">
            <text:p>12242</text:p>
          </table:table-cell>
          <table:table-cell office:value-type="string" table:style-name="ce4">
            <text:p>KARUSEVA <text:s/>NATASA</text:p>
          </table:table-cell>
          <table:table-cell office:value-type="float" office:value="404101" table:style-name="ce3">
            <text:p>404101</text:p>
          </table:table-cell>
          <table:table-cell office:value-type="float" office:value="69.930000000000007" table:style-name="ce2">
            <text:p>69,93</text:p>
          </table:table-cell>
          <table:table-cell table:number-columns-repeated="16373"/>
        </table:table-row>
        <table:table-row table:style-name="ro2">
          <table:table-cell office:value-type="float" office:value="657" table:style-name="ce1">
            <text:p>657</text:p>
          </table:table-cell>
          <table:table-cell office:value-type="float" office:value="251100" table:style-name="ce3">
            <text:p>251100</text:p>
          </table:table-cell>
          <table:table-cell office:value-type="string" table:style-name="ce4">
            <text:p>IZPOSTAVA TRBOVLJE</text:p>
          </table:table-cell>
          <table:table-cell office:value-type="float" office:value="24424" table:style-name="ce3">
            <text:p>24424</text:p>
          </table:table-cell>
          <table:table-cell office:value-type="string" table:style-name="ce4">
            <text:p>ZASEBNA ZOBNA ORDINACIJA LEONID ŠOLINC DR.DENT.MED.</text:p>
          </table:table-cell>
          <table:table-cell office:value-type="string" table:style-name="ce4">
            <text:p>RUDARSKA CESTA 12</text:p>
          </table:table-cell>
          <table:table-cell office:value-type="string" table:style-name="ce4">
            <text:p>1420 TRBOVLJE</text:p>
          </table:table-cell>
          <table:table-cell office:value-type="float" office:value="9625" table:style-name="ce3">
            <text:p>9625</text:p>
          </table:table-cell>
          <table:table-cell office:value-type="string" table:style-name="ce4">
            <text:p>ŠOLINC <text:s/>LEONID</text:p>
          </table:table-cell>
          <table:table-cell office:value-type="float" office:value="404101" table:style-name="ce3">
            <text:p>404101</text:p>
          </table:table-cell>
          <table:table-cell office:value-type="float" office:value="142.94999999999999" table:style-name="ce2">
            <text:p>142,95</text:p>
          </table:table-cell>
          <table:table-cell table:number-columns-repeated="16373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float" office:value="251100" table:style-name="ce3">
            <text:p>251100</text:p>
          </table:table-cell>
          <table:table-cell office:value-type="string" table:style-name="ce4">
            <text:p>IZPOSTAVA TRBOVLJE</text:p>
          </table:table-cell>
          <table:table-cell office:value-type="float" office:value="7317" table:style-name="ce3">
            <text:p>7317</text:p>
          </table:table-cell>
          <table:table-cell office:value-type="string" table:style-name="ce4">
            <text:p>ZDRAVSTVENI DOM TRBOVLJE TRBOVLJE, RUDARSKA CESTA 12</text:p>
          </table:table-cell>
          <table:table-cell office:value-type="string" table:style-name="ce4">
            <text:p>RUDARSKA CESTA 12</text:p>
          </table:table-cell>
          <table:table-cell office:value-type="string" table:style-name="ce4">
            <text:p>1420 TRBOVLJE</text:p>
          </table:table-cell>
          <table:table-cell office:value-type="float" office:value="5153" table:style-name="ce3">
            <text:p>5153</text:p>
          </table:table-cell>
          <table:table-cell office:value-type="string" table:style-name="ce4">
            <text:p>MIKOŠ <text:s/>SLAVICA</text:p>
          </table:table-cell>
          <table:table-cell office:value-type="float" office:value="404103" table:style-name="ce3">
            <text:p>404103</text:p>
          </table:table-cell>
          <table:table-cell office:value-type="float" office:value="122.84" table:style-name="ce2">
            <text:p>122,84</text:p>
          </table:table-cell>
          <table:table-cell table:number-columns-repeated="16373"/>
        </table:table-row>
        <table:table-row table:style-name="ro2">
          <table:table-cell office:value-type="float" office:value="659" table:style-name="ce1">
            <text:p>659</text:p>
          </table:table-cell>
          <table:table-cell office:value-type="float" office:value="251100" table:style-name="ce3">
            <text:p>251100</text:p>
          </table:table-cell>
          <table:table-cell office:value-type="string" table:style-name="ce4">
            <text:p>IZPOSTAVA TRBOVLJE</text:p>
          </table:table-cell>
          <table:table-cell office:value-type="float" office:value="7317" table:style-name="ce3">
            <text:p>7317</text:p>
          </table:table-cell>
          <table:table-cell office:value-type="string" table:style-name="ce4">
            <text:p>ZDRAVSTVENI DOM TRBOVLJE TRBOVLJE, RUDARSKA CESTA 12</text:p>
          </table:table-cell>
          <table:table-cell office:value-type="string" table:style-name="ce4">
            <text:p>RUDARSKA CESTA 12</text:p>
          </table:table-cell>
          <table:table-cell office:value-type="string" table:style-name="ce4">
            <text:p>1420 TRBOVLJE</text:p>
          </table:table-cell>
          <table:table-cell office:value-type="float" office:value="10197" table:style-name="ce3">
            <text:p>10197</text:p>
          </table:table-cell>
          <table:table-cell office:value-type="string" table:style-name="ce4">
            <text:p>CVIJANOVIĆ <text:s/>JOVANKA</text:p>
          </table:table-cell>
          <table:table-cell office:value-type="float" office:value="404103" table:style-name="ce3">
            <text:p>404103</text:p>
          </table:table-cell>
          <table:table-cell office:value-type="float" office:value="82.82" table:style-name="ce2">
            <text:p>82,82</text:p>
          </table:table-cell>
          <table:table-cell table:number-columns-repeated="16373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float" office:value="251100" table:style-name="ce3">
            <text:p>251100</text:p>
          </table:table-cell>
          <table:table-cell office:value-type="string" table:style-name="ce4">
            <text:p>IZPOSTAVA TRBOVLJE</text:p>
          </table:table-cell>
          <table:table-cell office:value-type="float" office:value="7317" table:style-name="ce3">
            <text:p>7317</text:p>
          </table:table-cell>
          <table:table-cell office:value-type="string" table:style-name="ce4">
            <text:p>ZDRAVSTVENI DOM TRBOVLJE TRBOVLJE, RUDARSKA CESTA 12</text:p>
          </table:table-cell>
          <table:table-cell office:value-type="string" table:style-name="ce4">
            <text:p>RUDARSKA CESTA 12</text:p>
          </table:table-cell>
          <table:table-cell office:value-type="string" table:style-name="ce4">
            <text:p>1420 TRBOVLJE</text:p>
          </table:table-cell>
          <table:table-cell office:value-type="float" office:value="11729" table:style-name="ce3">
            <text:p>11729</text:p>
          </table:table-cell>
          <table:table-cell office:value-type="string" table:style-name="ce4">
            <text:p>ŠĆEPANOVIĆ <text:s/>SANJA</text:p>
          </table:table-cell>
          <table:table-cell office:value-type="float" office:value="404103" table:style-name="ce3">
            <text:p>404103</text:p>
          </table:table-cell>
          <table:table-cell office:value-type="float" office:value="91.29" table:style-name="ce2">
            <text:p>91,29</text:p>
          </table:table-cell>
          <table:table-cell table:number-columns-repeated="16373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float" office:value="251200" table:style-name="ce3">
            <text:p>251200</text:p>
          </table:table-cell>
          <table:table-cell office:value-type="string" table:style-name="ce4">
            <text:p>IZPOSTAVA VRHNIKA</text:p>
          </table:table-cell>
          <table:table-cell office:value-type="float" office:value="24256" table:style-name="ce3">
            <text:p>24256</text:p>
          </table:table-cell>
          <table:table-cell office:value-type="string" table:style-name="ce4">
            <text:p>TOZON KRISTINA - ZOBOZDRAVNICA</text:p>
          </table:table-cell>
          <table:table-cell office:value-type="string" table:style-name="ce4">
            <text:p>MEJAČEVA ULICA 3</text:p>
          </table:table-cell>
          <table:table-cell office:value-type="string" table:style-name="ce4">
            <text:p>1353 BOROVNICA</text:p>
          </table:table-cell>
          <table:table-cell office:value-type="float" office:value="8154" table:style-name="ce3">
            <text:p>8154</text:p>
          </table:table-cell>
          <table:table-cell office:value-type="string" table:style-name="ce4">
            <text:p>TOZON <text:s/>KRISTINA</text:p>
          </table:table-cell>
          <table:table-cell office:value-type="float" office:value="404101" table:style-name="ce3">
            <text:p>404101</text:p>
          </table:table-cell>
          <table:table-cell office:value-type="float" office:value="112.29" table:style-name="ce2">
            <text:p>112,29</text:p>
          </table:table-cell>
          <table:table-cell table:number-columns-repeated="16373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float" office:value="251200" table:style-name="ce3">
            <text:p>251200</text:p>
          </table:table-cell>
          <table:table-cell office:value-type="string" table:style-name="ce4">
            <text:p>IZPOSTAVA VRHNIKA</text:p>
          </table:table-cell>
          <table:table-cell office:value-type="float" office:value="55056" table:style-name="ce3">
            <text:p>55056</text:p>
          </table:table-cell>
          <table:table-cell office:value-type="string" table:style-name="ce4">
            <text:p>LEGAT DENT, ZOBOZDRAVSTVENE STORITVE D.O.O.</text:p>
          </table:table-cell>
          <table:table-cell office:value-type="string" table:style-name="ce4">
            <text:p>CESTA NA POLJE 2</text:p>
          </table:table-cell>
          <table:table-cell office:value-type="string" table:style-name="ce4">
            <text:p>1358 LOG PRI BREZOVICI</text:p>
          </table:table-cell>
          <table:table-cell office:value-type="float" office:value="13241" table:style-name="ce3">
            <text:p>13241</text:p>
          </table:table-cell>
          <table:table-cell office:value-type="string" table:style-name="ce4">
            <text:p>LEGAT BLOMSTEDT KATARINA</text:p>
          </table:table-cell>
          <table:table-cell office:value-type="float" office:value="404101" table:style-name="ce3">
            <text:p>404101</text:p>
          </table:table-cell>
          <table:table-cell office:value-type="float" office:value="12.18" table:style-name="ce2">
            <text:p>12,18</text:p>
          </table:table-cell>
          <table:table-cell table:number-columns-repeated="16373"/>
        </table:table-row>
        <table:table-row table:style-name="ro2">
          <table:table-cell office:value-type="float" office:value="663" table:style-name="ce1">
            <text:p>663</text:p>
          </table:table-cell>
          <table:table-cell office:value-type="float" office:value="251200" table:style-name="ce3">
            <text:p>251200</text:p>
          </table:table-cell>
          <table:table-cell office:value-type="string" table:style-name="ce4">
            <text:p>IZPOSTAVA VRHNIKA</text:p>
          </table:table-cell>
          <table:table-cell office:value-type="float" office:value="55056" table:style-name="ce3">
            <text:p>55056</text:p>
          </table:table-cell>
          <table:table-cell office:value-type="string" table:style-name="ce4">
            <text:p>LEGAT DENT, ZOBOZDRAVSTVENE STORITVE D.O.O.</text:p>
          </table:table-cell>
          <table:table-cell office:value-type="string" table:style-name="ce4">
            <text:p>CESTA NA POLJE 2</text:p>
          </table:table-cell>
          <table:table-cell office:value-type="string" table:style-name="ce4">
            <text:p>1358 LOG PRI BREZOVICI</text:p>
          </table:table-cell>
          <table:table-cell office:value-type="float" office:value="5516" table:style-name="ce3">
            <text:p>5516</text:p>
          </table:table-cell>
          <table:table-cell office:value-type="string" table:style-name="ce4">
            <text:p>LEGAT <text:s/>MELANIJA</text:p>
          </table:table-cell>
          <table:table-cell office:value-type="float" office:value="404101" table:style-name="ce3">
            <text:p>404101</text:p>
          </table:table-cell>
          <table:table-cell office:value-type="float" office:value="377.18" table:style-name="ce2">
            <text:p>377,18</text:p>
          </table:table-cell>
          <table:table-cell table:number-columns-repeated="16373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float" office:value="251200" table:style-name="ce3">
            <text:p>251200</text:p>
          </table:table-cell>
          <table:table-cell office:value-type="string" table:style-name="ce4">
            <text:p>IZPOSTAVA VRHNIKA</text:p>
          </table:table-cell>
          <table:table-cell office:value-type="float" office:value="12866" table:style-name="ce3">
            <text:p>12866</text:p>
          </table:table-cell>
          <table:table-cell office:value-type="string" table:style-name="ce4">
            <text:p>AERODENT, ZOBOZDRAVSTVO, D.O.O.</text:p>
          </table:table-cell>
          <table:table-cell office:value-type="string" table:style-name="ce4">
            <text:p>BRIGADIRSKA CESTA 16</text:p>
          </table:table-cell>
          <table:table-cell office:value-type="string" table:style-name="ce4">
            <text:p>1360 VRHNIKA</text:p>
          </table:table-cell>
          <table:table-cell office:value-type="float" office:value="4044" table:style-name="ce3">
            <text:p>4044</text:p>
          </table:table-cell>
          <table:table-cell office:value-type="string" table:style-name="ce4">
            <text:p>KERŠIČ <text:s/>JOŽEF</text:p>
          </table:table-cell>
          <table:table-cell office:value-type="float" office:value="404101" table:style-name="ce3">
            <text:p>404101</text:p>
          </table:table-cell>
          <table:table-cell office:value-type="float" office:value="94.35" table:style-name="ce2">
            <text:p>94,35</text:p>
          </table:table-cell>
          <table:table-cell table:number-columns-repeated="16373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float" office:value="251200" table:style-name="ce3">
            <text:p>251200</text:p>
          </table:table-cell>
          <table:table-cell office:value-type="string" table:style-name="ce4">
            <text:p>IZPOSTAVA VRHNIKA</text:p>
          </table:table-cell>
          <table:table-cell office:value-type="float" office:value="24262" table:style-name="ce3">
            <text:p>24262</text:p>
          </table:table-cell>
          <table:table-cell office:value-type="string" table:style-name="ce4">
            <text:p>ZEVNIK LEBEN MIHAELA - ZASEBNA ZOBOZDRAVSTVENA ORDINACIJA ZA ODRASLE</text:p>
          </table:table-cell>
          <table:table-cell office:value-type="string" table:style-name="ce4">
            <text:p>CESTA 6. MAJA 11</text:p>
          </table:table-cell>
          <table:table-cell office:value-type="string" table:style-name="ce4">
            <text:p>1360 VRHNIKA</text:p>
          </table:table-cell>
          <table:table-cell office:value-type="float" office:value="6121" table:style-name="ce3">
            <text:p>6121</text:p>
          </table:table-cell>
          <table:table-cell office:value-type="string" table:style-name="ce4">
            <text:p>ZEVNIK LEBEN MIHAELA</text:p>
          </table:table-cell>
          <table:table-cell office:value-type="float" office:value="404101" table:style-name="ce3">
            <text:p>404101</text:p>
          </table:table-cell>
          <table:table-cell office:value-type="float" office:value="124.77" table:style-name="ce2">
            <text:p>124,77</text:p>
          </table:table-cell>
          <table:table-cell table:number-columns-repeated="16373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float" office:value="251200" table:style-name="ce3">
            <text:p>251200</text:p>
          </table:table-cell>
          <table:table-cell office:value-type="string" table:style-name="ce4">
            <text:p>IZPOSTAVA VRHNIKA</text:p>
          </table:table-cell>
          <table:table-cell office:value-type="float" office:value="24296" table:style-name="ce3">
            <text:p>24296</text:p>
          </table:table-cell>
          <table:table-cell office:value-type="string" table:style-name="ce4">
            <text:p>CVELBAR JUDITA - ZASEBNA ZOBOZDRAVSTVENA ORDINACIJA</text:p>
          </table:table-cell>
          <table:table-cell office:value-type="string" table:style-name="ce4">
            <text:p>CESTA 6. MAJA 11</text:p>
          </table:table-cell>
          <table:table-cell office:value-type="string" table:style-name="ce4">
            <text:p>1360 VRHNIKA</text:p>
          </table:table-cell>
          <table:table-cell office:value-type="float" office:value="9054" table:style-name="ce3">
            <text:p>9054</text:p>
          </table:table-cell>
          <table:table-cell office:value-type="string" table:style-name="ce4">
            <text:p>CVELBAR <text:s/>JUDITA</text:p>
          </table:table-cell>
          <table:table-cell office:value-type="float" office:value="404101" table:style-name="ce3">
            <text:p>404101</text:p>
          </table:table-cell>
          <table:table-cell office:value-type="float" office:value="111.46" table:style-name="ce2">
            <text:p>111,46</text:p>
          </table:table-cell>
          <table:table-cell table:number-columns-repeated="16373"/>
        </table:table-row>
        <table:table-row table:style-name="ro2">
          <table:table-cell office:value-type="float" office:value="667" table:style-name="ce1">
            <text:p>667</text:p>
          </table:table-cell>
          <table:table-cell office:value-type="float" office:value="251200" table:style-name="ce3">
            <text:p>251200</text:p>
          </table:table-cell>
          <table:table-cell office:value-type="string" table:style-name="ce4">
            <text:p>IZPOSTAVA VRHNIKA</text:p>
          </table:table-cell>
          <table:table-cell office:value-type="float" office:value="24619" table:style-name="ce3">
            <text:p>24619</text:p>
          </table:table-cell>
          <table:table-cell office:value-type="string" table:style-name="ce4">
            <text:p>KASTELEC STANOVNIK LADKA - ZASEBNA ZOBOZDRAVSTVENA ORDINACIJA</text:p>
          </table:table-cell>
          <table:table-cell office:value-type="string" table:style-name="ce4">
            <text:p>CESTA 6. MAJA 11</text:p>
          </table:table-cell>
          <table:table-cell office:value-type="string" table:style-name="ce4">
            <text:p>1360 VRHNIKA</text:p>
          </table:table-cell>
          <table:table-cell office:value-type="float" office:value="6936" table:style-name="ce3">
            <text:p>6936</text:p>
          </table:table-cell>
          <table:table-cell office:value-type="string" table:style-name="ce4">
            <text:p>KASTELEC STANOVNIK LADKA</text:p>
          </table:table-cell>
          <table:table-cell office:value-type="float" office:value="404101" table:style-name="ce3">
            <text:p>404101</text:p>
          </table:table-cell>
          <table:table-cell office:value-type="float" office:value="122.75" table:style-name="ce2">
            <text:p>122,75</text:p>
          </table:table-cell>
          <table:table-cell table:number-columns-repeated="16373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float" office:value="251200" table:style-name="ce3">
            <text:p>251200</text:p>
          </table:table-cell>
          <table:table-cell office:value-type="string" table:style-name="ce4">
            <text:p>IZPOSTAVA VRHNIKA</text:p>
          </table:table-cell>
          <table:table-cell office:value-type="float" office:value="7071" table:style-name="ce3">
            <text:p>7071</text:p>
          </table:table-cell>
          <table:table-cell office:value-type="string" table:style-name="ce4">
            <text:p>ZDRAVSTVENI DOM VRHNIKA</text:p>
          </table:table-cell>
          <table:table-cell office:value-type="string" table:style-name="ce4">
            <text:p>CESTA 6. MAJA 11</text:p>
          </table:table-cell>
          <table:table-cell office:value-type="string" table:style-name="ce4">
            <text:p>1360 VRHNIKA</text:p>
          </table:table-cell>
          <table:table-cell office:value-type="float" office:value="6502" table:style-name="ce3">
            <text:p>6502</text:p>
          </table:table-cell>
          <table:table-cell office:value-type="string" table:style-name="ce4">
            <text:p>KNEZOVIĆ <text:s/>MILJENKA</text:p>
          </table:table-cell>
          <table:table-cell office:value-type="float" office:value="404103" table:style-name="ce3">
            <text:p>404103</text:p>
          </table:table-cell>
          <table:table-cell office:value-type="float" office:value="64.45" table:style-name="ce2">
            <text:p>64,45</text:p>
          </table:table-cell>
          <table:table-cell table:number-columns-repeated="16373"/>
        </table:table-row>
        <table:table-row table:style-name="ro2">
          <table:table-cell office:value-type="float" office:value="669" table:style-name="ce1">
            <text:p>669</text:p>
          </table:table-cell>
          <table:table-cell office:value-type="float" office:value="251200" table:style-name="ce3">
            <text:p>251200</text:p>
          </table:table-cell>
          <table:table-cell office:value-type="string" table:style-name="ce4">
            <text:p>IZPOSTAVA VRHNIKA</text:p>
          </table:table-cell>
          <table:table-cell office:value-type="float" office:value="7071" table:style-name="ce3">
            <text:p>7071</text:p>
          </table:table-cell>
          <table:table-cell office:value-type="string" table:style-name="ce4">
            <text:p>ZDRAVSTVENI DOM VRHNIKA</text:p>
          </table:table-cell>
          <table:table-cell office:value-type="string" table:style-name="ce4">
            <text:p>CESTA 6. MAJA 11</text:p>
          </table:table-cell>
          <table:table-cell office:value-type="string" table:style-name="ce4">
            <text:p>1360 VRHNIKA</text:p>
          </table:table-cell>
          <table:table-cell office:value-type="float" office:value="9990" table:style-name="ce3">
            <text:p>9990</text:p>
          </table:table-cell>
          <table:table-cell office:value-type="string" table:style-name="ce4">
            <text:p>LESKOŠEK <text:s/>MATEJ</text:p>
          </table:table-cell>
          <table:table-cell office:value-type="float" office:value="404103" table:style-name="ce3">
            <text:p>404103</text:p>
          </table:table-cell>
          <table:table-cell office:value-type="float" office:value="116.45" table:style-name="ce2">
            <text:p>116,45</text:p>
          </table:table-cell>
          <table:table-cell table:number-columns-repeated="16373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float" office:value="251200" table:style-name="ce3">
            <text:p>251200</text:p>
          </table:table-cell>
          <table:table-cell office:value-type="string" table:style-name="ce4">
            <text:p>IZPOSTAVA VRHNIKA</text:p>
          </table:table-cell>
          <table:table-cell office:value-type="float" office:value="7071" table:style-name="ce3">
            <text:p>7071</text:p>
          </table:table-cell>
          <table:table-cell office:value-type="string" table:style-name="ce4">
            <text:p>ZDRAVSTVENI DOM VRHNIKA</text:p>
          </table:table-cell>
          <table:table-cell office:value-type="string" table:style-name="ce4">
            <text:p>CESTA 6. MAJA 11</text:p>
          </table:table-cell>
          <table:table-cell office:value-type="string" table:style-name="ce4">
            <text:p>1360 VRHNIKA</text:p>
          </table:table-cell>
          <table:table-cell office:value-type="float" office:value="12238" table:style-name="ce3">
            <text:p>12238</text:p>
          </table:table-cell>
          <table:table-cell office:value-type="string" table:style-name="ce4">
            <text:p>KUMER KOS TJAŠA</text:p>
          </table:table-cell>
          <table:table-cell office:value-type="float" office:value="404103" table:style-name="ce3">
            <text:p>404103</text:p>
          </table:table-cell>
          <table:table-cell office:value-type="float" office:value="115.01" table:style-name="ce2">
            <text:p>115,01</text:p>
          </table:table-cell>
          <table:table-cell table:number-columns-repeated="16373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float" office:value="251200" table:style-name="ce3">
            <text:p>251200</text:p>
          </table:table-cell>
          <table:table-cell office:value-type="string" table:style-name="ce4">
            <text:p>IZPOSTAVA VRHNIKA</text:p>
          </table:table-cell>
          <table:table-cell office:value-type="float" office:value="24574" table:style-name="ce3">
            <text:p>24574</text:p>
          </table:table-cell>
          <table:table-cell office:value-type="string" table:style-name="ce4">
            <text:p>OGRIN MARIJA - STOMATOLOGINJA</text:p>
          </table:table-cell>
          <table:table-cell office:value-type="string" table:style-name="ce4">
            <text:p>POD HRUŠEVCO 33</text:p>
          </table:table-cell>
          <table:table-cell office:value-type="string" table:style-name="ce4">
            <text:p>1360 VRHNIKA</text:p>
          </table:table-cell>
          <table:table-cell office:value-type="float" office:value="5066" table:style-name="ce3">
            <text:p>5066</text:p>
          </table:table-cell>
          <table:table-cell office:value-type="string" table:style-name="ce4">
            <text:p>OGRIN <text:s/>MARIJA</text:p>
          </table:table-cell>
          <table:table-cell office:value-type="float" office:value="404103" table:style-name="ce3">
            <text:p>404103</text:p>
          </table:table-cell>
          <table:table-cell office:value-type="float" office:value="171.32" table:style-name="ce2">
            <text:p>171,32</text:p>
          </table:table-cell>
          <table:table-cell table:number-columns-repeated="16373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float" office:value="251300" table:style-name="ce3">
            <text:p>251300</text:p>
          </table:table-cell>
          <table:table-cell office:value-type="string" table:style-name="ce4">
            <text:p>IZPOSTAVA ZAGORJE</text:p>
          </table:table-cell>
          <table:table-cell office:value-type="float" office:value="55028" table:style-name="ce3">
            <text:p>55028</text:p>
          </table:table-cell>
          <table:table-cell office:value-type="string" table:style-name="ce4">
            <text:p>ESPOIR STORITVE IN TRGOVINA, D.O.O.</text:p>
          </table:table-cell>
          <table:table-cell office:value-type="string" table:style-name="ce4">
            <text:p>DUNAJSKA CESTA 59</text:p>
          </table:table-cell>
          <table:table-cell office:value-type="string" table:style-name="ce4">
            <text:p>1000 LJUBLJANA</text:p>
          </table:table-cell>
          <table:table-cell office:value-type="float" office:value="8261" table:style-name="ce3">
            <text:p>8261</text:p>
          </table:table-cell>
          <table:table-cell office:value-type="string" table:style-name="ce4">
            <text:p>VODOPIVEC POPOVAC DESIREE</text:p>
          </table:table-cell>
          <table:table-cell office:value-type="float" office:value="404101" table:style-name="ce3">
            <text:p>404101</text:p>
          </table:table-cell>
          <table:table-cell office:value-type="float" office:value="55.91" table:style-name="ce2">
            <text:p>55,91</text:p>
          </table:table-cell>
          <table:table-cell table:number-columns-repeated="16373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float" office:value="251300" table:style-name="ce3">
            <text:p>251300</text:p>
          </table:table-cell>
          <table:table-cell office:value-type="string" table:style-name="ce4">
            <text:p>IZPOSTAVA ZAGORJE</text:p>
          </table:table-cell>
          <table:table-cell office:value-type="float" office:value="24321" table:style-name="ce3">
            <text:p>24321</text:p>
          </table:table-cell>
          <table:table-cell office:value-type="string" table:style-name="ce4">
            <text:p>ZAG STUDIO, STOMATOLOGIJA IN ZALOŽNIŠTVO, D.O.O.</text:p>
          </table:table-cell>
          <table:table-cell office:value-type="string" table:style-name="ce4">
            <text:p>CESTA ZMAGE 1</text:p>
          </table:table-cell>
          <table:table-cell office:value-type="string" table:style-name="ce4">
            <text:p>1410 ZAGORJE OB SAVI</text:p>
          </table:table-cell>
          <table:table-cell office:value-type="float" office:value="4859" table:style-name="ce3">
            <text:p>4859</text:p>
          </table:table-cell>
          <table:table-cell office:value-type="string" table:style-name="ce4">
            <text:p>STANISAVAC KRŽIĆ VESELINKA</text:p>
          </table:table-cell>
          <table:table-cell office:value-type="float" office:value="404101" table:style-name="ce3">
            <text:p>404101</text:p>
          </table:table-cell>
          <table:table-cell office:value-type="float" office:value="113.9" table:style-name="ce2">
            <text:p>113,90</text:p>
          </table:table-cell>
          <table:table-cell table:number-columns-repeated="16373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float" office:value="251300" table:style-name="ce3">
            <text:p>251300</text:p>
          </table:table-cell>
          <table:table-cell office:value-type="string" table:style-name="ce4">
            <text:p>IZPOSTAVA ZAGORJE</text:p>
          </table:table-cell>
          <table:table-cell office:value-type="float" office:value="55091" table:style-name="ce3">
            <text:p>55091</text:p>
          </table:table-cell>
          <table:table-cell office:value-type="string" table:style-name="ce4">
            <text:p>MAG. VOJIN RAŠIĆ, DDM ZASEBNA ZOBNA ORDINACIJA</text:p>
          </table:table-cell>
          <table:table-cell office:value-type="string" table:style-name="ce4">
            <text:p>CESTA ZMAGE 1</text:p>
          </table:table-cell>
          <table:table-cell office:value-type="string" table:style-name="ce4">
            <text:p>1410 ZAGORJE OB SAVI</text:p>
          </table:table-cell>
          <table:table-cell office:value-type="float" office:value="9037" table:style-name="ce3">
            <text:p>9037</text:p>
          </table:table-cell>
          <table:table-cell office:value-type="string" table:style-name="ce4">
            <text:p>RAŠIĆ <text:s/>VOJIN</text:p>
          </table:table-cell>
          <table:table-cell office:value-type="float" office:value="404101" table:style-name="ce3">
            <text:p>404101</text:p>
          </table:table-cell>
          <table:table-cell office:value-type="float" office:value="118.36" table:style-name="ce2">
            <text:p>118,36</text:p>
          </table:table-cell>
          <table:table-cell table:number-columns-repeated="16373"/>
        </table:table-row>
        <table:table-row table:style-name="ro2">
          <table:table-cell office:value-type="float" office:value="675" table:style-name="ce1">
            <text:p>675</text:p>
          </table:table-cell>
          <table:table-cell office:value-type="float" office:value="251300" table:style-name="ce3">
            <text:p>251300</text:p>
          </table:table-cell>
          <table:table-cell office:value-type="string" table:style-name="ce4">
            <text:p>IZPOSTAVA ZAGORJE</text:p>
          </table:table-cell>
          <table:table-cell office:value-type="float" office:value="24465" table:style-name="ce3">
            <text:p>24465</text:p>
          </table:table-cell>
          <table:table-cell office:value-type="string" table:style-name="ce4">
            <text:p>VITANA, ZOBOZDRAVSTVENA DEJAVNOST D.O.O. IZLAKE</text:p>
          </table:table-cell>
          <table:table-cell office:value-type="string" table:style-name="ce4">
            <text:p>IZLAKE 13</text:p>
          </table:table-cell>
          <table:table-cell office:value-type="string" table:style-name="ce4">
            <text:p>1411 IZLAKE</text:p>
          </table:table-cell>
          <table:table-cell office:value-type="float" office:value="7916" table:style-name="ce3">
            <text:p>7916</text:p>
          </table:table-cell>
          <table:table-cell office:value-type="string" table:style-name="ce4">
            <text:p>VAJDIČ <text:s/>URŠKA</text:p>
          </table:table-cell>
          <table:table-cell office:value-type="float" office:value="404101" table:style-name="ce3">
            <text:p>404101</text:p>
          </table:table-cell>
          <table:table-cell office:value-type="float" office:value="118.59" table:style-name="ce2">
            <text:p>118,59</text:p>
          </table:table-cell>
          <table:table-cell table:number-columns-repeated="16373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float" office:value="251300" table:style-name="ce3">
            <text:p>251300</text:p>
          </table:table-cell>
          <table:table-cell office:value-type="string" table:style-name="ce4">
            <text:p>IZPOSTAVA ZAGORJE</text:p>
          </table:table-cell>
          <table:table-cell office:value-type="float" office:value="25333" table:style-name="ce3">
            <text:p>25333</text:p>
          </table:table-cell>
          <table:table-cell office:value-type="string" table:style-name="ce4">
            <text:p>ZOBOZDRAVSTVENI ZAVOD D IN G KOPER</text:p>
          </table:table-cell>
          <table:table-cell office:value-type="string" table:style-name="ce4">
            <text:p>ULICA SERGEJA MAŠERE 7</text:p>
          </table:table-cell>
          <table:table-cell office:value-type="string" table:style-name="ce4">
            <text:p>6000 KOPER - CAPODISTRIA</text:p>
          </table:table-cell>
          <table:table-cell office:value-type="float" office:value="7809" table:style-name="ce3">
            <text:p>7809</text:p>
          </table:table-cell>
          <table:table-cell office:value-type="string" table:style-name="ce4">
            <text:p>GAJIĆ <text:s/>ŽELJKO</text:p>
          </table:table-cell>
          <table:table-cell office:value-type="float" office:value="404101" table:style-name="ce3">
            <text:p>404101</text:p>
          </table:table-cell>
          <table:table-cell office:value-type="float" office:value="120.14" table:style-name="ce2">
            <text:p>120,14</text:p>
          </table:table-cell>
          <table:table-cell table:number-columns-repeated="16373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float" office:value="251300" table:style-name="ce3">
            <text:p>251300</text:p>
          </table:table-cell>
          <table:table-cell office:value-type="string" table:style-name="ce4">
            <text:p>IZPOSTAVA ZAGORJE</text:p>
          </table:table-cell>
          <table:table-cell office:value-type="float" office:value="7381" table:style-name="ce3">
            <text:p>7381</text:p>
          </table:table-cell>
          <table:table-cell office:value-type="string" table:style-name="ce4">
            <text:p>ZDRAVSTVENI DOM ZAGORJE OB SAVI CESTA ZMAGE 1</text:p>
          </table:table-cell>
          <table:table-cell office:value-type="string" table:style-name="ce4">
            <text:p>CESTA ZMAGE 1</text:p>
          </table:table-cell>
          <table:table-cell office:value-type="string" table:style-name="ce4">
            <text:p>1410 ZAGORJE OB SAVI</text:p>
          </table:table-cell>
          <table:table-cell office:value-type="float" office:value="12552" table:style-name="ce3">
            <text:p>12552</text:p>
          </table:table-cell>
          <table:table-cell office:value-type="string" table:style-name="ce4">
            <text:p>DROBEŽ <text:s/>ANJA</text:p>
          </table:table-cell>
          <table:table-cell office:value-type="float" office:value="404103" table:style-name="ce3">
            <text:p>404103</text:p>
          </table:table-cell>
          <table:table-cell office:value-type="float" office:value="64.290000000000006" table:style-name="ce2">
            <text:p>64,29</text:p>
          </table:table-cell>
          <table:table-cell table:number-columns-repeated="16373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float" office:value="251300" table:style-name="ce3">
            <text:p>251300</text:p>
          </table:table-cell>
          <table:table-cell office:value-type="string" table:style-name="ce4">
            <text:p>IZPOSTAVA ZAGORJE</text:p>
          </table:table-cell>
          <table:table-cell office:value-type="float" office:value="7381" table:style-name="ce3">
            <text:p>7381</text:p>
          </table:table-cell>
          <table:table-cell office:value-type="string" table:style-name="ce4">
            <text:p>ZDRAVSTVENI DOM ZAGORJE OB SAVI CESTA ZMAGE 1</text:p>
          </table:table-cell>
          <table:table-cell office:value-type="string" table:style-name="ce4">
            <text:p>CESTA ZMAGE 1</text:p>
          </table:table-cell>
          <table:table-cell office:value-type="string" table:style-name="ce4">
            <text:p>1410 ZAGORJE OB SAVI</text:p>
          </table:table-cell>
          <table:table-cell office:value-type="float" office:value="10206" table:style-name="ce3">
            <text:p>10206</text:p>
          </table:table-cell>
          <table:table-cell office:value-type="string" table:style-name="ce4">
            <text:p>BOGDANOVIĆ <text:s/>DIVNA</text:p>
          </table:table-cell>
          <table:table-cell office:value-type="float" office:value="404103" table:style-name="ce3">
            <text:p>404103</text:p>
          </table:table-cell>
          <table:table-cell office:value-type="float" office:value="80.75" table:style-name="ce2">
            <text:p>80,75</text:p>
          </table:table-cell>
          <table:table-cell table:number-columns-repeated="16373"/>
        </table:table-row>
        <table:table-row table:style-name="ro2">
          <table:table-cell office:value-type="float" office:value="679" table:style-name="ce1">
            <text:p>679</text:p>
          </table:table-cell>
          <table:table-cell office:value-type="float" office:value="251300" table:style-name="ce3">
            <text:p>251300</text:p>
          </table:table-cell>
          <table:table-cell office:value-type="string" table:style-name="ce4">
            <text:p>IZPOSTAVA ZAGORJE</text:p>
          </table:table-cell>
          <table:table-cell office:value-type="float" office:value="24318" table:style-name="ce3">
            <text:p>24318</text:p>
          </table:table-cell>
          <table:table-cell office:value-type="string" table:style-name="ce4">
            <text:p>GORENC MOJCA - ZASEBNA ZOBNA AMBULANTA</text:p>
          </table:table-cell>
          <table:table-cell office:value-type="string" table:style-name="ce4">
            <text:p>CESTA ZMAGE 1</text:p>
          </table:table-cell>
          <table:table-cell office:value-type="string" table:style-name="ce4">
            <text:p>1410 ZAGORJE OB SAVI</text:p>
          </table:table-cell>
          <table:table-cell office:value-type="float" office:value="7633" table:style-name="ce3">
            <text:p>7633</text:p>
          </table:table-cell>
          <table:table-cell office:value-type="string" table:style-name="ce4">
            <text:p>GORENC <text:s/>MOJCA</text:p>
          </table:table-cell>
          <table:table-cell office:value-type="float" office:value="404103" table:style-name="ce3">
            <text:p>404103</text:p>
          </table:table-cell>
          <table:table-cell office:value-type="float" office:value="86.34" table:style-name="ce2">
            <text:p>86,34</text:p>
          </table:table-cell>
          <table:table-cell table:number-columns-repeated="16373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8939" table:style-name="ce3">
            <text:p>8939</text:p>
          </table:table-cell>
          <table:table-cell office:value-type="string" table:style-name="ce4">
            <text:p>MARUŠIČ <text:s/>MATJAŽ</text:p>
          </table:table-cell>
          <table:table-cell office:value-type="float" office:value="404101" table:style-name="ce3">
            <text:p>404101</text:p>
          </table:table-cell>
          <table:table-cell office:value-type="float" office:value="107.85" table:style-name="ce2">
            <text:p>107,85</text:p>
          </table:table-cell>
          <table:table-cell table:number-columns-repeated="16373"/>
        </table:table-row>
        <table:table-row table:style-name="ro2">
          <table:table-cell office:value-type="float" office:value="681" table:style-name="ce1">
            <text:p>681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9836" table:style-name="ce3">
            <text:p>9836</text:p>
          </table:table-cell>
          <table:table-cell office:value-type="string" table:style-name="ce4">
            <text:p>RAJŠP <text:s/>GORAZD</text:p>
          </table:table-cell>
          <table:table-cell office:value-type="float" office:value="404101" table:style-name="ce3">
            <text:p>404101</text:p>
          </table:table-cell>
          <table:table-cell office:value-type="float" office:value="90.8" table:style-name="ce2">
            <text:p>90,80</text:p>
          </table:table-cell>
          <table:table-cell table:number-columns-repeated="16373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0572" table:style-name="ce3">
            <text:p>10572</text:p>
          </table:table-cell>
          <table:table-cell office:value-type="string" table:style-name="ce4">
            <text:p>PAVEŠIĆ <text:s/>NATAŠA</text:p>
          </table:table-cell>
          <table:table-cell office:value-type="float" office:value="404101" table:style-name="ce3">
            <text:p>404101</text:p>
          </table:table-cell>
          <table:table-cell office:value-type="float" office:value="91.62" table:style-name="ce2">
            <text:p>91,62</text:p>
          </table:table-cell>
          <table:table-cell table:number-columns-repeated="16373"/>
        </table:table-row>
        <table:table-row table:style-name="ro2">
          <table:table-cell office:value-type="float" office:value="683" table:style-name="ce1">
            <text:p>683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9809" table:style-name="ce3">
            <text:p>9809</text:p>
          </table:table-cell>
          <table:table-cell office:value-type="string" table:style-name="ce4">
            <text:p>PEHANT <text:s/>TOMAŽ</text:p>
          </table:table-cell>
          <table:table-cell office:value-type="float" office:value="404101" table:style-name="ce3">
            <text:p>404101</text:p>
          </table:table-cell>
          <table:table-cell office:value-type="float" office:value="173.35" table:style-name="ce2">
            <text:p>173,35</text:p>
          </table:table-cell>
          <table:table-cell table:number-columns-repeated="16373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0174" table:style-name="ce3">
            <text:p>10174</text:p>
          </table:table-cell>
          <table:table-cell office:value-type="string" table:style-name="ce4">
            <text:p>GORENŠEK GRANDA PETRA</text:p>
          </table:table-cell>
          <table:table-cell office:value-type="float" office:value="404101" table:style-name="ce3">
            <text:p>404101</text:p>
          </table:table-cell>
          <table:table-cell office:value-type="float" office:value="266.43" table:style-name="ce2">
            <text:p>266,43</text:p>
          </table:table-cell>
          <table:table-cell table:number-columns-repeated="16373"/>
        </table:table-row>
        <table:table-row table:style-name="ro2">
          <table:table-cell office:value-type="float" office:value="685" table:style-name="ce1">
            <text:p>685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0060" table:style-name="ce3">
            <text:p>10060</text:p>
          </table:table-cell>
          <table:table-cell office:value-type="string" table:style-name="ce4">
            <text:p>BRAČKO <text:s/>MONIKA</text:p>
          </table:table-cell>
          <table:table-cell office:value-type="float" office:value="404101" table:style-name="ce3">
            <text:p>404101</text:p>
          </table:table-cell>
          <table:table-cell office:value-type="float" office:value="304.24" table:style-name="ce2">
            <text:p>304,24</text:p>
          </table:table-cell>
          <table:table-cell table:number-columns-repeated="16373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0540" table:style-name="ce3">
            <text:p>10540</text:p>
          </table:table-cell>
          <table:table-cell office:value-type="string" table:style-name="ce4">
            <text:p>MILANOVIĆ <text:s/>ZORICA</text:p>
          </table:table-cell>
          <table:table-cell office:value-type="float" office:value="404101" table:style-name="ce3">
            <text:p>404101</text:p>
          </table:table-cell>
          <table:table-cell office:value-type="float" office:value="88.07" table:style-name="ce2">
            <text:p>88,07</text:p>
          </table:table-cell>
          <table:table-cell table:number-columns-repeated="16373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1835" table:style-name="ce3">
            <text:p>11835</text:p>
          </table:table-cell>
          <table:table-cell office:value-type="string" table:style-name="ce4">
            <text:p>JAKIR <text:s/>SVETLANA</text:p>
          </table:table-cell>
          <table:table-cell office:value-type="float" office:value="404101" table:style-name="ce3">
            <text:p>404101</text:p>
          </table:table-cell>
          <table:table-cell office:value-type="float" office:value="60.26" table:style-name="ce2">
            <text:p>60,26</text:p>
          </table:table-cell>
          <table:table-cell table:number-columns-repeated="16373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2643" table:style-name="ce3">
            <text:p>12643</text:p>
          </table:table-cell>
          <table:table-cell office:value-type="string" table:style-name="ce4">
            <text:p>SAPAČ <text:s/>BORIS</text:p>
          </table:table-cell>
          <table:table-cell office:value-type="float" office:value="404101" table:style-name="ce3">
            <text:p>404101</text:p>
          </table:table-cell>
          <table:table-cell office:value-type="float" office:value="82.89" table:style-name="ce2">
            <text:p>82,89</text:p>
          </table:table-cell>
          <table:table-cell table:number-columns-repeated="16373"/>
        </table:table-row>
        <table:table-row table:style-name="ro2">
          <table:table-cell office:value-type="float" office:value="689" table:style-name="ce1">
            <text:p>689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1350" table:style-name="ce3">
            <text:p>11350</text:p>
          </table:table-cell>
          <table:table-cell office:value-type="string" table:style-name="ce4">
            <text:p>KASJAK VRAČKO ANDREJA</text:p>
          </table:table-cell>
          <table:table-cell office:value-type="float" office:value="404101" table:style-name="ce3">
            <text:p>404101</text:p>
          </table:table-cell>
          <table:table-cell office:value-type="float" office:value="84.35" table:style-name="ce2">
            <text:p>84,35</text:p>
          </table:table-cell>
          <table:table-cell table:number-columns-repeated="16373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3421" table:style-name="ce3">
            <text:p>13421</text:p>
          </table:table-cell>
          <table:table-cell office:value-type="string" table:style-name="ce4">
            <text:p>POTOČNIK <text:s/>JERNEJA</text:p>
          </table:table-cell>
          <table:table-cell office:value-type="float" office:value="404101" table:style-name="ce3">
            <text:p>404101</text:p>
          </table:table-cell>
          <table:table-cell office:value-type="float" office:value="14.48" table:style-name="ce2">
            <text:p>14,48</text:p>
          </table:table-cell>
          <table:table-cell table:number-columns-repeated="16373"/>
        </table:table-row>
        <table:table-row table:style-name="ro2">
          <table:table-cell office:value-type="float" office:value="691" table:style-name="ce1">
            <text:p>691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2077" table:style-name="ce3">
            <text:p>12077</text:p>
          </table:table-cell>
          <table:table-cell office:value-type="string" table:style-name="ce4">
            <text:p>PAVLOVIĆ <text:s/>DARJA</text:p>
          </table:table-cell>
          <table:table-cell office:value-type="float" office:value="404101" table:style-name="ce3">
            <text:p>404101</text:p>
          </table:table-cell>
          <table:table-cell office:value-type="float" office:value="80.22" table:style-name="ce2">
            <text:p>80,22</text:p>
          </table:table-cell>
          <table:table-cell table:number-columns-repeated="16373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2156" table:style-name="ce3">
            <text:p>12156</text:p>
          </table:table-cell>
          <table:table-cell office:value-type="string" table:style-name="ce4">
            <text:p>JOVOVIČ <text:s/>HOJKA</text:p>
          </table:table-cell>
          <table:table-cell office:value-type="float" office:value="404101" table:style-name="ce3">
            <text:p>404101</text:p>
          </table:table-cell>
          <table:table-cell office:value-type="float" office:value="71.319999999999993" table:style-name="ce2">
            <text:p>71,32</text:p>
          </table:table-cell>
          <table:table-cell table:number-columns-repeated="16373"/>
        </table:table-row>
        <table:table-row table:style-name="ro2">
          <table:table-cell office:value-type="float" office:value="693" table:style-name="ce1">
            <text:p>693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2340" table:style-name="ce3">
            <text:p>12340</text:p>
          </table:table-cell>
          <table:table-cell office:value-type="string" table:style-name="ce4">
            <text:p>ŠMARČAN <text:s/>ŠPELA</text:p>
          </table:table-cell>
          <table:table-cell office:value-type="float" office:value="404101" table:style-name="ce3">
            <text:p>404101</text:p>
          </table:table-cell>
          <table:table-cell office:value-type="float" office:value="41.07" table:style-name="ce2">
            <text:p>41,07</text:p>
          </table:table-cell>
          <table:table-cell table:number-columns-repeated="16373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0274" table:style-name="ce3">
            <text:p>10274</text:p>
          </table:table-cell>
          <table:table-cell office:value-type="string" table:style-name="ce4">
            <text:p>SULJIĆ <text:s/>NERMIN</text:p>
          </table:table-cell>
          <table:table-cell office:value-type="float" office:value="404101" table:style-name="ce3">
            <text:p>404101</text:p>
          </table:table-cell>
          <table:table-cell office:value-type="float" office:value="114.19" table:style-name="ce2">
            <text:p>114,19</text:p>
          </table:table-cell>
          <table:table-cell table:number-columns-repeated="16373"/>
        </table:table-row>
        <table:table-row table:style-name="ro2">
          <table:table-cell office:value-type="float" office:value="695" table:style-name="ce1">
            <text:p>695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1277" table:style-name="ce3">
            <text:p>11277</text:p>
          </table:table-cell>
          <table:table-cell office:value-type="string" table:style-name="ce4">
            <text:p>TILE <text:s/>MINE</text:p>
          </table:table-cell>
          <table:table-cell office:value-type="float" office:value="404101" table:style-name="ce3">
            <text:p>404101</text:p>
          </table:table-cell>
          <table:table-cell office:value-type="float" office:value="82.02" table:style-name="ce2">
            <text:p>82,02</text:p>
          </table:table-cell>
          <table:table-cell table:number-columns-repeated="16373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2501" table:style-name="ce3">
            <text:p>12501</text:p>
          </table:table-cell>
          <table:table-cell office:value-type="string" table:style-name="ce4">
            <text:p>SPIROVSKI <text:s/>DRAGAN</text:p>
          </table:table-cell>
          <table:table-cell office:value-type="float" office:value="404101" table:style-name="ce3">
            <text:p>404101</text:p>
          </table:table-cell>
          <table:table-cell office:value-type="float" office:value="89.41" table:style-name="ce2">
            <text:p>89,41</text:p>
          </table:table-cell>
          <table:table-cell table:number-columns-repeated="16373"/>
        </table:table-row>
        <table:table-row table:style-name="ro2">
          <table:table-cell office:value-type="float" office:value="697" table:style-name="ce1">
            <text:p>697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2165" table:style-name="ce3">
            <text:p>12165</text:p>
          </table:table-cell>
          <table:table-cell office:value-type="string" table:style-name="ce4">
            <text:p>JOVANOVSKI <text:s/>GORAN</text:p>
          </table:table-cell>
          <table:table-cell office:value-type="float" office:value="404101" table:style-name="ce3">
            <text:p>404101</text:p>
          </table:table-cell>
          <table:table-cell office:value-type="float" office:value="66.72" table:style-name="ce2">
            <text:p>66,72</text:p>
          </table:table-cell>
          <table:table-cell table:number-columns-repeated="16373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2709" table:style-name="ce3">
            <text:p>12709</text:p>
          </table:table-cell>
          <table:table-cell office:value-type="string" table:style-name="ce4">
            <text:p>EFTIMOVSKI <text:s/>DRAGAN</text:p>
          </table:table-cell>
          <table:table-cell office:value-type="float" office:value="404101" table:style-name="ce3">
            <text:p>404101</text:p>
          </table:table-cell>
          <table:table-cell office:value-type="float" office:value="65.67" table:style-name="ce2">
            <text:p>65,67</text:p>
          </table:table-cell>
          <table:table-cell table:number-columns-repeated="16373"/>
        </table:table-row>
        <table:table-row table:style-name="ro2">
          <table:table-cell office:value-type="float" office:value="699" table:style-name="ce1">
            <text:p>699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4211" table:style-name="ce3">
            <text:p>4211</text:p>
          </table:table-cell>
          <table:table-cell office:value-type="string" table:style-name="ce4">
            <text:p>DANEU <text:s/>VLADIMIR</text:p>
          </table:table-cell>
          <table:table-cell office:value-type="float" office:value="404101" table:style-name="ce3">
            <text:p>404101</text:p>
          </table:table-cell>
          <table:table-cell office:value-type="float" office:value="340.31" table:style-name="ce2">
            <text:p>340,31</text:p>
          </table:table-cell>
          <table:table-cell table:number-columns-repeated="16373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4261" table:style-name="ce3">
            <text:p>4261</text:p>
          </table:table-cell>
          <table:table-cell office:value-type="string" table:style-name="ce4">
            <text:p>SAJKO <text:s/>GORAZD</text:p>
          </table:table-cell>
          <table:table-cell office:value-type="float" office:value="404101" table:style-name="ce3">
            <text:p>404101</text:p>
          </table:table-cell>
          <table:table-cell office:value-type="float" office:value="94.64" table:style-name="ce2">
            <text:p>94,64</text:p>
          </table:table-cell>
          <table:table-cell table:number-columns-repeated="16373"/>
        </table:table-row>
        <table:table-row table:style-name="ro2">
          <table:table-cell office:value-type="float" office:value="701" table:style-name="ce1">
            <text:p>701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6388" table:style-name="ce3">
            <text:p>6388</text:p>
          </table:table-cell>
          <table:table-cell office:value-type="string" table:style-name="ce4">
            <text:p>KNECHTL <text:s/>TATJANA</text:p>
          </table:table-cell>
          <table:table-cell office:value-type="float" office:value="404101" table:style-name="ce3">
            <text:p>404101</text:p>
          </table:table-cell>
          <table:table-cell office:value-type="float" office:value="98.54" table:style-name="ce2">
            <text:p>98,54</text:p>
          </table:table-cell>
          <table:table-cell table:number-columns-repeated="16373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6669" table:style-name="ce3">
            <text:p>6669</text:p>
          </table:table-cell>
          <table:table-cell office:value-type="string" table:style-name="ce4">
            <text:p>ŠALOVEN RATAJC DARINKA</text:p>
          </table:table-cell>
          <table:table-cell office:value-type="float" office:value="404101" table:style-name="ce3">
            <text:p>404101</text:p>
          </table:table-cell>
          <table:table-cell office:value-type="float" office:value="132.34" table:style-name="ce2">
            <text:p>132,34</text:p>
          </table:table-cell>
          <table:table-cell table:number-columns-repeated="16373"/>
        </table:table-row>
        <table:table-row table:style-name="ro2">
          <table:table-cell office:value-type="float" office:value="703" table:style-name="ce1">
            <text:p>703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8743" table:style-name="ce3">
            <text:p>8743</text:p>
          </table:table-cell>
          <table:table-cell office:value-type="string" table:style-name="ce4">
            <text:p>MATUŠAN <text:s/>JELKA</text:p>
          </table:table-cell>
          <table:table-cell office:value-type="float" office:value="404101" table:style-name="ce3">
            <text:p>404101</text:p>
          </table:table-cell>
          <table:table-cell office:value-type="float" office:value="71.02" table:style-name="ce2">
            <text:p>71,02</text:p>
          </table:table-cell>
          <table:table-cell table:number-columns-repeated="16373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0076" table:style-name="ce3">
            <text:p>10076</text:p>
          </table:table-cell>
          <table:table-cell office:value-type="string" table:style-name="ce4">
            <text:p>ŠTROK <text:s/>BENJAMIN</text:p>
          </table:table-cell>
          <table:table-cell office:value-type="float" office:value="404101" table:style-name="ce3">
            <text:p>404101</text:p>
          </table:table-cell>
          <table:table-cell office:value-type="float" office:value="103.43" table:style-name="ce2">
            <text:p>103,43</text:p>
          </table:table-cell>
          <table:table-cell table:number-columns-repeated="16373"/>
        </table:table-row>
        <table:table-row table:style-name="ro2">
          <table:table-cell office:value-type="float" office:value="705" table:style-name="ce1">
            <text:p>705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108" table:style-name="ce3">
            <text:p>20108</text:p>
          </table:table-cell>
          <table:table-cell office:value-type="string" table:style-name="ce4">
            <text:p>SANJA SLADE - ZASEBNA ZOBNA AMBULANTA</text:p>
          </table:table-cell>
          <table:table-cell office:value-type="string" table:style-name="ce4">
            <text:p>VALVASORJEVA ULICA 38</text:p>
          </table:table-cell>
          <table:table-cell office:value-type="string" table:style-name="ce4">
            <text:p>2000 MARIBOR</text:p>
          </table:table-cell>
          <table:table-cell office:value-type="float" office:value="6262" table:style-name="ce3">
            <text:p>6262</text:p>
          </table:table-cell>
          <table:table-cell office:value-type="string" table:style-name="ce4">
            <text:p>SLADE <text:s/>SANJA</text:p>
          </table:table-cell>
          <table:table-cell office:value-type="float" office:value="404101" table:style-name="ce3">
            <text:p>404101</text:p>
          </table:table-cell>
          <table:table-cell office:value-type="float" office:value="101.8" table:style-name="ce2">
            <text:p>101,80</text:p>
          </table:table-cell>
          <table:table-cell table:number-columns-repeated="16373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141" table:style-name="ce3">
            <text:p>20141</text:p>
          </table:table-cell>
          <table:table-cell office:value-type="string" table:style-name="ce4">
            <text:p>DENTALEN - TERJAK, DRUŽBA ZA ZOBOZDRAVSTVENO DEJAVNOST D.O.O.</text:p>
          </table:table-cell>
          <table:table-cell office:value-type="string" table:style-name="ce4">
            <text:p>KORBUNOVA ULICA 3</text:p>
          </table:table-cell>
          <table:table-cell office:value-type="string" table:style-name="ce4">
            <text:p>2000 MARIBOR</text:p>
          </table:table-cell>
          <table:table-cell office:value-type="float" office:value="13219" table:style-name="ce3">
            <text:p>13219</text:p>
          </table:table-cell>
          <table:table-cell office:value-type="string" table:style-name="ce4">
            <text:p>KEGL <text:s/>MATEJ</text:p>
          </table:table-cell>
          <table:table-cell office:value-type="float" office:value="404101" table:style-name="ce3">
            <text:p>404101</text:p>
          </table:table-cell>
          <table:table-cell office:value-type="float" office:value="64.28" table:style-name="ce2">
            <text:p>64,28</text:p>
          </table:table-cell>
          <table:table-cell table:number-columns-repeated="16373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143" table:style-name="ce3">
            <text:p>20143</text:p>
          </table:table-cell>
          <table:table-cell office:value-type="string" table:style-name="ce4">
            <text:p>ERŠTE BOŽENA - ZASEBNA STOMATOLOŠKA ORDINACIJA</text:p>
          </table:table-cell>
          <table:table-cell office:value-type="string" table:style-name="ce4">
            <text:p>VEZNA POT 1</text:p>
          </table:table-cell>
          <table:table-cell office:value-type="string" table:style-name="ce4">
            <text:p>2000 MARIBOR</text:p>
          </table:table-cell>
          <table:table-cell office:value-type="float" office:value="5321" table:style-name="ce3">
            <text:p>5321</text:p>
          </table:table-cell>
          <table:table-cell office:value-type="string" table:style-name="ce4">
            <text:p>ERŠTE <text:s/>BOŽENA</text:p>
          </table:table-cell>
          <table:table-cell office:value-type="float" office:value="404101" table:style-name="ce3">
            <text:p>404101</text:p>
          </table:table-cell>
          <table:table-cell office:value-type="float" office:value="142.52000000000001" table:style-name="ce2">
            <text:p>142,52</text:p>
          </table:table-cell>
          <table:table-cell table:number-columns-repeated="16373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301" table:style-name="ce3">
            <text:p>20301</text:p>
          </table:table-cell>
          <table:table-cell office:value-type="string" table:style-name="ce4">
            <text:p>SOBOTKIEWICZ BOJANA - DOKTOR STOMATOLOGIJE</text:p>
          </table:table-cell>
          <table:table-cell office:value-type="string" table:style-name="ce4">
            <text:p>CESTA XIV. DIVIZIJE 30</text:p>
          </table:table-cell>
          <table:table-cell office:value-type="string" table:style-name="ce4">
            <text:p>2000 MARIBOR</text:p>
          </table:table-cell>
          <table:table-cell office:value-type="float" office:value="5941" table:style-name="ce3">
            <text:p>5941</text:p>
          </table:table-cell>
          <table:table-cell office:value-type="string" table:style-name="ce4">
            <text:p>SOBOTKIEWICZ <text:s/>BOJANA</text:p>
          </table:table-cell>
          <table:table-cell office:value-type="float" office:value="404101" table:style-name="ce3">
            <text:p>404101</text:p>
          </table:table-cell>
          <table:table-cell office:value-type="float" office:value="87.84" table:style-name="ce2">
            <text:p>87,84</text:p>
          </table:table-cell>
          <table:table-cell table:number-columns-repeated="16373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385" table:style-name="ce3">
            <text:p>20385</text:p>
          </table:table-cell>
          <table:table-cell office:value-type="string" table:style-name="ce4">
            <text:p>GRAND-RABIČ SIMONA - ZOBNA AMBULANTA</text:p>
          </table:table-cell>
          <table:table-cell office:value-type="string" table:style-name="ce4">
            <text:p>RIBNIŠKA ULICA 5</text:p>
          </table:table-cell>
          <table:table-cell office:value-type="string" table:style-name="ce4">
            <text:p>2000 MARIBOR</text:p>
          </table:table-cell>
          <table:table-cell office:value-type="float" office:value="8142" table:style-name="ce3">
            <text:p>8142</text:p>
          </table:table-cell>
          <table:table-cell office:value-type="string" table:style-name="ce4">
            <text:p>GRAND RABIČ SIMONA</text:p>
          </table:table-cell>
          <table:table-cell office:value-type="float" office:value="404101" table:style-name="ce3">
            <text:p>404101</text:p>
          </table:table-cell>
          <table:table-cell office:value-type="float" office:value="113.08" table:style-name="ce2">
            <text:p>113,08</text:p>
          </table:table-cell>
          <table:table-cell table:number-columns-repeated="16373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434" table:style-name="ce3">
            <text:p>20434</text:p>
          </table:table-cell>
          <table:table-cell office:value-type="string" table:style-name="ce4">
            <text:p>ZOBOZDRAVSTVENI ZAVOD DOKTOR GOLČER</text:p>
          </table:table-cell>
          <table:table-cell office:value-type="string" table:style-name="ce4">
            <text:p>KOPITARJEVA ULICA 2</text:p>
          </table:table-cell>
          <table:table-cell office:value-type="string" table:style-name="ce4">
            <text:p>2000 MARIBOR</text:p>
          </table:table-cell>
          <table:table-cell office:value-type="float" office:value="9839" table:style-name="ce3">
            <text:p>9839</text:p>
          </table:table-cell>
          <table:table-cell office:value-type="string" table:style-name="ce4">
            <text:p>DREV <text:s/>LOVRO</text:p>
          </table:table-cell>
          <table:table-cell office:value-type="float" office:value="404101" table:style-name="ce3">
            <text:p>404101</text:p>
          </table:table-cell>
          <table:table-cell office:value-type="float" office:value="100" table:style-name="ce2">
            <text:p>100,00</text:p>
          </table:table-cell>
          <table:table-cell table:number-columns-repeated="16373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434" table:style-name="ce3">
            <text:p>20434</text:p>
          </table:table-cell>
          <table:table-cell office:value-type="string" table:style-name="ce4">
            <text:p>ZOBOZDRAVSTVENI ZAVOD DOKTOR GOLČER</text:p>
          </table:table-cell>
          <table:table-cell office:value-type="string" table:style-name="ce4">
            <text:p>KOPITARJEVA ULICA 2</text:p>
          </table:table-cell>
          <table:table-cell office:value-type="string" table:style-name="ce4">
            <text:p>2000 MARIBOR</text:p>
          </table:table-cell>
          <table:table-cell office:value-type="float" office:value="6997" table:style-name="ce3">
            <text:p>6997</text:p>
          </table:table-cell>
          <table:table-cell office:value-type="string" table:style-name="ce4">
            <text:p>GOLČER <text:s/>JOŽEF</text:p>
          </table:table-cell>
          <table:table-cell office:value-type="float" office:value="404101" table:style-name="ce3">
            <text:p>404101</text:p>
          </table:table-cell>
          <table:table-cell office:value-type="float" office:value="77.89" table:style-name="ce2">
            <text:p>77,89</text:p>
          </table:table-cell>
          <table:table-cell table:number-columns-repeated="16373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434" table:style-name="ce3">
            <text:p>20434</text:p>
          </table:table-cell>
          <table:table-cell office:value-type="string" table:style-name="ce4">
            <text:p>ZOBOZDRAVSTVENI ZAVOD DOKTOR GOLČER</text:p>
          </table:table-cell>
          <table:table-cell office:value-type="string" table:style-name="ce4">
            <text:p>KOPITARJEVA ULICA 2</text:p>
          </table:table-cell>
          <table:table-cell office:value-type="string" table:style-name="ce4">
            <text:p>2000 MARIBOR</text:p>
          </table:table-cell>
          <table:table-cell office:value-type="float" office:value="21885" table:style-name="ce3">
            <text:p>21885</text:p>
          </table:table-cell>
          <table:table-cell office:value-type="string" table:style-name="ce4">
            <text:p>PIRNAT ŠUEN BREDA</text:p>
          </table:table-cell>
          <table:table-cell office:value-type="float" office:value="404101" table:style-name="ce3">
            <text:p>404101</text:p>
          </table:table-cell>
          <table:table-cell office:value-type="float" office:value="101.16" table:style-name="ce2">
            <text:p>101,16</text:p>
          </table:table-cell>
          <table:table-cell table:number-columns-repeated="16373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438" table:style-name="ce3">
            <text:p>20438</text:p>
          </table:table-cell>
          <table:table-cell office:value-type="string" table:style-name="ce4">
            <text:p>ZDRAVSTVENI IN ZOBOZDRAVSTVENI ZAVOD DR. MALE</text:p>
          </table:table-cell>
          <table:table-cell office:value-type="string" table:style-name="ce4">
            <text:p>GOSPEJNA ULICA 11</text:p>
          </table:table-cell>
          <table:table-cell office:value-type="string" table:style-name="ce4">
            <text:p>2000 MARIBOR</text:p>
          </table:table-cell>
          <table:table-cell office:value-type="float" office:value="9469" table:style-name="ce3">
            <text:p>9469</text:p>
          </table:table-cell>
          <table:table-cell office:value-type="string" table:style-name="ce4">
            <text:p>MALE <text:s/>RENE</text:p>
          </table:table-cell>
          <table:table-cell office:value-type="float" office:value="404101" table:style-name="ce3">
            <text:p>404101</text:p>
          </table:table-cell>
          <table:table-cell office:value-type="float" office:value="240.13" table:style-name="ce2">
            <text:p>240,13</text:p>
          </table:table-cell>
          <table:table-cell table:number-columns-repeated="16373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438" table:style-name="ce3">
            <text:p>20438</text:p>
          </table:table-cell>
          <table:table-cell office:value-type="string" table:style-name="ce4">
            <text:p>ZDRAVSTVENI IN ZOBOZDRAVSTVENI ZAVOD DR. MALE</text:p>
          </table:table-cell>
          <table:table-cell office:value-type="string" table:style-name="ce4">
            <text:p>GOSPEJNA ULICA 11</text:p>
          </table:table-cell>
          <table:table-cell office:value-type="string" table:style-name="ce4">
            <text:p>2000 MARIBOR</text:p>
          </table:table-cell>
          <table:table-cell office:value-type="float" office:value="2753" table:style-name="ce3">
            <text:p>2753</text:p>
          </table:table-cell>
          <table:table-cell office:value-type="string" table:style-name="ce4">
            <text:p>MALE <text:s/>OTO</text:p>
          </table:table-cell>
          <table:table-cell office:value-type="float" office:value="404101" table:style-name="ce3">
            <text:p>404101</text:p>
          </table:table-cell>
          <table:table-cell office:value-type="float" office:value="28.85" table:style-name="ce2">
            <text:p>28,85</text:p>
          </table:table-cell>
          <table:table-cell table:number-columns-repeated="16373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487" table:style-name="ce3">
            <text:p>20487</text:p>
          </table:table-cell>
          <table:table-cell office:value-type="string" table:style-name="ce4">
            <text:p>ZOBEK DENTALNI CENTER, ZOBOZDRAVSTVENA DEJAVNOST, D.O.O</text:p>
          </table:table-cell>
          <table:table-cell office:value-type="string" table:style-name="ce4">
            <text:p>METELKOVA ULICA 48</text:p>
          </table:table-cell>
          <table:table-cell office:value-type="string" table:style-name="ce4">
            <text:p>2000 MARIBOR</text:p>
          </table:table-cell>
          <table:table-cell office:value-type="float" office:value="9314" table:style-name="ce3">
            <text:p>9314</text:p>
          </table:table-cell>
          <table:table-cell office:value-type="string" table:style-name="ce4">
            <text:p>ŠITUM REČNIK URŠKA</text:p>
          </table:table-cell>
          <table:table-cell office:value-type="float" office:value="404101" table:style-name="ce3">
            <text:p>404101</text:p>
          </table:table-cell>
          <table:table-cell office:value-type="float" office:value="175.5" table:style-name="ce2">
            <text:p>175,50</text:p>
          </table:table-cell>
          <table:table-cell table:number-columns-repeated="16373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487" table:style-name="ce3">
            <text:p>20487</text:p>
          </table:table-cell>
          <table:table-cell office:value-type="string" table:style-name="ce4">
            <text:p>ZOBEK DENTALNI CENTER, ZOBOZDRAVSTVENA DEJAVNOST, D.O.O</text:p>
          </table:table-cell>
          <table:table-cell office:value-type="string" table:style-name="ce4">
            <text:p>METELKOVA ULICA 48</text:p>
          </table:table-cell>
          <table:table-cell office:value-type="string" table:style-name="ce4">
            <text:p>2000 MARIBOR</text:p>
          </table:table-cell>
          <table:table-cell office:value-type="float" office:value="4670" table:style-name="ce3">
            <text:p>4670</text:p>
          </table:table-cell>
          <table:table-cell office:value-type="string" table:style-name="ce4">
            <text:p>ŠITUM <text:s/>MARINKA</text:p>
          </table:table-cell>
          <table:table-cell office:value-type="float" office:value="404101" table:style-name="ce3">
            <text:p>404101</text:p>
          </table:table-cell>
          <table:table-cell office:value-type="float" office:value="80.16" table:style-name="ce2">
            <text:p>80,16</text:p>
          </table:table-cell>
          <table:table-cell table:number-columns-repeated="16373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491" table:style-name="ce3">
            <text:p>20491</text:p>
          </table:table-cell>
          <table:table-cell office:value-type="string" table:style-name="ce4">
            <text:p>MIKMAR DRUŽBA ZA TRGOVINO IN STORITVE D.O.O.</text:p>
          </table:table-cell>
          <table:table-cell office:value-type="string" table:style-name="ce4">
            <text:p>KETTEJEVA ULICA 14</text:p>
          </table:table-cell>
          <table:table-cell office:value-type="string" table:style-name="ce4">
            <text:p>2000 MARIBOR</text:p>
          </table:table-cell>
          <table:table-cell office:value-type="float" office:value="12765" table:style-name="ce3">
            <text:p>12765</text:p>
          </table:table-cell>
          <table:table-cell office:value-type="string" table:style-name="ce4">
            <text:p>STAVREVSKI <text:s/>MIHAJLO</text:p>
          </table:table-cell>
          <table:table-cell office:value-type="float" office:value="404101" table:style-name="ce3">
            <text:p>404101</text:p>
          </table:table-cell>
          <table:table-cell office:value-type="float" office:value="3.49" table:style-name="ce2">
            <text:p>3,49</text:p>
          </table:table-cell>
          <table:table-cell table:number-columns-repeated="16373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491" table:style-name="ce3">
            <text:p>20491</text:p>
          </table:table-cell>
          <table:table-cell office:value-type="string" table:style-name="ce4">
            <text:p>MIKMAR DRUŽBA ZA TRGOVINO IN STORITVE D.O.O.</text:p>
          </table:table-cell>
          <table:table-cell office:value-type="string" table:style-name="ce4">
            <text:p>KETTEJEVA ULICA 14</text:p>
          </table:table-cell>
          <table:table-cell office:value-type="string" table:style-name="ce4">
            <text:p>2000 MARIBOR</text:p>
          </table:table-cell>
          <table:table-cell office:value-type="float" office:value="4066" table:style-name="ce3">
            <text:p>4066</text:p>
          </table:table-cell>
          <table:table-cell office:value-type="string" table:style-name="ce4">
            <text:p>ILJADICA MIKECIN BRANKA</text:p>
          </table:table-cell>
          <table:table-cell office:value-type="float" office:value="404101" table:style-name="ce3">
            <text:p>404101</text:p>
          </table:table-cell>
          <table:table-cell office:value-type="float" office:value="1039.55" table:style-name="ce2">
            <text:p>1039,55</text:p>
          </table:table-cell>
          <table:table-cell table:number-columns-repeated="16373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579" table:style-name="ce3">
            <text:p>20579</text:p>
          </table:table-cell>
          <table:table-cell office:value-type="string" table:style-name="ce4">
            <text:p>DENTAL CENTER ZOBOZDRAVSTVO, TRGOVINA IN STORITVE D.O.O.</text:p>
          </table:table-cell>
          <table:table-cell office:value-type="string" table:style-name="ce4">
            <text:p>CANKARJEVA ULICA 23 A</text:p>
          </table:table-cell>
          <table:table-cell office:value-type="string" table:style-name="ce4">
            <text:p>2000 MARIBOR</text:p>
          </table:table-cell>
          <table:table-cell office:value-type="float" office:value="10098" table:style-name="ce3">
            <text:p>10098</text:p>
          </table:table-cell>
          <table:table-cell office:value-type="string" table:style-name="ce4">
            <text:p>LEVEC <text:s/>MARJAN</text:p>
          </table:table-cell>
          <table:table-cell office:value-type="float" office:value="404101" table:style-name="ce3">
            <text:p>404101</text:p>
          </table:table-cell>
          <table:table-cell office:value-type="float" office:value="89.52" table:style-name="ce2">
            <text:p>89,52</text:p>
          </table:table-cell>
          <table:table-cell table:number-columns-repeated="16373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596" table:style-name="ce3">
            <text:p>20596</text:p>
          </table:table-cell>
          <table:table-cell office:value-type="string" table:style-name="ce4">
            <text:p>ZOBNA AMBULANTA BREZJE, SABINA AJDNIK, DR. DENT. MED.</text:p>
          </table:table-cell>
          <table:table-cell office:value-type="string" table:style-name="ce4">
            <text:p>NA TRATI 2</text:p>
          </table:table-cell>
          <table:table-cell office:value-type="string" table:style-name="ce4">
            <text:p>2000 MARIBOR</text:p>
          </table:table-cell>
          <table:table-cell office:value-type="float" office:value="8385" table:style-name="ce3">
            <text:p>8385</text:p>
          </table:table-cell>
          <table:table-cell office:value-type="string" table:style-name="ce4">
            <text:p>AJDNIK <text:s/>SABINA</text:p>
          </table:table-cell>
          <table:table-cell office:value-type="float" office:value="404101" table:style-name="ce3">
            <text:p>404101</text:p>
          </table:table-cell>
          <table:table-cell office:value-type="float" office:value="99.01" table:style-name="ce2">
            <text:p>99,01</text:p>
          </table:table-cell>
          <table:table-cell table:number-columns-repeated="16373"/>
        </table:table-row>
        <table:table-row table:style-name="ro2">
          <table:table-cell office:value-type="float" office:value="721" table:style-name="ce1">
            <text:p>721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05" table:style-name="ce3">
            <text:p>20605</text:p>
          </table:table-cell>
          <table:table-cell office:value-type="string" table:style-name="ce4">
            <text:p>ZDRAVI ZOBJE, ZDRAVSTVENE STORITVE IN IZOBRAŽEVANJE, D.O.O.</text:p>
          </table:table-cell>
          <table:table-cell office:value-type="string" table:style-name="ce4">
            <text:p>ULICA HEROJA NANDETA 37</text:p>
          </table:table-cell>
          <table:table-cell office:value-type="string" table:style-name="ce4">
            <text:p>2000 MARIBOR</text:p>
          </table:table-cell>
          <table:table-cell office:value-type="float" office:value="10959" table:style-name="ce3">
            <text:p>10959</text:p>
          </table:table-cell>
          <table:table-cell office:value-type="string" table:style-name="ce4">
            <text:p>ŠKORIĆ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98.48" table:style-name="ce2">
            <text:p>98,48</text:p>
          </table:table-cell>
          <table:table-cell table:number-columns-repeated="16373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10" table:style-name="ce3">
            <text:p>20610</text:p>
          </table:table-cell>
          <table:table-cell office:value-type="string" table:style-name="ce4">
            <text:p>STUDIO ORALNEGA ZDRAVJA, DRUŽBA ZA STORITVE IN SVETOVANJE, D.O.O.</text:p>
          </table:table-cell>
          <table:table-cell office:value-type="string" table:style-name="ce4">
            <text:p>LAVRIČEVA ULICA 1</text:p>
          </table:table-cell>
          <table:table-cell office:value-type="string" table:style-name="ce4">
            <text:p>2000 MARIBOR</text:p>
          </table:table-cell>
          <table:table-cell office:value-type="float" office:value="6169" table:style-name="ce3">
            <text:p>6169</text:p>
          </table:table-cell>
          <table:table-cell office:value-type="string" table:style-name="ce4">
            <text:p>KOBLAR PUKLAVEC STAŠA</text:p>
          </table:table-cell>
          <table:table-cell office:value-type="float" office:value="404101" table:style-name="ce3">
            <text:p>404101</text:p>
          </table:table-cell>
          <table:table-cell office:value-type="float" office:value="83.3" table:style-name="ce2">
            <text:p>83,30</text:p>
          </table:table-cell>
          <table:table-cell table:number-columns-repeated="16373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21" table:style-name="ce3">
            <text:p>20621</text:p>
          </table:table-cell>
          <table:table-cell office:value-type="string" table:style-name="ce4">
            <text:p>DENTALNI ATELJE MATIJA BRVAR, DR. DENT. MED.</text:p>
          </table:table-cell>
          <table:table-cell office:value-type="string" table:style-name="ce4">
            <text:p>TOMŠIČEVA ULICA 23</text:p>
          </table:table-cell>
          <table:table-cell office:value-type="string" table:style-name="ce4">
            <text:p>2000 MARIBOR</text:p>
          </table:table-cell>
          <table:table-cell office:value-type="float" office:value="10169" table:style-name="ce3">
            <text:p>10169</text:p>
          </table:table-cell>
          <table:table-cell office:value-type="string" table:style-name="ce4">
            <text:p>BRVAR <text:s/>MATIJA</text:p>
          </table:table-cell>
          <table:table-cell office:value-type="float" office:value="404101" table:style-name="ce3">
            <text:p>404101</text:p>
          </table:table-cell>
          <table:table-cell office:value-type="float" office:value="113.67" table:style-name="ce2">
            <text:p>113,67</text:p>
          </table:table-cell>
          <table:table-cell table:number-columns-repeated="16373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24" table:style-name="ce3">
            <text:p>20624</text:p>
          </table:table-cell>
          <table:table-cell office:value-type="string" table:style-name="ce4">
            <text:p>ATELJE D, ZOBOZDRAVSTVO, STORITVE IN SVETOVANJE, D.O.O.</text:p>
          </table:table-cell>
          <table:table-cell office:value-type="string" table:style-name="ce4">
            <text:p>KOROŠKA CESTA 113 C</text:p>
          </table:table-cell>
          <table:table-cell office:value-type="string" table:style-name="ce4">
            <text:p>2000 MARIBOR</text:p>
          </table:table-cell>
          <table:table-cell office:value-type="float" office:value="7205" table:style-name="ce3">
            <text:p>7205</text:p>
          </table:table-cell>
          <table:table-cell office:value-type="string" table:style-name="ce4">
            <text:p>LUTAR LOVREC DARIJA</text:p>
          </table:table-cell>
          <table:table-cell office:value-type="float" office:value="404101" table:style-name="ce3">
            <text:p>404101</text:p>
          </table:table-cell>
          <table:table-cell office:value-type="float" office:value="103.14" table:style-name="ce2">
            <text:p>103,14</text:p>
          </table:table-cell>
          <table:table-cell table:number-columns-repeated="16373"/>
        </table:table-row>
        <table:table-row table:style-name="ro2">
          <table:table-cell office:value-type="float" office:value="725" table:style-name="ce1">
            <text:p>725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27" table:style-name="ce3">
            <text:p>20627</text:p>
          </table:table-cell>
          <table:table-cell office:value-type="string" table:style-name="ce4">
            <text:p>ZOBOZDRAVSTVENA AMBULANTA DEJAN KRISTAN DR.DENT.MED.</text:p>
          </table:table-cell>
          <table:table-cell office:value-type="string" table:style-name="ce4">
            <text:p>ULICA STANETA SEVERJA 7</text:p>
          </table:table-cell>
          <table:table-cell office:value-type="string" table:style-name="ce4">
            <text:p>2000 MARIBOR</text:p>
          </table:table-cell>
          <table:table-cell office:value-type="float" office:value="9584" table:style-name="ce3">
            <text:p>9584</text:p>
          </table:table-cell>
          <table:table-cell office:value-type="string" table:style-name="ce4">
            <text:p>KRISTAN <text:s/>DEJAN</text:p>
          </table:table-cell>
          <table:table-cell office:value-type="float" office:value="404101" table:style-name="ce3">
            <text:p>404101</text:p>
          </table:table-cell>
          <table:table-cell office:value-type="float" office:value="161.83000000000001" table:style-name="ce2">
            <text:p>161,83</text:p>
          </table:table-cell>
          <table:table-cell table:number-columns-repeated="16373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52" table:style-name="ce3">
            <text:p>20652</text:p>
          </table:table-cell>
          <table:table-cell office:value-type="string" table:style-name="ce4">
            <text:p>DENTIKO, ZOBOZDRAVSTVENE IN DRUGE ZDRAVSTVENE DEJAVNOSTI, D.O.O.</text:p>
          </table:table-cell>
          <table:table-cell office:value-type="string" table:style-name="ce4">
            <text:p>RADVANJSKA CESTA 134</text:p>
          </table:table-cell>
          <table:table-cell office:value-type="string" table:style-name="ce4">
            <text:p>2000 MARIBOR</text:p>
          </table:table-cell>
          <table:table-cell office:value-type="float" office:value="11242" table:style-name="ce3">
            <text:p>11242</text:p>
          </table:table-cell>
          <table:table-cell office:value-type="string" table:style-name="ce4">
            <text:p>MARJANOVIĆ KRSTIĆ TATJANA</text:p>
          </table:table-cell>
          <table:table-cell office:value-type="float" office:value="404101" table:style-name="ce3">
            <text:p>404101</text:p>
          </table:table-cell>
          <table:table-cell office:value-type="float" office:value="24.2" table:style-name="ce2">
            <text:p>24,20</text:p>
          </table:table-cell>
          <table:table-cell table:number-columns-repeated="16373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64" table:style-name="ce3">
            <text:p>20664</text:p>
          </table:table-cell>
          <table:table-cell office:value-type="string" table:style-name="ce4">
            <text:p>DENTAL B, ZOBOZDRAVSTVENE IN ZDRAVSTVENE STORITVE, D.O.O.</text:p>
          </table:table-cell>
          <table:table-cell office:value-type="string" table:style-name="ce4">
            <text:p>CESTA OSVOBODILNE FRONTE 44</text:p>
          </table:table-cell>
          <table:table-cell office:value-type="string" table:style-name="ce4">
            <text:p>2000 MARIBOR</text:p>
          </table:table-cell>
          <table:table-cell office:value-type="float" office:value="9468" table:style-name="ce3">
            <text:p>9468</text:p>
          </table:table-cell>
          <table:table-cell office:value-type="string" table:style-name="ce4">
            <text:p>SLOKAN LESNIČAR BARBARA</text:p>
          </table:table-cell>
          <table:table-cell office:value-type="float" office:value="404101" table:style-name="ce3">
            <text:p>404101</text:p>
          </table:table-cell>
          <table:table-cell office:value-type="float" office:value="93.71" table:style-name="ce2">
            <text:p>93,71</text:p>
          </table:table-cell>
          <table:table-cell table:number-columns-repeated="16373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71" table:style-name="ce3">
            <text:p>20671</text:p>
          </table:table-cell>
          <table:table-cell office:value-type="string" table:style-name="ce4">
            <text:p>ZOBOZDRAVSTVENA DEJAVNOST ZOBNA VILA BREDA LETNIK S.P.</text:p>
          </table:table-cell>
          <table:table-cell office:value-type="string" table:style-name="ce4">
            <text:p>KOSOVA ULICA 9</text:p>
          </table:table-cell>
          <table:table-cell office:value-type="string" table:style-name="ce4">
            <text:p>2000 MARIBOR</text:p>
          </table:table-cell>
          <table:table-cell office:value-type="float" office:value="9237" table:style-name="ce3">
            <text:p>9237</text:p>
          </table:table-cell>
          <table:table-cell office:value-type="string" table:style-name="ce4">
            <text:p>LETNIK <text:s/>BREDA</text:p>
          </table:table-cell>
          <table:table-cell office:value-type="float" office:value="404101" table:style-name="ce3">
            <text:p>404101</text:p>
          </table:table-cell>
          <table:table-cell office:value-type="float" office:value="91.56" table:style-name="ce2">
            <text:p>91,56</text:p>
          </table:table-cell>
          <table:table-cell table:number-columns-repeated="16373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72" table:style-name="ce3">
            <text:p>20672</text:p>
          </table:table-cell>
          <table:table-cell office:value-type="string" table:style-name="ce4">
            <text:p>DENTMED, ZOBOZDRAVSTVENE STORITVE, D.O.O.</text:p>
          </table:table-cell>
          <table:table-cell office:value-type="string" table:style-name="ce4">
            <text:p>ULICA PARIŠKE KOMUNE 42</text:p>
          </table:table-cell>
          <table:table-cell office:value-type="string" table:style-name="ce4">
            <text:p>2000 MARIBOR</text:p>
          </table:table-cell>
          <table:table-cell office:value-type="float" office:value="9827" table:style-name="ce3">
            <text:p>9827</text:p>
          </table:table-cell>
          <table:table-cell office:value-type="string" table:style-name="ce4">
            <text:p>KOPRIVNIKAR <text:s/>PETER</text:p>
          </table:table-cell>
          <table:table-cell office:value-type="float" office:value="404101" table:style-name="ce3">
            <text:p>404101</text:p>
          </table:table-cell>
          <table:table-cell office:value-type="float" office:value="117.1" table:style-name="ce2">
            <text:p>117,10</text:p>
          </table:table-cell>
          <table:table-cell table:number-columns-repeated="16373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87" table:style-name="ce3">
            <text:p>20687</text:p>
          </table:table-cell>
          <table:table-cell office:value-type="string" table:style-name="ce4">
            <text:p>ZOBOZDRAVSTVO LUKAN, ZOBOZDRAVSTVENE IN DRUGE STORITVE, D.O.O.</text:p>
          </table:table-cell>
          <table:table-cell office:value-type="string" table:style-name="ce4">
            <text:p>ŽOLGARJEVA ULICA 7</text:p>
          </table:table-cell>
          <table:table-cell office:value-type="string" table:style-name="ce4">
            <text:p>2000 MARIBOR</text:p>
          </table:table-cell>
          <table:table-cell office:value-type="float" office:value="8244" table:style-name="ce3">
            <text:p>8244</text:p>
          </table:table-cell>
          <table:table-cell office:value-type="string" table:style-name="ce4">
            <text:p>OMERZEL TOPALOVIČ ANDREJA</text:p>
          </table:table-cell>
          <table:table-cell office:value-type="float" office:value="404101" table:style-name="ce3">
            <text:p>404101</text:p>
          </table:table-cell>
          <table:table-cell office:value-type="float" office:value="95.22" table:style-name="ce2">
            <text:p>95,22</text:p>
          </table:table-cell>
          <table:table-cell table:number-columns-repeated="16373"/>
        </table:table-row>
        <table:table-row table:style-name="ro2">
          <table:table-cell office:value-type="float" office:value="731" table:style-name="ce1">
            <text:p>731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90" table:style-name="ce3">
            <text:p>20690</text:p>
          </table:table-cell>
          <table:table-cell office:value-type="string" table:style-name="ce4">
            <text:p>MAJOMA, ZOBOZDRAVSTVENE STORITVE, D.O.O.</text:p>
          </table:table-cell>
          <table:table-cell office:value-type="string" table:style-name="ce4">
            <text:p>BETETTOVA ULICA 11</text:p>
          </table:table-cell>
          <table:table-cell office:value-type="string" table:style-name="ce4">
            <text:p>2000 MARIBOR</text:p>
          </table:table-cell>
          <table:table-cell office:value-type="float" office:value="4303" table:style-name="ce3">
            <text:p>4303</text:p>
          </table:table-cell>
          <table:table-cell office:value-type="string" table:style-name="ce4">
            <text:p>MARKOLI JOVANOVIĆ MARIJA</text:p>
          </table:table-cell>
          <table:table-cell office:value-type="float" office:value="404101" table:style-name="ce3">
            <text:p>404101</text:p>
          </table:table-cell>
          <table:table-cell office:value-type="float" office:value="115.18" table:style-name="ce2">
            <text:p>115,18</text:p>
          </table:table-cell>
          <table:table-cell table:number-columns-repeated="16373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712" table:style-name="ce3">
            <text:p>20712</text:p>
          </table:table-cell>
          <table:table-cell office:value-type="string" table:style-name="ce4">
            <text:p>MAEDENTIS NEVENA JOSIPOVIĆ DR.DENT.MED.</text:p>
          </table:table-cell>
          <table:table-cell office:value-type="string" table:style-name="ce4">
            <text:p>DVOŘAKOVA ULICA 10</text:p>
          </table:table-cell>
          <table:table-cell office:value-type="string" table:style-name="ce4">
            <text:p>2000 MARIBOR</text:p>
          </table:table-cell>
          <table:table-cell office:value-type="float" office:value="11353" table:style-name="ce3">
            <text:p>11353</text:p>
          </table:table-cell>
          <table:table-cell office:value-type="string" table:style-name="ce4">
            <text:p>JOSIPOVIĆ <text:s/>NEVENA</text:p>
          </table:table-cell>
          <table:table-cell office:value-type="float" office:value="404101" table:style-name="ce3">
            <text:p>404101</text:p>
          </table:table-cell>
          <table:table-cell office:value-type="float" office:value="94.99" table:style-name="ce2">
            <text:p>94,99</text:p>
          </table:table-cell>
          <table:table-cell table:number-columns-repeated="16373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726" table:style-name="ce3">
            <text:p>20726</text:p>
          </table:table-cell>
          <table:table-cell office:value-type="string" table:style-name="ce4">
            <text:p>ZOBNA ORDINACIJA MATEJ HASAJ, DR. DENT. MED.</text:p>
          </table:table-cell>
          <table:table-cell office:value-type="string" table:style-name="ce4">
            <text:p>KOROŠKA CESTA 52</text:p>
          </table:table-cell>
          <table:table-cell office:value-type="string" table:style-name="ce4">
            <text:p>2000 MARIBOR</text:p>
          </table:table-cell>
          <table:table-cell office:value-type="float" office:value="10172" table:style-name="ce3">
            <text:p>10172</text:p>
          </table:table-cell>
          <table:table-cell office:value-type="string" table:style-name="ce4">
            <text:p>HASAJ <text:s/>MATEJ</text:p>
          </table:table-cell>
          <table:table-cell office:value-type="float" office:value="404101" table:style-name="ce3">
            <text:p>404101</text:p>
          </table:table-cell>
          <table:table-cell office:value-type="float" office:value="98.72" table:style-name="ce2">
            <text:p>98,72</text:p>
          </table:table-cell>
          <table:table-cell table:number-columns-repeated="16373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730" table:style-name="ce3">
            <text:p>20730</text:p>
          </table:table-cell>
          <table:table-cell office:value-type="string" table:style-name="ce4">
            <text:p>DENTALNI IN ESTETSKI STUDIO VB, ZOBOZDRAVSTVENE IN DRUGE ZDRAVSTVENE DEJAVNOSTI, D.O.O.</text:p>
          </table:table-cell>
          <table:table-cell office:value-type="string" table:style-name="ce4">
            <text:p>JEZDARSKA ULICA 7</text:p>
          </table:table-cell>
          <table:table-cell office:value-type="string" table:style-name="ce4">
            <text:p>2000 MARIBOR</text:p>
          </table:table-cell>
          <table:table-cell office:value-type="float" office:value="8990" table:style-name="ce3">
            <text:p>8990</text:p>
          </table:table-cell>
          <table:table-cell office:value-type="string" table:style-name="ce4">
            <text:p>VRAN-BENKOVIČ BRANKA</text:p>
          </table:table-cell>
          <table:table-cell office:value-type="float" office:value="404101" table:style-name="ce3">
            <text:p>404101</text:p>
          </table:table-cell>
          <table:table-cell office:value-type="float" office:value="92.26" table:style-name="ce2">
            <text:p>92,26</text:p>
          </table:table-cell>
          <table:table-cell table:number-columns-repeated="16373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732" table:style-name="ce3">
            <text:p>20732</text:p>
          </table:table-cell>
          <table:table-cell office:value-type="string" table:style-name="ce4">
            <text:p>ZASEBNA ZOBNA ORDINACIJA DROFENIK MARKO JOŽEF, DRUŽBA ZA ZOBOZDRAVSTVENE STORITVE IN SVETOVANJE D.O.O.</text:p>
          </table:table-cell>
          <table:table-cell office:value-type="string" table:style-name="ce4">
            <text:p>VRBANSKA CESTA 35</text:p>
          </table:table-cell>
          <table:table-cell office:value-type="string" table:style-name="ce4">
            <text:p>2000 MARIBOR</text:p>
          </table:table-cell>
          <table:table-cell office:value-type="float" office:value="2995" table:style-name="ce3">
            <text:p>2995</text:p>
          </table:table-cell>
          <table:table-cell office:value-type="string" table:style-name="ce4">
            <text:p>DROFENIK <text:s/>MARKO JOŽEF</text:p>
          </table:table-cell>
          <table:table-cell office:value-type="float" office:value="404101" table:style-name="ce3">
            <text:p>404101</text:p>
          </table:table-cell>
          <table:table-cell office:value-type="float" office:value="92.55" table:style-name="ce2">
            <text:p>92,55</text:p>
          </table:table-cell>
          <table:table-cell table:number-columns-repeated="16373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736" table:style-name="ce3">
            <text:p>20736</text:p>
          </table:table-cell>
          <table:table-cell office:value-type="string" table:style-name="ce4">
            <text:p>MADENS, ZOBOZDRAVSTVO IN DRUGE STORITVE, D.O.O.</text:p>
          </table:table-cell>
          <table:table-cell office:value-type="string" table:style-name="ce4">
            <text:p>ŽELEZNIKOVA ULICA 4</text:p>
          </table:table-cell>
          <table:table-cell office:value-type="string" table:style-name="ce4">
            <text:p>2000 MARIBOR</text:p>
          </table:table-cell>
          <table:table-cell office:value-type="float" office:value="8745" table:style-name="ce3">
            <text:p>8745</text:p>
          </table:table-cell>
          <table:table-cell office:value-type="string" table:style-name="ce4">
            <text:p>MALEK <text:s/>ANDREJ</text:p>
          </table:table-cell>
          <table:table-cell office:value-type="float" office:value="404101" table:style-name="ce3">
            <text:p>404101</text:p>
          </table:table-cell>
          <table:table-cell office:value-type="float" office:value="115.06" table:style-name="ce2">
            <text:p>115,06</text:p>
          </table:table-cell>
          <table:table-cell table:number-columns-repeated="16373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743" table:style-name="ce3">
            <text:p>20743</text:p>
          </table:table-cell>
          <table:table-cell office:value-type="string" table:style-name="ce4">
            <text:p>ZATE, ZOBNA AMBULANTA IN DRUGE STORITVE, D.O.O.</text:p>
          </table:table-cell>
          <table:table-cell office:value-type="string" table:style-name="ce4">
            <text:p>ŽELEZNIKOVA ULICA 4</text:p>
          </table:table-cell>
          <table:table-cell office:value-type="string" table:style-name="ce4">
            <text:p>2000 MARIBOR</text:p>
          </table:table-cell>
          <table:table-cell office:value-type="float" office:value="9331" table:style-name="ce3">
            <text:p>9331</text:p>
          </table:table-cell>
          <table:table-cell office:value-type="string" table:style-name="ce4">
            <text:p>EKART <text:s/>TOMAŽ</text:p>
          </table:table-cell>
          <table:table-cell office:value-type="float" office:value="404101" table:style-name="ce3">
            <text:p>404101</text:p>
          </table:table-cell>
          <table:table-cell office:value-type="float" office:value="105.06" table:style-name="ce2">
            <text:p>105,06</text:p>
          </table:table-cell>
          <table:table-cell table:number-columns-repeated="16373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31313" table:style-name="ce3">
            <text:p>31313</text:p>
          </table:table-cell>
          <table:table-cell office:value-type="string" table:style-name="ce4">
            <text:p>JVP DENTAL, ZOBOZDRAVSTVENE STORITVE, D.O.O.</text:p>
          </table:table-cell>
          <table:table-cell office:value-type="string" table:style-name="ce4">
            <text:p>POHORSKA ULICA 21 B</text:p>
          </table:table-cell>
          <table:table-cell office:value-type="string" table:style-name="ce4">
            <text:p>2000 MARIBOR</text:p>
          </table:table-cell>
          <table:table-cell office:value-type="float" office:value="8384" table:style-name="ce3">
            <text:p>8384</text:p>
          </table:table-cell>
          <table:table-cell office:value-type="string" table:style-name="ce4">
            <text:p>VRANIČAR PEČE JASMINA</text:p>
          </table:table-cell>
          <table:table-cell office:value-type="float" office:value="404101" table:style-name="ce3">
            <text:p>404101</text:p>
          </table:table-cell>
          <table:table-cell office:value-type="float" office:value="110.64" table:style-name="ce2">
            <text:p>110,64</text:p>
          </table:table-cell>
          <table:table-cell table:number-columns-repeated="16373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16" table:style-name="ce3">
            <text:p>20616</text:p>
          </table:table-cell>
          <table:table-cell office:value-type="string" table:style-name="ce4">
            <text:p>J.DENS, DRUŽBA ZA ZOBOZDRAVSTVENO DEJAVNOST IN SVETOVANJE, D.O.O.</text:p>
          </table:table-cell>
          <table:table-cell office:value-type="string" table:style-name="ce4">
            <text:p>PLINTOVEC 7 B</text:p>
          </table:table-cell>
          <table:table-cell office:value-type="string" table:style-name="ce4">
            <text:p>2201 ZGORNJA KUNGOTA</text:p>
          </table:table-cell>
          <table:table-cell office:value-type="float" office:value="6074" table:style-name="ce3">
            <text:p>6074</text:p>
          </table:table-cell>
          <table:table-cell office:value-type="string" table:style-name="ce4">
            <text:p>VARGA <text:s/>JASMINA</text:p>
          </table:table-cell>
          <table:table-cell office:value-type="float" office:value="404101" table:style-name="ce3">
            <text:p>404101</text:p>
          </table:table-cell>
          <table:table-cell office:value-type="float" office:value="98.54" table:style-name="ce2">
            <text:p>98,54</text:p>
          </table:table-cell>
          <table:table-cell table:number-columns-repeated="16373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747" table:style-name="ce3">
            <text:p>20747</text:p>
          </table:table-cell>
          <table:table-cell office:value-type="string" table:style-name="ce4">
            <text:p>TOMAŽ DRAŽUMERIČ DR. DENT. MED., ZOBNA ORDINACIJA, D.O.O.</text:p>
          </table:table-cell>
          <table:table-cell office:value-type="string" table:style-name="ce4">
            <text:p>PTUJSKA CESTA 13</text:p>
          </table:table-cell>
          <table:table-cell office:value-type="string" table:style-name="ce4">
            <text:p>2204 MIKLAVŽ NA DRAVSKEM POLJU</text:p>
          </table:table-cell>
          <table:table-cell office:value-type="float" office:value="8141" table:style-name="ce3">
            <text:p>8141</text:p>
          </table:table-cell>
          <table:table-cell office:value-type="string" table:style-name="ce4">
            <text:p>DRAŽUMERIČ <text:s/>TOMAŽ</text:p>
          </table:table-cell>
          <table:table-cell office:value-type="float" office:value="404101" table:style-name="ce3">
            <text:p>404101</text:p>
          </table:table-cell>
          <table:table-cell office:value-type="float" office:value="112.33" table:style-name="ce2">
            <text:p>112,33</text:p>
          </table:table-cell>
          <table:table-cell table:number-columns-repeated="16373"/>
        </table:table-row>
        <table:table-row table:style-name="ro2">
          <table:table-cell office:value-type="float" office:value="741" table:style-name="ce1">
            <text:p>741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220" table:style-name="ce3">
            <text:p>20220</text:p>
          </table:table-cell>
          <table:table-cell office:value-type="string" table:style-name="ce4">
            <text:p>CORONA DENTIS ZOBOZDRAVSTVENA DEJAVNOST, ZOBOTEHNIČNA DEJAVNOST IN TRGOVINA D.O.O.</text:p>
          </table:table-cell>
          <table:table-cell office:value-type="string" table:style-name="ce4">
            <text:p>PESNICA PRI MARIBORU 42 C</text:p>
          </table:table-cell>
          <table:table-cell office:value-type="string" table:style-name="ce4">
            <text:p>2211 PESNICA PRI MARIBORU</text:p>
          </table:table-cell>
          <table:table-cell office:value-type="float" office:value="7977" table:style-name="ce3">
            <text:p>7977</text:p>
          </table:table-cell>
          <table:table-cell office:value-type="string" table:style-name="ce4">
            <text:p>DANIELOV <text:s/>NINOSLAV</text:p>
          </table:table-cell>
          <table:table-cell office:value-type="float" office:value="404101" table:style-name="ce3">
            <text:p>404101</text:p>
          </table:table-cell>
          <table:table-cell office:value-type="float" office:value="114.95" table:style-name="ce2">
            <text:p>114,95</text:p>
          </table:table-cell>
          <table:table-cell table:number-columns-repeated="16373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15" table:style-name="ce3">
            <text:p>20615</text:p>
          </table:table-cell>
          <table:table-cell office:value-type="string" table:style-name="ce4">
            <text:p>STOMATOLOGICA, ZOBOZDRAVSTVENE STORITVE, D.O.O.</text:p>
          </table:table-cell>
          <table:table-cell office:value-type="string" table:style-name="ce4">
            <text:p>PESNICA PRI MARIBORU 42 C</text:p>
          </table:table-cell>
          <table:table-cell office:value-type="string" table:style-name="ce4">
            <text:p>2211 PESNICA PRI MARIBORU</text:p>
          </table:table-cell>
          <table:table-cell office:value-type="float" office:value="7756" table:style-name="ce3">
            <text:p>7756</text:p>
          </table:table-cell>
          <table:table-cell office:value-type="string" table:style-name="ce4">
            <text:p>ROJKO ULRIH DOROTEJA</text:p>
          </table:table-cell>
          <table:table-cell office:value-type="float" office:value="404101" table:style-name="ce3">
            <text:p>404101</text:p>
          </table:table-cell>
          <table:table-cell office:value-type="float" office:value="103.31" table:style-name="ce2">
            <text:p>103,31</text:p>
          </table:table-cell>
          <table:table-cell table:number-columns-repeated="16373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413" table:style-name="ce3">
            <text:p>20413</text:p>
          </table:table-cell>
          <table:table-cell office:value-type="string" table:style-name="ce4">
            <text:p>KOVAČEVIĆ HRVOJE - ZASEBNI ZOBOZDRAVNIK</text:p>
          </table:table-cell>
          <table:table-cell office:value-type="string" table:style-name="ce4">
            <text:p>POD HRIBOM 12</text:p>
          </table:table-cell>
          <table:table-cell office:value-type="string" table:style-name="ce4">
            <text:p>2212 ŠENTILJ V SLOV. GORICAH</text:p>
          </table:table-cell>
          <table:table-cell office:value-type="float" office:value="4192" table:style-name="ce3">
            <text:p>4192</text:p>
          </table:table-cell>
          <table:table-cell office:value-type="string" table:style-name="ce4">
            <text:p>KOVAČEVIĆ <text:s/>HRVOJE</text:p>
          </table:table-cell>
          <table:table-cell office:value-type="float" office:value="404101" table:style-name="ce3">
            <text:p>404101</text:p>
          </table:table-cell>
          <table:table-cell office:value-type="float" office:value="113.2" table:style-name="ce2">
            <text:p>113,20</text:p>
          </table:table-cell>
          <table:table-cell table:number-columns-repeated="16373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463" table:style-name="ce3">
            <text:p>20463</text:p>
          </table:table-cell>
          <table:table-cell office:value-type="string" table:style-name="ce4">
            <text:p>ZASEBNA ZOBNA ORDINACIJA BOJANA VOČANEC, DR. DENT. MED.</text:p>
          </table:table-cell>
          <table:table-cell office:value-type="string" table:style-name="ce4">
            <text:p>SLADKI VRH 5</text:p>
          </table:table-cell>
          <table:table-cell office:value-type="string" table:style-name="ce4">
            <text:p>2214 SLADKI VRH</text:p>
          </table:table-cell>
          <table:table-cell office:value-type="float" office:value="9227" table:style-name="ce3">
            <text:p>9227</text:p>
          </table:table-cell>
          <table:table-cell office:value-type="string" table:style-name="ce4">
            <text:p>VOČANEC <text:s/>BOJANA</text:p>
          </table:table-cell>
          <table:table-cell office:value-type="float" office:value="404101" table:style-name="ce3">
            <text:p>404101</text:p>
          </table:table-cell>
          <table:table-cell office:value-type="float" office:value="196.39" table:style-name="ce2">
            <text:p>196,39</text:p>
          </table:table-cell>
          <table:table-cell table:number-columns-repeated="16373"/>
        </table:table-row>
        <table:table-row table:style-name="ro2">
          <table:table-cell office:value-type="float" office:value="745" table:style-name="ce1">
            <text:p>745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70" table:style-name="ce3">
            <text:p>20670</text:p>
          </table:table-cell>
          <table:table-cell office:value-type="string" table:style-name="ce4">
            <text:p>DENTALNI STUDIO MB, ZOBOZDRAVSTVENA AMBULANTA IN STORITVE MIHAELA BENKO, DR. DENT. MED., D.O.O.</text:p>
          </table:table-cell>
          <table:table-cell office:value-type="string" table:style-name="ce4">
            <text:p>GREGORČIČEVA ULICA 1</text:p>
          </table:table-cell>
          <table:table-cell office:value-type="string" table:style-name="ce4">
            <text:p>2230 LENART V SLOV. GORICAH</text:p>
          </table:table-cell>
          <table:table-cell office:value-type="float" office:value="9987" table:style-name="ce3">
            <text:p>9987</text:p>
          </table:table-cell>
          <table:table-cell office:value-type="string" table:style-name="ce4">
            <text:p>BENKO <text:s/>MIHAELA</text:p>
          </table:table-cell>
          <table:table-cell office:value-type="float" office:value="404101" table:style-name="ce3">
            <text:p>404101</text:p>
          </table:table-cell>
          <table:table-cell office:value-type="float" office:value="107.62" table:style-name="ce2">
            <text:p>107,62</text:p>
          </table:table-cell>
          <table:table-cell table:number-columns-repeated="16373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355" table:style-name="ce3">
            <text:p>20355</text:p>
          </table:table-cell>
          <table:table-cell office:value-type="string" table:style-name="ce4">
            <text:p>FILIPIČ IRENA - DOKTOR STOMATOLOGIJE</text:p>
          </table:table-cell>
          <table:table-cell office:value-type="string" table:style-name="ce4">
            <text:p>CESTA K DRAVI 8</text:p>
          </table:table-cell>
          <table:table-cell office:value-type="string" table:style-name="ce4">
            <text:p>2241 SPODNJI DUPLEK</text:p>
          </table:table-cell>
          <table:table-cell office:value-type="float" office:value="6136" table:style-name="ce3">
            <text:p>6136</text:p>
          </table:table-cell>
          <table:table-cell office:value-type="string" table:style-name="ce4">
            <text:p>FILIPIČ <text:s/>IRENA</text:p>
          </table:table-cell>
          <table:table-cell office:value-type="float" office:value="404101" table:style-name="ce3">
            <text:p>404101</text:p>
          </table:table-cell>
          <table:table-cell office:value-type="float" office:value="104.82" table:style-name="ce2">
            <text:p>104,82</text:p>
          </table:table-cell>
          <table:table-cell table:number-columns-repeated="16373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182" table:style-name="ce3">
            <text:p>20182</text:p>
          </table:table-cell>
          <table:table-cell office:value-type="string" table:style-name="ce4">
            <text:p>LOBNIK - GOMILŠEK BOJANA - DOKTOR STOMATOLOGIJE</text:p>
          </table:table-cell>
          <table:table-cell office:value-type="string" table:style-name="ce4">
            <text:p>NOVA ULICA 5</text:p>
          </table:table-cell>
          <table:table-cell office:value-type="string" table:style-name="ce4">
            <text:p>2327 RAČE</text:p>
          </table:table-cell>
          <table:table-cell office:value-type="float" office:value="6412" table:style-name="ce3">
            <text:p>6412</text:p>
          </table:table-cell>
          <table:table-cell office:value-type="string" table:style-name="ce4">
            <text:p>LOBNIK GOMILŠEK BOJANA</text:p>
          </table:table-cell>
          <table:table-cell office:value-type="float" office:value="404101" table:style-name="ce3">
            <text:p>404101</text:p>
          </table:table-cell>
          <table:table-cell office:value-type="float" office:value="117.16" table:style-name="ce2">
            <text:p>117,16</text:p>
          </table:table-cell>
          <table:table-cell table:number-columns-repeated="16373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TINDENS, ZOBOZDRAVSTVO, PREVAJANJE, TOLMAČENJE IN DRUGE POSLOVNE STORITVE, D.O.O</text:p>
          </table:table-cell>
          <table:table-cell office:value-type="string" table:style-name="ce4">
            <text:p>ULICA LACKOVEGA ODREDA 6</text:p>
          </table:table-cell>
          <table:table-cell office:value-type="string" table:style-name="ce4">
            <text:p>2341 LIMBUŠ</text:p>
          </table:table-cell>
          <table:table-cell office:value-type="float" office:value="9232" table:style-name="ce3">
            <text:p>9232</text:p>
          </table:table-cell>
          <table:table-cell office:value-type="string" table:style-name="ce4">
            <text:p>PAVLIN <text:s/>MARTIN</text:p>
          </table:table-cell>
          <table:table-cell office:value-type="float" office:value="404101" table:style-name="ce3">
            <text:p>404101</text:p>
          </table:table-cell>
          <table:table-cell office:value-type="float" office:value="93.48" table:style-name="ce2">
            <text:p>93,48</text:p>
          </table:table-cell>
          <table:table-cell table:number-columns-repeated="16373"/>
        </table:table-row>
        <table:table-row table:style-name="ro2">
          <table:table-cell office:value-type="float" office:value="749" table:style-name="ce1">
            <text:p>749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12" table:style-name="ce3">
            <text:p>20612</text:p>
          </table:table-cell>
          <table:table-cell office:value-type="string" table:style-name="ce4">
            <text:p>PRELOG-DENTAL, DRUŽBA ZA STORITVE IN SVETOVANJE, D.O.O.</text:p>
          </table:table-cell>
          <table:table-cell office:value-type="string" table:style-name="ce4">
            <text:p>LACKOVA CESTA 269</text:p>
          </table:table-cell>
          <table:table-cell office:value-type="string" table:style-name="ce4">
            <text:p>2341 LIMBUŠ</text:p>
          </table:table-cell>
          <table:table-cell office:value-type="float" office:value="10061" table:style-name="ce3">
            <text:p>10061</text:p>
          </table:table-cell>
          <table:table-cell office:value-type="string" table:style-name="ce4">
            <text:p>PRELOG <text:s/>ZVONKO</text:p>
          </table:table-cell>
          <table:table-cell office:value-type="float" office:value="404101" table:style-name="ce3">
            <text:p>404101</text:p>
          </table:table-cell>
          <table:table-cell office:value-type="float" office:value="111.28" table:style-name="ce2">
            <text:p>111,28</text:p>
          </table:table-cell>
          <table:table-cell table:number-columns-repeated="16373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19" table:style-name="ce3">
            <text:p>20619</text:p>
          </table:table-cell>
          <table:table-cell office:value-type="string" table:style-name="ce4">
            <text:p>ZOBOZDRAVSTVO VIHER ZOBOZDRAVSTVENE STORITVE D.O.O.</text:p>
          </table:table-cell>
          <table:table-cell office:value-type="string" table:style-name="ce4">
            <text:p>STADIONSKA ULICA 4</text:p>
          </table:table-cell>
          <table:table-cell office:value-type="string" table:style-name="ce4">
            <text:p>2342 RUŠE</text:p>
          </table:table-cell>
          <table:table-cell office:value-type="float" office:value="6019" table:style-name="ce3">
            <text:p>6019</text:p>
          </table:table-cell>
          <table:table-cell office:value-type="string" table:style-name="ce4">
            <text:p>VIHER <text:s/>ANDREJ</text:p>
          </table:table-cell>
          <table:table-cell office:value-type="float" office:value="404101" table:style-name="ce3">
            <text:p>404101</text:p>
          </table:table-cell>
          <table:table-cell office:value-type="float" office:value="95.17" table:style-name="ce2">
            <text:p>95,17</text:p>
          </table:table-cell>
          <table:table-cell table:number-columns-repeated="16373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737" table:style-name="ce3">
            <text:p>20737</text:p>
          </table:table-cell>
          <table:table-cell office:value-type="string" table:style-name="ce4">
            <text:p>MEDIZOB, ZOBOZDRAVSTVENA DEJAVNOST, D.O.O.</text:p>
          </table:table-cell>
          <table:table-cell office:value-type="string" table:style-name="ce4">
            <text:p>STADIONSKA ULICA 4</text:p>
          </table:table-cell>
          <table:table-cell office:value-type="string" table:style-name="ce4">
            <text:p>2342 RUŠE</text:p>
          </table:table-cell>
          <table:table-cell office:value-type="float" office:value="10154" table:style-name="ce3">
            <text:p>10154</text:p>
          </table:table-cell>
          <table:table-cell office:value-type="string" table:style-name="ce4">
            <text:p>KOGEJ <text:s/>SAŠA</text:p>
          </table:table-cell>
          <table:table-cell office:value-type="float" office:value="404101" table:style-name="ce3">
            <text:p>404101</text:p>
          </table:table-cell>
          <table:table-cell office:value-type="float" office:value="100.17" table:style-name="ce2">
            <text:p>100,17</text:p>
          </table:table-cell>
          <table:table-cell table:number-columns-repeated="16373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344" table:style-name="ce3">
            <text:p>20344</text:p>
          </table:table-cell>
          <table:table-cell office:value-type="string" table:style-name="ce4">
            <text:p>CHUM - ZIERER VESNA - ZOBNA AMBULANTA</text:p>
          </table:table-cell>
          <table:table-cell office:value-type="string" table:style-name="ce4">
            <text:p>VRBANSKA CESTA 97</text:p>
          </table:table-cell>
          <table:table-cell office:value-type="string" table:style-name="ce4">
            <text:p>2351 KAMNICA</text:p>
          </table:table-cell>
          <table:table-cell office:value-type="float" office:value="6413" table:style-name="ce3">
            <text:p>6413</text:p>
          </table:table-cell>
          <table:table-cell office:value-type="string" table:style-name="ce4">
            <text:p>CHUM ZIERER VESNA</text:p>
          </table:table-cell>
          <table:table-cell office:value-type="float" office:value="404101" table:style-name="ce3">
            <text:p>404101</text:p>
          </table:table-cell>
          <table:table-cell office:value-type="float" office:value="136.12" table:style-name="ce2">
            <text:p>136,12</text:p>
          </table:table-cell>
          <table:table-cell table:number-columns-repeated="16373"/>
        </table:table-row>
        <table:table-row table:style-name="ro2">
          <table:table-cell office:value-type="float" office:value="753" table:style-name="ce1">
            <text:p>753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09" table:style-name="ce3">
            <text:p>20609</text:p>
          </table:table-cell>
          <table:table-cell office:value-type="string" table:style-name="ce4">
            <text:p>TOP-DENTAL, DRUŽBA ZA ZOBOZDRAVSTVENE STORITVE IN SVETOVANJE, D.O.O.</text:p>
          </table:table-cell>
          <table:table-cell office:value-type="string" table:style-name="ce4">
            <text:p>CESTA V ROŠPOH 24 A</text:p>
          </table:table-cell>
          <table:table-cell office:value-type="string" table:style-name="ce4">
            <text:p>2351 KAMNICA</text:p>
          </table:table-cell>
          <table:table-cell office:value-type="float" office:value="6387" table:style-name="ce3">
            <text:p>6387</text:p>
          </table:table-cell>
          <table:table-cell office:value-type="string" table:style-name="ce4">
            <text:p>TOPLAK SENČAR MARINA</text:p>
          </table:table-cell>
          <table:table-cell office:value-type="float" office:value="404101" table:style-name="ce3">
            <text:p>404101</text:p>
          </table:table-cell>
          <table:table-cell office:value-type="float" office:value="88.83" table:style-name="ce2">
            <text:p>88,83</text:p>
          </table:table-cell>
          <table:table-cell table:number-columns-repeated="16373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590" table:style-name="ce3">
            <text:p>20590</text:p>
          </table:table-cell>
          <table:table-cell office:value-type="string" table:style-name="ce4">
            <text:p>MERIDIUS TOP, ZDRAVSTVENE IN ZOBOZDRAVSTVENE STORITVE, D.O.O.</text:p>
          </table:table-cell>
          <table:table-cell office:value-type="string" table:style-name="ce4">
            <text:p>CESTA NA ŽAVCERJA 15</text:p>
          </table:table-cell>
          <table:table-cell office:value-type="string" table:style-name="ce4">
            <text:p>2354 BRESTERNICA</text:p>
          </table:table-cell>
          <table:table-cell office:value-type="float" office:value="9077" table:style-name="ce3">
            <text:p>9077</text:p>
          </table:table-cell>
          <table:table-cell office:value-type="string" table:style-name="ce4">
            <text:p>TIHIĆ MUJEZINOVIĆ AIDA</text:p>
          </table:table-cell>
          <table:table-cell office:value-type="float" office:value="404101" table:style-name="ce3">
            <text:p>404101</text:p>
          </table:table-cell>
          <table:table-cell office:value-type="float" office:value="98.66" table:style-name="ce2">
            <text:p>98,66</text:p>
          </table:table-cell>
          <table:table-cell table:number-columns-repeated="16373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1886" table:style-name="ce3">
            <text:p>11886</text:p>
          </table:table-cell>
          <table:table-cell office:value-type="string" table:style-name="ce4">
            <text:p>MERC HRIBERNIK INGRID</text:p>
          </table:table-cell>
          <table:table-cell office:value-type="float" office:value="404103" table:style-name="ce3">
            <text:p>404103</text:p>
          </table:table-cell>
          <table:table-cell office:value-type="float" office:value="99.47" table:style-name="ce2">
            <text:p>99,47</text:p>
          </table:table-cell>
          <table:table-cell table:number-columns-repeated="16373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1276" table:style-name="ce3">
            <text:p>11276</text:p>
          </table:table-cell>
          <table:table-cell office:value-type="string" table:style-name="ce4">
            <text:p>ROTER <text:s/>URŠKA</text:p>
          </table:table-cell>
          <table:table-cell office:value-type="float" office:value="404103" table:style-name="ce3">
            <text:p>404103</text:p>
          </table:table-cell>
          <table:table-cell office:value-type="float" office:value="96.66" table:style-name="ce2">
            <text:p>96,66</text:p>
          </table:table-cell>
          <table:table-cell table:number-columns-repeated="16373"/>
        </table:table-row>
        <table:table-row table:style-name="ro2">
          <table:table-cell office:value-type="float" office:value="757" table:style-name="ce1">
            <text:p>757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0443" table:style-name="ce3">
            <text:p>10443</text:p>
          </table:table-cell>
          <table:table-cell office:value-type="string" table:style-name="ce4">
            <text:p>STARMAN <text:s/>TINA</text:p>
          </table:table-cell>
          <table:table-cell office:value-type="float" office:value="404103" table:style-name="ce3">
            <text:p>404103</text:p>
          </table:table-cell>
          <table:table-cell office:value-type="float" office:value="115.9" table:style-name="ce2">
            <text:p>115,90</text:p>
          </table:table-cell>
          <table:table-cell table:number-columns-repeated="16373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2643" table:style-name="ce3">
            <text:p>12643</text:p>
          </table:table-cell>
          <table:table-cell office:value-type="string" table:style-name="ce4">
            <text:p>SAPAČ <text:s/>BORIS</text:p>
          </table:table-cell>
          <table:table-cell office:value-type="float" office:value="404103" table:style-name="ce3">
            <text:p>404103</text:p>
          </table:table-cell>
          <table:table-cell office:value-type="float" office:value="104.39" table:style-name="ce2">
            <text:p>104,39</text:p>
          </table:table-cell>
          <table:table-cell table:number-columns-repeated="16373"/>
        </table:table-row>
        <table:table-row table:style-name="ro2">
          <table:table-cell office:value-type="float" office:value="759" table:style-name="ce1">
            <text:p>759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1205" table:style-name="ce3">
            <text:p>11205</text:p>
          </table:table-cell>
          <table:table-cell office:value-type="string" table:style-name="ce4">
            <text:p>PERGAR BARČ PETRA</text:p>
          </table:table-cell>
          <table:table-cell office:value-type="float" office:value="404103" table:style-name="ce3">
            <text:p>404103</text:p>
          </table:table-cell>
          <table:table-cell office:value-type="float" office:value="124.34" table:style-name="ce2">
            <text:p>124,34</text:p>
          </table:table-cell>
          <table:table-cell table:number-columns-repeated="16373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1350" table:style-name="ce3">
            <text:p>11350</text:p>
          </table:table-cell>
          <table:table-cell office:value-type="string" table:style-name="ce4">
            <text:p>KASJAK VRAČKO ANDREJA</text:p>
          </table:table-cell>
          <table:table-cell office:value-type="float" office:value="404103" table:style-name="ce3">
            <text:p>404103</text:p>
          </table:table-cell>
          <table:table-cell office:value-type="float" office:value="77.319999999999993" table:style-name="ce2">
            <text:p>77,32</text:p>
          </table:table-cell>
          <table:table-cell table:number-columns-repeated="16373"/>
        </table:table-row>
        <table:table-row table:style-name="ro2">
          <table:table-cell office:value-type="float" office:value="761" table:style-name="ce1">
            <text:p>761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0174" table:style-name="ce3">
            <text:p>10174</text:p>
          </table:table-cell>
          <table:table-cell office:value-type="string" table:style-name="ce4">
            <text:p>GORENŠEK GRANDA PETRA</text:p>
          </table:table-cell>
          <table:table-cell office:value-type="float" office:value="404103" table:style-name="ce3">
            <text:p>404103</text:p>
          </table:table-cell>
          <table:table-cell office:value-type="float" office:value="107.11" table:style-name="ce2">
            <text:p>107,11</text:p>
          </table:table-cell>
          <table:table-cell table:number-columns-repeated="16373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2230" table:style-name="ce3">
            <text:p>12230</text:p>
          </table:table-cell>
          <table:table-cell office:value-type="string" table:style-name="ce4">
            <text:p>DOBRIĆ BULUT REBEKA</text:p>
          </table:table-cell>
          <table:table-cell office:value-type="float" office:value="404103" table:style-name="ce3">
            <text:p>404103</text:p>
          </table:table-cell>
          <table:table-cell office:value-type="float" office:value="95.16" table:style-name="ce2">
            <text:p>95,16</text:p>
          </table:table-cell>
          <table:table-cell table:number-columns-repeated="16373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4211" table:style-name="ce3">
            <text:p>4211</text:p>
          </table:table-cell>
          <table:table-cell office:value-type="string" table:style-name="ce4">
            <text:p>DANEU <text:s/>VLADIMIR</text:p>
          </table:table-cell>
          <table:table-cell office:value-type="float" office:value="404103" table:style-name="ce3">
            <text:p>404103</text:p>
          </table:table-cell>
          <table:table-cell office:value-type="float" office:value="22.84" table:style-name="ce2">
            <text:p>22,84</text:p>
          </table:table-cell>
          <table:table-cell table:number-columns-repeated="16373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0060" table:style-name="ce3">
            <text:p>10060</text:p>
          </table:table-cell>
          <table:table-cell office:value-type="string" table:style-name="ce4">
            <text:p>BRAČKO <text:s/>MONIKA</text:p>
          </table:table-cell>
          <table:table-cell office:value-type="float" office:value="404103" table:style-name="ce3">
            <text:p>404103</text:p>
          </table:table-cell>
          <table:table-cell office:value-type="float" office:value="96.04" table:style-name="ce2">
            <text:p>96,04</text:p>
          </table:table-cell>
          <table:table-cell table:number-columns-repeated="16373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2496" table:style-name="ce3">
            <text:p>12496</text:p>
          </table:table-cell>
          <table:table-cell office:value-type="string" table:style-name="ce4">
            <text:p>SAPAČ <text:s/>HELENA</text:p>
          </table:table-cell>
          <table:table-cell office:value-type="float" office:value="404103" table:style-name="ce3">
            <text:p>404103</text:p>
          </table:table-cell>
          <table:table-cell office:value-type="float" office:value="53.6" table:style-name="ce2">
            <text:p>53,60</text:p>
          </table:table-cell>
          <table:table-cell table:number-columns-repeated="16373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0342" table:style-name="ce3">
            <text:p>10342</text:p>
          </table:table-cell>
          <table:table-cell office:value-type="string" table:style-name="ce4">
            <text:p>BRADAČ <text:s/>ANA</text:p>
          </table:table-cell>
          <table:table-cell office:value-type="float" office:value="404103" table:style-name="ce3">
            <text:p>404103</text:p>
          </table:table-cell>
          <table:table-cell office:value-type="float" office:value="114.41" table:style-name="ce2">
            <text:p>114,41</text:p>
          </table:table-cell>
          <table:table-cell table:number-columns-repeated="16373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3601" table:style-name="ce3">
            <text:p>13601</text:p>
          </table:table-cell>
          <table:table-cell office:value-type="string" table:style-name="ce4">
            <text:p>PODLESEK <text:s/>MIHAEL</text:p>
          </table:table-cell>
          <table:table-cell office:value-type="float" office:value="404103" table:style-name="ce3">
            <text:p>404103</text:p>
          </table:table-cell>
          <table:table-cell office:value-type="float" office:value="2.2799999999999998" table:style-name="ce2">
            <text:p>2,28</text:p>
          </table:table-cell>
          <table:table-cell table:number-columns-repeated="16373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8948" table:style-name="ce3">
            <text:p>8948</text:p>
          </table:table-cell>
          <table:table-cell office:value-type="string" table:style-name="ce4">
            <text:p>RANZINGER SOTIROVIĆ HERTA</text:p>
          </table:table-cell>
          <table:table-cell office:value-type="float" office:value="404103" table:style-name="ce3">
            <text:p>404103</text:p>
          </table:table-cell>
          <table:table-cell office:value-type="float" office:value="95.95" table:style-name="ce2">
            <text:p>95,95</text:p>
          </table:table-cell>
          <table:table-cell table:number-columns-repeated="16373"/>
        </table:table-row>
        <table:table-row table:style-name="ro2">
          <table:table-cell office:value-type="float" office:value="769" table:style-name="ce1">
            <text:p>769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0782" table:style-name="ce3">
            <text:p>10782</text:p>
          </table:table-cell>
          <table:table-cell office:value-type="string" table:style-name="ce4">
            <text:p>KRAJNC <text:s/>MOJCA</text:p>
          </table:table-cell>
          <table:table-cell office:value-type="float" office:value="404103" table:style-name="ce3">
            <text:p>404103</text:p>
          </table:table-cell>
          <table:table-cell office:value-type="float" office:value="133.47" table:style-name="ce2">
            <text:p>133,47</text:p>
          </table:table-cell>
          <table:table-cell table:number-columns-repeated="16373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8140" table:style-name="ce3">
            <text:p>8140</text:p>
          </table:table-cell>
          <table:table-cell office:value-type="string" table:style-name="ce4">
            <text:p>ŽUČKO KARNET ANDREJA</text:p>
          </table:table-cell>
          <table:table-cell office:value-type="float" office:value="404103" table:style-name="ce3">
            <text:p>404103</text:p>
          </table:table-cell>
          <table:table-cell office:value-type="float" office:value="115.81" table:style-name="ce2">
            <text:p>115,81</text:p>
          </table:table-cell>
          <table:table-cell table:number-columns-repeated="16373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9809" table:style-name="ce3">
            <text:p>9809</text:p>
          </table:table-cell>
          <table:table-cell office:value-type="string" table:style-name="ce4">
            <text:p>PEHANT <text:s/>TOMAŽ</text:p>
          </table:table-cell>
          <table:table-cell office:value-type="float" office:value="404103" table:style-name="ce3">
            <text:p>404103</text:p>
          </table:table-cell>
          <table:table-cell office:value-type="float" office:value="122.14" table:style-name="ce2">
            <text:p>122,14</text:p>
          </table:table-cell>
          <table:table-cell table:number-columns-repeated="16373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1495" table:style-name="ce3">
            <text:p>11495</text:p>
          </table:table-cell>
          <table:table-cell office:value-type="string" table:style-name="ce4">
            <text:p>ZAVKOVA <text:s/>VERICA BOJIDAROVA</text:p>
          </table:table-cell>
          <table:table-cell office:value-type="float" office:value="404103" table:style-name="ce3">
            <text:p>404103</text:p>
          </table:table-cell>
          <table:table-cell office:value-type="float" office:value="93.49" table:style-name="ce2">
            <text:p>93,49</text:p>
          </table:table-cell>
          <table:table-cell table:number-columns-repeated="16373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1835" table:style-name="ce3">
            <text:p>11835</text:p>
          </table:table-cell>
          <table:table-cell office:value-type="string" table:style-name="ce4">
            <text:p>JAKIR <text:s/>SVETLANA</text:p>
          </table:table-cell>
          <table:table-cell office:value-type="float" office:value="404103" table:style-name="ce3">
            <text:p>404103</text:p>
          </table:table-cell>
          <table:table-cell office:value-type="float" office:value="181.45" table:style-name="ce2">
            <text:p>181,45</text:p>
          </table:table-cell>
          <table:table-cell table:number-columns-repeated="16373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1540" table:style-name="ce3">
            <text:p>11540</text:p>
          </table:table-cell>
          <table:table-cell office:value-type="string" table:style-name="ce4">
            <text:p>KAVČIČ <text:s/>MAJA</text:p>
          </table:table-cell>
          <table:table-cell office:value-type="float" office:value="404103" table:style-name="ce3">
            <text:p>404103</text:p>
          </table:table-cell>
          <table:table-cell office:value-type="float" office:value="91.82" table:style-name="ce2">
            <text:p>91,82</text:p>
          </table:table-cell>
          <table:table-cell table:number-columns-repeated="16373"/>
        </table:table-row>
        <table:table-row table:style-name="ro2">
          <table:table-cell office:value-type="float" office:value="775" table:style-name="ce1">
            <text:p>775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322" table:style-name="ce3">
            <text:p>20322</text:p>
          </table:table-cell>
          <table:table-cell office:value-type="string" table:style-name="ce4">
            <text:p>SORŠAK KARIN - DOKTOR STOMATOLOGIJE</text:p>
          </table:table-cell>
          <table:table-cell office:value-type="string" table:style-name="ce4">
            <text:p>OBLAKOVA ULICA 4</text:p>
          </table:table-cell>
          <table:table-cell office:value-type="string" table:style-name="ce4">
            <text:p>2000 MARIBOR</text:p>
          </table:table-cell>
          <table:table-cell office:value-type="float" office:value="6540" table:style-name="ce3">
            <text:p>6540</text:p>
          </table:table-cell>
          <table:table-cell office:value-type="string" table:style-name="ce4">
            <text:p>SORŠAK <text:s/>KARIN</text:p>
          </table:table-cell>
          <table:table-cell office:value-type="float" office:value="404103" table:style-name="ce3">
            <text:p>404103</text:p>
          </table:table-cell>
          <table:table-cell office:value-type="float" office:value="77.319999999999993" table:style-name="ce2">
            <text:p>77,32</text:p>
          </table:table-cell>
          <table:table-cell table:number-columns-repeated="16373"/>
        </table:table-row>
        <table:table-row table:style-name="ro2">
          <table:table-cell office:value-type="float" office:value="776" table:style-name="ce1">
            <text:p>776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426" table:style-name="ce3">
            <text:p>20426</text:p>
          </table:table-cell>
          <table:table-cell office:value-type="string" table:style-name="ce4">
            <text:p>POKERŽNIK PETER - ZASEBNI ZOBOZDRAVNIK</text:p>
          </table:table-cell>
          <table:table-cell office:value-type="string" table:style-name="ce4">
            <text:p>ZRKOVSKA CESTA 67</text:p>
          </table:table-cell>
          <table:table-cell office:value-type="string" table:style-name="ce4">
            <text:p>2000 MARIBOR</text:p>
          </table:table-cell>
          <table:table-cell office:value-type="float" office:value="9098" table:style-name="ce3">
            <text:p>9098</text:p>
          </table:table-cell>
          <table:table-cell office:value-type="string" table:style-name="ce4">
            <text:p>POKERŽNIK <text:s/>PETER</text:p>
          </table:table-cell>
          <table:table-cell office:value-type="float" office:value="404103" table:style-name="ce3">
            <text:p>404103</text:p>
          </table:table-cell>
          <table:table-cell office:value-type="float" office:value="127.68" table:style-name="ce2">
            <text:p>127,68</text:p>
          </table:table-cell>
          <table:table-cell table:number-columns-repeated="16373"/>
        </table:table-row>
        <table:table-row table:style-name="ro2">
          <table:table-cell office:value-type="float" office:value="777" table:style-name="ce1">
            <text:p>777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11" table:style-name="ce3">
            <text:p>20611</text:p>
          </table:table-cell>
          <table:table-cell office:value-type="string" table:style-name="ce4">
            <text:p>SLODENT, DRUŽBA ZA ZOBOZDRAVSTVO, STORITVE IN SVETOVANJE, D.O.O.</text:p>
          </table:table-cell>
          <table:table-cell office:value-type="string" table:style-name="ce4">
            <text:p>ULICA HEROJA NANDETA 31</text:p>
          </table:table-cell>
          <table:table-cell office:value-type="string" table:style-name="ce4">
            <text:p>2000 MARIBOR</text:p>
          </table:table-cell>
          <table:table-cell office:value-type="float" office:value="3681" table:style-name="ce3">
            <text:p>3681</text:p>
          </table:table-cell>
          <table:table-cell office:value-type="string" table:style-name="ce4">
            <text:p>HRAŠ ZABAVNIK ANTONIJA</text:p>
          </table:table-cell>
          <table:table-cell office:value-type="float" office:value="404103" table:style-name="ce3">
            <text:p>404103</text:p>
          </table:table-cell>
          <table:table-cell office:value-type="float" office:value="151.22999999999999" table:style-name="ce2">
            <text:p>151,23</text:p>
          </table:table-cell>
          <table:table-cell table:number-columns-repeated="16373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644" table:style-name="ce3">
            <text:p>20644</text:p>
          </table:table-cell>
          <table:table-cell office:value-type="string" table:style-name="ce4">
            <text:p>ZOBNA ORDINACIJA RODOŠEK, BOJANA RODOŠEK , DR. DENT. MED.</text:p>
          </table:table-cell>
          <table:table-cell office:value-type="string" table:style-name="ce4">
            <text:p>TOLSTOJEVA ULICA 3</text:p>
          </table:table-cell>
          <table:table-cell office:value-type="string" table:style-name="ce4">
            <text:p>2000 MARIBOR</text:p>
          </table:table-cell>
          <table:table-cell office:value-type="float" office:value="9216" table:style-name="ce3">
            <text:p>9216</text:p>
          </table:table-cell>
          <table:table-cell office:value-type="string" table:style-name="ce4">
            <text:p>RODOŠEK <text:s/>BOJANA</text:p>
          </table:table-cell>
          <table:table-cell office:value-type="float" office:value="404103" table:style-name="ce3">
            <text:p>404103</text:p>
          </table:table-cell>
          <table:table-cell office:value-type="float" office:value="125.3" table:style-name="ce2">
            <text:p>125,30</text:p>
          </table:table-cell>
          <table:table-cell table:number-columns-repeated="16373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599" table:style-name="ce3">
            <text:p>20599</text:p>
          </table:table-cell>
          <table:table-cell office:value-type="string" table:style-name="ce4">
            <text:p>ZOBNA AMBULANTA DR. RENE MALE</text:p>
          </table:table-cell>
          <table:table-cell office:value-type="string" table:style-name="ce4">
            <text:p>KORENSKA CESTA 31</text:p>
          </table:table-cell>
          <table:table-cell office:value-type="string" table:style-name="ce4">
            <text:p>2241 SPODNJI DUPLEK</text:p>
          </table:table-cell>
          <table:table-cell office:value-type="float" office:value="9469" table:style-name="ce3">
            <text:p>9469</text:p>
          </table:table-cell>
          <table:table-cell office:value-type="string" table:style-name="ce4">
            <text:p>MALE <text:s/>RENE</text:p>
          </table:table-cell>
          <table:table-cell office:value-type="float" office:value="404103" table:style-name="ce3">
            <text:p>404103</text:p>
          </table:table-cell>
          <table:table-cell office:value-type="float" office:value="162.74" table:style-name="ce2">
            <text:p>162,74</text:p>
          </table:table-cell>
          <table:table-cell table:number-columns-repeated="16373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344" table:style-name="ce3">
            <text:p>20344</text:p>
          </table:table-cell>
          <table:table-cell office:value-type="string" table:style-name="ce4">
            <text:p>CHUM - ZIERER VESNA - ZOBNA AMBULANTA</text:p>
          </table:table-cell>
          <table:table-cell office:value-type="string" table:style-name="ce4">
            <text:p>VRBANSKA CESTA 97</text:p>
          </table:table-cell>
          <table:table-cell office:value-type="string" table:style-name="ce4">
            <text:p>2351 KAMNICA</text:p>
          </table:table-cell>
          <table:table-cell office:value-type="float" office:value="6413" table:style-name="ce3">
            <text:p>6413</text:p>
          </table:table-cell>
          <table:table-cell office:value-type="string" table:style-name="ce4">
            <text:p>CHUM ZIERER VESNA</text:p>
          </table:table-cell>
          <table:table-cell office:value-type="float" office:value="404103" table:style-name="ce3">
            <text:p>404103</text:p>
          </table:table-cell>
          <table:table-cell office:value-type="float" office:value="81.72" table:style-name="ce2">
            <text:p>81,72</text:p>
          </table:table-cell>
          <table:table-cell table:number-columns-repeated="16373"/>
        </table:table-row>
        <table:table-row table:style-name="ro2">
          <table:table-cell office:value-type="float" office:value="781" table:style-name="ce1">
            <text:p>781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20416" table:style-name="ce3">
            <text:p>20416</text:p>
          </table:table-cell>
          <table:table-cell office:value-type="string" table:style-name="ce4">
            <text:p>GRANDOŠEK KSENIJA - ZASEBNA ZOBOZDRAVNICA</text:p>
          </table:table-cell>
          <table:table-cell office:value-type="string" table:style-name="ce4">
            <text:p>SLOVENSKI TRG 4</text:p>
          </table:table-cell>
          <table:table-cell office:value-type="string" table:style-name="ce4">
            <text:p>2352 SELNICA OB DRAVI</text:p>
          </table:table-cell>
          <table:table-cell office:value-type="float" office:value="9100" table:style-name="ce3">
            <text:p>9100</text:p>
          </table:table-cell>
          <table:table-cell office:value-type="string" table:style-name="ce4">
            <text:p>GRANDOŠEK <text:s/>KSENIJA</text:p>
          </table:table-cell>
          <table:table-cell office:value-type="float" office:value="404103" table:style-name="ce3">
            <text:p>404103</text:p>
          </table:table-cell>
          <table:table-cell office:value-type="float" office:value="100.7" table:style-name="ce2">
            <text:p>100,70</text:p>
          </table:table-cell>
          <table:table-cell table:number-columns-repeated="16373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3009" table:style-name="ce3">
            <text:p>13009</text:p>
          </table:table-cell>
          <table:table-cell office:value-type="string" table:style-name="ce4">
            <text:p>MILIĆEV <text:s/>SNEŽANA</text:p>
          </table:table-cell>
          <table:table-cell office:value-type="float" office:value="404105" table:style-name="ce3">
            <text:p>404105</text:p>
          </table:table-cell>
          <table:table-cell office:value-type="float" office:value="84.44" table:style-name="ce2">
            <text:p>84,44</text:p>
          </table:table-cell>
          <table:table-cell table:number-columns-repeated="16373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float" office:value="260000" table:style-name="ce3">
            <text:p>260000</text:p>
          </table:table-cell>
          <table:table-cell office:value-type="string" table:style-name="ce4">
            <text:p>OE MARIBOR</text:p>
          </table:table-cell>
          <table:table-cell office:value-type="float" office:value="7883" table:style-name="ce3">
            <text:p>7883</text:p>
          </table:table-cell>
          <table:table-cell office:value-type="string" table:style-name="ce4">
            <text:p>ZDRAVSTVENI DOM DR. ADOLFA DROLCA MARIBOR</text:p>
          </table:table-cell>
          <table:table-cell office:value-type="string" table:style-name="ce4">
            <text:p>ULICA TALCEV 9</text:p>
          </table:table-cell>
          <table:table-cell office:value-type="string" table:style-name="ce4">
            <text:p>2000 MARIBOR</text:p>
          </table:table-cell>
          <table:table-cell office:value-type="float" office:value="11540" table:style-name="ce3">
            <text:p>11540</text:p>
          </table:table-cell>
          <table:table-cell office:value-type="string" table:style-name="ce4">
            <text:p>KAVČIČ <text:s/>MAJA</text:p>
          </table:table-cell>
          <table:table-cell office:value-type="float" office:value="404105" table:style-name="ce3">
            <text:p>404105</text:p>
          </table:table-cell>
          <table:table-cell office:value-type="float" office:value="130.74" table:style-name="ce2">
            <text:p>130,74</text:p>
          </table:table-cell>
          <table:table-cell table:number-columns-repeated="16373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float" office:value="260100" table:style-name="ce3">
            <text:p>260100</text:p>
          </table:table-cell>
          <table:table-cell office:value-type="string" table:style-name="ce4">
            <text:p>IZPOSTAVA LENART</text:p>
          </table:table-cell>
          <table:table-cell office:value-type="float" office:value="8025" table:style-name="ce3">
            <text:p>8025</text:p>
          </table:table-cell>
          <table:table-cell office:value-type="string" table:style-name="ce4">
            <text:p>ZDRAVSTVENI DOM LENART</text:p>
          </table:table-cell>
          <table:table-cell office:value-type="string" table:style-name="ce4">
            <text:p>MAISTROVA ULICA 22</text:p>
          </table:table-cell>
          <table:table-cell office:value-type="string" table:style-name="ce4">
            <text:p>2230 LENART V SLOV. GORICAH</text:p>
          </table:table-cell>
          <table:table-cell office:value-type="float" office:value="12441" table:style-name="ce3">
            <text:p>12441</text:p>
          </table:table-cell>
          <table:table-cell office:value-type="string" table:style-name="ce4">
            <text:p>ILIEVA <text:s/>VALENTINA</text:p>
          </table:table-cell>
          <table:table-cell office:value-type="float" office:value="404101" table:style-name="ce3">
            <text:p>404101</text:p>
          </table:table-cell>
          <table:table-cell office:value-type="float" office:value="112.91" table:style-name="ce2">
            <text:p>112,91</text:p>
          </table:table-cell>
          <table:table-cell table:number-columns-repeated="16373"/>
        </table:table-row>
        <table:table-row table:style-name="ro2">
          <table:table-cell office:value-type="float" office:value="785" table:style-name="ce1">
            <text:p>785</text:p>
          </table:table-cell>
          <table:table-cell office:value-type="float" office:value="260100" table:style-name="ce3">
            <text:p>260100</text:p>
          </table:table-cell>
          <table:table-cell office:value-type="string" table:style-name="ce4">
            <text:p>IZPOSTAVA LENART</text:p>
          </table:table-cell>
          <table:table-cell office:value-type="float" office:value="8025" table:style-name="ce3">
            <text:p>8025</text:p>
          </table:table-cell>
          <table:table-cell office:value-type="string" table:style-name="ce4">
            <text:p>ZDRAVSTVENI DOM LENART</text:p>
          </table:table-cell>
          <table:table-cell office:value-type="string" table:style-name="ce4">
            <text:p>MAISTROVA ULICA 22</text:p>
          </table:table-cell>
          <table:table-cell office:value-type="string" table:style-name="ce4">
            <text:p>2230 LENART V SLOV. GORICAH</text:p>
          </table:table-cell>
          <table:table-cell office:value-type="float" office:value="3680" table:style-name="ce3">
            <text:p>3680</text:p>
          </table:table-cell>
          <table:table-cell office:value-type="string" table:style-name="ce4">
            <text:p>BLAŽIČ <text:s/>ANDREJ</text:p>
          </table:table-cell>
          <table:table-cell office:value-type="float" office:value="404101" table:style-name="ce3">
            <text:p>404101</text:p>
          </table:table-cell>
          <table:table-cell office:value-type="float" office:value="138.04" table:style-name="ce2">
            <text:p>138,04</text:p>
          </table:table-cell>
          <table:table-cell table:number-columns-repeated="16373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float" office:value="260100" table:style-name="ce3">
            <text:p>260100</text:p>
          </table:table-cell>
          <table:table-cell office:value-type="string" table:style-name="ce4">
            <text:p>IZPOSTAVA LENART</text:p>
          </table:table-cell>
          <table:table-cell office:value-type="float" office:value="8025" table:style-name="ce3">
            <text:p>8025</text:p>
          </table:table-cell>
          <table:table-cell office:value-type="string" table:style-name="ce4">
            <text:p>ZDRAVSTVENI DOM LENART</text:p>
          </table:table-cell>
          <table:table-cell office:value-type="string" table:style-name="ce4">
            <text:p>MAISTROVA ULICA 22</text:p>
          </table:table-cell>
          <table:table-cell office:value-type="string" table:style-name="ce4">
            <text:p>2230 LENART V SLOV. GORICAH</text:p>
          </table:table-cell>
          <table:table-cell office:value-type="float" office:value="13612" table:style-name="ce3">
            <text:p>13612</text:p>
          </table:table-cell>
          <table:table-cell office:value-type="string" table:style-name="ce4">
            <text:p>TROST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9.24" table:style-name="ce2">
            <text:p>9,24</text:p>
          </table:table-cell>
          <table:table-cell table:number-columns-repeated="16373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float" office:value="260100" table:style-name="ce3">
            <text:p>260100</text:p>
          </table:table-cell>
          <table:table-cell office:value-type="string" table:style-name="ce4">
            <text:p>IZPOSTAVA LENART</text:p>
          </table:table-cell>
          <table:table-cell office:value-type="float" office:value="8025" table:style-name="ce3">
            <text:p>8025</text:p>
          </table:table-cell>
          <table:table-cell office:value-type="string" table:style-name="ce4">
            <text:p>ZDRAVSTVENI DOM LENART</text:p>
          </table:table-cell>
          <table:table-cell office:value-type="string" table:style-name="ce4">
            <text:p>MAISTROVA ULICA 22</text:p>
          </table:table-cell>
          <table:table-cell office:value-type="string" table:style-name="ce4">
            <text:p>2230 LENART V SLOV. GORICAH</text:p>
          </table:table-cell>
          <table:table-cell office:value-type="float" office:value="12748" table:style-name="ce3">
            <text:p>12748</text:p>
          </table:table-cell>
          <table:table-cell office:value-type="string" table:style-name="ce4">
            <text:p>ILJAŽ <text:s/>MAJA</text:p>
          </table:table-cell>
          <table:table-cell office:value-type="float" office:value="404101" table:style-name="ce3">
            <text:p>404101</text:p>
          </table:table-cell>
          <table:table-cell office:value-type="float" office:value="78.88" table:style-name="ce2">
            <text:p>78,88</text:p>
          </table:table-cell>
          <table:table-cell table:number-columns-repeated="16373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float" office:value="260100" table:style-name="ce3">
            <text:p>260100</text:p>
          </table:table-cell>
          <table:table-cell office:value-type="string" table:style-name="ce4">
            <text:p>IZPOSTAVA LENART</text:p>
          </table:table-cell>
          <table:table-cell office:value-type="float" office:value="20688" table:style-name="ce3">
            <text:p>20688</text:p>
          </table:table-cell>
          <table:table-cell office:value-type="string" table:style-name="ce4">
            <text:p>MARDENS ZDRAVSTVO, TRGOVINA, GOSTINSTVO, STORITVE D.O.O.</text:p>
          </table:table-cell>
          <table:table-cell office:value-type="string" table:style-name="ce4">
            <text:p>ILAUNIGOVA ULICA 15</text:p>
          </table:table-cell>
          <table:table-cell office:value-type="string" table:style-name="ce4">
            <text:p>2230 LENART V SLOV. GORICAH</text:p>
          </table:table-cell>
          <table:table-cell office:value-type="float" office:value="7853" table:style-name="ce3">
            <text:p>7853</text:p>
          </table:table-cell>
          <table:table-cell office:value-type="string" table:style-name="ce4">
            <text:p>MARKOLI <text:s/>SABINA</text:p>
          </table:table-cell>
          <table:table-cell office:value-type="float" office:value="404101" table:style-name="ce3">
            <text:p>404101</text:p>
          </table:table-cell>
          <table:table-cell office:value-type="float" office:value="155.43" table:style-name="ce2">
            <text:p>155,43</text:p>
          </table:table-cell>
          <table:table-cell table:number-columns-repeated="16373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float" office:value="260100" table:style-name="ce3">
            <text:p>260100</text:p>
          </table:table-cell>
          <table:table-cell office:value-type="string" table:style-name="ce4">
            <text:p>IZPOSTAVA LENART</text:p>
          </table:table-cell>
          <table:table-cell office:value-type="float" office:value="20691" table:style-name="ce3">
            <text:p>20691</text:p>
          </table:table-cell>
          <table:table-cell office:value-type="string" table:style-name="ce4">
            <text:p>KSP DENT, ZOBOZDRAVSTVENE STORITVE, D.O.O.</text:p>
          </table:table-cell>
          <table:table-cell office:value-type="string" table:style-name="ce4">
            <text:p>MAISTROVA ULICA 22</text:p>
          </table:table-cell>
          <table:table-cell office:value-type="string" table:style-name="ce4">
            <text:p>2230 LENART V SLOV. GORICAH</text:p>
          </table:table-cell>
          <table:table-cell office:value-type="float" office:value="10496" table:style-name="ce3">
            <text:p>10496</text:p>
          </table:table-cell>
          <table:table-cell office:value-type="string" table:style-name="ce4">
            <text:p>ŠESTANJ PUKLAVEC KATJA</text:p>
          </table:table-cell>
          <table:table-cell office:value-type="float" office:value="404101" table:style-name="ce3">
            <text:p>404101</text:p>
          </table:table-cell>
          <table:table-cell office:value-type="float" office:value="113.14" table:style-name="ce2">
            <text:p>113,14</text:p>
          </table:table-cell>
          <table:table-cell table:number-columns-repeated="16373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float" office:value="260100" table:style-name="ce3">
            <text:p>260100</text:p>
          </table:table-cell>
          <table:table-cell office:value-type="string" table:style-name="ce4">
            <text:p>IZPOSTAVA LENART</text:p>
          </table:table-cell>
          <table:table-cell office:value-type="float" office:value="8025" table:style-name="ce3">
            <text:p>8025</text:p>
          </table:table-cell>
          <table:table-cell office:value-type="string" table:style-name="ce4">
            <text:p>ZDRAVSTVENI DOM LENART</text:p>
          </table:table-cell>
          <table:table-cell office:value-type="string" table:style-name="ce4">
            <text:p>MAISTROVA ULICA 22</text:p>
          </table:table-cell>
          <table:table-cell office:value-type="string" table:style-name="ce4">
            <text:p>2230 LENART V SLOV. GORICAH</text:p>
          </table:table-cell>
          <table:table-cell office:value-type="float" office:value="12748" table:style-name="ce3">
            <text:p>12748</text:p>
          </table:table-cell>
          <table:table-cell office:value-type="string" table:style-name="ce4">
            <text:p>ILJAŽ <text:s/>MAJA</text:p>
          </table:table-cell>
          <table:table-cell office:value-type="float" office:value="404103" table:style-name="ce3">
            <text:p>404103</text:p>
          </table:table-cell>
          <table:table-cell office:value-type="float" office:value="169.42" table:style-name="ce2">
            <text:p>169,42</text:p>
          </table:table-cell>
          <table:table-cell table:number-columns-repeated="16373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float" office:value="260100" table:style-name="ce3">
            <text:p>260100</text:p>
          </table:table-cell>
          <table:table-cell office:value-type="string" table:style-name="ce4">
            <text:p>IZPOSTAVA LENART</text:p>
          </table:table-cell>
          <table:table-cell office:value-type="float" office:value="8025" table:style-name="ce3">
            <text:p>8025</text:p>
          </table:table-cell>
          <table:table-cell office:value-type="string" table:style-name="ce4">
            <text:p>ZDRAVSTVENI DOM LENART</text:p>
          </table:table-cell>
          <table:table-cell office:value-type="string" table:style-name="ce4">
            <text:p>MAISTROVA ULICA 22</text:p>
          </table:table-cell>
          <table:table-cell office:value-type="string" table:style-name="ce4">
            <text:p>2230 LENART V SLOV. GORICAH</text:p>
          </table:table-cell>
          <table:table-cell office:value-type="float" office:value="13612" table:style-name="ce3">
            <text:p>13612</text:p>
          </table:table-cell>
          <table:table-cell office:value-type="string" table:style-name="ce4">
            <text:p>TROST <text:s/>MOJCA</text:p>
          </table:table-cell>
          <table:table-cell office:value-type="float" office:value="404103" table:style-name="ce3">
            <text:p>404103</text:p>
          </table:table-cell>
          <table:table-cell office:value-type="float" office:value="9.4" table:style-name="ce2">
            <text:p>9,40</text:p>
          </table:table-cell>
          <table:table-cell table:number-columns-repeated="16373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float" office:value="260100" table:style-name="ce3">
            <text:p>260100</text:p>
          </table:table-cell>
          <table:table-cell office:value-type="string" table:style-name="ce4">
            <text:p>IZPOSTAVA LENART</text:p>
          </table:table-cell>
          <table:table-cell office:value-type="float" office:value="8025" table:style-name="ce3">
            <text:p>8025</text:p>
          </table:table-cell>
          <table:table-cell office:value-type="string" table:style-name="ce4">
            <text:p>ZDRAVSTVENI DOM LENART</text:p>
          </table:table-cell>
          <table:table-cell office:value-type="string" table:style-name="ce4">
            <text:p>MAISTROVA ULICA 22</text:p>
          </table:table-cell>
          <table:table-cell office:value-type="string" table:style-name="ce4">
            <text:p>2230 LENART V SLOV. GORICAH</text:p>
          </table:table-cell>
          <table:table-cell office:value-type="float" office:value="12441" table:style-name="ce3">
            <text:p>12441</text:p>
          </table:table-cell>
          <table:table-cell office:value-type="string" table:style-name="ce4">
            <text:p>ILIEVA <text:s/>VALENTINA</text:p>
          </table:table-cell>
          <table:table-cell office:value-type="float" office:value="404103" table:style-name="ce3">
            <text:p>404103</text:p>
          </table:table-cell>
          <table:table-cell office:value-type="float" office:value="79.959999999999994" table:style-name="ce2">
            <text:p>79,96</text:p>
          </table:table-cell>
          <table:table-cell table:number-columns-repeated="16373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float" office:value="260100" table:style-name="ce3">
            <text:p>260100</text:p>
          </table:table-cell>
          <table:table-cell office:value-type="string" table:style-name="ce4">
            <text:p>IZPOSTAVA LENART</text:p>
          </table:table-cell>
          <table:table-cell office:value-type="float" office:value="8025" table:style-name="ce3">
            <text:p>8025</text:p>
          </table:table-cell>
          <table:table-cell office:value-type="string" table:style-name="ce4">
            <text:p>ZDRAVSTVENI DOM LENART</text:p>
          </table:table-cell>
          <table:table-cell office:value-type="string" table:style-name="ce4">
            <text:p>MAISTROVA ULICA 22</text:p>
          </table:table-cell>
          <table:table-cell office:value-type="string" table:style-name="ce4">
            <text:p>2230 LENART V SLOV. GORICAH</text:p>
          </table:table-cell>
          <table:table-cell office:value-type="float" office:value="3680" table:style-name="ce3">
            <text:p>3680</text:p>
          </table:table-cell>
          <table:table-cell office:value-type="string" table:style-name="ce4">
            <text:p>BLAŽIČ <text:s/>ANDREJ</text:p>
          </table:table-cell>
          <table:table-cell office:value-type="float" office:value="404103" table:style-name="ce3">
            <text:p>404103</text:p>
          </table:table-cell>
          <table:table-cell office:value-type="float" office:value="8.7799999999999994" table:style-name="ce2">
            <text:p>8,78</text:p>
          </table:table-cell>
          <table:table-cell table:number-columns-repeated="16373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float" office:value="260100" table:style-name="ce3">
            <text:p>260100</text:p>
          </table:table-cell>
          <table:table-cell office:value-type="string" table:style-name="ce4">
            <text:p>IZPOSTAVA LENART</text:p>
          </table:table-cell>
          <table:table-cell office:value-type="float" office:value="20688" table:style-name="ce3">
            <text:p>20688</text:p>
          </table:table-cell>
          <table:table-cell office:value-type="string" table:style-name="ce4">
            <text:p>MARDENS ZDRAVSTVO, TRGOVINA, GOSTINSTVO, STORITVE D.O.O.</text:p>
          </table:table-cell>
          <table:table-cell office:value-type="string" table:style-name="ce4">
            <text:p>ILAUNIGOVA ULICA 15</text:p>
          </table:table-cell>
          <table:table-cell office:value-type="string" table:style-name="ce4">
            <text:p>2230 LENART V SLOV. GORICAH</text:p>
          </table:table-cell>
          <table:table-cell office:value-type="float" office:value="7853" table:style-name="ce3">
            <text:p>7853</text:p>
          </table:table-cell>
          <table:table-cell office:value-type="string" table:style-name="ce4">
            <text:p>MARKOLI <text:s/>SABINA</text:p>
          </table:table-cell>
          <table:table-cell office:value-type="float" office:value="404103" table:style-name="ce3">
            <text:p>404103</text:p>
          </table:table-cell>
          <table:table-cell office:value-type="float" office:value="67.13" table:style-name="ce2">
            <text:p>67,13</text:p>
          </table:table-cell>
          <table:table-cell table:number-columns-repeated="16373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float" office:value="260100" table:style-name="ce3">
            <text:p>260100</text:p>
          </table:table-cell>
          <table:table-cell office:value-type="string" table:style-name="ce4">
            <text:p>IZPOSTAVA LENART</text:p>
          </table:table-cell>
          <table:table-cell office:value-type="float" office:value="20691" table:style-name="ce3">
            <text:p>20691</text:p>
          </table:table-cell>
          <table:table-cell office:value-type="string" table:style-name="ce4">
            <text:p>KSP DENT, ZOBOZDRAVSTVENE STORITVE, D.O.O.</text:p>
          </table:table-cell>
          <table:table-cell office:value-type="string" table:style-name="ce4">
            <text:p>MAISTROVA ULICA 22</text:p>
          </table:table-cell>
          <table:table-cell office:value-type="string" table:style-name="ce4">
            <text:p>2230 LENART V SLOV. GORICAH</text:p>
          </table:table-cell>
          <table:table-cell office:value-type="float" office:value="10496" table:style-name="ce3">
            <text:p>10496</text:p>
          </table:table-cell>
          <table:table-cell office:value-type="string" table:style-name="ce4">
            <text:p>ŠESTANJ PUKLAVEC KATJA</text:p>
          </table:table-cell>
          <table:table-cell office:value-type="float" office:value="404103" table:style-name="ce3">
            <text:p>404103</text:p>
          </table:table-cell>
          <table:table-cell office:value-type="float" office:value="95.6" table:style-name="ce2">
            <text:p>95,60</text:p>
          </table:table-cell>
          <table:table-cell table:number-columns-repeated="16373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float" office:value="260200" table:style-name="ce3">
            <text:p>260200</text:p>
          </table:table-cell>
          <table:table-cell office:value-type="string" table:style-name="ce4">
            <text:p>IZPOSTAVA ORMOŽ</text:p>
          </table:table-cell>
          <table:table-cell office:value-type="float" office:value="7501" table:style-name="ce3">
            <text:p>7501</text:p>
          </table:table-cell>
          <table:table-cell office:value-type="string" table:style-name="ce4">
            <text:p>ZDRAVSTVENI DOM ORMOŽ</text:p>
          </table:table-cell>
          <table:table-cell office:value-type="string" table:style-name="ce4">
            <text:p>ULICA DR. HROVATA 4</text:p>
          </table:table-cell>
          <table:table-cell office:value-type="string" table:style-name="ce4">
            <text:p>2270 ORMOŽ</text:p>
          </table:table-cell>
          <table:table-cell office:value-type="float" office:value="12306" table:style-name="ce3">
            <text:p>12306</text:p>
          </table:table-cell>
          <table:table-cell office:value-type="string" table:style-name="ce4">
            <text:p>PEŠEVSKI <text:s/>JOVAN</text:p>
          </table:table-cell>
          <table:table-cell office:value-type="float" office:value="404101" table:style-name="ce3">
            <text:p>404101</text:p>
          </table:table-cell>
          <table:table-cell office:value-type="float" office:value="59.91" table:style-name="ce2">
            <text:p>59,91</text:p>
          </table:table-cell>
          <table:table-cell table:number-columns-repeated="16373"/>
        </table:table-row>
        <table:table-row table:style-name="ro2">
          <table:table-cell office:value-type="float" office:value="797" table:style-name="ce1">
            <text:p>797</text:p>
          </table:table-cell>
          <table:table-cell office:value-type="float" office:value="260200" table:style-name="ce3">
            <text:p>260200</text:p>
          </table:table-cell>
          <table:table-cell office:value-type="string" table:style-name="ce4">
            <text:p>IZPOSTAVA ORMOŽ</text:p>
          </table:table-cell>
          <table:table-cell office:value-type="float" office:value="7501" table:style-name="ce3">
            <text:p>7501</text:p>
          </table:table-cell>
          <table:table-cell office:value-type="string" table:style-name="ce4">
            <text:p>ZDRAVSTVENI DOM ORMOŽ</text:p>
          </table:table-cell>
          <table:table-cell office:value-type="string" table:style-name="ce4">
            <text:p>ULICA DR. HROVATA 4</text:p>
          </table:table-cell>
          <table:table-cell office:value-type="string" table:style-name="ce4">
            <text:p>2270 ORMOŽ</text:p>
          </table:table-cell>
          <table:table-cell office:value-type="float" office:value="8319" table:style-name="ce3">
            <text:p>8319</text:p>
          </table:table-cell>
          <table:table-cell office:value-type="string" table:style-name="ce4">
            <text:p>ZADRAVEC <text:s/>MIRJANA</text:p>
          </table:table-cell>
          <table:table-cell office:value-type="float" office:value="404101" table:style-name="ce3">
            <text:p>404101</text:p>
          </table:table-cell>
          <table:table-cell office:value-type="float" office:value="114.54" table:style-name="ce2">
            <text:p>114,54</text:p>
          </table:table-cell>
          <table:table-cell table:number-columns-repeated="16373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float" office:value="260200" table:style-name="ce3">
            <text:p>260200</text:p>
          </table:table-cell>
          <table:table-cell office:value-type="string" table:style-name="ce4">
            <text:p>IZPOSTAVA ORMOŽ</text:p>
          </table:table-cell>
          <table:table-cell office:value-type="float" office:value="7501" table:style-name="ce3">
            <text:p>7501</text:p>
          </table:table-cell>
          <table:table-cell office:value-type="string" table:style-name="ce4">
            <text:p>ZDRAVSTVENI DOM ORMOŽ</text:p>
          </table:table-cell>
          <table:table-cell office:value-type="string" table:style-name="ce4">
            <text:p>ULICA DR. HROVATA 4</text:p>
          </table:table-cell>
          <table:table-cell office:value-type="string" table:style-name="ce4">
            <text:p>2270 ORMOŽ</text:p>
          </table:table-cell>
          <table:table-cell office:value-type="float" office:value="126" table:style-name="ce3">
            <text:p>126</text:p>
          </table:table-cell>
          <table:table-cell office:value-type="string" table:style-name="ce4">
            <text:p>SKOČIR <text:s/>PIKA</text:p>
          </table:table-cell>
          <table:table-cell office:value-type="float" office:value="404101" table:style-name="ce3">
            <text:p>404101</text:p>
          </table:table-cell>
          <table:table-cell office:value-type="float" office:value="0.57999999999999996" table:style-name="ce2">
            <text:p>0,58</text:p>
          </table:table-cell>
          <table:table-cell table:number-columns-repeated="16373"/>
        </table:table-row>
        <table:table-row table:style-name="ro2">
          <table:table-cell office:value-type="float" office:value="799" table:style-name="ce1">
            <text:p>799</text:p>
          </table:table-cell>
          <table:table-cell office:value-type="float" office:value="260200" table:style-name="ce3">
            <text:p>260200</text:p>
          </table:table-cell>
          <table:table-cell office:value-type="string" table:style-name="ce4">
            <text:p>IZPOSTAVA ORMOŽ</text:p>
          </table:table-cell>
          <table:table-cell office:value-type="float" office:value="7501" table:style-name="ce3">
            <text:p>7501</text:p>
          </table:table-cell>
          <table:table-cell office:value-type="string" table:style-name="ce4">
            <text:p>ZDRAVSTVENI DOM ORMOŽ</text:p>
          </table:table-cell>
          <table:table-cell office:value-type="string" table:style-name="ce4">
            <text:p>ULICA DR. HROVATA 4</text:p>
          </table:table-cell>
          <table:table-cell office:value-type="string" table:style-name="ce4">
            <text:p>2270 ORMOŽ</text:p>
          </table:table-cell>
          <table:table-cell office:value-type="float" office:value="7284" table:style-name="ce3">
            <text:p>7284</text:p>
          </table:table-cell>
          <table:table-cell office:value-type="string" table:style-name="ce4">
            <text:p>PETROVIĆ FOLTIN MIRJANA</text:p>
          </table:table-cell>
          <table:table-cell office:value-type="float" office:value="404101" table:style-name="ce3">
            <text:p>404101</text:p>
          </table:table-cell>
          <table:table-cell office:value-type="float" office:value="96.62" table:style-name="ce2">
            <text:p>96,62</text:p>
          </table:table-cell>
          <table:table-cell table:number-columns-repeated="16373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260200" table:style-name="ce3">
            <text:p>260200</text:p>
          </table:table-cell>
          <table:table-cell office:value-type="string" table:style-name="ce4">
            <text:p>IZPOSTAVA ORMOŽ</text:p>
          </table:table-cell>
          <table:table-cell office:value-type="float" office:value="7501" table:style-name="ce3">
            <text:p>7501</text:p>
          </table:table-cell>
          <table:table-cell office:value-type="string" table:style-name="ce4">
            <text:p>ZDRAVSTVENI DOM ORMOŽ</text:p>
          </table:table-cell>
          <table:table-cell office:value-type="string" table:style-name="ce4">
            <text:p>ULICA DR. HROVATA 4</text:p>
          </table:table-cell>
          <table:table-cell office:value-type="string" table:style-name="ce4">
            <text:p>2270 ORMOŽ</text:p>
          </table:table-cell>
          <table:table-cell office:value-type="float" office:value="13615" table:style-name="ce3">
            <text:p>13615</text:p>
          </table:table-cell>
          <table:table-cell office:value-type="string" table:style-name="ce4">
            <text:p>KUMER <text:s/>MARJANA</text:p>
          </table:table-cell>
          <table:table-cell office:value-type="float" office:value="404101" table:style-name="ce3">
            <text:p>404101</text:p>
          </table:table-cell>
          <table:table-cell office:value-type="float" office:value="12.97" table:style-name="ce2">
            <text:p>12,97</text:p>
          </table:table-cell>
          <table:table-cell table:number-columns-repeated="16373"/>
        </table:table-row>
        <table:table-row table:style-name="ro2">
          <table:table-cell office:value-type="float" office:value="801" table:style-name="ce1">
            <text:p>801</text:p>
          </table:table-cell>
          <table:table-cell office:value-type="float" office:value="260200" table:style-name="ce3">
            <text:p>260200</text:p>
          </table:table-cell>
          <table:table-cell office:value-type="string" table:style-name="ce4">
            <text:p>IZPOSTAVA ORMOŽ</text:p>
          </table:table-cell>
          <table:table-cell office:value-type="float" office:value="7501" table:style-name="ce3">
            <text:p>7501</text:p>
          </table:table-cell>
          <table:table-cell office:value-type="string" table:style-name="ce4">
            <text:p>ZDRAVSTVENI DOM ORMOŽ</text:p>
          </table:table-cell>
          <table:table-cell office:value-type="string" table:style-name="ce4">
            <text:p>ULICA DR. HROVATA 4</text:p>
          </table:table-cell>
          <table:table-cell office:value-type="string" table:style-name="ce4">
            <text:p>2270 ORMOŽ</text:p>
          </table:table-cell>
          <table:table-cell office:value-type="float" office:value="10599" table:style-name="ce3">
            <text:p>10599</text:p>
          </table:table-cell>
          <table:table-cell office:value-type="string" table:style-name="ce4">
            <text:p>REHLICKI <text:s/>IGOR</text:p>
          </table:table-cell>
          <table:table-cell office:value-type="float" office:value="404101" table:style-name="ce3">
            <text:p>404101</text:p>
          </table:table-cell>
          <table:table-cell office:value-type="float" office:value="89.35" table:style-name="ce2">
            <text:p>89,35</text:p>
          </table:table-cell>
          <table:table-cell table:number-columns-repeated="16373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float" office:value="260200" table:style-name="ce3">
            <text:p>260200</text:p>
          </table:table-cell>
          <table:table-cell office:value-type="string" table:style-name="ce4">
            <text:p>IZPOSTAVA ORMOŽ</text:p>
          </table:table-cell>
          <table:table-cell office:value-type="float" office:value="20573" table:style-name="ce3">
            <text:p>20573</text:p>
          </table:table-cell>
          <table:table-cell office:value-type="string" table:style-name="ce4">
            <text:p>ZOBOZDRAVSTVENA AMBULANTA ZA ODRASLE IVANA KOMES DR. DENT. MED.</text:p>
          </table:table-cell>
          <table:table-cell office:value-type="string" table:style-name="ce4">
            <text:p>ULICA DR. HROVATA 4</text:p>
          </table:table-cell>
          <table:table-cell office:value-type="string" table:style-name="ce4">
            <text:p>2270 ORMOŽ</text:p>
          </table:table-cell>
          <table:table-cell office:value-type="float" office:value="9610" table:style-name="ce3">
            <text:p>9610</text:p>
          </table:table-cell>
          <table:table-cell office:value-type="string" table:style-name="ce4">
            <text:p>KOMES <text:s/>IVANA</text:p>
          </table:table-cell>
          <table:table-cell office:value-type="float" office:value="404101" table:style-name="ce3">
            <text:p>404101</text:p>
          </table:table-cell>
          <table:table-cell office:value-type="float" office:value="85.04" table:style-name="ce2">
            <text:p>85,04</text:p>
          </table:table-cell>
          <table:table-cell table:number-columns-repeated="16373"/>
        </table:table-row>
        <table:table-row table:style-name="ro2">
          <table:table-cell office:value-type="float" office:value="803" table:style-name="ce1">
            <text:p>803</text:p>
          </table:table-cell>
          <table:table-cell office:value-type="float" office:value="260200" table:style-name="ce3">
            <text:p>260200</text:p>
          </table:table-cell>
          <table:table-cell office:value-type="string" table:style-name="ce4">
            <text:p>IZPOSTAVA ORMOŽ</text:p>
          </table:table-cell>
          <table:table-cell office:value-type="float" office:value="7501" table:style-name="ce3">
            <text:p>7501</text:p>
          </table:table-cell>
          <table:table-cell office:value-type="string" table:style-name="ce4">
            <text:p>ZDRAVSTVENI DOM ORMOŽ</text:p>
          </table:table-cell>
          <table:table-cell office:value-type="string" table:style-name="ce4">
            <text:p>ULICA DR. HROVATA 4</text:p>
          </table:table-cell>
          <table:table-cell office:value-type="string" table:style-name="ce4">
            <text:p>2270 ORMOŽ</text:p>
          </table:table-cell>
          <table:table-cell office:value-type="float" office:value="126" table:style-name="ce3">
            <text:p>126</text:p>
          </table:table-cell>
          <table:table-cell office:value-type="string" table:style-name="ce4">
            <text:p>SKOČIR <text:s/>PIKA</text:p>
          </table:table-cell>
          <table:table-cell office:value-type="float" office:value="404103" table:style-name="ce3">
            <text:p>404103</text:p>
          </table:table-cell>
          <table:table-cell office:value-type="float" office:value="19.059999999999999" table:style-name="ce2">
            <text:p>19,06</text:p>
          </table:table-cell>
          <table:table-cell table:number-columns-repeated="16373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float" office:value="260200" table:style-name="ce3">
            <text:p>260200</text:p>
          </table:table-cell>
          <table:table-cell office:value-type="string" table:style-name="ce4">
            <text:p>IZPOSTAVA ORMOŽ</text:p>
          </table:table-cell>
          <table:table-cell office:value-type="float" office:value="7501" table:style-name="ce3">
            <text:p>7501</text:p>
          </table:table-cell>
          <table:table-cell office:value-type="string" table:style-name="ce4">
            <text:p>ZDRAVSTVENI DOM ORMOŽ</text:p>
          </table:table-cell>
          <table:table-cell office:value-type="string" table:style-name="ce4">
            <text:p>ULICA DR. HROVATA 4</text:p>
          </table:table-cell>
          <table:table-cell office:value-type="string" table:style-name="ce4">
            <text:p>2270 ORMOŽ</text:p>
          </table:table-cell>
          <table:table-cell office:value-type="float" office:value="13615" table:style-name="ce3">
            <text:p>13615</text:p>
          </table:table-cell>
          <table:table-cell office:value-type="string" table:style-name="ce4">
            <text:p>KUMER <text:s/>MARJANA</text:p>
          </table:table-cell>
          <table:table-cell office:value-type="float" office:value="404103" table:style-name="ce3">
            <text:p>404103</text:p>
          </table:table-cell>
          <table:table-cell office:value-type="float" office:value="12.3" table:style-name="ce2">
            <text:p>12,30</text:p>
          </table:table-cell>
          <table:table-cell table:number-columns-repeated="16373"/>
        </table:table-row>
        <table:table-row table:style-name="ro2">
          <table:table-cell office:value-type="float" office:value="805" table:style-name="ce1">
            <text:p>805</text:p>
          </table:table-cell>
          <table:table-cell office:value-type="float" office:value="260200" table:style-name="ce3">
            <text:p>260200</text:p>
          </table:table-cell>
          <table:table-cell office:value-type="string" table:style-name="ce4">
            <text:p>IZPOSTAVA ORMOŽ</text:p>
          </table:table-cell>
          <table:table-cell office:value-type="float" office:value="7501" table:style-name="ce3">
            <text:p>7501</text:p>
          </table:table-cell>
          <table:table-cell office:value-type="string" table:style-name="ce4">
            <text:p>ZDRAVSTVENI DOM ORMOŽ</text:p>
          </table:table-cell>
          <table:table-cell office:value-type="string" table:style-name="ce4">
            <text:p>ULICA DR. HROVATA 4</text:p>
          </table:table-cell>
          <table:table-cell office:value-type="string" table:style-name="ce4">
            <text:p>2270 ORMOŽ</text:p>
          </table:table-cell>
          <table:table-cell office:value-type="float" office:value="12306" table:style-name="ce3">
            <text:p>12306</text:p>
          </table:table-cell>
          <table:table-cell office:value-type="string" table:style-name="ce4">
            <text:p>PEŠEVSKI <text:s/>JOVAN</text:p>
          </table:table-cell>
          <table:table-cell office:value-type="float" office:value="404103" table:style-name="ce3">
            <text:p>404103</text:p>
          </table:table-cell>
          <table:table-cell office:value-type="float" office:value="294.37" table:style-name="ce2">
            <text:p>294,37</text:p>
          </table:table-cell>
          <table:table-cell table:number-columns-repeated="16373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float" office:value="260200" table:style-name="ce3">
            <text:p>260200</text:p>
          </table:table-cell>
          <table:table-cell office:value-type="string" table:style-name="ce4">
            <text:p>IZPOSTAVA ORMOŽ</text:p>
          </table:table-cell>
          <table:table-cell office:value-type="float" office:value="20567" table:style-name="ce3">
            <text:p>20567</text:p>
          </table:table-cell>
          <table:table-cell office:value-type="string" table:style-name="ce4">
            <text:p>ZOBOZDRAVSTVENA AMBULANTA ZA MLADINO IN ŠOLARJE, EMILIJA KULIŠ DR. DENT. MED.</text:p>
          </table:table-cell>
          <table:table-cell office:value-type="string" table:style-name="ce4">
            <text:p>ULICA DR. HROVATA 4</text:p>
          </table:table-cell>
          <table:table-cell office:value-type="string" table:style-name="ce4">
            <text:p>2270 ORMOŽ</text:p>
          </table:table-cell>
          <table:table-cell office:value-type="float" office:value="4907" table:style-name="ce3">
            <text:p>4907</text:p>
          </table:table-cell>
          <table:table-cell office:value-type="string" table:style-name="ce4">
            <text:p>KULIŠ <text:s/>EMILIJA</text:p>
          </table:table-cell>
          <table:table-cell office:value-type="float" office:value="404103" table:style-name="ce3">
            <text:p>404103</text:p>
          </table:table-cell>
          <table:table-cell office:value-type="float" office:value="111.33" table:style-name="ce2">
            <text:p>111,33</text:p>
          </table:table-cell>
          <table:table-cell table:number-columns-repeated="16373"/>
        </table:table-row>
        <table:table-row table:style-name="ro2">
          <table:table-cell office:value-type="float" office:value="807" table:style-name="ce1">
            <text:p>807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489" table:style-name="ce3">
            <text:p>20489</text:p>
          </table:table-cell>
          <table:table-cell office:value-type="string" table:style-name="ce4">
            <text:p>ZALIVKA DRUŽBA ZA ZOBOZDRAVSTVENO DEJAVNOST D.O.O</text:p>
          </table:table-cell>
          <table:table-cell office:value-type="string" table:style-name="ce4">
            <text:p>KREKOVA ULICA 14 A</text:p>
          </table:table-cell>
          <table:table-cell office:value-type="string" table:style-name="ce4">
            <text:p>2000 MARIBOR</text:p>
          </table:table-cell>
          <table:table-cell office:value-type="float" office:value="7930" table:style-name="ce3">
            <text:p>7930</text:p>
          </table:table-cell>
          <table:table-cell office:value-type="string" table:style-name="ce4">
            <text:p>KRAVOS <text:s/>GREGOR SAŠA</text:p>
          </table:table-cell>
          <table:table-cell office:value-type="float" office:value="404101" table:style-name="ce3">
            <text:p>404101</text:p>
          </table:table-cell>
          <table:table-cell office:value-type="float" office:value="116.63" table:style-name="ce2">
            <text:p>116,63</text:p>
          </table:table-cell>
          <table:table-cell table:number-columns-repeated="16373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6145" table:style-name="ce3">
            <text:p>6145</text:p>
          </table:table-cell>
          <table:table-cell office:value-type="string" table:style-name="ce4">
            <text:p>KANCLER <text:s/>MARINA</text:p>
          </table:table-cell>
          <table:table-cell office:value-type="float" office:value="404101" table:style-name="ce3">
            <text:p>404101</text:p>
          </table:table-cell>
          <table:table-cell office:value-type="float" office:value="265.27" table:style-name="ce2">
            <text:p>265,27</text:p>
          </table:table-cell>
          <table:table-cell table:number-columns-repeated="16373"/>
        </table:table-row>
        <table:table-row table:style-name="ro2">
          <table:table-cell office:value-type="float" office:value="809" table:style-name="ce1">
            <text:p>809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6309" table:style-name="ce3">
            <text:p>6309</text:p>
          </table:table-cell>
          <table:table-cell office:value-type="string" table:style-name="ce4">
            <text:p>VIDOVIČ <text:s/>LEONIDA</text:p>
          </table:table-cell>
          <table:table-cell office:value-type="float" office:value="404101" table:style-name="ce3">
            <text:p>404101</text:p>
          </table:table-cell>
          <table:table-cell office:value-type="float" office:value="440.37" table:style-name="ce2">
            <text:p>440,37</text:p>
          </table:table-cell>
          <table:table-cell table:number-columns-repeated="16373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6843" table:style-name="ce3">
            <text:p>6843</text:p>
          </table:table-cell>
          <table:table-cell office:value-type="string" table:style-name="ce4">
            <text:p>TANTEGEL <text:s/>TATJANA</text:p>
          </table:table-cell>
          <table:table-cell office:value-type="float" office:value="404101" table:style-name="ce3">
            <text:p>404101</text:p>
          </table:table-cell>
          <table:table-cell office:value-type="float" office:value="99.47" table:style-name="ce2">
            <text:p>99,47</text:p>
          </table:table-cell>
          <table:table-cell table:number-columns-repeated="16373"/>
        </table:table-row>
        <table:table-row table:style-name="ro2">
          <table:table-cell office:value-type="float" office:value="811" table:style-name="ce1">
            <text:p>811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10178" table:style-name="ce3">
            <text:p>10178</text:p>
          </table:table-cell>
          <table:table-cell office:value-type="string" table:style-name="ce4">
            <text:p>JAGARINEC MILKOVIČ MATEJA</text:p>
          </table:table-cell>
          <table:table-cell office:value-type="float" office:value="404101" table:style-name="ce3">
            <text:p>404101</text:p>
          </table:table-cell>
          <table:table-cell office:value-type="float" office:value="74.34" table:style-name="ce2">
            <text:p>74,34</text:p>
          </table:table-cell>
          <table:table-cell table:number-columns-repeated="16373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12163" table:style-name="ce3">
            <text:p>12163</text:p>
          </table:table-cell>
          <table:table-cell office:value-type="string" table:style-name="ce4">
            <text:p>OLUP <text:s/>VESNA</text:p>
          </table:table-cell>
          <table:table-cell office:value-type="float" office:value="404101" table:style-name="ce3">
            <text:p>404101</text:p>
          </table:table-cell>
          <table:table-cell office:value-type="float" office:value="155.9" table:style-name="ce2">
            <text:p>155,90</text:p>
          </table:table-cell>
          <table:table-cell table:number-columns-repeated="16373"/>
        </table:table-row>
        <table:table-row table:style-name="ro2">
          <table:table-cell office:value-type="float" office:value="813" table:style-name="ce1">
            <text:p>813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11517" table:style-name="ce3">
            <text:p>11517</text:p>
          </table:table-cell>
          <table:table-cell office:value-type="string" table:style-name="ce4">
            <text:p>VARJAČIĆ <text:s/>TINA</text:p>
          </table:table-cell>
          <table:table-cell office:value-type="float" office:value="404101" table:style-name="ce3">
            <text:p>404101</text:p>
          </table:table-cell>
          <table:table-cell office:value-type="float" office:value="65.09" table:style-name="ce2">
            <text:p>65,09</text:p>
          </table:table-cell>
          <table:table-cell table:number-columns-repeated="16373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11768" table:style-name="ce3">
            <text:p>11768</text:p>
          </table:table-cell>
          <table:table-cell office:value-type="string" table:style-name="ce4">
            <text:p>BELŠAK SOK ANDREJA</text:p>
          </table:table-cell>
          <table:table-cell office:value-type="float" office:value="404101" table:style-name="ce3">
            <text:p>404101</text:p>
          </table:table-cell>
          <table:table-cell office:value-type="float" office:value="65.91" table:style-name="ce2">
            <text:p>65,91</text:p>
          </table:table-cell>
          <table:table-cell table:number-columns-repeated="16373"/>
        </table:table-row>
        <table:table-row table:style-name="ro2">
          <table:table-cell office:value-type="float" office:value="815" table:style-name="ce1">
            <text:p>815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12813" table:style-name="ce3">
            <text:p>12813</text:p>
          </table:table-cell>
          <table:table-cell office:value-type="string" table:style-name="ce4">
            <text:p>KRAJNC REPA PETRINA</text:p>
          </table:table-cell>
          <table:table-cell office:value-type="float" office:value="404101" table:style-name="ce3">
            <text:p>404101</text:p>
          </table:table-cell>
          <table:table-cell office:value-type="float" office:value="152.99" table:style-name="ce2">
            <text:p>152,99</text:p>
          </table:table-cell>
          <table:table-cell table:number-columns-repeated="16373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13123" table:style-name="ce3">
            <text:p>13123</text:p>
          </table:table-cell>
          <table:table-cell office:value-type="string" table:style-name="ce4">
            <text:p>KODERMAN <text:s/>ANTONIO</text:p>
          </table:table-cell>
          <table:table-cell office:value-type="float" office:value="404101" table:style-name="ce3">
            <text:p>404101</text:p>
          </table:table-cell>
          <table:table-cell office:value-type="float" office:value="81.55" table:style-name="ce2">
            <text:p>81,55</text:p>
          </table:table-cell>
          <table:table-cell table:number-columns-repeated="16373"/>
        </table:table-row>
        <table:table-row table:style-name="ro2">
          <table:table-cell office:value-type="float" office:value="817" table:style-name="ce1">
            <text:p>817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11902" table:style-name="ce3">
            <text:p>11902</text:p>
          </table:table-cell>
          <table:table-cell office:value-type="string" table:style-name="ce4">
            <text:p>NOVESKI <text:s/>DAMIR</text:p>
          </table:table-cell>
          <table:table-cell office:value-type="float" office:value="404101" table:style-name="ce3">
            <text:p>404101</text:p>
          </table:table-cell>
          <table:table-cell office:value-type="float" office:value="90.75" table:style-name="ce2">
            <text:p>90,75</text:p>
          </table:table-cell>
          <table:table-cell table:number-columns-repeated="16373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12164" table:style-name="ce3">
            <text:p>12164</text:p>
          </table:table-cell>
          <table:table-cell office:value-type="string" table:style-name="ce4">
            <text:p>KRSTANOSKI <text:s/>RISTE</text:p>
          </table:table-cell>
          <table:table-cell office:value-type="float" office:value="404101" table:style-name="ce3">
            <text:p>404101</text:p>
          </table:table-cell>
          <table:table-cell office:value-type="float" office:value="80.62" table:style-name="ce2">
            <text:p>80,62</text:p>
          </table:table-cell>
          <table:table-cell table:number-columns-repeated="16373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246" table:style-name="ce3">
            <text:p>20246</text:p>
          </table:table-cell>
          <table:table-cell office:value-type="string" table:style-name="ce4">
            <text:p>POTOČNIK-LEBER CVETKA - ZASEBNA ZOBOZDRAVSTVENA AMBULANTA ZA ODRASLE</text:p>
          </table:table-cell>
          <table:table-cell office:value-type="string" table:style-name="ce4">
            <text:p>TRSTENJAKOVA ULICA 5</text:p>
          </table:table-cell>
          <table:table-cell office:value-type="string" table:style-name="ce4">
            <text:p>2250 PTUJ</text:p>
          </table:table-cell>
          <table:table-cell office:value-type="float" office:value="4014" table:style-name="ce3">
            <text:p>4014</text:p>
          </table:table-cell>
          <table:table-cell office:value-type="string" table:style-name="ce4">
            <text:p>POTOČNIK-LEBER CVETKA</text:p>
          </table:table-cell>
          <table:table-cell office:value-type="float" office:value="404101" table:style-name="ce3">
            <text:p>404101</text:p>
          </table:table-cell>
          <table:table-cell office:value-type="float" office:value="111.11" table:style-name="ce2">
            <text:p>111,11</text:p>
          </table:table-cell>
          <table:table-cell table:number-columns-repeated="16373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247" table:style-name="ce3">
            <text:p>20247</text:p>
          </table:table-cell>
          <table:table-cell office:value-type="string" table:style-name="ce4">
            <text:p>KEKEC LILJANA - ZASEBNA ZOBNA AMBULANTA ZA ODRASLE</text:p>
          </table:table-cell>
          <table:table-cell office:value-type="string" table:style-name="ce4">
            <text:p>NA TRATAH 4</text:p>
          </table:table-cell>
          <table:table-cell office:value-type="string" table:style-name="ce4">
            <text:p>2250 PTUJ</text:p>
          </table:table-cell>
          <table:table-cell office:value-type="float" office:value="7957" table:style-name="ce3">
            <text:p>7957</text:p>
          </table:table-cell>
          <table:table-cell office:value-type="string" table:style-name="ce4">
            <text:p>KEKEC <text:s/>LILJANA</text:p>
          </table:table-cell>
          <table:table-cell office:value-type="float" office:value="404101" table:style-name="ce3">
            <text:p>404101</text:p>
          </table:table-cell>
          <table:table-cell office:value-type="float" office:value="114.25" table:style-name="ce2">
            <text:p>114,25</text:p>
          </table:table-cell>
          <table:table-cell table:number-columns-repeated="16373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316" table:style-name="ce3">
            <text:p>20316</text:p>
          </table:table-cell>
          <table:table-cell office:value-type="string" table:style-name="ce4">
            <text:p>ZOBNA AMBULANTA ZA ODRASLE ŠUČUR VERICA, DR. DENT. MED.</text:p>
          </table:table-cell>
          <table:table-cell office:value-type="string" table:style-name="ce4">
            <text:p>POTRČEVA CESTA 4 A</text:p>
          </table:table-cell>
          <table:table-cell office:value-type="string" table:style-name="ce4">
            <text:p>2250 PTUJ</text:p>
          </table:table-cell>
          <table:table-cell office:value-type="float" office:value="7320" table:style-name="ce3">
            <text:p>7320</text:p>
          </table:table-cell>
          <table:table-cell office:value-type="string" table:style-name="ce4">
            <text:p>ŠUČUR <text:s/>VERICA</text:p>
          </table:table-cell>
          <table:table-cell office:value-type="float" office:value="404101" table:style-name="ce3">
            <text:p>404101</text:p>
          </table:table-cell>
          <table:table-cell office:value-type="float" office:value="110.41" table:style-name="ce2">
            <text:p>110,41</text:p>
          </table:table-cell>
          <table:table-cell table:number-columns-repeated="16373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320" table:style-name="ce3">
            <text:p>20320</text:p>
          </table:table-cell>
          <table:table-cell office:value-type="string" table:style-name="ce4">
            <text:p>KUSANOVIĆ JADRANKO - ZOBNI ATELJE - ZASEBNA ZOBOZDRAVSTVENA AMBULANTA ZA ODRASLE</text:p>
          </table:table-cell>
          <table:table-cell office:value-type="string" table:style-name="ce4">
            <text:p>VOLKMERJEVA CESTA 63</text:p>
          </table:table-cell>
          <table:table-cell office:value-type="string" table:style-name="ce4">
            <text:p>2250 PTUJ</text:p>
          </table:table-cell>
          <table:table-cell office:value-type="float" office:value="7894" table:style-name="ce3">
            <text:p>7894</text:p>
          </table:table-cell>
          <table:table-cell office:value-type="string" table:style-name="ce4">
            <text:p>KUSANOVIĆ <text:s/>JADRANKO</text:p>
          </table:table-cell>
          <table:table-cell office:value-type="float" office:value="404101" table:style-name="ce3">
            <text:p>404101</text:p>
          </table:table-cell>
          <table:table-cell office:value-type="float" office:value="81.38" table:style-name="ce2">
            <text:p>81,38</text:p>
          </table:table-cell>
          <table:table-cell table:number-columns-repeated="16373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490" table:style-name="ce3">
            <text:p>20490</text:p>
          </table:table-cell>
          <table:table-cell office:value-type="string" table:style-name="ce4">
            <text:p>DENTIN DRUŽBA ZA ZOBOZDRAVSTVENO DEJAVNOST D.O.O.</text:p>
          </table:table-cell>
          <table:table-cell office:value-type="string" table:style-name="ce4">
            <text:p>NA TRATAH 4</text:p>
          </table:table-cell>
          <table:table-cell office:value-type="string" table:style-name="ce4">
            <text:p>2250 PTUJ</text:p>
          </table:table-cell>
          <table:table-cell office:value-type="float" office:value="3321" table:style-name="ce3">
            <text:p>3321</text:p>
          </table:table-cell>
          <table:table-cell office:value-type="string" table:style-name="ce4">
            <text:p>RANFL <text:s/>DARINKA</text:p>
          </table:table-cell>
          <table:table-cell office:value-type="float" office:value="404101" table:style-name="ce3">
            <text:p>404101</text:p>
          </table:table-cell>
          <table:table-cell office:value-type="float" office:value="100.87" table:style-name="ce2">
            <text:p>100,87</text:p>
          </table:table-cell>
          <table:table-cell table:number-columns-repeated="16373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637" table:style-name="ce3">
            <text:p>20637</text:p>
          </table:table-cell>
          <table:table-cell office:value-type="string" table:style-name="ce4">
            <text:p>LEP NASMEH, ZOBOZDRAVSTVENO PODJETJE D.O.O.</text:p>
          </table:table-cell>
          <table:table-cell office:value-type="string" table:style-name="ce4">
            <text:p>POTRČEVA CESTA 33</text:p>
          </table:table-cell>
          <table:table-cell office:value-type="string" table:style-name="ce4">
            <text:p>2250 PTUJ</text:p>
          </table:table-cell>
          <table:table-cell office:value-type="float" office:value="7122" table:style-name="ce3">
            <text:p>7122</text:p>
          </table:table-cell>
          <table:table-cell office:value-type="string" table:style-name="ce4">
            <text:p>PINTARIĆ <text:s/>STJEPAN</text:p>
          </table:table-cell>
          <table:table-cell office:value-type="float" office:value="404101" table:style-name="ce3">
            <text:p>404101</text:p>
          </table:table-cell>
          <table:table-cell office:value-type="float" office:value="157.69999999999999" table:style-name="ce2">
            <text:p>157,70</text:p>
          </table:table-cell>
          <table:table-cell table:number-columns-repeated="16373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707" table:style-name="ce3">
            <text:p>20707</text:p>
          </table:table-cell>
          <table:table-cell office:value-type="string" table:style-name="ce4">
            <text:p>ZOBNA AMBULANTA DR. KURILJ, ZOBOZDRAVSTVENA DEJAVNOST, D.O.O.</text:p>
          </table:table-cell>
          <table:table-cell office:value-type="string" table:style-name="ce4">
            <text:p>POTRČEVA CESTA 17</text:p>
          </table:table-cell>
          <table:table-cell office:value-type="string" table:style-name="ce4">
            <text:p>2250 PTUJ</text:p>
          </table:table-cell>
          <table:table-cell office:value-type="float" office:value="4189" table:style-name="ce3">
            <text:p>4189</text:p>
          </table:table-cell>
          <table:table-cell office:value-type="string" table:style-name="ce4">
            <text:p>KURILJ <text:s/>ZORICA</text:p>
          </table:table-cell>
          <table:table-cell office:value-type="float" office:value="404101" table:style-name="ce3">
            <text:p>404101</text:p>
          </table:table-cell>
          <table:table-cell office:value-type="float" office:value="106.22" table:style-name="ce2">
            <text:p>106,22</text:p>
          </table:table-cell>
          <table:table-cell table:number-columns-repeated="16373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714" table:style-name="ce3">
            <text:p>20714</text:p>
          </table:table-cell>
          <table:table-cell office:value-type="string" table:style-name="ce4">
            <text:p>ZOBOZDRAVSTVO CIZERL, ZOBOZDRAVSTVENA DEJAVNOST, D.O.O.</text:p>
          </table:table-cell>
          <table:table-cell office:value-type="string" table:style-name="ce4">
            <text:p>POT V TOPLICE 9</text:p>
          </table:table-cell>
          <table:table-cell office:value-type="string" table:style-name="ce4">
            <text:p>2250 PTUJ</text:p>
          </table:table-cell>
          <table:table-cell office:value-type="float" office:value="5522" table:style-name="ce3">
            <text:p>5522</text:p>
          </table:table-cell>
          <table:table-cell office:value-type="string" table:style-name="ce4">
            <text:p>CIZERL <text:s/>FRANC</text:p>
          </table:table-cell>
          <table:table-cell office:value-type="float" office:value="404101" table:style-name="ce3">
            <text:p>404101</text:p>
          </table:table-cell>
          <table:table-cell office:value-type="float" office:value="90.16" table:style-name="ce2">
            <text:p>90,16</text:p>
          </table:table-cell>
          <table:table-cell table:number-columns-repeated="16373"/>
        </table:table-row>
        <table:table-row table:style-name="ro2">
          <table:table-cell office:value-type="float" office:value="827" table:style-name="ce1">
            <text:p>827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597" table:style-name="ce3">
            <text:p>20597</text:p>
          </table:table-cell>
          <table:table-cell office:value-type="string" table:style-name="ce4">
            <text:p>ZASEBNA ZOBNA AMBULANTA ZORAN RIBIČ, DR.DENT.MED.</text:p>
          </table:table-cell>
          <table:table-cell office:value-type="string" table:style-name="ce4">
            <text:p>DORNAVA 135 A</text:p>
          </table:table-cell>
          <table:table-cell office:value-type="string" table:style-name="ce4">
            <text:p>2252 DORNAVA</text:p>
          </table:table-cell>
          <table:table-cell office:value-type="float" office:value="10170" table:style-name="ce3">
            <text:p>10170</text:p>
          </table:table-cell>
          <table:table-cell office:value-type="string" table:style-name="ce4">
            <text:p>RIBIČ <text:s/>ZORAN</text:p>
          </table:table-cell>
          <table:table-cell office:value-type="float" office:value="404101" table:style-name="ce3">
            <text:p>404101</text:p>
          </table:table-cell>
          <table:table-cell office:value-type="float" office:value="149.56" table:style-name="ce2">
            <text:p>149,56</text:p>
          </table:table-cell>
          <table:table-cell table:number-columns-repeated="16373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656" table:style-name="ce3">
            <text:p>20656</text:p>
          </table:table-cell>
          <table:table-cell office:value-type="string" table:style-name="ce4">
            <text:p>ZASEBNA ZOBNA AMBULANTA ALBINA ŽIŽEK, DR. DENT. MED.</text:p>
          </table:table-cell>
          <table:table-cell office:value-type="string" table:style-name="ce4">
            <text:p>DESTRNIK 9</text:p>
          </table:table-cell>
          <table:table-cell office:value-type="string" table:style-name="ce4">
            <text:p>2253 DESTRNIK</text:p>
          </table:table-cell>
          <table:table-cell office:value-type="float" office:value="9352" table:style-name="ce3">
            <text:p>9352</text:p>
          </table:table-cell>
          <table:table-cell office:value-type="string" table:style-name="ce4">
            <text:p>ŽIŽEK <text:s/>ALBINA</text:p>
          </table:table-cell>
          <table:table-cell office:value-type="float" office:value="404101" table:style-name="ce3">
            <text:p>404101</text:p>
          </table:table-cell>
          <table:table-cell office:value-type="float" office:value="125.71" table:style-name="ce2">
            <text:p>125,71</text:p>
          </table:table-cell>
          <table:table-cell table:number-columns-repeated="16373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603" table:style-name="ce3">
            <text:p>20603</text:p>
          </table:table-cell>
          <table:table-cell office:value-type="string" table:style-name="ce4">
            <text:p>NO DOL, ZOBOZDRAVSTVENE IN PROTIBOLEČINSKE STORITVE, D.O.O.</text:p>
          </table:table-cell>
          <table:table-cell office:value-type="string" table:style-name="ce4">
            <text:p>TRNOVSKA VAS 42 A</text:p>
          </table:table-cell>
          <table:table-cell office:value-type="string" table:style-name="ce4">
            <text:p>2254 TRNOVSKA VAS</text:p>
          </table:table-cell>
          <table:table-cell office:value-type="float" office:value="8022" table:style-name="ce3">
            <text:p>8022</text:p>
          </table:table-cell>
          <table:table-cell office:value-type="string" table:style-name="ce4">
            <text:p>ŠKORNIK KOSTANJEVEC IRENA</text:p>
          </table:table-cell>
          <table:table-cell office:value-type="float" office:value="404101" table:style-name="ce3">
            <text:p>404101</text:p>
          </table:table-cell>
          <table:table-cell office:value-type="float" office:value="108.37" table:style-name="ce2">
            <text:p>108,37</text:p>
          </table:table-cell>
          <table:table-cell table:number-columns-repeated="16373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506" table:style-name="ce3">
            <text:p>20506</text:p>
          </table:table-cell>
          <table:table-cell office:value-type="string" table:style-name="ce4">
            <text:p>ZDRAV ZOB ZOBOZDRAVSTVENI ZAVOD</text:p>
          </table:table-cell>
          <table:table-cell office:value-type="string" table:style-name="ce4">
            <text:p>JURŠINCI 3</text:p>
          </table:table-cell>
          <table:table-cell office:value-type="string" table:style-name="ce4">
            <text:p>2256 JURŠINCI</text:p>
          </table:table-cell>
          <table:table-cell office:value-type="float" office:value="10502" table:style-name="ce3">
            <text:p>10502</text:p>
          </table:table-cell>
          <table:table-cell office:value-type="string" table:style-name="ce4">
            <text:p>JANŽEKOVIČ <text:s/>SANDRA</text:p>
          </table:table-cell>
          <table:table-cell office:value-type="float" office:value="404101" table:style-name="ce3">
            <text:p>404101</text:p>
          </table:table-cell>
          <table:table-cell office:value-type="float" office:value="87.08" table:style-name="ce2">
            <text:p>87,08</text:p>
          </table:table-cell>
          <table:table-cell table:number-columns-repeated="16373"/>
        </table:table-row>
        <table:table-row table:style-name="ro2">
          <table:table-cell office:value-type="float" office:value="831" table:style-name="ce1">
            <text:p>831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537" table:style-name="ce3">
            <text:p>20537</text:p>
          </table:table-cell>
          <table:table-cell office:value-type="string" table:style-name="ce4">
            <text:p>ZOBOZDRAVSTVENI ZAVOD SOK</text:p>
          </table:table-cell>
          <table:table-cell office:value-type="string" table:style-name="ce4">
            <text:p>GORIŠNICA 65</text:p>
          </table:table-cell>
          <table:table-cell office:value-type="string" table:style-name="ce4">
            <text:p>2272 GORIŠNICA</text:p>
          </table:table-cell>
          <table:table-cell office:value-type="float" office:value="12830" table:style-name="ce3">
            <text:p>12830</text:p>
          </table:table-cell>
          <table:table-cell office:value-type="string" table:style-name="ce4">
            <text:p>SOK <text:s/>NEJC</text:p>
          </table:table-cell>
          <table:table-cell office:value-type="float" office:value="404101" table:style-name="ce3">
            <text:p>404101</text:p>
          </table:table-cell>
          <table:table-cell office:value-type="float" office:value="60.15" table:style-name="ce2">
            <text:p>60,15</text:p>
          </table:table-cell>
          <table:table-cell table:number-columns-repeated="16373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537" table:style-name="ce3">
            <text:p>20537</text:p>
          </table:table-cell>
          <table:table-cell office:value-type="string" table:style-name="ce4">
            <text:p>ZOBOZDRAVSTVENI ZAVOD SOK</text:p>
          </table:table-cell>
          <table:table-cell office:value-type="string" table:style-name="ce4">
            <text:p>GORIŠNICA 65</text:p>
          </table:table-cell>
          <table:table-cell office:value-type="string" table:style-name="ce4">
            <text:p>2272 GORIŠNICA</text:p>
          </table:table-cell>
          <table:table-cell office:value-type="float" office:value="6584" table:style-name="ce3">
            <text:p>6584</text:p>
          </table:table-cell>
          <table:table-cell office:value-type="string" table:style-name="ce4">
            <text:p>SOK <text:s/>ZLATKO</text:p>
          </table:table-cell>
          <table:table-cell office:value-type="float" office:value="404101" table:style-name="ce3">
            <text:p>404101</text:p>
          </table:table-cell>
          <table:table-cell office:value-type="float" office:value="134.84" table:style-name="ce2">
            <text:p>134,84</text:p>
          </table:table-cell>
          <table:table-cell table:number-columns-repeated="16373"/>
        </table:table-row>
        <table:table-row table:style-name="ro2">
          <table:table-cell office:value-type="float" office:value="833" table:style-name="ce1">
            <text:p>833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482" table:style-name="ce3">
            <text:p>20482</text:p>
          </table:table-cell>
          <table:table-cell office:value-type="string" table:style-name="ce4">
            <text:p>CUSPIS ZOBOZDRAVSTVO, TRGOVINA IN OSTALE STORITVE D.O.O.</text:p>
          </table:table-cell>
          <table:table-cell office:value-type="string" table:style-name="ce4">
            <text:p>PODGORCI 48</text:p>
          </table:table-cell>
          <table:table-cell office:value-type="string" table:style-name="ce4">
            <text:p>2273 PODGORCI</text:p>
          </table:table-cell>
          <table:table-cell office:value-type="float" office:value="8572" table:style-name="ce3">
            <text:p>8572</text:p>
          </table:table-cell>
          <table:table-cell office:value-type="string" table:style-name="ce4">
            <text:p>KRABONJA <text:s/>ALENKA</text:p>
          </table:table-cell>
          <table:table-cell office:value-type="float" office:value="404101" table:style-name="ce3">
            <text:p>404101</text:p>
          </table:table-cell>
          <table:table-cell office:value-type="float" office:value="120.06" table:style-name="ce2">
            <text:p>120,06</text:p>
          </table:table-cell>
          <table:table-cell table:number-columns-repeated="16373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376" table:style-name="ce3">
            <text:p>20376</text:p>
          </table:table-cell>
          <table:table-cell office:value-type="string" table:style-name="ce4">
            <text:p>BARTOLIĆ-MARTINEZ ŽELJKA - ZASEBNA ZOBNA AMBULANTA</text:p>
          </table:table-cell>
          <table:table-cell office:value-type="string" table:style-name="ce4">
            <text:p>CIRKULANE 28</text:p>
          </table:table-cell>
          <table:table-cell office:value-type="string" table:style-name="ce4">
            <text:p>2282 CIRKULANE</text:p>
          </table:table-cell>
          <table:table-cell office:value-type="float" office:value="8574" table:style-name="ce3">
            <text:p>8574</text:p>
          </table:table-cell>
          <table:table-cell office:value-type="string" table:style-name="ce4">
            <text:p>BARTOLIĆ MARTINEZ ŽELJKA</text:p>
          </table:table-cell>
          <table:table-cell office:value-type="float" office:value="404101" table:style-name="ce3">
            <text:p>404101</text:p>
          </table:table-cell>
          <table:table-cell office:value-type="float" office:value="130.30000000000001" table:style-name="ce2">
            <text:p>130,30</text:p>
          </table:table-cell>
          <table:table-cell table:number-columns-repeated="16373"/>
        </table:table-row>
        <table:table-row table:style-name="ro2">
          <table:table-cell office:value-type="float" office:value="835" table:style-name="ce1">
            <text:p>835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424" table:style-name="ce3">
            <text:p>20424</text:p>
          </table:table-cell>
          <table:table-cell office:value-type="string" table:style-name="ce4">
            <text:p>TENČIČ IRENA - ZASEBNA ZOBNA ORDINACIJA</text:p>
          </table:table-cell>
          <table:table-cell office:value-type="string" table:style-name="ce4">
            <text:p>PODLEHNIK 9</text:p>
          </table:table-cell>
          <table:table-cell office:value-type="string" table:style-name="ce4">
            <text:p>2286 PODLEHNIK</text:p>
          </table:table-cell>
          <table:table-cell office:value-type="float" office:value="8752" table:style-name="ce3">
            <text:p>8752</text:p>
          </table:table-cell>
          <table:table-cell office:value-type="string" table:style-name="ce4">
            <text:p>TENČIĆ <text:s/>IRENA</text:p>
          </table:table-cell>
          <table:table-cell office:value-type="float" office:value="404101" table:style-name="ce3">
            <text:p>404101</text:p>
          </table:table-cell>
          <table:table-cell office:value-type="float" office:value="139.26" table:style-name="ce2">
            <text:p>139,26</text:p>
          </table:table-cell>
          <table:table-cell table:number-columns-repeated="16373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308" table:style-name="ce3">
            <text:p>20308</text:p>
          </table:table-cell>
          <table:table-cell office:value-type="string" table:style-name="ce4">
            <text:p>TOŠIČ ZORICA - ZASEBNA ZOBNA AMBULANTA</text:p>
          </table:table-cell>
          <table:table-cell office:value-type="string" table:style-name="ce4">
            <text:p>BREG 6 A</text:p>
          </table:table-cell>
          <table:table-cell office:value-type="string" table:style-name="ce4">
            <text:p>2322 MAJŠPERK</text:p>
          </table:table-cell>
          <table:table-cell office:value-type="float" office:value="4502" table:style-name="ce3">
            <text:p>4502</text:p>
          </table:table-cell>
          <table:table-cell office:value-type="string" table:style-name="ce4">
            <text:p>TOŠIĆ <text:s/>ZORICA</text:p>
          </table:table-cell>
          <table:table-cell office:value-type="float" office:value="404101" table:style-name="ce3">
            <text:p>404101</text:p>
          </table:table-cell>
          <table:table-cell office:value-type="float" office:value="142.46" table:style-name="ce2">
            <text:p>142,46</text:p>
          </table:table-cell>
          <table:table-cell table:number-columns-repeated="16373"/>
        </table:table-row>
        <table:table-row table:style-name="ro2">
          <table:table-cell office:value-type="float" office:value="837" table:style-name="ce1">
            <text:p>837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309" table:style-name="ce3">
            <text:p>20309</text:p>
          </table:table-cell>
          <table:table-cell office:value-type="string" table:style-name="ce4">
            <text:p>TRIFUNAC VELEMIR - ZASEBNA ZOBNA AMBULANTA</text:p>
          </table:table-cell>
          <table:table-cell office:value-type="string" table:style-name="ce4">
            <text:p>BREG 6 A</text:p>
          </table:table-cell>
          <table:table-cell office:value-type="string" table:style-name="ce4">
            <text:p>2322 MAJŠPERK</text:p>
          </table:table-cell>
          <table:table-cell office:value-type="float" office:value="5800" table:style-name="ce3">
            <text:p>5800</text:p>
          </table:table-cell>
          <table:table-cell office:value-type="string" table:style-name="ce4">
            <text:p>TRIFUNAC <text:s/>VELEMIR</text:p>
          </table:table-cell>
          <table:table-cell office:value-type="float" office:value="404101" table:style-name="ce3">
            <text:p>404101</text:p>
          </table:table-cell>
          <table:table-cell office:value-type="float" office:value="116.98" table:style-name="ce2">
            <text:p>116,98</text:p>
          </table:table-cell>
          <table:table-cell table:number-columns-repeated="16373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531" table:style-name="ce3">
            <text:p>20531</text:p>
          </table:table-cell>
          <table:table-cell office:value-type="string" table:style-name="ce4">
            <text:p>ZOBNA AMBULANTA CIRKOVCE, TOMAŽ KRALJ DR.DENT.MED.</text:p>
          </table:table-cell>
          <table:table-cell office:value-type="string" table:style-name="ce4">
            <text:p>CIRKOVCE 47</text:p>
          </table:table-cell>
          <table:table-cell office:value-type="string" table:style-name="ce4">
            <text:p>2326 CIRKOVCE</text:p>
          </table:table-cell>
          <table:table-cell office:value-type="float" office:value="10338" table:style-name="ce3">
            <text:p>10338</text:p>
          </table:table-cell>
          <table:table-cell office:value-type="string" table:style-name="ce4">
            <text:p>KRALJ <text:s/>TOMAŽ</text:p>
          </table:table-cell>
          <table:table-cell office:value-type="float" office:value="404101" table:style-name="ce3">
            <text:p>404101</text:p>
          </table:table-cell>
          <table:table-cell office:value-type="float" office:value="93.07" table:style-name="ce2">
            <text:p>93,07</text:p>
          </table:table-cell>
          <table:table-cell table:number-columns-repeated="16373"/>
        </table:table-row>
        <table:table-row table:style-name="ro2">
          <table:table-cell office:value-type="float" office:value="839" table:style-name="ce1">
            <text:p>839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12164" table:style-name="ce3">
            <text:p>12164</text:p>
          </table:table-cell>
          <table:table-cell office:value-type="string" table:style-name="ce4">
            <text:p>KRSTANOSKI <text:s/>RISTE</text:p>
          </table:table-cell>
          <table:table-cell office:value-type="float" office:value="404103" table:style-name="ce3">
            <text:p>404103</text:p>
          </table:table-cell>
          <table:table-cell office:value-type="float" office:value="48.33" table:style-name="ce2">
            <text:p>48,33</text:p>
          </table:table-cell>
          <table:table-cell table:number-columns-repeated="16373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6145" table:style-name="ce3">
            <text:p>6145</text:p>
          </table:table-cell>
          <table:table-cell office:value-type="string" table:style-name="ce4">
            <text:p>KANCLER <text:s/>MARINA</text:p>
          </table:table-cell>
          <table:table-cell office:value-type="float" office:value="404103" table:style-name="ce3">
            <text:p>404103</text:p>
          </table:table-cell>
          <table:table-cell office:value-type="float" office:value="69.42" table:style-name="ce2">
            <text:p>69,42</text:p>
          </table:table-cell>
          <table:table-cell table:number-columns-repeated="16373"/>
        </table:table-row>
        <table:table-row table:style-name="ro2">
          <table:table-cell office:value-type="float" office:value="841" table:style-name="ce1">
            <text:p>841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12813" table:style-name="ce3">
            <text:p>12813</text:p>
          </table:table-cell>
          <table:table-cell office:value-type="string" table:style-name="ce4">
            <text:p>KRAJNC REPA PETRINA</text:p>
          </table:table-cell>
          <table:table-cell office:value-type="float" office:value="404103" table:style-name="ce3">
            <text:p>404103</text:p>
          </table:table-cell>
          <table:table-cell office:value-type="float" office:value="54.83" table:style-name="ce2">
            <text:p>54,83</text:p>
          </table:table-cell>
          <table:table-cell table:number-columns-repeated="16373"/>
        </table:table-row>
        <table:table-row table:style-name="ro2">
          <table:table-cell office:value-type="float" office:value="842" table:style-name="ce1">
            <text:p>842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12163" table:style-name="ce3">
            <text:p>12163</text:p>
          </table:table-cell>
          <table:table-cell office:value-type="string" table:style-name="ce4">
            <text:p>OLUP <text:s/>VESNA</text:p>
          </table:table-cell>
          <table:table-cell office:value-type="float" office:value="404103" table:style-name="ce3">
            <text:p>404103</text:p>
          </table:table-cell>
          <table:table-cell office:value-type="float" office:value="62.82" table:style-name="ce2">
            <text:p>62,82</text:p>
          </table:table-cell>
          <table:table-cell table:number-columns-repeated="16373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13123" table:style-name="ce3">
            <text:p>13123</text:p>
          </table:table-cell>
          <table:table-cell office:value-type="string" table:style-name="ce4">
            <text:p>KODERMAN <text:s/>ANTONIO</text:p>
          </table:table-cell>
          <table:table-cell office:value-type="float" office:value="404103" table:style-name="ce3">
            <text:p>404103</text:p>
          </table:table-cell>
          <table:table-cell office:value-type="float" office:value="174.86" table:style-name="ce2">
            <text:p>174,86</text:p>
          </table:table-cell>
          <table:table-cell table:number-columns-repeated="16373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7789" table:style-name="ce3">
            <text:p>7789</text:p>
          </table:table-cell>
          <table:table-cell office:value-type="string" table:style-name="ce4">
            <text:p>KUSANOVIĆ <text:s/>LEJLA</text:p>
          </table:table-cell>
          <table:table-cell office:value-type="float" office:value="404103" table:style-name="ce3">
            <text:p>404103</text:p>
          </table:table-cell>
          <table:table-cell office:value-type="float" office:value="94.28" table:style-name="ce2">
            <text:p>94,28</text:p>
          </table:table-cell>
          <table:table-cell table:number-columns-repeated="16373"/>
        </table:table-row>
        <table:table-row table:style-name="ro2">
          <table:table-cell office:value-type="float" office:value="845" table:style-name="ce1">
            <text:p>845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6843" table:style-name="ce3">
            <text:p>6843</text:p>
          </table:table-cell>
          <table:table-cell office:value-type="string" table:style-name="ce4">
            <text:p>TANTEGEL <text:s/>TATJANA</text:p>
          </table:table-cell>
          <table:table-cell office:value-type="float" office:value="404103" table:style-name="ce3">
            <text:p>404103</text:p>
          </table:table-cell>
          <table:table-cell office:value-type="float" office:value="340.5" table:style-name="ce2">
            <text:p>340,50</text:p>
          </table:table-cell>
          <table:table-cell table:number-columns-repeated="16373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11902" table:style-name="ce3">
            <text:p>11902</text:p>
          </table:table-cell>
          <table:table-cell office:value-type="string" table:style-name="ce4">
            <text:p>NOVESKI <text:s/>DAMIR</text:p>
          </table:table-cell>
          <table:table-cell office:value-type="float" office:value="404103" table:style-name="ce3">
            <text:p>404103</text:p>
          </table:table-cell>
          <table:table-cell office:value-type="float" office:value="14.05" table:style-name="ce2">
            <text:p>14,05</text:p>
          </table:table-cell>
          <table:table-cell table:number-columns-repeated="16373"/>
        </table:table-row>
        <table:table-row table:style-name="ro2">
          <table:table-cell office:value-type="float" office:value="847" table:style-name="ce1">
            <text:p>847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7715" table:style-name="ce3">
            <text:p>7715</text:p>
          </table:table-cell>
          <table:table-cell office:value-type="string" table:style-name="ce4">
            <text:p>ZDRAVSTVENI DOM PTUJ</text:p>
          </table:table-cell>
          <table:table-cell office:value-type="string" table:style-name="ce4">
            <text:p>POTRČEVA CESTA 19 A</text:p>
          </table:table-cell>
          <table:table-cell office:value-type="string" table:style-name="ce4">
            <text:p>2250 PTUJ</text:p>
          </table:table-cell>
          <table:table-cell office:value-type="float" office:value="6309" table:style-name="ce3">
            <text:p>6309</text:p>
          </table:table-cell>
          <table:table-cell office:value-type="string" table:style-name="ce4">
            <text:p>VIDOVIČ <text:s/>LEONIDA</text:p>
          </table:table-cell>
          <table:table-cell office:value-type="float" office:value="404103" table:style-name="ce3">
            <text:p>404103</text:p>
          </table:table-cell>
          <table:table-cell office:value-type="float" office:value="62.12" table:style-name="ce2">
            <text:p>62,12</text:p>
          </table:table-cell>
          <table:table-cell table:number-columns-repeated="16373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511" table:style-name="ce3">
            <text:p>20511</text:p>
          </table:table-cell>
          <table:table-cell office:value-type="string" table:style-name="ce4">
            <text:p>MOLAR ZOBNA AMBULANTA D.O.O.</text:p>
          </table:table-cell>
          <table:table-cell office:value-type="string" table:style-name="ce4">
            <text:p>POTRČEVA CESTA 17</text:p>
          </table:table-cell>
          <table:table-cell office:value-type="string" table:style-name="ce4">
            <text:p>2250 PTUJ</text:p>
          </table:table-cell>
          <table:table-cell office:value-type="float" office:value="6585" table:style-name="ce3">
            <text:p>6585</text:p>
          </table:table-cell>
          <table:table-cell office:value-type="string" table:style-name="ce4">
            <text:p>ZORKO <text:s/>MAJDA</text:p>
          </table:table-cell>
          <table:table-cell office:value-type="float" office:value="404103" table:style-name="ce3">
            <text:p>404103</text:p>
          </table:table-cell>
          <table:table-cell office:value-type="float" office:value="169.33" table:style-name="ce2">
            <text:p>169,33</text:p>
          </table:table-cell>
          <table:table-cell table:number-columns-repeated="16373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637" table:style-name="ce3">
            <text:p>20637</text:p>
          </table:table-cell>
          <table:table-cell office:value-type="string" table:style-name="ce4">
            <text:p>LEP NASMEH, ZOBOZDRAVSTVENO PODJETJE D.O.O.</text:p>
          </table:table-cell>
          <table:table-cell office:value-type="string" table:style-name="ce4">
            <text:p>POTRČEVA CESTA 33</text:p>
          </table:table-cell>
          <table:table-cell office:value-type="string" table:style-name="ce4">
            <text:p>2250 PTUJ</text:p>
          </table:table-cell>
          <table:table-cell office:value-type="float" office:value="7122" table:style-name="ce3">
            <text:p>7122</text:p>
          </table:table-cell>
          <table:table-cell office:value-type="string" table:style-name="ce4">
            <text:p>PINTARIĆ <text:s/>STJEPAN</text:p>
          </table:table-cell>
          <table:table-cell office:value-type="float" office:value="404103" table:style-name="ce3">
            <text:p>404103</text:p>
          </table:table-cell>
          <table:table-cell office:value-type="float" office:value="90.86" table:style-name="ce2">
            <text:p>90,86</text:p>
          </table:table-cell>
          <table:table-cell table:number-columns-repeated="16373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678" table:style-name="ce3">
            <text:p>20678</text:p>
          </table:table-cell>
          <table:table-cell office:value-type="string" table:style-name="ce4">
            <text:p>TOPZOB, ZOBOZDRAVSTVO ZA MLADINO IN ODRASLE, D.O.O.</text:p>
          </table:table-cell>
          <table:table-cell office:value-type="string" table:style-name="ce4">
            <text:p>RAJŠPOVA ULICA 16</text:p>
          </table:table-cell>
          <table:table-cell office:value-type="string" table:style-name="ce4">
            <text:p>2250 PTUJ</text:p>
          </table:table-cell>
          <table:table-cell office:value-type="float" office:value="7787" table:style-name="ce3">
            <text:p>7787</text:p>
          </table:table-cell>
          <table:table-cell office:value-type="string" table:style-name="ce4">
            <text:p>TOPLAK <text:s/>ANDREJA</text:p>
          </table:table-cell>
          <table:table-cell office:value-type="float" office:value="404103" table:style-name="ce3">
            <text:p>404103</text:p>
          </table:table-cell>
          <table:table-cell office:value-type="float" office:value="181.72" table:style-name="ce2">
            <text:p>181,72</text:p>
          </table:table-cell>
          <table:table-cell table:number-columns-repeated="16373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656" table:style-name="ce3">
            <text:p>20656</text:p>
          </table:table-cell>
          <table:table-cell office:value-type="string" table:style-name="ce4">
            <text:p>ZASEBNA ZOBNA AMBULANTA ALBINA ŽIŽEK, DR. DENT. MED.</text:p>
          </table:table-cell>
          <table:table-cell office:value-type="string" table:style-name="ce4">
            <text:p>DESTRNIK 9</text:p>
          </table:table-cell>
          <table:table-cell office:value-type="string" table:style-name="ce4">
            <text:p>2253 DESTRNIK</text:p>
          </table:table-cell>
          <table:table-cell office:value-type="float" office:value="9352" table:style-name="ce3">
            <text:p>9352</text:p>
          </table:table-cell>
          <table:table-cell office:value-type="string" table:style-name="ce4">
            <text:p>ŽIŽEK <text:s/>ALBINA</text:p>
          </table:table-cell>
          <table:table-cell office:value-type="float" office:value="404103" table:style-name="ce3">
            <text:p>404103</text:p>
          </table:table-cell>
          <table:table-cell office:value-type="float" office:value="138.84" table:style-name="ce2">
            <text:p>138,84</text:p>
          </table:table-cell>
          <table:table-cell table:number-columns-repeated="16373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603" table:style-name="ce3">
            <text:p>20603</text:p>
          </table:table-cell>
          <table:table-cell office:value-type="string" table:style-name="ce4">
            <text:p>NO DOL, ZOBOZDRAVSTVENE IN PROTIBOLEČINSKE STORITVE, D.O.O.</text:p>
          </table:table-cell>
          <table:table-cell office:value-type="string" table:style-name="ce4">
            <text:p>TRNOVSKA VAS 42 A</text:p>
          </table:table-cell>
          <table:table-cell office:value-type="string" table:style-name="ce4">
            <text:p>2254 TRNOVSKA VAS</text:p>
          </table:table-cell>
          <table:table-cell office:value-type="float" office:value="8022" table:style-name="ce3">
            <text:p>8022</text:p>
          </table:table-cell>
          <table:table-cell office:value-type="string" table:style-name="ce4">
            <text:p>ŠKORNIK KOSTANJEVEC IRENA</text:p>
          </table:table-cell>
          <table:table-cell office:value-type="float" office:value="404103" table:style-name="ce3">
            <text:p>404103</text:p>
          </table:table-cell>
          <table:table-cell office:value-type="float" office:value="65.459999999999994" table:style-name="ce2">
            <text:p>65,46</text:p>
          </table:table-cell>
          <table:table-cell table:number-columns-repeated="16373"/>
        </table:table-row>
        <table:table-row table:style-name="ro2">
          <table:table-cell office:value-type="float" office:value="853" table:style-name="ce1">
            <text:p>853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506" table:style-name="ce3">
            <text:p>20506</text:p>
          </table:table-cell>
          <table:table-cell office:value-type="string" table:style-name="ce4">
            <text:p>ZDRAV ZOB ZOBOZDRAVSTVENI ZAVOD</text:p>
          </table:table-cell>
          <table:table-cell office:value-type="string" table:style-name="ce4">
            <text:p>JURŠINCI 3</text:p>
          </table:table-cell>
          <table:table-cell office:value-type="string" table:style-name="ce4">
            <text:p>2256 JURŠINCI</text:p>
          </table:table-cell>
          <table:table-cell office:value-type="float" office:value="10502" table:style-name="ce3">
            <text:p>10502</text:p>
          </table:table-cell>
          <table:table-cell office:value-type="string" table:style-name="ce4">
            <text:p>JANŽEKOVIČ <text:s/>SANDRA</text:p>
          </table:table-cell>
          <table:table-cell office:value-type="float" office:value="404103" table:style-name="ce3">
            <text:p>404103</text:p>
          </table:table-cell>
          <table:table-cell office:value-type="float" office:value="51.23" table:style-name="ce2">
            <text:p>51,23</text:p>
          </table:table-cell>
          <table:table-cell table:number-columns-repeated="16373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537" table:style-name="ce3">
            <text:p>20537</text:p>
          </table:table-cell>
          <table:table-cell office:value-type="string" table:style-name="ce4">
            <text:p>ZOBOZDRAVSTVENI ZAVOD SOK</text:p>
          </table:table-cell>
          <table:table-cell office:value-type="string" table:style-name="ce4">
            <text:p>GORIŠNICA 65</text:p>
          </table:table-cell>
          <table:table-cell office:value-type="string" table:style-name="ce4">
            <text:p>2272 GORIŠNICA</text:p>
          </table:table-cell>
          <table:table-cell office:value-type="float" office:value="12830" table:style-name="ce3">
            <text:p>12830</text:p>
          </table:table-cell>
          <table:table-cell office:value-type="string" table:style-name="ce4">
            <text:p>SOK <text:s/>NEJC</text:p>
          </table:table-cell>
          <table:table-cell office:value-type="float" office:value="404103" table:style-name="ce3">
            <text:p>404103</text:p>
          </table:table-cell>
          <table:table-cell office:value-type="float" office:value="81.099999999999994" table:style-name="ce2">
            <text:p>81,10</text:p>
          </table:table-cell>
          <table:table-cell table:number-columns-repeated="16373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482" table:style-name="ce3">
            <text:p>20482</text:p>
          </table:table-cell>
          <table:table-cell office:value-type="string" table:style-name="ce4">
            <text:p>CUSPIS ZOBOZDRAVSTVO, TRGOVINA IN OSTALE STORITVE D.O.O.</text:p>
          </table:table-cell>
          <table:table-cell office:value-type="string" table:style-name="ce4">
            <text:p>PODGORCI 48</text:p>
          </table:table-cell>
          <table:table-cell office:value-type="string" table:style-name="ce4">
            <text:p>2273 PODGORCI</text:p>
          </table:table-cell>
          <table:table-cell office:value-type="float" office:value="8572" table:style-name="ce3">
            <text:p>8572</text:p>
          </table:table-cell>
          <table:table-cell office:value-type="string" table:style-name="ce4">
            <text:p>KRABONJA <text:s/>ALENKA</text:p>
          </table:table-cell>
          <table:table-cell office:value-type="float" office:value="404103" table:style-name="ce3">
            <text:p>404103</text:p>
          </table:table-cell>
          <table:table-cell office:value-type="float" office:value="95.51" table:style-name="ce2">
            <text:p>95,51</text:p>
          </table:table-cell>
          <table:table-cell table:number-columns-repeated="16373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376" table:style-name="ce3">
            <text:p>20376</text:p>
          </table:table-cell>
          <table:table-cell office:value-type="string" table:style-name="ce4">
            <text:p>BARTOLIĆ-MARTINEZ ŽELJKA - ZASEBNA ZOBNA AMBULANTA</text:p>
          </table:table-cell>
          <table:table-cell office:value-type="string" table:style-name="ce4">
            <text:p>CIRKULANE 28</text:p>
          </table:table-cell>
          <table:table-cell office:value-type="string" table:style-name="ce4">
            <text:p>2282 CIRKULANE</text:p>
          </table:table-cell>
          <table:table-cell office:value-type="float" office:value="8574" table:style-name="ce3">
            <text:p>8574</text:p>
          </table:table-cell>
          <table:table-cell office:value-type="string" table:style-name="ce4">
            <text:p>BARTOLIĆ MARTINEZ ŽELJKA</text:p>
          </table:table-cell>
          <table:table-cell office:value-type="float" office:value="404103" table:style-name="ce3">
            <text:p>404103</text:p>
          </table:table-cell>
          <table:table-cell office:value-type="float" office:value="130.05000000000001" table:style-name="ce2">
            <text:p>130,05</text:p>
          </table:table-cell>
          <table:table-cell table:number-columns-repeated="16373"/>
        </table:table-row>
        <table:table-row table:style-name="ro2">
          <table:table-cell office:value-type="float" office:value="857" table:style-name="ce1">
            <text:p>857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424" table:style-name="ce3">
            <text:p>20424</text:p>
          </table:table-cell>
          <table:table-cell office:value-type="string" table:style-name="ce4">
            <text:p>TENČIČ IRENA - ZASEBNA ZOBNA ORDINACIJA</text:p>
          </table:table-cell>
          <table:table-cell office:value-type="string" table:style-name="ce4">
            <text:p>PODLEHNIK 9</text:p>
          </table:table-cell>
          <table:table-cell office:value-type="string" table:style-name="ce4">
            <text:p>2286 PODLEHNIK</text:p>
          </table:table-cell>
          <table:table-cell office:value-type="float" office:value="8752" table:style-name="ce3">
            <text:p>8752</text:p>
          </table:table-cell>
          <table:table-cell office:value-type="string" table:style-name="ce4">
            <text:p>TENČIĆ <text:s/>IRENA</text:p>
          </table:table-cell>
          <table:table-cell office:value-type="float" office:value="404103" table:style-name="ce3">
            <text:p>404103</text:p>
          </table:table-cell>
          <table:table-cell office:value-type="float" office:value="59.75" table:style-name="ce2">
            <text:p>59,75</text:p>
          </table:table-cell>
          <table:table-cell table:number-columns-repeated="16373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308" table:style-name="ce3">
            <text:p>20308</text:p>
          </table:table-cell>
          <table:table-cell office:value-type="string" table:style-name="ce4">
            <text:p>TOŠIČ ZORICA - ZASEBNA ZOBNA AMBULANTA</text:p>
          </table:table-cell>
          <table:table-cell office:value-type="string" table:style-name="ce4">
            <text:p>BREG 6 A</text:p>
          </table:table-cell>
          <table:table-cell office:value-type="string" table:style-name="ce4">
            <text:p>2322 MAJŠPERK</text:p>
          </table:table-cell>
          <table:table-cell office:value-type="float" office:value="4502" table:style-name="ce3">
            <text:p>4502</text:p>
          </table:table-cell>
          <table:table-cell office:value-type="string" table:style-name="ce4">
            <text:p>TOŠIĆ <text:s/>ZORICA</text:p>
          </table:table-cell>
          <table:table-cell office:value-type="float" office:value="404103" table:style-name="ce3">
            <text:p>404103</text:p>
          </table:table-cell>
          <table:table-cell office:value-type="float" office:value="61.51" table:style-name="ce2">
            <text:p>61,51</text:p>
          </table:table-cell>
          <table:table-cell table:number-columns-repeated="16373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float" office:value="260300" table:style-name="ce3">
            <text:p>260300</text:p>
          </table:table-cell>
          <table:table-cell office:value-type="string" table:style-name="ce4">
            <text:p>IZPOSTAVA PTUJ</text:p>
          </table:table-cell>
          <table:table-cell office:value-type="float" office:value="20309" table:style-name="ce3">
            <text:p>20309</text:p>
          </table:table-cell>
          <table:table-cell office:value-type="string" table:style-name="ce4">
            <text:p>TRIFUNAC VELEMIR - ZASEBNA ZOBNA AMBULANTA</text:p>
          </table:table-cell>
          <table:table-cell office:value-type="string" table:style-name="ce4">
            <text:p>BREG 6 A</text:p>
          </table:table-cell>
          <table:table-cell office:value-type="string" table:style-name="ce4">
            <text:p>2322 MAJŠPERK</text:p>
          </table:table-cell>
          <table:table-cell office:value-type="float" office:value="5800" table:style-name="ce3">
            <text:p>5800</text:p>
          </table:table-cell>
          <table:table-cell office:value-type="string" table:style-name="ce4">
            <text:p>TRIFUNAC <text:s/>VELEMIR</text:p>
          </table:table-cell>
          <table:table-cell office:value-type="float" office:value="404103" table:style-name="ce3">
            <text:p>404103</text:p>
          </table:table-cell>
          <table:table-cell office:value-type="float" office:value="49.2" table:style-name="ce2">
            <text:p>49,20</text:p>
          </table:table-cell>
          <table:table-cell table:number-columns-repeated="16373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7557" table:style-name="ce3">
            <text:p>7557</text:p>
          </table:table-cell>
          <table:table-cell office:value-type="string" table:style-name="ce4">
            <text:p>ZDRAVSTVENI DOM SLOVENSKA BISTRICA</text:p>
          </table:table-cell>
          <table:table-cell office:value-type="string" table:style-name="ce4">
            <text:p>PARTIZANSKA ULICA 30</text:p>
          </table:table-cell>
          <table:table-cell office:value-type="string" table:style-name="ce4">
            <text:p>2310 SLOVENSKA BISTRICA</text:p>
          </table:table-cell>
          <table:table-cell office:value-type="float" office:value="12587" table:style-name="ce3">
            <text:p>12587</text:p>
          </table:table-cell>
          <table:table-cell office:value-type="string" table:style-name="ce4">
            <text:p>IVANOVA <text:s/>MARIJANA</text:p>
          </table:table-cell>
          <table:table-cell office:value-type="float" office:value="404101" table:style-name="ce3">
            <text:p>404101</text:p>
          </table:table-cell>
          <table:table-cell office:value-type="float" office:value="0" table:style-name="ce2">
            <text:p>0,00</text:p>
          </table:table-cell>
          <table:table-cell table:number-columns-repeated="16373"/>
        </table:table-row>
        <table:table-row table:style-name="ro2">
          <table:table-cell office:value-type="float" office:value="861" table:style-name="ce1">
            <text:p>861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7557" table:style-name="ce3">
            <text:p>7557</text:p>
          </table:table-cell>
          <table:table-cell office:value-type="string" table:style-name="ce4">
            <text:p>ZDRAVSTVENI DOM SLOVENSKA BISTRICA</text:p>
          </table:table-cell>
          <table:table-cell office:value-type="string" table:style-name="ce4">
            <text:p>PARTIZANSKA ULICA 30</text:p>
          </table:table-cell>
          <table:table-cell office:value-type="string" table:style-name="ce4">
            <text:p>2310 SLOVENSKA BISTRICA</text:p>
          </table:table-cell>
          <table:table-cell office:value-type="float" office:value="11649" table:style-name="ce3">
            <text:p>11649</text:p>
          </table:table-cell>
          <table:table-cell office:value-type="string" table:style-name="ce4">
            <text:p>KAVALAR <text:s/>MANCA</text:p>
          </table:table-cell>
          <table:table-cell office:value-type="float" office:value="404101" table:style-name="ce3">
            <text:p>404101</text:p>
          </table:table-cell>
          <table:table-cell office:value-type="float" office:value="63.93" table:style-name="ce2">
            <text:p>63,93</text:p>
          </table:table-cell>
          <table:table-cell table:number-columns-repeated="16373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7557" table:style-name="ce3">
            <text:p>7557</text:p>
          </table:table-cell>
          <table:table-cell office:value-type="string" table:style-name="ce4">
            <text:p>ZDRAVSTVENI DOM SLOVENSKA BISTRICA</text:p>
          </table:table-cell>
          <table:table-cell office:value-type="string" table:style-name="ce4">
            <text:p>PARTIZANSKA ULICA 30</text:p>
          </table:table-cell>
          <table:table-cell office:value-type="string" table:style-name="ce4">
            <text:p>2310 SLOVENSKA BISTRICA</text:p>
          </table:table-cell>
          <table:table-cell office:value-type="float" office:value="12739" table:style-name="ce3">
            <text:p>12739</text:p>
          </table:table-cell>
          <table:table-cell office:value-type="string" table:style-name="ce4">
            <text:p>ALEKSIĆ <text:s/>LAZAR</text:p>
          </table:table-cell>
          <table:table-cell office:value-type="float" office:value="404101" table:style-name="ce3">
            <text:p>404101</text:p>
          </table:table-cell>
          <table:table-cell office:value-type="float" office:value="101.86" table:style-name="ce2">
            <text:p>101,86</text:p>
          </table:table-cell>
          <table:table-cell table:number-columns-repeated="16373"/>
        </table:table-row>
        <table:table-row table:style-name="ro2">
          <table:table-cell office:value-type="float" office:value="863" table:style-name="ce1">
            <text:p>863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20325" table:style-name="ce3">
            <text:p>20325</text:p>
          </table:table-cell>
          <table:table-cell office:value-type="string" table:style-name="ce4">
            <text:p>SREČKO HERLIČ - ZASEBNA ZOBOZDRAVSTVENA ORDINACIJA</text:p>
          </table:table-cell>
          <table:table-cell office:value-type="string" table:style-name="ce4">
            <text:p>TRG ALFONZA ŠARHA 18</text:p>
          </table:table-cell>
          <table:table-cell office:value-type="string" table:style-name="ce4">
            <text:p>2310 SLOVENSKA BISTRICA</text:p>
          </table:table-cell>
          <table:table-cell office:value-type="float" office:value="4210" table:style-name="ce3">
            <text:p>4210</text:p>
          </table:table-cell>
          <table:table-cell office:value-type="string" table:style-name="ce4">
            <text:p>HERLIČ <text:s/>SREČKO</text:p>
          </table:table-cell>
          <table:table-cell office:value-type="float" office:value="404101" table:style-name="ce3">
            <text:p>404101</text:p>
          </table:table-cell>
          <table:table-cell office:value-type="float" office:value="105.17" table:style-name="ce2">
            <text:p>105,17</text:p>
          </table:table-cell>
          <table:table-cell table:number-columns-repeated="16373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20488" table:style-name="ce3">
            <text:p>20488</text:p>
          </table:table-cell>
          <table:table-cell office:value-type="string" table:style-name="ce4">
            <text:p>STIPES, PROIZVODNJA, TRGOVINA, FINANCE, NEPREMIČNINE, ZOBOZDRAVSTVENE IN DRUGE STORITVE, D.O.O.</text:p>
          </table:table-cell>
          <table:table-cell office:value-type="string" table:style-name="ce4">
            <text:p>ULICA BORISA WINTERJA 10</text:p>
          </table:table-cell>
          <table:table-cell office:value-type="string" table:style-name="ce4">
            <text:p>2310 SLOVENSKA BISTRICA</text:p>
          </table:table-cell>
          <table:table-cell office:value-type="float" office:value="7918" table:style-name="ce3">
            <text:p>7918</text:p>
          </table:table-cell>
          <table:table-cell office:value-type="string" table:style-name="ce4">
            <text:p>BREKALO <text:s/>ANĐELKO</text:p>
          </table:table-cell>
          <table:table-cell office:value-type="float" office:value="404101" table:style-name="ce3">
            <text:p>404101</text:p>
          </table:table-cell>
          <table:table-cell office:value-type="float" office:value="80.27" table:style-name="ce2">
            <text:p>80,27</text:p>
          </table:table-cell>
          <table:table-cell table:number-columns-repeated="16373"/>
        </table:table-row>
        <table:table-row table:style-name="ro2">
          <table:table-cell office:value-type="float" office:value="865" table:style-name="ce1">
            <text:p>865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20517" table:style-name="ce3">
            <text:p>20517</text:p>
          </table:table-cell>
          <table:table-cell office:value-type="string" table:style-name="ce4">
            <text:p>ZOBNA AMBULANTA DARJA PREŠERN, DR.DENT.MED.</text:p>
          </table:table-cell>
          <table:table-cell office:value-type="string" table:style-name="ce4">
            <text:p>PARTIZANSKA ULICA 30</text:p>
          </table:table-cell>
          <table:table-cell office:value-type="string" table:style-name="ce4">
            <text:p>2310 SLOVENSKA BISTRICA</text:p>
          </table:table-cell>
          <table:table-cell office:value-type="float" office:value="8720" table:style-name="ce3">
            <text:p>8720</text:p>
          </table:table-cell>
          <table:table-cell office:value-type="string" table:style-name="ce4">
            <text:p>PREŠERN <text:s/>DARJA</text:p>
          </table:table-cell>
          <table:table-cell office:value-type="float" office:value="404101" table:style-name="ce3">
            <text:p>404101</text:p>
          </table:table-cell>
          <table:table-cell office:value-type="float" office:value="219.89" table:style-name="ce2">
            <text:p>219,89</text:p>
          </table:table-cell>
          <table:table-cell table:number-columns-repeated="16373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20524" table:style-name="ce3">
            <text:p>20524</text:p>
          </table:table-cell>
          <table:table-cell office:value-type="string" table:style-name="ce4">
            <text:p>ZOBNA AMBULANTA MAŠA OSTAŠEVSKI POZNE, DR. DENT. MED.</text:p>
          </table:table-cell>
          <table:table-cell office:value-type="string" table:style-name="ce4">
            <text:p>PARTIZANSKA ULICA 30</text:p>
          </table:table-cell>
          <table:table-cell office:value-type="string" table:style-name="ce4">
            <text:p>2310 SLOVENSKA BISTRICA</text:p>
          </table:table-cell>
          <table:table-cell office:value-type="float" office:value="8512" table:style-name="ce3">
            <text:p>8512</text:p>
          </table:table-cell>
          <table:table-cell office:value-type="string" table:style-name="ce4">
            <text:p>OSTAŠEVSKI POZNE MAŠA</text:p>
          </table:table-cell>
          <table:table-cell office:value-type="float" office:value="404101" table:style-name="ce3">
            <text:p>404101</text:p>
          </table:table-cell>
          <table:table-cell office:value-type="float" office:value="114.31" table:style-name="ce2">
            <text:p>114,31</text:p>
          </table:table-cell>
          <table:table-cell table:number-columns-repeated="16373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20607" table:style-name="ce3">
            <text:p>20607</text:p>
          </table:table-cell>
          <table:table-cell office:value-type="string" table:style-name="ce4">
            <text:p>BH AJA DRUŽBA ZA STORITVE IN SVETOVANJE D.O.O.</text:p>
          </table:table-cell>
          <table:table-cell office:value-type="string" table:style-name="ce4">
            <text:p>TRG SVOBODE 26</text:p>
          </table:table-cell>
          <table:table-cell office:value-type="string" table:style-name="ce4">
            <text:p>2310 SLOVENSKA BISTRICA</text:p>
          </table:table-cell>
          <table:table-cell office:value-type="float" office:value="8143" table:style-name="ce3">
            <text:p>8143</text:p>
          </table:table-cell>
          <table:table-cell office:value-type="string" table:style-name="ce4">
            <text:p>HEDŽET <text:s/>BOJANA</text:p>
          </table:table-cell>
          <table:table-cell office:value-type="float" office:value="404101" table:style-name="ce3">
            <text:p>404101</text:p>
          </table:table-cell>
          <table:table-cell office:value-type="float" office:value="109.54" table:style-name="ce2">
            <text:p>109,54</text:p>
          </table:table-cell>
          <table:table-cell table:number-columns-repeated="16373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20633" table:style-name="ce3">
            <text:p>20633</text:p>
          </table:table-cell>
          <table:table-cell office:value-type="string" table:style-name="ce4">
            <text:p>DENTAMEDICA, TRGOVINA, ZOBOZDRAVSTVENE IN DRUGE STORITVE, D.O.O.</text:p>
          </table:table-cell>
          <table:table-cell office:value-type="string" table:style-name="ce4">
            <text:p>LJUBLJANSKA CESTA 80</text:p>
          </table:table-cell>
          <table:table-cell office:value-type="string" table:style-name="ce4">
            <text:p>2310 SLOVENSKA BISTRICA</text:p>
          </table:table-cell>
          <table:table-cell office:value-type="float" office:value="5043" table:style-name="ce3">
            <text:p>5043</text:p>
          </table:table-cell>
          <table:table-cell office:value-type="string" table:style-name="ce4">
            <text:p>STOŠIĆ ĆOSIĆ RADOJKA</text:p>
          </table:table-cell>
          <table:table-cell office:value-type="float" office:value="404101" table:style-name="ce3">
            <text:p>404101</text:p>
          </table:table-cell>
          <table:table-cell office:value-type="float" office:value="66.95" table:style-name="ce2">
            <text:p>66,95</text:p>
          </table:table-cell>
          <table:table-cell table:number-columns-repeated="16373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20461" table:style-name="ce3">
            <text:p>20461</text:p>
          </table:table-cell>
          <table:table-cell office:value-type="string" table:style-name="ce4">
            <text:p>ZOBOZDRAVSTVENA ORDINACIJA ANDREJ OCEPEK, DR. DENT. MED.</text:p>
          </table:table-cell>
          <table:table-cell office:value-type="string" table:style-name="ce4">
            <text:p>ULICA POHORSKEGA BATALJONA 11</text:p>
          </table:table-cell>
          <table:table-cell office:value-type="string" table:style-name="ce4">
            <text:p>2317 OPLOTNICA</text:p>
          </table:table-cell>
          <table:table-cell office:value-type="float" office:value="9598" table:style-name="ce3">
            <text:p>9598</text:p>
          </table:table-cell>
          <table:table-cell office:value-type="string" table:style-name="ce4">
            <text:p>OCEPEK <text:s/>ANDREJ</text:p>
          </table:table-cell>
          <table:table-cell office:value-type="float" office:value="404101" table:style-name="ce3">
            <text:p>404101</text:p>
          </table:table-cell>
          <table:table-cell office:value-type="float" office:value="150.72" table:style-name="ce2">
            <text:p>150,72</text:p>
          </table:table-cell>
          <table:table-cell table:number-columns-repeated="16373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20516" table:style-name="ce3">
            <text:p>20516</text:p>
          </table:table-cell>
          <table:table-cell office:value-type="string" table:style-name="ce4">
            <text:p>ZOBNA AMBULANTA MOJCA GREGORIČ KOVAČIČ, DR.DENT.MED.</text:p>
          </table:table-cell>
          <table:table-cell office:value-type="string" table:style-name="ce4">
            <text:p>ULICA POHORSKEGA BATALJONA 11</text:p>
          </table:table-cell>
          <table:table-cell office:value-type="string" table:style-name="ce4">
            <text:p>2317 OPLOTNICA</text:p>
          </table:table-cell>
          <table:table-cell office:value-type="float" office:value="9277" table:style-name="ce3">
            <text:p>9277</text:p>
          </table:table-cell>
          <table:table-cell office:value-type="string" table:style-name="ce4">
            <text:p>GREGORIČ KOVAČIČ MOJCA</text:p>
          </table:table-cell>
          <table:table-cell office:value-type="float" office:value="404101" table:style-name="ce3">
            <text:p>404101</text:p>
          </table:table-cell>
          <table:table-cell office:value-type="float" office:value="140.83000000000001" table:style-name="ce2">
            <text:p>140,83</text:p>
          </table:table-cell>
          <table:table-cell table:number-columns-repeated="16373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20265" table:style-name="ce3">
            <text:p>20265</text:p>
          </table:table-cell>
          <table:table-cell office:value-type="string" table:style-name="ce4">
            <text:p>JAMAL TAFI MOHAMED - ZASEBNA ZOBOZDRAVSTVENA ORDINACIJA</text:p>
          </table:table-cell>
          <table:table-cell office:value-type="string" table:style-name="ce4">
            <text:p>BISTRIŠKA CESTA 97</text:p>
          </table:table-cell>
          <table:table-cell office:value-type="string" table:style-name="ce4">
            <text:p>2319 POLJČANE</text:p>
          </table:table-cell>
          <table:table-cell office:value-type="float" office:value="7266" table:style-name="ce3">
            <text:p>7266</text:p>
          </table:table-cell>
          <table:table-cell office:value-type="string" table:style-name="ce4">
            <text:p>TAFI <text:s/>JAMAL</text:p>
          </table:table-cell>
          <table:table-cell office:value-type="float" office:value="404101" table:style-name="ce3">
            <text:p>404101</text:p>
          </table:table-cell>
          <table:table-cell office:value-type="float" office:value="96.16" table:style-name="ce2">
            <text:p>96,16</text:p>
          </table:table-cell>
          <table:table-cell table:number-columns-repeated="16373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20462" table:style-name="ce3">
            <text:p>20462</text:p>
          </table:table-cell>
          <table:table-cell office:value-type="string" table:style-name="ce4">
            <text:p>ZOBNA AMBULANTA MAKOLE MIROSLAV KOVAČIČ, DR. DENT. MED.</text:p>
          </table:table-cell>
          <table:table-cell office:value-type="string" table:style-name="ce4">
            <text:p>MAKOLE 28</text:p>
          </table:table-cell>
          <table:table-cell office:value-type="string" table:style-name="ce4">
            <text:p>2321 MAKOLE</text:p>
          </table:table-cell>
          <table:table-cell office:value-type="float" office:value="9187" table:style-name="ce3">
            <text:p>9187</text:p>
          </table:table-cell>
          <table:table-cell office:value-type="string" table:style-name="ce4">
            <text:p>KOVAČIČ <text:s/>MIROSLAV</text:p>
          </table:table-cell>
          <table:table-cell office:value-type="float" office:value="404101" table:style-name="ce3">
            <text:p>404101</text:p>
          </table:table-cell>
          <table:table-cell office:value-type="float" office:value="137.16999999999999" table:style-name="ce2">
            <text:p>137,17</text:p>
          </table:table-cell>
          <table:table-cell table:number-columns-repeated="16373"/>
        </table:table-row>
        <table:table-row table:style-name="ro2">
          <table:table-cell office:value-type="float" office:value="873" table:style-name="ce1">
            <text:p>873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7557" table:style-name="ce3">
            <text:p>7557</text:p>
          </table:table-cell>
          <table:table-cell office:value-type="string" table:style-name="ce4">
            <text:p>ZDRAVSTVENI DOM SLOVENSKA BISTRICA</text:p>
          </table:table-cell>
          <table:table-cell office:value-type="string" table:style-name="ce4">
            <text:p>PARTIZANSKA ULICA 30</text:p>
          </table:table-cell>
          <table:table-cell office:value-type="string" table:style-name="ce4">
            <text:p>2310 SLOVENSKA BISTRICA</text:p>
          </table:table-cell>
          <table:table-cell office:value-type="float" office:value="8235" table:style-name="ce3">
            <text:p>8235</text:p>
          </table:table-cell>
          <table:table-cell office:value-type="string" table:style-name="ce4">
            <text:p>VUKOVIĆ <text:s/>PETER</text:p>
          </table:table-cell>
          <table:table-cell office:value-type="float" office:value="404103" table:style-name="ce3">
            <text:p>404103</text:p>
          </table:table-cell>
          <table:table-cell office:value-type="float" office:value="83.12" table:style-name="ce2">
            <text:p>83,12</text:p>
          </table:table-cell>
          <table:table-cell table:number-columns-repeated="16373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7557" table:style-name="ce3">
            <text:p>7557</text:p>
          </table:table-cell>
          <table:table-cell office:value-type="string" table:style-name="ce4">
            <text:p>ZDRAVSTVENI DOM SLOVENSKA BISTRICA</text:p>
          </table:table-cell>
          <table:table-cell office:value-type="string" table:style-name="ce4">
            <text:p>PARTIZANSKA ULICA 30</text:p>
          </table:table-cell>
          <table:table-cell office:value-type="string" table:style-name="ce4">
            <text:p>2310 SLOVENSKA BISTRICA</text:p>
          </table:table-cell>
          <table:table-cell office:value-type="float" office:value="9599" table:style-name="ce3">
            <text:p>9599</text:p>
          </table:table-cell>
          <table:table-cell office:value-type="string" table:style-name="ce4">
            <text:p>VOGELNIK OCEPEK HELENA</text:p>
          </table:table-cell>
          <table:table-cell office:value-type="float" office:value="404103" table:style-name="ce3">
            <text:p>404103</text:p>
          </table:table-cell>
          <table:table-cell office:value-type="float" office:value="138.75" table:style-name="ce2">
            <text:p>138,75</text:p>
          </table:table-cell>
          <table:table-cell table:number-columns-repeated="16373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20517" table:style-name="ce3">
            <text:p>20517</text:p>
          </table:table-cell>
          <table:table-cell office:value-type="string" table:style-name="ce4">
            <text:p>ZOBNA AMBULANTA DARJA PREŠERN, DR.DENT.MED.</text:p>
          </table:table-cell>
          <table:table-cell office:value-type="string" table:style-name="ce4">
            <text:p>PARTIZANSKA ULICA 30</text:p>
          </table:table-cell>
          <table:table-cell office:value-type="string" table:style-name="ce4">
            <text:p>2310 SLOVENSKA BISTRICA</text:p>
          </table:table-cell>
          <table:table-cell office:value-type="float" office:value="8720" table:style-name="ce3">
            <text:p>8720</text:p>
          </table:table-cell>
          <table:table-cell office:value-type="string" table:style-name="ce4">
            <text:p>PREŠERN <text:s/>DARJA</text:p>
          </table:table-cell>
          <table:table-cell office:value-type="float" office:value="404103" table:style-name="ce3">
            <text:p>404103</text:p>
          </table:table-cell>
          <table:table-cell office:value-type="float" office:value="63.79" table:style-name="ce2">
            <text:p>63,79</text:p>
          </table:table-cell>
          <table:table-cell table:number-columns-repeated="16373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20525" table:style-name="ce3">
            <text:p>20525</text:p>
          </table:table-cell>
          <table:table-cell office:value-type="string" table:style-name="ce4">
            <text:p>ZOBNA AMBULANTA - JASNA HUSSEIN, DR. DENT. MED.</text:p>
          </table:table-cell>
          <table:table-cell office:value-type="string" table:style-name="ce4">
            <text:p>PARTIZANSKA ULICA 30</text:p>
          </table:table-cell>
          <table:table-cell office:value-type="string" table:style-name="ce4">
            <text:p>2310 SLOVENSKA BISTRICA</text:p>
          </table:table-cell>
          <table:table-cell office:value-type="float" office:value="6954" table:style-name="ce3">
            <text:p>6954</text:p>
          </table:table-cell>
          <table:table-cell office:value-type="string" table:style-name="ce4">
            <text:p>HUSSEIN <text:s/>JASNA</text:p>
          </table:table-cell>
          <table:table-cell office:value-type="float" office:value="404103" table:style-name="ce3">
            <text:p>404103</text:p>
          </table:table-cell>
          <table:table-cell office:value-type="float" office:value="132.68" table:style-name="ce2">
            <text:p>132,68</text:p>
          </table:table-cell>
          <table:table-cell table:number-columns-repeated="16373"/>
        </table:table-row>
        <table:table-row table:style-name="ro2">
          <table:table-cell office:value-type="float" office:value="877" table:style-name="ce1">
            <text:p>877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20461" table:style-name="ce3">
            <text:p>20461</text:p>
          </table:table-cell>
          <table:table-cell office:value-type="string" table:style-name="ce4">
            <text:p>ZOBOZDRAVSTVENA ORDINACIJA ANDREJ OCEPEK, DR. DENT. MED.</text:p>
          </table:table-cell>
          <table:table-cell office:value-type="string" table:style-name="ce4">
            <text:p>ULICA POHORSKEGA BATALJONA 11</text:p>
          </table:table-cell>
          <table:table-cell office:value-type="string" table:style-name="ce4">
            <text:p>2317 OPLOTNICA</text:p>
          </table:table-cell>
          <table:table-cell office:value-type="float" office:value="9598" table:style-name="ce3">
            <text:p>9598</text:p>
          </table:table-cell>
          <table:table-cell office:value-type="string" table:style-name="ce4">
            <text:p>OCEPEK <text:s/>ANDREJ</text:p>
          </table:table-cell>
          <table:table-cell office:value-type="float" office:value="404103" table:style-name="ce3">
            <text:p>404103</text:p>
          </table:table-cell>
          <table:table-cell office:value-type="float" office:value="95.51" table:style-name="ce2">
            <text:p>95,51</text:p>
          </table:table-cell>
          <table:table-cell table:number-columns-repeated="16373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20516" table:style-name="ce3">
            <text:p>20516</text:p>
          </table:table-cell>
          <table:table-cell office:value-type="string" table:style-name="ce4">
            <text:p>ZOBNA AMBULANTA MOJCA GREGORIČ KOVAČIČ, DR.DENT.MED.</text:p>
          </table:table-cell>
          <table:table-cell office:value-type="string" table:style-name="ce4">
            <text:p>ULICA POHORSKEGA BATALJONA 11</text:p>
          </table:table-cell>
          <table:table-cell office:value-type="string" table:style-name="ce4">
            <text:p>2317 OPLOTNICA</text:p>
          </table:table-cell>
          <table:table-cell office:value-type="float" office:value="9277" table:style-name="ce3">
            <text:p>9277</text:p>
          </table:table-cell>
          <table:table-cell office:value-type="string" table:style-name="ce4">
            <text:p>GREGORIČ KOVAČIČ MOJCA</text:p>
          </table:table-cell>
          <table:table-cell office:value-type="float" office:value="404103" table:style-name="ce3">
            <text:p>404103</text:p>
          </table:table-cell>
          <table:table-cell office:value-type="float" office:value="118.01" table:style-name="ce2">
            <text:p>118,01</text:p>
          </table:table-cell>
          <table:table-cell table:number-columns-repeated="16373"/>
        </table:table-row>
        <table:table-row table:style-name="ro2">
          <table:table-cell office:value-type="float" office:value="879" table:style-name="ce1">
            <text:p>879</text:p>
          </table:table-cell>
          <table:table-cell office:value-type="float" office:value="260400" table:style-name="ce3">
            <text:p>260400</text:p>
          </table:table-cell>
          <table:table-cell office:value-type="string" table:style-name="ce4">
            <text:p>IZPOSTAVA SLOVENSKA BISTRICA</text:p>
          </table:table-cell>
          <table:table-cell office:value-type="float" office:value="20462" table:style-name="ce3">
            <text:p>20462</text:p>
          </table:table-cell>
          <table:table-cell office:value-type="string" table:style-name="ce4">
            <text:p>ZOBNA AMBULANTA MAKOLE MIROSLAV KOVAČIČ, DR. DENT. MED.</text:p>
          </table:table-cell>
          <table:table-cell office:value-type="string" table:style-name="ce4">
            <text:p>MAKOLE 28</text:p>
          </table:table-cell>
          <table:table-cell office:value-type="string" table:style-name="ce4">
            <text:p>2321 MAKOLE</text:p>
          </table:table-cell>
          <table:table-cell office:value-type="float" office:value="9187" table:style-name="ce3">
            <text:p>9187</text:p>
          </table:table-cell>
          <table:table-cell office:value-type="string" table:style-name="ce4">
            <text:p>KOVAČIČ <text:s/>MIROSLAV</text:p>
          </table:table-cell>
          <table:table-cell office:value-type="float" office:value="404103" table:style-name="ce3">
            <text:p>404103</text:p>
          </table:table-cell>
          <table:table-cell office:value-type="float" office:value="107.9" table:style-name="ce2">
            <text:p>107,90</text:p>
          </table:table-cell>
          <table:table-cell table:number-columns-repeated="16373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353" table:style-name="ce3">
            <text:p>353</text:p>
          </table:table-cell>
          <table:table-cell office:value-type="string" table:style-name="ce4">
            <text:p>ZDRAVSTVENI DOM MURSKA SOBOTA</text:p>
          </table:table-cell>
          <table:table-cell office:value-type="string" table:style-name="ce4">
            <text:p>GRAJSKA ULICA 24</text:p>
          </table:table-cell>
          <table:table-cell office:value-type="string" table:style-name="ce4">
            <text:p>9000 MURSKA SOBOTA</text:p>
          </table:table-cell>
          <table:table-cell office:value-type="float" office:value="12239" table:style-name="ce3">
            <text:p>12239</text:p>
          </table:table-cell>
          <table:table-cell office:value-type="string" table:style-name="ce4">
            <text:p>VINDER <text:s/>NINA</text:p>
          </table:table-cell>
          <table:table-cell office:value-type="float" office:value="404101" table:style-name="ce3">
            <text:p>404101</text:p>
          </table:table-cell>
          <table:table-cell office:value-type="float" office:value="62.93" table:style-name="ce2">
            <text:p>62,93</text:p>
          </table:table-cell>
          <table:table-cell table:number-columns-repeated="16373"/>
        </table:table-row>
        <table:table-row table:style-name="ro2">
          <table:table-cell office:value-type="float" office:value="881" table:style-name="ce1">
            <text:p>881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353" table:style-name="ce3">
            <text:p>353</text:p>
          </table:table-cell>
          <table:table-cell office:value-type="string" table:style-name="ce4">
            <text:p>ZDRAVSTVENI DOM MURSKA SOBOTA</text:p>
          </table:table-cell>
          <table:table-cell office:value-type="string" table:style-name="ce4">
            <text:p>GRAJSKA ULICA 24</text:p>
          </table:table-cell>
          <table:table-cell office:value-type="string" table:style-name="ce4">
            <text:p>9000 MURSKA SOBOTA</text:p>
          </table:table-cell>
          <table:table-cell office:value-type="float" office:value="12537" table:style-name="ce3">
            <text:p>12537</text:p>
          </table:table-cell>
          <table:table-cell office:value-type="string" table:style-name="ce4">
            <text:p>TERNAR <text:s/>SAŠO</text:p>
          </table:table-cell>
          <table:table-cell office:value-type="float" office:value="404101" table:style-name="ce3">
            <text:p>404101</text:p>
          </table:table-cell>
          <table:table-cell office:value-type="float" office:value="68.959999999999994" table:style-name="ce2">
            <text:p>68,96</text:p>
          </table:table-cell>
          <table:table-cell table:number-columns-repeated="16373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353" table:style-name="ce3">
            <text:p>353</text:p>
          </table:table-cell>
          <table:table-cell office:value-type="string" table:style-name="ce4">
            <text:p>ZDRAVSTVENI DOM MURSKA SOBOTA</text:p>
          </table:table-cell>
          <table:table-cell office:value-type="string" table:style-name="ce4">
            <text:p>GRAJSKA ULICA 24</text:p>
          </table:table-cell>
          <table:table-cell office:value-type="string" table:style-name="ce4">
            <text:p>9000 MURSKA SOBOTA</text:p>
          </table:table-cell>
          <table:table-cell office:value-type="float" office:value="11090" table:style-name="ce3">
            <text:p>11090</text:p>
          </table:table-cell>
          <table:table-cell office:value-type="string" table:style-name="ce4">
            <text:p>TRAJANOVSKA <text:s/>DANIELA</text:p>
          </table:table-cell>
          <table:table-cell office:value-type="float" office:value="404101" table:style-name="ce3">
            <text:p>404101</text:p>
          </table:table-cell>
          <table:table-cell office:value-type="float" office:value="79.28" table:style-name="ce2">
            <text:p>79,28</text:p>
          </table:table-cell>
          <table:table-cell table:number-columns-repeated="16373"/>
        </table:table-row>
        <table:table-row table:style-name="ro2">
          <table:table-cell office:value-type="float" office:value="883" table:style-name="ce1">
            <text:p>883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353" table:style-name="ce3">
            <text:p>353</text:p>
          </table:table-cell>
          <table:table-cell office:value-type="string" table:style-name="ce4">
            <text:p>ZDRAVSTVENI DOM MURSKA SOBOTA</text:p>
          </table:table-cell>
          <table:table-cell office:value-type="string" table:style-name="ce4">
            <text:p>GRAJSKA ULICA 24</text:p>
          </table:table-cell>
          <table:table-cell office:value-type="string" table:style-name="ce4">
            <text:p>9000 MURSKA SOBOTA</text:p>
          </table:table-cell>
          <table:table-cell office:value-type="float" office:value="11794" table:style-name="ce3">
            <text:p>11794</text:p>
          </table:table-cell>
          <table:table-cell office:value-type="string" table:style-name="ce4">
            <text:p>SERAFIMOV <text:s/>ANGEL</text:p>
          </table:table-cell>
          <table:table-cell office:value-type="float" office:value="404101" table:style-name="ce3">
            <text:p>404101</text:p>
          </table:table-cell>
          <table:table-cell office:value-type="float" office:value="77.790000000000006" table:style-name="ce2">
            <text:p>77,79</text:p>
          </table:table-cell>
          <table:table-cell table:number-columns-repeated="16373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353" table:style-name="ce3">
            <text:p>353</text:p>
          </table:table-cell>
          <table:table-cell office:value-type="string" table:style-name="ce4">
            <text:p>ZDRAVSTVENI DOM MURSKA SOBOTA</text:p>
          </table:table-cell>
          <table:table-cell office:value-type="string" table:style-name="ce4">
            <text:p>GRAJSKA ULICA 24</text:p>
          </table:table-cell>
          <table:table-cell office:value-type="string" table:style-name="ce4">
            <text:p>9000 MURSKA SOBOTA</text:p>
          </table:table-cell>
          <table:table-cell office:value-type="float" office:value="10067" table:style-name="ce3">
            <text:p>10067</text:p>
          </table:table-cell>
          <table:table-cell office:value-type="string" table:style-name="ce4">
            <text:p>BENKO <text:s/>BARBARA</text:p>
          </table:table-cell>
          <table:table-cell office:value-type="float" office:value="404101" table:style-name="ce3">
            <text:p>404101</text:p>
          </table:table-cell>
          <table:table-cell office:value-type="float" office:value="106.54" table:style-name="ce2">
            <text:p>106,54</text:p>
          </table:table-cell>
          <table:table-cell table:number-columns-repeated="16373"/>
        </table:table-row>
        <table:table-row table:style-name="ro2">
          <table:table-cell office:value-type="float" office:value="885" table:style-name="ce1">
            <text:p>885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070" table:style-name="ce3">
            <text:p>17070</text:p>
          </table:table-cell>
          <table:table-cell office:value-type="string" table:style-name="ce4">
            <text:p>ZOBNA ORDINACIJA MOJCA KOŠAR , DR. DENT. MED.</text:p>
          </table:table-cell>
          <table:table-cell office:value-type="string" table:style-name="ce4">
            <text:p>KOCLJEVA ULICA 9</text:p>
          </table:table-cell>
          <table:table-cell office:value-type="string" table:style-name="ce4">
            <text:p>9000 MURSKA SOBOTA</text:p>
          </table:table-cell>
          <table:table-cell office:value-type="float" office:value="9491" table:style-name="ce3">
            <text:p>9491</text:p>
          </table:table-cell>
          <table:table-cell office:value-type="string" table:style-name="ce4">
            <text:p>KOŠAR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93.17" table:style-name="ce2">
            <text:p>93,17</text:p>
          </table:table-cell>
          <table:table-cell table:number-columns-repeated="16373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080" table:style-name="ce3">
            <text:p>17080</text:p>
          </table:table-cell>
          <table:table-cell office:value-type="string" table:style-name="ce4">
            <text:p>ZASEBNA ZOBNA ORDINACIJA VLADIMIR KRAMBERGER, DR. DENT.MED.</text:p>
          </table:table-cell>
          <table:table-cell office:value-type="string" table:style-name="ce4">
            <text:p>MLADINSKA ULICA 10</text:p>
          </table:table-cell>
          <table:table-cell office:value-type="string" table:style-name="ce4">
            <text:p>9000 MURSKA SOBOTA</text:p>
          </table:table-cell>
          <table:table-cell office:value-type="float" office:value="8017" table:style-name="ce3">
            <text:p>8017</text:p>
          </table:table-cell>
          <table:table-cell office:value-type="string" table:style-name="ce4">
            <text:p>KRAMBERGER <text:s/>VLADIMIR</text:p>
          </table:table-cell>
          <table:table-cell office:value-type="float" office:value="404101" table:style-name="ce3">
            <text:p>404101</text:p>
          </table:table-cell>
          <table:table-cell office:value-type="float" office:value="86.68" table:style-name="ce2">
            <text:p>86,68</text:p>
          </table:table-cell>
          <table:table-cell table:number-columns-repeated="16373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091" table:style-name="ce3">
            <text:p>17091</text:p>
          </table:table-cell>
          <table:table-cell office:value-type="string" table:style-name="ce4">
            <text:p>NORČIČ-BERCE ANDREJA - ZOBNA AMBULANTA</text:p>
          </table:table-cell>
          <table:table-cell office:value-type="string" table:style-name="ce4">
            <text:p>CVETKOVA ULICA 10</text:p>
          </table:table-cell>
          <table:table-cell office:value-type="string" table:style-name="ce4">
            <text:p>9000 MURSKA SOBOTA</text:p>
          </table:table-cell>
          <table:table-cell office:value-type="float" office:value="7747" table:style-name="ce3">
            <text:p>7747</text:p>
          </table:table-cell>
          <table:table-cell office:value-type="string" table:style-name="ce4">
            <text:p>NORČIČ BERCE ANDREJA</text:p>
          </table:table-cell>
          <table:table-cell office:value-type="float" office:value="404101" table:style-name="ce3">
            <text:p>404101</text:p>
          </table:table-cell>
          <table:table-cell office:value-type="float" office:value="121.85" table:style-name="ce2">
            <text:p>121,85</text:p>
          </table:table-cell>
          <table:table-cell table:number-columns-repeated="16373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094" table:style-name="ce3">
            <text:p>17094</text:p>
          </table:table-cell>
          <table:table-cell office:value-type="string" table:style-name="ce4">
            <text:p>DEJAN EBENŠPANGER - ZOBNA ORDINACIJA</text:p>
          </table:table-cell>
          <table:table-cell office:value-type="string" table:style-name="ce4">
            <text:p>LENDAVSKA ULICA 18</text:p>
          </table:table-cell>
          <table:table-cell office:value-type="string" table:style-name="ce4">
            <text:p>9000 MURSKA SOBOTA</text:p>
          </table:table-cell>
          <table:table-cell office:value-type="float" office:value="9145" table:style-name="ce3">
            <text:p>9145</text:p>
          </table:table-cell>
          <table:table-cell office:value-type="string" table:style-name="ce4">
            <text:p>EBENŠPANGER <text:s/>DEJAN</text:p>
          </table:table-cell>
          <table:table-cell office:value-type="float" office:value="404101" table:style-name="ce3">
            <text:p>404101</text:p>
          </table:table-cell>
          <table:table-cell office:value-type="float" office:value="148.36000000000001" table:style-name="ce2">
            <text:p>148,36</text:p>
          </table:table-cell>
          <table:table-cell table:number-columns-repeated="16373"/>
        </table:table-row>
        <table:table-row table:style-name="ro2">
          <table:table-cell office:value-type="float" office:value="889" table:style-name="ce1">
            <text:p>889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134" table:style-name="ce3">
            <text:p>17134</text:p>
          </table:table-cell>
          <table:table-cell office:value-type="string" table:style-name="ce4">
            <text:p>ZOBNA ORDINACIJA GORDANA JAKOPOVIĆ DR. DENT.MED.</text:p>
          </table:table-cell>
          <table:table-cell office:value-type="string" table:style-name="ce4">
            <text:p>ULICA PREKMURSKE ČETE 12</text:p>
          </table:table-cell>
          <table:table-cell office:value-type="string" table:style-name="ce4">
            <text:p>9000 MURSKA SOBOTA</text:p>
          </table:table-cell>
          <table:table-cell office:value-type="float" office:value="4884" table:style-name="ce3">
            <text:p>4884</text:p>
          </table:table-cell>
          <table:table-cell office:value-type="string" table:style-name="ce4">
            <text:p>JAKOPOVIĆ <text:s/>GORDANA</text:p>
          </table:table-cell>
          <table:table-cell office:value-type="float" office:value="404101" table:style-name="ce3">
            <text:p>404101</text:p>
          </table:table-cell>
          <table:table-cell office:value-type="float" office:value="84.1" table:style-name="ce2">
            <text:p>84,10</text:p>
          </table:table-cell>
          <table:table-cell table:number-columns-repeated="16373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157" table:style-name="ce3">
            <text:p>17157</text:p>
          </table:table-cell>
          <table:table-cell office:value-type="string" table:style-name="ce4">
            <text:p>GRABAR - KRAJNC MILENA - ZOBNA AMBULANTA</text:p>
          </table:table-cell>
          <table:table-cell office:value-type="string" table:style-name="ce4">
            <text:p>CANKARJEVA ULICA 113</text:p>
          </table:table-cell>
          <table:table-cell office:value-type="string" table:style-name="ce4">
            <text:p>9000 MURSKA SOBOTA</text:p>
          </table:table-cell>
          <table:table-cell office:value-type="float" office:value="7023" table:style-name="ce3">
            <text:p>7023</text:p>
          </table:table-cell>
          <table:table-cell office:value-type="string" table:style-name="ce4">
            <text:p>GRABAR KRAJNC MILENA</text:p>
          </table:table-cell>
          <table:table-cell office:value-type="float" office:value="404101" table:style-name="ce3">
            <text:p>404101</text:p>
          </table:table-cell>
          <table:table-cell office:value-type="float" office:value="153.29" table:style-name="ce2">
            <text:p>153,29</text:p>
          </table:table-cell>
          <table:table-cell table:number-columns-repeated="16373"/>
        </table:table-row>
        <table:table-row table:style-name="ro2">
          <table:table-cell office:value-type="float" office:value="891" table:style-name="ce1">
            <text:p>891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206" table:style-name="ce3">
            <text:p>17206</text:p>
          </table:table-cell>
          <table:table-cell office:value-type="string" table:style-name="ce4">
            <text:p>ZASEBNA ZOBNA AMBULANTA KIRIL KORNAKOV DR.DENT.MED.</text:p>
          </table:table-cell>
          <table:table-cell office:value-type="string" table:style-name="ce4">
            <text:p>ULICA DR. VRBNJAKA 1</text:p>
          </table:table-cell>
          <table:table-cell office:value-type="string" table:style-name="ce4">
            <text:p>9000 MURSKA SOBOTA</text:p>
          </table:table-cell>
          <table:table-cell office:value-type="float" office:value="10272" table:style-name="ce3">
            <text:p>10272</text:p>
          </table:table-cell>
          <table:table-cell office:value-type="string" table:style-name="ce4">
            <text:p>KORNAKOV <text:s/>KIRIL</text:p>
          </table:table-cell>
          <table:table-cell office:value-type="float" office:value="404101" table:style-name="ce3">
            <text:p>404101</text:p>
          </table:table-cell>
          <table:table-cell office:value-type="float" office:value="90.13" table:style-name="ce2">
            <text:p>90,13</text:p>
          </table:table-cell>
          <table:table-cell table:number-columns-repeated="16373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226" table:style-name="ce3">
            <text:p>17226</text:p>
          </table:table-cell>
          <table:table-cell office:value-type="string" table:style-name="ce4">
            <text:p>TEREZIJA.MARINA, ZOBOZDRAVSTVENA DEJAVNOST D.O.O.</text:p>
          </table:table-cell>
          <table:table-cell office:value-type="string" table:style-name="ce4">
            <text:p>DOLGA ULICA 82</text:p>
          </table:table-cell>
          <table:table-cell office:value-type="string" table:style-name="ce4">
            <text:p>9000 MURSKA SOBOTA</text:p>
          </table:table-cell>
          <table:table-cell office:value-type="float" office:value="11800" table:style-name="ce3">
            <text:p>11800</text:p>
          </table:table-cell>
          <table:table-cell office:value-type="string" table:style-name="ce4">
            <text:p>RADIĆ <text:s/>MARINA</text:p>
          </table:table-cell>
          <table:table-cell office:value-type="float" office:value="404101" table:style-name="ce3">
            <text:p>404101</text:p>
          </table:table-cell>
          <table:table-cell office:value-type="float" office:value="31.55" table:style-name="ce2">
            <text:p>31,55</text:p>
          </table:table-cell>
          <table:table-cell table:number-columns-repeated="16373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226" table:style-name="ce3">
            <text:p>17226</text:p>
          </table:table-cell>
          <table:table-cell office:value-type="string" table:style-name="ce4">
            <text:p>TEREZIJA.MARINA, ZOBOZDRAVSTVENA DEJAVNOST D.O.O.</text:p>
          </table:table-cell>
          <table:table-cell office:value-type="string" table:style-name="ce4">
            <text:p>DOLGA ULICA 82</text:p>
          </table:table-cell>
          <table:table-cell office:value-type="string" table:style-name="ce4">
            <text:p>9000 MURSKA SOBOTA</text:p>
          </table:table-cell>
          <table:table-cell office:value-type="float" office:value="4610" table:style-name="ce3">
            <text:p>4610</text:p>
          </table:table-cell>
          <table:table-cell office:value-type="string" table:style-name="ce4">
            <text:p>RADIĆ <text:s/>TEREZIJA</text:p>
          </table:table-cell>
          <table:table-cell office:value-type="float" office:value="404101" table:style-name="ce3">
            <text:p>404101</text:p>
          </table:table-cell>
          <table:table-cell office:value-type="float" office:value="228.62" table:style-name="ce2">
            <text:p>228,62</text:p>
          </table:table-cell>
          <table:table-cell table:number-columns-repeated="16373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235" table:style-name="ce3">
            <text:p>17235</text:p>
          </table:table-cell>
          <table:table-cell office:value-type="string" table:style-name="ce4">
            <text:p>MAMELON, ZOBOZDRAVSTVENA OSKRBA IN STORITVE D.O.O.</text:p>
          </table:table-cell>
          <table:table-cell office:value-type="string" table:style-name="ce4">
            <text:p>PLESE 2</text:p>
          </table:table-cell>
          <table:table-cell office:value-type="string" table:style-name="ce4">
            <text:p>9000 MURSKA SOBOTA</text:p>
          </table:table-cell>
          <table:table-cell office:value-type="float" office:value="11568" table:style-name="ce3">
            <text:p>11568</text:p>
          </table:table-cell>
          <table:table-cell office:value-type="string" table:style-name="ce4">
            <text:p>HORVAT <text:s/>MARKO</text:p>
          </table:table-cell>
          <table:table-cell office:value-type="float" office:value="404101" table:style-name="ce3">
            <text:p>404101</text:p>
          </table:table-cell>
          <table:table-cell office:value-type="float" office:value="114.28" table:style-name="ce2">
            <text:p>114,28</text:p>
          </table:table-cell>
          <table:table-cell table:number-columns-repeated="16373"/>
        </table:table-row>
        <table:table-row table:style-name="ro2">
          <table:table-cell office:value-type="float" office:value="895" table:style-name="ce1">
            <text:p>895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235" table:style-name="ce3">
            <text:p>17235</text:p>
          </table:table-cell>
          <table:table-cell office:value-type="string" table:style-name="ce4">
            <text:p>MAMELON, ZOBOZDRAVSTVENA OSKRBA IN STORITVE D.O.O.</text:p>
          </table:table-cell>
          <table:table-cell office:value-type="string" table:style-name="ce4">
            <text:p>PLESE 2</text:p>
          </table:table-cell>
          <table:table-cell office:value-type="string" table:style-name="ce4">
            <text:p>9000 MURSKA SOBOTA</text:p>
          </table:table-cell>
          <table:table-cell office:value-type="float" office:value="4755" table:style-name="ce3">
            <text:p>4755</text:p>
          </table:table-cell>
          <table:table-cell office:value-type="string" table:style-name="ce4">
            <text:p>HORVAT <text:s/>FRANC</text:p>
          </table:table-cell>
          <table:table-cell office:value-type="float" office:value="404101" table:style-name="ce3">
            <text:p>404101</text:p>
          </table:table-cell>
          <table:table-cell office:value-type="float" office:value="137.91999999999999" table:style-name="ce2">
            <text:p>137,92</text:p>
          </table:table-cell>
          <table:table-cell table:number-columns-repeated="16373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158" table:style-name="ce3">
            <text:p>17158</text:p>
          </table:table-cell>
          <table:table-cell office:value-type="string" table:style-name="ce4">
            <text:p>VUJIĆ JOVICA - ZASEBNA ZOBNA ORDINACIJA</text:p>
          </table:table-cell>
          <table:table-cell office:value-type="string" table:style-name="ce4">
            <text:p>PUCONCI 80</text:p>
          </table:table-cell>
          <table:table-cell office:value-type="string" table:style-name="ce4">
            <text:p>9201 PUCONCI</text:p>
          </table:table-cell>
          <table:table-cell office:value-type="float" office:value="5675" table:style-name="ce3">
            <text:p>5675</text:p>
          </table:table-cell>
          <table:table-cell office:value-type="string" table:style-name="ce4">
            <text:p>VUJIĆ <text:s/>JOVICA</text:p>
          </table:table-cell>
          <table:table-cell office:value-type="float" office:value="404101" table:style-name="ce3">
            <text:p>404101</text:p>
          </table:table-cell>
          <table:table-cell office:value-type="float" office:value="114.28" table:style-name="ce2">
            <text:p>114,28</text:p>
          </table:table-cell>
          <table:table-cell table:number-columns-repeated="16373"/>
        </table:table-row>
        <table:table-row table:style-name="ro2">
          <table:table-cell office:value-type="float" office:value="897" table:style-name="ce1">
            <text:p>897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126" table:style-name="ce3">
            <text:p>17126</text:p>
          </table:table-cell>
          <table:table-cell office:value-type="string" table:style-name="ce4">
            <text:p>KERČMAR ALEKSANDER - ZASEBNA ZOBNA AMBULANTA</text:p>
          </table:table-cell>
          <table:table-cell office:value-type="string" table:style-name="ce4">
            <text:p>GORNJI PETROVCI 33 A</text:p>
          </table:table-cell>
          <table:table-cell office:value-type="string" table:style-name="ce4">
            <text:p>9203 PETROVCI</text:p>
          </table:table-cell>
          <table:table-cell office:value-type="float" office:value="6065" table:style-name="ce3">
            <text:p>6065</text:p>
          </table:table-cell>
          <table:table-cell office:value-type="string" table:style-name="ce4">
            <text:p>KERČMAR <text:s/>ALEKSANDER</text:p>
          </table:table-cell>
          <table:table-cell office:value-type="float" office:value="404101" table:style-name="ce3">
            <text:p>404101</text:p>
          </table:table-cell>
          <table:table-cell office:value-type="float" office:value="151.16999999999999" table:style-name="ce2">
            <text:p>151,17</text:p>
          </table:table-cell>
          <table:table-cell table:number-columns-repeated="16373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237" table:style-name="ce3">
            <text:p>17237</text:p>
          </table:table-cell>
          <table:table-cell office:value-type="string" table:style-name="ce4">
            <text:p>ZOBNA AMBULANTA SAŠA PIRHER</text:p>
          </table:table-cell>
          <table:table-cell office:value-type="string" table:style-name="ce4">
            <text:p>MARTJANCI 35</text:p>
          </table:table-cell>
          <table:table-cell office:value-type="string" table:style-name="ce4">
            <text:p>9221 MARTJANCI</text:p>
          </table:table-cell>
          <table:table-cell office:value-type="float" office:value="10803" table:style-name="ce3">
            <text:p>10803</text:p>
          </table:table-cell>
          <table:table-cell office:value-type="string" table:style-name="ce4">
            <text:p>PIRHER <text:s/>SAŠA</text:p>
          </table:table-cell>
          <table:table-cell office:value-type="float" office:value="404101" table:style-name="ce3">
            <text:p>404101</text:p>
          </table:table-cell>
          <table:table-cell office:value-type="float" office:value="96.38" table:style-name="ce2">
            <text:p>96,38</text:p>
          </table:table-cell>
          <table:table-cell table:number-columns-repeated="16373"/>
        </table:table-row>
        <table:table-row table:style-name="ro2">
          <table:table-cell office:value-type="float" office:value="899" table:style-name="ce1">
            <text:p>899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240" table:style-name="ce3">
            <text:p>17240</text:p>
          </table:table-cell>
          <table:table-cell office:value-type="string" table:style-name="ce4">
            <text:p>BODENT, ZOBOZDRAVSTVENE IN DRUGE STORITVE D.O.O.</text:p>
          </table:table-cell>
          <table:table-cell office:value-type="string" table:style-name="ce4">
            <text:p>ULICA OB IGRIŠČU 3</text:p>
          </table:table-cell>
          <table:table-cell office:value-type="string" table:style-name="ce4">
            <text:p>9226 MORAVSKE TOPLICE</text:p>
          </table:table-cell>
          <table:table-cell office:value-type="float" office:value="8157" table:style-name="ce3">
            <text:p>8157</text:p>
          </table:table-cell>
          <table:table-cell office:value-type="string" table:style-name="ce4">
            <text:p>PUHAN <text:s/>BOJAN</text:p>
          </table:table-cell>
          <table:table-cell office:value-type="float" office:value="404101" table:style-name="ce3">
            <text:p>404101</text:p>
          </table:table-cell>
          <table:table-cell office:value-type="float" office:value="134.25" table:style-name="ce2">
            <text:p>134,25</text:p>
          </table:table-cell>
          <table:table-cell table:number-columns-repeated="16373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121" table:style-name="ce3">
            <text:p>17121</text:p>
          </table:table-cell>
          <table:table-cell office:value-type="string" table:style-name="ce4">
            <text:p>RITUPER BOJNEC MIRA - ZOBNA AMBULANTA</text:p>
          </table:table-cell>
          <table:table-cell office:value-type="string" table:style-name="ce4">
            <text:p>KOCLJEVO NASELJE 9</text:p>
          </table:table-cell>
          <table:table-cell office:value-type="string" table:style-name="ce4">
            <text:p>9231 BELTINCI</text:p>
          </table:table-cell>
          <table:table-cell office:value-type="float" office:value="6263" table:style-name="ce3">
            <text:p>6263</text:p>
          </table:table-cell>
          <table:table-cell office:value-type="string" table:style-name="ce4">
            <text:p>RITUPER BOJNEC MIRA</text:p>
          </table:table-cell>
          <table:table-cell office:value-type="float" office:value="404101" table:style-name="ce3">
            <text:p>404101</text:p>
          </table:table-cell>
          <table:table-cell office:value-type="float" office:value="105.22" table:style-name="ce2">
            <text:p>105,22</text:p>
          </table:table-cell>
          <table:table-cell table:number-columns-repeated="16373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128" table:style-name="ce3">
            <text:p>17128</text:p>
          </table:table-cell>
          <table:table-cell office:value-type="string" table:style-name="ce4">
            <text:p>PETROVIČ MIRJANA - ZASEBNA ZOBNA AMBULANTA</text:p>
          </table:table-cell>
          <table:table-cell office:value-type="string" table:style-name="ce4">
            <text:p>CANKOVA 65 B</text:p>
          </table:table-cell>
          <table:table-cell office:value-type="string" table:style-name="ce4">
            <text:p>9261 CANKOVA</text:p>
          </table:table-cell>
          <table:table-cell office:value-type="float" office:value="7063" table:style-name="ce3">
            <text:p>7063</text:p>
          </table:table-cell>
          <table:table-cell office:value-type="string" table:style-name="ce4">
            <text:p>PETROVIČ <text:s/>MIRJANA</text:p>
          </table:table-cell>
          <table:table-cell office:value-type="float" office:value="404101" table:style-name="ce3">
            <text:p>404101</text:p>
          </table:table-cell>
          <table:table-cell office:value-type="float" office:value="111.13" table:style-name="ce2">
            <text:p>111,13</text:p>
          </table:table-cell>
          <table:table-cell table:number-columns-repeated="16373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222" table:style-name="ce3">
            <text:p>17222</text:p>
          </table:table-cell>
          <table:table-cell office:value-type="string" table:style-name="ce4">
            <text:p>ZOBNA AMBULANTA JOŽE VUKAN, DR. DENT. MED.</text:p>
          </table:table-cell>
          <table:table-cell office:value-type="string" table:style-name="ce4">
            <text:p>ROGAŠOVCI 14 A</text:p>
          </table:table-cell>
          <table:table-cell office:value-type="string" table:style-name="ce4">
            <text:p>9262 ROGAŠOVCI</text:p>
          </table:table-cell>
          <table:table-cell office:value-type="float" office:value="10696" table:style-name="ce3">
            <text:p>10696</text:p>
          </table:table-cell>
          <table:table-cell office:value-type="string" table:style-name="ce4">
            <text:p>VUKAN <text:s/>JOŽE</text:p>
          </table:table-cell>
          <table:table-cell office:value-type="float" office:value="404101" table:style-name="ce3">
            <text:p>404101</text:p>
          </table:table-cell>
          <table:table-cell office:value-type="float" office:value="119.56" table:style-name="ce2">
            <text:p>119,56</text:p>
          </table:table-cell>
          <table:table-cell table:number-columns-repeated="16373"/>
        </table:table-row>
        <table:table-row table:style-name="ro2">
          <table:table-cell office:value-type="float" office:value="903" table:style-name="ce1">
            <text:p>903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239" table:style-name="ce3">
            <text:p>17239</text:p>
          </table:table-cell>
          <table:table-cell office:value-type="string" table:style-name="ce4">
            <text:p>ZO-LA, ZOBOZDRAVSTVO LAZAREVIĆ, D.O.O.</text:p>
          </table:table-cell>
          <table:table-cell office:value-type="string" table:style-name="ce4">
            <text:p>GRAD 187</text:p>
          </table:table-cell>
          <table:table-cell office:value-type="string" table:style-name="ce4">
            <text:p>9264 GRAD</text:p>
          </table:table-cell>
          <table:table-cell office:value-type="float" office:value="6119" table:style-name="ce3">
            <text:p>6119</text:p>
          </table:table-cell>
          <table:table-cell office:value-type="string" table:style-name="ce4">
            <text:p>LAZAREVIĆ <text:s/>ŽELJKO</text:p>
          </table:table-cell>
          <table:table-cell office:value-type="float" office:value="404101" table:style-name="ce3">
            <text:p>404101</text:p>
          </table:table-cell>
          <table:table-cell office:value-type="float" office:value="189.09" table:style-name="ce2">
            <text:p>189,09</text:p>
          </table:table-cell>
          <table:table-cell table:number-columns-repeated="16373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353" table:style-name="ce3">
            <text:p>353</text:p>
          </table:table-cell>
          <table:table-cell office:value-type="string" table:style-name="ce4">
            <text:p>ZDRAVSTVENI DOM MURSKA SOBOTA</text:p>
          </table:table-cell>
          <table:table-cell office:value-type="string" table:style-name="ce4">
            <text:p>GRAJSKA ULICA 24</text:p>
          </table:table-cell>
          <table:table-cell office:value-type="string" table:style-name="ce4">
            <text:p>9000 MURSKA SOBOTA</text:p>
          </table:table-cell>
          <table:table-cell office:value-type="float" office:value="6682" table:style-name="ce3">
            <text:p>6682</text:p>
          </table:table-cell>
          <table:table-cell office:value-type="string" table:style-name="ce4">
            <text:p>RAJBAR <text:s/>BOJANA</text:p>
          </table:table-cell>
          <table:table-cell office:value-type="float" office:value="404103" table:style-name="ce3">
            <text:p>404103</text:p>
          </table:table-cell>
          <table:table-cell office:value-type="float" office:value="88.16" table:style-name="ce2">
            <text:p>88,16</text:p>
          </table:table-cell>
          <table:table-cell table:number-columns-repeated="16373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353" table:style-name="ce3">
            <text:p>353</text:p>
          </table:table-cell>
          <table:table-cell office:value-type="string" table:style-name="ce4">
            <text:p>ZDRAVSTVENI DOM MURSKA SOBOTA</text:p>
          </table:table-cell>
          <table:table-cell office:value-type="string" table:style-name="ce4">
            <text:p>GRAJSKA ULICA 24</text:p>
          </table:table-cell>
          <table:table-cell office:value-type="string" table:style-name="ce4">
            <text:p>9000 MURSKA SOBOTA</text:p>
          </table:table-cell>
          <table:table-cell office:value-type="float" office:value="10275" table:style-name="ce3">
            <text:p>10275</text:p>
          </table:table-cell>
          <table:table-cell office:value-type="string" table:style-name="ce4">
            <text:p>EGIĆ <text:s/>BORIS</text:p>
          </table:table-cell>
          <table:table-cell office:value-type="float" office:value="404103" table:style-name="ce3">
            <text:p>404103</text:p>
          </table:table-cell>
          <table:table-cell office:value-type="float" office:value="38.78" table:style-name="ce2">
            <text:p>38,78</text:p>
          </table:table-cell>
          <table:table-cell table:number-columns-repeated="16373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353" table:style-name="ce3">
            <text:p>353</text:p>
          </table:table-cell>
          <table:table-cell office:value-type="string" table:style-name="ce4">
            <text:p>ZDRAVSTVENI DOM MURSKA SOBOTA</text:p>
          </table:table-cell>
          <table:table-cell office:value-type="string" table:style-name="ce4">
            <text:p>GRAJSKA ULICA 24</text:p>
          </table:table-cell>
          <table:table-cell office:value-type="string" table:style-name="ce4">
            <text:p>9000 MURSKA SOBOTA</text:p>
          </table:table-cell>
          <table:table-cell office:value-type="float" office:value="10460" table:style-name="ce3">
            <text:p>10460</text:p>
          </table:table-cell>
          <table:table-cell office:value-type="string" table:style-name="ce4">
            <text:p>PERKIČ <text:s/>IVANA</text:p>
          </table:table-cell>
          <table:table-cell office:value-type="float" office:value="404103" table:style-name="ce3">
            <text:p>404103</text:p>
          </table:table-cell>
          <table:table-cell office:value-type="float" office:value="201.36" table:style-name="ce2">
            <text:p>201,36</text:p>
          </table:table-cell>
          <table:table-cell table:number-columns-repeated="16373"/>
        </table:table-row>
        <table:table-row table:style-name="ro2">
          <table:table-cell office:value-type="float" office:value="907" table:style-name="ce1">
            <text:p>907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353" table:style-name="ce3">
            <text:p>353</text:p>
          </table:table-cell>
          <table:table-cell office:value-type="string" table:style-name="ce4">
            <text:p>ZDRAVSTVENI DOM MURSKA SOBOTA</text:p>
          </table:table-cell>
          <table:table-cell office:value-type="string" table:style-name="ce4">
            <text:p>GRAJSKA ULICA 24</text:p>
          </table:table-cell>
          <table:table-cell office:value-type="string" table:style-name="ce4">
            <text:p>9000 MURSKA SOBOTA</text:p>
          </table:table-cell>
          <table:table-cell office:value-type="float" office:value="7576" table:style-name="ce3">
            <text:p>7576</text:p>
          </table:table-cell>
          <table:table-cell office:value-type="string" table:style-name="ce4">
            <text:p>PUSTAI <text:s/>KORNELIA</text:p>
          </table:table-cell>
          <table:table-cell office:value-type="float" office:value="404103" table:style-name="ce3">
            <text:p>404103</text:p>
          </table:table-cell>
          <table:table-cell office:value-type="float" office:value="95.28" table:style-name="ce2">
            <text:p>95,28</text:p>
          </table:table-cell>
          <table:table-cell table:number-columns-repeated="16373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353" table:style-name="ce3">
            <text:p>353</text:p>
          </table:table-cell>
          <table:table-cell office:value-type="string" table:style-name="ce4">
            <text:p>ZDRAVSTVENI DOM MURSKA SOBOTA</text:p>
          </table:table-cell>
          <table:table-cell office:value-type="string" table:style-name="ce4">
            <text:p>GRAJSKA ULICA 24</text:p>
          </table:table-cell>
          <table:table-cell office:value-type="string" table:style-name="ce4">
            <text:p>9000 MURSKA SOBOTA</text:p>
          </table:table-cell>
          <table:table-cell office:value-type="float" office:value="11795" table:style-name="ce3">
            <text:p>11795</text:p>
          </table:table-cell>
          <table:table-cell office:value-type="string" table:style-name="ce4">
            <text:p>POPOVA-SERAFIMOVA <text:s/>TEODORA</text:p>
          </table:table-cell>
          <table:table-cell office:value-type="float" office:value="404103" table:style-name="ce3">
            <text:p>404103</text:p>
          </table:table-cell>
          <table:table-cell office:value-type="float" office:value="121.95" table:style-name="ce2">
            <text:p>121,95</text:p>
          </table:table-cell>
          <table:table-cell table:number-columns-repeated="16373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133" table:style-name="ce3">
            <text:p>17133</text:p>
          </table:table-cell>
          <table:table-cell office:value-type="string" table:style-name="ce4">
            <text:p>ZOBNA ORDINACIJA SUZANA RADAK, DR.DENT.MED.</text:p>
          </table:table-cell>
          <table:table-cell office:value-type="string" table:style-name="ce4">
            <text:p>PANONSKA ULICA 35 B</text:p>
          </table:table-cell>
          <table:table-cell office:value-type="string" table:style-name="ce4">
            <text:p>9231 BELTINCI</text:p>
          </table:table-cell>
          <table:table-cell office:value-type="float" office:value="9840" table:style-name="ce3">
            <text:p>9840</text:p>
          </table:table-cell>
          <table:table-cell office:value-type="string" table:style-name="ce4">
            <text:p>RADAK <text:s/>SUZANA</text:p>
          </table:table-cell>
          <table:table-cell office:value-type="float" office:value="404103" table:style-name="ce3">
            <text:p>404103</text:p>
          </table:table-cell>
          <table:table-cell office:value-type="float" office:value="82.9" table:style-name="ce2">
            <text:p>82,90</text:p>
          </table:table-cell>
          <table:table-cell table:number-columns-repeated="16373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222" table:style-name="ce3">
            <text:p>17222</text:p>
          </table:table-cell>
          <table:table-cell office:value-type="string" table:style-name="ce4">
            <text:p>ZOBNA AMBULANTA JOŽE VUKAN, DR. DENT. MED.</text:p>
          </table:table-cell>
          <table:table-cell office:value-type="string" table:style-name="ce4">
            <text:p>ROGAŠOVCI 14 A</text:p>
          </table:table-cell>
          <table:table-cell office:value-type="string" table:style-name="ce4">
            <text:p>9262 ROGAŠOVCI</text:p>
          </table:table-cell>
          <table:table-cell office:value-type="float" office:value="10696" table:style-name="ce3">
            <text:p>10696</text:p>
          </table:table-cell>
          <table:table-cell office:value-type="string" table:style-name="ce4">
            <text:p>VUKAN <text:s/>JOŽE</text:p>
          </table:table-cell>
          <table:table-cell office:value-type="float" office:value="404103" table:style-name="ce3">
            <text:p>404103</text:p>
          </table:table-cell>
          <table:table-cell office:value-type="float" office:value="78.650000000000006" table:style-name="ce2">
            <text:p>78,65</text:p>
          </table:table-cell>
          <table:table-cell table:number-columns-repeated="16373"/>
        </table:table-row>
        <table:table-row table:style-name="ro2">
          <table:table-cell office:value-type="float" office:value="911" table:style-name="ce1">
            <text:p>911</text:p>
          </table:table-cell>
          <table:table-cell office:value-type="float" office:value="270000" table:style-name="ce3">
            <text:p>270000</text:p>
          </table:table-cell>
          <table:table-cell office:value-type="string" table:style-name="ce4">
            <text:p>OE MURSKA SOBOTA</text:p>
          </table:table-cell>
          <table:table-cell office:value-type="float" office:value="17239" table:style-name="ce3">
            <text:p>17239</text:p>
          </table:table-cell>
          <table:table-cell office:value-type="string" table:style-name="ce4">
            <text:p>ZO-LA, ZOBOZDRAVSTVO LAZAREVIĆ, D.O.O.</text:p>
          </table:table-cell>
          <table:table-cell office:value-type="string" table:style-name="ce4">
            <text:p>GRAD 187</text:p>
          </table:table-cell>
          <table:table-cell office:value-type="string" table:style-name="ce4">
            <text:p>9264 GRAD</text:p>
          </table:table-cell>
          <table:table-cell office:value-type="float" office:value="6119" table:style-name="ce3">
            <text:p>6119</text:p>
          </table:table-cell>
          <table:table-cell office:value-type="string" table:style-name="ce4">
            <text:p>LAZAREVIĆ <text:s/>ŽELJKO</text:p>
          </table:table-cell>
          <table:table-cell office:value-type="float" office:value="404103" table:style-name="ce3">
            <text:p>404103</text:p>
          </table:table-cell>
          <table:table-cell office:value-type="float" office:value="123.66" table:style-name="ce2">
            <text:p>123,66</text:p>
          </table:table-cell>
          <table:table-cell table:number-columns-repeated="16373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float" office:value="270100" table:style-name="ce3">
            <text:p>270100</text:p>
          </table:table-cell>
          <table:table-cell office:value-type="string" table:style-name="ce4">
            <text:p>IZPOSTAVA GORNJA RADGONA</text:p>
          </table:table-cell>
          <table:table-cell office:value-type="float" office:value="350" table:style-name="ce3">
            <text:p>350</text:p>
          </table:table-cell>
          <table:table-cell office:value-type="string" table:style-name="ce4">
            <text:p>ZDRAVSTVENI DOM GORNJA RADGONA</text:p>
          </table:table-cell>
          <table:table-cell office:value-type="string" table:style-name="ce4">
            <text:p>PARTIZANSKA CESTA 40</text:p>
          </table:table-cell>
          <table:table-cell office:value-type="string" table:style-name="ce4">
            <text:p>9250 GORNJA RADGONA</text:p>
          </table:table-cell>
          <table:table-cell office:value-type="float" office:value="13548" table:style-name="ce3">
            <text:p>13548</text:p>
          </table:table-cell>
          <table:table-cell office:value-type="string" table:style-name="ce4">
            <text:p>FÜKAŠ <text:s/>DORIS</text:p>
          </table:table-cell>
          <table:table-cell office:value-type="float" office:value="404101" table:style-name="ce3">
            <text:p>404101</text:p>
          </table:table-cell>
          <table:table-cell office:value-type="float" office:value="4.6399999999999997" table:style-name="ce2">
            <text:p>4,64</text:p>
          </table:table-cell>
          <table:table-cell table:number-columns-repeated="16373"/>
        </table:table-row>
        <table:table-row table:style-name="ro2">
          <table:table-cell office:value-type="float" office:value="913" table:style-name="ce1">
            <text:p>913</text:p>
          </table:table-cell>
          <table:table-cell office:value-type="float" office:value="270100" table:style-name="ce3">
            <text:p>270100</text:p>
          </table:table-cell>
          <table:table-cell office:value-type="string" table:style-name="ce4">
            <text:p>IZPOSTAVA GORNJA RADGONA</text:p>
          </table:table-cell>
          <table:table-cell office:value-type="float" office:value="350" table:style-name="ce3">
            <text:p>350</text:p>
          </table:table-cell>
          <table:table-cell office:value-type="string" table:style-name="ce4">
            <text:p>ZDRAVSTVENI DOM GORNJA RADGONA</text:p>
          </table:table-cell>
          <table:table-cell office:value-type="string" table:style-name="ce4">
            <text:p>PARTIZANSKA CESTA 40</text:p>
          </table:table-cell>
          <table:table-cell office:value-type="string" table:style-name="ce4">
            <text:p>9250 GORNJA RADGONA</text:p>
          </table:table-cell>
          <table:table-cell office:value-type="float" office:value="12989" table:style-name="ce3">
            <text:p>12989</text:p>
          </table:table-cell>
          <table:table-cell office:value-type="string" table:style-name="ce4">
            <text:p>FRANGEŽ <text:s/>ANA</text:p>
          </table:table-cell>
          <table:table-cell office:value-type="float" office:value="404101" table:style-name="ce3">
            <text:p>404101</text:p>
          </table:table-cell>
          <table:table-cell office:value-type="float" office:value="54.9" table:style-name="ce2">
            <text:p>54,90</text:p>
          </table:table-cell>
          <table:table-cell table:number-columns-repeated="16373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float" office:value="270100" table:style-name="ce3">
            <text:p>270100</text:p>
          </table:table-cell>
          <table:table-cell office:value-type="string" table:style-name="ce4">
            <text:p>IZPOSTAVA GORNJA RADGONA</text:p>
          </table:table-cell>
          <table:table-cell office:value-type="float" office:value="350" table:style-name="ce3">
            <text:p>350</text:p>
          </table:table-cell>
          <table:table-cell office:value-type="string" table:style-name="ce4">
            <text:p>ZDRAVSTVENI DOM GORNJA RADGONA</text:p>
          </table:table-cell>
          <table:table-cell office:value-type="string" table:style-name="ce4">
            <text:p>PARTIZANSKA CESTA 40</text:p>
          </table:table-cell>
          <table:table-cell office:value-type="string" table:style-name="ce4">
            <text:p>9250 GORNJA RADGONA</text:p>
          </table:table-cell>
          <table:table-cell office:value-type="float" office:value="10189" table:style-name="ce3">
            <text:p>10189</text:p>
          </table:table-cell>
          <table:table-cell office:value-type="string" table:style-name="ce4">
            <text:p>YOVANOVA <text:s/>KETI</text:p>
          </table:table-cell>
          <table:table-cell office:value-type="float" office:value="404101" table:style-name="ce3">
            <text:p>404101</text:p>
          </table:table-cell>
          <table:table-cell office:value-type="float" office:value="81.459999999999994" table:style-name="ce2">
            <text:p>81,46</text:p>
          </table:table-cell>
          <table:table-cell table:number-columns-repeated="16373"/>
        </table:table-row>
        <table:table-row table:style-name="ro2">
          <table:table-cell office:value-type="float" office:value="915" table:style-name="ce1">
            <text:p>915</text:p>
          </table:table-cell>
          <table:table-cell office:value-type="float" office:value="270100" table:style-name="ce3">
            <text:p>270100</text:p>
          </table:table-cell>
          <table:table-cell office:value-type="string" table:style-name="ce4">
            <text:p>IZPOSTAVA GORNJA RADGONA</text:p>
          </table:table-cell>
          <table:table-cell office:value-type="float" office:value="350" table:style-name="ce3">
            <text:p>350</text:p>
          </table:table-cell>
          <table:table-cell office:value-type="string" table:style-name="ce4">
            <text:p>ZDRAVSTVENI DOM GORNJA RADGONA</text:p>
          </table:table-cell>
          <table:table-cell office:value-type="string" table:style-name="ce4">
            <text:p>PARTIZANSKA CESTA 40</text:p>
          </table:table-cell>
          <table:table-cell office:value-type="string" table:style-name="ce4">
            <text:p>9250 GORNJA RADGONA</text:p>
          </table:table-cell>
          <table:table-cell office:value-type="float" office:value="12127" table:style-name="ce3">
            <text:p>12127</text:p>
          </table:table-cell>
          <table:table-cell office:value-type="string" table:style-name="ce4">
            <text:p>RIBARSKA <text:s/>TAMARA</text:p>
          </table:table-cell>
          <table:table-cell office:value-type="float" office:value="404101" table:style-name="ce3">
            <text:p>404101</text:p>
          </table:table-cell>
          <table:table-cell office:value-type="float" office:value="90.24" table:style-name="ce2">
            <text:p>90,24</text:p>
          </table:table-cell>
          <table:table-cell table:number-columns-repeated="16373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float" office:value="270100" table:style-name="ce3">
            <text:p>270100</text:p>
          </table:table-cell>
          <table:table-cell office:value-type="string" table:style-name="ce4">
            <text:p>IZPOSTAVA GORNJA RADGONA</text:p>
          </table:table-cell>
          <table:table-cell office:value-type="float" office:value="350" table:style-name="ce3">
            <text:p>350</text:p>
          </table:table-cell>
          <table:table-cell office:value-type="string" table:style-name="ce4">
            <text:p>ZDRAVSTVENI DOM GORNJA RADGONA</text:p>
          </table:table-cell>
          <table:table-cell office:value-type="string" table:style-name="ce4">
            <text:p>PARTIZANSKA CESTA 40</text:p>
          </table:table-cell>
          <table:table-cell office:value-type="string" table:style-name="ce4">
            <text:p>9250 GORNJA RADGONA</text:p>
          </table:table-cell>
          <table:table-cell office:value-type="float" office:value="11680" table:style-name="ce3">
            <text:p>11680</text:p>
          </table:table-cell>
          <table:table-cell office:value-type="string" table:style-name="ce4">
            <text:p>NIKOLOV <text:s/>ALEKSANDAR</text:p>
          </table:table-cell>
          <table:table-cell office:value-type="float" office:value="404101" table:style-name="ce3">
            <text:p>404101</text:p>
          </table:table-cell>
          <table:table-cell office:value-type="float" office:value="131.09" table:style-name="ce2">
            <text:p>131,09</text:p>
          </table:table-cell>
          <table:table-cell table:number-columns-repeated="16373"/>
        </table:table-row>
        <table:table-row table:style-name="ro2">
          <table:table-cell office:value-type="float" office:value="917" table:style-name="ce1">
            <text:p>917</text:p>
          </table:table-cell>
          <table:table-cell office:value-type="float" office:value="270100" table:style-name="ce3">
            <text:p>270100</text:p>
          </table:table-cell>
          <table:table-cell office:value-type="string" table:style-name="ce4">
            <text:p>IZPOSTAVA GORNJA RADGONA</text:p>
          </table:table-cell>
          <table:table-cell office:value-type="float" office:value="350" table:style-name="ce3">
            <text:p>350</text:p>
          </table:table-cell>
          <table:table-cell office:value-type="string" table:style-name="ce4">
            <text:p>ZDRAVSTVENI DOM GORNJA RADGONA</text:p>
          </table:table-cell>
          <table:table-cell office:value-type="string" table:style-name="ce4">
            <text:p>PARTIZANSKA CESTA 40</text:p>
          </table:table-cell>
          <table:table-cell office:value-type="string" table:style-name="ce4">
            <text:p>9250 GORNJA RADGONA</text:p>
          </table:table-cell>
          <table:table-cell office:value-type="float" office:value="4953" table:style-name="ce3">
            <text:p>4953</text:p>
          </table:table-cell>
          <table:table-cell office:value-type="string" table:style-name="ce4">
            <text:p>ŠVORC <text:s/>JAROSLAV</text:p>
          </table:table-cell>
          <table:table-cell office:value-type="float" office:value="404101" table:style-name="ce3">
            <text:p>404101</text:p>
          </table:table-cell>
          <table:table-cell office:value-type="float" office:value="112.33" table:style-name="ce2">
            <text:p>112,33</text:p>
          </table:table-cell>
          <table:table-cell table:number-columns-repeated="16373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float" office:value="270100" table:style-name="ce3">
            <text:p>270100</text:p>
          </table:table-cell>
          <table:table-cell office:value-type="string" table:style-name="ce4">
            <text:p>IZPOSTAVA GORNJA RADGONA</text:p>
          </table:table-cell>
          <table:table-cell office:value-type="float" office:value="350" table:style-name="ce3">
            <text:p>350</text:p>
          </table:table-cell>
          <table:table-cell office:value-type="string" table:style-name="ce4">
            <text:p>ZDRAVSTVENI DOM GORNJA RADGONA</text:p>
          </table:table-cell>
          <table:table-cell office:value-type="string" table:style-name="ce4">
            <text:p>PARTIZANSKA CESTA 40</text:p>
          </table:table-cell>
          <table:table-cell office:value-type="string" table:style-name="ce4">
            <text:p>9250 GORNJA RADGONA</text:p>
          </table:table-cell>
          <table:table-cell office:value-type="float" office:value="4982" table:style-name="ce3">
            <text:p>4982</text:p>
          </table:table-cell>
          <table:table-cell office:value-type="string" table:style-name="ce4">
            <text:p>KOS <text:s/>NIKOLA</text:p>
          </table:table-cell>
          <table:table-cell office:value-type="float" office:value="404101" table:style-name="ce3">
            <text:p>404101</text:p>
          </table:table-cell>
          <table:table-cell office:value-type="float" office:value="111.58" table:style-name="ce2">
            <text:p>111,58</text:p>
          </table:table-cell>
          <table:table-cell table:number-columns-repeated="16373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float" office:value="270100" table:style-name="ce3">
            <text:p>270100</text:p>
          </table:table-cell>
          <table:table-cell office:value-type="string" table:style-name="ce4">
            <text:p>IZPOSTAVA GORNJA RADGONA</text:p>
          </table:table-cell>
          <table:table-cell office:value-type="float" office:value="350" table:style-name="ce3">
            <text:p>350</text:p>
          </table:table-cell>
          <table:table-cell office:value-type="string" table:style-name="ce4">
            <text:p>ZDRAVSTVENI DOM GORNJA RADGONA</text:p>
          </table:table-cell>
          <table:table-cell office:value-type="string" table:style-name="ce4">
            <text:p>PARTIZANSKA CESTA 40</text:p>
          </table:table-cell>
          <table:table-cell office:value-type="string" table:style-name="ce4">
            <text:p>9250 GORNJA RADGONA</text:p>
          </table:table-cell>
          <table:table-cell office:value-type="float" office:value="6538" table:style-name="ce3">
            <text:p>6538</text:p>
          </table:table-cell>
          <table:table-cell office:value-type="string" table:style-name="ce4">
            <text:p>VIDOVIČ SMODIŠ TANJA</text:p>
          </table:table-cell>
          <table:table-cell office:value-type="float" office:value="404101" table:style-name="ce3">
            <text:p>404101</text:p>
          </table:table-cell>
          <table:table-cell office:value-type="float" office:value="115.89" table:style-name="ce2">
            <text:p>115,89</text:p>
          </table:table-cell>
          <table:table-cell table:number-columns-repeated="16373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float" office:value="270100" table:style-name="ce3">
            <text:p>270100</text:p>
          </table:table-cell>
          <table:table-cell office:value-type="string" table:style-name="ce4">
            <text:p>IZPOSTAVA GORNJA RADGONA</text:p>
          </table:table-cell>
          <table:table-cell office:value-type="float" office:value="17197" table:style-name="ce3">
            <text:p>17197</text:p>
          </table:table-cell>
          <table:table-cell office:value-type="string" table:style-name="ce4">
            <text:p>BP ZOBOZDRAVSTVENA IN ZDRAVSTVENA DEJAVNOST D.O.O.</text:p>
          </table:table-cell>
          <table:table-cell office:value-type="string" table:style-name="ce4">
            <text:p>POLICE 96</text:p>
          </table:table-cell>
          <table:table-cell office:value-type="string" table:style-name="ce4">
            <text:p>9250 GORNJA RADGONA</text:p>
          </table:table-cell>
          <table:table-cell office:value-type="float" office:value="6625" table:style-name="ce3">
            <text:p>6625</text:p>
          </table:table-cell>
          <table:table-cell office:value-type="string" table:style-name="ce4">
            <text:p>BORKO PRELOG MIROSLAVA</text:p>
          </table:table-cell>
          <table:table-cell office:value-type="float" office:value="404101" table:style-name="ce3">
            <text:p>404101</text:p>
          </table:table-cell>
          <table:table-cell office:value-type="float" office:value="80.489999999999995" table:style-name="ce2">
            <text:p>80,49</text:p>
          </table:table-cell>
          <table:table-cell table:number-columns-repeated="16373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float" office:value="270100" table:style-name="ce3">
            <text:p>270100</text:p>
          </table:table-cell>
          <table:table-cell office:value-type="string" table:style-name="ce4">
            <text:p>IZPOSTAVA GORNJA RADGONA</text:p>
          </table:table-cell>
          <table:table-cell office:value-type="float" office:value="17107" table:style-name="ce3">
            <text:p>17107</text:p>
          </table:table-cell>
          <table:table-cell office:value-type="string" table:style-name="ce4">
            <text:p>PEREZA IVAN - ZASEBNA ZOBNA AMBULANTA</text:p>
          </table:table-cell>
          <table:table-cell office:value-type="string" table:style-name="ce4">
            <text:p>RADGONSKA CESTA 2</text:p>
          </table:table-cell>
          <table:table-cell office:value-type="string" table:style-name="ce4">
            <text:p>9252 RADENCI</text:p>
          </table:table-cell>
          <table:table-cell office:value-type="float" office:value="4011" table:style-name="ce3">
            <text:p>4011</text:p>
          </table:table-cell>
          <table:table-cell office:value-type="string" table:style-name="ce4">
            <text:p>PEREZA <text:s/>IVAN</text:p>
          </table:table-cell>
          <table:table-cell office:value-type="float" office:value="404101" table:style-name="ce3">
            <text:p>404101</text:p>
          </table:table-cell>
          <table:table-cell office:value-type="float" office:value="143.71" table:style-name="ce2">
            <text:p>143,71</text:p>
          </table:table-cell>
          <table:table-cell table:number-columns-repeated="16373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float" office:value="270100" table:style-name="ce3">
            <text:p>270100</text:p>
          </table:table-cell>
          <table:table-cell office:value-type="string" table:style-name="ce4">
            <text:p>IZPOSTAVA GORNJA RADGONA</text:p>
          </table:table-cell>
          <table:table-cell office:value-type="float" office:value="17210" table:style-name="ce3">
            <text:p>17210</text:p>
          </table:table-cell>
          <table:table-cell office:value-type="string" table:style-name="ce4">
            <text:p>VURCER, ZOBOZDRAVSTVENE STORITVE D.O.O.</text:p>
          </table:table-cell>
          <table:table-cell office:value-type="string" table:style-name="ce4">
            <text:p>MLADINSKA ULICA 18</text:p>
          </table:table-cell>
          <table:table-cell office:value-type="string" table:style-name="ce4">
            <text:p>9252 RADENCI</text:p>
          </table:table-cell>
          <table:table-cell office:value-type="float" office:value="10748" table:style-name="ce3">
            <text:p>10748</text:p>
          </table:table-cell>
          <table:table-cell office:value-type="string" table:style-name="ce4">
            <text:p>VURCER <text:s/>NUŠA</text:p>
          </table:table-cell>
          <table:table-cell office:value-type="float" office:value="404101" table:style-name="ce3">
            <text:p>404101</text:p>
          </table:table-cell>
          <table:table-cell office:value-type="float" office:value="203.67" table:style-name="ce2">
            <text:p>203,67</text:p>
          </table:table-cell>
          <table:table-cell table:number-columns-repeated="16373"/>
        </table:table-row>
        <table:table-row table:style-name="ro2">
          <table:table-cell office:value-type="float" office:value="923" table:style-name="ce1">
            <text:p>923</text:p>
          </table:table-cell>
          <table:table-cell office:value-type="float" office:value="270100" table:style-name="ce3">
            <text:p>270100</text:p>
          </table:table-cell>
          <table:table-cell office:value-type="string" table:style-name="ce4">
            <text:p>IZPOSTAVA GORNJA RADGONA</text:p>
          </table:table-cell>
          <table:table-cell office:value-type="float" office:value="17210" table:style-name="ce3">
            <text:p>17210</text:p>
          </table:table-cell>
          <table:table-cell office:value-type="string" table:style-name="ce4">
            <text:p>VURCER, ZOBOZDRAVSTVENE STORITVE D.O.O.</text:p>
          </table:table-cell>
          <table:table-cell office:value-type="string" table:style-name="ce4">
            <text:p>MLADINSKA ULICA 18</text:p>
          </table:table-cell>
          <table:table-cell office:value-type="string" table:style-name="ce4">
            <text:p>9252 RADENCI</text:p>
          </table:table-cell>
          <table:table-cell office:value-type="float" office:value="4861" table:style-name="ce3">
            <text:p>4861</text:p>
          </table:table-cell>
          <table:table-cell office:value-type="string" table:style-name="ce4">
            <text:p>VURCER MOHORKO BRANKA</text:p>
          </table:table-cell>
          <table:table-cell office:value-type="float" office:value="404101" table:style-name="ce3">
            <text:p>404101</text:p>
          </table:table-cell>
          <table:table-cell office:value-type="float" office:value="62.19" table:style-name="ce2">
            <text:p>62,19</text:p>
          </table:table-cell>
          <table:table-cell table:number-columns-repeated="16373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float" office:value="270100" table:style-name="ce3">
            <text:p>270100</text:p>
          </table:table-cell>
          <table:table-cell office:value-type="string" table:style-name="ce4">
            <text:p>IZPOSTAVA GORNJA RADGONA</text:p>
          </table:table-cell>
          <table:table-cell office:value-type="float" office:value="350" table:style-name="ce3">
            <text:p>350</text:p>
          </table:table-cell>
          <table:table-cell office:value-type="string" table:style-name="ce4">
            <text:p>ZDRAVSTVENI DOM GORNJA RADGONA</text:p>
          </table:table-cell>
          <table:table-cell office:value-type="string" table:style-name="ce4">
            <text:p>PARTIZANSKA CESTA 40</text:p>
          </table:table-cell>
          <table:table-cell office:value-type="string" table:style-name="ce4">
            <text:p>9250 GORNJA RADGONA</text:p>
          </table:table-cell>
          <table:table-cell office:value-type="float" office:value="13548" table:style-name="ce3">
            <text:p>13548</text:p>
          </table:table-cell>
          <table:table-cell office:value-type="string" table:style-name="ce4">
            <text:p>FÜKAŠ <text:s/>DORIS</text:p>
          </table:table-cell>
          <table:table-cell office:value-type="float" office:value="404103" table:style-name="ce3">
            <text:p>404103</text:p>
          </table:table-cell>
          <table:table-cell office:value-type="float" office:value="2.0499999999999998" table:style-name="ce2">
            <text:p>2,05</text:p>
          </table:table-cell>
          <table:table-cell table:number-columns-repeated="16373"/>
        </table:table-row>
        <table:table-row table:style-name="ro2">
          <table:table-cell office:value-type="float" office:value="925" table:style-name="ce1">
            <text:p>925</text:p>
          </table:table-cell>
          <table:table-cell office:value-type="float" office:value="270100" table:style-name="ce3">
            <text:p>270100</text:p>
          </table:table-cell>
          <table:table-cell office:value-type="string" table:style-name="ce4">
            <text:p>IZPOSTAVA GORNJA RADGONA</text:p>
          </table:table-cell>
          <table:table-cell office:value-type="float" office:value="350" table:style-name="ce3">
            <text:p>350</text:p>
          </table:table-cell>
          <table:table-cell office:value-type="string" table:style-name="ce4">
            <text:p>ZDRAVSTVENI DOM GORNJA RADGONA</text:p>
          </table:table-cell>
          <table:table-cell office:value-type="string" table:style-name="ce4">
            <text:p>PARTIZANSKA CESTA 40</text:p>
          </table:table-cell>
          <table:table-cell office:value-type="string" table:style-name="ce4">
            <text:p>9250 GORNJA RADGONA</text:p>
          </table:table-cell>
          <table:table-cell office:value-type="float" office:value="6538" table:style-name="ce3">
            <text:p>6538</text:p>
          </table:table-cell>
          <table:table-cell office:value-type="string" table:style-name="ce4">
            <text:p>VIDOVIČ SMODIŠ TANJA</text:p>
          </table:table-cell>
          <table:table-cell office:value-type="float" office:value="404103" table:style-name="ce3">
            <text:p>404103</text:p>
          </table:table-cell>
          <table:table-cell office:value-type="float" office:value="118.87" table:style-name="ce2">
            <text:p>118,87</text:p>
          </table:table-cell>
          <table:table-cell table:number-columns-repeated="16373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float" office:value="270100" table:style-name="ce3">
            <text:p>270100</text:p>
          </table:table-cell>
          <table:table-cell office:value-type="string" table:style-name="ce4">
            <text:p>IZPOSTAVA GORNJA RADGONA</text:p>
          </table:table-cell>
          <table:table-cell office:value-type="float" office:value="350" table:style-name="ce3">
            <text:p>350</text:p>
          </table:table-cell>
          <table:table-cell office:value-type="string" table:style-name="ce4">
            <text:p>ZDRAVSTVENI DOM GORNJA RADGONA</text:p>
          </table:table-cell>
          <table:table-cell office:value-type="string" table:style-name="ce4">
            <text:p>PARTIZANSKA CESTA 40</text:p>
          </table:table-cell>
          <table:table-cell office:value-type="string" table:style-name="ce4">
            <text:p>9250 GORNJA RADGONA</text:p>
          </table:table-cell>
          <table:table-cell office:value-type="float" office:value="12127" table:style-name="ce3">
            <text:p>12127</text:p>
          </table:table-cell>
          <table:table-cell office:value-type="string" table:style-name="ce4">
            <text:p>RIBARSKA <text:s/>TAMARA</text:p>
          </table:table-cell>
          <table:table-cell office:value-type="float" office:value="404103" table:style-name="ce3">
            <text:p>404103</text:p>
          </table:table-cell>
          <table:table-cell office:value-type="float" office:value="57.45" table:style-name="ce2">
            <text:p>57,45</text:p>
          </table:table-cell>
          <table:table-cell table:number-columns-repeated="16373"/>
        </table:table-row>
        <table:table-row table:style-name="ro2">
          <table:table-cell office:value-type="float" office:value="927" table:style-name="ce1">
            <text:p>927</text:p>
          </table:table-cell>
          <table:table-cell office:value-type="float" office:value="270100" table:style-name="ce3">
            <text:p>270100</text:p>
          </table:table-cell>
          <table:table-cell office:value-type="string" table:style-name="ce4">
            <text:p>IZPOSTAVA GORNJA RADGONA</text:p>
          </table:table-cell>
          <table:table-cell office:value-type="float" office:value="350" table:style-name="ce3">
            <text:p>350</text:p>
          </table:table-cell>
          <table:table-cell office:value-type="string" table:style-name="ce4">
            <text:p>ZDRAVSTVENI DOM GORNJA RADGONA</text:p>
          </table:table-cell>
          <table:table-cell office:value-type="string" table:style-name="ce4">
            <text:p>PARTIZANSKA CESTA 40</text:p>
          </table:table-cell>
          <table:table-cell office:value-type="string" table:style-name="ce4">
            <text:p>9250 GORNJA RADGONA</text:p>
          </table:table-cell>
          <table:table-cell office:value-type="float" office:value="12989" table:style-name="ce3">
            <text:p>12989</text:p>
          </table:table-cell>
          <table:table-cell office:value-type="string" table:style-name="ce4">
            <text:p>FRANGEŽ <text:s/>ANA</text:p>
          </table:table-cell>
          <table:table-cell office:value-type="float" office:value="404103" table:style-name="ce3">
            <text:p>404103</text:p>
          </table:table-cell>
          <table:table-cell office:value-type="float" office:value="65.66" table:style-name="ce2">
            <text:p>65,66</text:p>
          </table:table-cell>
          <table:table-cell table:number-columns-repeated="16373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float" office:value="270100" table:style-name="ce3">
            <text:p>270100</text:p>
          </table:table-cell>
          <table:table-cell office:value-type="string" table:style-name="ce4">
            <text:p>IZPOSTAVA GORNJA RADGONA</text:p>
          </table:table-cell>
          <table:table-cell office:value-type="float" office:value="350" table:style-name="ce3">
            <text:p>350</text:p>
          </table:table-cell>
          <table:table-cell office:value-type="string" table:style-name="ce4">
            <text:p>ZDRAVSTVENI DOM GORNJA RADGONA</text:p>
          </table:table-cell>
          <table:table-cell office:value-type="string" table:style-name="ce4">
            <text:p>PARTIZANSKA CESTA 40</text:p>
          </table:table-cell>
          <table:table-cell office:value-type="string" table:style-name="ce4">
            <text:p>9250 GORNJA RADGONA</text:p>
          </table:table-cell>
          <table:table-cell office:value-type="float" office:value="11680" table:style-name="ce3">
            <text:p>11680</text:p>
          </table:table-cell>
          <table:table-cell office:value-type="string" table:style-name="ce4">
            <text:p>NIKOLOV <text:s/>ALEKSANDAR</text:p>
          </table:table-cell>
          <table:table-cell office:value-type="float" office:value="404103" table:style-name="ce3">
            <text:p>404103</text:p>
          </table:table-cell>
          <table:table-cell office:value-type="float" office:value="76.739999999999995" table:style-name="ce2">
            <text:p>76,74</text:p>
          </table:table-cell>
          <table:table-cell table:number-columns-repeated="16373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float" office:value="270200" table:style-name="ce3">
            <text:p>270200</text:p>
          </table:table-cell>
          <table:table-cell office:value-type="string" table:style-name="ce4">
            <text:p>IZPOSTAVA LENDAVA</text:p>
          </table:table-cell>
          <table:table-cell office:value-type="float" office:value="351" table:style-name="ce3">
            <text:p>351</text:p>
          </table:table-cell>
          <table:table-cell office:value-type="string" table:style-name="ce4">
            <text:p>ZDRAVSTVENI DOM LENDAVA - EGESZSEGHAZ LENDVA</text:p>
          </table:table-cell>
          <table:table-cell office:value-type="string" table:style-name="ce4">
            <text:p>KIDRIČEVA ULICA 34</text:p>
          </table:table-cell>
          <table:table-cell office:value-type="string" table:style-name="ce4">
            <text:p>9220 LENDAVA - LENDVA</text:p>
          </table:table-cell>
          <table:table-cell office:value-type="float" office:value="13470" table:style-name="ce3">
            <text:p>13470</text:p>
          </table:table-cell>
          <table:table-cell office:value-type="string" table:style-name="ce4">
            <text:p>ZVER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119.9" table:style-name="ce2">
            <text:p>119,90</text:p>
          </table:table-cell>
          <table:table-cell table:number-columns-repeated="16373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float" office:value="270200" table:style-name="ce3">
            <text:p>270200</text:p>
          </table:table-cell>
          <table:table-cell office:value-type="string" table:style-name="ce4">
            <text:p>IZPOSTAVA LENDAVA</text:p>
          </table:table-cell>
          <table:table-cell office:value-type="float" office:value="351" table:style-name="ce3">
            <text:p>351</text:p>
          </table:table-cell>
          <table:table-cell office:value-type="string" table:style-name="ce4">
            <text:p>ZDRAVSTVENI DOM LENDAVA - EGESZSEGHAZ LENDVA</text:p>
          </table:table-cell>
          <table:table-cell office:value-type="string" table:style-name="ce4">
            <text:p>KIDRIČEVA ULICA 34</text:p>
          </table:table-cell>
          <table:table-cell office:value-type="string" table:style-name="ce4">
            <text:p>9220 LENDAVA - LENDVA</text:p>
          </table:table-cell>
          <table:table-cell office:value-type="float" office:value="10155" table:style-name="ce3">
            <text:p>10155</text:p>
          </table:table-cell>
          <table:table-cell office:value-type="string" table:style-name="ce4">
            <text:p>TRAJANOVSKI <text:s/>ZORAN</text:p>
          </table:table-cell>
          <table:table-cell office:value-type="float" office:value="404101" table:style-name="ce3">
            <text:p>404101</text:p>
          </table:table-cell>
          <table:table-cell office:value-type="float" office:value="71.599999999999994" table:style-name="ce2">
            <text:p>71,60</text:p>
          </table:table-cell>
          <table:table-cell table:number-columns-repeated="16373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float" office:value="270200" table:style-name="ce3">
            <text:p>270200</text:p>
          </table:table-cell>
          <table:table-cell office:value-type="string" table:style-name="ce4">
            <text:p>IZPOSTAVA LENDAVA</text:p>
          </table:table-cell>
          <table:table-cell office:value-type="float" office:value="351" table:style-name="ce3">
            <text:p>351</text:p>
          </table:table-cell>
          <table:table-cell office:value-type="string" table:style-name="ce4">
            <text:p>ZDRAVSTVENI DOM LENDAVA - EGESZSEGHAZ LENDVA</text:p>
          </table:table-cell>
          <table:table-cell office:value-type="string" table:style-name="ce4">
            <text:p>KIDRIČEVA ULICA 34</text:p>
          </table:table-cell>
          <table:table-cell office:value-type="string" table:style-name="ce4">
            <text:p>9220 LENDAVA - LENDVA</text:p>
          </table:table-cell>
          <table:table-cell office:value-type="float" office:value="11696" table:style-name="ce3">
            <text:p>11696</text:p>
          </table:table-cell>
          <table:table-cell office:value-type="string" table:style-name="ce4">
            <text:p>BUKOVEC <text:s/>JELENA</text:p>
          </table:table-cell>
          <table:table-cell office:value-type="float" office:value="404101" table:style-name="ce3">
            <text:p>404101</text:p>
          </table:table-cell>
          <table:table-cell office:value-type="float" office:value="37.340000000000003" table:style-name="ce2">
            <text:p>37,34</text:p>
          </table:table-cell>
          <table:table-cell table:number-columns-repeated="16373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float" office:value="270200" table:style-name="ce3">
            <text:p>270200</text:p>
          </table:table-cell>
          <table:table-cell office:value-type="string" table:style-name="ce4">
            <text:p>IZPOSTAVA LENDAVA</text:p>
          </table:table-cell>
          <table:table-cell office:value-type="float" office:value="351" table:style-name="ce3">
            <text:p>351</text:p>
          </table:table-cell>
          <table:table-cell office:value-type="string" table:style-name="ce4">
            <text:p>ZDRAVSTVENI DOM LENDAVA - EGESZSEGHAZ LENDVA</text:p>
          </table:table-cell>
          <table:table-cell office:value-type="string" table:style-name="ce4">
            <text:p>KIDRIČEVA ULICA 34</text:p>
          </table:table-cell>
          <table:table-cell office:value-type="string" table:style-name="ce4">
            <text:p>9220 LENDAVA - LENDVA</text:p>
          </table:table-cell>
          <table:table-cell office:value-type="float" office:value="11977" table:style-name="ce3">
            <text:p>11977</text:p>
          </table:table-cell>
          <table:table-cell office:value-type="string" table:style-name="ce4">
            <text:p>TRAJKOSKI <text:s/>ALEKSANDAR</text:p>
          </table:table-cell>
          <table:table-cell office:value-type="float" office:value="404101" table:style-name="ce3">
            <text:p>404101</text:p>
          </table:table-cell>
          <table:table-cell office:value-type="float" office:value="155.93" table:style-name="ce2">
            <text:p>155,93</text:p>
          </table:table-cell>
          <table:table-cell table:number-columns-repeated="16373"/>
        </table:table-row>
        <table:table-row table:style-name="ro2">
          <table:table-cell office:value-type="float" office:value="933" table:style-name="ce1">
            <text:p>933</text:p>
          </table:table-cell>
          <table:table-cell office:value-type="float" office:value="270200" table:style-name="ce3">
            <text:p>270200</text:p>
          </table:table-cell>
          <table:table-cell office:value-type="string" table:style-name="ce4">
            <text:p>IZPOSTAVA LENDAVA</text:p>
          </table:table-cell>
          <table:table-cell office:value-type="float" office:value="351" table:style-name="ce3">
            <text:p>351</text:p>
          </table:table-cell>
          <table:table-cell office:value-type="string" table:style-name="ce4">
            <text:p>ZDRAVSTVENI DOM LENDAVA - EGESZSEGHAZ LENDVA</text:p>
          </table:table-cell>
          <table:table-cell office:value-type="string" table:style-name="ce4">
            <text:p>KIDRIČEVA ULICA 34</text:p>
          </table:table-cell>
          <table:table-cell office:value-type="string" table:style-name="ce4">
            <text:p>9220 LENDAVA - LENDVA</text:p>
          </table:table-cell>
          <table:table-cell office:value-type="float" office:value="11978" table:style-name="ce3">
            <text:p>11978</text:p>
          </table:table-cell>
          <table:table-cell office:value-type="string" table:style-name="ce4">
            <text:p>PETROVA TODOROSKI SILVIJA</text:p>
          </table:table-cell>
          <table:table-cell office:value-type="float" office:value="404101" table:style-name="ce3">
            <text:p>404101</text:p>
          </table:table-cell>
          <table:table-cell office:value-type="float" office:value="274.81" table:style-name="ce2">
            <text:p>274,81</text:p>
          </table:table-cell>
          <table:table-cell table:number-columns-repeated="16373"/>
        </table:table-row>
        <table:table-row table:style-name="ro2">
          <table:table-cell office:value-type="float" office:value="934" table:style-name="ce1">
            <text:p>934</text:p>
          </table:table-cell>
          <table:table-cell office:value-type="float" office:value="270200" table:style-name="ce3">
            <text:p>270200</text:p>
          </table:table-cell>
          <table:table-cell office:value-type="string" table:style-name="ce4">
            <text:p>IZPOSTAVA LENDAVA</text:p>
          </table:table-cell>
          <table:table-cell office:value-type="float" office:value="351" table:style-name="ce3">
            <text:p>351</text:p>
          </table:table-cell>
          <table:table-cell office:value-type="string" table:style-name="ce4">
            <text:p>ZDRAVSTVENI DOM LENDAVA - EGESZSEGHAZ LENDVA</text:p>
          </table:table-cell>
          <table:table-cell office:value-type="string" table:style-name="ce4">
            <text:p>KIDRIČEVA ULICA 34</text:p>
          </table:table-cell>
          <table:table-cell office:value-type="string" table:style-name="ce4">
            <text:p>9220 LENDAVA - LENDVA</text:p>
          </table:table-cell>
          <table:table-cell office:value-type="float" office:value="10915" table:style-name="ce3">
            <text:p>10915</text:p>
          </table:table-cell>
          <table:table-cell office:value-type="string" table:style-name="ce4">
            <text:p>BOJNEC <text:s/>DANIJELA</text:p>
          </table:table-cell>
          <table:table-cell office:value-type="float" office:value="404101" table:style-name="ce3">
            <text:p>404101</text:p>
          </table:table-cell>
          <table:table-cell office:value-type="float" office:value="57.71" table:style-name="ce2">
            <text:p>57,71</text:p>
          </table:table-cell>
          <table:table-cell table:number-columns-repeated="16373"/>
        </table:table-row>
        <table:table-row table:style-name="ro2">
          <table:table-cell office:value-type="float" office:value="935" table:style-name="ce1">
            <text:p>935</text:p>
          </table:table-cell>
          <table:table-cell office:value-type="float" office:value="270200" table:style-name="ce3">
            <text:p>270200</text:p>
          </table:table-cell>
          <table:table-cell office:value-type="string" table:style-name="ce4">
            <text:p>IZPOSTAVA LENDAVA</text:p>
          </table:table-cell>
          <table:table-cell office:value-type="float" office:value="351" table:style-name="ce3">
            <text:p>351</text:p>
          </table:table-cell>
          <table:table-cell office:value-type="string" table:style-name="ce4">
            <text:p>ZDRAVSTVENI DOM LENDAVA - EGESZSEGHAZ LENDVA</text:p>
          </table:table-cell>
          <table:table-cell office:value-type="string" table:style-name="ce4">
            <text:p>KIDRIČEVA ULICA 34</text:p>
          </table:table-cell>
          <table:table-cell office:value-type="string" table:style-name="ce4">
            <text:p>9220 LENDAVA - LENDVA</text:p>
          </table:table-cell>
          <table:table-cell office:value-type="float" office:value="13346" table:style-name="ce3">
            <text:p>13346</text:p>
          </table:table-cell>
          <table:table-cell office:value-type="string" table:style-name="ce4">
            <text:p>VRENKO <text:s/>NIKI</text:p>
          </table:table-cell>
          <table:table-cell office:value-type="float" office:value="404101" table:style-name="ce3">
            <text:p>404101</text:p>
          </table:table-cell>
          <table:table-cell office:value-type="float" office:value="25.81" table:style-name="ce2">
            <text:p>25,81</text:p>
          </table:table-cell>
          <table:table-cell table:number-columns-repeated="16373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float" office:value="270200" table:style-name="ce3">
            <text:p>270200</text:p>
          </table:table-cell>
          <table:table-cell office:value-type="string" table:style-name="ce4">
            <text:p>IZPOSTAVA LENDAVA</text:p>
          </table:table-cell>
          <table:table-cell office:value-type="float" office:value="351" table:style-name="ce3">
            <text:p>351</text:p>
          </table:table-cell>
          <table:table-cell office:value-type="string" table:style-name="ce4">
            <text:p>ZDRAVSTVENI DOM LENDAVA - EGESZSEGHAZ LENDVA</text:p>
          </table:table-cell>
          <table:table-cell office:value-type="string" table:style-name="ce4">
            <text:p>KIDRIČEVA ULICA 34</text:p>
          </table:table-cell>
          <table:table-cell office:value-type="string" table:style-name="ce4">
            <text:p>9220 LENDAVA - LENDVA</text:p>
          </table:table-cell>
          <table:table-cell office:value-type="float" office:value="12400" table:style-name="ce3">
            <text:p>12400</text:p>
          </table:table-cell>
          <table:table-cell office:value-type="string" table:style-name="ce4">
            <text:p>FERČEC <text:s/>KLARA</text:p>
          </table:table-cell>
          <table:table-cell office:value-type="float" office:value="404101" table:style-name="ce3">
            <text:p>404101</text:p>
          </table:table-cell>
          <table:table-cell office:value-type="float" office:value="51.86" table:style-name="ce2">
            <text:p>51,86</text:p>
          </table:table-cell>
          <table:table-cell table:number-columns-repeated="16373"/>
        </table:table-row>
        <table:table-row table:style-name="ro2">
          <table:table-cell office:value-type="float" office:value="937" table:style-name="ce1">
            <text:p>937</text:p>
          </table:table-cell>
          <table:table-cell office:value-type="float" office:value="270200" table:style-name="ce3">
            <text:p>270200</text:p>
          </table:table-cell>
          <table:table-cell office:value-type="string" table:style-name="ce4">
            <text:p>IZPOSTAVA LENDAVA</text:p>
          </table:table-cell>
          <table:table-cell office:value-type="float" office:value="17097" table:style-name="ce3">
            <text:p>17097</text:p>
          </table:table-cell>
          <table:table-cell office:value-type="string" table:style-name="ce4">
            <text:p>ZOBNA AMBULANTA RIHARD KULČAR DR.DENT.MED.</text:p>
          </table:table-cell>
          <table:table-cell office:value-type="string" table:style-name="ce4">
            <text:p>MLINSKA ULICA 6</text:p>
          </table:table-cell>
          <table:table-cell office:value-type="string" table:style-name="ce4">
            <text:p>9220 LENDAVA - LENDVA</text:p>
          </table:table-cell>
          <table:table-cell office:value-type="float" office:value="8256" table:style-name="ce3">
            <text:p>8256</text:p>
          </table:table-cell>
          <table:table-cell office:value-type="string" table:style-name="ce4">
            <text:p>KULČAR <text:s/>RIHARD</text:p>
          </table:table-cell>
          <table:table-cell office:value-type="float" office:value="404101" table:style-name="ce3">
            <text:p>404101</text:p>
          </table:table-cell>
          <table:table-cell office:value-type="float" office:value="96.9" table:style-name="ce2">
            <text:p>96,90</text:p>
          </table:table-cell>
          <table:table-cell table:number-columns-repeated="16373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float" office:value="270200" table:style-name="ce3">
            <text:p>270200</text:p>
          </table:table-cell>
          <table:table-cell office:value-type="string" table:style-name="ce4">
            <text:p>IZPOSTAVA LENDAVA</text:p>
          </table:table-cell>
          <table:table-cell office:value-type="float" office:value="17102" table:style-name="ce3">
            <text:p>17102</text:p>
          </table:table-cell>
          <table:table-cell office:value-type="string" table:style-name="ce4">
            <text:p>LUKAČ MIRKO - ZOBNA AMBULANTA</text:p>
          </table:table-cell>
          <table:table-cell office:value-type="string" table:style-name="ce4">
            <text:p>MLINSKA ULICA 6 E</text:p>
          </table:table-cell>
          <table:table-cell office:value-type="string" table:style-name="ce4">
            <text:p>9220 LENDAVA - LENDVA</text:p>
          </table:table-cell>
          <table:table-cell office:value-type="float" office:value="6071" table:style-name="ce3">
            <text:p>6071</text:p>
          </table:table-cell>
          <table:table-cell office:value-type="string" table:style-name="ce4">
            <text:p>LUKAČ <text:s/>MIRKO</text:p>
          </table:table-cell>
          <table:table-cell office:value-type="float" office:value="404101" table:style-name="ce3">
            <text:p>404101</text:p>
          </table:table-cell>
          <table:table-cell office:value-type="float" office:value="129.03" table:style-name="ce2">
            <text:p>129,03</text:p>
          </table:table-cell>
          <table:table-cell table:number-columns-repeated="16373"/>
        </table:table-row>
        <table:table-row table:style-name="ro2">
          <table:table-cell office:value-type="float" office:value="939" table:style-name="ce1">
            <text:p>939</text:p>
          </table:table-cell>
          <table:table-cell office:value-type="float" office:value="270200" table:style-name="ce3">
            <text:p>270200</text:p>
          </table:table-cell>
          <table:table-cell office:value-type="string" table:style-name="ce4">
            <text:p>IZPOSTAVA LENDAVA</text:p>
          </table:table-cell>
          <table:table-cell office:value-type="float" office:value="17148" table:style-name="ce3">
            <text:p>17148</text:p>
          </table:table-cell>
          <table:table-cell office:value-type="string" table:style-name="ce4">
            <text:p>ZOBNA AMBULANTA TREIBER PLEH ESTERA, DR. DENT.MED.</text:p>
          </table:table-cell>
          <table:table-cell office:value-type="string" table:style-name="ce4">
            <text:p>MLINSKA ULICA 6 E</text:p>
          </table:table-cell>
          <table:table-cell office:value-type="string" table:style-name="ce4">
            <text:p>9220 LENDAVA - LENDVA</text:p>
          </table:table-cell>
          <table:table-cell office:value-type="float" office:value="7556" table:style-name="ce3">
            <text:p>7556</text:p>
          </table:table-cell>
          <table:table-cell office:value-type="string" table:style-name="ce4">
            <text:p>TREIBER PLEH ESTERA</text:p>
          </table:table-cell>
          <table:table-cell office:value-type="float" office:value="404101" table:style-name="ce3">
            <text:p>404101</text:p>
          </table:table-cell>
          <table:table-cell office:value-type="float" office:value="87.77" table:style-name="ce2">
            <text:p>87,77</text:p>
          </table:table-cell>
          <table:table-cell table:number-columns-repeated="16373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float" office:value="270200" table:style-name="ce3">
            <text:p>270200</text:p>
          </table:table-cell>
          <table:table-cell office:value-type="string" table:style-name="ce4">
            <text:p>IZPOSTAVA LENDAVA</text:p>
          </table:table-cell>
          <table:table-cell office:value-type="float" office:value="351" table:style-name="ce3">
            <text:p>351</text:p>
          </table:table-cell>
          <table:table-cell office:value-type="string" table:style-name="ce4">
            <text:p>ZDRAVSTVENI DOM LENDAVA - EGESZSEGHAZ LENDVA</text:p>
          </table:table-cell>
          <table:table-cell office:value-type="string" table:style-name="ce4">
            <text:p>KIDRIČEVA ULICA 34</text:p>
          </table:table-cell>
          <table:table-cell office:value-type="string" table:style-name="ce4">
            <text:p>9220 LENDAVA - LENDVA</text:p>
          </table:table-cell>
          <table:table-cell office:value-type="float" office:value="10915" table:style-name="ce3">
            <text:p>10915</text:p>
          </table:table-cell>
          <table:table-cell office:value-type="string" table:style-name="ce4">
            <text:p>BOJNEC <text:s/>DANIJELA</text:p>
          </table:table-cell>
          <table:table-cell office:value-type="float" office:value="404103" table:style-name="ce3">
            <text:p>404103</text:p>
          </table:table-cell>
          <table:table-cell office:value-type="float" office:value="155.26" table:style-name="ce2">
            <text:p>155,26</text:p>
          </table:table-cell>
          <table:table-cell table:number-columns-repeated="16373"/>
        </table:table-row>
        <table:table-row table:style-name="ro2">
          <table:table-cell office:value-type="float" office:value="941" table:style-name="ce1">
            <text:p>941</text:p>
          </table:table-cell>
          <table:table-cell office:value-type="float" office:value="270200" table:style-name="ce3">
            <text:p>270200</text:p>
          </table:table-cell>
          <table:table-cell office:value-type="string" table:style-name="ce4">
            <text:p>IZPOSTAVA LENDAVA</text:p>
          </table:table-cell>
          <table:table-cell office:value-type="float" office:value="351" table:style-name="ce3">
            <text:p>351</text:p>
          </table:table-cell>
          <table:table-cell office:value-type="string" table:style-name="ce4">
            <text:p>ZDRAVSTVENI DOM LENDAVA - EGESZSEGHAZ LENDVA</text:p>
          </table:table-cell>
          <table:table-cell office:value-type="string" table:style-name="ce4">
            <text:p>KIDRIČEVA ULICA 34</text:p>
          </table:table-cell>
          <table:table-cell office:value-type="string" table:style-name="ce4">
            <text:p>9220 LENDAVA - LENDVA</text:p>
          </table:table-cell>
          <table:table-cell office:value-type="float" office:value="11696" table:style-name="ce3">
            <text:p>11696</text:p>
          </table:table-cell>
          <table:table-cell office:value-type="string" table:style-name="ce4">
            <text:p>BUKOVEC <text:s/>JELENA</text:p>
          </table:table-cell>
          <table:table-cell office:value-type="float" office:value="404103" table:style-name="ce3">
            <text:p>404103</text:p>
          </table:table-cell>
          <table:table-cell office:value-type="float" office:value="181.94" table:style-name="ce2">
            <text:p>181,94</text:p>
          </table:table-cell>
          <table:table-cell table:number-columns-repeated="16373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float" office:value="270200" table:style-name="ce3">
            <text:p>270200</text:p>
          </table:table-cell>
          <table:table-cell office:value-type="string" table:style-name="ce4">
            <text:p>IZPOSTAVA LENDAVA</text:p>
          </table:table-cell>
          <table:table-cell office:value-type="float" office:value="351" table:style-name="ce3">
            <text:p>351</text:p>
          </table:table-cell>
          <table:table-cell office:value-type="string" table:style-name="ce4">
            <text:p>ZDRAVSTVENI DOM LENDAVA - EGESZSEGHAZ LENDVA</text:p>
          </table:table-cell>
          <table:table-cell office:value-type="string" table:style-name="ce4">
            <text:p>KIDRIČEVA ULICA 34</text:p>
          </table:table-cell>
          <table:table-cell office:value-type="string" table:style-name="ce4">
            <text:p>9220 LENDAVA - LENDVA</text:p>
          </table:table-cell>
          <table:table-cell office:value-type="float" office:value="13470" table:style-name="ce3">
            <text:p>13470</text:p>
          </table:table-cell>
          <table:table-cell office:value-type="string" table:style-name="ce4">
            <text:p>ZVER <text:s/>MOJCA</text:p>
          </table:table-cell>
          <table:table-cell office:value-type="float" office:value="404103" table:style-name="ce3">
            <text:p>404103</text:p>
          </table:table-cell>
          <table:table-cell office:value-type="float" office:value="36.04" table:style-name="ce2">
            <text:p>36,04</text:p>
          </table:table-cell>
          <table:table-cell table:number-columns-repeated="16373"/>
        </table:table-row>
        <table:table-row table:style-name="ro2">
          <table:table-cell office:value-type="float" office:value="943" table:style-name="ce1">
            <text:p>943</text:p>
          </table:table-cell>
          <table:table-cell office:value-type="float" office:value="270200" table:style-name="ce3">
            <text:p>270200</text:p>
          </table:table-cell>
          <table:table-cell office:value-type="string" table:style-name="ce4">
            <text:p>IZPOSTAVA LENDAVA</text:p>
          </table:table-cell>
          <table:table-cell office:value-type="float" office:value="351" table:style-name="ce3">
            <text:p>351</text:p>
          </table:table-cell>
          <table:table-cell office:value-type="string" table:style-name="ce4">
            <text:p>ZDRAVSTVENI DOM LENDAVA - EGESZSEGHAZ LENDVA</text:p>
          </table:table-cell>
          <table:table-cell office:value-type="string" table:style-name="ce4">
            <text:p>KIDRIČEVA ULICA 34</text:p>
          </table:table-cell>
          <table:table-cell office:value-type="string" table:style-name="ce4">
            <text:p>9220 LENDAVA - LENDVA</text:p>
          </table:table-cell>
          <table:table-cell office:value-type="float" office:value="11977" table:style-name="ce3">
            <text:p>11977</text:p>
          </table:table-cell>
          <table:table-cell office:value-type="string" table:style-name="ce4">
            <text:p>TRAJKOSKI <text:s/>ALEKSANDAR</text:p>
          </table:table-cell>
          <table:table-cell office:value-type="float" office:value="404103" table:style-name="ce3">
            <text:p>404103</text:p>
          </table:table-cell>
          <table:table-cell office:value-type="float" office:value="36.659999999999997" table:style-name="ce2">
            <text:p>36,66</text:p>
          </table:table-cell>
          <table:table-cell table:number-columns-repeated="16373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float" office:value="270200" table:style-name="ce3">
            <text:p>270200</text:p>
          </table:table-cell>
          <table:table-cell office:value-type="string" table:style-name="ce4">
            <text:p>IZPOSTAVA LENDAVA</text:p>
          </table:table-cell>
          <table:table-cell office:value-type="float" office:value="351" table:style-name="ce3">
            <text:p>351</text:p>
          </table:table-cell>
          <table:table-cell office:value-type="string" table:style-name="ce4">
            <text:p>ZDRAVSTVENI DOM LENDAVA - EGESZSEGHAZ LENDVA</text:p>
          </table:table-cell>
          <table:table-cell office:value-type="string" table:style-name="ce4">
            <text:p>KIDRIČEVA ULICA 34</text:p>
          </table:table-cell>
          <table:table-cell office:value-type="string" table:style-name="ce4">
            <text:p>9220 LENDAVA - LENDVA</text:p>
          </table:table-cell>
          <table:table-cell office:value-type="float" office:value="12400" table:style-name="ce3">
            <text:p>12400</text:p>
          </table:table-cell>
          <table:table-cell office:value-type="string" table:style-name="ce4">
            <text:p>FERČEC <text:s/>KLARA</text:p>
          </table:table-cell>
          <table:table-cell office:value-type="float" office:value="404103" table:style-name="ce3">
            <text:p>404103</text:p>
          </table:table-cell>
          <table:table-cell office:value-type="float" office:value="28.72" table:style-name="ce2">
            <text:p>28,72</text:p>
          </table:table-cell>
          <table:table-cell table:number-columns-repeated="16373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float" office:value="270200" table:style-name="ce3">
            <text:p>270200</text:p>
          </table:table-cell>
          <table:table-cell office:value-type="string" table:style-name="ce4">
            <text:p>IZPOSTAVA LENDAVA</text:p>
          </table:table-cell>
          <table:table-cell office:value-type="float" office:value="351" table:style-name="ce3">
            <text:p>351</text:p>
          </table:table-cell>
          <table:table-cell office:value-type="string" table:style-name="ce4">
            <text:p>ZDRAVSTVENI DOM LENDAVA - EGESZSEGHAZ LENDVA</text:p>
          </table:table-cell>
          <table:table-cell office:value-type="string" table:style-name="ce4">
            <text:p>KIDRIČEVA ULICA 34</text:p>
          </table:table-cell>
          <table:table-cell office:value-type="string" table:style-name="ce4">
            <text:p>9220 LENDAVA - LENDVA</text:p>
          </table:table-cell>
          <table:table-cell office:value-type="float" office:value="11978" table:style-name="ce3">
            <text:p>11978</text:p>
          </table:table-cell>
          <table:table-cell office:value-type="string" table:style-name="ce4">
            <text:p>PETROVA TODOROSKI SILVIJA</text:p>
          </table:table-cell>
          <table:table-cell office:value-type="float" office:value="404103" table:style-name="ce3">
            <text:p>404103</text:p>
          </table:table-cell>
          <table:table-cell office:value-type="float" office:value="72.02" table:style-name="ce2">
            <text:p>72,02</text:p>
          </table:table-cell>
          <table:table-cell table:number-columns-repeated="16373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float" office:value="270200" table:style-name="ce3">
            <text:p>270200</text:p>
          </table:table-cell>
          <table:table-cell office:value-type="string" table:style-name="ce4">
            <text:p>IZPOSTAVA LENDAVA</text:p>
          </table:table-cell>
          <table:table-cell office:value-type="float" office:value="351" table:style-name="ce3">
            <text:p>351</text:p>
          </table:table-cell>
          <table:table-cell office:value-type="string" table:style-name="ce4">
            <text:p>ZDRAVSTVENI DOM LENDAVA - EGESZSEGHAZ LENDVA</text:p>
          </table:table-cell>
          <table:table-cell office:value-type="string" table:style-name="ce4">
            <text:p>KIDRIČEVA ULICA 34</text:p>
          </table:table-cell>
          <table:table-cell office:value-type="string" table:style-name="ce4">
            <text:p>9220 LENDAVA - LENDVA</text:p>
          </table:table-cell>
          <table:table-cell office:value-type="float" office:value="10155" table:style-name="ce3">
            <text:p>10155</text:p>
          </table:table-cell>
          <table:table-cell office:value-type="string" table:style-name="ce4">
            <text:p>TRAJANOVSKI <text:s/>ZORAN</text:p>
          </table:table-cell>
          <table:table-cell office:value-type="float" office:value="404103" table:style-name="ce3">
            <text:p>404103</text:p>
          </table:table-cell>
          <table:table-cell office:value-type="float" office:value="197.19" table:style-name="ce2">
            <text:p>197,19</text:p>
          </table:table-cell>
          <table:table-cell table:number-columns-repeated="16373"/>
        </table:table-row>
        <table:table-row table:style-name="ro2">
          <table:table-cell office:value-type="float" office:value="947" table:style-name="ce1">
            <text:p>947</text:p>
          </table:table-cell>
          <table:table-cell office:value-type="float" office:value="270300" table:style-name="ce3">
            <text:p>270300</text:p>
          </table:table-cell>
          <table:table-cell office:value-type="string" table:style-name="ce4">
            <text:p>IZPOSTAVA LJUTOMER</text:p>
          </table:table-cell>
          <table:table-cell office:value-type="float" office:value="352" table:style-name="ce3">
            <text:p>352</text:p>
          </table:table-cell>
          <table:table-cell office:value-type="string" table:style-name="ce4">
            <text:p>ZDRAVSTVENI DOM LJUTOMER</text:p>
          </table:table-cell>
          <table:table-cell office:value-type="string" table:style-name="ce4">
            <text:p>CESTA I. SLOVENSKEGA TABORA 2</text:p>
          </table:table-cell>
          <table:table-cell office:value-type="string" table:style-name="ce4">
            <text:p>9240 LJUTOMER</text:p>
          </table:table-cell>
          <table:table-cell office:value-type="float" office:value="11611" table:style-name="ce3">
            <text:p>11611</text:p>
          </table:table-cell>
          <table:table-cell office:value-type="string" table:style-name="ce4">
            <text:p>MALAŠIĆ <text:s/>KSENIJA</text:p>
          </table:table-cell>
          <table:table-cell office:value-type="float" office:value="404101" table:style-name="ce3">
            <text:p>404101</text:p>
          </table:table-cell>
          <table:table-cell office:value-type="float" office:value="60.24" table:style-name="ce2">
            <text:p>60,24</text:p>
          </table:table-cell>
          <table:table-cell table:number-columns-repeated="16373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float" office:value="270300" table:style-name="ce3">
            <text:p>270300</text:p>
          </table:table-cell>
          <table:table-cell office:value-type="string" table:style-name="ce4">
            <text:p>IZPOSTAVA LJUTOMER</text:p>
          </table:table-cell>
          <table:table-cell office:value-type="float" office:value="352" table:style-name="ce3">
            <text:p>352</text:p>
          </table:table-cell>
          <table:table-cell office:value-type="string" table:style-name="ce4">
            <text:p>ZDRAVSTVENI DOM LJUTOMER</text:p>
          </table:table-cell>
          <table:table-cell office:value-type="string" table:style-name="ce4">
            <text:p>CESTA I. SLOVENSKEGA TABORA 2</text:p>
          </table:table-cell>
          <table:table-cell office:value-type="string" table:style-name="ce4">
            <text:p>9240 LJUTOMER</text:p>
          </table:table-cell>
          <table:table-cell office:value-type="float" office:value="5541" table:style-name="ce3">
            <text:p>5541</text:p>
          </table:table-cell>
          <table:table-cell office:value-type="string" table:style-name="ce4">
            <text:p>ŠIŠKIN <text:s/>MIRJANA</text:p>
          </table:table-cell>
          <table:table-cell office:value-type="float" office:value="404101" table:style-name="ce3">
            <text:p>404101</text:p>
          </table:table-cell>
          <table:table-cell office:value-type="float" office:value="102.63" table:style-name="ce2">
            <text:p>102,63</text:p>
          </table:table-cell>
          <table:table-cell table:number-columns-repeated="16373"/>
        </table:table-row>
        <table:table-row table:style-name="ro2">
          <table:table-cell office:value-type="float" office:value="949" table:style-name="ce1">
            <text:p>949</text:p>
          </table:table-cell>
          <table:table-cell office:value-type="float" office:value="270300" table:style-name="ce3">
            <text:p>270300</text:p>
          </table:table-cell>
          <table:table-cell office:value-type="string" table:style-name="ce4">
            <text:p>IZPOSTAVA LJUTOMER</text:p>
          </table:table-cell>
          <table:table-cell office:value-type="float" office:value="352" table:style-name="ce3">
            <text:p>352</text:p>
          </table:table-cell>
          <table:table-cell office:value-type="string" table:style-name="ce4">
            <text:p>ZDRAVSTVENI DOM LJUTOMER</text:p>
          </table:table-cell>
          <table:table-cell office:value-type="string" table:style-name="ce4">
            <text:p>CESTA I. SLOVENSKEGA TABORA 2</text:p>
          </table:table-cell>
          <table:table-cell office:value-type="string" table:style-name="ce4">
            <text:p>9240 LJUTOMER</text:p>
          </table:table-cell>
          <table:table-cell office:value-type="float" office:value="12845" table:style-name="ce3">
            <text:p>12845</text:p>
          </table:table-cell>
          <table:table-cell office:value-type="string" table:style-name="ce4">
            <text:p>PIRHER <text:s/>BARBARA</text:p>
          </table:table-cell>
          <table:table-cell office:value-type="float" office:value="404101" table:style-name="ce3">
            <text:p>404101</text:p>
          </table:table-cell>
          <table:table-cell office:value-type="float" office:value="60.92" table:style-name="ce2">
            <text:p>60,92</text:p>
          </table:table-cell>
          <table:table-cell table:number-columns-repeated="16373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float" office:value="270300" table:style-name="ce3">
            <text:p>270300</text:p>
          </table:table-cell>
          <table:table-cell office:value-type="string" table:style-name="ce4">
            <text:p>IZPOSTAVA LJUTOMER</text:p>
          </table:table-cell>
          <table:table-cell office:value-type="float" office:value="17204" table:style-name="ce3">
            <text:p>17204</text:p>
          </table:table-cell>
          <table:table-cell office:value-type="string" table:style-name="ce4">
            <text:p>ZASEBNA ZOBNA AMBULANTA VERŽEJ, ALENKA VIDOVIČ DR. DENT.MED.</text:p>
          </table:table-cell>
          <table:table-cell office:value-type="string" table:style-name="ce4">
            <text:p>MAISTROVA ULICA 7</text:p>
          </table:table-cell>
          <table:table-cell office:value-type="string" table:style-name="ce4">
            <text:p>9241 VERŽEJ</text:p>
          </table:table-cell>
          <table:table-cell office:value-type="float" office:value="7020" table:style-name="ce3">
            <text:p>7020</text:p>
          </table:table-cell>
          <table:table-cell office:value-type="string" table:style-name="ce4">
            <text:p>VIDOVIČ <text:s/>ALENKA</text:p>
          </table:table-cell>
          <table:table-cell office:value-type="float" office:value="404101" table:style-name="ce3">
            <text:p>404101</text:p>
          </table:table-cell>
          <table:table-cell office:value-type="float" office:value="117.44" table:style-name="ce2">
            <text:p>117,44</text:p>
          </table:table-cell>
          <table:table-cell table:number-columns-repeated="16373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float" office:value="270300" table:style-name="ce3">
            <text:p>270300</text:p>
          </table:table-cell>
          <table:table-cell office:value-type="string" table:style-name="ce4">
            <text:p>IZPOSTAVA LJUTOMER</text:p>
          </table:table-cell>
          <table:table-cell office:value-type="float" office:value="17122" table:style-name="ce3">
            <text:p>17122</text:p>
          </table:table-cell>
          <table:table-cell office:value-type="string" table:style-name="ce4">
            <text:p>POGAČIĆ BRUNO - ZASEBNA ZOBNA AMBULANTA</text:p>
          </table:table-cell>
          <table:table-cell office:value-type="string" table:style-name="ce4">
            <text:p>KRIŽEVCI PRI LJUTOMERU 1 B</text:p>
          </table:table-cell>
          <table:table-cell office:value-type="string" table:style-name="ce4">
            <text:p>9242 KRIŽEVCI PRI LJUTOMERU</text:p>
          </table:table-cell>
          <table:table-cell office:value-type="float" office:value="4536" table:style-name="ce3">
            <text:p>4536</text:p>
          </table:table-cell>
          <table:table-cell office:value-type="string" table:style-name="ce4">
            <text:p>POGAČIĆ <text:s/>BRUNO</text:p>
          </table:table-cell>
          <table:table-cell office:value-type="float" office:value="404101" table:style-name="ce3">
            <text:p>404101</text:p>
          </table:table-cell>
          <table:table-cell office:value-type="float" office:value="97.81" table:style-name="ce2">
            <text:p>97,81</text:p>
          </table:table-cell>
          <table:table-cell table:number-columns-repeated="16373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float" office:value="270300" table:style-name="ce3">
            <text:p>270300</text:p>
          </table:table-cell>
          <table:table-cell office:value-type="string" table:style-name="ce4">
            <text:p>IZPOSTAVA LJUTOMER</text:p>
          </table:table-cell>
          <table:table-cell office:value-type="float" office:value="17124" table:style-name="ce3">
            <text:p>17124</text:p>
          </table:table-cell>
          <table:table-cell office:value-type="string" table:style-name="ce4">
            <text:p>NEMEC VLADIMIR - ZASEBNA ZOBNA ORDINACIJA</text:p>
          </table:table-cell>
          <table:table-cell office:value-type="string" table:style-name="ce4">
            <text:p>MORAVCI V SLOV. GORICAH 34 B</text:p>
          </table:table-cell>
          <table:table-cell office:value-type="string" table:style-name="ce4">
            <text:p>9243 MALA NEDELJA</text:p>
          </table:table-cell>
          <table:table-cell office:value-type="float" office:value="4284" table:style-name="ce3">
            <text:p>4284</text:p>
          </table:table-cell>
          <table:table-cell office:value-type="string" table:style-name="ce4">
            <text:p>NEMEC <text:s/>VLADIMIR</text:p>
          </table:table-cell>
          <table:table-cell office:value-type="float" office:value="404101" table:style-name="ce3">
            <text:p>404101</text:p>
          </table:table-cell>
          <table:table-cell office:value-type="float" office:value="112.04" table:style-name="ce2">
            <text:p>112,04</text:p>
          </table:table-cell>
          <table:table-cell table:number-columns-repeated="16373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6501" table:style-name="ce3">
            <text:p>6501</text:p>
          </table:table-cell>
          <table:table-cell office:value-type="string" table:style-name="ce4">
            <text:p>SŽ - ŽELEZNIŠKI ZDRAVSTVENI DOM LJUBLJANA</text:p>
          </table:table-cell>
          <table:table-cell office:value-type="string" table:style-name="ce4">
            <text:p>CELOVŠKA CESTA 4</text:p>
          </table:table-cell>
          <table:table-cell office:value-type="string" table:style-name="ce4">
            <text:p>1000 LJUBLJANA</text:p>
          </table:table-cell>
          <table:table-cell office:value-type="float" office:value="7115" table:style-name="ce3">
            <text:p>7115</text:p>
          </table:table-cell>
          <table:table-cell office:value-type="string" table:style-name="ce4">
            <text:p>ROZMAN <text:s/>BRIGITA</text:p>
          </table:table-cell>
          <table:table-cell office:value-type="float" office:value="404101" table:style-name="ce3">
            <text:p>404101</text:p>
          </table:table-cell>
          <table:table-cell office:value-type="float" office:value="102.84" table:style-name="ce2">
            <text:p>102,84</text:p>
          </table:table-cell>
          <table:table-cell table:number-columns-repeated="16373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8015" table:style-name="ce3">
            <text:p>8015</text:p>
          </table:table-cell>
          <table:table-cell office:value-type="string" table:style-name="ce4">
            <text:p>ŠUTILA <text:s/>VANJA</text:p>
          </table:table-cell>
          <table:table-cell office:value-type="float" office:value="404101" table:style-name="ce3">
            <text:p>404101</text:p>
          </table:table-cell>
          <table:table-cell office:value-type="float" office:value="110.37" table:style-name="ce2">
            <text:p>110,37</text:p>
          </table:table-cell>
          <table:table-cell table:number-columns-repeated="16373"/>
        </table:table-row>
        <table:table-row table:style-name="ro2">
          <table:table-cell office:value-type="float" office:value="955" table:style-name="ce1">
            <text:p>955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9514" table:style-name="ce3">
            <text:p>9514</text:p>
          </table:table-cell>
          <table:table-cell office:value-type="string" table:style-name="ce4">
            <text:p>ŠTEKAR <text:s/>GORAN</text:p>
          </table:table-cell>
          <table:table-cell office:value-type="float" office:value="404101" table:style-name="ce3">
            <text:p>404101</text:p>
          </table:table-cell>
          <table:table-cell office:value-type="float" office:value="106.95" table:style-name="ce2">
            <text:p>106,95</text:p>
          </table:table-cell>
          <table:table-cell table:number-columns-repeated="16373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9515" table:style-name="ce3">
            <text:p>9515</text:p>
          </table:table-cell>
          <table:table-cell office:value-type="string" table:style-name="ce4">
            <text:p>AMBROŽIČ <text:s/>TATJANA</text:p>
          </table:table-cell>
          <table:table-cell office:value-type="float" office:value="404101" table:style-name="ce3">
            <text:p>404101</text:p>
          </table:table-cell>
          <table:table-cell office:value-type="float" office:value="95.18" table:style-name="ce2">
            <text:p>95,18</text:p>
          </table:table-cell>
          <table:table-cell table:number-columns-repeated="16373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9268" table:style-name="ce3">
            <text:p>9268</text:p>
          </table:table-cell>
          <table:table-cell office:value-type="string" table:style-name="ce4">
            <text:p>VODOPIVEC SIMČIČ ANDREJA</text:p>
          </table:table-cell>
          <table:table-cell office:value-type="float" office:value="404101" table:style-name="ce3">
            <text:p>404101</text:p>
          </table:table-cell>
          <table:table-cell office:value-type="float" office:value="149.44" table:style-name="ce2">
            <text:p>149,44</text:p>
          </table:table-cell>
          <table:table-cell table:number-columns-repeated="16373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10025" table:style-name="ce3">
            <text:p>10025</text:p>
          </table:table-cell>
          <table:table-cell office:value-type="string" table:style-name="ce4">
            <text:p>DRUSANY <text:s/>MATEJ</text:p>
          </table:table-cell>
          <table:table-cell office:value-type="float" office:value="404101" table:style-name="ce3">
            <text:p>404101</text:p>
          </table:table-cell>
          <table:table-cell office:value-type="float" office:value="145.79" table:style-name="ce2">
            <text:p>145,79</text:p>
          </table:table-cell>
          <table:table-cell table:number-columns-repeated="16373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10669" table:style-name="ce3">
            <text:p>10669</text:p>
          </table:table-cell>
          <table:table-cell office:value-type="string" table:style-name="ce4">
            <text:p>MOZETIČ <text:s/>MAJA</text:p>
          </table:table-cell>
          <table:table-cell office:value-type="float" office:value="404101" table:style-name="ce3">
            <text:p>404101</text:p>
          </table:table-cell>
          <table:table-cell office:value-type="float" office:value="87.24" table:style-name="ce2">
            <text:p>87,24</text:p>
          </table:table-cell>
          <table:table-cell table:number-columns-repeated="16373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11755" table:style-name="ce3">
            <text:p>11755</text:p>
          </table:table-cell>
          <table:table-cell office:value-type="string" table:style-name="ce4">
            <text:p>DOLINAR BIZJAK MAJA</text:p>
          </table:table-cell>
          <table:table-cell office:value-type="float" office:value="404101" table:style-name="ce3">
            <text:p>404101</text:p>
          </table:table-cell>
          <table:table-cell office:value-type="float" office:value="74.95" table:style-name="ce2">
            <text:p>74,95</text:p>
          </table:table-cell>
          <table:table-cell table:number-columns-repeated="16373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11617" table:style-name="ce3">
            <text:p>11617</text:p>
          </table:table-cell>
          <table:table-cell office:value-type="string" table:style-name="ce4">
            <text:p>MAHKOVIČ <text:s/>MARKO</text:p>
          </table:table-cell>
          <table:table-cell office:value-type="float" office:value="404101" table:style-name="ce3">
            <text:p>404101</text:p>
          </table:table-cell>
          <table:table-cell office:value-type="float" office:value="78.72" table:style-name="ce2">
            <text:p>78,72</text:p>
          </table:table-cell>
          <table:table-cell table:number-columns-repeated="16373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11356" table:style-name="ce3">
            <text:p>11356</text:p>
          </table:table-cell>
          <table:table-cell office:value-type="string" table:style-name="ce4">
            <text:p>ABRAMIČ <text:s/>IVANA</text:p>
          </table:table-cell>
          <table:table-cell office:value-type="float" office:value="404101" table:style-name="ce3">
            <text:p>404101</text:p>
          </table:table-cell>
          <table:table-cell office:value-type="float" office:value="81.73" table:style-name="ce2">
            <text:p>81,73</text:p>
          </table:table-cell>
          <table:table-cell table:number-columns-repeated="16373"/>
        </table:table-row>
        <table:table-row table:style-name="ro2">
          <table:table-cell office:value-type="float" office:value="963" table:style-name="ce1">
            <text:p>963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4342" table:style-name="ce3">
            <text:p>4342</text:p>
          </table:table-cell>
          <table:table-cell office:value-type="string" table:style-name="ce4">
            <text:p>DJOKIĆ COLJA BRANKA</text:p>
          </table:table-cell>
          <table:table-cell office:value-type="float" office:value="404101" table:style-name="ce3">
            <text:p>404101</text:p>
          </table:table-cell>
          <table:table-cell office:value-type="float" office:value="23.76" table:style-name="ce2">
            <text:p>23,76</text:p>
          </table:table-cell>
          <table:table-cell table:number-columns-repeated="16373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5073" table:style-name="ce3">
            <text:p>5073</text:p>
          </table:table-cell>
          <table:table-cell office:value-type="string" table:style-name="ce4">
            <text:p>POLANC <text:s/>RAJKO</text:p>
          </table:table-cell>
          <table:table-cell office:value-type="float" office:value="404101" table:style-name="ce3">
            <text:p>404101</text:p>
          </table:table-cell>
          <table:table-cell office:value-type="float" office:value="109.79" table:style-name="ce2">
            <text:p>109,79</text:p>
          </table:table-cell>
          <table:table-cell table:number-columns-repeated="16373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7132" table:style-name="ce3">
            <text:p>7132</text:p>
          </table:table-cell>
          <table:table-cell office:value-type="string" table:style-name="ce4">
            <text:p>DOLENC <text:s/>JANA</text:p>
          </table:table-cell>
          <table:table-cell office:value-type="float" office:value="404101" table:style-name="ce3">
            <text:p>404101</text:p>
          </table:table-cell>
          <table:table-cell office:value-type="float" office:value="87.88" table:style-name="ce2">
            <text:p>87,88</text:p>
          </table:table-cell>
          <table:table-cell table:number-columns-repeated="16373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8490" table:style-name="ce3">
            <text:p>8490</text:p>
          </table:table-cell>
          <table:table-cell office:value-type="string" table:style-name="ce4">
            <text:p>BRIŠKI <text:s/>ROMAN</text:p>
          </table:table-cell>
          <table:table-cell office:value-type="float" office:value="404101" table:style-name="ce3">
            <text:p>404101</text:p>
          </table:table-cell>
          <table:table-cell office:value-type="float" office:value="83.76" table:style-name="ce2">
            <text:p>83,76</text:p>
          </table:table-cell>
          <table:table-cell table:number-columns-repeated="16373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8666" table:style-name="ce3">
            <text:p>8666</text:p>
          </table:table-cell>
          <table:table-cell office:value-type="string" table:style-name="ce4">
            <text:p>LISJAK <text:s/>DANIJELA</text:p>
          </table:table-cell>
          <table:table-cell office:value-type="float" office:value="404101" table:style-name="ce3">
            <text:p>404101</text:p>
          </table:table-cell>
          <table:table-cell office:value-type="float" office:value="95.94" table:style-name="ce2">
            <text:p>95,94</text:p>
          </table:table-cell>
          <table:table-cell table:number-columns-repeated="16373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3386" table:style-name="ce3">
            <text:p>3386</text:p>
          </table:table-cell>
          <table:table-cell office:value-type="string" table:style-name="ce4">
            <text:p>METLIČAR ANTON - DOKTOR STOMATOLOGIJE</text:p>
          </table:table-cell>
          <table:table-cell office:value-type="string" table:style-name="ce4">
            <text:p>ULICA TOLMINSKIH PUNTARJEV 4</text:p>
          </table:table-cell>
          <table:table-cell office:value-type="string" table:style-name="ce4">
            <text:p>5000 NOVA GORICA</text:p>
          </table:table-cell>
          <table:table-cell office:value-type="float" office:value="3688" table:style-name="ce3">
            <text:p>3688</text:p>
          </table:table-cell>
          <table:table-cell office:value-type="string" table:style-name="ce4">
            <text:p>METLIČAR <text:s/>ANTON</text:p>
          </table:table-cell>
          <table:table-cell office:value-type="float" office:value="404101" table:style-name="ce3">
            <text:p>404101</text:p>
          </table:table-cell>
          <table:table-cell office:value-type="float" office:value="94.14" table:style-name="ce2">
            <text:p>94,14</text:p>
          </table:table-cell>
          <table:table-cell table:number-columns-repeated="16373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33018" table:style-name="ce3">
            <text:p>33018</text:p>
          </table:table-cell>
          <table:table-cell office:value-type="string" table:style-name="ce4">
            <text:p>KRUŠIČ - GREGORČIČ VESNA - DOKTOR STOMATOLOGIJE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6020" table:style-name="ce3">
            <text:p>6020</text:p>
          </table:table-cell>
          <table:table-cell office:value-type="string" table:style-name="ce4">
            <text:p>KRUŠIČ GREGORČIČ VESNA</text:p>
          </table:table-cell>
          <table:table-cell office:value-type="float" office:value="404101" table:style-name="ce3">
            <text:p>404101</text:p>
          </table:table-cell>
          <table:table-cell office:value-type="float" office:value="99.36" table:style-name="ce2">
            <text:p>99,36</text:p>
          </table:table-cell>
          <table:table-cell table:number-columns-repeated="16373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33020" table:style-name="ce3">
            <text:p>33020</text:p>
          </table:table-cell>
          <table:table-cell office:value-type="string" table:style-name="ce4">
            <text:p>CIMAN ROBERT - ZOBNA ORDINACIJ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6435" table:style-name="ce3">
            <text:p>6435</text:p>
          </table:table-cell>
          <table:table-cell office:value-type="string" table:style-name="ce4">
            <text:p>CIMAN <text:s/>ROBERT</text:p>
          </table:table-cell>
          <table:table-cell office:value-type="float" office:value="404101" table:style-name="ce3">
            <text:p>404101</text:p>
          </table:table-cell>
          <table:table-cell office:value-type="float" office:value="122.08" table:style-name="ce2">
            <text:p>122,08</text:p>
          </table:table-cell>
          <table:table-cell table:number-columns-repeated="16373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33109" table:style-name="ce3">
            <text:p>33109</text:p>
          </table:table-cell>
          <table:table-cell office:value-type="string" table:style-name="ce4">
            <text:p>PIRC E.J.D. ZOBOZDRAVSTVO, ZASTOPSTVA, D.O.O.</text:p>
          </table:table-cell>
          <table:table-cell office:value-type="string" table:style-name="ce4">
            <text:p>ULICA GRADNIKOVE BRIGADE 61</text:p>
          </table:table-cell>
          <table:table-cell office:value-type="string" table:style-name="ce4">
            <text:p>5000 NOVA GORICA</text:p>
          </table:table-cell>
          <table:table-cell office:value-type="float" office:value="3779" table:style-name="ce3">
            <text:p>3779</text:p>
          </table:table-cell>
          <table:table-cell office:value-type="string" table:style-name="ce4">
            <text:p>BRATUŽ PIRC ELIZABETA</text:p>
          </table:table-cell>
          <table:table-cell office:value-type="float" office:value="404101" table:style-name="ce3">
            <text:p>404101</text:p>
          </table:table-cell>
          <table:table-cell office:value-type="float" office:value="118.14" table:style-name="ce2">
            <text:p>118,14</text:p>
          </table:table-cell>
          <table:table-cell table:number-columns-repeated="16373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33115" table:style-name="ce3">
            <text:p>33115</text:p>
          </table:table-cell>
          <table:table-cell office:value-type="string" table:style-name="ce4">
            <text:p>ZOBNA AMBULANTA FARTEK BESENIČAR, ZOBOZDRAVSTVENE STORITVE, D.O.O.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2382" table:style-name="ce3">
            <text:p>2382</text:p>
          </table:table-cell>
          <table:table-cell office:value-type="string" table:style-name="ce4">
            <text:p>FARTEK BESENIČAR VERONIKA</text:p>
          </table:table-cell>
          <table:table-cell office:value-type="float" office:value="404101" table:style-name="ce3">
            <text:p>404101</text:p>
          </table:table-cell>
          <table:table-cell office:value-type="float" office:value="123.36" table:style-name="ce2">
            <text:p>123,36</text:p>
          </table:table-cell>
          <table:table-cell table:number-columns-repeated="16373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33108" table:style-name="ce3">
            <text:p>33108</text:p>
          </table:table-cell>
          <table:table-cell office:value-type="string" table:style-name="ce4">
            <text:p>ZOBNA ORDINACIJA GORKIČ D.O.O.</text:p>
          </table:table-cell>
          <table:table-cell office:value-type="string" table:style-name="ce4">
            <text:p>MORSKO 1</text:p>
          </table:table-cell>
          <table:table-cell office:value-type="string" table:style-name="ce4">
            <text:p>5213 KANAL</text:p>
          </table:table-cell>
          <table:table-cell office:value-type="float" office:value="4389" table:style-name="ce3">
            <text:p>4389</text:p>
          </table:table-cell>
          <table:table-cell office:value-type="string" table:style-name="ce4">
            <text:p>GORKIČ <text:s/>MILOŠ</text:p>
          </table:table-cell>
          <table:table-cell office:value-type="float" office:value="404101" table:style-name="ce3">
            <text:p>404101</text:p>
          </table:table-cell>
          <table:table-cell office:value-type="float" office:value="87.3" table:style-name="ce2">
            <text:p>87,30</text:p>
          </table:table-cell>
          <table:table-cell table:number-columns-repeated="16373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33060" table:style-name="ce3">
            <text:p>33060</text:p>
          </table:table-cell>
          <table:table-cell office:value-type="string" table:style-name="ce4">
            <text:p>KLANČIČ LUCIJA - ZOBNA AMBULANTA</text:p>
          </table:table-cell>
          <table:table-cell office:value-type="string" table:style-name="ce4">
            <text:p>CESTA PREKOMORSKIH BRIGAD 3</text:p>
          </table:table-cell>
          <table:table-cell office:value-type="string" table:style-name="ce4">
            <text:p>5290 ŠEMPETER PRI GORICI</text:p>
          </table:table-cell>
          <table:table-cell office:value-type="float" office:value="8544" table:style-name="ce3">
            <text:p>8544</text:p>
          </table:table-cell>
          <table:table-cell office:value-type="string" table:style-name="ce4">
            <text:p>KLANČIČ <text:s/>LUCIJA</text:p>
          </table:table-cell>
          <table:table-cell office:value-type="float" office:value="404101" table:style-name="ce3">
            <text:p>404101</text:p>
          </table:table-cell>
          <table:table-cell office:value-type="float" office:value="91.65" table:style-name="ce2">
            <text:p>91,65</text:p>
          </table:table-cell>
          <table:table-cell table:number-columns-repeated="16373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33062" table:style-name="ce3">
            <text:p>33062</text:p>
          </table:table-cell>
          <table:table-cell office:value-type="string" table:style-name="ce4">
            <text:p>POLJŠAK ALENKA - ZASEBNA ZOBNA ORDINACIJA</text:p>
          </table:table-cell>
          <table:table-cell office:value-type="string" table:style-name="ce4">
            <text:p>CESTA PREKOMORSKIH BRIGAD 25</text:p>
          </table:table-cell>
          <table:table-cell office:value-type="string" table:style-name="ce4">
            <text:p>5290 ŠEMPETER PRI GORICI</text:p>
          </table:table-cell>
          <table:table-cell office:value-type="float" office:value="6499" table:style-name="ce3">
            <text:p>6499</text:p>
          </table:table-cell>
          <table:table-cell office:value-type="string" table:style-name="ce4">
            <text:p>POLJŠAK <text:s/>ALENKA</text:p>
          </table:table-cell>
          <table:table-cell office:value-type="float" office:value="404101" table:style-name="ce3">
            <text:p>404101</text:p>
          </table:table-cell>
          <table:table-cell office:value-type="float" office:value="76.28" table:style-name="ce2">
            <text:p>76,28</text:p>
          </table:table-cell>
          <table:table-cell table:number-columns-repeated="16373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33122" table:style-name="ce3">
            <text:p>33122</text:p>
          </table:table-cell>
          <table:table-cell office:value-type="string" table:style-name="ce4">
            <text:p>ZDRAVSTVENI ZAVOD 36 M DENS MIREN</text:p>
          </table:table-cell>
          <table:table-cell office:value-type="string" table:style-name="ce4">
            <text:p>MIREN 137 A</text:p>
          </table:table-cell>
          <table:table-cell office:value-type="string" table:style-name="ce4">
            <text:p>5291 MIREN</text:p>
          </table:table-cell>
          <table:table-cell office:value-type="float" office:value="5534" table:style-name="ce3">
            <text:p>5534</text:p>
          </table:table-cell>
          <table:table-cell office:value-type="string" table:style-name="ce4">
            <text:p>DOLMARK <text:s/>MIRELA</text:p>
          </table:table-cell>
          <table:table-cell office:value-type="float" office:value="404101" table:style-name="ce3">
            <text:p>404101</text:p>
          </table:table-cell>
          <table:table-cell office:value-type="float" office:value="123.07" table:style-name="ce2">
            <text:p>123,07</text:p>
          </table:table-cell>
          <table:table-cell table:number-columns-repeated="16373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33125" table:style-name="ce3">
            <text:p>33125</text:p>
          </table:table-cell>
          <table:table-cell office:value-type="string" table:style-name="ce4">
            <text:p>ZOBNA AMBULANTA FILIPOVIĆ, ZOBOZDRAVSTVENE STORITVE, D.O.O.</text:p>
          </table:table-cell>
          <table:table-cell office:value-type="string" table:style-name="ce4">
            <text:p>TRG 41</text:p>
          </table:table-cell>
          <table:table-cell office:value-type="string" table:style-name="ce4">
            <text:p>5292 RENČE</text:p>
          </table:table-cell>
          <table:table-cell office:value-type="float" office:value="5919" table:style-name="ce3">
            <text:p>5919</text:p>
          </table:table-cell>
          <table:table-cell office:value-type="string" table:style-name="ce4">
            <text:p>FILIPOVIĆ <text:s/>FILIP</text:p>
          </table:table-cell>
          <table:table-cell office:value-type="float" office:value="404101" table:style-name="ce3">
            <text:p>404101</text:p>
          </table:table-cell>
          <table:table-cell office:value-type="float" office:value="165.21" table:style-name="ce2">
            <text:p>165,21</text:p>
          </table:table-cell>
          <table:table-cell table:number-columns-repeated="16373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9162" table:style-name="ce3">
            <text:p>9162</text:p>
          </table:table-cell>
          <table:table-cell office:value-type="string" table:style-name="ce4">
            <text:p>DRONJIĆ <text:s/>NIRVANA</text:p>
          </table:table-cell>
          <table:table-cell office:value-type="float" office:value="404103" table:style-name="ce3">
            <text:p>404103</text:p>
          </table:table-cell>
          <table:table-cell office:value-type="float" office:value="113.53" table:style-name="ce2">
            <text:p>113,53</text:p>
          </table:table-cell>
          <table:table-cell table:number-columns-repeated="16373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7524" table:style-name="ce3">
            <text:p>7524</text:p>
          </table:table-cell>
          <table:table-cell office:value-type="string" table:style-name="ce4">
            <text:p>HORVAT BRAJDOT MIRJANA</text:p>
          </table:table-cell>
          <table:table-cell office:value-type="float" office:value="404103" table:style-name="ce3">
            <text:p>404103</text:p>
          </table:table-cell>
          <table:table-cell office:value-type="float" office:value="102.77" table:style-name="ce2">
            <text:p>102,77</text:p>
          </table:table-cell>
          <table:table-cell table:number-columns-repeated="16373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7818" table:style-name="ce3">
            <text:p>7818</text:p>
          </table:table-cell>
          <table:table-cell office:value-type="string" table:style-name="ce4">
            <text:p>ZGONIK ZAVADLAV TINA</text:p>
          </table:table-cell>
          <table:table-cell office:value-type="float" office:value="404103" table:style-name="ce3">
            <text:p>404103</text:p>
          </table:table-cell>
          <table:table-cell office:value-type="float" office:value="87.01" table:style-name="ce2">
            <text:p>87,01</text:p>
          </table:table-cell>
          <table:table-cell table:number-columns-repeated="16373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7391" table:style-name="ce3">
            <text:p>7391</text:p>
          </table:table-cell>
          <table:table-cell office:value-type="string" table:style-name="ce4">
            <text:p>KOBALE <text:s/>ORESTA</text:p>
          </table:table-cell>
          <table:table-cell office:value-type="float" office:value="404103" table:style-name="ce3">
            <text:p>404103</text:p>
          </table:table-cell>
          <table:table-cell office:value-type="float" office:value="55.81" table:style-name="ce2">
            <text:p>55,81</text:p>
          </table:table-cell>
          <table:table-cell table:number-columns-repeated="16373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9268" table:style-name="ce3">
            <text:p>9268</text:p>
          </table:table-cell>
          <table:table-cell office:value-type="string" table:style-name="ce4">
            <text:p>VODOPIVEC SIMČIČ ANDREJA</text:p>
          </table:table-cell>
          <table:table-cell office:value-type="float" office:value="404103" table:style-name="ce3">
            <text:p>404103</text:p>
          </table:table-cell>
          <table:table-cell office:value-type="float" office:value="99.12" table:style-name="ce2">
            <text:p>99,12</text:p>
          </table:table-cell>
          <table:table-cell table:number-columns-repeated="16373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9961" table:style-name="ce3">
            <text:p>9961</text:p>
          </table:table-cell>
          <table:table-cell office:value-type="string" table:style-name="ce4">
            <text:p>GORKIČ <text:s/>MATJAŽ</text:p>
          </table:table-cell>
          <table:table-cell office:value-type="float" office:value="404103" table:style-name="ce3">
            <text:p>404103</text:p>
          </table:table-cell>
          <table:table-cell office:value-type="float" office:value="77.59" table:style-name="ce2">
            <text:p>77,59</text:p>
          </table:table-cell>
          <table:table-cell table:number-columns-repeated="16373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7548" table:style-name="ce3">
            <text:p>7548</text:p>
          </table:table-cell>
          <table:table-cell office:value-type="string" table:style-name="ce4">
            <text:p>SEKULIĆ <text:s/>TAMARA</text:p>
          </table:table-cell>
          <table:table-cell office:value-type="float" office:value="404103" table:style-name="ce3">
            <text:p>404103</text:p>
          </table:table-cell>
          <table:table-cell office:value-type="float" office:value="107.6" table:style-name="ce2">
            <text:p>107,60</text:p>
          </table:table-cell>
          <table:table-cell table:number-columns-repeated="16373"/>
        </table:table-row>
        <table:table-row table:style-name="ro2">
          <table:table-cell office:value-type="float" office:value="985" table:style-name="ce1">
            <text:p>985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9057" table:style-name="ce3">
            <text:p>9057</text:p>
          </table:table-cell>
          <table:table-cell office:value-type="string" table:style-name="ce4">
            <text:p>KODRE KONEC TEJA</text:p>
          </table:table-cell>
          <table:table-cell office:value-type="float" office:value="404103" table:style-name="ce3">
            <text:p>404103</text:p>
          </table:table-cell>
          <table:table-cell office:value-type="float" office:value="102.77" table:style-name="ce2">
            <text:p>102,77</text:p>
          </table:table-cell>
          <table:table-cell table:number-columns-repeated="16373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33044" table:style-name="ce3">
            <text:p>33044</text:p>
          </table:table-cell>
          <table:table-cell office:value-type="string" table:style-name="ce4">
            <text:p>ROŽIČ - JURAK VANDA - DEJAVNOST MLADINSKEGA ZOBOZDRAVSTV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5369" table:style-name="ce3">
            <text:p>5369</text:p>
          </table:table-cell>
          <table:table-cell office:value-type="string" table:style-name="ce4">
            <text:p>JURAK ROŽIČ VANDA</text:p>
          </table:table-cell>
          <table:table-cell office:value-type="float" office:value="404103" table:style-name="ce3">
            <text:p>404103</text:p>
          </table:table-cell>
          <table:table-cell office:value-type="float" office:value="134.36000000000001" table:style-name="ce2">
            <text:p>134,36</text:p>
          </table:table-cell>
          <table:table-cell table:number-columns-repeated="16373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33045" table:style-name="ce3">
            <text:p>33045</text:p>
          </table:table-cell>
          <table:table-cell office:value-type="string" table:style-name="ce4">
            <text:p>SVATINA - CIMAN ZORKA - DEJAVNOST MLADINSKEGA ZOBOZDRAVSTV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6051" table:style-name="ce3">
            <text:p>6051</text:p>
          </table:table-cell>
          <table:table-cell office:value-type="string" table:style-name="ce4">
            <text:p>SVATINA CIMAN ZORKA</text:p>
          </table:table-cell>
          <table:table-cell office:value-type="float" office:value="404103" table:style-name="ce3">
            <text:p>404103</text:p>
          </table:table-cell>
          <table:table-cell office:value-type="float" office:value="127.15" table:style-name="ce2">
            <text:p>127,15</text:p>
          </table:table-cell>
          <table:table-cell table:number-columns-repeated="16373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float" office:value="280000" table:style-name="ce3">
            <text:p>280000</text:p>
          </table:table-cell>
          <table:table-cell office:value-type="string" table:style-name="ce4">
            <text:p>OE NOVA GORICA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ZDRAVSTVENI DOM ZOBOZDRAVSTVENO VARSTVO NOVA GORICA</text:p>
          </table:table-cell>
          <table:table-cell office:value-type="string" table:style-name="ce4">
            <text:p>ULICA GRADNIKOVE BRIGADE 7</text:p>
          </table:table-cell>
          <table:table-cell office:value-type="string" table:style-name="ce4">
            <text:p>5000 NOVA GORICA</text:p>
          </table:table-cell>
          <table:table-cell office:value-type="float" office:value="10025" table:style-name="ce3">
            <text:p>10025</text:p>
          </table:table-cell>
          <table:table-cell office:value-type="string" table:style-name="ce4">
            <text:p>DRUSANY <text:s/>MATEJ</text:p>
          </table:table-cell>
          <table:table-cell office:value-type="float" office:value="404105" table:style-name="ce3">
            <text:p>404105</text:p>
          </table:table-cell>
          <table:table-cell office:value-type="float" office:value="100" table:style-name="ce2">
            <text:p>100,00</text:p>
          </table:table-cell>
          <table:table-cell table:number-columns-repeated="16373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float" office:value="280100" table:style-name="ce3">
            <text:p>280100</text:p>
          </table:table-cell>
          <table:table-cell office:value-type="string" table:style-name="ce4">
            <text:p>IZPOSTAVA AJDOVŠČINA</text:p>
          </table:table-cell>
          <table:table-cell office:value-type="float" office:value="130" table:style-name="ce3">
            <text:p>130</text:p>
          </table:table-cell>
          <table:table-cell office:value-type="string" table:style-name="ce4">
            <text:p>ZDRAVSTVENI DOM AJDOVŠČINA</text:p>
          </table:table-cell>
          <table:table-cell office:value-type="string" table:style-name="ce4">
            <text:p>TOVARNIŠKA CESTA 3</text:p>
          </table:table-cell>
          <table:table-cell office:value-type="string" table:style-name="ce4">
            <text:p>5270 AJDOVŠČINA</text:p>
          </table:table-cell>
          <table:table-cell office:value-type="float" office:value="11582" table:style-name="ce3">
            <text:p>11582</text:p>
          </table:table-cell>
          <table:table-cell office:value-type="string" table:style-name="ce4">
            <text:p>MAKAROVIČ PIRH MOJCA</text:p>
          </table:table-cell>
          <table:table-cell office:value-type="float" office:value="404101" table:style-name="ce3">
            <text:p>404101</text:p>
          </table:table-cell>
          <table:table-cell office:value-type="float" office:value="15.24" table:style-name="ce2">
            <text:p>15,24</text:p>
          </table:table-cell>
          <table:table-cell table:number-columns-repeated="16373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float" office:value="280100" table:style-name="ce3">
            <text:p>280100</text:p>
          </table:table-cell>
          <table:table-cell office:value-type="string" table:style-name="ce4">
            <text:p>IZPOSTAVA AJDOVŠČINA</text:p>
          </table:table-cell>
          <table:table-cell office:value-type="float" office:value="130" table:style-name="ce3">
            <text:p>130</text:p>
          </table:table-cell>
          <table:table-cell office:value-type="string" table:style-name="ce4">
            <text:p>ZDRAVSTVENI DOM AJDOVŠČINA</text:p>
          </table:table-cell>
          <table:table-cell office:value-type="string" table:style-name="ce4">
            <text:p>TOVARNIŠKA CESTA 3</text:p>
          </table:table-cell>
          <table:table-cell office:value-type="string" table:style-name="ce4">
            <text:p>5270 AJDOVŠČINA</text:p>
          </table:table-cell>
          <table:table-cell office:value-type="float" office:value="13242" table:style-name="ce3">
            <text:p>13242</text:p>
          </table:table-cell>
          <table:table-cell office:value-type="string" table:style-name="ce4">
            <text:p>MALIK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34.89" table:style-name="ce2">
            <text:p>34,89</text:p>
          </table:table-cell>
          <table:table-cell table:number-columns-repeated="16373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float" office:value="280100" table:style-name="ce3">
            <text:p>280100</text:p>
          </table:table-cell>
          <table:table-cell office:value-type="string" table:style-name="ce4">
            <text:p>IZPOSTAVA AJDOVŠČINA</text:p>
          </table:table-cell>
          <table:table-cell office:value-type="float" office:value="130" table:style-name="ce3">
            <text:p>130</text:p>
          </table:table-cell>
          <table:table-cell office:value-type="string" table:style-name="ce4">
            <text:p>ZDRAVSTVENI DOM AJDOVŠČINA</text:p>
          </table:table-cell>
          <table:table-cell office:value-type="string" table:style-name="ce4">
            <text:p>TOVARNIŠKA CESTA 3</text:p>
          </table:table-cell>
          <table:table-cell office:value-type="string" table:style-name="ce4">
            <text:p>5270 AJDOVŠČINA</text:p>
          </table:table-cell>
          <table:table-cell office:value-type="float" office:value="6788" table:style-name="ce3">
            <text:p>6788</text:p>
          </table:table-cell>
          <table:table-cell office:value-type="string" table:style-name="ce4">
            <text:p>HOENIGMAN <text:s/>TATJANA</text:p>
          </table:table-cell>
          <table:table-cell office:value-type="float" office:value="404101" table:style-name="ce3">
            <text:p>404101</text:p>
          </table:table-cell>
          <table:table-cell office:value-type="float" office:value="137.38999999999999" table:style-name="ce2">
            <text:p>137,39</text:p>
          </table:table-cell>
          <table:table-cell table:number-columns-repeated="16373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float" office:value="280100" table:style-name="ce3">
            <text:p>280100</text:p>
          </table:table-cell>
          <table:table-cell office:value-type="string" table:style-name="ce4">
            <text:p>IZPOSTAVA AJDOVŠČINA</text:p>
          </table:table-cell>
          <table:table-cell office:value-type="float" office:value="130" table:style-name="ce3">
            <text:p>130</text:p>
          </table:table-cell>
          <table:table-cell office:value-type="string" table:style-name="ce4">
            <text:p>ZDRAVSTVENI DOM AJDOVŠČINA</text:p>
          </table:table-cell>
          <table:table-cell office:value-type="string" table:style-name="ce4">
            <text:p>TOVARNIŠKA CESTA 3</text:p>
          </table:table-cell>
          <table:table-cell office:value-type="string" table:style-name="ce4">
            <text:p>5270 AJDOVŠČINA</text:p>
          </table:table-cell>
          <table:table-cell office:value-type="float" office:value="7518" table:style-name="ce3">
            <text:p>7518</text:p>
          </table:table-cell>
          <table:table-cell office:value-type="string" table:style-name="ce4">
            <text:p>COLJA <text:s/>BRANKA</text:p>
          </table:table-cell>
          <table:table-cell office:value-type="float" office:value="404101" table:style-name="ce3">
            <text:p>404101</text:p>
          </table:table-cell>
          <table:table-cell office:value-type="float" office:value="130.88999999999999" table:style-name="ce2">
            <text:p>130,89</text:p>
          </table:table-cell>
          <table:table-cell table:number-columns-repeated="16373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float" office:value="280100" table:style-name="ce3">
            <text:p>280100</text:p>
          </table:table-cell>
          <table:table-cell office:value-type="string" table:style-name="ce4">
            <text:p>IZPOSTAVA AJDOVŠČINA</text:p>
          </table:table-cell>
          <table:table-cell office:value-type="float" office:value="130" table:style-name="ce3">
            <text:p>130</text:p>
          </table:table-cell>
          <table:table-cell office:value-type="string" table:style-name="ce4">
            <text:p>ZDRAVSTVENI DOM AJDOVŠČINA</text:p>
          </table:table-cell>
          <table:table-cell office:value-type="string" table:style-name="ce4">
            <text:p>TOVARNIŠKA CESTA 3</text:p>
          </table:table-cell>
          <table:table-cell office:value-type="string" table:style-name="ce4">
            <text:p>5270 AJDOVŠČINA</text:p>
          </table:table-cell>
          <table:table-cell office:value-type="float" office:value="7796" table:style-name="ce3">
            <text:p>7796</text:p>
          </table:table-cell>
          <table:table-cell office:value-type="string" table:style-name="ce4">
            <text:p>UŠAJ <text:s/>DAMIJAN</text:p>
          </table:table-cell>
          <table:table-cell office:value-type="float" office:value="404101" table:style-name="ce3">
            <text:p>404101</text:p>
          </table:table-cell>
          <table:table-cell office:value-type="float" office:value="125.62" table:style-name="ce2">
            <text:p>125,62</text:p>
          </table:table-cell>
          <table:table-cell table:number-columns-repeated="16373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float" office:value="280100" table:style-name="ce3">
            <text:p>280100</text:p>
          </table:table-cell>
          <table:table-cell office:value-type="string" table:style-name="ce4">
            <text:p>IZPOSTAVA AJDOVŠČINA</text:p>
          </table:table-cell>
          <table:table-cell office:value-type="float" office:value="130" table:style-name="ce3">
            <text:p>130</text:p>
          </table:table-cell>
          <table:table-cell office:value-type="string" table:style-name="ce4">
            <text:p>ZDRAVSTVENI DOM AJDOVŠČINA</text:p>
          </table:table-cell>
          <table:table-cell office:value-type="string" table:style-name="ce4">
            <text:p>TOVARNIŠKA CESTA 3</text:p>
          </table:table-cell>
          <table:table-cell office:value-type="string" table:style-name="ce4">
            <text:p>5270 AJDOVŠČINA</text:p>
          </table:table-cell>
          <table:table-cell office:value-type="float" office:value="9994" table:style-name="ce3">
            <text:p>9994</text:p>
          </table:table-cell>
          <table:table-cell office:value-type="string" table:style-name="ce4">
            <text:p>ŠULIGOJ <text:s/>NATJA</text:p>
          </table:table-cell>
          <table:table-cell office:value-type="float" office:value="404101" table:style-name="ce3">
            <text:p>404101</text:p>
          </table:table-cell>
          <table:table-cell office:value-type="float" office:value="194.2" table:style-name="ce2">
            <text:p>194,20</text:p>
          </table:table-cell>
          <table:table-cell table:number-columns-repeated="16373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float" office:value="280100" table:style-name="ce3">
            <text:p>280100</text:p>
          </table:table-cell>
          <table:table-cell office:value-type="string" table:style-name="ce4">
            <text:p>IZPOSTAVA AJDOVŠČINA</text:p>
          </table:table-cell>
          <table:table-cell office:value-type="float" office:value="130" table:style-name="ce3">
            <text:p>130</text:p>
          </table:table-cell>
          <table:table-cell office:value-type="string" table:style-name="ce4">
            <text:p>ZDRAVSTVENI DOM AJDOVŠČINA</text:p>
          </table:table-cell>
          <table:table-cell office:value-type="string" table:style-name="ce4">
            <text:p>TOVARNIŠKA CESTA 3</text:p>
          </table:table-cell>
          <table:table-cell office:value-type="string" table:style-name="ce4">
            <text:p>5270 AJDOVŠČINA</text:p>
          </table:table-cell>
          <table:table-cell office:value-type="float" office:value="11015" table:style-name="ce3">
            <text:p>11015</text:p>
          </table:table-cell>
          <table:table-cell office:value-type="string" table:style-name="ce4">
            <text:p>BLAŽIČ <text:s/>UROŠ</text:p>
          </table:table-cell>
          <table:table-cell office:value-type="float" office:value="404101" table:style-name="ce3">
            <text:p>404101</text:p>
          </table:table-cell>
          <table:table-cell office:value-type="float" office:value="101.79" table:style-name="ce2">
            <text:p>101,79</text:p>
          </table:table-cell>
          <table:table-cell table:number-columns-repeated="16373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float" office:value="280100" table:style-name="ce3">
            <text:p>280100</text:p>
          </table:table-cell>
          <table:table-cell office:value-type="string" table:style-name="ce4">
            <text:p>IZPOSTAVA AJDOVŠČINA</text:p>
          </table:table-cell>
          <table:table-cell office:value-type="float" office:value="33052" table:style-name="ce3">
            <text:p>33052</text:p>
          </table:table-cell>
          <table:table-cell office:value-type="string" table:style-name="ce4">
            <text:p>AMBROŽIČ SELINA - ZASEBNA ZOBNA ORDINACIJA</text:p>
          </table:table-cell>
          <table:table-cell office:value-type="string" table:style-name="ce4">
            <text:p>TOVARNIŠKA CESTA 2 B</text:p>
          </table:table-cell>
          <table:table-cell office:value-type="string" table:style-name="ce4">
            <text:p>5270 AJDOVŠČINA</text:p>
          </table:table-cell>
          <table:table-cell office:value-type="float" office:value="8956" table:style-name="ce3">
            <text:p>8956</text:p>
          </table:table-cell>
          <table:table-cell office:value-type="string" table:style-name="ce4">
            <text:p>AMBROŽIČ <text:s/>SELINA</text:p>
          </table:table-cell>
          <table:table-cell office:value-type="float" office:value="404101" table:style-name="ce3">
            <text:p>404101</text:p>
          </table:table-cell>
          <table:table-cell office:value-type="float" office:value="114.95" table:style-name="ce2">
            <text:p>114,95</text:p>
          </table:table-cell>
          <table:table-cell table:number-columns-repeated="16373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float" office:value="280100" table:style-name="ce3">
            <text:p>280100</text:p>
          </table:table-cell>
          <table:table-cell office:value-type="string" table:style-name="ce4">
            <text:p>IZPOSTAVA AJDOVŠČINA</text:p>
          </table:table-cell>
          <table:table-cell office:value-type="float" office:value="33098" table:style-name="ce3">
            <text:p>33098</text:p>
          </table:table-cell>
          <table:table-cell office:value-type="string" table:style-name="ce4">
            <text:p>KAURI-S ZOBOZDRAVSTVENE IN ZDRAVSTVENE STORITVE D.O.O.</text:p>
          </table:table-cell>
          <table:table-cell office:value-type="string" table:style-name="ce4">
            <text:p>VIPAVSKA CESTA 4 A</text:p>
          </table:table-cell>
          <table:table-cell office:value-type="string" table:style-name="ce4">
            <text:p>5270 AJDOVŠČINA</text:p>
          </table:table-cell>
          <table:table-cell office:value-type="float" office:value="5669" table:style-name="ce3">
            <text:p>5669</text:p>
          </table:table-cell>
          <table:table-cell office:value-type="string" table:style-name="ce4">
            <text:p>ČUK KAVČIČ SONJA</text:p>
          </table:table-cell>
          <table:table-cell office:value-type="float" office:value="404101" table:style-name="ce3">
            <text:p>404101</text:p>
          </table:table-cell>
          <table:table-cell office:value-type="float" office:value="137.68" table:style-name="ce2">
            <text:p>137,68</text:p>
          </table:table-cell>
          <table:table-cell table:number-columns-repeated="16373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float" office:value="280100" table:style-name="ce3">
            <text:p>280100</text:p>
          </table:table-cell>
          <table:table-cell office:value-type="string" table:style-name="ce4">
            <text:p>IZPOSTAVA AJDOVŠČINA</text:p>
          </table:table-cell>
          <table:table-cell office:value-type="float" office:value="33100" table:style-name="ce3">
            <text:p>33100</text:p>
          </table:table-cell>
          <table:table-cell office:value-type="string" table:style-name="ce4">
            <text:p>TANJA NEDELJKOVIĆ, DR.DENT.MED., - ZASEBNA ZOBNA ORDINACIJA</text:p>
          </table:table-cell>
          <table:table-cell office:value-type="string" table:style-name="ce4">
            <text:p>TOVARNIŠKA CESTA 2 B</text:p>
          </table:table-cell>
          <table:table-cell office:value-type="string" table:style-name="ce4">
            <text:p>5270 AJDOVŠČINA</text:p>
          </table:table-cell>
          <table:table-cell office:value-type="float" office:value="7761" table:style-name="ce3">
            <text:p>7761</text:p>
          </table:table-cell>
          <table:table-cell office:value-type="string" table:style-name="ce4">
            <text:p>NEDELJKOVIĆ <text:s/>TANJA</text:p>
          </table:table-cell>
          <table:table-cell office:value-type="float" office:value="404101" table:style-name="ce3">
            <text:p>404101</text:p>
          </table:table-cell>
          <table:table-cell office:value-type="float" office:value="135.01" table:style-name="ce2">
            <text:p>135,01</text:p>
          </table:table-cell>
          <table:table-cell table:number-columns-repeated="16373"/>
        </table:table-row>
        <table:table-row table:style-name="ro2">
          <table:table-cell office:value-type="float" office:value="999" table:style-name="ce1">
            <text:p>999</text:p>
          </table:table-cell>
          <table:table-cell office:value-type="float" office:value="280100" table:style-name="ce3">
            <text:p>280100</text:p>
          </table:table-cell>
          <table:table-cell office:value-type="string" table:style-name="ce4">
            <text:p>IZPOSTAVA AJDOVŠČINA</text:p>
          </table:table-cell>
          <table:table-cell office:value-type="float" office:value="33068" table:style-name="ce3">
            <text:p>33068</text:p>
          </table:table-cell>
          <table:table-cell office:value-type="string" table:style-name="ce4">
            <text:p>ZASEBNA ZOBNA AMBULANTA MARKO KOSMAČ, DR.DENT.MED.</text:p>
          </table:table-cell>
          <table:table-cell office:value-type="string" table:style-name="ce4">
            <text:p>GLAVNI TRG 16 C</text:p>
          </table:table-cell>
          <table:table-cell office:value-type="string" table:style-name="ce4">
            <text:p>5271 VIPAVA</text:p>
          </table:table-cell>
          <table:table-cell office:value-type="float" office:value="7212" table:style-name="ce3">
            <text:p>7212</text:p>
          </table:table-cell>
          <table:table-cell office:value-type="string" table:style-name="ce4">
            <text:p>KOSMAČ <text:s/>MARKO</text:p>
          </table:table-cell>
          <table:table-cell office:value-type="float" office:value="404101" table:style-name="ce3">
            <text:p>404101</text:p>
          </table:table-cell>
          <table:table-cell office:value-type="float" office:value="137.97" table:style-name="ce2">
            <text:p>137,97</text:p>
          </table:table-cell>
          <table:table-cell table:number-columns-repeated="16373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280100" table:style-name="ce3">
            <text:p>280100</text:p>
          </table:table-cell>
          <table:table-cell office:value-type="string" table:style-name="ce4">
            <text:p>IZPOSTAVA AJDOVŠČINA</text:p>
          </table:table-cell>
          <table:table-cell office:value-type="float" office:value="130" table:style-name="ce3">
            <text:p>130</text:p>
          </table:table-cell>
          <table:table-cell office:value-type="string" table:style-name="ce4">
            <text:p>ZDRAVSTVENI DOM AJDOVŠČINA</text:p>
          </table:table-cell>
          <table:table-cell office:value-type="string" table:style-name="ce4">
            <text:p>TOVARNIŠKA CESTA 3</text:p>
          </table:table-cell>
          <table:table-cell office:value-type="string" table:style-name="ce4">
            <text:p>5270 AJDOVŠČINA</text:p>
          </table:table-cell>
          <table:table-cell office:value-type="float" office:value="6113" table:style-name="ce3">
            <text:p>6113</text:p>
          </table:table-cell>
          <table:table-cell office:value-type="string" table:style-name="ce4">
            <text:p>PEGAN FAJDIGA ANDREJA</text:p>
          </table:table-cell>
          <table:table-cell office:value-type="float" office:value="404103" table:style-name="ce3">
            <text:p>404103</text:p>
          </table:table-cell>
          <table:table-cell office:value-type="float" office:value="103.64" table:style-name="ce2">
            <text:p>103,64</text:p>
          </table:table-cell>
          <table:table-cell table:number-columns-repeated="16373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float" office:value="280100" table:style-name="ce3">
            <text:p>280100</text:p>
          </table:table-cell>
          <table:table-cell office:value-type="string" table:style-name="ce4">
            <text:p>IZPOSTAVA AJDOVŠČINA</text:p>
          </table:table-cell>
          <table:table-cell office:value-type="float" office:value="130" table:style-name="ce3">
            <text:p>130</text:p>
          </table:table-cell>
          <table:table-cell office:value-type="string" table:style-name="ce4">
            <text:p>ZDRAVSTVENI DOM AJDOVŠČINA</text:p>
          </table:table-cell>
          <table:table-cell office:value-type="string" table:style-name="ce4">
            <text:p>TOVARNIŠKA CESTA 3</text:p>
          </table:table-cell>
          <table:table-cell office:value-type="string" table:style-name="ce4">
            <text:p>5270 AJDOVŠČINA</text:p>
          </table:table-cell>
          <table:table-cell office:value-type="float" office:value="10474" table:style-name="ce3">
            <text:p>10474</text:p>
          </table:table-cell>
          <table:table-cell office:value-type="string" table:style-name="ce4">
            <text:p>BIZJAK <text:s/>SILVANA</text:p>
          </table:table-cell>
          <table:table-cell office:value-type="float" office:value="404103" table:style-name="ce3">
            <text:p>404103</text:p>
          </table:table-cell>
          <table:table-cell office:value-type="float" office:value="124.94" table:style-name="ce2">
            <text:p>124,94</text:p>
          </table:table-cell>
          <table:table-cell table:number-columns-repeated="16373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float" office:value="280100" table:style-name="ce3">
            <text:p>280100</text:p>
          </table:table-cell>
          <table:table-cell office:value-type="string" table:style-name="ce4">
            <text:p>IZPOSTAVA AJDOVŠČINA</text:p>
          </table:table-cell>
          <table:table-cell office:value-type="float" office:value="130" table:style-name="ce3">
            <text:p>130</text:p>
          </table:table-cell>
          <table:table-cell office:value-type="string" table:style-name="ce4">
            <text:p>ZDRAVSTVENI DOM AJDOVŠČINA</text:p>
          </table:table-cell>
          <table:table-cell office:value-type="string" table:style-name="ce4">
            <text:p>TOVARNIŠKA CESTA 3</text:p>
          </table:table-cell>
          <table:table-cell office:value-type="string" table:style-name="ce4">
            <text:p>5270 AJDOVŠČINA</text:p>
          </table:table-cell>
          <table:table-cell office:value-type="float" office:value="7518" table:style-name="ce3">
            <text:p>7518</text:p>
          </table:table-cell>
          <table:table-cell office:value-type="string" table:style-name="ce4">
            <text:p>COLJA <text:s/>BRANKA</text:p>
          </table:table-cell>
          <table:table-cell office:value-type="float" office:value="404103" table:style-name="ce3">
            <text:p>404103</text:p>
          </table:table-cell>
          <table:table-cell office:value-type="float" office:value="101.18" table:style-name="ce2">
            <text:p>101,18</text:p>
          </table:table-cell>
          <table:table-cell table:number-columns-repeated="16373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float" office:value="280100" table:style-name="ce3">
            <text:p>280100</text:p>
          </table:table-cell>
          <table:table-cell office:value-type="string" table:style-name="ce4">
            <text:p>IZPOSTAVA AJDOVŠČINA</text:p>
          </table:table-cell>
          <table:table-cell office:value-type="float" office:value="130" table:style-name="ce3">
            <text:p>130</text:p>
          </table:table-cell>
          <table:table-cell office:value-type="string" table:style-name="ce4">
            <text:p>ZDRAVSTVENI DOM AJDOVŠČINA</text:p>
          </table:table-cell>
          <table:table-cell office:value-type="string" table:style-name="ce4">
            <text:p>TOVARNIŠKA CESTA 3</text:p>
          </table:table-cell>
          <table:table-cell office:value-type="string" table:style-name="ce4">
            <text:p>5270 AJDOVŠČINA</text:p>
          </table:table-cell>
          <table:table-cell office:value-type="float" office:value="6788" table:style-name="ce3">
            <text:p>6788</text:p>
          </table:table-cell>
          <table:table-cell office:value-type="string" table:style-name="ce4">
            <text:p>HOENIGMAN <text:s/>TATJANA</text:p>
          </table:table-cell>
          <table:table-cell office:value-type="float" office:value="404103" table:style-name="ce3">
            <text:p>404103</text:p>
          </table:table-cell>
          <table:table-cell office:value-type="float" office:value="113.85" table:style-name="ce2">
            <text:p>113,85</text:p>
          </table:table-cell>
          <table:table-cell table:number-columns-repeated="16373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float" office:value="280100" table:style-name="ce3">
            <text:p>280100</text:p>
          </table:table-cell>
          <table:table-cell office:value-type="string" table:style-name="ce4">
            <text:p>IZPOSTAVA AJDOVŠČINA</text:p>
          </table:table-cell>
          <table:table-cell office:value-type="float" office:value="33032" table:style-name="ce3">
            <text:p>33032</text:p>
          </table:table-cell>
          <table:table-cell office:value-type="string" table:style-name="ce4">
            <text:p>ČOLOVIĆ DUŠANKA - ZASEBNA ZOBNA MLADINSKA AMBULANTA</text:p>
          </table:table-cell>
          <table:table-cell office:value-type="string" table:style-name="ce4">
            <text:p>CESTA 5. MAJA 9</text:p>
          </table:table-cell>
          <table:table-cell office:value-type="string" table:style-name="ce4">
            <text:p>5270 AJDOVŠČINA</text:p>
          </table:table-cell>
          <table:table-cell office:value-type="float" office:value="4996" table:style-name="ce3">
            <text:p>4996</text:p>
          </table:table-cell>
          <table:table-cell office:value-type="string" table:style-name="ce4">
            <text:p>ČOLOVIĆ <text:s/>DUŠANKA</text:p>
          </table:table-cell>
          <table:table-cell office:value-type="float" office:value="404103" table:style-name="ce3">
            <text:p>404103</text:p>
          </table:table-cell>
          <table:table-cell office:value-type="float" office:value="104.27" table:style-name="ce2">
            <text:p>104,27</text:p>
          </table:table-cell>
          <table:table-cell table:number-columns-repeated="16373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float" office:value="280200" table:style-name="ce3">
            <text:p>280200</text:p>
          </table:table-cell>
          <table:table-cell office:value-type="string" table:style-name="ce4">
            <text:p>IZPOSTAVA TOLMIN</text:p>
          </table:table-cell>
          <table:table-cell office:value-type="float" office:value="133" table:style-name="ce3">
            <text:p>133</text:p>
          </table:table-cell>
          <table:table-cell office:value-type="string" table:style-name="ce4">
            <text:p>ZDRAVSTVENI DOM TOLMIN</text:p>
          </table:table-cell>
          <table:table-cell office:value-type="string" table:style-name="ce4">
            <text:p>PREŠERNOVA ULICA 6 A</text:p>
          </table:table-cell>
          <table:table-cell office:value-type="string" table:style-name="ce4">
            <text:p>5220 TOLMIN</text:p>
          </table:table-cell>
          <table:table-cell office:value-type="float" office:value="8444" table:style-name="ce3">
            <text:p>8444</text:p>
          </table:table-cell>
          <table:table-cell office:value-type="string" table:style-name="ce4">
            <text:p>KAVČIČ FORTUNAT BOJANA</text:p>
          </table:table-cell>
          <table:table-cell office:value-type="float" office:value="404101" table:style-name="ce3">
            <text:p>404101</text:p>
          </table:table-cell>
          <table:table-cell office:value-type="float" office:value="87.18" table:style-name="ce2">
            <text:p>87,18</text:p>
          </table:table-cell>
          <table:table-cell table:number-columns-repeated="16373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float" office:value="280200" table:style-name="ce3">
            <text:p>280200</text:p>
          </table:table-cell>
          <table:table-cell office:value-type="string" table:style-name="ce4">
            <text:p>IZPOSTAVA TOLMIN</text:p>
          </table:table-cell>
          <table:table-cell office:value-type="float" office:value="133" table:style-name="ce3">
            <text:p>133</text:p>
          </table:table-cell>
          <table:table-cell office:value-type="string" table:style-name="ce4">
            <text:p>ZDRAVSTVENI DOM TOLMIN</text:p>
          </table:table-cell>
          <table:table-cell office:value-type="string" table:style-name="ce4">
            <text:p>PREŠERNOVA ULICA 6 A</text:p>
          </table:table-cell>
          <table:table-cell office:value-type="string" table:style-name="ce4">
            <text:p>5220 TOLMIN</text:p>
          </table:table-cell>
          <table:table-cell office:value-type="float" office:value="8626" table:style-name="ce3">
            <text:p>8626</text:p>
          </table:table-cell>
          <table:table-cell office:value-type="string" table:style-name="ce4">
            <text:p>FRELIH <text:s/>MANJA</text:p>
          </table:table-cell>
          <table:table-cell office:value-type="float" office:value="404101" table:style-name="ce3">
            <text:p>404101</text:p>
          </table:table-cell>
          <table:table-cell office:value-type="float" office:value="78.84" table:style-name="ce2">
            <text:p>78,84</text:p>
          </table:table-cell>
          <table:table-cell table:number-columns-repeated="16373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float" office:value="280200" table:style-name="ce3">
            <text:p>280200</text:p>
          </table:table-cell>
          <table:table-cell office:value-type="string" table:style-name="ce4">
            <text:p>IZPOSTAVA TOLMIN</text:p>
          </table:table-cell>
          <table:table-cell office:value-type="float" office:value="133" table:style-name="ce3">
            <text:p>133</text:p>
          </table:table-cell>
          <table:table-cell office:value-type="string" table:style-name="ce4">
            <text:p>ZDRAVSTVENI DOM TOLMIN</text:p>
          </table:table-cell>
          <table:table-cell office:value-type="string" table:style-name="ce4">
            <text:p>PREŠERNOVA ULICA 6 A</text:p>
          </table:table-cell>
          <table:table-cell office:value-type="string" table:style-name="ce4">
            <text:p>5220 TOLMIN</text:p>
          </table:table-cell>
          <table:table-cell office:value-type="float" office:value="9613" table:style-name="ce3">
            <text:p>9613</text:p>
          </table:table-cell>
          <table:table-cell office:value-type="string" table:style-name="ce4">
            <text:p>KOJIĆ <text:s/>TANJA</text:p>
          </table:table-cell>
          <table:table-cell office:value-type="float" office:value="404101" table:style-name="ce3">
            <text:p>404101</text:p>
          </table:table-cell>
          <table:table-cell office:value-type="float" office:value="117.1" table:style-name="ce2">
            <text:p>117,10</text:p>
          </table:table-cell>
          <table:table-cell table:number-columns-repeated="16373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float" office:value="280200" table:style-name="ce3">
            <text:p>280200</text:p>
          </table:table-cell>
          <table:table-cell office:value-type="string" table:style-name="ce4">
            <text:p>IZPOSTAVA TOLMIN</text:p>
          </table:table-cell>
          <table:table-cell office:value-type="float" office:value="133" table:style-name="ce3">
            <text:p>133</text:p>
          </table:table-cell>
          <table:table-cell office:value-type="string" table:style-name="ce4">
            <text:p>ZDRAVSTVENI DOM TOLMIN</text:p>
          </table:table-cell>
          <table:table-cell office:value-type="string" table:style-name="ce4">
            <text:p>PREŠERNOVA ULICA 6 A</text:p>
          </table:table-cell>
          <table:table-cell office:value-type="string" table:style-name="ce4">
            <text:p>5220 TOLMIN</text:p>
          </table:table-cell>
          <table:table-cell office:value-type="float" office:value="10708" table:style-name="ce3">
            <text:p>10708</text:p>
          </table:table-cell>
          <table:table-cell office:value-type="string" table:style-name="ce4">
            <text:p>JAKONČIČ <text:s/>TEJA</text:p>
          </table:table-cell>
          <table:table-cell office:value-type="float" office:value="404101" table:style-name="ce3">
            <text:p>404101</text:p>
          </table:table-cell>
          <table:table-cell office:value-type="float" office:value="69.099999999999994" table:style-name="ce2">
            <text:p>69,10</text:p>
          </table:table-cell>
          <table:table-cell table:number-columns-repeated="16373"/>
        </table:table-row>
        <table:table-row table:style-name="ro2">
          <table:table-cell office:value-type="float" office:value="1009" table:style-name="ce1">
            <text:p>1009</text:p>
          </table:table-cell>
          <table:table-cell office:value-type="float" office:value="280200" table:style-name="ce3">
            <text:p>280200</text:p>
          </table:table-cell>
          <table:table-cell office:value-type="string" table:style-name="ce4">
            <text:p>IZPOSTAVA TOLMIN</text:p>
          </table:table-cell>
          <table:table-cell office:value-type="float" office:value="133" table:style-name="ce3">
            <text:p>133</text:p>
          </table:table-cell>
          <table:table-cell office:value-type="string" table:style-name="ce4">
            <text:p>ZDRAVSTVENI DOM TOLMIN</text:p>
          </table:table-cell>
          <table:table-cell office:value-type="string" table:style-name="ce4">
            <text:p>PREŠERNOVA ULICA 6 A</text:p>
          </table:table-cell>
          <table:table-cell office:value-type="string" table:style-name="ce4">
            <text:p>5220 TOLMIN</text:p>
          </table:table-cell>
          <table:table-cell office:value-type="float" office:value="5144" table:style-name="ce3">
            <text:p>5144</text:p>
          </table:table-cell>
          <table:table-cell office:value-type="string" table:style-name="ce4">
            <text:p>DŽODAN <text:s/>ROBERT</text:p>
          </table:table-cell>
          <table:table-cell office:value-type="float" office:value="404101" table:style-name="ce3">
            <text:p>404101</text:p>
          </table:table-cell>
          <table:table-cell office:value-type="float" office:value="73.209999999999994" table:style-name="ce2">
            <text:p>73,21</text:p>
          </table:table-cell>
          <table:table-cell table:number-columns-repeated="16373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float" office:value="280200" table:style-name="ce3">
            <text:p>280200</text:p>
          </table:table-cell>
          <table:table-cell office:value-type="string" table:style-name="ce4">
            <text:p>IZPOSTAVA TOLMIN</text:p>
          </table:table-cell>
          <table:table-cell office:value-type="float" office:value="33121" table:style-name="ce3">
            <text:p>33121</text:p>
          </table:table-cell>
          <table:table-cell office:value-type="string" table:style-name="ce4">
            <text:p>MATRIKS V&amp;R, ZOBOZDRAVSTVENE STORITVE, D.O.O.</text:p>
          </table:table-cell>
          <table:table-cell office:value-type="string" table:style-name="ce4">
            <text:p>TRG MARŠALA TITA 7</text:p>
          </table:table-cell>
          <table:table-cell office:value-type="string" table:style-name="ce4">
            <text:p>5220 TOLMIN</text:p>
          </table:table-cell>
          <table:table-cell office:value-type="float" office:value="5354" table:style-name="ce3">
            <text:p>5354</text:p>
          </table:table-cell>
          <table:table-cell office:value-type="string" table:style-name="ce4">
            <text:p>JESENŠEK KOŠIČ VLASTA</text:p>
          </table:table-cell>
          <table:table-cell office:value-type="float" office:value="404101" table:style-name="ce3">
            <text:p>404101</text:p>
          </table:table-cell>
          <table:table-cell office:value-type="float" office:value="120.98" table:style-name="ce2">
            <text:p>120,98</text:p>
          </table:table-cell>
          <table:table-cell table:number-columns-repeated="16373"/>
        </table:table-row>
        <table:table-row table:style-name="ro2">
          <table:table-cell office:value-type="float" office:value="1011" table:style-name="ce1">
            <text:p>1011</text:p>
          </table:table-cell>
          <table:table-cell office:value-type="float" office:value="280200" table:style-name="ce3">
            <text:p>280200</text:p>
          </table:table-cell>
          <table:table-cell office:value-type="string" table:style-name="ce4">
            <text:p>IZPOSTAVA TOLMIN</text:p>
          </table:table-cell>
          <table:table-cell office:value-type="float" office:value="33123" table:style-name="ce3">
            <text:p>33123</text:p>
          </table:table-cell>
          <table:table-cell office:value-type="string" table:style-name="ce4">
            <text:p>DUA DENT, ZOBOZDRAVSTVENE STORITVE, D.O.O.</text:p>
          </table:table-cell>
          <table:table-cell office:value-type="string" table:style-name="ce4">
            <text:p>TRG MARŠALA TITA 7</text:p>
          </table:table-cell>
          <table:table-cell office:value-type="string" table:style-name="ce4">
            <text:p>5220 TOLMIN</text:p>
          </table:table-cell>
          <table:table-cell office:value-type="float" office:value="7046" table:style-name="ce3">
            <text:p>7046</text:p>
          </table:table-cell>
          <table:table-cell office:value-type="string" table:style-name="ce4">
            <text:p>ŽAGAR <text:s/>DEJAN</text:p>
          </table:table-cell>
          <table:table-cell office:value-type="float" office:value="404101" table:style-name="ce3">
            <text:p>404101</text:p>
          </table:table-cell>
          <table:table-cell office:value-type="float" office:value="121.04" table:style-name="ce2">
            <text:p>121,04</text:p>
          </table:table-cell>
          <table:table-cell table:number-columns-repeated="16373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float" office:value="280200" table:style-name="ce3">
            <text:p>280200</text:p>
          </table:table-cell>
          <table:table-cell office:value-type="string" table:style-name="ce4">
            <text:p>IZPOSTAVA TOLMIN</text:p>
          </table:table-cell>
          <table:table-cell office:value-type="float" office:value="3329" table:style-name="ce3">
            <text:p>3329</text:p>
          </table:table-cell>
          <table:table-cell office:value-type="string" table:style-name="ce4">
            <text:p>MEDICUS PARTNER ZDRAVSTVENE STORITVE D.O.O.</text:p>
          </table:table-cell>
          <table:table-cell office:value-type="string" table:style-name="ce4">
            <text:p>TRG SVOBODE 4</text:p>
          </table:table-cell>
          <table:table-cell office:value-type="string" table:style-name="ce4">
            <text:p>5222 KOBARID</text:p>
          </table:table-cell>
          <table:table-cell office:value-type="float" office:value="8777" table:style-name="ce3">
            <text:p>8777</text:p>
          </table:table-cell>
          <table:table-cell office:value-type="string" table:style-name="ce4">
            <text:p>KEBAT <text:s/>ŽELJKO</text:p>
          </table:table-cell>
          <table:table-cell office:value-type="float" office:value="404101" table:style-name="ce3">
            <text:p>404101</text:p>
          </table:table-cell>
          <table:table-cell office:value-type="float" office:value="111.71" table:style-name="ce2">
            <text:p>111,71</text:p>
          </table:table-cell>
          <table:table-cell table:number-columns-repeated="16373"/>
        </table:table-row>
        <table:table-row table:style-name="ro2">
          <table:table-cell office:value-type="float" office:value="1013" table:style-name="ce1">
            <text:p>1013</text:p>
          </table:table-cell>
          <table:table-cell office:value-type="float" office:value="280200" table:style-name="ce3">
            <text:p>280200</text:p>
          </table:table-cell>
          <table:table-cell office:value-type="string" table:style-name="ce4">
            <text:p>IZPOSTAVA TOLMIN</text:p>
          </table:table-cell>
          <table:table-cell office:value-type="float" office:value="3334" table:style-name="ce3">
            <text:p>3334</text:p>
          </table:table-cell>
          <table:table-cell office:value-type="string" table:style-name="ce4">
            <text:p>ZASEBNA ZOBNA ORDINACIJA TODOROVIĆ DRAGAN DR.STOM.</text:p>
          </table:table-cell>
          <table:table-cell office:value-type="string" table:style-name="ce4">
            <text:p>GREGORČIČEVA ULICA 17</text:p>
          </table:table-cell>
          <table:table-cell office:value-type="string" table:style-name="ce4">
            <text:p>5222 KOBARID</text:p>
          </table:table-cell>
          <table:table-cell office:value-type="float" office:value="6270" table:style-name="ce3">
            <text:p>6270</text:p>
          </table:table-cell>
          <table:table-cell office:value-type="string" table:style-name="ce4">
            <text:p>TODOROVIĆ <text:s/>DRAGAN</text:p>
          </table:table-cell>
          <table:table-cell office:value-type="float" office:value="404101" table:style-name="ce3">
            <text:p>404101</text:p>
          </table:table-cell>
          <table:table-cell office:value-type="float" office:value="96.52" table:style-name="ce2">
            <text:p>96,52</text:p>
          </table:table-cell>
          <table:table-cell table:number-columns-repeated="16373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float" office:value="280200" table:style-name="ce3">
            <text:p>280200</text:p>
          </table:table-cell>
          <table:table-cell office:value-type="string" table:style-name="ce4">
            <text:p>IZPOSTAVA TOLMIN</text:p>
          </table:table-cell>
          <table:table-cell office:value-type="float" office:value="33091" table:style-name="ce3">
            <text:p>33091</text:p>
          </table:table-cell>
          <table:table-cell office:value-type="string" table:style-name="ce4">
            <text:p>DENTALNI CENTER DR. LAH KRAVANJA D.O.O.</text:p>
          </table:table-cell>
          <table:table-cell office:value-type="string" table:style-name="ce4">
            <text:p>MALA VAS 56</text:p>
          </table:table-cell>
          <table:table-cell office:value-type="string" table:style-name="ce4">
            <text:p>5230 BOVEC</text:p>
          </table:table-cell>
          <table:table-cell office:value-type="float" office:value="7456" table:style-name="ce3">
            <text:p>7456</text:p>
          </table:table-cell>
          <table:table-cell office:value-type="string" table:style-name="ce4">
            <text:p>LAH KRAVANJA SANDA</text:p>
          </table:table-cell>
          <table:table-cell office:value-type="float" office:value="404101" table:style-name="ce3">
            <text:p>404101</text:p>
          </table:table-cell>
          <table:table-cell office:value-type="float" office:value="83.47" table:style-name="ce2">
            <text:p>83,47</text:p>
          </table:table-cell>
          <table:table-cell table:number-columns-repeated="16373"/>
        </table:table-row>
        <table:table-row table:style-name="ro2">
          <table:table-cell office:value-type="float" office:value="1015" table:style-name="ce1">
            <text:p>1015</text:p>
          </table:table-cell>
          <table:table-cell office:value-type="float" office:value="280200" table:style-name="ce3">
            <text:p>280200</text:p>
          </table:table-cell>
          <table:table-cell office:value-type="string" table:style-name="ce4">
            <text:p>IZPOSTAVA TOLMIN</text:p>
          </table:table-cell>
          <table:table-cell office:value-type="float" office:value="133" table:style-name="ce3">
            <text:p>133</text:p>
          </table:table-cell>
          <table:table-cell office:value-type="string" table:style-name="ce4">
            <text:p>ZDRAVSTVENI DOM TOLMIN</text:p>
          </table:table-cell>
          <table:table-cell office:value-type="string" table:style-name="ce4">
            <text:p>PREŠERNOVA ULICA 6 A</text:p>
          </table:table-cell>
          <table:table-cell office:value-type="string" table:style-name="ce4">
            <text:p>5220 TOLMIN</text:p>
          </table:table-cell>
          <table:table-cell office:value-type="float" office:value="5144" table:style-name="ce3">
            <text:p>5144</text:p>
          </table:table-cell>
          <table:table-cell office:value-type="string" table:style-name="ce4">
            <text:p>DŽODAN <text:s/>ROBERT</text:p>
          </table:table-cell>
          <table:table-cell office:value-type="float" office:value="404103" table:style-name="ce3">
            <text:p>404103</text:p>
          </table:table-cell>
          <table:table-cell office:value-type="float" office:value="34.119999999999997" table:style-name="ce2">
            <text:p>34,12</text:p>
          </table:table-cell>
          <table:table-cell table:number-columns-repeated="16373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float" office:value="280200" table:style-name="ce3">
            <text:p>280200</text:p>
          </table:table-cell>
          <table:table-cell office:value-type="string" table:style-name="ce4">
            <text:p>IZPOSTAVA TOLMIN</text:p>
          </table:table-cell>
          <table:table-cell office:value-type="float" office:value="133" table:style-name="ce3">
            <text:p>133</text:p>
          </table:table-cell>
          <table:table-cell office:value-type="string" table:style-name="ce4">
            <text:p>ZDRAVSTVENI DOM TOLMIN</text:p>
          </table:table-cell>
          <table:table-cell office:value-type="string" table:style-name="ce4">
            <text:p>PREŠERNOVA ULICA 6 A</text:p>
          </table:table-cell>
          <table:table-cell office:value-type="string" table:style-name="ce4">
            <text:p>5220 TOLMIN</text:p>
          </table:table-cell>
          <table:table-cell office:value-type="float" office:value="9613" table:style-name="ce3">
            <text:p>9613</text:p>
          </table:table-cell>
          <table:table-cell office:value-type="string" table:style-name="ce4">
            <text:p>KOJIĆ <text:s/>TANJA</text:p>
          </table:table-cell>
          <table:table-cell office:value-type="float" office:value="404103" table:style-name="ce3">
            <text:p>404103</text:p>
          </table:table-cell>
          <table:table-cell office:value-type="float" office:value="63.26" table:style-name="ce2">
            <text:p>63,26</text:p>
          </table:table-cell>
          <table:table-cell table:number-columns-repeated="16373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float" office:value="280200" table:style-name="ce3">
            <text:p>280200</text:p>
          </table:table-cell>
          <table:table-cell office:value-type="string" table:style-name="ce4">
            <text:p>IZPOSTAVA TOLMIN</text:p>
          </table:table-cell>
          <table:table-cell office:value-type="float" office:value="133" table:style-name="ce3">
            <text:p>133</text:p>
          </table:table-cell>
          <table:table-cell office:value-type="string" table:style-name="ce4">
            <text:p>ZDRAVSTVENI DOM TOLMIN</text:p>
          </table:table-cell>
          <table:table-cell office:value-type="string" table:style-name="ce4">
            <text:p>PREŠERNOVA ULICA 6 A</text:p>
          </table:table-cell>
          <table:table-cell office:value-type="string" table:style-name="ce4">
            <text:p>5220 TOLMIN</text:p>
          </table:table-cell>
          <table:table-cell office:value-type="float" office:value="8412" table:style-name="ce3">
            <text:p>8412</text:p>
          </table:table-cell>
          <table:table-cell office:value-type="string" table:style-name="ce4">
            <text:p>KOJIĆ URŠIČ ALENKA</text:p>
          </table:table-cell>
          <table:table-cell office:value-type="float" office:value="404103" table:style-name="ce3">
            <text:p>404103</text:p>
          </table:table-cell>
          <table:table-cell office:value-type="float" office:value="119" table:style-name="ce2">
            <text:p>119,00</text:p>
          </table:table-cell>
          <table:table-cell table:number-columns-repeated="16373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float" office:value="280200" table:style-name="ce3">
            <text:p>280200</text:p>
          </table:table-cell>
          <table:table-cell office:value-type="string" table:style-name="ce4">
            <text:p>IZPOSTAVA TOLMIN</text:p>
          </table:table-cell>
          <table:table-cell office:value-type="float" office:value="133" table:style-name="ce3">
            <text:p>133</text:p>
          </table:table-cell>
          <table:table-cell office:value-type="string" table:style-name="ce4">
            <text:p>ZDRAVSTVENI DOM TOLMIN</text:p>
          </table:table-cell>
          <table:table-cell office:value-type="string" table:style-name="ce4">
            <text:p>PREŠERNOVA ULICA 6 A</text:p>
          </table:table-cell>
          <table:table-cell office:value-type="string" table:style-name="ce4">
            <text:p>5220 TOLMIN</text:p>
          </table:table-cell>
          <table:table-cell office:value-type="float" office:value="10708" table:style-name="ce3">
            <text:p>10708</text:p>
          </table:table-cell>
          <table:table-cell office:value-type="string" table:style-name="ce4">
            <text:p>JAKONČIČ <text:s/>TEJA</text:p>
          </table:table-cell>
          <table:table-cell office:value-type="float" office:value="404103" table:style-name="ce3">
            <text:p>404103</text:p>
          </table:table-cell>
          <table:table-cell office:value-type="float" office:value="85.51" table:style-name="ce2">
            <text:p>85,51</text:p>
          </table:table-cell>
          <table:table-cell table:number-columns-repeated="16373"/>
        </table:table-row>
        <table:table-row table:style-name="ro2">
          <table:table-cell office:value-type="float" office:value="1019" table:style-name="ce1">
            <text:p>1019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12568" table:style-name="ce3">
            <text:p>12568</text:p>
          </table:table-cell>
          <table:table-cell office:value-type="string" table:style-name="ce4">
            <text:p>MALNAR TURNŠEK TEA</text:p>
          </table:table-cell>
          <table:table-cell office:value-type="float" office:value="404101" table:style-name="ce3">
            <text:p>404101</text:p>
          </table:table-cell>
          <table:table-cell office:value-type="float" office:value="5.64" table:style-name="ce2">
            <text:p>5,64</text:p>
          </table:table-cell>
          <table:table-cell table:number-columns-repeated="16373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13136" table:style-name="ce3">
            <text:p>13136</text:p>
          </table:table-cell>
          <table:table-cell office:value-type="string" table:style-name="ce4">
            <text:p>KOBE <text:s/>TOM</text:p>
          </table:table-cell>
          <table:table-cell office:value-type="float" office:value="404101" table:style-name="ce3">
            <text:p>404101</text:p>
          </table:table-cell>
          <table:table-cell office:value-type="float" office:value="95.12" table:style-name="ce2">
            <text:p>95,12</text:p>
          </table:table-cell>
          <table:table-cell table:number-columns-repeated="16373"/>
        </table:table-row>
        <table:table-row table:style-name="ro2">
          <table:table-cell office:value-type="float" office:value="1021" table:style-name="ce1">
            <text:p>1021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6063" table:style-name="ce3">
            <text:p>6063</text:p>
          </table:table-cell>
          <table:table-cell office:value-type="string" table:style-name="ce4">
            <text:p>SMILJANIĆ <text:s/>DRAGAN</text:p>
          </table:table-cell>
          <table:table-cell office:value-type="float" office:value="404101" table:style-name="ce3">
            <text:p>404101</text:p>
          </table:table-cell>
          <table:table-cell office:value-type="float" office:value="131.19" table:style-name="ce2">
            <text:p>131,19</text:p>
          </table:table-cell>
          <table:table-cell table:number-columns-repeated="16373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9107" table:style-name="ce3">
            <text:p>9107</text:p>
          </table:table-cell>
          <table:table-cell office:value-type="string" table:style-name="ce4">
            <text:p>UZELAC <text:s/>BORIS</text:p>
          </table:table-cell>
          <table:table-cell office:value-type="float" office:value="404101" table:style-name="ce3">
            <text:p>404101</text:p>
          </table:table-cell>
          <table:table-cell office:value-type="float" office:value="113.9" table:style-name="ce2">
            <text:p>113,90</text:p>
          </table:table-cell>
          <table:table-cell table:number-columns-repeated="16373"/>
        </table:table-row>
        <table:table-row table:style-name="ro2">
          <table:table-cell office:value-type="float" office:value="1023" table:style-name="ce1">
            <text:p>1023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6163" table:style-name="ce3">
            <text:p>6163</text:p>
          </table:table-cell>
          <table:table-cell office:value-type="string" table:style-name="ce4">
            <text:p>MALAVAŠIČ <text:s/>MATEJA</text:p>
          </table:table-cell>
          <table:table-cell office:value-type="float" office:value="404101" table:style-name="ce3">
            <text:p>404101</text:p>
          </table:table-cell>
          <table:table-cell office:value-type="float" office:value="141.35" table:style-name="ce2">
            <text:p>141,35</text:p>
          </table:table-cell>
          <table:table-cell table:number-columns-repeated="16373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10859" table:style-name="ce3">
            <text:p>10859</text:p>
          </table:table-cell>
          <table:table-cell office:value-type="string" table:style-name="ce4">
            <text:p>KRIŽNAR MARTINČIČ TINA</text:p>
          </table:table-cell>
          <table:table-cell office:value-type="float" office:value="404101" table:style-name="ce3">
            <text:p>404101</text:p>
          </table:table-cell>
          <table:table-cell office:value-type="float" office:value="280.5" table:style-name="ce2">
            <text:p>280,50</text:p>
          </table:table-cell>
          <table:table-cell table:number-columns-repeated="16373"/>
        </table:table-row>
        <table:table-row table:style-name="ro2">
          <table:table-cell office:value-type="float" office:value="1025" table:style-name="ce1">
            <text:p>1025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11048" table:style-name="ce3">
            <text:p>11048</text:p>
          </table:table-cell>
          <table:table-cell office:value-type="string" table:style-name="ce4">
            <text:p>AMBROŽ ŠPENDAL MAJA</text:p>
          </table:table-cell>
          <table:table-cell office:value-type="float" office:value="404101" table:style-name="ce3">
            <text:p>404101</text:p>
          </table:table-cell>
          <table:table-cell office:value-type="float" office:value="115.44" table:style-name="ce2">
            <text:p>115,44</text:p>
          </table:table-cell>
          <table:table-cell table:number-columns-repeated="16373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12656" table:style-name="ce3">
            <text:p>12656</text:p>
          </table:table-cell>
          <table:table-cell office:value-type="string" table:style-name="ce4">
            <text:p>ZUPANČIČ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11.28" table:style-name="ce2">
            <text:p>11,28</text:p>
          </table:table-cell>
          <table:table-cell table:number-columns-repeated="16373"/>
        </table:table-row>
        <table:table-row table:style-name="ro2">
          <table:table-cell office:value-type="float" office:value="1027" table:style-name="ce1">
            <text:p>1027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12277" table:style-name="ce3">
            <text:p>12277</text:p>
          </table:table-cell>
          <table:table-cell office:value-type="string" table:style-name="ce4">
            <text:p>PIRC <text:s/>BLAŽ</text:p>
          </table:table-cell>
          <table:table-cell office:value-type="float" office:value="404101" table:style-name="ce3">
            <text:p>404101</text:p>
          </table:table-cell>
          <table:table-cell office:value-type="float" office:value="122.26" table:style-name="ce2">
            <text:p>122,26</text:p>
          </table:table-cell>
          <table:table-cell table:number-columns-repeated="16373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14593" table:style-name="ce3">
            <text:p>14593</text:p>
          </table:table-cell>
          <table:table-cell office:value-type="string" table:style-name="ce4">
            <text:p>PUŠNIK-NOVLJAN OKULISTIKA, OPTIKA, ZOBOZDRAVSTVO D.O.O.</text:p>
          </table:table-cell>
          <table:table-cell office:value-type="string" table:style-name="ce4">
            <text:p>TURKOVA ULICA 8</text:p>
          </table:table-cell>
          <table:table-cell office:value-type="string" table:style-name="ce4">
            <text:p>8000 NOVO MESTO</text:p>
          </table:table-cell>
          <table:table-cell office:value-type="float" office:value="7999" table:style-name="ce3">
            <text:p>7999</text:p>
          </table:table-cell>
          <table:table-cell office:value-type="string" table:style-name="ce4">
            <text:p>NOVLJAN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105.9" table:style-name="ce2">
            <text:p>105,90</text:p>
          </table:table-cell>
          <table:table-cell table:number-columns-repeated="16373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010" table:style-name="ce3">
            <text:p>29010</text:p>
          </table:table-cell>
          <table:table-cell office:value-type="string" table:style-name="ce4">
            <text:p>MAG. MARIJA NOVAK DOKTOR DENTALNE MEDICINE</text:p>
          </table:table-cell>
          <table:table-cell office:value-type="string" table:style-name="ce4">
            <text:p>ŠMARJEŠKA CESTA 4</text:p>
          </table:table-cell>
          <table:table-cell office:value-type="string" table:style-name="ce4">
            <text:p>8000 NOVO MESTO</text:p>
          </table:table-cell>
          <table:table-cell office:value-type="float" office:value="4614" table:style-name="ce3">
            <text:p>4614</text:p>
          </table:table-cell>
          <table:table-cell office:value-type="string" table:style-name="ce4">
            <text:p>NOVAK <text:s/>MARIJA</text:p>
          </table:table-cell>
          <table:table-cell office:value-type="float" office:value="404101" table:style-name="ce3">
            <text:p>404101</text:p>
          </table:table-cell>
          <table:table-cell office:value-type="float" office:value="99.84" table:style-name="ce2">
            <text:p>99,84</text:p>
          </table:table-cell>
          <table:table-cell table:number-columns-repeated="16373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011" table:style-name="ce3">
            <text:p>29011</text:p>
          </table:table-cell>
          <table:table-cell office:value-type="string" table:style-name="ce4">
            <text:p>URSIĆ KREŠIMIR - DOKTOR STOMATOLOGIJE</text:p>
          </table:table-cell>
          <table:table-cell office:value-type="string" table:style-name="ce4">
            <text:p>ŠMARJEŠKA CESTA 4</text:p>
          </table:table-cell>
          <table:table-cell office:value-type="string" table:style-name="ce4">
            <text:p>8000 NOVO MESTO</text:p>
          </table:table-cell>
          <table:table-cell office:value-type="float" office:value="3134" table:style-name="ce3">
            <text:p>3134</text:p>
          </table:table-cell>
          <table:table-cell office:value-type="string" table:style-name="ce4">
            <text:p>URSIĆ <text:s/>KREŠIMIR</text:p>
          </table:table-cell>
          <table:table-cell office:value-type="float" office:value="404101" table:style-name="ce3">
            <text:p>404101</text:p>
          </table:table-cell>
          <table:table-cell office:value-type="float" office:value="75.010000000000005" table:style-name="ce2">
            <text:p>75,01</text:p>
          </table:table-cell>
          <table:table-cell table:number-columns-repeated="16373"/>
        </table:table-row>
        <table:table-row table:style-name="ro2">
          <table:table-cell office:value-type="float" office:value="1031" table:style-name="ce1">
            <text:p>1031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159" table:style-name="ce3">
            <text:p>29159</text:p>
          </table:table-cell>
          <table:table-cell office:value-type="string" table:style-name="ce4">
            <text:p>NASMEH ZOBOZDRAVSTVO ZOBOZDRAVSTVENE STORITVE D.O.O.</text:p>
          </table:table-cell>
          <table:table-cell office:value-type="string" table:style-name="ce4">
            <text:p>KANDIJSKA CESTA 62</text:p>
          </table:table-cell>
          <table:table-cell office:value-type="string" table:style-name="ce4">
            <text:p>8000 NOVO MESTO</text:p>
          </table:table-cell>
          <table:table-cell office:value-type="float" office:value="8318" table:style-name="ce3">
            <text:p>8318</text:p>
          </table:table-cell>
          <table:table-cell office:value-type="string" table:style-name="ce4">
            <text:p>HÖFFERLE <text:s/>SIMONA</text:p>
          </table:table-cell>
          <table:table-cell office:value-type="float" office:value="404101" table:style-name="ce3">
            <text:p>404101</text:p>
          </table:table-cell>
          <table:table-cell office:value-type="float" office:value="103.38" table:style-name="ce2">
            <text:p>103,38</text:p>
          </table:table-cell>
          <table:table-cell table:number-columns-repeated="16373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159" table:style-name="ce3">
            <text:p>29159</text:p>
          </table:table-cell>
          <table:table-cell office:value-type="string" table:style-name="ce4">
            <text:p>NASMEH ZOBOZDRAVSTVO ZOBOZDRAVSTVENE STORITVE D.O.O.</text:p>
          </table:table-cell>
          <table:table-cell office:value-type="string" table:style-name="ce4">
            <text:p>KANDIJSKA CESTA 62</text:p>
          </table:table-cell>
          <table:table-cell office:value-type="string" table:style-name="ce4">
            <text:p>8000 NOVO MESTO</text:p>
          </table:table-cell>
          <table:table-cell office:value-type="float" office:value="8358" table:style-name="ce3">
            <text:p>8358</text:p>
          </table:table-cell>
          <table:table-cell office:value-type="string" table:style-name="ce4">
            <text:p>HÖFFERLE <text:s/>RUDI</text:p>
          </table:table-cell>
          <table:table-cell office:value-type="float" office:value="404101" table:style-name="ce3">
            <text:p>404101</text:p>
          </table:table-cell>
          <table:table-cell office:value-type="float" office:value="104.56" table:style-name="ce2">
            <text:p>104,56</text:p>
          </table:table-cell>
          <table:table-cell table:number-columns-repeated="16373"/>
        </table:table-row>
        <table:table-row table:style-name="ro2">
          <table:table-cell office:value-type="float" office:value="1033" table:style-name="ce1">
            <text:p>1033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205" table:style-name="ce3">
            <text:p>29205</text:p>
          </table:table-cell>
          <table:table-cell office:value-type="string" table:style-name="ce4">
            <text:p>ZASEBNA ZOBNA AMBULANTA LUCE KATALENIĆ, DR. DENT. MED.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5581" table:style-name="ce3">
            <text:p>5581</text:p>
          </table:table-cell>
          <table:table-cell office:value-type="string" table:style-name="ce4">
            <text:p>KATALENIĆ <text:s/>LUCE</text:p>
          </table:table-cell>
          <table:table-cell office:value-type="float" office:value="404101" table:style-name="ce3">
            <text:p>404101</text:p>
          </table:table-cell>
          <table:table-cell office:value-type="float" office:value="96.76" table:style-name="ce2">
            <text:p>96,76</text:p>
          </table:table-cell>
          <table:table-cell table:number-columns-repeated="16373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207" table:style-name="ce3">
            <text:p>29207</text:p>
          </table:table-cell>
          <table:table-cell office:value-type="string" table:style-name="ce4">
            <text:p>ZOBOZDRAVNIKRECELJ.SI - MATJAŽ RECELJ, DR. DENT. MED.</text:p>
          </table:table-cell>
          <table:table-cell office:value-type="string" table:style-name="ce4">
            <text:p>LJUBLJANSKA CESTA 26</text:p>
          </table:table-cell>
          <table:table-cell office:value-type="string" table:style-name="ce4">
            <text:p>8000 NOVO MESTO</text:p>
          </table:table-cell>
          <table:table-cell office:value-type="float" office:value="9570" table:style-name="ce3">
            <text:p>9570</text:p>
          </table:table-cell>
          <table:table-cell office:value-type="string" table:style-name="ce4">
            <text:p>RECELJ <text:s/>MATJAŽ</text:p>
          </table:table-cell>
          <table:table-cell office:value-type="float" office:value="404101" table:style-name="ce3">
            <text:p>404101</text:p>
          </table:table-cell>
          <table:table-cell office:value-type="float" office:value="133.91" table:style-name="ce2">
            <text:p>133,91</text:p>
          </table:table-cell>
          <table:table-cell table:number-columns-repeated="16373"/>
        </table:table-row>
        <table:table-row table:style-name="ro2">
          <table:table-cell office:value-type="float" office:value="1035" table:style-name="ce1">
            <text:p>1035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209" table:style-name="ce3">
            <text:p>29209</text:p>
          </table:table-cell>
          <table:table-cell office:value-type="string" table:style-name="ce4">
            <text:p>ZASEBNA ZOBOZDRAVSTVENA ORDINACIJA RENATA OSTANEK ULE, DR. DENT. MED.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8637" table:style-name="ce3">
            <text:p>8637</text:p>
          </table:table-cell>
          <table:table-cell office:value-type="string" table:style-name="ce4">
            <text:p>OSTANEK ULE RENATA</text:p>
          </table:table-cell>
          <table:table-cell office:value-type="float" office:value="404101" table:style-name="ce3">
            <text:p>404101</text:p>
          </table:table-cell>
          <table:table-cell office:value-type="float" office:value="103.28" table:style-name="ce2">
            <text:p>103,28</text:p>
          </table:table-cell>
          <table:table-cell table:number-columns-repeated="16373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210" table:style-name="ce3">
            <text:p>29210</text:p>
          </table:table-cell>
          <table:table-cell office:value-type="string" table:style-name="ce4">
            <text:p>ZASEBNA ZOBOZDRAVSTVENA ORDINACIJA JANKA GORENEC, DR. DENT. MED.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8245" table:style-name="ce3">
            <text:p>8245</text:p>
          </table:table-cell>
          <table:table-cell office:value-type="string" table:style-name="ce4">
            <text:p>GORENEC <text:s/>JANKA</text:p>
          </table:table-cell>
          <table:table-cell office:value-type="float" office:value="404101" table:style-name="ce3">
            <text:p>404101</text:p>
          </table:table-cell>
          <table:table-cell office:value-type="float" office:value="96.35" table:style-name="ce2">
            <text:p>96,35</text:p>
          </table:table-cell>
          <table:table-cell table:number-columns-repeated="16373"/>
        </table:table-row>
        <table:table-row table:style-name="ro2">
          <table:table-cell office:value-type="float" office:value="1037" table:style-name="ce1">
            <text:p>1037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254" table:style-name="ce3">
            <text:p>29254</text:p>
          </table:table-cell>
          <table:table-cell office:value-type="string" table:style-name="ce4">
            <text:p>ZASEBNA ZOBNA ORDINACIJA DENTI MARJAN JOŽEF DR. DENT. MED.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6076" table:style-name="ce3">
            <text:p>6076</text:p>
          </table:table-cell>
          <table:table-cell office:value-type="string" table:style-name="ce4">
            <text:p>JOŽEF <text:s/>MARJAN</text:p>
          </table:table-cell>
          <table:table-cell office:value-type="float" office:value="404101" table:style-name="ce3">
            <text:p>404101</text:p>
          </table:table-cell>
          <table:table-cell office:value-type="float" office:value="194.15" table:style-name="ce2">
            <text:p>194,15</text:p>
          </table:table-cell>
          <table:table-cell table:number-columns-repeated="16373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55152" table:style-name="ce3">
            <text:p>55152</text:p>
          </table:table-cell>
          <table:table-cell office:value-type="string" table:style-name="ce4">
            <text:p>A-DENS ZOBOZDRAVSTVENE STORITVE D.O.O.</text:p>
          </table:table-cell>
          <table:table-cell office:value-type="string" table:style-name="ce4">
            <text:p>TRG 27</text:p>
          </table:table-cell>
          <table:table-cell office:value-type="string" table:style-name="ce4">
            <text:p>8216 MIRNA PEČ</text:p>
          </table:table-cell>
          <table:table-cell office:value-type="float" office:value="11279" table:style-name="ce3">
            <text:p>11279</text:p>
          </table:table-cell>
          <table:table-cell office:value-type="string" table:style-name="ce4">
            <text:p>ARH <text:s/>MATEVŽ</text:p>
          </table:table-cell>
          <table:table-cell office:value-type="float" office:value="404101" table:style-name="ce3">
            <text:p>404101</text:p>
          </table:table-cell>
          <table:table-cell office:value-type="float" office:value="84.5" table:style-name="ce2">
            <text:p>84,50</text:p>
          </table:table-cell>
          <table:table-cell table:number-columns-repeated="16373"/>
        </table:table-row>
        <table:table-row table:style-name="ro2">
          <table:table-cell office:value-type="float" office:value="1039" table:style-name="ce1">
            <text:p>1039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263" table:style-name="ce3">
            <text:p>29263</text:p>
          </table:table-cell>
          <table:table-cell office:value-type="string" table:style-name="ce4">
            <text:p>ZASEBNA ZOBNA ORDINACIJA NADJA JUDEŽ, DR.DENT.MED.</text:p>
          </table:table-cell>
          <table:table-cell office:value-type="string" table:style-name="ce4">
            <text:p>ŠMARJETA 66</text:p>
          </table:table-cell>
          <table:table-cell office:value-type="string" table:style-name="ce4">
            <text:p>8220 ŠMARJEŠKE TOPLICE</text:p>
          </table:table-cell>
          <table:table-cell office:value-type="float" office:value="9956" table:style-name="ce3">
            <text:p>9956</text:p>
          </table:table-cell>
          <table:table-cell office:value-type="string" table:style-name="ce4">
            <text:p>JUDEŽ <text:s/>NADJA</text:p>
          </table:table-cell>
          <table:table-cell office:value-type="float" office:value="404101" table:style-name="ce3">
            <text:p>404101</text:p>
          </table:table-cell>
          <table:table-cell office:value-type="float" office:value="141.30000000000001" table:style-name="ce2">
            <text:p>141,30</text:p>
          </table:table-cell>
          <table:table-cell table:number-columns-repeated="16373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255" table:style-name="ce3">
            <text:p>29255</text:p>
          </table:table-cell>
          <table:table-cell office:value-type="string" table:style-name="ce4">
            <text:p>DENTIM ZOBOZDRAVSTVO D.O.O.</text:p>
          </table:table-cell>
          <table:table-cell office:value-type="string" table:style-name="ce4">
            <text:p>ŠKOCJAN 67</text:p>
          </table:table-cell>
          <table:table-cell office:value-type="string" table:style-name="ce4">
            <text:p>8275 ŠKOCJAN</text:p>
          </table:table-cell>
          <table:table-cell office:value-type="float" office:value="10955" table:style-name="ce3">
            <text:p>10955</text:p>
          </table:table-cell>
          <table:table-cell office:value-type="string" table:style-name="ce4">
            <text:p>RAMUTA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93.22" table:style-name="ce2">
            <text:p>93,22</text:p>
          </table:table-cell>
          <table:table-cell table:number-columns-repeated="16373"/>
        </table:table-row>
        <table:table-row table:style-name="ro2">
          <table:table-cell office:value-type="float" office:value="1041" table:style-name="ce1">
            <text:p>1041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012" table:style-name="ce3">
            <text:p>29012</text:p>
          </table:table-cell>
          <table:table-cell office:value-type="string" table:style-name="ce4">
            <text:p>NIKIČ ALENKA - DOKTOR STOMATOLOGIJE</text:p>
          </table:table-cell>
          <table:table-cell office:value-type="string" table:style-name="ce4">
            <text:p>TRUBARJEVA CESTA 5</text:p>
          </table:table-cell>
          <table:table-cell office:value-type="string" table:style-name="ce4">
            <text:p>8310 ŠENTJERNEJ</text:p>
          </table:table-cell>
          <table:table-cell office:value-type="float" office:value="6498" table:style-name="ce3">
            <text:p>6498</text:p>
          </table:table-cell>
          <table:table-cell office:value-type="string" table:style-name="ce4">
            <text:p>NIKIĆ <text:s/>ALENKA</text:p>
          </table:table-cell>
          <table:table-cell office:value-type="float" office:value="404101" table:style-name="ce3">
            <text:p>404101</text:p>
          </table:table-cell>
          <table:table-cell office:value-type="float" office:value="113.23" table:style-name="ce2">
            <text:p>113,23</text:p>
          </table:table-cell>
          <table:table-cell table:number-columns-repeated="16373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017" table:style-name="ce3">
            <text:p>29017</text:p>
          </table:table-cell>
          <table:table-cell office:value-type="string" table:style-name="ce4">
            <text:p>ZOBOZDRAVSTVENA ORDINACIJA MILOŠ RECELJ DR. DENT. MED.</text:p>
          </table:table-cell>
          <table:table-cell office:value-type="string" table:style-name="ce4">
            <text:p>V OGRAJI 12</text:p>
          </table:table-cell>
          <table:table-cell office:value-type="string" table:style-name="ce4">
            <text:p>8310 ŠENTJERNEJ</text:p>
          </table:table-cell>
          <table:table-cell office:value-type="float" office:value="3699" table:style-name="ce3">
            <text:p>3699</text:p>
          </table:table-cell>
          <table:table-cell office:value-type="string" table:style-name="ce4">
            <text:p>RECELJ <text:s/>MILOŠ</text:p>
          </table:table-cell>
          <table:table-cell office:value-type="float" office:value="404101" table:style-name="ce3">
            <text:p>404101</text:p>
          </table:table-cell>
          <table:table-cell office:value-type="float" office:value="94.15" table:style-name="ce2">
            <text:p>94,15</text:p>
          </table:table-cell>
          <table:table-cell table:number-columns-repeated="16373"/>
        </table:table-row>
        <table:table-row table:style-name="ro2">
          <table:table-cell office:value-type="float" office:value="1043" table:style-name="ce1">
            <text:p>1043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269" table:style-name="ce3">
            <text:p>29269</text:p>
          </table:table-cell>
          <table:table-cell office:value-type="string" table:style-name="ce4">
            <text:p>DENIS DŽANKOVIĆ, DR.DENT.MED., ZASEBNA ZOBOZDRAVSTVENA ORDINACIJA</text:p>
          </table:table-cell>
          <table:table-cell office:value-type="string" table:style-name="ce4">
            <text:p>POD CVINGERJEM 33</text:p>
          </table:table-cell>
          <table:table-cell office:value-type="string" table:style-name="ce4">
            <text:p>8350 DOLENJSKE TOPLICE</text:p>
          </table:table-cell>
          <table:table-cell office:value-type="float" office:value="11626" table:style-name="ce3">
            <text:p>11626</text:p>
          </table:table-cell>
          <table:table-cell office:value-type="string" table:style-name="ce4">
            <text:p>DŽANKOVIĆ <text:s/>DENIS</text:p>
          </table:table-cell>
          <table:table-cell office:value-type="float" office:value="404101" table:style-name="ce3">
            <text:p>404101</text:p>
          </table:table-cell>
          <table:table-cell office:value-type="float" office:value="65.98" table:style-name="ce2">
            <text:p>65,98</text:p>
          </table:table-cell>
          <table:table-cell table:number-columns-repeated="16373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149" table:style-name="ce3">
            <text:p>29149</text:p>
          </table:table-cell>
          <table:table-cell office:value-type="string" table:style-name="ce4">
            <text:p>ZOBOZDRAVSTVENA ORDINACIJA ĐURAN MARIJA, DR.DENT.MED.</text:p>
          </table:table-cell>
          <table:table-cell office:value-type="string" table:style-name="ce4">
            <text:p>ULICA TALCEV 17</text:p>
          </table:table-cell>
          <table:table-cell office:value-type="string" table:style-name="ce4">
            <text:p>8351 STRAŽA PRI NOVEM MESTU</text:p>
          </table:table-cell>
          <table:table-cell office:value-type="float" office:value="4763" table:style-name="ce3">
            <text:p>4763</text:p>
          </table:table-cell>
          <table:table-cell office:value-type="string" table:style-name="ce4">
            <text:p>ĐURAN <text:s/>MARIJA</text:p>
          </table:table-cell>
          <table:table-cell office:value-type="float" office:value="404101" table:style-name="ce3">
            <text:p>404101</text:p>
          </table:table-cell>
          <table:table-cell office:value-type="float" office:value="87.37" table:style-name="ce2">
            <text:p>87,37</text:p>
          </table:table-cell>
          <table:table-cell table:number-columns-repeated="16373"/>
        </table:table-row>
        <table:table-row table:style-name="ro2">
          <table:table-cell office:value-type="float" office:value="1045" table:style-name="ce1">
            <text:p>1045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164" table:style-name="ce3">
            <text:p>29164</text:p>
          </table:table-cell>
          <table:table-cell office:value-type="string" table:style-name="ce4">
            <text:p>ZASEBNA ZOBNA ORDINACIJA POVŠE ZLATKO, DR. DENT. MED.</text:p>
          </table:table-cell>
          <table:table-cell office:value-type="string" table:style-name="ce4">
            <text:p>JURČIČEVA ULICA 32</text:p>
          </table:table-cell>
          <table:table-cell office:value-type="string" table:style-name="ce4">
            <text:p>8360 ŽUŽEMBERK</text:p>
          </table:table-cell>
          <table:table-cell office:value-type="float" office:value="6206" table:style-name="ce3">
            <text:p>6206</text:p>
          </table:table-cell>
          <table:table-cell office:value-type="string" table:style-name="ce4">
            <text:p>POVŠE <text:s/>ZLATKO</text:p>
          </table:table-cell>
          <table:table-cell office:value-type="float" office:value="404101" table:style-name="ce3">
            <text:p>404101</text:p>
          </table:table-cell>
          <table:table-cell office:value-type="float" office:value="102.97" table:style-name="ce2">
            <text:p>102,97</text:p>
          </table:table-cell>
          <table:table-cell table:number-columns-repeated="16373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9107" table:style-name="ce3">
            <text:p>9107</text:p>
          </table:table-cell>
          <table:table-cell office:value-type="string" table:style-name="ce4">
            <text:p>UZELAC <text:s/>BORIS</text:p>
          </table:table-cell>
          <table:table-cell office:value-type="float" office:value="404103" table:style-name="ce3">
            <text:p>404103</text:p>
          </table:table-cell>
          <table:table-cell office:value-type="float" office:value="144.04" table:style-name="ce2">
            <text:p>144,04</text:p>
          </table:table-cell>
          <table:table-cell table:number-columns-repeated="16373"/>
        </table:table-row>
        <table:table-row table:style-name="ro2">
          <table:table-cell office:value-type="float" office:value="1047" table:style-name="ce1">
            <text:p>1047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10859" table:style-name="ce3">
            <text:p>10859</text:p>
          </table:table-cell>
          <table:table-cell office:value-type="string" table:style-name="ce4">
            <text:p>KRIŽNAR MARTINČIČ TINA</text:p>
          </table:table-cell>
          <table:table-cell office:value-type="float" office:value="404103" table:style-name="ce3">
            <text:p>404103</text:p>
          </table:table-cell>
          <table:table-cell office:value-type="float" office:value="90.3" table:style-name="ce2">
            <text:p>90,30</text:p>
          </table:table-cell>
          <table:table-cell table:number-columns-repeated="16373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12277" table:style-name="ce3">
            <text:p>12277</text:p>
          </table:table-cell>
          <table:table-cell office:value-type="string" table:style-name="ce4">
            <text:p>PIRC <text:s/>BLAŽ</text:p>
          </table:table-cell>
          <table:table-cell office:value-type="float" office:value="404103" table:style-name="ce3">
            <text:p>404103</text:p>
          </table:table-cell>
          <table:table-cell office:value-type="float" office:value="110.8" table:style-name="ce2">
            <text:p>110,80</text:p>
          </table:table-cell>
          <table:table-cell table:number-columns-repeated="16373"/>
        </table:table-row>
        <table:table-row table:style-name="ro2">
          <table:table-cell office:value-type="float" office:value="1049" table:style-name="ce1">
            <text:p>1049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6898" table:style-name="ce3">
            <text:p>6898</text:p>
          </table:table-cell>
          <table:table-cell office:value-type="string" table:style-name="ce4">
            <text:p>KASTREVC <text:s/>BARBARA</text:p>
          </table:table-cell>
          <table:table-cell office:value-type="float" office:value="404103" table:style-name="ce3">
            <text:p>404103</text:p>
          </table:table-cell>
          <table:table-cell office:value-type="float" office:value="148.38" table:style-name="ce2">
            <text:p>148,38</text:p>
          </table:table-cell>
          <table:table-cell table:number-columns-repeated="16373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12568" table:style-name="ce3">
            <text:p>12568</text:p>
          </table:table-cell>
          <table:table-cell office:value-type="string" table:style-name="ce4">
            <text:p>MALNAR TURNŠEK TEA</text:p>
          </table:table-cell>
          <table:table-cell office:value-type="float" office:value="404103" table:style-name="ce3">
            <text:p>404103</text:p>
          </table:table-cell>
          <table:table-cell office:value-type="float" office:value="268.23" table:style-name="ce2">
            <text:p>268,23</text:p>
          </table:table-cell>
          <table:table-cell table:number-columns-repeated="16373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11048" table:style-name="ce3">
            <text:p>11048</text:p>
          </table:table-cell>
          <table:table-cell office:value-type="string" table:style-name="ce4">
            <text:p>AMBROŽ ŠPENDAL MAJA</text:p>
          </table:table-cell>
          <table:table-cell office:value-type="float" office:value="404103" table:style-name="ce3">
            <text:p>404103</text:p>
          </table:table-cell>
          <table:table-cell office:value-type="float" office:value="119.11" table:style-name="ce2">
            <text:p>119,11</text:p>
          </table:table-cell>
          <table:table-cell table:number-columns-repeated="16373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13136" table:style-name="ce3">
            <text:p>13136</text:p>
          </table:table-cell>
          <table:table-cell office:value-type="string" table:style-name="ce4">
            <text:p>KOBE <text:s/>TOM</text:p>
          </table:table-cell>
          <table:table-cell office:value-type="float" office:value="404103" table:style-name="ce3">
            <text:p>404103</text:p>
          </table:table-cell>
          <table:table-cell office:value-type="float" office:value="254.84" table:style-name="ce2">
            <text:p>254,84</text:p>
          </table:table-cell>
          <table:table-cell table:number-columns-repeated="16373"/>
        </table:table-row>
        <table:table-row table:style-name="ro2">
          <table:table-cell office:value-type="float" office:value="1053" table:style-name="ce1">
            <text:p>1053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6163" table:style-name="ce3">
            <text:p>6163</text:p>
          </table:table-cell>
          <table:table-cell office:value-type="string" table:style-name="ce4">
            <text:p>MALAVAŠIČ <text:s/>MATEJA</text:p>
          </table:table-cell>
          <table:table-cell office:value-type="float" office:value="404103" table:style-name="ce3">
            <text:p>404103</text:p>
          </table:table-cell>
          <table:table-cell office:value-type="float" office:value="100" table:style-name="ce2">
            <text:p>100,00</text:p>
          </table:table-cell>
          <table:table-cell table:number-columns-repeated="16373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6063" table:style-name="ce3">
            <text:p>6063</text:p>
          </table:table-cell>
          <table:table-cell office:value-type="string" table:style-name="ce4">
            <text:p>SMILJANIĆ <text:s/>DRAGAN</text:p>
          </table:table-cell>
          <table:table-cell office:value-type="float" office:value="404103" table:style-name="ce3">
            <text:p>404103</text:p>
          </table:table-cell>
          <table:table-cell office:value-type="float" office:value="109.41" table:style-name="ce2">
            <text:p>109,41</text:p>
          </table:table-cell>
          <table:table-cell table:number-columns-repeated="16373"/>
        </table:table-row>
        <table:table-row table:style-name="ro2">
          <table:table-cell office:value-type="float" office:value="1055" table:style-name="ce1">
            <text:p>1055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ZDRAVSTVENI DOM NOVO MESTO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12656" table:style-name="ce3">
            <text:p>12656</text:p>
          </table:table-cell>
          <table:table-cell office:value-type="string" table:style-name="ce4">
            <text:p>ZUPANČIČ <text:s/>MOJCA</text:p>
          </table:table-cell>
          <table:table-cell office:value-type="float" office:value="404103" table:style-name="ce3">
            <text:p>404103</text:p>
          </table:table-cell>
          <table:table-cell office:value-type="float" office:value="35.909999999999997" table:style-name="ce2">
            <text:p>35,91</text:p>
          </table:table-cell>
          <table:table-cell table:number-columns-repeated="16373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203" table:style-name="ce3">
            <text:p>29203</text:p>
          </table:table-cell>
          <table:table-cell office:value-type="string" table:style-name="ce4">
            <text:p>AMBULANTA ZA OTROŠKO IN MLADINSKO ZOBOZDRAVSTVO MIROSLAVA MARAS POGAČAR, DR. DENT. MED.</text:p>
          </table:table-cell>
          <table:table-cell office:value-type="string" table:style-name="ce4">
            <text:p>MUŠIČEVA ULICA 2</text:p>
          </table:table-cell>
          <table:table-cell office:value-type="string" table:style-name="ce4">
            <text:p>8000 NOVO MESTO</text:p>
          </table:table-cell>
          <table:table-cell office:value-type="float" office:value="5151" table:style-name="ce3">
            <text:p>5151</text:p>
          </table:table-cell>
          <table:table-cell office:value-type="string" table:style-name="ce4">
            <text:p>MARAS POGAČAR MIROSLAVA</text:p>
          </table:table-cell>
          <table:table-cell office:value-type="float" office:value="404103" table:style-name="ce3">
            <text:p>404103</text:p>
          </table:table-cell>
          <table:table-cell office:value-type="float" office:value="153" table:style-name="ce2">
            <text:p>153,00</text:p>
          </table:table-cell>
          <table:table-cell table:number-columns-repeated="16373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204" table:style-name="ce3">
            <text:p>29204</text:p>
          </table:table-cell>
          <table:table-cell office:value-type="string" table:style-name="ce4">
            <text:p>ZOBOMIŠKA-ZASEBNA ZOBNA AMBULANTA STANKA DRENIK, DR. DENT. MED.</text:p>
          </table:table-cell>
          <table:table-cell office:value-type="string" table:style-name="ce4">
            <text:p>KOČEVARJEVA ULICA 40</text:p>
          </table:table-cell>
          <table:table-cell office:value-type="string" table:style-name="ce4">
            <text:p>8000 NOVO MESTO</text:p>
          </table:table-cell>
          <table:table-cell office:value-type="float" office:value="7495" table:style-name="ce3">
            <text:p>7495</text:p>
          </table:table-cell>
          <table:table-cell office:value-type="string" table:style-name="ce4">
            <text:p>DRENIK <text:s/>STANKA</text:p>
          </table:table-cell>
          <table:table-cell office:value-type="float" office:value="404103" table:style-name="ce3">
            <text:p>404103</text:p>
          </table:table-cell>
          <table:table-cell office:value-type="float" office:value="126.86" table:style-name="ce2">
            <text:p>126,86</text:p>
          </table:table-cell>
          <table:table-cell table:number-columns-repeated="16373"/>
        </table:table-row>
        <table:table-row table:style-name="ro2">
          <table:table-cell office:value-type="float" office:value="1058" table:style-name="ce1">
            <text:p>1058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206" table:style-name="ce3">
            <text:p>29206</text:p>
          </table:table-cell>
          <table:table-cell office:value-type="string" table:style-name="ce4">
            <text:p>MLADINSKO ZOBOZDRAVSTVO TANJA RIHTAR, DR. DENT. MED.</text:p>
          </table:table-cell>
          <table:table-cell office:value-type="string" table:style-name="ce4">
            <text:p>KANDIJSKA CESTA 4</text:p>
          </table:table-cell>
          <table:table-cell office:value-type="string" table:style-name="ce4">
            <text:p>8000 NOVO MESTO</text:p>
          </table:table-cell>
          <table:table-cell office:value-type="float" office:value="6931" table:style-name="ce3">
            <text:p>6931</text:p>
          </table:table-cell>
          <table:table-cell office:value-type="string" table:style-name="ce4">
            <text:p>RIHTAR <text:s/>TANJA</text:p>
          </table:table-cell>
          <table:table-cell office:value-type="float" office:value="404103" table:style-name="ce3">
            <text:p>404103</text:p>
          </table:table-cell>
          <table:table-cell office:value-type="float" office:value="129.63" table:style-name="ce2">
            <text:p>129,63</text:p>
          </table:table-cell>
          <table:table-cell table:number-columns-repeated="16373"/>
        </table:table-row>
        <table:table-row table:style-name="ro2">
          <table:table-cell office:value-type="float" office:value="1059" table:style-name="ce1">
            <text:p>1059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55152" table:style-name="ce3">
            <text:p>55152</text:p>
          </table:table-cell>
          <table:table-cell office:value-type="string" table:style-name="ce4">
            <text:p>A-DENS ZOBOZDRAVSTVENE STORITVE D.O.O.</text:p>
          </table:table-cell>
          <table:table-cell office:value-type="string" table:style-name="ce4">
            <text:p>TRG 27</text:p>
          </table:table-cell>
          <table:table-cell office:value-type="string" table:style-name="ce4">
            <text:p>8216 MIRNA PEČ</text:p>
          </table:table-cell>
          <table:table-cell office:value-type="float" office:value="11279" table:style-name="ce3">
            <text:p>11279</text:p>
          </table:table-cell>
          <table:table-cell office:value-type="string" table:style-name="ce4">
            <text:p>ARH <text:s/>MATEVŽ</text:p>
          </table:table-cell>
          <table:table-cell office:value-type="float" office:value="404103" table:style-name="ce3">
            <text:p>404103</text:p>
          </table:table-cell>
          <table:table-cell office:value-type="float" office:value="45.7" table:style-name="ce2">
            <text:p>45,70</text:p>
          </table:table-cell>
          <table:table-cell table:number-columns-repeated="16373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263" table:style-name="ce3">
            <text:p>29263</text:p>
          </table:table-cell>
          <table:table-cell office:value-type="string" table:style-name="ce4">
            <text:p>ZASEBNA ZOBNA ORDINACIJA NADJA JUDEŽ, DR.DENT.MED.</text:p>
          </table:table-cell>
          <table:table-cell office:value-type="string" table:style-name="ce4">
            <text:p>ŠMARJETA 66</text:p>
          </table:table-cell>
          <table:table-cell office:value-type="string" table:style-name="ce4">
            <text:p>8220 ŠMARJEŠKE TOPLICE</text:p>
          </table:table-cell>
          <table:table-cell office:value-type="float" office:value="9956" table:style-name="ce3">
            <text:p>9956</text:p>
          </table:table-cell>
          <table:table-cell office:value-type="string" table:style-name="ce4">
            <text:p>JUDEŽ <text:s/>NADJA</text:p>
          </table:table-cell>
          <table:table-cell office:value-type="float" office:value="404103" table:style-name="ce3">
            <text:p>404103</text:p>
          </table:table-cell>
          <table:table-cell office:value-type="float" office:value="119.75" table:style-name="ce2">
            <text:p>119,75</text:p>
          </table:table-cell>
          <table:table-cell table:number-columns-repeated="16373"/>
        </table:table-row>
        <table:table-row table:style-name="ro2">
          <table:table-cell office:value-type="float" office:value="1061" table:style-name="ce1">
            <text:p>1061</text:p>
          </table:table-cell>
          <table:table-cell office:value-type="float" office:value="290000" table:style-name="ce3">
            <text:p>290000</text:p>
          </table:table-cell>
          <table:table-cell office:value-type="string" table:style-name="ce4">
            <text:p>OE NOVO MESTO</text:p>
          </table:table-cell>
          <table:table-cell office:value-type="float" office:value="29255" table:style-name="ce3">
            <text:p>29255</text:p>
          </table:table-cell>
          <table:table-cell office:value-type="string" table:style-name="ce4">
            <text:p>DENTIM ZOBOZDRAVSTVO D.O.O.</text:p>
          </table:table-cell>
          <table:table-cell office:value-type="string" table:style-name="ce4">
            <text:p>ŠKOCJAN 67</text:p>
          </table:table-cell>
          <table:table-cell office:value-type="string" table:style-name="ce4">
            <text:p>8275 ŠKOCJAN</text:p>
          </table:table-cell>
          <table:table-cell office:value-type="float" office:value="10955" table:style-name="ce3">
            <text:p>10955</text:p>
          </table:table-cell>
          <table:table-cell office:value-type="string" table:style-name="ce4">
            <text:p>RAMUTA <text:s/>MOJCA</text:p>
          </table:table-cell>
          <table:table-cell office:value-type="float" office:value="404103" table:style-name="ce3">
            <text:p>404103</text:p>
          </table:table-cell>
          <table:table-cell office:value-type="float" office:value="82.17" table:style-name="ce2">
            <text:p>82,17</text:p>
          </table:table-cell>
          <table:table-cell table:number-columns-repeated="16373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float" office:value="290100" table:style-name="ce3">
            <text:p>290100</text:p>
          </table:table-cell>
          <table:table-cell office:value-type="string" table:style-name="ce4">
            <text:p>IZPOSTAVA ČRNOMELJ</text:p>
          </table:table-cell>
          <table:table-cell office:value-type="float" office:value="370" table:style-name="ce3">
            <text:p>370</text:p>
          </table:table-cell>
          <table:table-cell office:value-type="string" table:style-name="ce4">
            <text:p>ZDRAVSTVENI DOM ČRNOMELJ</text:p>
          </table:table-cell>
          <table:table-cell office:value-type="string" table:style-name="ce4">
            <text:p>DELAVSKA POT 4</text:p>
          </table:table-cell>
          <table:table-cell office:value-type="string" table:style-name="ce4">
            <text:p>8340 ČRNOMELJ</text:p>
          </table:table-cell>
          <table:table-cell office:value-type="float" office:value="11847" table:style-name="ce3">
            <text:p>11847</text:p>
          </table:table-cell>
          <table:table-cell office:value-type="string" table:style-name="ce4">
            <text:p>MRKOVIĆ <text:s/>MARKO</text:p>
          </table:table-cell>
          <table:table-cell office:value-type="float" office:value="404101" table:style-name="ce3">
            <text:p>404101</text:p>
          </table:table-cell>
          <table:table-cell office:value-type="float" office:value="109.74" table:style-name="ce2">
            <text:p>109,74</text:p>
          </table:table-cell>
          <table:table-cell table:number-columns-repeated="16373"/>
        </table:table-row>
        <table:table-row table:style-name="ro2">
          <table:table-cell office:value-type="float" office:value="1063" table:style-name="ce1">
            <text:p>1063</text:p>
          </table:table-cell>
          <table:table-cell office:value-type="float" office:value="290100" table:style-name="ce3">
            <text:p>290100</text:p>
          </table:table-cell>
          <table:table-cell office:value-type="string" table:style-name="ce4">
            <text:p>IZPOSTAVA ČRNOMELJ</text:p>
          </table:table-cell>
          <table:table-cell office:value-type="float" office:value="370" table:style-name="ce3">
            <text:p>370</text:p>
          </table:table-cell>
          <table:table-cell office:value-type="string" table:style-name="ce4">
            <text:p>ZDRAVSTVENI DOM ČRNOMELJ</text:p>
          </table:table-cell>
          <table:table-cell office:value-type="string" table:style-name="ce4">
            <text:p>DELAVSKA POT 4</text:p>
          </table:table-cell>
          <table:table-cell office:value-type="string" table:style-name="ce4">
            <text:p>8340 ČRNOMELJ</text:p>
          </table:table-cell>
          <table:table-cell office:value-type="float" office:value="5632" table:style-name="ce3">
            <text:p>5632</text:p>
          </table:table-cell>
          <table:table-cell office:value-type="string" table:style-name="ce4">
            <text:p>SOKOLIĆ <text:s/>BORIVOJ</text:p>
          </table:table-cell>
          <table:table-cell office:value-type="float" office:value="404101" table:style-name="ce3">
            <text:p>404101</text:p>
          </table:table-cell>
          <table:table-cell office:value-type="float" office:value="81.010000000000005" table:style-name="ce2">
            <text:p>81,01</text:p>
          </table:table-cell>
          <table:table-cell table:number-columns-repeated="16373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float" office:value="290100" table:style-name="ce3">
            <text:p>290100</text:p>
          </table:table-cell>
          <table:table-cell office:value-type="string" table:style-name="ce4">
            <text:p>IZPOSTAVA ČRNOMELJ</text:p>
          </table:table-cell>
          <table:table-cell office:value-type="float" office:value="370" table:style-name="ce3">
            <text:p>370</text:p>
          </table:table-cell>
          <table:table-cell office:value-type="string" table:style-name="ce4">
            <text:p>ZDRAVSTVENI DOM ČRNOMELJ</text:p>
          </table:table-cell>
          <table:table-cell office:value-type="string" table:style-name="ce4">
            <text:p>DELAVSKA POT 4</text:p>
          </table:table-cell>
          <table:table-cell office:value-type="string" table:style-name="ce4">
            <text:p>8340 ČRNOMELJ</text:p>
          </table:table-cell>
          <table:table-cell office:value-type="float" office:value="12141" table:style-name="ce3">
            <text:p>12141</text:p>
          </table:table-cell>
          <table:table-cell office:value-type="string" table:style-name="ce4">
            <text:p>GEORGIEV <text:s/>GOCE</text:p>
          </table:table-cell>
          <table:table-cell office:value-type="float" office:value="404101" table:style-name="ce3">
            <text:p>404101</text:p>
          </table:table-cell>
          <table:table-cell office:value-type="float" office:value="55.61" table:style-name="ce2">
            <text:p>55,61</text:p>
          </table:table-cell>
          <table:table-cell table:number-columns-repeated="16373"/>
        </table:table-row>
        <table:table-row table:style-name="ro2">
          <table:table-cell office:value-type="float" office:value="1065" table:style-name="ce1">
            <text:p>1065</text:p>
          </table:table-cell>
          <table:table-cell office:value-type="float" office:value="290100" table:style-name="ce3">
            <text:p>290100</text:p>
          </table:table-cell>
          <table:table-cell office:value-type="string" table:style-name="ce4">
            <text:p>IZPOSTAVA ČRNOMELJ</text:p>
          </table:table-cell>
          <table:table-cell office:value-type="float" office:value="29015" table:style-name="ce3">
            <text:p>29015</text:p>
          </table:table-cell>
          <table:table-cell office:value-type="string" table:style-name="ce4">
            <text:p>PALIČ ANDREJA - ZOBOZDRAVSTVO ODRASLIH</text:p>
          </table:table-cell>
          <table:table-cell office:value-type="string" table:style-name="ce4">
            <text:p>ULICA OTONA ŽUPANČIČA 3</text:p>
          </table:table-cell>
          <table:table-cell office:value-type="string" table:style-name="ce4">
            <text:p>8340 ČRNOMELJ</text:p>
          </table:table-cell>
          <table:table-cell office:value-type="float" office:value="6789" table:style-name="ce3">
            <text:p>6789</text:p>
          </table:table-cell>
          <table:table-cell office:value-type="string" table:style-name="ce4">
            <text:p>PALIČ <text:s/>ANDREJA</text:p>
          </table:table-cell>
          <table:table-cell office:value-type="float" office:value="404101" table:style-name="ce3">
            <text:p>404101</text:p>
          </table:table-cell>
          <table:table-cell office:value-type="float" office:value="85.58" table:style-name="ce2">
            <text:p>85,58</text:p>
          </table:table-cell>
          <table:table-cell table:number-columns-repeated="16373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float" office:value="290100" table:style-name="ce3">
            <text:p>290100</text:p>
          </table:table-cell>
          <table:table-cell office:value-type="string" table:style-name="ce4">
            <text:p>IZPOSTAVA ČRNOMELJ</text:p>
          </table:table-cell>
          <table:table-cell office:value-type="float" office:value="29016" table:style-name="ce3">
            <text:p>29016</text:p>
          </table:table-cell>
          <table:table-cell office:value-type="string" table:style-name="ce4">
            <text:p>PAVIČIĆ DAVORKA - ZOBOZDRAVSTVO ODRASLIH</text:p>
          </table:table-cell>
          <table:table-cell office:value-type="string" table:style-name="ce4">
            <text:p>DELAVSKA POT 4</text:p>
          </table:table-cell>
          <table:table-cell office:value-type="string" table:style-name="ce4">
            <text:p>8340 ČRNOMELJ</text:p>
          </table:table-cell>
          <table:table-cell office:value-type="float" office:value="5764" table:style-name="ce3">
            <text:p>5764</text:p>
          </table:table-cell>
          <table:table-cell office:value-type="string" table:style-name="ce4">
            <text:p>PAVIČIĆ <text:s/>DAVORKA</text:p>
          </table:table-cell>
          <table:table-cell office:value-type="float" office:value="404101" table:style-name="ce3">
            <text:p>404101</text:p>
          </table:table-cell>
          <table:table-cell office:value-type="float" office:value="130.32" table:style-name="ce2">
            <text:p>130,32</text:p>
          </table:table-cell>
          <table:table-cell table:number-columns-repeated="16373"/>
        </table:table-row>
        <table:table-row table:style-name="ro2">
          <table:table-cell office:value-type="float" office:value="1067" table:style-name="ce1">
            <text:p>1067</text:p>
          </table:table-cell>
          <table:table-cell office:value-type="float" office:value="290100" table:style-name="ce3">
            <text:p>290100</text:p>
          </table:table-cell>
          <table:table-cell office:value-type="string" table:style-name="ce4">
            <text:p>IZPOSTAVA ČRNOMELJ</text:p>
          </table:table-cell>
          <table:table-cell office:value-type="float" office:value="29220" table:style-name="ce3">
            <text:p>29220</text:p>
          </table:table-cell>
          <table:table-cell office:value-type="string" table:style-name="ce4">
            <text:p>ZOBOZDRAVSTVO MUC ZOBOZDRAVSTVENA DEJAVNOST D.O.O.</text:p>
          </table:table-cell>
          <table:table-cell office:value-type="string" table:style-name="ce4">
            <text:p>ULICA NA PRISTAVAH 1</text:p>
          </table:table-cell>
          <table:table-cell office:value-type="string" table:style-name="ce4">
            <text:p>8340 ČRNOMELJ</text:p>
          </table:table-cell>
          <table:table-cell office:value-type="float" office:value="8259" table:style-name="ce3">
            <text:p>8259</text:p>
          </table:table-cell>
          <table:table-cell office:value-type="string" table:style-name="ce4">
            <text:p>MUC <text:s/>ANTON</text:p>
          </table:table-cell>
          <table:table-cell office:value-type="float" office:value="404101" table:style-name="ce3">
            <text:p>404101</text:p>
          </table:table-cell>
          <table:table-cell office:value-type="float" office:value="108.41" table:style-name="ce2">
            <text:p>108,41</text:p>
          </table:table-cell>
          <table:table-cell table:number-columns-repeated="16373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float" office:value="290100" table:style-name="ce3">
            <text:p>290100</text:p>
          </table:table-cell>
          <table:table-cell office:value-type="string" table:style-name="ce4">
            <text:p>IZPOSTAVA ČRNOMELJ</text:p>
          </table:table-cell>
          <table:table-cell office:value-type="float" office:value="370" table:style-name="ce3">
            <text:p>370</text:p>
          </table:table-cell>
          <table:table-cell office:value-type="string" table:style-name="ce4">
            <text:p>ZDRAVSTVENI DOM ČRNOMELJ</text:p>
          </table:table-cell>
          <table:table-cell office:value-type="string" table:style-name="ce4">
            <text:p>DELAVSKA POT 4</text:p>
          </table:table-cell>
          <table:table-cell office:value-type="string" table:style-name="ce4">
            <text:p>8340 ČRNOMELJ</text:p>
          </table:table-cell>
          <table:table-cell office:value-type="float" office:value="7496" table:style-name="ce3">
            <text:p>7496</text:p>
          </table:table-cell>
          <table:table-cell office:value-type="string" table:style-name="ce4">
            <text:p>ŽALEC <text:s/>STANISLAVA</text:p>
          </table:table-cell>
          <table:table-cell office:value-type="float" office:value="404103" table:style-name="ce3">
            <text:p>404103</text:p>
          </table:table-cell>
          <table:table-cell office:value-type="float" office:value="108.21" table:style-name="ce2">
            <text:p>108,21</text:p>
          </table:table-cell>
          <table:table-cell table:number-columns-repeated="16373"/>
        </table:table-row>
        <table:table-row table:style-name="ro2">
          <table:table-cell office:value-type="float" office:value="1069" table:style-name="ce1">
            <text:p>1069</text:p>
          </table:table-cell>
          <table:table-cell office:value-type="float" office:value="290100" table:style-name="ce3">
            <text:p>290100</text:p>
          </table:table-cell>
          <table:table-cell office:value-type="string" table:style-name="ce4">
            <text:p>IZPOSTAVA ČRNOMELJ</text:p>
          </table:table-cell>
          <table:table-cell office:value-type="float" office:value="370" table:style-name="ce3">
            <text:p>370</text:p>
          </table:table-cell>
          <table:table-cell office:value-type="string" table:style-name="ce4">
            <text:p>ZDRAVSTVENI DOM ČRNOMELJ</text:p>
          </table:table-cell>
          <table:table-cell office:value-type="string" table:style-name="ce4">
            <text:p>DELAVSKA POT 4</text:p>
          </table:table-cell>
          <table:table-cell office:value-type="string" table:style-name="ce4">
            <text:p>8340 ČRNOMELJ</text:p>
          </table:table-cell>
          <table:table-cell office:value-type="float" office:value="11847" table:style-name="ce3">
            <text:p>11847</text:p>
          </table:table-cell>
          <table:table-cell office:value-type="string" table:style-name="ce4">
            <text:p>MRKOVIĆ <text:s/>MARKO</text:p>
          </table:table-cell>
          <table:table-cell office:value-type="float" office:value="404103" table:style-name="ce3">
            <text:p>404103</text:p>
          </table:table-cell>
          <table:table-cell office:value-type="float" office:value="73.680000000000007" table:style-name="ce2">
            <text:p>73,68</text:p>
          </table:table-cell>
          <table:table-cell table:number-columns-repeated="16373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float" office:value="290100" table:style-name="ce3">
            <text:p>290100</text:p>
          </table:table-cell>
          <table:table-cell office:value-type="string" table:style-name="ce4">
            <text:p>IZPOSTAVA ČRNOMELJ</text:p>
          </table:table-cell>
          <table:table-cell office:value-type="float" office:value="370" table:style-name="ce3">
            <text:p>370</text:p>
          </table:table-cell>
          <table:table-cell office:value-type="string" table:style-name="ce4">
            <text:p>ZDRAVSTVENI DOM ČRNOMELJ</text:p>
          </table:table-cell>
          <table:table-cell office:value-type="string" table:style-name="ce4">
            <text:p>DELAVSKA POT 4</text:p>
          </table:table-cell>
          <table:table-cell office:value-type="string" table:style-name="ce4">
            <text:p>8340 ČRNOMELJ</text:p>
          </table:table-cell>
          <table:table-cell office:value-type="float" office:value="13522" table:style-name="ce3">
            <text:p>13522</text:p>
          </table:table-cell>
          <table:table-cell office:value-type="string" table:style-name="ce4">
            <text:p>VRTIN <text:s/>INES</text:p>
          </table:table-cell>
          <table:table-cell office:value-type="float" office:value="404103" table:style-name="ce3">
            <text:p>404103</text:p>
          </table:table-cell>
          <table:table-cell office:value-type="float" office:value="17.260000000000002" table:style-name="ce2">
            <text:p>17,26</text:p>
          </table:table-cell>
          <table:table-cell table:number-columns-repeated="16373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float" office:value="290100" table:style-name="ce3">
            <text:p>290100</text:p>
          </table:table-cell>
          <table:table-cell office:value-type="string" table:style-name="ce4">
            <text:p>IZPOSTAVA ČRNOMELJ</text:p>
          </table:table-cell>
          <table:table-cell office:value-type="float" office:value="370" table:style-name="ce3">
            <text:p>370</text:p>
          </table:table-cell>
          <table:table-cell office:value-type="string" table:style-name="ce4">
            <text:p>ZDRAVSTVENI DOM ČRNOMELJ</text:p>
          </table:table-cell>
          <table:table-cell office:value-type="string" table:style-name="ce4">
            <text:p>DELAVSKA POT 4</text:p>
          </table:table-cell>
          <table:table-cell office:value-type="string" table:style-name="ce4">
            <text:p>8340 ČRNOMELJ</text:p>
          </table:table-cell>
          <table:table-cell office:value-type="float" office:value="5632" table:style-name="ce3">
            <text:p>5632</text:p>
          </table:table-cell>
          <table:table-cell office:value-type="string" table:style-name="ce4">
            <text:p>SOKOLIĆ <text:s/>BORIVOJ</text:p>
          </table:table-cell>
          <table:table-cell office:value-type="float" office:value="404103" table:style-name="ce3">
            <text:p>404103</text:p>
          </table:table-cell>
          <table:table-cell office:value-type="float" office:value="33.700000000000003" table:style-name="ce2">
            <text:p>33,70</text:p>
          </table:table-cell>
          <table:table-cell table:number-columns-repeated="16373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float" office:value="290200" table:style-name="ce3">
            <text:p>290200</text:p>
          </table:table-cell>
          <table:table-cell office:value-type="string" table:style-name="ce4">
            <text:p>IZPOSTAVA METLIKA</text:p>
          </table:table-cell>
          <table:table-cell office:value-type="float" office:value="371" table:style-name="ce3">
            <text:p>371</text:p>
          </table:table-cell>
          <table:table-cell office:value-type="string" table:style-name="ce4">
            <text:p>ZDRAVSTVENI DOM METLIKA</text:p>
          </table:table-cell>
          <table:table-cell office:value-type="string" table:style-name="ce4">
            <text:p>CESTA BRATSTVA IN ENOTNOSTI 71</text:p>
          </table:table-cell>
          <table:table-cell office:value-type="string" table:style-name="ce4">
            <text:p>8330 METLIKA</text:p>
          </table:table-cell>
          <table:table-cell office:value-type="float" office:value="13375" table:style-name="ce3">
            <text:p>13375</text:p>
          </table:table-cell>
          <table:table-cell office:value-type="string" table:style-name="ce4">
            <text:p>NELOSKI <text:s/>VLATKO</text:p>
          </table:table-cell>
          <table:table-cell office:value-type="float" office:value="404101" table:style-name="ce3">
            <text:p>404101</text:p>
          </table:table-cell>
          <table:table-cell office:value-type="float" office:value="61.21" table:style-name="ce2">
            <text:p>61,21</text:p>
          </table:table-cell>
          <table:table-cell table:number-columns-repeated="16373"/>
        </table:table-row>
        <table:table-row table:style-name="ro2">
          <table:table-cell office:value-type="float" office:value="1073" table:style-name="ce1">
            <text:p>1073</text:p>
          </table:table-cell>
          <table:table-cell office:value-type="float" office:value="290200" table:style-name="ce3">
            <text:p>290200</text:p>
          </table:table-cell>
          <table:table-cell office:value-type="string" table:style-name="ce4">
            <text:p>IZPOSTAVA METLIKA</text:p>
          </table:table-cell>
          <table:table-cell office:value-type="float" office:value="371" table:style-name="ce3">
            <text:p>371</text:p>
          </table:table-cell>
          <table:table-cell office:value-type="string" table:style-name="ce4">
            <text:p>ZDRAVSTVENI DOM METLIKA</text:p>
          </table:table-cell>
          <table:table-cell office:value-type="string" table:style-name="ce4">
            <text:p>CESTA BRATSTVA IN ENOTNOSTI 71</text:p>
          </table:table-cell>
          <table:table-cell office:value-type="string" table:style-name="ce4">
            <text:p>8330 METLIKA</text:p>
          </table:table-cell>
          <table:table-cell office:value-type="float" office:value="10419" table:style-name="ce3">
            <text:p>10419</text:p>
          </table:table-cell>
          <table:table-cell office:value-type="string" table:style-name="ce4">
            <text:p>MARTINOVIĆ <text:s/>MIRKO</text:p>
          </table:table-cell>
          <table:table-cell office:value-type="float" office:value="404101" table:style-name="ce3">
            <text:p>404101</text:p>
          </table:table-cell>
          <table:table-cell office:value-type="float" office:value="94.61" table:style-name="ce2">
            <text:p>94,61</text:p>
          </table:table-cell>
          <table:table-cell table:number-columns-repeated="16373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float" office:value="290200" table:style-name="ce3">
            <text:p>290200</text:p>
          </table:table-cell>
          <table:table-cell office:value-type="string" table:style-name="ce4">
            <text:p>IZPOSTAVA METLIKA</text:p>
          </table:table-cell>
          <table:table-cell office:value-type="float" office:value="9499" table:style-name="ce3">
            <text:p>9499</text:p>
          </table:table-cell>
          <table:table-cell office:value-type="string" table:style-name="ce4">
            <text:p>ZASEBNA ZOBOZDRAVSTVENA AMBULANTA DR. MARIJA STEPINAC</text:p>
          </table:table-cell>
          <table:table-cell office:value-type="string" table:style-name="ce4">
            <text:p>NASELJE BORISA KIDRIČA 9</text:p>
          </table:table-cell>
          <table:table-cell office:value-type="string" table:style-name="ce4">
            <text:p>8330 METLIKA</text:p>
          </table:table-cell>
          <table:table-cell office:value-type="float" office:value="4539" table:style-name="ce3">
            <text:p>4539</text:p>
          </table:table-cell>
          <table:table-cell office:value-type="string" table:style-name="ce4">
            <text:p>STEPINAC <text:s/>MARIJA</text:p>
          </table:table-cell>
          <table:table-cell office:value-type="float" office:value="404101" table:style-name="ce3">
            <text:p>404101</text:p>
          </table:table-cell>
          <table:table-cell office:value-type="float" office:value="59.1" table:style-name="ce2">
            <text:p>59,10</text:p>
          </table:table-cell>
          <table:table-cell table:number-columns-repeated="16373"/>
        </table:table-row>
        <table:table-row table:style-name="ro2">
          <table:table-cell office:value-type="float" office:value="1075" table:style-name="ce1">
            <text:p>1075</text:p>
          </table:table-cell>
          <table:table-cell office:value-type="float" office:value="290200" table:style-name="ce3">
            <text:p>290200</text:p>
          </table:table-cell>
          <table:table-cell office:value-type="string" table:style-name="ce4">
            <text:p>IZPOSTAVA METLIKA</text:p>
          </table:table-cell>
          <table:table-cell office:value-type="float" office:value="371" table:style-name="ce3">
            <text:p>371</text:p>
          </table:table-cell>
          <table:table-cell office:value-type="string" table:style-name="ce4">
            <text:p>ZDRAVSTVENI DOM METLIKA</text:p>
          </table:table-cell>
          <table:table-cell office:value-type="string" table:style-name="ce4">
            <text:p>CESTA BRATSTVA IN ENOTNOSTI 71</text:p>
          </table:table-cell>
          <table:table-cell office:value-type="string" table:style-name="ce4">
            <text:p>8330 METLIKA</text:p>
          </table:table-cell>
          <table:table-cell office:value-type="float" office:value="11238" table:style-name="ce3">
            <text:p>11238</text:p>
          </table:table-cell>
          <table:table-cell office:value-type="string" table:style-name="ce4">
            <text:p>VLAHOVIĆ <text:s/>SVETLANA</text:p>
          </table:table-cell>
          <table:table-cell office:value-type="float" office:value="404103" table:style-name="ce3">
            <text:p>404103</text:p>
          </table:table-cell>
          <table:table-cell office:value-type="float" office:value="130.84" table:style-name="ce2">
            <text:p>130,84</text:p>
          </table:table-cell>
          <table:table-cell table:number-columns-repeated="16373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float" office:value="290400" table:style-name="ce3">
            <text:p>290400</text:p>
          </table:table-cell>
          <table:table-cell office:value-type="string" table:style-name="ce4">
            <text:p>IZPOSTAVA TREBNJE</text:p>
          </table:table-cell>
          <table:table-cell office:value-type="float" office:value="373" table:style-name="ce3">
            <text:p>373</text:p>
          </table:table-cell>
          <table:table-cell office:value-type="string" table:style-name="ce4">
            <text:p>ZDRAVSTVENI DOM TREBNJE</text:p>
          </table:table-cell>
          <table:table-cell office:value-type="string" table:style-name="ce4">
            <text:p>GOLIEV TRG 3</text:p>
          </table:table-cell>
          <table:table-cell office:value-type="string" table:style-name="ce4">
            <text:p>8210 TREBNJE</text:p>
          </table:table-cell>
          <table:table-cell office:value-type="float" office:value="7009" table:style-name="ce3">
            <text:p>7009</text:p>
          </table:table-cell>
          <table:table-cell office:value-type="string" table:style-name="ce4">
            <text:p>POLIĆ <text:s/>DAVOR</text:p>
          </table:table-cell>
          <table:table-cell office:value-type="float" office:value="404101" table:style-name="ce3">
            <text:p>404101</text:p>
          </table:table-cell>
          <table:table-cell office:value-type="float" office:value="114.57" table:style-name="ce2">
            <text:p>114,57</text:p>
          </table:table-cell>
          <table:table-cell table:number-columns-repeated="16373"/>
        </table:table-row>
        <table:table-row table:style-name="ro2">
          <table:table-cell office:value-type="float" office:value="1077" table:style-name="ce1">
            <text:p>1077</text:p>
          </table:table-cell>
          <table:table-cell office:value-type="float" office:value="290400" table:style-name="ce3">
            <text:p>290400</text:p>
          </table:table-cell>
          <table:table-cell office:value-type="string" table:style-name="ce4">
            <text:p>IZPOSTAVA TREBNJE</text:p>
          </table:table-cell>
          <table:table-cell office:value-type="float" office:value="373" table:style-name="ce3">
            <text:p>373</text:p>
          </table:table-cell>
          <table:table-cell office:value-type="string" table:style-name="ce4">
            <text:p>ZDRAVSTVENI DOM TREBNJE</text:p>
          </table:table-cell>
          <table:table-cell office:value-type="string" table:style-name="ce4">
            <text:p>GOLIEV TRG 3</text:p>
          </table:table-cell>
          <table:table-cell office:value-type="string" table:style-name="ce4">
            <text:p>8210 TREBNJE</text:p>
          </table:table-cell>
          <table:table-cell office:value-type="float" office:value="11969" table:style-name="ce3">
            <text:p>11969</text:p>
          </table:table-cell>
          <table:table-cell office:value-type="string" table:style-name="ce4">
            <text:p>GODEC <text:s/>JANEZ</text:p>
          </table:table-cell>
          <table:table-cell office:value-type="float" office:value="404101" table:style-name="ce3">
            <text:p>404101</text:p>
          </table:table-cell>
          <table:table-cell office:value-type="float" office:value="108.97" table:style-name="ce2">
            <text:p>108,97</text:p>
          </table:table-cell>
          <table:table-cell table:number-columns-repeated="16373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float" office:value="290400" table:style-name="ce3">
            <text:p>290400</text:p>
          </table:table-cell>
          <table:table-cell office:value-type="string" table:style-name="ce4">
            <text:p>IZPOSTAVA TREBNJE</text:p>
          </table:table-cell>
          <table:table-cell office:value-type="float" office:value="373" table:style-name="ce3">
            <text:p>373</text:p>
          </table:table-cell>
          <table:table-cell office:value-type="string" table:style-name="ce4">
            <text:p>ZDRAVSTVENI DOM TREBNJE</text:p>
          </table:table-cell>
          <table:table-cell office:value-type="string" table:style-name="ce4">
            <text:p>GOLIEV TRG 3</text:p>
          </table:table-cell>
          <table:table-cell office:value-type="string" table:style-name="ce4">
            <text:p>8210 TREBNJE</text:p>
          </table:table-cell>
          <table:table-cell office:value-type="float" office:value="11698" table:style-name="ce3">
            <text:p>11698</text:p>
          </table:table-cell>
          <table:table-cell office:value-type="string" table:style-name="ce4">
            <text:p>ŽUPEVEC <text:s/>POLONCA</text:p>
          </table:table-cell>
          <table:table-cell office:value-type="float" office:value="404101" table:style-name="ce3">
            <text:p>404101</text:p>
          </table:table-cell>
          <table:table-cell office:value-type="float" office:value="105.43" table:style-name="ce2">
            <text:p>105,43</text:p>
          </table:table-cell>
          <table:table-cell table:number-columns-repeated="16373"/>
        </table:table-row>
        <table:table-row table:style-name="ro2">
          <table:table-cell office:value-type="float" office:value="1079" table:style-name="ce1">
            <text:p>1079</text:p>
          </table:table-cell>
          <table:table-cell office:value-type="float" office:value="290400" table:style-name="ce3">
            <text:p>290400</text:p>
          </table:table-cell>
          <table:table-cell office:value-type="string" table:style-name="ce4">
            <text:p>IZPOSTAVA TREBNJE</text:p>
          </table:table-cell>
          <table:table-cell office:value-type="float" office:value="373" table:style-name="ce3">
            <text:p>373</text:p>
          </table:table-cell>
          <table:table-cell office:value-type="string" table:style-name="ce4">
            <text:p>ZDRAVSTVENI DOM TREBNJE</text:p>
          </table:table-cell>
          <table:table-cell office:value-type="string" table:style-name="ce4">
            <text:p>GOLIEV TRG 3</text:p>
          </table:table-cell>
          <table:table-cell office:value-type="string" table:style-name="ce4">
            <text:p>8210 TREBNJE</text:p>
          </table:table-cell>
          <table:table-cell office:value-type="float" office:value="12520" table:style-name="ce3">
            <text:p>12520</text:p>
          </table:table-cell>
          <table:table-cell office:value-type="string" table:style-name="ce4">
            <text:p>ZORE CVETAN BRANKA</text:p>
          </table:table-cell>
          <table:table-cell office:value-type="float" office:value="404101" table:style-name="ce3">
            <text:p>404101</text:p>
          </table:table-cell>
          <table:table-cell office:value-type="float" office:value="10.77" table:style-name="ce2">
            <text:p>10,77</text:p>
          </table:table-cell>
          <table:table-cell table:number-columns-repeated="16373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float" office:value="290400" table:style-name="ce3">
            <text:p>290400</text:p>
          </table:table-cell>
          <table:table-cell office:value-type="string" table:style-name="ce4">
            <text:p>IZPOSTAVA TREBNJE</text:p>
          </table:table-cell>
          <table:table-cell office:value-type="float" office:value="29131" table:style-name="ce3">
            <text:p>29131</text:p>
          </table:table-cell>
          <table:table-cell office:value-type="string" table:style-name="ce4">
            <text:p>KUZMANOVIĆ ČEDOMIR - ZASEBNI ZOBOZDRAVNIK</text:p>
          </table:table-cell>
          <table:table-cell office:value-type="string" table:style-name="ce4">
            <text:p>GUBČEVA CESTA 9 A</text:p>
          </table:table-cell>
          <table:table-cell office:value-type="string" table:style-name="ce4">
            <text:p>8210 TREBNJE</text:p>
          </table:table-cell>
          <table:table-cell office:value-type="float" office:value="6247" table:style-name="ce3">
            <text:p>6247</text:p>
          </table:table-cell>
          <table:table-cell office:value-type="string" table:style-name="ce4">
            <text:p>KUZMANOVIĆ <text:s/>ČEDOMIR</text:p>
          </table:table-cell>
          <table:table-cell office:value-type="float" office:value="404101" table:style-name="ce3">
            <text:p>404101</text:p>
          </table:table-cell>
          <table:table-cell office:value-type="float" office:value="87.37" table:style-name="ce2">
            <text:p>87,37</text:p>
          </table:table-cell>
          <table:table-cell table:number-columns-repeated="16373"/>
        </table:table-row>
        <table:table-row table:style-name="ro2">
          <table:table-cell office:value-type="float" office:value="1081" table:style-name="ce1">
            <text:p>1081</text:p>
          </table:table-cell>
          <table:table-cell office:value-type="float" office:value="290400" table:style-name="ce3">
            <text:p>290400</text:p>
          </table:table-cell>
          <table:table-cell office:value-type="string" table:style-name="ce4">
            <text:p>IZPOSTAVA TREBNJE</text:p>
          </table:table-cell>
          <table:table-cell office:value-type="float" office:value="29234" table:style-name="ce3">
            <text:p>29234</text:p>
          </table:table-cell>
          <table:table-cell office:value-type="string" table:style-name="ce4">
            <text:p>ZASEBNA ZOBOZDRAVSTVENA ORDINACIJA ZVONKO ROMOZI, DR. DENT. MED.</text:p>
          </table:table-cell>
          <table:table-cell office:value-type="string" table:style-name="ce4">
            <text:p>GOLIEV TRG 3</text:p>
          </table:table-cell>
          <table:table-cell office:value-type="string" table:style-name="ce4">
            <text:p>8210 TREBNJE</text:p>
          </table:table-cell>
          <table:table-cell office:value-type="float" office:value="6164" table:style-name="ce3">
            <text:p>6164</text:p>
          </table:table-cell>
          <table:table-cell office:value-type="string" table:style-name="ce4">
            <text:p>ROMOZI <text:s/>ZVONKO</text:p>
          </table:table-cell>
          <table:table-cell office:value-type="float" office:value="404101" table:style-name="ce3">
            <text:p>404101</text:p>
          </table:table-cell>
          <table:table-cell office:value-type="float" office:value="106.46" table:style-name="ce2">
            <text:p>106,46</text:p>
          </table:table-cell>
          <table:table-cell table:number-columns-repeated="16373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float" office:value="290400" table:style-name="ce3">
            <text:p>290400</text:p>
          </table:table-cell>
          <table:table-cell office:value-type="string" table:style-name="ce4">
            <text:p>IZPOSTAVA TREBNJE</text:p>
          </table:table-cell>
          <table:table-cell office:value-type="float" office:value="29260" table:style-name="ce3">
            <text:p>29260</text:p>
          </table:table-cell>
          <table:table-cell office:value-type="string" table:style-name="ce4">
            <text:p>ZOBOESTETIKA, ESTETSKO ZOBOZDRAVSTVO IN ORTODONTIJA, D.O.O.</text:p>
          </table:table-cell>
          <table:table-cell office:value-type="string" table:style-name="ce4">
            <text:p>GUBČEVA CESTA 41 A</text:p>
          </table:table-cell>
          <table:table-cell office:value-type="string" table:style-name="ce4">
            <text:p>8210 TREBNJE</text:p>
          </table:table-cell>
          <table:table-cell office:value-type="float" office:value="9144" table:style-name="ce3">
            <text:p>9144</text:p>
          </table:table-cell>
          <table:table-cell office:value-type="string" table:style-name="ce4">
            <text:p>VERHOVEC <text:s/>KARMEN</text:p>
          </table:table-cell>
          <table:table-cell office:value-type="float" office:value="404101" table:style-name="ce3">
            <text:p>404101</text:p>
          </table:table-cell>
          <table:table-cell office:value-type="float" office:value="124.78" table:style-name="ce2">
            <text:p>124,78</text:p>
          </table:table-cell>
          <table:table-cell table:number-columns-repeated="16373"/>
        </table:table-row>
        <table:table-row table:style-name="ro2">
          <table:table-cell office:value-type="float" office:value="1083" table:style-name="ce1">
            <text:p>1083</text:p>
          </table:table-cell>
          <table:table-cell office:value-type="float" office:value="290400" table:style-name="ce3">
            <text:p>290400</text:p>
          </table:table-cell>
          <table:table-cell office:value-type="string" table:style-name="ce4">
            <text:p>IZPOSTAVA TREBNJE</text:p>
          </table:table-cell>
          <table:table-cell office:value-type="float" office:value="29005" table:style-name="ce3">
            <text:p>29005</text:p>
          </table:table-cell>
          <table:table-cell office:value-type="string" table:style-name="ce4">
            <text:p>KULAŠEVIĆ SINIŠA - ZOBOZDRAVSTVENA ORDINACIJA</text:p>
          </table:table-cell>
          <table:table-cell office:value-type="string" table:style-name="ce4">
            <text:p>ŠENTRUPERT 124</text:p>
          </table:table-cell>
          <table:table-cell office:value-type="string" table:style-name="ce4">
            <text:p>8232 ŠENTRUPERT</text:p>
          </table:table-cell>
          <table:table-cell office:value-type="float" office:value="4753" table:style-name="ce3">
            <text:p>4753</text:p>
          </table:table-cell>
          <table:table-cell office:value-type="string" table:style-name="ce4">
            <text:p>KULAŠEVIĆ <text:s/>SINIŠA</text:p>
          </table:table-cell>
          <table:table-cell office:value-type="float" office:value="404101" table:style-name="ce3">
            <text:p>404101</text:p>
          </table:table-cell>
          <table:table-cell office:value-type="float" office:value="107.95" table:style-name="ce2">
            <text:p>107,95</text:p>
          </table:table-cell>
          <table:table-cell table:number-columns-repeated="16373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float" office:value="290400" table:style-name="ce3">
            <text:p>290400</text:p>
          </table:table-cell>
          <table:table-cell office:value-type="string" table:style-name="ce4">
            <text:p>IZPOSTAVA TREBNJE</text:p>
          </table:table-cell>
          <table:table-cell office:value-type="float" office:value="373" table:style-name="ce3">
            <text:p>373</text:p>
          </table:table-cell>
          <table:table-cell office:value-type="string" table:style-name="ce4">
            <text:p>ZDRAVSTVENI DOM TREBNJE</text:p>
          </table:table-cell>
          <table:table-cell office:value-type="string" table:style-name="ce4">
            <text:p>GOLIEV TRG 3</text:p>
          </table:table-cell>
          <table:table-cell office:value-type="string" table:style-name="ce4">
            <text:p>8210 TREBNJE</text:p>
          </table:table-cell>
          <table:table-cell office:value-type="float" office:value="7009" table:style-name="ce3">
            <text:p>7009</text:p>
          </table:table-cell>
          <table:table-cell office:value-type="string" table:style-name="ce4">
            <text:p>POLIĆ <text:s/>DAVOR</text:p>
          </table:table-cell>
          <table:table-cell office:value-type="float" office:value="404103" table:style-name="ce3">
            <text:p>404103</text:p>
          </table:table-cell>
          <table:table-cell office:value-type="float" office:value="89.56" table:style-name="ce2">
            <text:p>89,56</text:p>
          </table:table-cell>
          <table:table-cell table:number-columns-repeated="16373"/>
        </table:table-row>
        <table:table-row table:style-name="ro2">
          <table:table-cell office:value-type="float" office:value="1085" table:style-name="ce1">
            <text:p>1085</text:p>
          </table:table-cell>
          <table:table-cell office:value-type="float" office:value="290400" table:style-name="ce3">
            <text:p>290400</text:p>
          </table:table-cell>
          <table:table-cell office:value-type="string" table:style-name="ce4">
            <text:p>IZPOSTAVA TREBNJE</text:p>
          </table:table-cell>
          <table:table-cell office:value-type="float" office:value="373" table:style-name="ce3">
            <text:p>373</text:p>
          </table:table-cell>
          <table:table-cell office:value-type="string" table:style-name="ce4">
            <text:p>ZDRAVSTVENI DOM TREBNJE</text:p>
          </table:table-cell>
          <table:table-cell office:value-type="string" table:style-name="ce4">
            <text:p>GOLIEV TRG 3</text:p>
          </table:table-cell>
          <table:table-cell office:value-type="string" table:style-name="ce4">
            <text:p>8210 TREBNJE</text:p>
          </table:table-cell>
          <table:table-cell office:value-type="float" office:value="11969" table:style-name="ce3">
            <text:p>11969</text:p>
          </table:table-cell>
          <table:table-cell office:value-type="string" table:style-name="ce4">
            <text:p>GODEC <text:s/>JANEZ</text:p>
          </table:table-cell>
          <table:table-cell office:value-type="float" office:value="404103" table:style-name="ce3">
            <text:p>404103</text:p>
          </table:table-cell>
          <table:table-cell office:value-type="float" office:value="117.26" table:style-name="ce2">
            <text:p>117,26</text:p>
          </table:table-cell>
          <table:table-cell table:number-columns-repeated="16373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float" office:value="290400" table:style-name="ce3">
            <text:p>290400</text:p>
          </table:table-cell>
          <table:table-cell office:value-type="string" table:style-name="ce4">
            <text:p>IZPOSTAVA TREBNJE</text:p>
          </table:table-cell>
          <table:table-cell office:value-type="float" office:value="373" table:style-name="ce3">
            <text:p>373</text:p>
          </table:table-cell>
          <table:table-cell office:value-type="string" table:style-name="ce4">
            <text:p>ZDRAVSTVENI DOM TREBNJE</text:p>
          </table:table-cell>
          <table:table-cell office:value-type="string" table:style-name="ce4">
            <text:p>GOLIEV TRG 3</text:p>
          </table:table-cell>
          <table:table-cell office:value-type="string" table:style-name="ce4">
            <text:p>8210 TREBNJE</text:p>
          </table:table-cell>
          <table:table-cell office:value-type="float" office:value="12520" table:style-name="ce3">
            <text:p>12520</text:p>
          </table:table-cell>
          <table:table-cell office:value-type="string" table:style-name="ce4">
            <text:p>ZORE CVETAN BRANKA</text:p>
          </table:table-cell>
          <table:table-cell office:value-type="float" office:value="404103" table:style-name="ce3">
            <text:p>404103</text:p>
          </table:table-cell>
          <table:table-cell office:value-type="float" office:value="35.82" table:style-name="ce2">
            <text:p>35,82</text:p>
          </table:table-cell>
          <table:table-cell table:number-columns-repeated="16373"/>
        </table:table-row>
        <table:table-row table:style-name="ro2">
          <table:table-cell office:value-type="float" office:value="1087" table:style-name="ce1">
            <text:p>1087</text:p>
          </table:table-cell>
          <table:table-cell office:value-type="float" office:value="290400" table:style-name="ce3">
            <text:p>290400</text:p>
          </table:table-cell>
          <table:table-cell office:value-type="string" table:style-name="ce4">
            <text:p>IZPOSTAVA TREBNJE</text:p>
          </table:table-cell>
          <table:table-cell office:value-type="float" office:value="373" table:style-name="ce3">
            <text:p>373</text:p>
          </table:table-cell>
          <table:table-cell office:value-type="string" table:style-name="ce4">
            <text:p>ZDRAVSTVENI DOM TREBNJE</text:p>
          </table:table-cell>
          <table:table-cell office:value-type="string" table:style-name="ce4">
            <text:p>GOLIEV TRG 3</text:p>
          </table:table-cell>
          <table:table-cell office:value-type="string" table:style-name="ce4">
            <text:p>8210 TREBNJE</text:p>
          </table:table-cell>
          <table:table-cell office:value-type="float" office:value="11698" table:style-name="ce3">
            <text:p>11698</text:p>
          </table:table-cell>
          <table:table-cell office:value-type="string" table:style-name="ce4">
            <text:p>ŽUPEVEC <text:s/>POLONCA</text:p>
          </table:table-cell>
          <table:table-cell office:value-type="float" office:value="404103" table:style-name="ce3">
            <text:p>404103</text:p>
          </table:table-cell>
          <table:table-cell office:value-type="float" office:value="102.21" table:style-name="ce2">
            <text:p>102,21</text:p>
          </table:table-cell>
          <table:table-cell table:number-columns-repeated="16373"/>
        </table:table-row>
        <table:table-row table:style-name="ro2">
          <table:table-cell office:value-type="float" office:value="1088" table:style-name="ce1">
            <text:p>1088</text:p>
          </table:table-cell>
          <table:table-cell office:value-type="float" office:value="290400" table:style-name="ce3">
            <text:p>290400</text:p>
          </table:table-cell>
          <table:table-cell office:value-type="string" table:style-name="ce4">
            <text:p>IZPOSTAVA TREBNJE</text:p>
          </table:table-cell>
          <table:table-cell office:value-type="float" office:value="29216" table:style-name="ce3">
            <text:p>29216</text:p>
          </table:table-cell>
          <table:table-cell office:value-type="string" table:style-name="ce4">
            <text:p>ZASEBNA ZOBOZDRAVSTVENA ORDINACIJA NATAŠA DAJOVIĆ, DR. DENT. MED.</text:p>
          </table:table-cell>
          <table:table-cell office:value-type="string" table:style-name="ce4">
            <text:p>KIDRIČEVA ULICA 11</text:p>
          </table:table-cell>
          <table:table-cell office:value-type="string" table:style-name="ce4">
            <text:p>8210 TREBNJE</text:p>
          </table:table-cell>
          <table:table-cell office:value-type="float" office:value="8596" table:style-name="ce3">
            <text:p>8596</text:p>
          </table:table-cell>
          <table:table-cell office:value-type="string" table:style-name="ce4">
            <text:p>DAJOVIĆ <text:s/>NATAŠA</text:p>
          </table:table-cell>
          <table:table-cell office:value-type="float" office:value="404103" table:style-name="ce3">
            <text:p>404103</text:p>
          </table:table-cell>
          <table:table-cell office:value-type="float" office:value="111.63" table:style-name="ce2">
            <text:p>111,63</text:p>
          </table:table-cell>
          <table:table-cell table:number-columns-repeated="16373"/>
        </table:table-row>
        <table:table-row table:style-name="ro2">
          <table:table-cell office:value-type="float" office:value="1089" table:style-name="ce1">
            <text:p>1089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001" table:style-name="ce3">
            <text:p>14001</text:p>
          </table:table-cell>
          <table:table-cell office:value-type="string" table:style-name="ce4">
            <text:p>ZDRAVSTVENI DOM DRAVOGRAD</text:p>
          </table:table-cell>
          <table:table-cell office:value-type="string" table:style-name="ce4">
            <text:p>TRG 4. JULIJA 4</text:p>
          </table:table-cell>
          <table:table-cell office:value-type="string" table:style-name="ce4">
            <text:p>2370 DRAVOGRAD</text:p>
          </table:table-cell>
          <table:table-cell office:value-type="float" office:value="9183" table:style-name="ce3">
            <text:p>9183</text:p>
          </table:table-cell>
          <table:table-cell office:value-type="string" table:style-name="ce4">
            <text:p>NOVAKOVSKA <text:s/>DUŠICA</text:p>
          </table:table-cell>
          <table:table-cell office:value-type="float" office:value="404101" table:style-name="ce3">
            <text:p>404101</text:p>
          </table:table-cell>
          <table:table-cell office:value-type="float" office:value="372.11" table:style-name="ce2">
            <text:p>372,11</text:p>
          </table:table-cell>
          <table:table-cell table:number-columns-repeated="16373"/>
        </table:table-row>
        <table:table-row table:style-name="ro2">
          <table:table-cell office:value-type="float" office:value="1090" table:style-name="ce1">
            <text:p>1090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001" table:style-name="ce3">
            <text:p>14001</text:p>
          </table:table-cell>
          <table:table-cell office:value-type="string" table:style-name="ce4">
            <text:p>ZDRAVSTVENI DOM DRAVOGRAD</text:p>
          </table:table-cell>
          <table:table-cell office:value-type="string" table:style-name="ce4">
            <text:p>TRG 4. JULIJA 4</text:p>
          </table:table-cell>
          <table:table-cell office:value-type="string" table:style-name="ce4">
            <text:p>2370 DRAVOGRAD</text:p>
          </table:table-cell>
          <table:table-cell office:value-type="float" office:value="10805" table:style-name="ce3">
            <text:p>10805</text:p>
          </table:table-cell>
          <table:table-cell office:value-type="string" table:style-name="ce4">
            <text:p>GOSTENČNIK ADAMIČ MAJA</text:p>
          </table:table-cell>
          <table:table-cell office:value-type="float" office:value="404101" table:style-name="ce3">
            <text:p>404101</text:p>
          </table:table-cell>
          <table:table-cell office:value-type="float" office:value="67.62" table:style-name="ce2">
            <text:p>67,62</text:p>
          </table:table-cell>
          <table:table-cell table:number-columns-repeated="16373"/>
        </table:table-row>
        <table:table-row table:style-name="ro2">
          <table:table-cell office:value-type="float" office:value="1091" table:style-name="ce1">
            <text:p>1091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635" table:style-name="ce3">
            <text:p>14635</text:p>
          </table:table-cell>
          <table:table-cell office:value-type="string" table:style-name="ce4">
            <text:p>MEDICODENT, ZOBOZDRAVSTVENE STORITVE D.O.O.</text:p>
          </table:table-cell>
          <table:table-cell office:value-type="string" table:style-name="ce4">
            <text:p>MARIBORSKA CESTA 38</text:p>
          </table:table-cell>
          <table:table-cell office:value-type="string" table:style-name="ce4">
            <text:p>2370 DRAVOGRAD</text:p>
          </table:table-cell>
          <table:table-cell office:value-type="float" office:value="10225" table:style-name="ce3">
            <text:p>10225</text:p>
          </table:table-cell>
          <table:table-cell office:value-type="string" table:style-name="ce4">
            <text:p>MOČILNIK <text:s/>MATEJ</text:p>
          </table:table-cell>
          <table:table-cell office:value-type="float" office:value="404101" table:style-name="ce3">
            <text:p>404101</text:p>
          </table:table-cell>
          <table:table-cell office:value-type="float" office:value="108.81" table:style-name="ce2">
            <text:p>108,81</text:p>
          </table:table-cell>
          <table:table-cell table:number-columns-repeated="16373"/>
        </table:table-row>
        <table:table-row table:style-name="ro2">
          <table:table-cell office:value-type="float" office:value="1092" table:style-name="ce1">
            <text:p>1092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652" table:style-name="ce3">
            <text:p>14652</text:p>
          </table:table-cell>
          <table:table-cell office:value-type="string" table:style-name="ce4">
            <text:p>VAŠI ZOBJE DENTALNI STUDIO D.O.O.</text:p>
          </table:table-cell>
          <table:table-cell office:value-type="string" table:style-name="ce4">
            <text:p>TRG 4. JULIJA 9</text:p>
          </table:table-cell>
          <table:table-cell office:value-type="string" table:style-name="ce4">
            <text:p>2370 DRAVOGRAD</text:p>
          </table:table-cell>
          <table:table-cell office:value-type="float" office:value="13117" table:style-name="ce3">
            <text:p>13117</text:p>
          </table:table-cell>
          <table:table-cell office:value-type="string" table:style-name="ce4">
            <text:p>JORDANOSKI <text:s/>STOJCHE</text:p>
          </table:table-cell>
          <table:table-cell office:value-type="float" office:value="404101" table:style-name="ce3">
            <text:p>404101</text:p>
          </table:table-cell>
          <table:table-cell office:value-type="float" office:value="38.19" table:style-name="ce2">
            <text:p>38,19</text:p>
          </table:table-cell>
          <table:table-cell table:number-columns-repeated="16373"/>
        </table:table-row>
        <table:table-row table:style-name="ro2">
          <table:table-cell office:value-type="float" office:value="1093" table:style-name="ce1">
            <text:p>1093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141" table:style-name="ce3">
            <text:p>14141</text:p>
          </table:table-cell>
          <table:table-cell office:value-type="string" table:style-name="ce4">
            <text:p>ZDRAVSTVENI DOM RAVNE NA KOROŠKEM</text:p>
          </table:table-cell>
          <table:table-cell office:value-type="string" table:style-name="ce4">
            <text:p>OB SUHI 11</text:p>
          </table:table-cell>
          <table:table-cell office:value-type="string" table:style-name="ce4">
            <text:p>2390 RAVNE NA KOROŠKEM</text:p>
          </table:table-cell>
          <table:table-cell office:value-type="float" office:value="8873" table:style-name="ce3">
            <text:p>8873</text:p>
          </table:table-cell>
          <table:table-cell office:value-type="string" table:style-name="ce4">
            <text:p>OSERBAN <text:s/>BERNARDA</text:p>
          </table:table-cell>
          <table:table-cell office:value-type="float" office:value="404101" table:style-name="ce3">
            <text:p>404101</text:p>
          </table:table-cell>
          <table:table-cell office:value-type="float" office:value="90.38" table:style-name="ce2">
            <text:p>90,38</text:p>
          </table:table-cell>
          <table:table-cell table:number-columns-repeated="16373"/>
        </table:table-row>
        <table:table-row table:style-name="ro2">
          <table:table-cell office:value-type="float" office:value="1094" table:style-name="ce1">
            <text:p>1094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141" table:style-name="ce3">
            <text:p>14141</text:p>
          </table:table-cell>
          <table:table-cell office:value-type="string" table:style-name="ce4">
            <text:p>ZDRAVSTVENI DOM RAVNE NA KOROŠKEM</text:p>
          </table:table-cell>
          <table:table-cell office:value-type="string" table:style-name="ce4">
            <text:p>OB SUHI 11</text:p>
          </table:table-cell>
          <table:table-cell office:value-type="string" table:style-name="ce4">
            <text:p>2390 RAVNE NA KOROŠKEM</text:p>
          </table:table-cell>
          <table:table-cell office:value-type="float" office:value="11106" table:style-name="ce3">
            <text:p>11106</text:p>
          </table:table-cell>
          <table:table-cell office:value-type="string" table:style-name="ce4">
            <text:p>LODRANT <text:s/>SABINA</text:p>
          </table:table-cell>
          <table:table-cell office:value-type="float" office:value="404101" table:style-name="ce3">
            <text:p>404101</text:p>
          </table:table-cell>
          <table:table-cell office:value-type="float" office:value="27.82" table:style-name="ce2">
            <text:p>27,82</text:p>
          </table:table-cell>
          <table:table-cell table:number-columns-repeated="16373"/>
        </table:table-row>
        <table:table-row table:style-name="ro2">
          <table:table-cell office:value-type="float" office:value="1095" table:style-name="ce1">
            <text:p>1095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141" table:style-name="ce3">
            <text:p>14141</text:p>
          </table:table-cell>
          <table:table-cell office:value-type="string" table:style-name="ce4">
            <text:p>ZDRAVSTVENI DOM RAVNE NA KOROŠKEM</text:p>
          </table:table-cell>
          <table:table-cell office:value-type="string" table:style-name="ce4">
            <text:p>OB SUHI 11</text:p>
          </table:table-cell>
          <table:table-cell office:value-type="string" table:style-name="ce4">
            <text:p>2390 RAVNE NA KOROŠKEM</text:p>
          </table:table-cell>
          <table:table-cell office:value-type="float" office:value="9679" table:style-name="ce3">
            <text:p>9679</text:p>
          </table:table-cell>
          <table:table-cell office:value-type="string" table:style-name="ce4">
            <text:p>ČAMPA <text:s/>BOJANA</text:p>
          </table:table-cell>
          <table:table-cell office:value-type="float" office:value="404101" table:style-name="ce3">
            <text:p>404101</text:p>
          </table:table-cell>
          <table:table-cell office:value-type="float" office:value="102.7" table:style-name="ce2">
            <text:p>102,70</text:p>
          </table:table-cell>
          <table:table-cell table:number-columns-repeated="16373"/>
        </table:table-row>
        <table:table-row table:style-name="ro2">
          <table:table-cell office:value-type="float" office:value="1096" table:style-name="ce1">
            <text:p>1096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615" table:style-name="ce3">
            <text:p>14615</text:p>
          </table:table-cell>
          <table:table-cell office:value-type="string" table:style-name="ce4">
            <text:p>ZASEBNA ZOBNA AMBULANTA ZA ODRASLE KELAIDIS GEORGE DR.DENT.MED.</text:p>
          </table:table-cell>
          <table:table-cell office:value-type="string" table:style-name="ce4">
            <text:p>TRG SVOBODE 18 A</text:p>
          </table:table-cell>
          <table:table-cell office:value-type="string" table:style-name="ce4">
            <text:p>2390 RAVNE NA KOROŠKEM</text:p>
          </table:table-cell>
          <table:table-cell office:value-type="float" office:value="8971" table:style-name="ce3">
            <text:p>8971</text:p>
          </table:table-cell>
          <table:table-cell office:value-type="string" table:style-name="ce4">
            <text:p>KELAIDIS <text:s/>GEORGE</text:p>
          </table:table-cell>
          <table:table-cell office:value-type="float" office:value="404101" table:style-name="ce3">
            <text:p>404101</text:p>
          </table:table-cell>
          <table:table-cell office:value-type="float" office:value="106.1" table:style-name="ce2">
            <text:p>106,10</text:p>
          </table:table-cell>
          <table:table-cell table:number-columns-repeated="16373"/>
        </table:table-row>
        <table:table-row table:style-name="ro2">
          <table:table-cell office:value-type="float" office:value="1097" table:style-name="ce1">
            <text:p>1097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619" table:style-name="ce3">
            <text:p>14619</text:p>
          </table:table-cell>
          <table:table-cell office:value-type="string" table:style-name="ce4">
            <text:p>DR.STOMA.KOBOLT ZOBNA AMBULANTA D.O.O.</text:p>
          </table:table-cell>
          <table:table-cell office:value-type="string" table:style-name="ce4">
            <text:p>GAČNIKOVA POT 3</text:p>
          </table:table-cell>
          <table:table-cell office:value-type="string" table:style-name="ce4">
            <text:p>2390 RAVNE NA KOROŠKEM</text:p>
          </table:table-cell>
          <table:table-cell office:value-type="float" office:value="6955" table:style-name="ce3">
            <text:p>6955</text:p>
          </table:table-cell>
          <table:table-cell office:value-type="string" table:style-name="ce4">
            <text:p>KOBOLT <text:s/>TANJA</text:p>
          </table:table-cell>
          <table:table-cell office:value-type="float" office:value="404101" table:style-name="ce3">
            <text:p>404101</text:p>
          </table:table-cell>
          <table:table-cell office:value-type="float" office:value="139.51" table:style-name="ce2">
            <text:p>139,51</text:p>
          </table:table-cell>
          <table:table-cell table:number-columns-repeated="16373"/>
        </table:table-row>
        <table:table-row table:style-name="ro2">
          <table:table-cell office:value-type="float" office:value="1098" table:style-name="ce1">
            <text:p>1098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629" table:style-name="ce3">
            <text:p>14629</text:p>
          </table:table-cell>
          <table:table-cell office:value-type="string" table:style-name="ce4">
            <text:p>ZASEBNA ZOBNA ORDINACIJA EMILIJA ŽIVKOVIĆ DR.DENT.MED.</text:p>
          </table:table-cell>
          <table:table-cell office:value-type="string" table:style-name="ce4">
            <text:p>OB SUHI 11</text:p>
          </table:table-cell>
          <table:table-cell office:value-type="string" table:style-name="ce4">
            <text:p>2390 RAVNE NA KOROŠKEM</text:p>
          </table:table-cell>
          <table:table-cell office:value-type="float" office:value="5802" table:style-name="ce3">
            <text:p>5802</text:p>
          </table:table-cell>
          <table:table-cell office:value-type="string" table:style-name="ce4">
            <text:p>ŽIVKOVIĆ <text:s/>EMILIJA</text:p>
          </table:table-cell>
          <table:table-cell office:value-type="float" office:value="404101" table:style-name="ce3">
            <text:p>404101</text:p>
          </table:table-cell>
          <table:table-cell office:value-type="float" office:value="53.45" table:style-name="ce2">
            <text:p>53,45</text:p>
          </table:table-cell>
          <table:table-cell table:number-columns-repeated="16373"/>
        </table:table-row>
        <table:table-row table:style-name="ro2">
          <table:table-cell office:value-type="float" office:value="1099" table:style-name="ce1">
            <text:p>1099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638" table:style-name="ce3">
            <text:p>14638</text:p>
          </table:table-cell>
          <table:table-cell office:value-type="string" table:style-name="ce4">
            <text:p>GNAMUŠ DENTAL, SPLOŠNO ZOBOZDRAVSTVO, D.O.O.</text:p>
          </table:table-cell>
          <table:table-cell office:value-type="string" table:style-name="ce4">
            <text:p>PARTIZANSKA CESTA 4</text:p>
          </table:table-cell>
          <table:table-cell office:value-type="string" table:style-name="ce4">
            <text:p>2390 RAVNE NA KOROŠKEM</text:p>
          </table:table-cell>
          <table:table-cell office:value-type="float" office:value="7261" table:style-name="ce3">
            <text:p>7261</text:p>
          </table:table-cell>
          <table:table-cell office:value-type="string" table:style-name="ce4">
            <text:p>GNAMUŠ <text:s/>SONJA</text:p>
          </table:table-cell>
          <table:table-cell office:value-type="float" office:value="404101" table:style-name="ce3">
            <text:p>404101</text:p>
          </table:table-cell>
          <table:table-cell office:value-type="float" office:value="171.08" table:style-name="ce2">
            <text:p>171,08</text:p>
          </table:table-cell>
          <table:table-cell table:number-columns-repeated="16373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640" table:style-name="ce3">
            <text:p>14640</text:p>
          </table:table-cell>
          <table:table-cell office:value-type="string" table:style-name="ce4">
            <text:p>PERIĆ, SPECIALISTIČNA AMBULANTA ZOBNIH, USTNIH BOLEZNI IN PARADONTOLOGIJE, D.O.O.</text:p>
          </table:table-cell>
          <table:table-cell office:value-type="string" table:style-name="ce4">
            <text:p>JANEČE 3</text:p>
          </table:table-cell>
          <table:table-cell office:value-type="string" table:style-name="ce4">
            <text:p>2390 RAVNE NA KOROŠKEM</text:p>
          </table:table-cell>
          <table:table-cell office:value-type="float" office:value="4587" table:style-name="ce3">
            <text:p>4587</text:p>
          </table:table-cell>
          <table:table-cell office:value-type="string" table:style-name="ce4">
            <text:p>PERIĆ <text:s/>LIDIJA</text:p>
          </table:table-cell>
          <table:table-cell office:value-type="float" office:value="404101" table:style-name="ce3">
            <text:p>404101</text:p>
          </table:table-cell>
          <table:table-cell office:value-type="float" office:value="124.02" table:style-name="ce2">
            <text:p>124,02</text:p>
          </table:table-cell>
          <table:table-cell table:number-columns-repeated="16373"/>
        </table:table-row>
        <table:table-row table:style-name="ro2">
          <table:table-cell office:value-type="float" office:value="1101" table:style-name="ce1">
            <text:p>1101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654" table:style-name="ce3">
            <text:p>14654</text:p>
          </table:table-cell>
          <table:table-cell office:value-type="string" table:style-name="ce4">
            <text:p>ZASEBNA ZOBOZDRAVNICA DAMJANA KELAIDIS, DR.DENT.MED.</text:p>
          </table:table-cell>
          <table:table-cell office:value-type="string" table:style-name="ce4">
            <text:p>TRG SVOBODE 18 A</text:p>
          </table:table-cell>
          <table:table-cell office:value-type="string" table:style-name="ce4">
            <text:p>2390 RAVNE NA KOROŠKEM</text:p>
          </table:table-cell>
          <table:table-cell office:value-type="float" office:value="8746" table:style-name="ce3">
            <text:p>8746</text:p>
          </table:table-cell>
          <table:table-cell office:value-type="string" table:style-name="ce4">
            <text:p>KELAIDIS <text:s/>DAMJANA</text:p>
          </table:table-cell>
          <table:table-cell office:value-type="float" office:value="404101" table:style-name="ce3">
            <text:p>404101</text:p>
          </table:table-cell>
          <table:table-cell office:value-type="float" office:value="112.44" table:style-name="ce2">
            <text:p>112,44</text:p>
          </table:table-cell>
          <table:table-cell table:number-columns-repeated="16373"/>
        </table:table-row>
        <table:table-row table:style-name="ro2">
          <table:table-cell office:value-type="float" office:value="1102" table:style-name="ce1">
            <text:p>1102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551" table:style-name="ce3">
            <text:p>14551</text:p>
          </table:table-cell>
          <table:table-cell office:value-type="string" table:style-name="ce4">
            <text:p>BRANČURNIK PODJETJE ZA TRGOVINO, GOSTINSTVO IN TURIZEM D.O.O.</text:p>
          </table:table-cell>
          <table:table-cell office:value-type="string" table:style-name="ce4">
            <text:p>PRI BRANČURNIKU 1</text:p>
          </table:table-cell>
          <table:table-cell office:value-type="string" table:style-name="ce4">
            <text:p>2391 PREVALJE</text:p>
          </table:table-cell>
          <table:table-cell office:value-type="float" office:value="11744" table:style-name="ce3">
            <text:p>11744</text:p>
          </table:table-cell>
          <table:table-cell office:value-type="string" table:style-name="ce4">
            <text:p>BOŠNIK <text:s/>JERA</text:p>
          </table:table-cell>
          <table:table-cell office:value-type="float" office:value="404101" table:style-name="ce3">
            <text:p>404101</text:p>
          </table:table-cell>
          <table:table-cell office:value-type="float" office:value="89.91" table:style-name="ce2">
            <text:p>89,91</text:p>
          </table:table-cell>
          <table:table-cell table:number-columns-repeated="16373"/>
        </table:table-row>
        <table:table-row table:style-name="ro2">
          <table:table-cell office:value-type="float" office:value="1103" table:style-name="ce1">
            <text:p>1103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551" table:style-name="ce3">
            <text:p>14551</text:p>
          </table:table-cell>
          <table:table-cell office:value-type="string" table:style-name="ce4">
            <text:p>BRANČURNIK PODJETJE ZA TRGOVINO, GOSTINSTVO IN TURIZEM D.O.O.</text:p>
          </table:table-cell>
          <table:table-cell office:value-type="string" table:style-name="ce4">
            <text:p>PRI BRANČURNIKU 1</text:p>
          </table:table-cell>
          <table:table-cell office:value-type="string" table:style-name="ce4">
            <text:p>2391 PREVALJE</text:p>
          </table:table-cell>
          <table:table-cell office:value-type="float" office:value="5601" table:style-name="ce3">
            <text:p>5601</text:p>
          </table:table-cell>
          <table:table-cell office:value-type="string" table:style-name="ce4">
            <text:p>HRIBERNIK <text:s/>MIHAELA</text:p>
          </table:table-cell>
          <table:table-cell office:value-type="float" office:value="404101" table:style-name="ce3">
            <text:p>404101</text:p>
          </table:table-cell>
          <table:table-cell office:value-type="float" office:value="92.62" table:style-name="ce2">
            <text:p>92,62</text:p>
          </table:table-cell>
          <table:table-cell table:number-columns-repeated="16373"/>
        </table:table-row>
        <table:table-row table:style-name="ro2">
          <table:table-cell office:value-type="float" office:value="1104" table:style-name="ce1">
            <text:p>1104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596" table:style-name="ce3">
            <text:p>14596</text:p>
          </table:table-cell>
          <table:table-cell office:value-type="string" table:style-name="ce4">
            <text:p>MEDICINSKI CENTER GORJANC</text:p>
          </table:table-cell>
          <table:table-cell office:value-type="string" table:style-name="ce4">
            <text:p>TRG 32</text:p>
          </table:table-cell>
          <table:table-cell office:value-type="string" table:style-name="ce4">
            <text:p>2391 PREVALJE</text:p>
          </table:table-cell>
          <table:table-cell office:value-type="float" office:value="13168" table:style-name="ce3">
            <text:p>13168</text:p>
          </table:table-cell>
          <table:table-cell office:value-type="string" table:style-name="ce4">
            <text:p>VAVDI <text:s/>NIKA</text:p>
          </table:table-cell>
          <table:table-cell office:value-type="float" office:value="404101" table:style-name="ce3">
            <text:p>404101</text:p>
          </table:table-cell>
          <table:table-cell office:value-type="float" office:value="65.89" table:style-name="ce2">
            <text:p>65,89</text:p>
          </table:table-cell>
          <table:table-cell table:number-columns-repeated="16373"/>
        </table:table-row>
        <table:table-row table:style-name="ro2">
          <table:table-cell office:value-type="float" office:value="1105" table:style-name="ce1">
            <text:p>1105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596" table:style-name="ce3">
            <text:p>14596</text:p>
          </table:table-cell>
          <table:table-cell office:value-type="string" table:style-name="ce4">
            <text:p>MEDICINSKI CENTER GORJANC</text:p>
          </table:table-cell>
          <table:table-cell office:value-type="string" table:style-name="ce4">
            <text:p>TRG 32</text:p>
          </table:table-cell>
          <table:table-cell office:value-type="string" table:style-name="ce4">
            <text:p>2391 PREVALJE</text:p>
          </table:table-cell>
          <table:table-cell office:value-type="float" office:value="9173" table:style-name="ce3">
            <text:p>9173</text:p>
          </table:table-cell>
          <table:table-cell office:value-type="string" table:style-name="ce4">
            <text:p>GORJANC <text:s/>JANEZ</text:p>
          </table:table-cell>
          <table:table-cell office:value-type="float" office:value="404101" table:style-name="ce3">
            <text:p>404101</text:p>
          </table:table-cell>
          <table:table-cell office:value-type="float" office:value="269.87" table:style-name="ce2">
            <text:p>269,87</text:p>
          </table:table-cell>
          <table:table-cell table:number-columns-repeated="16373"/>
        </table:table-row>
        <table:table-row table:style-name="ro2">
          <table:table-cell office:value-type="float" office:value="1106" table:style-name="ce1">
            <text:p>1106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625" table:style-name="ce3">
            <text:p>14625</text:p>
          </table:table-cell>
          <table:table-cell office:value-type="string" table:style-name="ce4">
            <text:p>BOKADENT ZOBOZDRAVSTVO IN ZOBOTEHNIŠTVO D.O.O.</text:p>
          </table:table-cell>
          <table:table-cell office:value-type="string" table:style-name="ce4">
            <text:p>TRG 58 A</text:p>
          </table:table-cell>
          <table:table-cell office:value-type="string" table:style-name="ce4">
            <text:p>2391 PREVALJE</text:p>
          </table:table-cell>
          <table:table-cell office:value-type="float" office:value="4027" table:style-name="ce3">
            <text:p>4027</text:p>
          </table:table-cell>
          <table:table-cell office:value-type="string" table:style-name="ce4">
            <text:p>BACKOVIĆ <text:s/>NIKOLA</text:p>
          </table:table-cell>
          <table:table-cell office:value-type="float" office:value="404101" table:style-name="ce3">
            <text:p>404101</text:p>
          </table:table-cell>
          <table:table-cell office:value-type="float" office:value="50.34" table:style-name="ce2">
            <text:p>50,34</text:p>
          </table:table-cell>
          <table:table-cell table:number-columns-repeated="16373"/>
        </table:table-row>
        <table:table-row table:style-name="ro2">
          <table:table-cell office:value-type="float" office:value="1107" table:style-name="ce1">
            <text:p>1107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655" table:style-name="ce3">
            <text:p>14655</text:p>
          </table:table-cell>
          <table:table-cell office:value-type="string" table:style-name="ce4">
            <text:p>JANADENTAL ZOBNA ORDINACIJA D.O.O.</text:p>
          </table:table-cell>
          <table:table-cell office:value-type="string" table:style-name="ce4">
            <text:p>PARTIZANSKA CESTA 17</text:p>
          </table:table-cell>
          <table:table-cell office:value-type="string" table:style-name="ce4">
            <text:p>2392 MEŽICA</text:p>
          </table:table-cell>
          <table:table-cell office:value-type="float" office:value="6358" table:style-name="ce3">
            <text:p>6358</text:p>
          </table:table-cell>
          <table:table-cell office:value-type="string" table:style-name="ce4">
            <text:p>ROŽEJ <text:s/>TATJANA</text:p>
          </table:table-cell>
          <table:table-cell office:value-type="float" office:value="404101" table:style-name="ce3">
            <text:p>404101</text:p>
          </table:table-cell>
          <table:table-cell office:value-type="float" office:value="91.18" table:style-name="ce2">
            <text:p>91,18</text:p>
          </table:table-cell>
          <table:table-cell table:number-columns-repeated="16373"/>
        </table:table-row>
        <table:table-row table:style-name="ro2">
          <table:table-cell office:value-type="float" office:value="1108" table:style-name="ce1">
            <text:p>1108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659" table:style-name="ce3">
            <text:p>14659</text:p>
          </table:table-cell>
          <table:table-cell office:value-type="string" table:style-name="ce4">
            <text:p>HUMANIKDENT DENTALNA MEDICINA D.O.O.</text:p>
          </table:table-cell>
          <table:table-cell office:value-type="string" table:style-name="ce4">
            <text:p>SMREČNIKOVO 20</text:p>
          </table:table-cell>
          <table:table-cell office:value-type="string" table:style-name="ce4">
            <text:p>2392 MEŽICA</text:p>
          </table:table-cell>
          <table:table-cell office:value-type="float" office:value="10727" table:style-name="ce3">
            <text:p>10727</text:p>
          </table:table-cell>
          <table:table-cell office:value-type="string" table:style-name="ce4">
            <text:p>KOBOLT <text:s/>SARA</text:p>
          </table:table-cell>
          <table:table-cell office:value-type="float" office:value="404101" table:style-name="ce3">
            <text:p>404101</text:p>
          </table:table-cell>
          <table:table-cell office:value-type="float" office:value="228.11" table:style-name="ce2">
            <text:p>228,11</text:p>
          </table:table-cell>
          <table:table-cell table:number-columns-repeated="16373"/>
        </table:table-row>
        <table:table-row table:style-name="ro2">
          <table:table-cell office:value-type="float" office:value="1109" table:style-name="ce1">
            <text:p>1109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001" table:style-name="ce3">
            <text:p>14001</text:p>
          </table:table-cell>
          <table:table-cell office:value-type="string" table:style-name="ce4">
            <text:p>ZDRAVSTVENI DOM DRAVOGRAD</text:p>
          </table:table-cell>
          <table:table-cell office:value-type="string" table:style-name="ce4">
            <text:p>TRG 4. JULIJA 4</text:p>
          </table:table-cell>
          <table:table-cell office:value-type="string" table:style-name="ce4">
            <text:p>2370 DRAVOGRAD</text:p>
          </table:table-cell>
          <table:table-cell office:value-type="float" office:value="12341" table:style-name="ce3">
            <text:p>12341</text:p>
          </table:table-cell>
          <table:table-cell office:value-type="string" table:style-name="ce4">
            <text:p>SMAKJOSKA <text:s/>OLGICA</text:p>
          </table:table-cell>
          <table:table-cell office:value-type="float" office:value="404103" table:style-name="ce3">
            <text:p>404103</text:p>
          </table:table-cell>
          <table:table-cell office:value-type="float" office:value="95.63" table:style-name="ce2">
            <text:p>95,63</text:p>
          </table:table-cell>
          <table:table-cell table:number-columns-repeated="16373"/>
        </table:table-row>
        <table:table-row table:style-name="ro2">
          <table:table-cell office:value-type="float" office:value="1110" table:style-name="ce1">
            <text:p>1110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001" table:style-name="ce3">
            <text:p>14001</text:p>
          </table:table-cell>
          <table:table-cell office:value-type="string" table:style-name="ce4">
            <text:p>ZDRAVSTVENI DOM DRAVOGRAD</text:p>
          </table:table-cell>
          <table:table-cell office:value-type="string" table:style-name="ce4">
            <text:p>TRG 4. JULIJA 4</text:p>
          </table:table-cell>
          <table:table-cell office:value-type="string" table:style-name="ce4">
            <text:p>2370 DRAVOGRAD</text:p>
          </table:table-cell>
          <table:table-cell office:value-type="float" office:value="9183" table:style-name="ce3">
            <text:p>9183</text:p>
          </table:table-cell>
          <table:table-cell office:value-type="string" table:style-name="ce4">
            <text:p>NOVAKOVSKA <text:s/>DUŠICA</text:p>
          </table:table-cell>
          <table:table-cell office:value-type="float" office:value="404103" table:style-name="ce3">
            <text:p>404103</text:p>
          </table:table-cell>
          <table:table-cell office:value-type="float" office:value="90.6" table:style-name="ce2">
            <text:p>90,60</text:p>
          </table:table-cell>
          <table:table-cell table:number-columns-repeated="16373"/>
        </table:table-row>
        <table:table-row table:style-name="ro2">
          <table:table-cell office:value-type="float" office:value="1111" table:style-name="ce1">
            <text:p>1111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141" table:style-name="ce3">
            <text:p>14141</text:p>
          </table:table-cell>
          <table:table-cell office:value-type="string" table:style-name="ce4">
            <text:p>ZDRAVSTVENI DOM RAVNE NA KOROŠKEM</text:p>
          </table:table-cell>
          <table:table-cell office:value-type="string" table:style-name="ce4">
            <text:p>OB SUHI 11</text:p>
          </table:table-cell>
          <table:table-cell office:value-type="string" table:style-name="ce4">
            <text:p>2390 RAVNE NA KOROŠKEM</text:p>
          </table:table-cell>
          <table:table-cell office:value-type="float" office:value="11106" table:style-name="ce3">
            <text:p>11106</text:p>
          </table:table-cell>
          <table:table-cell office:value-type="string" table:style-name="ce4">
            <text:p>LODRANT <text:s/>SABINA</text:p>
          </table:table-cell>
          <table:table-cell office:value-type="float" office:value="404103" table:style-name="ce3">
            <text:p>404103</text:p>
          </table:table-cell>
          <table:table-cell office:value-type="float" office:value="88.08" table:style-name="ce2">
            <text:p>88,08</text:p>
          </table:table-cell>
          <table:table-cell table:number-columns-repeated="16373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619" table:style-name="ce3">
            <text:p>14619</text:p>
          </table:table-cell>
          <table:table-cell office:value-type="string" table:style-name="ce4">
            <text:p>DR.STOMA.KOBOLT ZOBNA AMBULANTA D.O.O.</text:p>
          </table:table-cell>
          <table:table-cell office:value-type="string" table:style-name="ce4">
            <text:p>GAČNIKOVA POT 3</text:p>
          </table:table-cell>
          <table:table-cell office:value-type="string" table:style-name="ce4">
            <text:p>2390 RAVNE NA KOROŠKEM</text:p>
          </table:table-cell>
          <table:table-cell office:value-type="float" office:value="6955" table:style-name="ce3">
            <text:p>6955</text:p>
          </table:table-cell>
          <table:table-cell office:value-type="string" table:style-name="ce4">
            <text:p>KOBOLT <text:s/>TANJA</text:p>
          </table:table-cell>
          <table:table-cell office:value-type="float" office:value="404103" table:style-name="ce3">
            <text:p>404103</text:p>
          </table:table-cell>
          <table:table-cell office:value-type="float" office:value="46.39" table:style-name="ce2">
            <text:p>46,39</text:p>
          </table:table-cell>
          <table:table-cell table:number-columns-repeated="16373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638" table:style-name="ce3">
            <text:p>14638</text:p>
          </table:table-cell>
          <table:table-cell office:value-type="string" table:style-name="ce4">
            <text:p>GNAMUŠ DENTAL, SPLOŠNO ZOBOZDRAVSTVO, D.O.O.</text:p>
          </table:table-cell>
          <table:table-cell office:value-type="string" table:style-name="ce4">
            <text:p>PARTIZANSKA CESTA 4</text:p>
          </table:table-cell>
          <table:table-cell office:value-type="string" table:style-name="ce4">
            <text:p>2390 RAVNE NA KOROŠKEM</text:p>
          </table:table-cell>
          <table:table-cell office:value-type="float" office:value="7261" table:style-name="ce3">
            <text:p>7261</text:p>
          </table:table-cell>
          <table:table-cell office:value-type="string" table:style-name="ce4">
            <text:p>GNAMUŠ <text:s/>SONJA</text:p>
          </table:table-cell>
          <table:table-cell office:value-type="float" office:value="404103" table:style-name="ce3">
            <text:p>404103</text:p>
          </table:table-cell>
          <table:table-cell office:value-type="float" office:value="83.89" table:style-name="ce2">
            <text:p>83,89</text:p>
          </table:table-cell>
          <table:table-cell table:number-columns-repeated="16373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596" table:style-name="ce3">
            <text:p>14596</text:p>
          </table:table-cell>
          <table:table-cell office:value-type="string" table:style-name="ce4">
            <text:p>MEDICINSKI CENTER GORJANC</text:p>
          </table:table-cell>
          <table:table-cell office:value-type="string" table:style-name="ce4">
            <text:p>TRG 32</text:p>
          </table:table-cell>
          <table:table-cell office:value-type="string" table:style-name="ce4">
            <text:p>2391 PREVALJE</text:p>
          </table:table-cell>
          <table:table-cell office:value-type="float" office:value="12390" table:style-name="ce3">
            <text:p>12390</text:p>
          </table:table-cell>
          <table:table-cell office:value-type="string" table:style-name="ce4">
            <text:p>TORBICA RANITOVIĆ MILA</text:p>
          </table:table-cell>
          <table:table-cell office:value-type="float" office:value="404103" table:style-name="ce3">
            <text:p>404103</text:p>
          </table:table-cell>
          <table:table-cell office:value-type="float" office:value="70.05" table:style-name="ce2">
            <text:p>70,05</text:p>
          </table:table-cell>
          <table:table-cell table:number-columns-repeated="16373"/>
        </table:table-row>
        <table:table-row table:style-name="ro2">
          <table:table-cell office:value-type="float" office:value="1115" table:style-name="ce1">
            <text:p>1115</text:p>
          </table:table-cell>
          <table:table-cell office:value-type="float" office:value="300000" table:style-name="ce3">
            <text:p>300000</text:p>
          </table:table-cell>
          <table:table-cell office:value-type="string" table:style-name="ce4">
            <text:p>OE RAVNE NA KOROŠKEM</text:p>
          </table:table-cell>
          <table:table-cell office:value-type="float" office:value="14659" table:style-name="ce3">
            <text:p>14659</text:p>
          </table:table-cell>
          <table:table-cell office:value-type="string" table:style-name="ce4">
            <text:p>HUMANIKDENT DENTALNA MEDICINA D.O.O.</text:p>
          </table:table-cell>
          <table:table-cell office:value-type="string" table:style-name="ce4">
            <text:p>SMREČNIKOVO 20</text:p>
          </table:table-cell>
          <table:table-cell office:value-type="string" table:style-name="ce4">
            <text:p>2392 MEŽICA</text:p>
          </table:table-cell>
          <table:table-cell office:value-type="float" office:value="10727" table:style-name="ce3">
            <text:p>10727</text:p>
          </table:table-cell>
          <table:table-cell office:value-type="string" table:style-name="ce4">
            <text:p>KOBOLT <text:s/>SARA</text:p>
          </table:table-cell>
          <table:table-cell office:value-type="float" office:value="404103" table:style-name="ce3">
            <text:p>404103</text:p>
          </table:table-cell>
          <table:table-cell office:value-type="float" office:value="70.13" table:style-name="ce2">
            <text:p>70,13</text:p>
          </table:table-cell>
          <table:table-cell table:number-columns-repeated="16373"/>
        </table:table-row>
        <table:table-row table:style-name="ro2">
          <table:table-cell office:value-type="float" office:value="1116" table:style-name="ce1">
            <text:p>1116</text:p>
          </table:table-cell>
          <table:table-cell office:value-type="float" office:value="300200" table:style-name="ce3">
            <text:p>300200</text:p>
          </table:table-cell>
          <table:table-cell office:value-type="string" table:style-name="ce4">
            <text:p>IZPOSTAVA MOZIRJE</text:p>
          </table:table-cell>
          <table:table-cell office:value-type="float" office:value="31294" table:style-name="ce3">
            <text:p>31294</text:p>
          </table:table-cell>
          <table:table-cell office:value-type="string" table:style-name="ce4">
            <text:p>MEDENS, ZOBOZDRAVSTVENA DEJAVNOST IN DRUGE ZDRAVSTVENE DEJAVNOSTI D.O.O.</text:p>
          </table:table-cell>
          <table:table-cell office:value-type="string" table:style-name="ce4">
            <text:p>SAVINJSKA CESTA 6</text:p>
          </table:table-cell>
          <table:table-cell office:value-type="string" table:style-name="ce4">
            <text:p>3330 MOZIRJE</text:p>
          </table:table-cell>
          <table:table-cell office:value-type="float" office:value="9246" table:style-name="ce3">
            <text:p>9246</text:p>
          </table:table-cell>
          <table:table-cell office:value-type="string" table:style-name="ce4">
            <text:p>MEŠIĆ <text:s/>SAUD</text:p>
          </table:table-cell>
          <table:table-cell office:value-type="float" office:value="404101" table:style-name="ce3">
            <text:p>404101</text:p>
          </table:table-cell>
          <table:table-cell office:value-type="float" office:value="119.75" table:style-name="ce2">
            <text:p>119,75</text:p>
          </table:table-cell>
          <table:table-cell table:number-columns-repeated="16373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float" office:value="300200" table:style-name="ce3">
            <text:p>300200</text:p>
          </table:table-cell>
          <table:table-cell office:value-type="string" table:style-name="ce4">
            <text:p>IZPOSTAVA MOZIRJE</text:p>
          </table:table-cell>
          <table:table-cell office:value-type="float" office:value="9721" table:style-name="ce3">
            <text:p>9721</text:p>
          </table:table-cell>
          <table:table-cell office:value-type="string" table:style-name="ce4">
            <text:p>ZGORNJESAVINJSKI ZDRAVSTVENI DOM NAZARJE</text:p>
          </table:table-cell>
          <table:table-cell office:value-type="string" table:style-name="ce4">
            <text:p>ZADREČKA CESTA 14</text:p>
          </table:table-cell>
          <table:table-cell office:value-type="string" table:style-name="ce4">
            <text:p>3331 NAZARJE</text:p>
          </table:table-cell>
          <table:table-cell office:value-type="float" office:value="5396" table:style-name="ce3">
            <text:p>5396</text:p>
          </table:table-cell>
          <table:table-cell office:value-type="string" table:style-name="ce4">
            <text:p>BEJAT <text:s/>VANJA</text:p>
          </table:table-cell>
          <table:table-cell office:value-type="float" office:value="404101" table:style-name="ce3">
            <text:p>404101</text:p>
          </table:table-cell>
          <table:table-cell office:value-type="float" office:value="452.76" table:style-name="ce2">
            <text:p>452,76</text:p>
          </table:table-cell>
          <table:table-cell table:number-columns-repeated="16373"/>
        </table:table-row>
        <table:table-row table:style-name="ro2">
          <table:table-cell office:value-type="float" office:value="1118" table:style-name="ce1">
            <text:p>1118</text:p>
          </table:table-cell>
          <table:table-cell office:value-type="float" office:value="300200" table:style-name="ce3">
            <text:p>300200</text:p>
          </table:table-cell>
          <table:table-cell office:value-type="string" table:style-name="ce4">
            <text:p>IZPOSTAVA MOZIRJE</text:p>
          </table:table-cell>
          <table:table-cell office:value-type="float" office:value="9721" table:style-name="ce3">
            <text:p>9721</text:p>
          </table:table-cell>
          <table:table-cell office:value-type="string" table:style-name="ce4">
            <text:p>ZGORNJESAVINJSKI ZDRAVSTVENI DOM NAZARJE</text:p>
          </table:table-cell>
          <table:table-cell office:value-type="string" table:style-name="ce4">
            <text:p>ZADREČKA CESTA 14</text:p>
          </table:table-cell>
          <table:table-cell office:value-type="string" table:style-name="ce4">
            <text:p>3331 NAZARJE</text:p>
          </table:table-cell>
          <table:table-cell office:value-type="float" office:value="8627" table:style-name="ce3">
            <text:p>8627</text:p>
          </table:table-cell>
          <table:table-cell office:value-type="string" table:style-name="ce4">
            <text:p>GRUŠOVNIK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597.91999999999996" table:style-name="ce2">
            <text:p>597,92</text:p>
          </table:table-cell>
          <table:table-cell table:number-columns-repeated="16373"/>
        </table:table-row>
        <table:table-row table:style-name="ro2">
          <table:table-cell office:value-type="float" office:value="1119" table:style-name="ce1">
            <text:p>1119</text:p>
          </table:table-cell>
          <table:table-cell office:value-type="float" office:value="300200" table:style-name="ce3">
            <text:p>300200</text:p>
          </table:table-cell>
          <table:table-cell office:value-type="string" table:style-name="ce4">
            <text:p>IZPOSTAVA MOZIRJE</text:p>
          </table:table-cell>
          <table:table-cell office:value-type="float" office:value="19373" table:style-name="ce3">
            <text:p>19373</text:p>
          </table:table-cell>
          <table:table-cell office:value-type="string" table:style-name="ce4">
            <text:p>ZASEBNA ZOBNA AMBULANTA, BEJAT ŽELJKO, DR. STOM.</text:p>
          </table:table-cell>
          <table:table-cell office:value-type="string" table:style-name="ce4">
            <text:p>ZADREČKA CESTA 14</text:p>
          </table:table-cell>
          <table:table-cell office:value-type="string" table:style-name="ce4">
            <text:p>3331 NAZARJE</text:p>
          </table:table-cell>
          <table:table-cell office:value-type="float" office:value="5466" table:style-name="ce3">
            <text:p>5466</text:p>
          </table:table-cell>
          <table:table-cell office:value-type="string" table:style-name="ce4">
            <text:p>BEJAT <text:s/>ŽELJKO</text:p>
          </table:table-cell>
          <table:table-cell office:value-type="float" office:value="404101" table:style-name="ce3">
            <text:p>404101</text:p>
          </table:table-cell>
          <table:table-cell office:value-type="float" office:value="94.93" table:style-name="ce2">
            <text:p>94,93</text:p>
          </table:table-cell>
          <table:table-cell table:number-columns-repeated="16373"/>
        </table:table-row>
        <table:table-row table:style-name="ro2">
          <table:table-cell office:value-type="float" office:value="1120" table:style-name="ce1">
            <text:p>1120</text:p>
          </table:table-cell>
          <table:table-cell office:value-type="float" office:value="300200" table:style-name="ce3">
            <text:p>300200</text:p>
          </table:table-cell>
          <table:table-cell office:value-type="string" table:style-name="ce4">
            <text:p>IZPOSTAVA MOZIRJE</text:p>
          </table:table-cell>
          <table:table-cell office:value-type="float" office:value="31029" table:style-name="ce3">
            <text:p>31029</text:p>
          </table:table-cell>
          <table:table-cell office:value-type="string" table:style-name="ce4">
            <text:p>ZASEBNA ZOBNA ORDINACIJA ANA LENKO DR.DENT.MED.</text:p>
          </table:table-cell>
          <table:table-cell office:value-type="string" table:style-name="ce4">
            <text:p>FORŠT 55</text:p>
          </table:table-cell>
          <table:table-cell office:value-type="string" table:style-name="ce4">
            <text:p>3333 LJUBNO OB SAVINJI</text:p>
          </table:table-cell>
          <table:table-cell office:value-type="float" office:value="5908" table:style-name="ce3">
            <text:p>5908</text:p>
          </table:table-cell>
          <table:table-cell office:value-type="string" table:style-name="ce4">
            <text:p>LENKO <text:s/>ANA</text:p>
          </table:table-cell>
          <table:table-cell office:value-type="float" office:value="404101" table:style-name="ce3">
            <text:p>404101</text:p>
          </table:table-cell>
          <table:table-cell office:value-type="float" office:value="119.23" table:style-name="ce2">
            <text:p>119,23</text:p>
          </table:table-cell>
          <table:table-cell table:number-columns-repeated="16373"/>
        </table:table-row>
        <table:table-row table:style-name="ro2">
          <table:table-cell office:value-type="float" office:value="1121" table:style-name="ce1">
            <text:p>1121</text:p>
          </table:table-cell>
          <table:table-cell office:value-type="float" office:value="300200" table:style-name="ce3">
            <text:p>300200</text:p>
          </table:table-cell>
          <table:table-cell office:value-type="string" table:style-name="ce4">
            <text:p>IZPOSTAVA MOZIRJE</text:p>
          </table:table-cell>
          <table:table-cell office:value-type="float" office:value="31129" table:style-name="ce3">
            <text:p>31129</text:p>
          </table:table-cell>
          <table:table-cell office:value-type="string" table:style-name="ce4">
            <text:p>ŠULER PATRICIJA - ZASEBNA ZOBNA AMBULANTA</text:p>
          </table:table-cell>
          <table:table-cell office:value-type="string" table:style-name="ce4">
            <text:p>LUČE 106</text:p>
          </table:table-cell>
          <table:table-cell office:value-type="string" table:style-name="ce4">
            <text:p>3334 LUČE</text:p>
          </table:table-cell>
          <table:table-cell office:value-type="float" office:value="8345" table:style-name="ce3">
            <text:p>8345</text:p>
          </table:table-cell>
          <table:table-cell office:value-type="string" table:style-name="ce4">
            <text:p>ŠULER <text:s/>PATRICIJA</text:p>
          </table:table-cell>
          <table:table-cell office:value-type="float" office:value="404101" table:style-name="ce3">
            <text:p>404101</text:p>
          </table:table-cell>
          <table:table-cell office:value-type="float" office:value="99.82" table:style-name="ce2">
            <text:p>99,82</text:p>
          </table:table-cell>
          <table:table-cell table:number-columns-repeated="16373"/>
        </table:table-row>
        <table:table-row table:style-name="ro2">
          <table:table-cell office:value-type="float" office:value="1122" table:style-name="ce1">
            <text:p>1122</text:p>
          </table:table-cell>
          <table:table-cell office:value-type="float" office:value="300200" table:style-name="ce3">
            <text:p>300200</text:p>
          </table:table-cell>
          <table:table-cell office:value-type="string" table:style-name="ce4">
            <text:p>IZPOSTAVA MOZIRJE</text:p>
          </table:table-cell>
          <table:table-cell office:value-type="float" office:value="31096" table:style-name="ce3">
            <text:p>31096</text:p>
          </table:table-cell>
          <table:table-cell office:value-type="string" table:style-name="ce4">
            <text:p>ZOBNA AMBULANTA TOMISLAV LAJTNER, DR.DENT.MED.</text:p>
          </table:table-cell>
          <table:table-cell office:value-type="string" table:style-name="ce4">
            <text:p>TLAKA 10</text:p>
          </table:table-cell>
          <table:table-cell office:value-type="string" table:style-name="ce4">
            <text:p>3342 GORNJI GRAD</text:p>
          </table:table-cell>
          <table:table-cell office:value-type="float" office:value="8104" table:style-name="ce3">
            <text:p>8104</text:p>
          </table:table-cell>
          <table:table-cell office:value-type="string" table:style-name="ce4">
            <text:p>LAJTNER <text:s/>TOMISLAV</text:p>
          </table:table-cell>
          <table:table-cell office:value-type="float" office:value="404101" table:style-name="ce3">
            <text:p>404101</text:p>
          </table:table-cell>
          <table:table-cell office:value-type="float" office:value="138.13" table:style-name="ce2">
            <text:p>138,13</text:p>
          </table:table-cell>
          <table:table-cell table:number-columns-repeated="16373"/>
        </table:table-row>
        <table:table-row table:style-name="ro2">
          <table:table-cell office:value-type="float" office:value="1123" table:style-name="ce1">
            <text:p>1123</text:p>
          </table:table-cell>
          <table:table-cell office:value-type="float" office:value="300200" table:style-name="ce3">
            <text:p>300200</text:p>
          </table:table-cell>
          <table:table-cell office:value-type="string" table:style-name="ce4">
            <text:p>IZPOSTAVA MOZIRJE</text:p>
          </table:table-cell>
          <table:table-cell office:value-type="float" office:value="9721" table:style-name="ce3">
            <text:p>9721</text:p>
          </table:table-cell>
          <table:table-cell office:value-type="string" table:style-name="ce4">
            <text:p>ZGORNJESAVINJSKI ZDRAVSTVENI DOM NAZARJE</text:p>
          </table:table-cell>
          <table:table-cell office:value-type="string" table:style-name="ce4">
            <text:p>ZADREČKA CESTA 14</text:p>
          </table:table-cell>
          <table:table-cell office:value-type="string" table:style-name="ce4">
            <text:p>3331 NAZARJE</text:p>
          </table:table-cell>
          <table:table-cell office:value-type="float" office:value="5396" table:style-name="ce3">
            <text:p>5396</text:p>
          </table:table-cell>
          <table:table-cell office:value-type="string" table:style-name="ce4">
            <text:p>BEJAT <text:s/>VANJA</text:p>
          </table:table-cell>
          <table:table-cell office:value-type="float" office:value="404103" table:style-name="ce3">
            <text:p>404103</text:p>
          </table:table-cell>
          <table:table-cell office:value-type="float" office:value="43.95" table:style-name="ce2">
            <text:p>43,95</text:p>
          </table:table-cell>
          <table:table-cell table:number-columns-repeated="16373"/>
        </table:table-row>
        <table:table-row table:style-name="ro2">
          <table:table-cell office:value-type="float" office:value="1124" table:style-name="ce1">
            <text:p>1124</text:p>
          </table:table-cell>
          <table:table-cell office:value-type="float" office:value="300200" table:style-name="ce3">
            <text:p>300200</text:p>
          </table:table-cell>
          <table:table-cell office:value-type="string" table:style-name="ce4">
            <text:p>IZPOSTAVA MOZIRJE</text:p>
          </table:table-cell>
          <table:table-cell office:value-type="float" office:value="9721" table:style-name="ce3">
            <text:p>9721</text:p>
          </table:table-cell>
          <table:table-cell office:value-type="string" table:style-name="ce4">
            <text:p>ZGORNJESAVINJSKI ZDRAVSTVENI DOM NAZARJE</text:p>
          </table:table-cell>
          <table:table-cell office:value-type="string" table:style-name="ce4">
            <text:p>ZADREČKA CESTA 14</text:p>
          </table:table-cell>
          <table:table-cell office:value-type="string" table:style-name="ce4">
            <text:p>3331 NAZARJE</text:p>
          </table:table-cell>
          <table:table-cell office:value-type="float" office:value="8627" table:style-name="ce3">
            <text:p>8627</text:p>
          </table:table-cell>
          <table:table-cell office:value-type="string" table:style-name="ce4">
            <text:p>GRUŠOVNIK <text:s/>MOJCA</text:p>
          </table:table-cell>
          <table:table-cell office:value-type="float" office:value="404103" table:style-name="ce3">
            <text:p>404103</text:p>
          </table:table-cell>
          <table:table-cell office:value-type="float" office:value="74.91" table:style-name="ce2">
            <text:p>74,91</text:p>
          </table:table-cell>
          <table:table-cell table:number-columns-repeated="16373"/>
        </table:table-row>
        <table:table-row table:style-name="ro2">
          <table:table-cell office:value-type="float" office:value="1125" table:style-name="ce1">
            <text:p>1125</text:p>
          </table:table-cell>
          <table:table-cell office:value-type="float" office:value="300200" table:style-name="ce3">
            <text:p>300200</text:p>
          </table:table-cell>
          <table:table-cell office:value-type="string" table:style-name="ce4">
            <text:p>IZPOSTAVA MOZIRJE</text:p>
          </table:table-cell>
          <table:table-cell office:value-type="float" office:value="31129" table:style-name="ce3">
            <text:p>31129</text:p>
          </table:table-cell>
          <table:table-cell office:value-type="string" table:style-name="ce4">
            <text:p>ŠULER PATRICIJA - ZASEBNA ZOBNA AMBULANTA</text:p>
          </table:table-cell>
          <table:table-cell office:value-type="string" table:style-name="ce4">
            <text:p>LUČE 106</text:p>
          </table:table-cell>
          <table:table-cell office:value-type="string" table:style-name="ce4">
            <text:p>3334 LUČE</text:p>
          </table:table-cell>
          <table:table-cell office:value-type="float" office:value="8345" table:style-name="ce3">
            <text:p>8345</text:p>
          </table:table-cell>
          <table:table-cell office:value-type="string" table:style-name="ce4">
            <text:p>ŠULER <text:s/>PATRICIJA</text:p>
          </table:table-cell>
          <table:table-cell office:value-type="float" office:value="404103" table:style-name="ce3">
            <text:p>404103</text:p>
          </table:table-cell>
          <table:table-cell office:value-type="float" office:value="82.21" table:style-name="ce2">
            <text:p>82,21</text:p>
          </table:table-cell>
          <table:table-cell table:number-columns-repeated="16373"/>
        </table:table-row>
        <table:table-row table:style-name="ro2">
          <table:table-cell office:value-type="float" office:value="1126" table:style-name="ce1">
            <text:p>1126</text:p>
          </table:table-cell>
          <table:table-cell office:value-type="float" office:value="300300" table:style-name="ce3">
            <text:p>300300</text:p>
          </table:table-cell>
          <table:table-cell office:value-type="string" table:style-name="ce4">
            <text:p>IZPOSTAVA RADLJE OB DRAVI</text:p>
          </table:table-cell>
          <table:table-cell office:value-type="float" office:value="14041" table:style-name="ce3">
            <text:p>14041</text:p>
          </table:table-cell>
          <table:table-cell office:value-type="string" table:style-name="ce4">
            <text:p>ZDRAVSTVENI DOM RADLJE OB DRAVI</text:p>
          </table:table-cell>
          <table:table-cell office:value-type="string" table:style-name="ce4">
            <text:p>MARIBORSKA CESTA 37</text:p>
          </table:table-cell>
          <table:table-cell office:value-type="string" table:style-name="ce4">
            <text:p>2360 RADLJE OB DRAVI</text:p>
          </table:table-cell>
          <table:table-cell office:value-type="float" office:value="10539" table:style-name="ce3">
            <text:p>10539</text:p>
          </table:table-cell>
          <table:table-cell office:value-type="string" table:style-name="ce4">
            <text:p>VIDALI <text:s/>ROBERTO</text:p>
          </table:table-cell>
          <table:table-cell office:value-type="float" office:value="404101" table:style-name="ce3">
            <text:p>404101</text:p>
          </table:table-cell>
          <table:table-cell office:value-type="float" office:value="115.89" table:style-name="ce2">
            <text:p>115,89</text:p>
          </table:table-cell>
          <table:table-cell table:number-columns-repeated="16373"/>
        </table:table-row>
        <table:table-row table:style-name="ro2">
          <table:table-cell office:value-type="float" office:value="1127" table:style-name="ce1">
            <text:p>1127</text:p>
          </table:table-cell>
          <table:table-cell office:value-type="float" office:value="300300" table:style-name="ce3">
            <text:p>300300</text:p>
          </table:table-cell>
          <table:table-cell office:value-type="string" table:style-name="ce4">
            <text:p>IZPOSTAVA RADLJE OB DRAVI</text:p>
          </table:table-cell>
          <table:table-cell office:value-type="float" office:value="14041" table:style-name="ce3">
            <text:p>14041</text:p>
          </table:table-cell>
          <table:table-cell office:value-type="string" table:style-name="ce4">
            <text:p>ZDRAVSTVENI DOM RADLJE OB DRAVI</text:p>
          </table:table-cell>
          <table:table-cell office:value-type="string" table:style-name="ce4">
            <text:p>MARIBORSKA CESTA 37</text:p>
          </table:table-cell>
          <table:table-cell office:value-type="string" table:style-name="ce4">
            <text:p>2360 RADLJE OB DRAVI</text:p>
          </table:table-cell>
          <table:table-cell office:value-type="float" office:value="12032" table:style-name="ce3">
            <text:p>12032</text:p>
          </table:table-cell>
          <table:table-cell office:value-type="string" table:style-name="ce4">
            <text:p>PUDGAR <text:s/>PIKA</text:p>
          </table:table-cell>
          <table:table-cell office:value-type="float" office:value="404101" table:style-name="ce3">
            <text:p>404101</text:p>
          </table:table-cell>
          <table:table-cell office:value-type="float" office:value="66.010000000000005" table:style-name="ce2">
            <text:p>66,01</text:p>
          </table:table-cell>
          <table:table-cell table:number-columns-repeated="16373"/>
        </table:table-row>
        <table:table-row table:style-name="ro2">
          <table:table-cell office:value-type="float" office:value="1128" table:style-name="ce1">
            <text:p>1128</text:p>
          </table:table-cell>
          <table:table-cell office:value-type="float" office:value="300300" table:style-name="ce3">
            <text:p>300300</text:p>
          </table:table-cell>
          <table:table-cell office:value-type="string" table:style-name="ce4">
            <text:p>IZPOSTAVA RADLJE OB DRAVI</text:p>
          </table:table-cell>
          <table:table-cell office:value-type="float" office:value="14636" table:style-name="ce3">
            <text:p>14636</text:p>
          </table:table-cell>
          <table:table-cell office:value-type="string" table:style-name="ce4">
            <text:p>ZASEBNA ZOBOZDRAVSTVENA ORDINACIJA BREDA JAVORNIK, DR. DENT. MED.</text:p>
          </table:table-cell>
          <table:table-cell office:value-type="string" table:style-name="ce4">
            <text:p>MARIBORSKA CESTA 37</text:p>
          </table:table-cell>
          <table:table-cell office:value-type="string" table:style-name="ce4">
            <text:p>2360 RADLJE OB DRAVI</text:p>
          </table:table-cell>
          <table:table-cell office:value-type="float" office:value="8893" table:style-name="ce3">
            <text:p>8893</text:p>
          </table:table-cell>
          <table:table-cell office:value-type="string" table:style-name="ce4">
            <text:p>JAVORNIK <text:s/>BREDA</text:p>
          </table:table-cell>
          <table:table-cell office:value-type="float" office:value="404101" table:style-name="ce3">
            <text:p>404101</text:p>
          </table:table-cell>
          <table:table-cell office:value-type="float" office:value="119.35" table:style-name="ce2">
            <text:p>119,35</text:p>
          </table:table-cell>
          <table:table-cell table:number-columns-repeated="16373"/>
        </table:table-row>
        <table:table-row table:style-name="ro2">
          <table:table-cell office:value-type="float" office:value="1129" table:style-name="ce1">
            <text:p>1129</text:p>
          </table:table-cell>
          <table:table-cell office:value-type="float" office:value="300300" table:style-name="ce3">
            <text:p>300300</text:p>
          </table:table-cell>
          <table:table-cell office:value-type="string" table:style-name="ce4">
            <text:p>IZPOSTAVA RADLJE OB DRAVI</text:p>
          </table:table-cell>
          <table:table-cell office:value-type="float" office:value="14645" table:style-name="ce3">
            <text:p>14645</text:p>
          </table:table-cell>
          <table:table-cell office:value-type="string" table:style-name="ce4">
            <text:p>ZOBNA AMBULANTA ALEKSANDRA RENČELJ MRAKIČ DR. DENT. MED.</text:p>
          </table:table-cell>
          <table:table-cell office:value-type="string" table:style-name="ce4">
            <text:p>MARIBORSKA CESTA 37</text:p>
          </table:table-cell>
          <table:table-cell office:value-type="string" table:style-name="ce4">
            <text:p>2360 RADLJE OB DRAVI</text:p>
          </table:table-cell>
          <table:table-cell office:value-type="float" office:value="6615" table:style-name="ce3">
            <text:p>6615</text:p>
          </table:table-cell>
          <table:table-cell office:value-type="string" table:style-name="ce4">
            <text:p>RENČELJ MRAKIČ ALEKSANDRA</text:p>
          </table:table-cell>
          <table:table-cell office:value-type="float" office:value="404101" table:style-name="ce3">
            <text:p>404101</text:p>
          </table:table-cell>
          <table:table-cell office:value-type="float" office:value="116.99" table:style-name="ce2">
            <text:p>116,99</text:p>
          </table:table-cell>
          <table:table-cell table:number-columns-repeated="16373"/>
        </table:table-row>
        <table:table-row table:style-name="ro2">
          <table:table-cell office:value-type="float" office:value="1130" table:style-name="ce1">
            <text:p>1130</text:p>
          </table:table-cell>
          <table:table-cell office:value-type="float" office:value="300300" table:style-name="ce3">
            <text:p>300300</text:p>
          </table:table-cell>
          <table:table-cell office:value-type="string" table:style-name="ce4">
            <text:p>IZPOSTAVA RADLJE OB DRAVI</text:p>
          </table:table-cell>
          <table:table-cell office:value-type="float" office:value="14631" table:style-name="ce3">
            <text:p>14631</text:p>
          </table:table-cell>
          <table:table-cell office:value-type="string" table:style-name="ce4">
            <text:p>MLADINSKO ZOBOZDRAVSTVO MOIDENT NATALIJA DONAJ MAGAŠIĆ, DR. DENT. MED.</text:p>
          </table:table-cell>
          <table:table-cell office:value-type="string" table:style-name="ce4">
            <text:p>MLADINSKA ULICA 17</text:p>
          </table:table-cell>
          <table:table-cell office:value-type="string" table:style-name="ce4">
            <text:p>2367 VUZENICA</text:p>
          </table:table-cell>
          <table:table-cell office:value-type="float" office:value="9214" table:style-name="ce3">
            <text:p>9214</text:p>
          </table:table-cell>
          <table:table-cell office:value-type="string" table:style-name="ce4">
            <text:p>DONAJ MAGAŠIĆ NATALIJA</text:p>
          </table:table-cell>
          <table:table-cell office:value-type="float" office:value="404101" table:style-name="ce3">
            <text:p>404101</text:p>
          </table:table-cell>
          <table:table-cell office:value-type="float" office:value="137.26" table:style-name="ce2">
            <text:p>137,26</text:p>
          </table:table-cell>
          <table:table-cell table:number-columns-repeated="16373"/>
        </table:table-row>
        <table:table-row table:style-name="ro2">
          <table:table-cell office:value-type="float" office:value="1131" table:style-name="ce1">
            <text:p>1131</text:p>
          </table:table-cell>
          <table:table-cell office:value-type="float" office:value="300300" table:style-name="ce3">
            <text:p>300300</text:p>
          </table:table-cell>
          <table:table-cell office:value-type="string" table:style-name="ce4">
            <text:p>IZPOSTAVA RADLJE OB DRAVI</text:p>
          </table:table-cell>
          <table:table-cell office:value-type="float" office:value="14652" table:style-name="ce3">
            <text:p>14652</text:p>
          </table:table-cell>
          <table:table-cell office:value-type="string" table:style-name="ce4">
            <text:p>VAŠI ZOBJE DENTALNI STUDIO D.O.O.</text:p>
          </table:table-cell>
          <table:table-cell office:value-type="string" table:style-name="ce4">
            <text:p>TRG 4. JULIJA 9</text:p>
          </table:table-cell>
          <table:table-cell office:value-type="string" table:style-name="ce4">
            <text:p>2370 DRAVOGRAD</text:p>
          </table:table-cell>
          <table:table-cell office:value-type="float" office:value="11647" table:style-name="ce3">
            <text:p>11647</text:p>
          </table:table-cell>
          <table:table-cell office:value-type="string" table:style-name="ce4">
            <text:p>ROŽENIČNIK <text:s/>EVA</text:p>
          </table:table-cell>
          <table:table-cell office:value-type="float" office:value="404101" table:style-name="ce3">
            <text:p>404101</text:p>
          </table:table-cell>
          <table:table-cell office:value-type="float" office:value="78.849999999999994" table:style-name="ce2">
            <text:p>78,85</text:p>
          </table:table-cell>
          <table:table-cell table:number-columns-repeated="16373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float" office:value="300300" table:style-name="ce3">
            <text:p>300300</text:p>
          </table:table-cell>
          <table:table-cell office:value-type="string" table:style-name="ce4">
            <text:p>IZPOSTAVA RADLJE OB DRAVI</text:p>
          </table:table-cell>
          <table:table-cell office:value-type="float" office:value="14664" table:style-name="ce3">
            <text:p>14664</text:p>
          </table:table-cell>
          <table:table-cell office:value-type="string" table:style-name="ce4">
            <text:p>1A-DENT ZOBJE ZOBOZDRAVSTVENA DEJAVNOST D.O.O.</text:p>
          </table:table-cell>
          <table:table-cell office:value-type="string" table:style-name="ce4">
            <text:p>PODGORJE 64 A</text:p>
          </table:table-cell>
          <table:table-cell office:value-type="string" table:style-name="ce4">
            <text:p>2381 PODGORJE PRI SLOVENJ GRADCU</text:p>
          </table:table-cell>
          <table:table-cell office:value-type="float" office:value="9800" table:style-name="ce3">
            <text:p>9800</text:p>
          </table:table-cell>
          <table:table-cell office:value-type="string" table:style-name="ce4">
            <text:p>GORJUP MEH MATEJA</text:p>
          </table:table-cell>
          <table:table-cell office:value-type="float" office:value="404101" table:style-name="ce3">
            <text:p>404101</text:p>
          </table:table-cell>
          <table:table-cell office:value-type="float" office:value="97.11" table:style-name="ce2">
            <text:p>97,11</text:p>
          </table:table-cell>
          <table:table-cell table:number-columns-repeated="16373"/>
        </table:table-row>
        <table:table-row table:style-name="ro2">
          <table:table-cell office:value-type="float" office:value="1133" table:style-name="ce1">
            <text:p>1133</text:p>
          </table:table-cell>
          <table:table-cell office:value-type="float" office:value="300300" table:style-name="ce3">
            <text:p>300300</text:p>
          </table:table-cell>
          <table:table-cell office:value-type="string" table:style-name="ce4">
            <text:p>IZPOSTAVA RADLJE OB DRAVI</text:p>
          </table:table-cell>
          <table:table-cell office:value-type="float" office:value="14041" table:style-name="ce3">
            <text:p>14041</text:p>
          </table:table-cell>
          <table:table-cell office:value-type="string" table:style-name="ce4">
            <text:p>ZDRAVSTVENI DOM RADLJE OB DRAVI</text:p>
          </table:table-cell>
          <table:table-cell office:value-type="string" table:style-name="ce4">
            <text:p>MARIBORSKA CESTA 37</text:p>
          </table:table-cell>
          <table:table-cell office:value-type="string" table:style-name="ce4">
            <text:p>2360 RADLJE OB DRAVI</text:p>
          </table:table-cell>
          <table:table-cell office:value-type="float" office:value="10548" table:style-name="ce3">
            <text:p>10548</text:p>
          </table:table-cell>
          <table:table-cell office:value-type="string" table:style-name="ce4">
            <text:p>OSOJNIK <text:s/>MATEJA</text:p>
          </table:table-cell>
          <table:table-cell office:value-type="float" office:value="404103" table:style-name="ce3">
            <text:p>404103</text:p>
          </table:table-cell>
          <table:table-cell office:value-type="float" office:value="125.16" table:style-name="ce2">
            <text:p>125,16</text:p>
          </table:table-cell>
          <table:table-cell table:number-columns-repeated="16373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float" office:value="300300" table:style-name="ce3">
            <text:p>300300</text:p>
          </table:table-cell>
          <table:table-cell office:value-type="string" table:style-name="ce4">
            <text:p>IZPOSTAVA RADLJE OB DRAVI</text:p>
          </table:table-cell>
          <table:table-cell office:value-type="float" office:value="14041" table:style-name="ce3">
            <text:p>14041</text:p>
          </table:table-cell>
          <table:table-cell office:value-type="string" table:style-name="ce4">
            <text:p>ZDRAVSTVENI DOM RADLJE OB DRAVI</text:p>
          </table:table-cell>
          <table:table-cell office:value-type="string" table:style-name="ce4">
            <text:p>MARIBORSKA CESTA 37</text:p>
          </table:table-cell>
          <table:table-cell office:value-type="string" table:style-name="ce4">
            <text:p>2360 RADLJE OB DRAVI</text:p>
          </table:table-cell>
          <table:table-cell office:value-type="float" office:value="12032" table:style-name="ce3">
            <text:p>12032</text:p>
          </table:table-cell>
          <table:table-cell office:value-type="string" table:style-name="ce4">
            <text:p>PUDGAR <text:s/>PIKA</text:p>
          </table:table-cell>
          <table:table-cell office:value-type="float" office:value="404103" table:style-name="ce3">
            <text:p>404103</text:p>
          </table:table-cell>
          <table:table-cell office:value-type="float" office:value="105.7" table:style-name="ce2">
            <text:p>105,70</text:p>
          </table:table-cell>
          <table:table-cell table:number-columns-repeated="16373"/>
        </table:table-row>
        <table:table-row table:style-name="ro2">
          <table:table-cell office:value-type="float" office:value="1135" table:style-name="ce1">
            <text:p>1135</text:p>
          </table:table-cell>
          <table:table-cell office:value-type="float" office:value="300300" table:style-name="ce3">
            <text:p>300300</text:p>
          </table:table-cell>
          <table:table-cell office:value-type="string" table:style-name="ce4">
            <text:p>IZPOSTAVA RADLJE OB DRAVI</text:p>
          </table:table-cell>
          <table:table-cell office:value-type="float" office:value="14631" table:style-name="ce3">
            <text:p>14631</text:p>
          </table:table-cell>
          <table:table-cell office:value-type="string" table:style-name="ce4">
            <text:p>MLADINSKO ZOBOZDRAVSTVO MOIDENT NATALIJA DONAJ MAGAŠIĆ, DR. DENT. MED.</text:p>
          </table:table-cell>
          <table:table-cell office:value-type="string" table:style-name="ce4">
            <text:p>MLADINSKA ULICA 17</text:p>
          </table:table-cell>
          <table:table-cell office:value-type="string" table:style-name="ce4">
            <text:p>2367 VUZENICA</text:p>
          </table:table-cell>
          <table:table-cell office:value-type="float" office:value="9214" table:style-name="ce3">
            <text:p>9214</text:p>
          </table:table-cell>
          <table:table-cell office:value-type="string" table:style-name="ce4">
            <text:p>DONAJ MAGAŠIĆ NATALIJA</text:p>
          </table:table-cell>
          <table:table-cell office:value-type="float" office:value="404103" table:style-name="ce3">
            <text:p>404103</text:p>
          </table:table-cell>
          <table:table-cell office:value-type="float" office:value="77.260000000000005" table:style-name="ce2">
            <text:p>77,26</text:p>
          </table:table-cell>
          <table:table-cell table:number-columns-repeated="16373"/>
        </table:table-row>
        <table:table-row table:style-name="ro2">
          <table:table-cell office:value-type="float" office:value="1136" table:style-name="ce1">
            <text:p>1136</text:p>
          </table:table-cell>
          <table:table-cell office:value-type="float" office:value="300400" table:style-name="ce3">
            <text:p>300400</text:p>
          </table:table-cell>
          <table:table-cell office:value-type="string" table:style-name="ce4">
            <text:p>IZPOSTAVA SLOVENJ GRADEC</text:p>
          </table:table-cell>
          <table:table-cell office:value-type="float" office:value="14300" table:style-name="ce3">
            <text:p>14300</text:p>
          </table:table-cell>
          <table:table-cell office:value-type="string" table:style-name="ce4">
            <text:p>ZDRAVSTVENI DOM SLOVENJ GRADEC</text:p>
          </table:table-cell>
          <table:table-cell office:value-type="string" table:style-name="ce4">
            <text:p>PARTIZANSKA POT 16</text:p>
          </table:table-cell>
          <table:table-cell office:value-type="string" table:style-name="ce4">
            <text:p>2380 SLOVENJ GRADEC</text:p>
          </table:table-cell>
          <table:table-cell office:value-type="float" office:value="10962" table:style-name="ce3">
            <text:p>10962</text:p>
          </table:table-cell>
          <table:table-cell office:value-type="string" table:style-name="ce4">
            <text:p>FRANGOV <text:s/>MIHAJLO</text:p>
          </table:table-cell>
          <table:table-cell office:value-type="float" office:value="404101" table:style-name="ce3">
            <text:p>404101</text:p>
          </table:table-cell>
          <table:table-cell office:value-type="float" office:value="113.36" table:style-name="ce2">
            <text:p>113,36</text:p>
          </table:table-cell>
          <table:table-cell table:number-columns-repeated="16373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float" office:value="300400" table:style-name="ce3">
            <text:p>300400</text:p>
          </table:table-cell>
          <table:table-cell office:value-type="string" table:style-name="ce4">
            <text:p>IZPOSTAVA SLOVENJ GRADEC</text:p>
          </table:table-cell>
          <table:table-cell office:value-type="float" office:value="14300" table:style-name="ce3">
            <text:p>14300</text:p>
          </table:table-cell>
          <table:table-cell office:value-type="string" table:style-name="ce4">
            <text:p>ZDRAVSTVENI DOM SLOVENJ GRADEC</text:p>
          </table:table-cell>
          <table:table-cell office:value-type="string" table:style-name="ce4">
            <text:p>PARTIZANSKA POT 16</text:p>
          </table:table-cell>
          <table:table-cell office:value-type="string" table:style-name="ce4">
            <text:p>2380 SLOVENJ GRADEC</text:p>
          </table:table-cell>
          <table:table-cell office:value-type="float" office:value="6379" table:style-name="ce3">
            <text:p>6379</text:p>
          </table:table-cell>
          <table:table-cell office:value-type="string" table:style-name="ce4">
            <text:p>LAPIĆ <text:s/>ŽELJKO</text:p>
          </table:table-cell>
          <table:table-cell office:value-type="float" office:value="404101" table:style-name="ce3">
            <text:p>404101</text:p>
          </table:table-cell>
          <table:table-cell office:value-type="float" office:value="116.53" table:style-name="ce2">
            <text:p>116,53</text:p>
          </table:table-cell>
          <table:table-cell table:number-columns-repeated="16373"/>
        </table:table-row>
        <table:table-row table:style-name="ro2">
          <table:table-cell office:value-type="float" office:value="1138" table:style-name="ce1">
            <text:p>1138</text:p>
          </table:table-cell>
          <table:table-cell office:value-type="float" office:value="300400" table:style-name="ce3">
            <text:p>300400</text:p>
          </table:table-cell>
          <table:table-cell office:value-type="string" table:style-name="ce4">
            <text:p>IZPOSTAVA SLOVENJ GRADEC</text:p>
          </table:table-cell>
          <table:table-cell office:value-type="float" office:value="14300" table:style-name="ce3">
            <text:p>14300</text:p>
          </table:table-cell>
          <table:table-cell office:value-type="string" table:style-name="ce4">
            <text:p>ZDRAVSTVENI DOM SLOVENJ GRADEC</text:p>
          </table:table-cell>
          <table:table-cell office:value-type="string" table:style-name="ce4">
            <text:p>PARTIZANSKA POT 16</text:p>
          </table:table-cell>
          <table:table-cell office:value-type="string" table:style-name="ce4">
            <text:p>2380 SLOVENJ GRADEC</text:p>
          </table:table-cell>
          <table:table-cell office:value-type="float" office:value="12827" table:style-name="ce3">
            <text:p>12827</text:p>
          </table:table-cell>
          <table:table-cell office:value-type="string" table:style-name="ce4">
            <text:p>LUŠNIC <text:s/>MAJA</text:p>
          </table:table-cell>
          <table:table-cell office:value-type="float" office:value="404101" table:style-name="ce3">
            <text:p>404101</text:p>
          </table:table-cell>
          <table:table-cell office:value-type="float" office:value="24.94" table:style-name="ce2">
            <text:p>24,94</text:p>
          </table:table-cell>
          <table:table-cell table:number-columns-repeated="16373"/>
        </table:table-row>
        <table:table-row table:style-name="ro2">
          <table:table-cell office:value-type="float" office:value="1139" table:style-name="ce1">
            <text:p>1139</text:p>
          </table:table-cell>
          <table:table-cell office:value-type="float" office:value="300400" table:style-name="ce3">
            <text:p>300400</text:p>
          </table:table-cell>
          <table:table-cell office:value-type="string" table:style-name="ce4">
            <text:p>IZPOSTAVA SLOVENJ GRADEC</text:p>
          </table:table-cell>
          <table:table-cell office:value-type="float" office:value="14558" table:style-name="ce3">
            <text:p>14558</text:p>
          </table:table-cell>
          <table:table-cell office:value-type="string" table:style-name="ce4">
            <text:p>LUŽNIK PETER - DOKTOR STOMATOLOGIJE</text:p>
          </table:table-cell>
          <table:table-cell office:value-type="string" table:style-name="ce4">
            <text:p>PARTIZANSKA POT 16</text:p>
          </table:table-cell>
          <table:table-cell office:value-type="string" table:style-name="ce4">
            <text:p>2380 SLOVENJ GRADEC</text:p>
          </table:table-cell>
          <table:table-cell office:value-type="float" office:value="6359" table:style-name="ce3">
            <text:p>6359</text:p>
          </table:table-cell>
          <table:table-cell office:value-type="string" table:style-name="ce4">
            <text:p>LUŽNIK <text:s/>PETER</text:p>
          </table:table-cell>
          <table:table-cell office:value-type="float" office:value="404101" table:style-name="ce3">
            <text:p>404101</text:p>
          </table:table-cell>
          <table:table-cell office:value-type="float" office:value="117.51" table:style-name="ce2">
            <text:p>117,51</text:p>
          </table:table-cell>
          <table:table-cell table:number-columns-repeated="16373"/>
        </table:table-row>
        <table:table-row table:style-name="ro2">
          <table:table-cell office:value-type="float" office:value="1140" table:style-name="ce1">
            <text:p>1140</text:p>
          </table:table-cell>
          <table:table-cell office:value-type="float" office:value="300400" table:style-name="ce3">
            <text:p>300400</text:p>
          </table:table-cell>
          <table:table-cell office:value-type="string" table:style-name="ce4">
            <text:p>IZPOSTAVA SLOVENJ GRADEC</text:p>
          </table:table-cell>
          <table:table-cell office:value-type="float" office:value="14560" table:style-name="ce3">
            <text:p>14560</text:p>
          </table:table-cell>
          <table:table-cell office:value-type="string" table:style-name="ce4">
            <text:p>CIGLER MARIJA - DOKTOR STOMATOLOGIJE</text:p>
          </table:table-cell>
          <table:table-cell office:value-type="string" table:style-name="ce4">
            <text:p>PARTIZANSKA POT 16</text:p>
          </table:table-cell>
          <table:table-cell office:value-type="string" table:style-name="ce4">
            <text:p>2380 SLOVENJ GRADEC</text:p>
          </table:table-cell>
          <table:table-cell office:value-type="float" office:value="2834" table:style-name="ce3">
            <text:p>2834</text:p>
          </table:table-cell>
          <table:table-cell office:value-type="string" table:style-name="ce4">
            <text:p>CIGLER <text:s/>MARIJA</text:p>
          </table:table-cell>
          <table:table-cell office:value-type="float" office:value="404101" table:style-name="ce3">
            <text:p>404101</text:p>
          </table:table-cell>
          <table:table-cell office:value-type="float" office:value="109.73" table:style-name="ce2">
            <text:p>109,73</text:p>
          </table:table-cell>
          <table:table-cell table:number-columns-repeated="16373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float" office:value="300400" table:style-name="ce3">
            <text:p>300400</text:p>
          </table:table-cell>
          <table:table-cell office:value-type="string" table:style-name="ce4">
            <text:p>IZPOSTAVA SLOVENJ GRADEC</text:p>
          </table:table-cell>
          <table:table-cell office:value-type="float" office:value="14561" table:style-name="ce3">
            <text:p>14561</text:p>
          </table:table-cell>
          <table:table-cell office:value-type="string" table:style-name="ce4">
            <text:p>KATAVIĆ MIRNA - DOKTOR STOMATOLOGIJE</text:p>
          </table:table-cell>
          <table:table-cell office:value-type="string" table:style-name="ce4">
            <text:p>PARTIZANSKA POT 16</text:p>
          </table:table-cell>
          <table:table-cell office:value-type="string" table:style-name="ce4">
            <text:p>2380 SLOVENJ GRADEC</text:p>
          </table:table-cell>
          <table:table-cell office:value-type="float" office:value="4270" table:style-name="ce3">
            <text:p>4270</text:p>
          </table:table-cell>
          <table:table-cell office:value-type="string" table:style-name="ce4">
            <text:p>KATAVIĆ <text:s/>MIRNA</text:p>
          </table:table-cell>
          <table:table-cell office:value-type="float" office:value="404101" table:style-name="ce3">
            <text:p>404101</text:p>
          </table:table-cell>
          <table:table-cell office:value-type="float" office:value="116.82" table:style-name="ce2">
            <text:p>116,82</text:p>
          </table:table-cell>
          <table:table-cell table:number-columns-repeated="16373"/>
        </table:table-row>
        <table:table-row table:style-name="ro2">
          <table:table-cell office:value-type="float" office:value="1142" table:style-name="ce1">
            <text:p>1142</text:p>
          </table:table-cell>
          <table:table-cell office:value-type="float" office:value="300400" table:style-name="ce3">
            <text:p>300400</text:p>
          </table:table-cell>
          <table:table-cell office:value-type="string" table:style-name="ce4">
            <text:p>IZPOSTAVA SLOVENJ GRADEC</text:p>
          </table:table-cell>
          <table:table-cell office:value-type="float" office:value="14565" table:style-name="ce3">
            <text:p>14565</text:p>
          </table:table-cell>
          <table:table-cell office:value-type="string" table:style-name="ce4">
            <text:p>PANJEK EDITA - DOKTOR STOMATOLOGIJE</text:p>
          </table:table-cell>
          <table:table-cell office:value-type="string" table:style-name="ce4">
            <text:p>PARTIZANSKA POT 16</text:p>
          </table:table-cell>
          <table:table-cell office:value-type="string" table:style-name="ce4">
            <text:p>2380 SLOVENJ GRADEC</text:p>
          </table:table-cell>
          <table:table-cell office:value-type="float" office:value="6469" table:style-name="ce3">
            <text:p>6469</text:p>
          </table:table-cell>
          <table:table-cell office:value-type="string" table:style-name="ce4">
            <text:p>PANJEK <text:s/>EDITA</text:p>
          </table:table-cell>
          <table:table-cell office:value-type="float" office:value="404101" table:style-name="ce3">
            <text:p>404101</text:p>
          </table:table-cell>
          <table:table-cell office:value-type="float" office:value="84.85" table:style-name="ce2">
            <text:p>84,85</text:p>
          </table:table-cell>
          <table:table-cell table:number-columns-repeated="16373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float" office:value="300400" table:style-name="ce3">
            <text:p>300400</text:p>
          </table:table-cell>
          <table:table-cell office:value-type="string" table:style-name="ce4">
            <text:p>IZPOSTAVA SLOVENJ GRADEC</text:p>
          </table:table-cell>
          <table:table-cell office:value-type="float" office:value="14581" table:style-name="ce3">
            <text:p>14581</text:p>
          </table:table-cell>
          <table:table-cell office:value-type="string" table:style-name="ce4">
            <text:p>BOŠNIK - JURHAR FRANČIŠKA - DOKTOR STOMATOLOGIJE</text:p>
          </table:table-cell>
          <table:table-cell office:value-type="string" table:style-name="ce4">
            <text:p>PARTIZANSKA POT 16</text:p>
          </table:table-cell>
          <table:table-cell office:value-type="string" table:style-name="ce4">
            <text:p>2380 SLOVENJ GRADEC</text:p>
          </table:table-cell>
          <table:table-cell office:value-type="float" office:value="3287" table:style-name="ce3">
            <text:p>3287</text:p>
          </table:table-cell>
          <table:table-cell office:value-type="string" table:style-name="ce4">
            <text:p>BOŠNIK JURHAR FRANČIŠKA</text:p>
          </table:table-cell>
          <table:table-cell office:value-type="float" office:value="404101" table:style-name="ce3">
            <text:p>404101</text:p>
          </table:table-cell>
          <table:table-cell office:value-type="float" office:value="98.38" table:style-name="ce2">
            <text:p>98,38</text:p>
          </table:table-cell>
          <table:table-cell table:number-columns-repeated="16373"/>
        </table:table-row>
        <table:table-row table:style-name="ro2">
          <table:table-cell office:value-type="float" office:value="1144" table:style-name="ce1">
            <text:p>1144</text:p>
          </table:table-cell>
          <table:table-cell office:value-type="float" office:value="300400" table:style-name="ce3">
            <text:p>300400</text:p>
          </table:table-cell>
          <table:table-cell office:value-type="string" table:style-name="ce4">
            <text:p>IZPOSTAVA SLOVENJ GRADEC</text:p>
          </table:table-cell>
          <table:table-cell office:value-type="float" office:value="14633" table:style-name="ce3">
            <text:p>14633</text:p>
          </table:table-cell>
          <table:table-cell office:value-type="string" table:style-name="ce4">
            <text:p>ZOBNA AMBULANTA MANJA CIGLER, DR.DENT.MED.</text:p>
          </table:table-cell>
          <table:table-cell office:value-type="string" table:style-name="ce4">
            <text:p>PARTIZANSKA POT 16</text:p>
          </table:table-cell>
          <table:table-cell office:value-type="string" table:style-name="ce4">
            <text:p>2380 SLOVENJ GRADEC</text:p>
          </table:table-cell>
          <table:table-cell office:value-type="float" office:value="9975" table:style-name="ce3">
            <text:p>9975</text:p>
          </table:table-cell>
          <table:table-cell office:value-type="string" table:style-name="ce4">
            <text:p>CIGLER <text:s/>MANJA</text:p>
          </table:table-cell>
          <table:table-cell office:value-type="float" office:value="404101" table:style-name="ce3">
            <text:p>404101</text:p>
          </table:table-cell>
          <table:table-cell office:value-type="float" office:value="102.64" table:style-name="ce2">
            <text:p>102,64</text:p>
          </table:table-cell>
          <table:table-cell table:number-columns-repeated="16373"/>
        </table:table-row>
        <table:table-row table:style-name="ro2">
          <table:table-cell office:value-type="float" office:value="1145" table:style-name="ce1">
            <text:p>1145</text:p>
          </table:table-cell>
          <table:table-cell office:value-type="float" office:value="300400" table:style-name="ce3">
            <text:p>300400</text:p>
          </table:table-cell>
          <table:table-cell office:value-type="string" table:style-name="ce4">
            <text:p>IZPOSTAVA SLOVENJ GRADEC</text:p>
          </table:table-cell>
          <table:table-cell office:value-type="float" office:value="14661" table:style-name="ce3">
            <text:p>14661</text:p>
          </table:table-cell>
          <table:table-cell office:value-type="string" table:style-name="ce4">
            <text:p>MEDENTA, ZOBOZDRAVSTVENE STORITVE D.O.O.</text:p>
          </table:table-cell>
          <table:table-cell office:value-type="string" table:style-name="ce4">
            <text:p>ŠERCERJEVA ULICA 7</text:p>
          </table:table-cell>
          <table:table-cell office:value-type="string" table:style-name="ce4">
            <text:p>2380 SLOVENJ GRADEC</text:p>
          </table:table-cell>
          <table:table-cell office:value-type="float" office:value="4012" table:style-name="ce3">
            <text:p>4012</text:p>
          </table:table-cell>
          <table:table-cell office:value-type="string" table:style-name="ce4">
            <text:p>JELEN <text:s/>DARINKA</text:p>
          </table:table-cell>
          <table:table-cell office:value-type="float" office:value="404101" table:style-name="ce3">
            <text:p>404101</text:p>
          </table:table-cell>
          <table:table-cell office:value-type="float" office:value="282.83" table:style-name="ce2">
            <text:p>282,83</text:p>
          </table:table-cell>
          <table:table-cell table:number-columns-repeated="16373"/>
        </table:table-row>
        <table:table-row table:style-name="ro2">
          <table:table-cell office:value-type="float" office:value="1146" table:style-name="ce1">
            <text:p>1146</text:p>
          </table:table-cell>
          <table:table-cell office:value-type="float" office:value="300400" table:style-name="ce3">
            <text:p>300400</text:p>
          </table:table-cell>
          <table:table-cell office:value-type="string" table:style-name="ce4">
            <text:p>IZPOSTAVA SLOVENJ GRADEC</text:p>
          </table:table-cell>
          <table:table-cell office:value-type="float" office:value="14300" table:style-name="ce3">
            <text:p>14300</text:p>
          </table:table-cell>
          <table:table-cell office:value-type="string" table:style-name="ce4">
            <text:p>ZDRAVSTVENI DOM SLOVENJ GRADEC</text:p>
          </table:table-cell>
          <table:table-cell office:value-type="string" table:style-name="ce4">
            <text:p>PARTIZANSKA POT 16</text:p>
          </table:table-cell>
          <table:table-cell office:value-type="string" table:style-name="ce4">
            <text:p>2380 SLOVENJ GRADEC</text:p>
          </table:table-cell>
          <table:table-cell office:value-type="float" office:value="12827" table:style-name="ce3">
            <text:p>12827</text:p>
          </table:table-cell>
          <table:table-cell office:value-type="string" table:style-name="ce4">
            <text:p>LUŠNIC <text:s/>MAJA</text:p>
          </table:table-cell>
          <table:table-cell office:value-type="float" office:value="404103" table:style-name="ce3">
            <text:p>404103</text:p>
          </table:table-cell>
          <table:table-cell office:value-type="float" office:value="118.7" table:style-name="ce2">
            <text:p>118,70</text:p>
          </table:table-cell>
          <table:table-cell table:number-columns-repeated="16373"/>
        </table:table-row>
        <table:table-row table:style-name="ro2">
          <table:table-cell office:value-type="float" office:value="1147" table:style-name="ce1">
            <text:p>1147</text:p>
          </table:table-cell>
          <table:table-cell office:value-type="float" office:value="300400" table:style-name="ce3">
            <text:p>300400</text:p>
          </table:table-cell>
          <table:table-cell office:value-type="string" table:style-name="ce4">
            <text:p>IZPOSTAVA SLOVENJ GRADEC</text:p>
          </table:table-cell>
          <table:table-cell office:value-type="float" office:value="14300" table:style-name="ce3">
            <text:p>14300</text:p>
          </table:table-cell>
          <table:table-cell office:value-type="string" table:style-name="ce4">
            <text:p>ZDRAVSTVENI DOM SLOVENJ GRADEC</text:p>
          </table:table-cell>
          <table:table-cell office:value-type="string" table:style-name="ce4">
            <text:p>PARTIZANSKA POT 16</text:p>
          </table:table-cell>
          <table:table-cell office:value-type="string" table:style-name="ce4">
            <text:p>2380 SLOVENJ GRADEC</text:p>
          </table:table-cell>
          <table:table-cell office:value-type="float" office:value="12664" table:style-name="ce3">
            <text:p>12664</text:p>
          </table:table-cell>
          <table:table-cell office:value-type="string" table:style-name="ce4">
            <text:p>KOLEŽNIK <text:s/>HANA</text:p>
          </table:table-cell>
          <table:table-cell office:value-type="float" office:value="404103" table:style-name="ce3">
            <text:p>404103</text:p>
          </table:table-cell>
          <table:table-cell office:value-type="float" office:value="63.67" table:style-name="ce2">
            <text:p>63,67</text:p>
          </table:table-cell>
          <table:table-cell table:number-columns-repeated="16373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float" office:value="300400" table:style-name="ce3">
            <text:p>300400</text:p>
          </table:table-cell>
          <table:table-cell office:value-type="string" table:style-name="ce4">
            <text:p>IZPOSTAVA SLOVENJ GRADEC</text:p>
          </table:table-cell>
          <table:table-cell office:value-type="float" office:value="14592" table:style-name="ce3">
            <text:p>14592</text:p>
          </table:table-cell>
          <table:table-cell office:value-type="string" table:style-name="ce4">
            <text:p>JEROMEL TANJA - ZOBOZDRAVSTVO</text:p>
          </table:table-cell>
          <table:table-cell office:value-type="string" table:style-name="ce4">
            <text:p>KOPALIŠKA ULICA 29</text:p>
          </table:table-cell>
          <table:table-cell office:value-type="string" table:style-name="ce4">
            <text:p>2380 SLOVENJ GRADEC</text:p>
          </table:table-cell>
          <table:table-cell office:value-type="float" office:value="7219" table:style-name="ce3">
            <text:p>7219</text:p>
          </table:table-cell>
          <table:table-cell office:value-type="string" table:style-name="ce4">
            <text:p>JEROMEL <text:s/>TANJA</text:p>
          </table:table-cell>
          <table:table-cell office:value-type="float" office:value="404103" table:style-name="ce3">
            <text:p>404103</text:p>
          </table:table-cell>
          <table:table-cell office:value-type="float" office:value="143.12" table:style-name="ce2">
            <text:p>143,12</text:p>
          </table:table-cell>
          <table:table-cell table:number-columns-repeated="16373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float" office:value="300400" table:style-name="ce3">
            <text:p>300400</text:p>
          </table:table-cell>
          <table:table-cell office:value-type="string" table:style-name="ce4">
            <text:p>IZPOSTAVA SLOVENJ GRADEC</text:p>
          </table:table-cell>
          <table:table-cell office:value-type="float" office:value="14661" table:style-name="ce3">
            <text:p>14661</text:p>
          </table:table-cell>
          <table:table-cell office:value-type="string" table:style-name="ce4">
            <text:p>MEDENTA, ZOBOZDRAVSTVENE STORITVE D.O.O.</text:p>
          </table:table-cell>
          <table:table-cell office:value-type="string" table:style-name="ce4">
            <text:p>ŠERCERJEVA ULICA 7</text:p>
          </table:table-cell>
          <table:table-cell office:value-type="string" table:style-name="ce4">
            <text:p>2380 SLOVENJ GRADEC</text:p>
          </table:table-cell>
          <table:table-cell office:value-type="float" office:value="4012" table:style-name="ce3">
            <text:p>4012</text:p>
          </table:table-cell>
          <table:table-cell office:value-type="string" table:style-name="ce4">
            <text:p>JELEN <text:s/>DARINKA</text:p>
          </table:table-cell>
          <table:table-cell office:value-type="float" office:value="404103" table:style-name="ce3">
            <text:p>404103</text:p>
          </table:table-cell>
          <table:table-cell office:value-type="float" office:value="63.17" table:style-name="ce2">
            <text:p>63,17</text:p>
          </table:table-cell>
          <table:table-cell table:number-columns-repeated="16373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9502" table:style-name="ce3">
            <text:p>9502</text:p>
          </table:table-cell>
          <table:table-cell office:value-type="string" table:style-name="ce4">
            <text:p>ZDRAVSTVENI DOM VELENJE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13098" table:style-name="ce3">
            <text:p>13098</text:p>
          </table:table-cell>
          <table:table-cell office:value-type="string" table:style-name="ce4">
            <text:p>NEDIĆ <text:s/>NATAŠA</text:p>
          </table:table-cell>
          <table:table-cell office:value-type="float" office:value="404101" table:style-name="ce3">
            <text:p>404101</text:p>
          </table:table-cell>
          <table:table-cell office:value-type="float" office:value="3.22" table:style-name="ce2">
            <text:p>3,22</text:p>
          </table:table-cell>
          <table:table-cell table:number-columns-repeated="16373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9502" table:style-name="ce3">
            <text:p>9502</text:p>
          </table:table-cell>
          <table:table-cell office:value-type="string" table:style-name="ce4">
            <text:p>ZDRAVSTVENI DOM VELENJE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12640" table:style-name="ce3">
            <text:p>12640</text:p>
          </table:table-cell>
          <table:table-cell office:value-type="string" table:style-name="ce4">
            <text:p>BOŽIČ <text:s/>ANA</text:p>
          </table:table-cell>
          <table:table-cell office:value-type="float" office:value="404101" table:style-name="ce3">
            <text:p>404101</text:p>
          </table:table-cell>
          <table:table-cell office:value-type="float" office:value="73.27" table:style-name="ce2">
            <text:p>73,27</text:p>
          </table:table-cell>
          <table:table-cell table:number-columns-repeated="16373"/>
        </table:table-row>
        <table:table-row table:style-name="ro2">
          <table:table-cell office:value-type="float" office:value="1152" table:style-name="ce1">
            <text:p>1152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9502" table:style-name="ce3">
            <text:p>9502</text:p>
          </table:table-cell>
          <table:table-cell office:value-type="string" table:style-name="ce4">
            <text:p>ZDRAVSTVENI DOM VELENJE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7643" table:style-name="ce3">
            <text:p>7643</text:p>
          </table:table-cell>
          <table:table-cell office:value-type="string" table:style-name="ce4">
            <text:p>ŽMAVC <text:s/>BORIS</text:p>
          </table:table-cell>
          <table:table-cell office:value-type="float" office:value="404101" table:style-name="ce3">
            <text:p>404101</text:p>
          </table:table-cell>
          <table:table-cell office:value-type="float" office:value="112.26" table:style-name="ce2">
            <text:p>112,26</text:p>
          </table:table-cell>
          <table:table-cell table:number-columns-repeated="16373"/>
        </table:table-row>
        <table:table-row table:style-name="ro2">
          <table:table-cell office:value-type="float" office:value="1153" table:style-name="ce1">
            <text:p>1153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9502" table:style-name="ce3">
            <text:p>9502</text:p>
          </table:table-cell>
          <table:table-cell office:value-type="string" table:style-name="ce4">
            <text:p>ZDRAVSTVENI DOM VELENJE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12858" table:style-name="ce3">
            <text:p>12858</text:p>
          </table:table-cell>
          <table:table-cell office:value-type="string" table:style-name="ce4">
            <text:p>APAT <text:s/>IVANA</text:p>
          </table:table-cell>
          <table:table-cell office:value-type="float" office:value="404101" table:style-name="ce3">
            <text:p>404101</text:p>
          </table:table-cell>
          <table:table-cell office:value-type="float" office:value="67.510000000000005" table:style-name="ce2">
            <text:p>67,51</text:p>
          </table:table-cell>
          <table:table-cell table:number-columns-repeated="16373"/>
        </table:table-row>
        <table:table-row table:style-name="ro2">
          <table:table-cell office:value-type="float" office:value="1154" table:style-name="ce1">
            <text:p>1154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9502" table:style-name="ce3">
            <text:p>9502</text:p>
          </table:table-cell>
          <table:table-cell office:value-type="string" table:style-name="ce4">
            <text:p>ZDRAVSTVENI DOM VELENJE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8824" table:style-name="ce3">
            <text:p>8824</text:p>
          </table:table-cell>
          <table:table-cell office:value-type="string" table:style-name="ce4">
            <text:p>PUSOVNIK <text:s/>MOJCA</text:p>
          </table:table-cell>
          <table:table-cell office:value-type="float" office:value="404101" table:style-name="ce3">
            <text:p>404101</text:p>
          </table:table-cell>
          <table:table-cell office:value-type="float" office:value="120.96" table:style-name="ce2">
            <text:p>120,96</text:p>
          </table:table-cell>
          <table:table-cell table:number-columns-repeated="16373"/>
        </table:table-row>
        <table:table-row table:style-name="ro2">
          <table:table-cell office:value-type="float" office:value="1155" table:style-name="ce1">
            <text:p>1155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9502" table:style-name="ce3">
            <text:p>9502</text:p>
          </table:table-cell>
          <table:table-cell office:value-type="string" table:style-name="ce4">
            <text:p>ZDRAVSTVENI DOM VELENJE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9548" table:style-name="ce3">
            <text:p>9548</text:p>
          </table:table-cell>
          <table:table-cell office:value-type="string" table:style-name="ce4">
            <text:p>DOBELŠEK <text:s/>JERNEJ</text:p>
          </table:table-cell>
          <table:table-cell office:value-type="float" office:value="404101" table:style-name="ce3">
            <text:p>404101</text:p>
          </table:table-cell>
          <table:table-cell office:value-type="float" office:value="117.79" table:style-name="ce2">
            <text:p>117,79</text:p>
          </table:table-cell>
          <table:table-cell table:number-columns-repeated="16373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9502" table:style-name="ce3">
            <text:p>9502</text:p>
          </table:table-cell>
          <table:table-cell office:value-type="string" table:style-name="ce4">
            <text:p>ZDRAVSTVENI DOM VELENJE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9788" table:style-name="ce3">
            <text:p>9788</text:p>
          </table:table-cell>
          <table:table-cell office:value-type="string" table:style-name="ce4">
            <text:p>LAMOT <text:s/>RENATA</text:p>
          </table:table-cell>
          <table:table-cell office:value-type="float" office:value="404101" table:style-name="ce3">
            <text:p>404101</text:p>
          </table:table-cell>
          <table:table-cell office:value-type="float" office:value="86.23" table:style-name="ce2">
            <text:p>86,23</text:p>
          </table:table-cell>
          <table:table-cell table:number-columns-repeated="16373"/>
        </table:table-row>
        <table:table-row table:style-name="ro2">
          <table:table-cell office:value-type="float" office:value="1157" table:style-name="ce1">
            <text:p>1157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9502" table:style-name="ce3">
            <text:p>9502</text:p>
          </table:table-cell>
          <table:table-cell office:value-type="string" table:style-name="ce4">
            <text:p>ZDRAVSTVENI DOM VELENJE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12859" table:style-name="ce3">
            <text:p>12859</text:p>
          </table:table-cell>
          <table:table-cell office:value-type="string" table:style-name="ce4">
            <text:p>KRALJ <text:s/>ROBERT</text:p>
          </table:table-cell>
          <table:table-cell office:value-type="float" office:value="404101" table:style-name="ce3">
            <text:p>404101</text:p>
          </table:table-cell>
          <table:table-cell office:value-type="float" office:value="68.37" table:style-name="ce2">
            <text:p>68,37</text:p>
          </table:table-cell>
          <table:table-cell table:number-columns-repeated="16373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9502" table:style-name="ce3">
            <text:p>9502</text:p>
          </table:table-cell>
          <table:table-cell office:value-type="string" table:style-name="ce4">
            <text:p>ZDRAVSTVENI DOM VELENJE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11134" table:style-name="ce3">
            <text:p>11134</text:p>
          </table:table-cell>
          <table:table-cell office:value-type="string" table:style-name="ce4">
            <text:p>LESNJAK CIZEJ TADEJA</text:p>
          </table:table-cell>
          <table:table-cell office:value-type="float" office:value="404101" table:style-name="ce3">
            <text:p>404101</text:p>
          </table:table-cell>
          <table:table-cell office:value-type="float" office:value="113.76" table:style-name="ce2">
            <text:p>113,76</text:p>
          </table:table-cell>
          <table:table-cell table:number-columns-repeated="16373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19351" table:style-name="ce3">
            <text:p>19351</text:p>
          </table:table-cell>
          <table:table-cell office:value-type="string" table:style-name="ce4">
            <text:p>AMBROŽIČ - KOROŠEC ANDREJA - DEJAVNOST ZOBOZDRAVSTVA ODRASLIH</text:p>
          </table:table-cell>
          <table:table-cell office:value-type="string" table:style-name="ce4">
            <text:p>CESTA BRATOV MRAVLJAKOV 13</text:p>
          </table:table-cell>
          <table:table-cell office:value-type="string" table:style-name="ce4">
            <text:p>3320 VELENJE</text:p>
          </table:table-cell>
          <table:table-cell office:value-type="float" office:value="5366" table:style-name="ce3">
            <text:p>5366</text:p>
          </table:table-cell>
          <table:table-cell office:value-type="string" table:style-name="ce4">
            <text:p>AMBROŽIČ KOROŠEC ANDREJA</text:p>
          </table:table-cell>
          <table:table-cell office:value-type="float" office:value="404101" table:style-name="ce3">
            <text:p>404101</text:p>
          </table:table-cell>
          <table:table-cell office:value-type="float" office:value="100.92" table:style-name="ce2">
            <text:p>100,92</text:p>
          </table:table-cell>
          <table:table-cell table:number-columns-repeated="16373"/>
        </table:table-row>
        <table:table-row table:style-name="ro2">
          <table:table-cell office:value-type="float" office:value="1160" table:style-name="ce1">
            <text:p>1160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19354" table:style-name="ce3">
            <text:p>19354</text:p>
          </table:table-cell>
          <table:table-cell office:value-type="string" table:style-name="ce4">
            <text:p>JANEŽIČ IVAN - ZASEBNA ZOBNA AMBULANTA</text:p>
          </table:table-cell>
          <table:table-cell office:value-type="string" table:style-name="ce4">
            <text:p>EFENKOVA CESTA 61</text:p>
          </table:table-cell>
          <table:table-cell office:value-type="string" table:style-name="ce4">
            <text:p>3320 VELENJE</text:p>
          </table:table-cell>
          <table:table-cell office:value-type="float" office:value="6210" table:style-name="ce3">
            <text:p>6210</text:p>
          </table:table-cell>
          <table:table-cell office:value-type="string" table:style-name="ce4">
            <text:p>JANEŽIČ <text:s/>IVAN</text:p>
          </table:table-cell>
          <table:table-cell office:value-type="float" office:value="404101" table:style-name="ce3">
            <text:p>404101</text:p>
          </table:table-cell>
          <table:table-cell office:value-type="float" office:value="111.05" table:style-name="ce2">
            <text:p>111,05</text:p>
          </table:table-cell>
          <table:table-cell table:number-columns-repeated="16373"/>
        </table:table-row>
        <table:table-row table:style-name="ro2">
          <table:table-cell office:value-type="float" office:value="1161" table:style-name="ce1">
            <text:p>1161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19473" table:style-name="ce3">
            <text:p>19473</text:p>
          </table:table-cell>
          <table:table-cell office:value-type="string" table:style-name="ce4">
            <text:p>ŠUSTER DARINKA - ZASEBNA ZOBNA ORDINACIJA</text:p>
          </table:table-cell>
          <table:table-cell office:value-type="string" table:style-name="ce4">
            <text:p>STANETOVA CESTA 27</text:p>
          </table:table-cell>
          <table:table-cell office:value-type="string" table:style-name="ce4">
            <text:p>3320 VELENJE</text:p>
          </table:table-cell>
          <table:table-cell office:value-type="float" office:value="5460" table:style-name="ce3">
            <text:p>5460</text:p>
          </table:table-cell>
          <table:table-cell office:value-type="string" table:style-name="ce4">
            <text:p>ŠUSTER <text:s/>DARINKA</text:p>
          </table:table-cell>
          <table:table-cell office:value-type="float" office:value="404101" table:style-name="ce3">
            <text:p>404101</text:p>
          </table:table-cell>
          <table:table-cell office:value-type="float" office:value="95.56" table:style-name="ce2">
            <text:p>95,56</text:p>
          </table:table-cell>
          <table:table-cell table:number-columns-repeated="16373"/>
        </table:table-row>
        <table:table-row table:style-name="ro2">
          <table:table-cell office:value-type="float" office:value="1162" table:style-name="ce1">
            <text:p>1162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31062" table:style-name="ce3">
            <text:p>31062</text:p>
          </table:table-cell>
          <table:table-cell office:value-type="string" table:style-name="ce4">
            <text:p>ZASEBNA ZOBNA AMBULANTA STRAHOVNIK MATEJ DR. DENT. MED.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7180" table:style-name="ce3">
            <text:p>7180</text:p>
          </table:table-cell>
          <table:table-cell office:value-type="string" table:style-name="ce4">
            <text:p>STRAHOVNIK <text:s/>MATEJ</text:p>
          </table:table-cell>
          <table:table-cell office:value-type="float" office:value="404101" table:style-name="ce3">
            <text:p>404101</text:p>
          </table:table-cell>
          <table:table-cell office:value-type="float" office:value="128.85" table:style-name="ce2">
            <text:p>128,85</text:p>
          </table:table-cell>
          <table:table-cell table:number-columns-repeated="16373"/>
        </table:table-row>
        <table:table-row table:style-name="ro2">
          <table:table-cell office:value-type="float" office:value="1163" table:style-name="ce1">
            <text:p>1163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31063" table:style-name="ce3">
            <text:p>31063</text:p>
          </table:table-cell>
          <table:table-cell office:value-type="string" table:style-name="ce4">
            <text:p>ŠTERBENK VLASTA - ZASEBNA ZOBNA AMBULANTA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5981" table:style-name="ce3">
            <text:p>5981</text:p>
          </table:table-cell>
          <table:table-cell office:value-type="string" table:style-name="ce4">
            <text:p>ŠTERBENK <text:s/>VLASTA</text:p>
          </table:table-cell>
          <table:table-cell office:value-type="float" office:value="404101" table:style-name="ce3">
            <text:p>404101</text:p>
          </table:table-cell>
          <table:table-cell office:value-type="float" office:value="112.73" table:style-name="ce2">
            <text:p>112,73</text:p>
          </table:table-cell>
          <table:table-cell table:number-columns-repeated="16373"/>
        </table:table-row>
        <table:table-row table:style-name="ro2">
          <table:table-cell office:value-type="float" office:value="1164" table:style-name="ce1">
            <text:p>1164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31069" table:style-name="ce3">
            <text:p>31069</text:p>
          </table:table-cell>
          <table:table-cell office:value-type="string" table:style-name="ce4">
            <text:p>ZASEBNA ZOBNA ORDINACIJA CVETKA ROGAN DR.DENT.MEDICINE</text:p>
          </table:table-cell>
          <table:table-cell office:value-type="string" table:style-name="ce4">
            <text:p>ŠALEK 8</text:p>
          </table:table-cell>
          <table:table-cell office:value-type="string" table:style-name="ce4">
            <text:p>3320 VELENJE</text:p>
          </table:table-cell>
          <table:table-cell office:value-type="float" office:value="5649" table:style-name="ce3">
            <text:p>5649</text:p>
          </table:table-cell>
          <table:table-cell office:value-type="string" table:style-name="ce4">
            <text:p>ROGAN <text:s/>CVETKA</text:p>
          </table:table-cell>
          <table:table-cell office:value-type="float" office:value="404101" table:style-name="ce3">
            <text:p>404101</text:p>
          </table:table-cell>
          <table:table-cell office:value-type="float" office:value="129.72" table:style-name="ce2">
            <text:p>129,72</text:p>
          </table:table-cell>
          <table:table-cell table:number-columns-repeated="16373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31094" table:style-name="ce3">
            <text:p>31094</text:p>
          </table:table-cell>
          <table:table-cell office:value-type="string" table:style-name="ce4">
            <text:p>PAVLOVIĆ MIROSLAV - DOKTOR STOMATOLOGIJE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4606" table:style-name="ce3">
            <text:p>4606</text:p>
          </table:table-cell>
          <table:table-cell office:value-type="string" table:style-name="ce4">
            <text:p>PAVLOVIĆ <text:s/>MIROSLAV</text:p>
          </table:table-cell>
          <table:table-cell office:value-type="float" office:value="404101" table:style-name="ce3">
            <text:p>404101</text:p>
          </table:table-cell>
          <table:table-cell office:value-type="float" office:value="109.56" table:style-name="ce2">
            <text:p>109,56</text:p>
          </table:table-cell>
          <table:table-cell table:number-columns-repeated="16373"/>
        </table:table-row>
        <table:table-row table:style-name="ro2">
          <table:table-cell office:value-type="float" office:value="1166" table:style-name="ce1">
            <text:p>1166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31095" table:style-name="ce3">
            <text:p>31095</text:p>
          </table:table-cell>
          <table:table-cell office:value-type="string" table:style-name="ce4">
            <text:p>PUPIČ - GABERŠEK VESNA - DOKTOR STOMATOLOGIJE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5876" table:style-name="ce3">
            <text:p>5876</text:p>
          </table:table-cell>
          <table:table-cell office:value-type="string" table:style-name="ce4">
            <text:p>PUPIĆ GABERŠEK VESNA</text:p>
          </table:table-cell>
          <table:table-cell office:value-type="float" office:value="404101" table:style-name="ce3">
            <text:p>404101</text:p>
          </table:table-cell>
          <table:table-cell office:value-type="float" office:value="119.58" table:style-name="ce2">
            <text:p>119,58</text:p>
          </table:table-cell>
          <table:table-cell table:number-columns-repeated="16373"/>
        </table:table-row>
        <table:table-row table:style-name="ro2">
          <table:table-cell office:value-type="float" office:value="1167" table:style-name="ce1">
            <text:p>1167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9502" table:style-name="ce3">
            <text:p>9502</text:p>
          </table:table-cell>
          <table:table-cell office:value-type="string" table:style-name="ce4">
            <text:p>ZDRAVSTVENI DOM VELENJE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11901" table:style-name="ce3">
            <text:p>11901</text:p>
          </table:table-cell>
          <table:table-cell office:value-type="string" table:style-name="ce4">
            <text:p>SAVEVA <text:s/>OLIVERA</text:p>
          </table:table-cell>
          <table:table-cell office:value-type="float" office:value="404103" table:style-name="ce3">
            <text:p>404103</text:p>
          </table:table-cell>
          <table:table-cell office:value-type="float" office:value="76.84" table:style-name="ce2">
            <text:p>76,84</text:p>
          </table:table-cell>
          <table:table-cell table:number-columns-repeated="16373"/>
        </table:table-row>
        <table:table-row table:style-name="ro2">
          <table:table-cell office:value-type="float" office:value="1168" table:style-name="ce1">
            <text:p>1168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9502" table:style-name="ce3">
            <text:p>9502</text:p>
          </table:table-cell>
          <table:table-cell office:value-type="string" table:style-name="ce4">
            <text:p>ZDRAVSTVENI DOM VELENJE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10522" table:style-name="ce3">
            <text:p>10522</text:p>
          </table:table-cell>
          <table:table-cell office:value-type="string" table:style-name="ce4">
            <text:p>KUMER PRISLAN ANDREJA</text:p>
          </table:table-cell>
          <table:table-cell office:value-type="float" office:value="404103" table:style-name="ce3">
            <text:p>404103</text:p>
          </table:table-cell>
          <table:table-cell office:value-type="float" office:value="114.84" table:style-name="ce2">
            <text:p>114,84</text:p>
          </table:table-cell>
          <table:table-cell table:number-columns-repeated="16373"/>
        </table:table-row>
        <table:table-row table:style-name="ro2">
          <table:table-cell office:value-type="float" office:value="1169" table:style-name="ce1">
            <text:p>1169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9502" table:style-name="ce3">
            <text:p>9502</text:p>
          </table:table-cell>
          <table:table-cell office:value-type="string" table:style-name="ce4">
            <text:p>ZDRAVSTVENI DOM VELENJE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11379" table:style-name="ce3">
            <text:p>11379</text:p>
          </table:table-cell>
          <table:table-cell office:value-type="string" table:style-name="ce4">
            <text:p>KIPIĆ <text:s/>MAJA</text:p>
          </table:table-cell>
          <table:table-cell office:value-type="float" office:value="404103" table:style-name="ce3">
            <text:p>404103</text:p>
          </table:table-cell>
          <table:table-cell office:value-type="float" office:value="70.55" table:style-name="ce2">
            <text:p>70,55</text:p>
          </table:table-cell>
          <table:table-cell table:number-columns-repeated="16373"/>
        </table:table-row>
        <table:table-row table:style-name="ro2">
          <table:table-cell office:value-type="float" office:value="1170" table:style-name="ce1">
            <text:p>1170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9502" table:style-name="ce3">
            <text:p>9502</text:p>
          </table:table-cell>
          <table:table-cell office:value-type="string" table:style-name="ce4">
            <text:p>ZDRAVSTVENI DOM VELENJE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11019" table:style-name="ce3">
            <text:p>11019</text:p>
          </table:table-cell>
          <table:table-cell office:value-type="string" table:style-name="ce4">
            <text:p>BURŠIČ <text:s/>DAŠA</text:p>
          </table:table-cell>
          <table:table-cell office:value-type="float" office:value="404103" table:style-name="ce3">
            <text:p>404103</text:p>
          </table:table-cell>
          <table:table-cell office:value-type="float" office:value="157.96" table:style-name="ce2">
            <text:p>157,96</text:p>
          </table:table-cell>
          <table:table-cell table:number-columns-repeated="16373"/>
        </table:table-row>
        <table:table-row table:style-name="ro2">
          <table:table-cell office:value-type="float" office:value="1171" table:style-name="ce1">
            <text:p>1171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31092" table:style-name="ce3">
            <text:p>31092</text:p>
          </table:table-cell>
          <table:table-cell office:value-type="string" table:style-name="ce4">
            <text:p>BUDNA MAJDA - DOKTOR STOMATOLOGIJE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6012" table:style-name="ce3">
            <text:p>6012</text:p>
          </table:table-cell>
          <table:table-cell office:value-type="string" table:style-name="ce4">
            <text:p>BUDNA <text:s/>MAJDA</text:p>
          </table:table-cell>
          <table:table-cell office:value-type="float" office:value="404103" table:style-name="ce3">
            <text:p>404103</text:p>
          </table:table-cell>
          <table:table-cell office:value-type="float" office:value="191.77" table:style-name="ce2">
            <text:p>191,77</text:p>
          </table:table-cell>
          <table:table-cell table:number-columns-repeated="16373"/>
        </table:table-row>
        <table:table-row table:style-name="ro2">
          <table:table-cell office:value-type="float" office:value="1172" table:style-name="ce1">
            <text:p>1172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31093" table:style-name="ce3">
            <text:p>31093</text:p>
          </table:table-cell>
          <table:table-cell office:value-type="string" table:style-name="ce4">
            <text:p>ZASEBNA ZOBNA ORDINACIJA, ZORA KOHAROVIĆ PAVLOVIĆ, DR.DENT.MED.</text:p>
          </table:table-cell>
          <table:table-cell office:value-type="string" table:style-name="ce4">
            <text:p>VODNIKOVA CESTA 1</text:p>
          </table:table-cell>
          <table:table-cell office:value-type="string" table:style-name="ce4">
            <text:p>3320 VELENJE</text:p>
          </table:table-cell>
          <table:table-cell office:value-type="float" office:value="4592" table:style-name="ce3">
            <text:p>4592</text:p>
          </table:table-cell>
          <table:table-cell office:value-type="string" table:style-name="ce4">
            <text:p>KOHAROVIĆ PAVLOVIĆ ZORA</text:p>
          </table:table-cell>
          <table:table-cell office:value-type="float" office:value="404103" table:style-name="ce3">
            <text:p>404103</text:p>
          </table:table-cell>
          <table:table-cell office:value-type="float" office:value="109.89" table:style-name="ce2">
            <text:p>109,89</text:p>
          </table:table-cell>
          <table:table-cell table:number-columns-repeated="16373"/>
        </table:table-row>
        <table:table-row table:style-name="ro2">
          <table:table-cell office:value-type="float" office:value="1173" table:style-name="ce1">
            <text:p>1173</text:p>
          </table:table-cell>
          <table:table-cell office:value-type="float" office:value="300500" table:style-name="ce3">
            <text:p>300500</text:p>
          </table:table-cell>
          <table:table-cell office:value-type="string" table:style-name="ce4">
            <text:p>IZPOSTAVA VELENJE</text:p>
          </table:table-cell>
          <table:table-cell office:value-type="float" office:value="31061" table:style-name="ce3">
            <text:p>31061</text:p>
          </table:table-cell>
          <table:table-cell office:value-type="string" table:style-name="ce4">
            <text:p>KOPRIVC - BUJAN MOJCA - ZOBOZDRAVSTVENA DEJAVNOST</text:p>
          </table:table-cell>
          <table:table-cell office:value-type="string" table:style-name="ce4">
            <text:p>TRG JOŽETA LAMPRETA 1</text:p>
          </table:table-cell>
          <table:table-cell office:value-type="string" table:style-name="ce4">
            <text:p>3325 ŠOŠTANJ</text:p>
          </table:table-cell>
          <table:table-cell office:value-type="float" office:value="6910" table:style-name="ce3">
            <text:p>6910</text:p>
          </table:table-cell>
          <table:table-cell office:value-type="string" table:style-name="ce4">
            <text:p>KOPRIVC BUJAN MOJCA</text:p>
          </table:table-cell>
          <table:table-cell office:value-type="float" office:value="404103" table:style-name="ce3">
            <text:p>404103</text:p>
          </table:table-cell>
          <table:table-cell office:value-type="float" office:value="169.54" table:style-name="ce2">
            <text:p>169,54</text:p>
          </table:table-cell>
          <table:table-cell table:number-columns-repeated="16373"/>
        </table:table-row>
        <table:table-row table:number-rows-repeated="104740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CE" svg:font-family="&quot;Arial CE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  </number:text>
    </number:number-style>
    <number:number-style style:name="N35P1">
      <number:text>-</number:text>
      <number:number number:decimal-places="2" number:min-integer-digits="1" number:grouping="true"/>
      <number:text>   </number:text>
    </number:number-style>
    <number:number-style style:name="N35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meta:initial-creator>Guru VII</meta:initial-creator>
    <dc:creator>Guru VII</dc:creator>
    <meta:creation-date>2017-07-17T16:14:49Z</meta:creation-date>
    <dc:date>2017-07-17T16:27:46Z</dc:date>
  </office:meta>
</office:document-meta>
</file>